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93.54pt" svg:y="1104.58pt">
            <draw:object draw:notify-on-update-of-ranges="Sheet1.E2:Sheet1.E578 Sheet1.F1:Sheet1.F1 Sheet1.F2:Sheet1.F5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25.01pt" svg:height="255.09pt" svg:x="66.9pt" svg:y="944.76pt">
            <draw:object draw:notify-on-update-of-ranges="Sheet1.B2:Sheet1.B577 Sheet1.I1:Sheet1.I1 Sheet1.I2:Sheet1.I5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183.21pt" svg:height="255.09pt" svg:x="0pt" svg:y="130.85pt">
            <draw:object draw:notify-on-update-of-ranges="Sheet1.B1:Sheet1.B1 Sheet1.B2:Sheet1.B577 Sheet1.C1:Sheet1.C1 Sheet1.C2:Sheet1.C577 Sheet1.B1:Sheet1.B1 Sheet1.B2:Sheet1.B577 Sheet1.K1:Sheet1.K1 Sheet1.K2:Sheet1.K5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149.9pt" svg:height="491.36pt" svg:x="22.39pt" svg:y="356.88pt">
            <draw:object draw:notify-on-update-of-ranges="Sheet1.B1:Sheet1.B1 Sheet1.B2:Sheet1.B577 Sheet1.K1:Sheet1.K1 Sheet1.K2:Sheet1.K577 Sheet1.B1:Sheet1.B1 Sheet1.B2:Sheet1.B577 Sheet1.L1:Sheet1.L1 Sheet1.L2:Sheet1.L5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1113.99pt" svg:height="255.09pt" svg:x="26.28pt" svg:y="821.28pt">
            <draw:object draw:notify-on-update-of-ranges="Sheet1.B1:Sheet1.B1 Sheet1.B2:Sheet1.B577 Sheet1.K1:Sheet1.K1 Sheet1.K2:Sheet1.K577 Sheet1.B1:Sheet1.B1 Sheet1.B2:Sheet1.B577 Sheet1.M1:Sheet1.M1 Sheet1.M2:Sheet1.M5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ield.header.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eld.acceleration</text:p>
          </table:table-cell>
          <table:table-cell/>
          <table:table-cell office:value-type="string" calcext:value-type="string">
            <text:p>field.x</text:p>
          </table:table-cell>
          <table:table-cell office:value-type="string" calcext:value-type="string">
            <text:p>field.y</text:p>
          </table:table-cell>
          <table:table-cell office:value-type="string" calcext:value-type="string">
            <text:p>field.z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field.speed</text:p>
          </table:table-cell>
          <table:table-cell office:value-type="string" calcext:value-type="string">
            <text:p>acceleration2</text:p>
          </table:table-cell>
          <table:table-cell office:value-type="string" calcext:value-type="string">
            <text:p>acceleration3</text:p>
          </table:table-cell>
          <table:table-cell office:value-type="string" calcext:value-type="string">
            <text:p>field.vx</text:p>
          </table:table-cell>
          <table:table-cell office:value-type="string" calcext:value-type="string">
            <text:p>field.vy</text:p>
          </table:table-cell>
          <table:table-cell table:style-name="Default" office:value-type="string" calcext:value-type="string">
            <text:p>field.vz</text:p>
          </table:table-cell>
        </table:table-row>
        <table:table-row table:style-name="ro1">
          <table:table-cell office:value-type="float" office:value="1.59204316535084E+018" calcext:value-type="float">
            <text:p>1.59204316535084E+018</text:p>
          </table:table-cell>
          <table:table-cell table:formula="of:= ([.A2]-1.59204316535084E+018)*0.0000000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23922" calcext:value-type="float">
            <text:p>-1.2716023922</text:p>
          </table:table-cell>
          <table:table-cell office:value-type="float" office:value="-0.57467186451" calcext:value-type="float">
            <text:p>-0.57467186451</text:p>
          </table:table-cell>
          <table:table-cell office:value-type="float" office:value="-0.866510093212" calcext:value-type="float">
            <text:p>-0.86651009321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3]-[.K2])/([.B3]-[.B2])" office:value-type="float" office:value="0" calcext:value-type="float">
            <text:p>0</text:p>
          </table:table-cell>
          <table:table-cell table:formula="of:= ROUNDUP([.L2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540287E+018" calcext:value-type="float">
            <text:p>1.59204316540287E+018</text:p>
          </table:table-cell>
          <table:table-cell table:formula="of:= ([.A3]-1.59204316535084E+018)*0.000000001" office:value-type="float" office:value="0.052029952" calcext:value-type="float">
            <text:p>0.052029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47628" calcext:value-type="float">
            <text:p>-1.2715947628</text:p>
          </table:table-cell>
          <table:table-cell office:value-type="float" office:value="-0.574673771858" calcext:value-type="float">
            <text:p>-0.574673771858</text:p>
          </table:table-cell>
          <table:table-cell office:value-type="float" office:value="-0.866517305374" calcext:value-type="float">
            <text:p>-0.86651730537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4]-[.K3])/([.B4]-[.B3])" office:value-type="float" office:value="0" calcext:value-type="float">
            <text:p>0</text:p>
          </table:table-cell>
          <table:table-cell table:formula="of:= ROUNDUP([.L3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6545494E+018" calcext:value-type="float">
            <text:p>1.59204316545494E+018</text:p>
          </table:table-cell>
          <table:table-cell table:formula="of:= ([.A4]-1.59204316535084E+018)*0.000000001" office:value-type="float" office:value="0.10409984" calcext:value-type="float">
            <text:p>0.1040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41196" calcext:value-type="float">
            <text:p>-1.27159941196</text:p>
          </table:table-cell>
          <table:table-cell office:value-type="float" office:value="-0.574670791626" calcext:value-type="float">
            <text:p>-0.574670791626</text:p>
          </table:table-cell>
          <table:table-cell office:value-type="float" office:value="-0.866513669491" calcext:value-type="float">
            <text:p>-0.86651366949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]-[.K4])/([.B5]-[.B4])" office:value-type="float" office:value="0" calcext:value-type="float">
            <text:p>0</text:p>
          </table:table-cell>
          <table:table-cell table:formula="of:= ROUNDUP([.L4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555692E+018" calcext:value-type="float">
            <text:p>1.59204316555692E+018</text:p>
          </table:table-cell>
          <table:table-cell table:formula="of:= ([.A5]-1.59204316535084E+018)*0.000000001" office:value-type="float" office:value="0.20608" calcext:value-type="float">
            <text:p>0.206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881592" calcext:value-type="float">
            <text:p>-1.27159881592</text:p>
          </table:table-cell>
          <table:table-cell office:value-type="float" office:value="-0.57467764616" calcext:value-type="float">
            <text:p>-0.57467764616</text:p>
          </table:table-cell>
          <table:table-cell office:value-type="float" office:value="-0.866512477398" calcext:value-type="float">
            <text:p>-0.86651247739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6]-[.K5])/([.B6]-[.B5])" office:value-type="float" office:value="0" calcext:value-type="float">
            <text:p>0</text:p>
          </table:table-cell>
          <table:table-cell table:formula="of:= ROUNDUP([.L5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56094E+018" calcext:value-type="float">
            <text:p>1.5920431656094E+018</text:p>
          </table:table-cell>
          <table:table-cell table:formula="of:= ([.A6]-1.59204316535084E+018)*0.000000001" office:value-type="float" office:value="0.25856" calcext:value-type="float">
            <text:p>0.25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655094" calcext:value-type="float">
            <text:p>-1.27159655094</text:p>
          </table:table-cell>
          <table:table-cell office:value-type="float" office:value="-0.574678480625" calcext:value-type="float">
            <text:p>-0.574678480625</text:p>
          </table:table-cell>
          <table:table-cell office:value-type="float" office:value="-0.866516470909" calcext:value-type="float">
            <text:p>-0.86651647090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7]-[.K6])/([.B7]-[.B6])" office:value-type="float" office:value="0" calcext:value-type="float">
            <text:p>0</text:p>
          </table:table-cell>
          <table:table-cell table:formula="of:= ROUNDUP([.L6]; 4)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566156E+018" calcext:value-type="float">
            <text:p>1.59204316566156E+018</text:p>
          </table:table-cell>
          <table:table-cell table:formula="of:= ([.A7]-1.59204316535084E+018)*0.000000001" office:value-type="float" office:value="0.310719744" calcext:value-type="float">
            <text:p>0.310719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619331" calcext:value-type="float">
            <text:p>-1.27159619331</text:p>
          </table:table-cell>
          <table:table-cell office:value-type="float" office:value="-0.574676394463" calcext:value-type="float">
            <text:p>-0.574676394463</text:p>
          </table:table-cell>
          <table:table-cell office:value-type="float" office:value="-0.866513490677" calcext:value-type="float">
            <text:p>-0.86651349067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8]-[.K7])/([.B8]-[.B7])" office:value-type="float" office:value="0" calcext:value-type="float">
            <text:p>0</text:p>
          </table:table-cell>
          <table:table-cell table:formula="of:= ROUNDUP([.L7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576404E+018" calcext:value-type="float">
            <text:p>1.59204316576404E+018</text:p>
          </table:table-cell>
          <table:table-cell table:formula="of:= ([.A8]-1.59204316535084E+018)*0.000000001" office:value-type="float" office:value="0.413200128" calcext:value-type="float">
            <text:p>0.413200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35885" calcext:value-type="float">
            <text:p>-1.27159535885</text:p>
          </table:table-cell>
          <table:table-cell office:value-type="float" office:value="-0.574674546719" calcext:value-type="float">
            <text:p>-0.574674546719</text:p>
          </table:table-cell>
          <table:table-cell office:value-type="float" office:value="-0.866518378258" calcext:value-type="float">
            <text:p>-0.86651837825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]-[.K8])/([.B9]-[.B8])" office:value-type="float" office:value="0" calcext:value-type="float">
            <text:p>0</text:p>
          </table:table-cell>
          <table:table-cell table:formula="of:= ROUNDUP([.L8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581598E+018" calcext:value-type="float">
            <text:p>1.59204316581598E+018</text:p>
          </table:table-cell>
          <table:table-cell table:formula="of:= ([.A9]-1.59204316535084E+018)*0.000000001" office:value-type="float" office:value="0.465139968" calcext:value-type="float">
            <text:p>0.46513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191536" calcext:value-type="float">
            <text:p>-1.27160191536</text:p>
          </table:table-cell>
          <table:table-cell office:value-type="float" office:value="-0.574667215347" calcext:value-type="float">
            <text:p>-0.574667215347</text:p>
          </table:table-cell>
          <table:table-cell office:value-type="float" office:value="-0.866511523724" calcext:value-type="float">
            <text:p>-0.86651152372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0]-[.K9])/([.B10]-[.B9])" office:value-type="float" office:value="0" calcext:value-type="float">
            <text:p>0</text:p>
          </table:table-cell>
          <table:table-cell table:formula="of:= ROUNDUP([.L9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586718E+018" calcext:value-type="float">
            <text:p>1.59204316586718E+018</text:p>
          </table:table-cell>
          <table:table-cell table:formula="of:= ([.A10]-1.59204316535084E+018)*0.000000001" office:value-type="float" office:value="0.516339712" calcext:value-type="float">
            <text:p>0.516339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368992" calcext:value-type="float">
            <text:p>-1.27159368992</text:p>
          </table:table-cell>
          <table:table-cell office:value-type="float" office:value="-0.574684262276" calcext:value-type="float">
            <text:p>-0.574684262276</text:p>
          </table:table-cell>
          <table:table-cell office:value-type="float" office:value="-0.866516053677" calcext:value-type="float">
            <text:p>-0.86651605367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1]-[.K10])/([.B11]-[.B10])" office:value-type="float" office:value="0" calcext:value-type="float">
            <text:p>0</text:p>
          </table:table-cell>
          <table:table-cell table:formula="of:= ROUNDUP([.L10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59185E+018" calcext:value-type="float">
            <text:p>1.5920431659185E+018</text:p>
          </table:table-cell>
          <table:table-cell table:formula="of:= ([.A11]-1.59204316535084E+018)*0.000000001" office:value-type="float" office:value="0.567660032" calcext:value-type="float">
            <text:p>0.567660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155773" calcext:value-type="float">
            <text:p>-1.27160155773</text:p>
          </table:table-cell>
          <table:table-cell office:value-type="float" office:value="-0.574678421021" calcext:value-type="float">
            <text:p>-0.574678421021</text:p>
          </table:table-cell>
          <table:table-cell office:value-type="float" office:value="-0.866511523724" calcext:value-type="float">
            <text:p>-0.86651152372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2]-[.K11])/([.B12]-[.B11])" office:value-type="float" office:value="0" calcext:value-type="float">
            <text:p>0</text:p>
          </table:table-cell>
          <table:table-cell table:formula="of:= ROUNDUP([.L11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597056E+018" calcext:value-type="float">
            <text:p>1.59204316597056E+018</text:p>
          </table:table-cell>
          <table:table-cell table:formula="of:= ([.A12]-1.59204316535084E+018)*0.000000001" office:value-type="float" office:value="0.61971968" calcext:value-type="float">
            <text:p>0.61971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048485" calcext:value-type="float">
            <text:p>-1.27160048485</text:p>
          </table:table-cell>
          <table:table-cell office:value-type="float" office:value="-0.574676454067" calcext:value-type="float">
            <text:p>-0.574676454067</text:p>
          </table:table-cell>
          <table:table-cell office:value-type="float" office:value="-0.866510331631" calcext:value-type="float">
            <text:p>-0.86651033163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3]-[.K12])/([.B13]-[.B12])" office:value-type="float" office:value="0" calcext:value-type="float">
            <text:p>0</text:p>
          </table:table-cell>
          <table:table-cell table:formula="of:= ROUNDUP([.L12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66022E+018" calcext:value-type="float">
            <text:p>1.592043166022E+018</text:p>
          </table:table-cell>
          <table:table-cell table:formula="of:= ([.A13]-1.59204316535084E+018)*0.000000001" office:value-type="float" office:value="0.671160064" calcext:value-type="float">
            <text:p>0.67116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25941" calcext:value-type="float">
            <text:p>-1.27159225941</text:p>
          </table:table-cell>
          <table:table-cell office:value-type="float" office:value="-0.574676811695" calcext:value-type="float">
            <text:p>-0.574676811695</text:p>
          </table:table-cell>
          <table:table-cell office:value-type="float" office:value="-0.866519033909" calcext:value-type="float">
            <text:p>-0.86651903390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4]-[.K13])/([.B14]-[.B13])" office:value-type="float" office:value="0" calcext:value-type="float">
            <text:p>0</text:p>
          </table:table-cell>
          <table:table-cell table:formula="of:= ROUNDUP([.L13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6607336E+018" calcext:value-type="float">
            <text:p>1.59204316607336E+018</text:p>
          </table:table-cell>
          <table:table-cell table:formula="of:= ([.A14]-1.59204316535084E+018)*0.000000001" office:value-type="float" office:value="0.722520064" calcext:value-type="float">
            <text:p>0.72252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321308" calcext:value-type="float">
            <text:p>-1.27159321308</text:p>
          </table:table-cell>
          <table:table-cell office:value-type="float" office:value="-0.574673712254" calcext:value-type="float">
            <text:p>-0.574673712254</text:p>
          </table:table-cell>
          <table:table-cell office:value-type="float" office:value="-0.866519749165" calcext:value-type="float">
            <text:p>-0.86651974916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5]-[.K14])/([.B15]-[.B14])" office:value-type="float" office:value="0" calcext:value-type="float">
            <text:p>0</text:p>
          </table:table-cell>
          <table:table-cell table:formula="of:= ROUNDUP([.L14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612537E+018" calcext:value-type="float">
            <text:p>1.59204316612537E+018</text:p>
          </table:table-cell>
          <table:table-cell table:formula="of:= ([.A15]-1.59204316535084E+018)*0.000000001" office:value-type="float" office:value="0.774530048" calcext:value-type="float">
            <text:p>0.774530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573006" calcext:value-type="float">
            <text:p>-1.27160573006</text:p>
          </table:table-cell>
          <table:table-cell office:value-type="float" office:value="-0.574675858021" calcext:value-type="float">
            <text:p>-0.574675858021</text:p>
          </table:table-cell>
          <table:table-cell office:value-type="float" office:value="-0.866509616375" calcext:value-type="float">
            <text:p>-0.86650961637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6]-[.K15])/([.B16]-[.B15])" office:value-type="float" office:value="0" calcext:value-type="float">
            <text:p>0</text:p>
          </table:table-cell>
          <table:table-cell table:formula="of:= ROUNDUP([.L15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617741E+018" calcext:value-type="float">
            <text:p>1.59204316617741E+018</text:p>
          </table:table-cell>
          <table:table-cell table:formula="of:= ([.A16]-1.59204316535084E+018)*0.000000001" office:value-type="float" office:value="0.826569984" calcext:value-type="float">
            <text:p>0.82656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50462" calcext:value-type="float">
            <text:p>-1.27159750462</text:p>
          </table:table-cell>
          <table:table-cell office:value-type="float" office:value="-0.574680328369" calcext:value-type="float">
            <text:p>-0.574680328369</text:p>
          </table:table-cell>
          <table:table-cell office:value-type="float" office:value="-0.866513490677" calcext:value-type="float">
            <text:p>-0.86651349067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7]-[.K16])/([.B17]-[.B16])" office:value-type="float" office:value="0" calcext:value-type="float">
            <text:p>0</text:p>
          </table:table-cell>
          <table:table-cell table:formula="of:= ROUNDUP([.L16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627999E+018" calcext:value-type="float">
            <text:p>1.59204316627999E+018</text:p>
          </table:table-cell>
          <table:table-cell table:formula="of:= ([.A17]-1.59204316535084E+018)*0.000000001" office:value-type="float" office:value="0.929149952" calcext:value-type="float">
            <text:p>0.929149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763741" calcext:value-type="float">
            <text:p>-1.27160763741</text:p>
          </table:table-cell>
          <table:table-cell office:value-type="float" office:value="-0.574669718742" calcext:value-type="float">
            <text:p>-0.574669718742</text:p>
          </table:table-cell>
          <table:table-cell office:value-type="float" office:value="-0.866507947445" calcext:value-type="float">
            <text:p>-0.86650794744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8]-[.K17])/([.B18]-[.B17])" office:value-type="float" office:value="0" calcext:value-type="float">
            <text:p>0</text:p>
          </table:table-cell>
          <table:table-cell table:formula="of:= ROUNDUP([.L17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633151E+018" calcext:value-type="float">
            <text:p>1.59204316633151E+018</text:p>
          </table:table-cell>
          <table:table-cell table:formula="of:= ([.A18]-1.59204316535084E+018)*0.000000001" office:value-type="float" office:value="0.980669952" calcext:value-type="float">
            <text:p>0.980669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286903" calcext:value-type="float">
            <text:p>-1.27160286903</text:p>
          </table:table-cell>
          <table:table-cell office:value-type="float" office:value="-0.574683070183" calcext:value-type="float">
            <text:p>-0.574683070183</text:p>
          </table:table-cell>
          <table:table-cell office:value-type="float" office:value="-0.866509854794" calcext:value-type="float">
            <text:p>-0.86650985479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9]-[.K18])/([.B19]-[.B18])" office:value-type="float" office:value="0" calcext:value-type="float">
            <text:p>0</text:p>
          </table:table-cell>
          <table:table-cell table:formula="of:= ROUNDUP([.L18]; 4)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638345E+018" calcext:value-type="float">
            <text:p>1.59204316638345E+018</text:p>
          </table:table-cell>
          <table:table-cell table:formula="of:= ([.A19]-1.59204316535084E+018)*0.000000001" office:value-type="float" office:value="1.032610048" calcext:value-type="float">
            <text:p>1.032610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847187" calcext:value-type="float">
            <text:p>-1.27160847187</text:p>
          </table:table-cell>
          <table:table-cell office:value-type="float" office:value="-0.574667692184" calcext:value-type="float">
            <text:p>-0.574667692184</text:p>
          </table:table-cell>
          <table:table-cell office:value-type="float" office:value="-0.866503000259" calcext:value-type="float">
            <text:p>-0.86650300025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20]-[.K19])/([.B20]-[.B19])" office:value-type="float" office:value="0" calcext:value-type="float">
            <text:p>0</text:p>
          </table:table-cell>
          <table:table-cell table:formula="of:= ROUNDUP([.L19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643512E+018" calcext:value-type="float">
            <text:p>1.59204316643512E+018</text:p>
          </table:table-cell>
          <table:table-cell table:formula="of:= ([.A20]-1.59204316535084E+018)*0.000000001" office:value-type="float" office:value="1.084280064" calcext:value-type="float">
            <text:p>1.08428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02099" calcext:value-type="float">
            <text:p>-1.27159202099</text:p>
          </table:table-cell>
          <table:table-cell office:value-type="float" office:value="-0.574678599834" calcext:value-type="float">
            <text:p>-0.574678599834</text:p>
          </table:table-cell>
          <table:table-cell office:value-type="float" office:value="-0.86651968956" calcext:value-type="float">
            <text:p>-0.8665196895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21]-[.K20])/([.B21]-[.B20])" office:value-type="float" office:value="0" calcext:value-type="float">
            <text:p>0</text:p>
          </table:table-cell>
          <table:table-cell table:formula="of:= ROUNDUP([.L20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648648E+018" calcext:value-type="float">
            <text:p>1.59204316648648E+018</text:p>
          </table:table-cell>
          <table:table-cell table:formula="of:= ([.A21]-1.59204316535084E+018)*0.000000001" office:value-type="float" office:value="1.135640064" calcext:value-type="float">
            <text:p>1.13564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59727" calcext:value-type="float">
            <text:p>-1.27159559727</text:p>
          </table:table-cell>
          <table:table-cell office:value-type="float" office:value="-0.574682533741" calcext:value-type="float">
            <text:p>-0.574682533741</text:p>
          </table:table-cell>
          <table:table-cell office:value-type="float" office:value="-0.866512775421" calcext:value-type="float">
            <text:p>-0.86651277542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22]-[.K21])/([.B22]-[.B21])" office:value-type="float" office:value="0" calcext:value-type="float">
            <text:p>0</text:p>
          </table:table-cell>
          <table:table-cell table:formula="of:= ROUNDUP([.L21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6653857E+018" calcext:value-type="float">
            <text:p>1.59204316653857E+018</text:p>
          </table:table-cell>
          <table:table-cell table:formula="of:= ([.A22]-1.59204316535084E+018)*0.000000001" office:value-type="float" office:value="1.18772992" calcext:value-type="float">
            <text:p>1.18772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74303" calcext:value-type="float">
            <text:p>-1.27159774303</text:p>
          </table:table-cell>
          <table:table-cell office:value-type="float" office:value="-0.574671089649" calcext:value-type="float">
            <text:p>-0.574671089649</text:p>
          </table:table-cell>
          <table:table-cell office:value-type="float" office:value="-0.866515636444" calcext:value-type="float">
            <text:p>-0.86651563644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23]-[.K22])/([.B23]-[.B22])" office:value-type="float" office:value="0" calcext:value-type="float">
            <text:p>0</text:p>
          </table:table-cell>
          <table:table-cell table:formula="of:= ROUNDUP([.L22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659049E+018" calcext:value-type="float">
            <text:p>1.59204316659049E+018</text:p>
          </table:table-cell>
          <table:table-cell table:formula="of:= ([.A23]-1.59204316535084E+018)*0.000000001" office:value-type="float" office:value="1.239649792" calcext:value-type="float">
            <text:p>1.2396497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835266" calcext:value-type="float">
            <text:p>-1.27160835266</text:p>
          </table:table-cell>
          <table:table-cell office:value-type="float" office:value="-0.574678719044" calcext:value-type="float">
            <text:p>-0.574678719044</text:p>
          </table:table-cell>
          <table:table-cell office:value-type="float" office:value="-0.86650288105" calcext:value-type="float">
            <text:p>-0.8665028810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24]-[.K23])/([.B24]-[.B23])" office:value-type="float" office:value="0" calcext:value-type="float">
            <text:p>0</text:p>
          </table:table-cell>
          <table:table-cell table:formula="of:= ROUNDUP([.L23]; 4)"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6664317E+018" calcext:value-type="float">
            <text:p>1.59204316664317E+018</text:p>
          </table:table-cell>
          <table:table-cell table:formula="of:= ([.A24]-1.59204316535084E+018)*0.000000001" office:value-type="float" office:value="1.292329984" calcext:value-type="float">
            <text:p>1.29232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346508" calcext:value-type="float">
            <text:p>-1.27160346508</text:p>
          </table:table-cell>
          <table:table-cell office:value-type="float" office:value="-0.574675619602" calcext:value-type="float">
            <text:p>-0.574675619602</text:p>
          </table:table-cell>
          <table:table-cell office:value-type="float" office:value="-0.866509079933" calcext:value-type="float">
            <text:p>-0.86650907993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25]-[.K24])/([.B25]-[.B24])" office:value-type="float" office:value="0" calcext:value-type="float">
            <text:p>0</text:p>
          </table:table-cell>
          <table:table-cell table:formula="of:= ROUNDUP([.L24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669467E+018" calcext:value-type="float">
            <text:p>1.59204316669467E+018</text:p>
          </table:table-cell>
          <table:table-cell table:formula="of:= ([.A25]-1.59204316535084E+018)*0.000000001" office:value-type="float" office:value="1.34382976" calcext:value-type="float">
            <text:p>1.34382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012722" calcext:value-type="float">
            <text:p>-1.27160012722</text:p>
          </table:table-cell>
          <table:table-cell office:value-type="float" office:value="-0.574672102928" calcext:value-type="float">
            <text:p>-0.574672102928</text:p>
          </table:table-cell>
          <table:table-cell office:value-type="float" office:value="-0.866512954235" calcext:value-type="float">
            <text:p>-0.86651295423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26]-[.K25])/([.B26]-[.B25])" office:value-type="float" office:value="0" calcext:value-type="float">
            <text:p>0</text:p>
          </table:table-cell>
          <table:table-cell table:formula="of:= ROUNDUP([.L25]; 4)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674697E+018" calcext:value-type="float">
            <text:p>1.59204316674697E+018</text:p>
          </table:table-cell>
          <table:table-cell table:formula="of:= ([.A26]-1.59204316535084E+018)*0.000000001" office:value-type="float" office:value="1.396129792" calcext:value-type="float">
            <text:p>1.3961297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346508" calcext:value-type="float">
            <text:p>-1.27160346508</text:p>
          </table:table-cell>
          <table:table-cell office:value-type="float" office:value="-0.574667930603" calcext:value-type="float">
            <text:p>-0.574667930603</text:p>
          </table:table-cell>
          <table:table-cell office:value-type="float" office:value="-0.866511106491" calcext:value-type="float">
            <text:p>-0.86651110649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27]-[.K26])/([.B27]-[.B26])" office:value-type="float" office:value="0" calcext:value-type="float">
            <text:p>0</text:p>
          </table:table-cell>
          <table:table-cell table:formula="of:= ROUNDUP([.L26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679899E+018" calcext:value-type="float">
            <text:p>1.59204316679899E+018</text:p>
          </table:table-cell>
          <table:table-cell table:formula="of:= ([.A27]-1.59204316535084E+018)*0.000000001" office:value-type="float" office:value="1.448150016" calcext:value-type="float">
            <text:p>1.448150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97466" calcext:value-type="float">
            <text:p>-1.27159297466</text:p>
          </table:table-cell>
          <table:table-cell office:value-type="float" office:value="-0.574675142765" calcext:value-type="float">
            <text:p>-0.574675142765</text:p>
          </table:table-cell>
          <table:table-cell office:value-type="float" office:value="-0.866518676281" calcext:value-type="float">
            <text:p>-0.86651867628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28]-[.K27])/([.B28]-[.B27])" office:value-type="float" office:value="0" calcext:value-type="float">
            <text:p>0</text:p>
          </table:table-cell>
          <table:table-cell table:formula="of:= ROUNDUP([.L27]; 4)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6685184E+018" calcext:value-type="float">
            <text:p>1.59204316685184E+018</text:p>
          </table:table-cell>
          <table:table-cell table:formula="of:= ([.A28]-1.59204316535084E+018)*0.000000001" office:value-type="float" office:value="1.500999936" calcext:value-type="float">
            <text:p>1.500999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53117" calcext:value-type="float">
            <text:p>-1.27159953117</text:p>
          </table:table-cell>
          <table:table-cell office:value-type="float" office:value="-0.57467353344" calcext:value-type="float">
            <text:p>-0.57467353344</text:p>
          </table:table-cell>
          <table:table-cell office:value-type="float" office:value="-0.866514205933" calcext:value-type="float">
            <text:p>-0.86651420593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29]-[.K28])/([.B29]-[.B28])" office:value-type="float" office:value="0.00185116289822588" calcext:value-type="float">
            <text:p>0.001851162898226</text:p>
          </table:table-cell>
          <table:table-cell table:formula="of:= ROUNDUP([.L28]; 4)" office:value-type="float" office:value="0.0019" calcext:value-type="float">
            <text:p>0.0019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690586E+018" calcext:value-type="float">
            <text:p>1.59204316690586E+018</text:p>
          </table:table-cell>
          <table:table-cell table:formula="of:= ([.A29]-1.59204316535084E+018)*0.000000001" office:value-type="float" office:value="1.555020032" calcext:value-type="float">
            <text:p>1.555020032</text:p>
          </table:table-cell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-1.27158749104" calcext:value-type="float">
            <text:p>-1.27158749104</text:p>
          </table:table-cell>
          <table:table-cell office:value-type="float" office:value="-0.574688196182" calcext:value-type="float">
            <text:p>-0.574688196182</text:p>
          </table:table-cell>
          <table:table-cell office:value-type="float" office:value="-0.866520881653" calcext:value-type="float">
            <text:p>-0.866520881653</text:p>
          </table:table-cell>
          <table:table-cell/>
          <table:table-cell office:value-type="float" office:value="7.82630634308" calcext:value-type="float">
            <text:p>7.8263063430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30]-[.K29])/([.B30]-[.B29])" office:value-type="float" office:value="-0.00192382509447136" calcext:value-type="float">
            <text:p>-0.001923825094471</text:p>
          </table:table-cell>
          <table:table-cell table:formula="of:= ROUNDUP([.L29]; 4)" office:value-type="float" office:value="-0.002" calcext:value-type="float">
            <text:p>-0.002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6695784E+018" calcext:value-type="float">
            <text:p>1.59204316695784E+018</text:p>
          </table:table-cell>
          <table:table-cell table:formula="of:= ([.A30]-1.59204316535084E+018)*0.000000001" office:value-type="float" office:value="1.606999808" calcext:value-type="float">
            <text:p>1.606999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236504" calcext:value-type="float">
            <text:p>-1.27158236504</text:p>
          </table:table-cell>
          <table:table-cell office:value-type="float" office:value="-0.574679970741" calcext:value-type="float">
            <text:p>-0.574679970741</text:p>
          </table:table-cell>
          <table:table-cell office:value-type="float" office:value="-0.866527438164" calcext:value-type="float">
            <text:p>-0.86652743816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31]-[.K30])/([.B31]-[.B30])" office:value-type="float" office:value="0" calcext:value-type="float">
            <text:p>0</text:p>
          </table:table-cell>
          <table:table-cell table:formula="of:= ROUNDUP([.L30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700898E+018" calcext:value-type="float">
            <text:p>1.59204316700898E+018</text:p>
          </table:table-cell>
          <table:table-cell table:formula="of:= ([.A31]-1.59204316535084E+018)*0.000000001" office:value-type="float" office:value="1.658139904" calcext:value-type="float">
            <text:p>1.65813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38541" calcext:value-type="float">
            <text:p>-1.27159738541</text:p>
          </table:table-cell>
          <table:table-cell office:value-type="float" office:value="-0.574671149254" calcext:value-type="float">
            <text:p>-0.574671149254</text:p>
          </table:table-cell>
          <table:table-cell office:value-type="float" office:value="-0.866514265537" calcext:value-type="float">
            <text:p>-0.86651426553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32]-[.K31])/([.B32]-[.B31])" office:value-type="float" office:value="0" calcext:value-type="float">
            <text:p>0</text:p>
          </table:table-cell>
          <table:table-cell table:formula="of:= ROUNDUP([.L31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6706088E+018" calcext:value-type="float">
            <text:p>1.59204316706088E+018</text:p>
          </table:table-cell>
          <table:table-cell table:formula="of:= ([.A32]-1.59204316535084E+018)*0.000000001" office:value-type="float" office:value="1.710040064" calcext:value-type="float">
            <text:p>1.71004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869671" calcext:value-type="float">
            <text:p>-1.27159869671</text:p>
          </table:table-cell>
          <table:table-cell office:value-type="float" office:value="-0.574668049812" calcext:value-type="float">
            <text:p>-0.574668049812</text:p>
          </table:table-cell>
          <table:table-cell office:value-type="float" office:value="-0.866513073444" calcext:value-type="float">
            <text:p>-0.86651307344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33]-[.K32])/([.B33]-[.B32])" office:value-type="float" office:value="0" calcext:value-type="float">
            <text:p>0</text:p>
          </table:table-cell>
          <table:table-cell table:formula="of:= ROUNDUP([.L32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711292E+018" calcext:value-type="float">
            <text:p>1.59204316711292E+018</text:p>
          </table:table-cell>
          <table:table-cell table:formula="of:= ([.A33]-1.59204316535084E+018)*0.000000001" office:value-type="float" office:value="1.76208" calcext:value-type="float">
            <text:p>1.76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047127" calcext:value-type="float">
            <text:p>-1.27159047127</text:p>
          </table:table-cell>
          <table:table-cell office:value-type="float" office:value="-0.574686408043" calcext:value-type="float">
            <text:p>-0.574686408043</text:p>
          </table:table-cell>
          <table:table-cell office:value-type="float" office:value="-0.866519212723" calcext:value-type="float">
            <text:p>-0.86651921272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34]-[.K33])/([.B34]-[.B33])" office:value-type="float" office:value="0" calcext:value-type="float">
            <text:p>0</text:p>
          </table:table-cell>
          <table:table-cell table:formula="of:= ROUNDUP([.L33]; 4)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6716413E+018" calcext:value-type="float">
            <text:p>1.59204316716413E+018</text:p>
          </table:table-cell>
          <table:table-cell table:formula="of:= ([.A34]-1.59204316535084E+018)*0.000000001" office:value-type="float" office:value="1.813289984" calcext:value-type="float">
            <text:p>1.81328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537243" calcext:value-type="float">
            <text:p>-1.27160537243</text:p>
          </table:table-cell>
          <table:table-cell office:value-type="float" office:value="-0.574667334557" calcext:value-type="float">
            <text:p>-0.574667334557</text:p>
          </table:table-cell>
          <table:table-cell office:value-type="float" office:value="-0.866510093212" calcext:value-type="float">
            <text:p>-0.86651009321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35]-[.K34])/([.B35]-[.B34])" office:value-type="float" office:value="0" calcext:value-type="float">
            <text:p>0</text:p>
          </table:table-cell>
          <table:table-cell table:formula="of:= ROUNDUP([.L34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672154E+018" calcext:value-type="float">
            <text:p>1.5920431672154E+018</text:p>
          </table:table-cell>
          <table:table-cell table:formula="of:= ([.A35]-1.59204316535084E+018)*0.000000001" office:value-type="float" office:value="1.864560128" calcext:value-type="float">
            <text:p>1.864560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142494" calcext:value-type="float">
            <text:p>-1.27159142494</text:p>
          </table:table-cell>
          <table:table-cell office:value-type="float" office:value="-0.574673116207" calcext:value-type="float">
            <text:p>-0.574673116207</text:p>
          </table:table-cell>
          <table:table-cell office:value-type="float" office:value="-0.866521716118" calcext:value-type="float">
            <text:p>-0.86652171611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36]-[.K35])/([.B36]-[.B35])" office:value-type="float" office:value="0" calcext:value-type="float">
            <text:p>0</text:p>
          </table:table-cell>
          <table:table-cell table:formula="of:= ROUNDUP([.L35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6731654E+018" calcext:value-type="float">
            <text:p>1.59204316731654E+018</text:p>
          </table:table-cell>
          <table:table-cell table:formula="of:= ([.A36]-1.59204316535084E+018)*0.000000001" office:value-type="float" office:value="1.965700096" calcext:value-type="float">
            <text:p>1.965700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130573" calcext:value-type="float">
            <text:p>-1.27159130573</text:p>
          </table:table-cell>
          <table:table-cell office:value-type="float" office:value="-0.574672579765" calcext:value-type="float">
            <text:p>-0.574672579765</text:p>
          </table:table-cell>
          <table:table-cell office:value-type="float" office:value="-0.86652380228" calcext:value-type="float">
            <text:p>-0.8665238022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37]-[.K36])/([.B37]-[.B36])" office:value-type="float" office:value="0" calcext:value-type="float">
            <text:p>0</text:p>
          </table:table-cell>
          <table:table-cell table:formula="of:= ROUNDUP([.L36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6736861E+018" calcext:value-type="float">
            <text:p>1.59204316736861E+018</text:p>
          </table:table-cell>
          <table:table-cell table:formula="of:= ([.A37]-1.59204316535084E+018)*0.000000001" office:value-type="float" office:value="2.017769984" calcext:value-type="float">
            <text:p>2.01776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558369" calcext:value-type="float">
            <text:p>-1.27158558369</text:p>
          </table:table-cell>
          <table:table-cell office:value-type="float" office:value="-0.574674904346" calcext:value-type="float">
            <text:p>-0.574674904346</text:p>
          </table:table-cell>
          <table:table-cell office:value-type="float" office:value="-0.866527020931" calcext:value-type="float">
            <text:p>-0.86652702093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38]-[.K37])/([.B38]-[.B37])" office:value-type="float" office:value="0" calcext:value-type="float">
            <text:p>0</text:p>
          </table:table-cell>
          <table:table-cell table:formula="of:= ROUNDUP([.L37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742113E+018" calcext:value-type="float">
            <text:p>1.59204316742113E+018</text:p>
          </table:table-cell>
          <table:table-cell table:formula="of:= ([.A38]-1.59204316535084E+018)*0.000000001" office:value-type="float" office:value="2.07028992" calcext:value-type="float">
            <text:p>2.07028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869671" calcext:value-type="float">
            <text:p>-1.27159869671</text:p>
          </table:table-cell>
          <table:table-cell office:value-type="float" office:value="-0.574677050114" calcext:value-type="float">
            <text:p>-0.574677050114</text:p>
          </table:table-cell>
          <table:table-cell office:value-type="float" office:value="-0.866512358189" calcext:value-type="float">
            <text:p>-0.86651235818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39]-[.K38])/([.B39]-[.B38])" office:value-type="float" office:value="0" calcext:value-type="float">
            <text:p>0</text:p>
          </table:table-cell>
          <table:table-cell table:formula="of:= ROUNDUP([.L38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747309E+018" calcext:value-type="float">
            <text:p>1.59204316747309E+018</text:p>
          </table:table-cell>
          <table:table-cell table:formula="of:= ([.A39]-1.59204316535084E+018)*0.000000001" office:value-type="float" office:value="2.122249984" calcext:value-type="float">
            <text:p>2.122249984</text:p>
          </table:table-cell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-1.27160489559" calcext:value-type="float">
            <text:p>-1.27160489559</text:p>
          </table:table-cell>
          <table:table-cell office:value-type="float" office:value="-0.574679195881" calcext:value-type="float">
            <text:p>-0.574679195881</text:p>
          </table:table-cell>
          <table:table-cell office:value-type="float" office:value="-0.866506755352" calcext:value-type="float">
            <text:p>-0.866506755352</text:p>
          </table:table-cell>
          <table:table-cell/>
          <table:table-cell office:value-type="float" office:value="7.82376241684" calcext:value-type="float">
            <text:p>7.82376241684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40]-[.K39])/([.B40]-[.B39])" office:value-type="float" office:value="0" calcext:value-type="float">
            <text:p>0</text:p>
          </table:table-cell>
          <table:table-cell table:formula="of:= ROUNDUP([.L39]; 4)"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752507E+018" calcext:value-type="float">
            <text:p>1.59204316752507E+018</text:p>
          </table:table-cell>
          <table:table-cell table:formula="of:= ([.A40]-1.59204316535084E+018)*0.000000001" office:value-type="float" office:value="2.174230016" calcext:value-type="float">
            <text:p>2.174230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191536" calcext:value-type="float">
            <text:p>-1.27160191536</text:p>
          </table:table-cell>
          <table:table-cell office:value-type="float" office:value="-0.574676454067" calcext:value-type="float">
            <text:p>-0.574676454067</text:p>
          </table:table-cell>
          <table:table-cell office:value-type="float" office:value="-0.866510689259" calcext:value-type="float">
            <text:p>-0.86651068925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41]-[.K40])/([.B41]-[.B40])" office:value-type="float" office:value="0" calcext:value-type="float">
            <text:p>0</text:p>
          </table:table-cell>
          <table:table-cell table:formula="of:= ROUNDUP([.L40]; 4)"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67627E+018" calcext:value-type="float">
            <text:p>1.592043167627E+018</text:p>
          </table:table-cell>
          <table:table-cell table:formula="of:= ([.A41]-1.59204316535084E+018)*0.000000001" office:value-type="float" office:value="2.276159744" calcext:value-type="float">
            <text:p>2.276159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85545" calcext:value-type="float">
            <text:p>-1.27159285545</text:p>
          </table:table-cell>
          <table:table-cell office:value-type="float" office:value="-0.574681341648" calcext:value-type="float">
            <text:p>-0.574681341648</text:p>
          </table:table-cell>
          <table:table-cell office:value-type="float" office:value="-0.866514146328" calcext:value-type="float">
            <text:p>-0.86651414632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42]-[.K41])/([.B42]-[.B41])" office:value-type="float" office:value="0" calcext:value-type="float">
            <text:p>0</text:p>
          </table:table-cell>
          <table:table-cell table:formula="of:= ROUNDUP([.L41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767905E+018" calcext:value-type="float">
            <text:p>1.59204316767905E+018</text:p>
          </table:table-cell>
          <table:table-cell table:formula="of:= ([.A42]-1.59204316535084E+018)*0.000000001" office:value-type="float" office:value="2.32820992" calcext:value-type="float">
            <text:p>2.32820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85775" calcext:value-type="float">
            <text:p>-1.2715985775</text:p>
          </table:table-cell>
          <table:table-cell office:value-type="float" office:value="-0.574676692486" calcext:value-type="float">
            <text:p>-0.574676692486</text:p>
          </table:table-cell>
          <table:table-cell office:value-type="float" office:value="-0.866512715816" calcext:value-type="float">
            <text:p>-0.86651271581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43]-[.K42])/([.B43]-[.B42])" office:value-type="float" office:value="0" calcext:value-type="float">
            <text:p>0</text:p>
          </table:table-cell>
          <table:table-cell table:formula="of:= ROUNDUP([.L42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77303E+018" calcext:value-type="float">
            <text:p>1.5920431677303E+018</text:p>
          </table:table-cell>
          <table:table-cell table:formula="of:= ([.A43]-1.59204316535084E+018)*0.000000001" office:value-type="float" office:value="2.37945984" calcext:value-type="float">
            <text:p>2.37945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14699" calcext:value-type="float">
            <text:p>-1.27159714699</text:p>
          </table:table-cell>
          <table:table-cell office:value-type="float" office:value="-0.57468265295" calcext:value-type="float">
            <text:p>-0.57468265295</text:p>
          </table:table-cell>
          <table:table-cell office:value-type="float" office:value="-0.866512596607" calcext:value-type="float">
            <text:p>-0.86651259660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44]-[.K43])/([.B44]-[.B43])" office:value-type="float" office:value="0" calcext:value-type="float">
            <text:p>0</text:p>
          </table:table-cell>
          <table:table-cell table:formula="of:= ROUNDUP([.L43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778235E+018" calcext:value-type="float">
            <text:p>1.59204316778235E+018</text:p>
          </table:table-cell>
          <table:table-cell table:formula="of:= ([.A44]-1.59204316535084E+018)*0.000000001" office:value-type="float" office:value="2.431510016" calcext:value-type="float">
            <text:p>2.431510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643173" calcext:value-type="float">
            <text:p>-1.27159643173</text:p>
          </table:table-cell>
          <table:table-cell office:value-type="float" office:value="-0.574679434299" calcext:value-type="float">
            <text:p>-0.574679434299</text:p>
          </table:table-cell>
          <table:table-cell office:value-type="float" office:value="-0.866516053677" calcext:value-type="float">
            <text:p>-0.86651605367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45]-[.K44])/([.B45]-[.B44])" office:value-type="float" office:value="0" calcext:value-type="float">
            <text:p>0</text:p>
          </table:table-cell>
          <table:table-cell table:formula="of:= ROUNDUP([.L44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783511E+018" calcext:value-type="float">
            <text:p>1.59204316783511E+018</text:p>
          </table:table-cell>
          <table:table-cell table:formula="of:= ([.A45]-1.59204316535084E+018)*0.000000001" office:value-type="float" office:value="2.48427008" calcext:value-type="float">
            <text:p>2.48427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25941" calcext:value-type="float">
            <text:p>-1.27159225941</text:p>
          </table:table-cell>
          <table:table-cell office:value-type="float" office:value="-0.574677348137" calcext:value-type="float">
            <text:p>-0.574677348137</text:p>
          </table:table-cell>
          <table:table-cell office:value-type="float" office:value="-0.866520822048" calcext:value-type="float">
            <text:p>-0.86652082204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46]-[.K45])/([.B46]-[.B45])" office:value-type="float" office:value="0" calcext:value-type="float">
            <text:p>0</text:p>
          </table:table-cell>
          <table:table-cell table:formula="of:= ROUNDUP([.L45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793774E+018" calcext:value-type="float">
            <text:p>1.59204316793774E+018</text:p>
          </table:table-cell>
          <table:table-cell table:formula="of:= ([.A46]-1.59204316535084E+018)*0.000000001" office:value-type="float" office:value="2.586899968" calcext:value-type="float">
            <text:p>2.58689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131931" calcext:value-type="float">
            <text:p>-1.27160131931</text:p>
          </table:table-cell>
          <table:table-cell office:value-type="float" office:value="-0.574674248695" calcext:value-type="float">
            <text:p>-0.574674248695</text:p>
          </table:table-cell>
          <table:table-cell office:value-type="float" office:value="-0.86651134491" calcext:value-type="float">
            <text:p>-0.8665113449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47]-[.K46])/([.B47]-[.B46])" office:value-type="float" office:value="0" calcext:value-type="float">
            <text:p>0</text:p>
          </table:table-cell>
          <table:table-cell table:formula="of:= ROUNDUP([.L46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79899E+018" calcext:value-type="float">
            <text:p>1.5920431679899E+018</text:p>
          </table:table-cell>
          <table:table-cell table:formula="of:= ([.A47]-1.59204316535084E+018)*0.000000001" office:value-type="float" office:value="2.639059968" calcext:value-type="float">
            <text:p>2.63905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59727" calcext:value-type="float">
            <text:p>-1.27159559727</text:p>
          </table:table-cell>
          <table:table-cell office:value-type="float" office:value="-0.574670135975" calcext:value-type="float">
            <text:p>-0.574670135975</text:p>
          </table:table-cell>
          <table:table-cell office:value-type="float" office:value="-0.866516709328" calcext:value-type="float">
            <text:p>-0.86651670932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48]-[.K47])/([.B48]-[.B47])" office:value-type="float" office:value="0" calcext:value-type="float">
            <text:p>0</text:p>
          </table:table-cell>
          <table:table-cell table:formula="of:= ROUNDUP([.L47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804194E+018" calcext:value-type="float">
            <text:p>1.59204316804194E+018</text:p>
          </table:table-cell>
          <table:table-cell table:formula="of:= ([.A48]-1.59204316535084E+018)*0.000000001" office:value-type="float" office:value="2.691099904" calcext:value-type="float">
            <text:p>2.69109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820629" calcext:value-type="float">
            <text:p>-1.27158820629</text:p>
          </table:table-cell>
          <table:table-cell office:value-type="float" office:value="-0.57467097044" calcext:value-type="float">
            <text:p>-0.57467097044</text:p>
          </table:table-cell>
          <table:table-cell office:value-type="float" office:value="-0.866526126862" calcext:value-type="float">
            <text:p>-0.86652612686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49]-[.K48])/([.B49]-[.B48])" office:value-type="float" office:value="0" calcext:value-type="float">
            <text:p>0</text:p>
          </table:table-cell>
          <table:table-cell table:formula="of:= ROUNDUP([.L48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6809401E+018" calcext:value-type="float">
            <text:p>1.59204316809401E+018</text:p>
          </table:table-cell>
          <table:table-cell table:formula="of:= ([.A49]-1.59204316535084E+018)*0.000000001" office:value-type="float" office:value="2.743170048" calcext:value-type="float">
            <text:p>2.743170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617973" calcext:value-type="float">
            <text:p>-1.27158617973</text:p>
          </table:table-cell>
          <table:table-cell office:value-type="float" office:value="-0.574674904346" calcext:value-type="float">
            <text:p>-0.574674904346</text:p>
          </table:table-cell>
          <table:table-cell office:value-type="float" office:value="-0.86652547121" calcext:value-type="float">
            <text:p>-0.8665254712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0]-[.K49])/([.B50]-[.B49])" office:value-type="float" office:value="0" calcext:value-type="float">
            <text:p>0</text:p>
          </table:table-cell>
          <table:table-cell table:formula="of:= ROUNDUP([.L49]; 4)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68146E+018" calcext:value-type="float">
            <text:p>1.592043168146E+018</text:p>
          </table:table-cell>
          <table:table-cell table:formula="of:= ([.A50]-1.59204316535084E+018)*0.000000001" office:value-type="float" office:value="2.795160064" calcext:value-type="float">
            <text:p>2.79516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41196" calcext:value-type="float">
            <text:p>-1.27159941196</text:p>
          </table:table-cell>
          <table:table-cell office:value-type="float" office:value="-0.574679970741" calcext:value-type="float">
            <text:p>-0.574679970741</text:p>
          </table:table-cell>
          <table:table-cell office:value-type="float" office:value="-0.866515159607" calcext:value-type="float">
            <text:p>-0.86651515960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1]-[.K50])/([.B51]-[.B50])" office:value-type="float" office:value="0" calcext:value-type="float">
            <text:p>0</text:p>
          </table:table-cell>
          <table:table-cell table:formula="of:= ROUNDUP([.L50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819841E+018" calcext:value-type="float">
            <text:p>1.59204316819841E+018</text:p>
          </table:table-cell>
          <table:table-cell table:formula="of:= ([.A51]-1.59204316535084E+018)*0.000000001" office:value-type="float" office:value="2.84756992" calcext:value-type="float">
            <text:p>2.84756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380913" calcext:value-type="float">
            <text:p>-1.27159380913</text:p>
          </table:table-cell>
          <table:table-cell office:value-type="float" office:value="-0.57467186451" calcext:value-type="float">
            <text:p>-0.57467186451</text:p>
          </table:table-cell>
          <table:table-cell office:value-type="float" office:value="-0.866517722607" calcext:value-type="float">
            <text:p>-0.86651772260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2]-[.K51])/([.B52]-[.B51])" office:value-type="float" office:value="0" calcext:value-type="float">
            <text:p>0</text:p>
          </table:table-cell>
          <table:table-cell table:formula="of:= ROUNDUP([.L51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825046E+018" calcext:value-type="float">
            <text:p>1.59204316825046E+018</text:p>
          </table:table-cell>
          <table:table-cell table:formula="of:= ([.A52]-1.59204316535084E+018)*0.000000001" office:value-type="float" office:value="2.899620096" calcext:value-type="float">
            <text:p>2.899620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441875" calcext:value-type="float">
            <text:p>-1.27160441875</text:p>
          </table:table-cell>
          <table:table-cell office:value-type="float" office:value="-0.574676036835" calcext:value-type="float">
            <text:p>-0.574676036835</text:p>
          </table:table-cell>
          <table:table-cell office:value-type="float" office:value="-0.866507470608" calcext:value-type="float">
            <text:p>-0.86650747060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3]-[.K52])/([.B53]-[.B52])" office:value-type="float" office:value="0" calcext:value-type="float">
            <text:p>0</text:p>
          </table:table-cell>
          <table:table-cell table:formula="of:= ROUNDUP([.L52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83523E+018" calcext:value-type="float">
            <text:p>1.5920431683523E+018</text:p>
          </table:table-cell>
          <table:table-cell table:formula="of:= ([.A53]-1.59204316535084E+018)*0.000000001" office:value-type="float" office:value="3.001459968" calcext:value-type="float">
            <text:p>3.00145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101408" calcext:value-type="float">
            <text:p>-1.2716101408</text:p>
          </table:table-cell>
          <table:table-cell office:value-type="float" office:value="-0.574671328068" calcext:value-type="float">
            <text:p>-0.574671328068</text:p>
          </table:table-cell>
          <table:table-cell office:value-type="float" office:value="-0.866501510143" calcext:value-type="float">
            <text:p>-0.86650151014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4]-[.K53])/([.B54]-[.B53])" office:value-type="float" office:value="0" calcext:value-type="float">
            <text:p>0</text:p>
          </table:table-cell>
          <table:table-cell table:formula="of:= ROUNDUP([.L53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840432E+018" calcext:value-type="float">
            <text:p>1.59204316840432E+018</text:p>
          </table:table-cell>
          <table:table-cell table:formula="of:= ([.A54]-1.59204316535084E+018)*0.000000001" office:value-type="float" office:value="3.053480192" calcext:value-type="float">
            <text:p>3.053480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62383" calcext:value-type="float">
            <text:p>-1.27159762383</text:p>
          </table:table-cell>
          <table:table-cell office:value-type="float" office:value="-0.574678719044" calcext:value-type="float">
            <text:p>-0.574678719044</text:p>
          </table:table-cell>
          <table:table-cell office:value-type="float" office:value="-0.866514027119" calcext:value-type="float">
            <text:p>-0.86651402711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5]-[.K54])/([.B55]-[.B54])" office:value-type="float" office:value="0" calcext:value-type="float">
            <text:p>0</text:p>
          </table:table-cell>
          <table:table-cell table:formula="of:= ROUNDUP([.L54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845626E+018" calcext:value-type="float">
            <text:p>1.59204316845626E+018</text:p>
          </table:table-cell>
          <table:table-cell table:formula="of:= ([.A55]-1.59204316535084E+018)*0.000000001" office:value-type="float" office:value="3.105419776" calcext:value-type="float">
            <text:p>3.1054197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50462" calcext:value-type="float">
            <text:p>-1.27159750462</text:p>
          </table:table-cell>
          <table:table-cell office:value-type="float" office:value="-0.574676036835" calcext:value-type="float">
            <text:p>-0.574676036835</text:p>
          </table:table-cell>
          <table:table-cell office:value-type="float" office:value="-0.866512715816" calcext:value-type="float">
            <text:p>-0.86651271581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6]-[.K55])/([.B56]-[.B55])" office:value-type="float" office:value="0" calcext:value-type="float">
            <text:p>0</text:p>
          </table:table-cell>
          <table:table-cell table:formula="of:= ROUNDUP([.L55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850836E+018" calcext:value-type="float">
            <text:p>1.59204316850836E+018</text:p>
          </table:table-cell>
          <table:table-cell table:formula="of:= ([.A56]-1.59204316535084E+018)*0.000000001" office:value-type="float" office:value="3.157519872" calcext:value-type="float">
            <text:p>3.15751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036564" calcext:value-type="float">
            <text:p>-1.27160036564</text:p>
          </table:table-cell>
          <table:table-cell office:value-type="float" office:value="-0.574676811695" calcext:value-type="float">
            <text:p>-0.574676811695</text:p>
          </table:table-cell>
          <table:table-cell office:value-type="float" office:value="-0.866510510445" calcext:value-type="float">
            <text:p>-0.86651051044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7]-[.K56])/([.B57]-[.B56])" office:value-type="float" office:value="0" calcext:value-type="float">
            <text:p>0</text:p>
          </table:table-cell>
          <table:table-cell table:formula="of:= ROUNDUP([.L56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861012E+018" calcext:value-type="float">
            <text:p>1.59204316861012E+018</text:p>
          </table:table-cell>
          <table:table-cell table:formula="of:= ([.A57]-1.59204316535084E+018)*0.000000001" office:value-type="float" office:value="3.259279872" calcext:value-type="float">
            <text:p>3.25927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50462" calcext:value-type="float">
            <text:p>-1.27159750462</text:p>
          </table:table-cell>
          <table:table-cell office:value-type="float" office:value="-0.574680030346" calcext:value-type="float">
            <text:p>-0.574680030346</text:p>
          </table:table-cell>
          <table:table-cell office:value-type="float" office:value="-0.866513431072" calcext:value-type="float">
            <text:p>-0.86651343107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8]-[.K57])/([.B58]-[.B57])" office:value-type="float" office:value="0" calcext:value-type="float">
            <text:p>0</text:p>
          </table:table-cell>
          <table:table-cell table:formula="of:= ROUNDUP([.L57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866247E+018" calcext:value-type="float">
            <text:p>1.59204316866247E+018</text:p>
          </table:table-cell>
          <table:table-cell table:formula="of:= ([.A58]-1.59204316535084E+018)*0.000000001" office:value-type="float" office:value="3.31163008" calcext:value-type="float">
            <text:p>3.31163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9549" calcext:value-type="float">
            <text:p>-1.2715959549</text:p>
          </table:table-cell>
          <table:table-cell office:value-type="float" office:value="-0.574671447277" calcext:value-type="float">
            <text:p>-0.574671447277</text:p>
          </table:table-cell>
          <table:table-cell office:value-type="float" office:value="-0.866515576839" calcext:value-type="float">
            <text:p>-0.86651557683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9]-[.K58])/([.B59]-[.B58])" office:value-type="float" office:value="0" calcext:value-type="float">
            <text:p>0</text:p>
          </table:table-cell>
          <table:table-cell table:formula="of:= ROUNDUP([.L58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871455E+018" calcext:value-type="float">
            <text:p>1.59204316871455E+018</text:p>
          </table:table-cell>
          <table:table-cell table:formula="of:= ([.A59]-1.59204316535084E+018)*0.000000001" office:value-type="float" office:value="3.363709952" calcext:value-type="float">
            <text:p>3.363709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643173" calcext:value-type="float">
            <text:p>-1.27159643173</text:p>
          </table:table-cell>
          <table:table-cell office:value-type="float" office:value="-0.574673950672" calcext:value-type="float">
            <text:p>-0.574673950672</text:p>
          </table:table-cell>
          <table:table-cell office:value-type="float" office:value="-0.866518557072" calcext:value-type="float">
            <text:p>-0.86651855707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60]-[.K59])/([.B60]-[.B59])" office:value-type="float" office:value="0" calcext:value-type="float">
            <text:p>0</text:p>
          </table:table-cell>
          <table:table-cell table:formula="of:= ROUNDUP([.L59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876741E+018" calcext:value-type="float">
            <text:p>1.59204316876741E+018</text:p>
          </table:table-cell>
          <table:table-cell table:formula="of:= ([.A60]-1.59204316535084E+018)*0.000000001" office:value-type="float" office:value="3.416570112" calcext:value-type="float">
            <text:p>3.416570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000801" calcext:value-type="float">
            <text:p>-1.27160000801</text:p>
          </table:table-cell>
          <table:table-cell office:value-type="float" office:value="-0.574670135975" calcext:value-type="float">
            <text:p>-0.574670135975</text:p>
          </table:table-cell>
          <table:table-cell office:value-type="float" office:value="-0.866513371468" calcext:value-type="float">
            <text:p>-0.86651337146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61]-[.K60])/([.B61]-[.B60])" office:value-type="float" office:value="0" calcext:value-type="float">
            <text:p>0</text:p>
          </table:table-cell>
          <table:table-cell table:formula="of:= ROUNDUP([.L60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881934E+018" calcext:value-type="float">
            <text:p>1.59204316881934E+018</text:p>
          </table:table-cell>
          <table:table-cell table:formula="of:= ([.A61]-1.59204316535084E+018)*0.000000001" office:value-type="float" office:value="3.468499968" calcext:value-type="float">
            <text:p>3.46849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47628" calcext:value-type="float">
            <text:p>-1.2715947628</text:p>
          </table:table-cell>
          <table:table-cell office:value-type="float" office:value="-0.574677884579" calcext:value-type="float">
            <text:p>-0.574677884579</text:p>
          </table:table-cell>
          <table:table-cell office:value-type="float" office:value="-0.866516768932" calcext:value-type="float">
            <text:p>-0.86651676893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62]-[.K61])/([.B62]-[.B61])" office:value-type="float" office:value="0" calcext:value-type="float">
            <text:p>0</text:p>
          </table:table-cell>
          <table:table-cell table:formula="of:= ROUNDUP([.L61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887105E+018" calcext:value-type="float">
            <text:p>1.59204316887105E+018</text:p>
          </table:table-cell>
          <table:table-cell table:formula="of:= ([.A62]-1.59204316535084E+018)*0.000000001" office:value-type="float" office:value="3.52020992" calcext:value-type="float">
            <text:p>3.52020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392834" calcext:value-type="float">
            <text:p>-1.27159392834</text:p>
          </table:table-cell>
          <table:table-cell office:value-type="float" office:value="-0.574674129486" calcext:value-type="float">
            <text:p>-0.574674129486</text:p>
          </table:table-cell>
          <table:table-cell office:value-type="float" office:value="-0.866516411304" calcext:value-type="float">
            <text:p>-0.86651641130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63]-[.K62])/([.B63]-[.B62])" office:value-type="float" office:value="0" calcext:value-type="float">
            <text:p>0</text:p>
          </table:table-cell>
          <table:table-cell table:formula="of:= ROUNDUP([.L62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892327E+018" calcext:value-type="float">
            <text:p>1.59204316892327E+018</text:p>
          </table:table-cell>
          <table:table-cell table:formula="of:= ([.A63]-1.59204316535084E+018)*0.000000001" office:value-type="float" office:value="3.572429824" calcext:value-type="float">
            <text:p>3.572429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690857" calcext:value-type="float">
            <text:p>-1.27159690857</text:p>
          </table:table-cell>
          <table:table-cell office:value-type="float" office:value="-0.574685454369" calcext:value-type="float">
            <text:p>-0.574685454369</text:p>
          </table:table-cell>
          <table:table-cell office:value-type="float" office:value="-0.866512238979" calcext:value-type="float">
            <text:p>-0.86651223897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64]-[.K63])/([.B64]-[.B63])" office:value-type="float" office:value="0" calcext:value-type="float">
            <text:p>0</text:p>
          </table:table-cell>
          <table:table-cell table:formula="of:= ROUNDUP([.L63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6897534E+018" calcext:value-type="float">
            <text:p>1.59204316897534E+018</text:p>
          </table:table-cell>
          <table:table-cell table:formula="of:= ([.A64]-1.59204316535084E+018)*0.000000001" office:value-type="float" office:value="3.624499968" calcext:value-type="float">
            <text:p>3.62449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35885" calcext:value-type="float">
            <text:p>-1.27159535885</text:p>
          </table:table-cell>
          <table:table-cell office:value-type="float" office:value="-0.574678719044" calcext:value-type="float">
            <text:p>-0.574678719044</text:p>
          </table:table-cell>
          <table:table-cell office:value-type="float" office:value="-0.866515278816" calcext:value-type="float">
            <text:p>-0.86651527881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65]-[.K64])/([.B65]-[.B64])" office:value-type="float" office:value="0" calcext:value-type="float">
            <text:p>0</text:p>
          </table:table-cell>
          <table:table-cell table:formula="of:= ROUNDUP([.L64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6902676E+018" calcext:value-type="float">
            <text:p>1.59204316902676E+018</text:p>
          </table:table-cell>
          <table:table-cell table:formula="of:= ([.A65]-1.59204316535084E+018)*0.000000001" office:value-type="float" office:value="3.675919872" calcext:value-type="float">
            <text:p>3.67591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987522" calcext:value-type="float">
            <text:p>-1.27158987522</text:p>
          </table:table-cell>
          <table:table-cell office:value-type="float" office:value="-0.574675261974" calcext:value-type="float">
            <text:p>-0.574675261974</text:p>
          </table:table-cell>
          <table:table-cell office:value-type="float" office:value="-0.866522073746" calcext:value-type="float">
            <text:p>-0.86652207374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66]-[.K65])/([.B66]-[.B65])" office:value-type="float" office:value="0" calcext:value-type="float">
            <text:p>0</text:p>
          </table:table-cell>
          <table:table-cell table:formula="of:= ROUNDUP([.L65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6912981E+018" calcext:value-type="float">
            <text:p>1.59204316912981E+018</text:p>
          </table:table-cell>
          <table:table-cell table:formula="of:= ([.A66]-1.59204316535084E+018)*0.000000001" office:value-type="float" office:value="3.778969856" calcext:value-type="float">
            <text:p>3.77896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9549" calcext:value-type="float">
            <text:p>-1.2715959549</text:p>
          </table:table-cell>
          <table:table-cell office:value-type="float" office:value="-0.574682354927" calcext:value-type="float">
            <text:p>-0.574682354927</text:p>
          </table:table-cell>
          <table:table-cell office:value-type="float" office:value="-0.866513133049" calcext:value-type="float">
            <text:p>-0.86651313304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67]-[.K66])/([.B67]-[.B66])" office:value-type="float" office:value="0" calcext:value-type="float">
            <text:p>0</text:p>
          </table:table-cell>
          <table:table-cell table:formula="of:= ROUNDUP([.L66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6918121E+018" calcext:value-type="float">
            <text:p>1.59204316918121E+018</text:p>
          </table:table-cell>
          <table:table-cell table:formula="of:= ([.A67]-1.59204316535084E+018)*0.000000001" office:value-type="float" office:value="3.830370048" calcext:value-type="float">
            <text:p>3.830370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036564" calcext:value-type="float">
            <text:p>-1.27160036564</text:p>
          </table:table-cell>
          <table:table-cell office:value-type="float" office:value="-0.574670314789" calcext:value-type="float">
            <text:p>-0.574670314789</text:p>
          </table:table-cell>
          <table:table-cell office:value-type="float" office:value="-0.866510689259" calcext:value-type="float">
            <text:p>-0.86651068925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68]-[.K67])/([.B68]-[.B67])" office:value-type="float" office:value="0" calcext:value-type="float">
            <text:p>0</text:p>
          </table:table-cell>
          <table:table-cell table:formula="of:= ROUNDUP([.L67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923246E+018" calcext:value-type="float">
            <text:p>1.59204316923246E+018</text:p>
          </table:table-cell>
          <table:table-cell table:formula="of:= ([.A68]-1.59204316535084E+018)*0.000000001" office:value-type="float" office:value="3.881619968" calcext:value-type="float">
            <text:p>3.88161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012722" calcext:value-type="float">
            <text:p>-1.27160012722</text:p>
          </table:table-cell>
          <table:table-cell office:value-type="float" office:value="-0.574676513672" calcext:value-type="float">
            <text:p>-0.574676513672</text:p>
          </table:table-cell>
          <table:table-cell office:value-type="float" office:value="-0.866510689259" calcext:value-type="float">
            <text:p>-0.86651068925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69]-[.K68])/([.B69]-[.B68])" office:value-type="float" office:value="0" calcext:value-type="float">
            <text:p>0</text:p>
          </table:table-cell>
          <table:table-cell table:formula="of:= ROUNDUP([.L68]; 4)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92842E+018" calcext:value-type="float">
            <text:p>1.5920431692842E+018</text:p>
          </table:table-cell>
          <table:table-cell table:formula="of:= ([.A69]-1.59204316535084E+018)*0.000000001" office:value-type="float" office:value="3.933359872" calcext:value-type="float">
            <text:p>3.93335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96368" calcext:value-type="float">
            <text:p>-1.2715896368</text:p>
          </table:table-cell>
          <table:table-cell office:value-type="float" office:value="-0.574672460556" calcext:value-type="float">
            <text:p>-0.574672460556</text:p>
          </table:table-cell>
          <table:table-cell office:value-type="float" office:value="-0.866521060467" calcext:value-type="float">
            <text:p>-0.86652106046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70]-[.K69])/([.B70]-[.B69])" office:value-type="float" office:value="0" calcext:value-type="float">
            <text:p>0</text:p>
          </table:table-cell>
          <table:table-cell table:formula="of:= ROUNDUP([.L69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6933599E+018" calcext:value-type="float">
            <text:p>1.59204316933599E+018</text:p>
          </table:table-cell>
          <table:table-cell table:formula="of:= ([.A70]-1.59204316535084E+018)*0.000000001" office:value-type="float" office:value="3.985149952" calcext:value-type="float">
            <text:p>3.985149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416676" calcext:value-type="float">
            <text:p>-1.27159416676</text:p>
          </table:table-cell>
          <table:table-cell office:value-type="float" office:value="-0.574675023556" calcext:value-type="float">
            <text:p>-0.574675023556</text:p>
          </table:table-cell>
          <table:table-cell office:value-type="float" office:value="-0.86651968956" calcext:value-type="float">
            <text:p>-0.8665196895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71]-[.K70])/([.B71]-[.B70])" office:value-type="float" office:value="0" calcext:value-type="float">
            <text:p>0</text:p>
          </table:table-cell>
          <table:table-cell table:formula="of:= ROUNDUP([.L70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938792E+018" calcext:value-type="float">
            <text:p>1.59204316938792E+018</text:p>
          </table:table-cell>
          <table:table-cell table:formula="of:= ([.A71]-1.59204316535084E+018)*0.000000001" office:value-type="float" office:value="4.037080064" calcext:value-type="float">
            <text:p>4.03708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35885" calcext:value-type="float">
            <text:p>-1.27159535885</text:p>
          </table:table-cell>
          <table:table-cell office:value-type="float" office:value="-0.57467097044" calcext:value-type="float">
            <text:p>-0.57467097044</text:p>
          </table:table-cell>
          <table:table-cell office:value-type="float" office:value="-0.866513192654" calcext:value-type="float">
            <text:p>-0.86651319265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72]-[.K71])/([.B72]-[.B71])" office:value-type="float" office:value="0" calcext:value-type="float">
            <text:p>0</text:p>
          </table:table-cell>
          <table:table-cell table:formula="of:= ROUNDUP([.L71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6944084E+018" calcext:value-type="float">
            <text:p>1.59204316944084E+018</text:p>
          </table:table-cell>
          <table:table-cell table:formula="of:= ([.A72]-1.59204316535084E+018)*0.000000001" office:value-type="float" office:value="4.089999872" calcext:value-type="float">
            <text:p>4.08999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02778" calcext:value-type="float">
            <text:p>-1.27159702778</text:p>
          </table:table-cell>
          <table:table-cell office:value-type="float" office:value="-0.574671626091" calcext:value-type="float">
            <text:p>-0.574671626091</text:p>
          </table:table-cell>
          <table:table-cell office:value-type="float" office:value="-0.866514801979" calcext:value-type="float">
            <text:p>-0.86651480197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73]-[.K72])/([.B73]-[.B72])" office:value-type="float" office:value="0" calcext:value-type="float">
            <text:p>0</text:p>
          </table:table-cell>
          <table:table-cell table:formula="of:= ROUNDUP([.L72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949299E+018" calcext:value-type="float">
            <text:p>1.59204316949299E+018</text:p>
          </table:table-cell>
          <table:table-cell table:formula="of:= ([.A73]-1.59204316535084E+018)*0.000000001" office:value-type="float" office:value="4.142149888" calcext:value-type="float">
            <text:p>4.142149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12001" calcext:value-type="float">
            <text:p>-1.2716012001</text:p>
          </table:table-cell>
          <table:table-cell office:value-type="float" office:value="-0.574677288532" calcext:value-type="float">
            <text:p>-0.574677288532</text:p>
          </table:table-cell>
          <table:table-cell office:value-type="float" office:value="-0.866510987282" calcext:value-type="float">
            <text:p>-0.86651098728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74]-[.K73])/([.B74]-[.B73])" office:value-type="float" office:value="0" calcext:value-type="float">
            <text:p>0</text:p>
          </table:table-cell>
          <table:table-cell table:formula="of:= ROUNDUP([.L73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954448E+018" calcext:value-type="float">
            <text:p>1.59204316954448E+018</text:p>
          </table:table-cell>
          <table:table-cell table:formula="of:= ([.A74]-1.59204316535084E+018)*0.000000001" office:value-type="float" office:value="4.193639936" calcext:value-type="float">
            <text:p>4.193639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808708" calcext:value-type="float">
            <text:p>-1.27158808708</text:p>
          </table:table-cell>
          <table:table-cell office:value-type="float" office:value="-0.574688255787" calcext:value-type="float">
            <text:p>-0.574688255787</text:p>
          </table:table-cell>
          <table:table-cell office:value-type="float" office:value="-0.866520345211" calcext:value-type="float">
            <text:p>-0.86652034521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75]-[.K74])/([.B75]-[.B74])" office:value-type="float" office:value="0" calcext:value-type="float">
            <text:p>0</text:p>
          </table:table-cell>
          <table:table-cell table:formula="of:= ROUNDUP([.L74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959613E+018" calcext:value-type="float">
            <text:p>1.59204316959613E+018</text:p>
          </table:table-cell>
          <table:table-cell table:formula="of:= ([.A75]-1.59204316535084E+018)*0.000000001" office:value-type="float" office:value="4.245289728" calcext:value-type="float">
            <text:p>4.245289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83569" calcext:value-type="float">
            <text:p>-1.27159583569</text:p>
          </table:table-cell>
          <table:table-cell office:value-type="float" office:value="-0.574686408043" calcext:value-type="float">
            <text:p>-0.574686408043</text:p>
          </table:table-cell>
          <table:table-cell office:value-type="float" office:value="-0.866513490677" calcext:value-type="float">
            <text:p>-0.86651349067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76]-[.K75])/([.B76]-[.B75])" office:value-type="float" office:value="0" calcext:value-type="float">
            <text:p>0</text:p>
          </table:table-cell>
          <table:table-cell table:formula="of:= ROUNDUP([.L75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964728E+018" calcext:value-type="float">
            <text:p>1.59204316964728E+018</text:p>
          </table:table-cell>
          <table:table-cell table:formula="of:= ([.A76]-1.59204316535084E+018)*0.000000001" office:value-type="float" office:value="4.296440064" calcext:value-type="float">
            <text:p>4.29644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71648" calcext:value-type="float">
            <text:p>-1.27159571648</text:p>
          </table:table-cell>
          <table:table-cell office:value-type="float" office:value="-0.574674904346" calcext:value-type="float">
            <text:p>-0.574674904346</text:p>
          </table:table-cell>
          <table:table-cell office:value-type="float" office:value="-0.866515278816" calcext:value-type="float">
            <text:p>-0.86651527881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77]-[.K76])/([.B77]-[.B76])" office:value-type="float" office:value="0" calcext:value-type="float">
            <text:p>0</text:p>
          </table:table-cell>
          <table:table-cell table:formula="of:= ROUNDUP([.L76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6970014E+018" calcext:value-type="float">
            <text:p>1.59204316970014E+018</text:p>
          </table:table-cell>
          <table:table-cell table:formula="of:= ([.A77]-1.59204316535084E+018)*0.000000001" office:value-type="float" office:value="4.349299968" calcext:value-type="float">
            <text:p>4.34929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286903" calcext:value-type="float">
            <text:p>-1.27160286903</text:p>
          </table:table-cell>
          <table:table-cell office:value-type="float" office:value="-0.574667692184" calcext:value-type="float">
            <text:p>-0.574667692184</text:p>
          </table:table-cell>
          <table:table-cell office:value-type="float" office:value="-0.866511106491" calcext:value-type="float">
            <text:p>-0.86651110649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78]-[.K77])/([.B78]-[.B77])" office:value-type="float" office:value="0" calcext:value-type="float">
            <text:p>0</text:p>
          </table:table-cell>
          <table:table-cell table:formula="of:= ROUNDUP([.L77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6975307E+018" calcext:value-type="float">
            <text:p>1.59204316975307E+018</text:p>
          </table:table-cell>
          <table:table-cell table:formula="of:= ([.A78]-1.59204316535084E+018)*0.000000001" office:value-type="float" office:value="4.402230016" calcext:value-type="float">
            <text:p>4.402230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2662" calcext:value-type="float">
            <text:p>-1.2715972662</text:p>
          </table:table-cell>
          <table:table-cell office:value-type="float" office:value="-0.574671208858" calcext:value-type="float">
            <text:p>-0.574671208858</text:p>
          </table:table-cell>
          <table:table-cell office:value-type="float" office:value="-0.866514503956" calcext:value-type="float">
            <text:p>-0.86651450395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79]-[.K78])/([.B79]-[.B78])" office:value-type="float" office:value="0" calcext:value-type="float">
            <text:p>0</text:p>
          </table:table-cell>
          <table:table-cell table:formula="of:= ROUNDUP([.L78]; 4)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6980595E+018" calcext:value-type="float">
            <text:p>1.59204316980595E+018</text:p>
          </table:table-cell>
          <table:table-cell table:formula="of:= ([.A79]-1.59204316535084E+018)*0.000000001" office:value-type="float" office:value="4.455109888" calcext:value-type="float">
            <text:p>4.455109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05434" calcext:value-type="float">
            <text:p>-1.27159905434</text:p>
          </table:table-cell>
          <table:table-cell office:value-type="float" office:value="-0.574679732323" calcext:value-type="float">
            <text:p>-0.574679732323</text:p>
          </table:table-cell>
          <table:table-cell office:value-type="float" office:value="-0.866510868073" calcext:value-type="float">
            <text:p>-0.86651086807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80]-[.K79])/([.B80]-[.B79])" office:value-type="float" office:value="0" calcext:value-type="float">
            <text:p>0</text:p>
          </table:table-cell>
          <table:table-cell table:formula="of:= ROUNDUP([.L79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6990953E+018" calcext:value-type="float">
            <text:p>1.59204316990953E+018</text:p>
          </table:table-cell>
          <table:table-cell table:formula="of:= ([.A80]-1.59204316535084E+018)*0.000000001" office:value-type="float" office:value="4.558689792" calcext:value-type="float">
            <text:p>4.5586897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106731" calcext:value-type="float">
            <text:p>-1.27159106731</text:p>
          </table:table-cell>
          <table:table-cell office:value-type="float" office:value="-0.57467597723" calcext:value-type="float">
            <text:p>-0.57467597723</text:p>
          </table:table-cell>
          <table:table-cell office:value-type="float" office:value="-0.866517901421" calcext:value-type="float">
            <text:p>-0.86651790142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81]-[.K80])/([.B81]-[.B80])" office:value-type="float" office:value="0" calcext:value-type="float">
            <text:p>0</text:p>
          </table:table-cell>
          <table:table-cell table:formula="of:= ROUNDUP([.L80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6996107E+018" calcext:value-type="float">
            <text:p>1.59204316996107E+018</text:p>
          </table:table-cell>
          <table:table-cell table:formula="of:= ([.A81]-1.59204316535084E+018)*0.000000001" office:value-type="float" office:value="4.610230016" calcext:value-type="float">
            <text:p>4.610230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690857" calcext:value-type="float">
            <text:p>-1.27159690857</text:p>
          </table:table-cell>
          <table:table-cell office:value-type="float" office:value="-0.574678838253" calcext:value-type="float">
            <text:p>-0.574678838253</text:p>
          </table:table-cell>
          <table:table-cell office:value-type="float" office:value="-0.866513133049" calcext:value-type="float">
            <text:p>-0.86651313304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82]-[.K81])/([.B82]-[.B81])" office:value-type="float" office:value="0" calcext:value-type="float">
            <text:p>0</text:p>
          </table:table-cell>
          <table:table-cell table:formula="of:= ROUNDUP([.L81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001229E+018" calcext:value-type="float">
            <text:p>1.59204317001229E+018</text:p>
          </table:table-cell>
          <table:table-cell table:formula="of:= ([.A82]-1.59204316535084E+018)*0.000000001" office:value-type="float" office:value="4.661449728" calcext:value-type="float">
            <text:p>4.661449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251141" calcext:value-type="float">
            <text:p>-1.27160251141</text:p>
          </table:table-cell>
          <table:table-cell office:value-type="float" office:value="-0.574678719044" calcext:value-type="float">
            <text:p>-0.574678719044</text:p>
          </table:table-cell>
          <table:table-cell office:value-type="float" office:value="-0.866510570049" calcext:value-type="float">
            <text:p>-0.86651057004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83]-[.K82])/([.B83]-[.B82])" office:value-type="float" office:value="0" calcext:value-type="float">
            <text:p>0</text:p>
          </table:table-cell>
          <table:table-cell table:formula="of:= ROUNDUP([.L82]; 4)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006434E+018" calcext:value-type="float">
            <text:p>1.59204317006434E+018</text:p>
          </table:table-cell>
          <table:table-cell table:formula="of:= ([.A83]-1.59204316535084E+018)*0.000000001" office:value-type="float" office:value="4.713499904" calcext:value-type="float">
            <text:p>4.71349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808708" calcext:value-type="float">
            <text:p>-1.27158808708</text:p>
          </table:table-cell>
          <table:table-cell office:value-type="float" office:value="-0.574684798717" calcext:value-type="float">
            <text:p>-0.574684798717</text:p>
          </table:table-cell>
          <table:table-cell office:value-type="float" office:value="-0.866519570351" calcext:value-type="float">
            <text:p>-0.86651957035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84]-[.K83])/([.B84]-[.B83])" office:value-type="float" office:value="0" calcext:value-type="float">
            <text:p>0</text:p>
          </table:table-cell>
          <table:table-cell table:formula="of:= ROUNDUP([.L83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7011731E+018" calcext:value-type="float">
            <text:p>1.59204317011731E+018</text:p>
          </table:table-cell>
          <table:table-cell table:formula="of:= ([.A84]-1.59204316535084E+018)*0.000000001" office:value-type="float" office:value="4.766469888" calcext:value-type="float">
            <text:p>4.766469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61703" calcext:value-type="float">
            <text:p>-1.27159261703</text:p>
          </table:table-cell>
          <table:table-cell office:value-type="float" office:value="-0.57467675209" calcext:value-type="float">
            <text:p>-0.57467675209</text:p>
          </table:table-cell>
          <table:table-cell office:value-type="float" office:value="-0.866519808769" calcext:value-type="float">
            <text:p>-0.86651980876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85]-[.K84])/([.B85]-[.B84])" office:value-type="float" office:value="0" calcext:value-type="float">
            <text:p>0</text:p>
          </table:table-cell>
          <table:table-cell table:formula="of:= ROUNDUP([.L84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017077E+018" calcext:value-type="float">
            <text:p>1.59204317017077E+018</text:p>
          </table:table-cell>
          <table:table-cell table:formula="of:= ([.A85]-1.59204316535084E+018)*0.000000001" office:value-type="float" office:value="4.819929856" calcext:value-type="float">
            <text:p>4.81992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14699" calcext:value-type="float">
            <text:p>-1.27159714699</text:p>
          </table:table-cell>
          <table:table-cell office:value-type="float" office:value="-0.574681818485" calcext:value-type="float">
            <text:p>-0.574681818485</text:p>
          </table:table-cell>
          <table:table-cell office:value-type="float" office:value="-0.866512537003" calcext:value-type="float">
            <text:p>-0.86651253700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86]-[.K85])/([.B86]-[.B85])" office:value-type="float" office:value="0" calcext:value-type="float">
            <text:p>0</text:p>
          </table:table-cell>
          <table:table-cell table:formula="of:= ROUNDUP([.L85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022277E+018" calcext:value-type="float">
            <text:p>1.59204317022277E+018</text:p>
          </table:table-cell>
          <table:table-cell table:formula="of:= ([.A86]-1.59204316535084E+018)*0.000000001" office:value-type="float" office:value="4.871929856" calcext:value-type="float">
            <text:p>4.87192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665657" calcext:value-type="float">
            <text:p>-1.27158665657</text:p>
          </table:table-cell>
          <table:table-cell office:value-type="float" office:value="-0.574687719345" calcext:value-type="float">
            <text:p>-0.574687719345</text:p>
          </table:table-cell>
          <table:table-cell office:value-type="float" office:value="-0.866522014141" calcext:value-type="float">
            <text:p>-0.86652201414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87]-[.K86])/([.B87]-[.B86])" office:value-type="float" office:value="0" calcext:value-type="float">
            <text:p>0</text:p>
          </table:table-cell>
          <table:table-cell table:formula="of:= ROUNDUP([.L86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027828E+018" calcext:value-type="float">
            <text:p>1.59204317027828E+018</text:p>
          </table:table-cell>
          <table:table-cell table:formula="of:= ([.A87]-1.59204316535084E+018)*0.000000001" office:value-type="float" office:value="4.927439872" calcext:value-type="float">
            <text:p>4.92743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357071" calcext:value-type="float">
            <text:p>-1.27159357071</text:p>
          </table:table-cell>
          <table:table-cell office:value-type="float" office:value="-0.574672996998" calcext:value-type="float">
            <text:p>-0.574672996998</text:p>
          </table:table-cell>
          <table:table-cell office:value-type="float" office:value="-0.866516172886" calcext:value-type="float">
            <text:p>-0.86651617288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88]-[.K87])/([.B88]-[.B87])" office:value-type="float" office:value="0" calcext:value-type="float">
            <text:p>0</text:p>
          </table:table-cell>
          <table:table-cell table:formula="of:= ROUNDUP([.L87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033052E+018" calcext:value-type="float">
            <text:p>1.59204317033052E+018</text:p>
          </table:table-cell>
          <table:table-cell table:formula="of:= ([.A88]-1.59204316535084E+018)*0.000000001" office:value-type="float" office:value="4.97968" calcext:value-type="float">
            <text:p>4.97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166336" calcext:value-type="float">
            <text:p>-1.27159166336</text:p>
          </table:table-cell>
          <table:table-cell office:value-type="float" office:value="-0.574682414532" calcext:value-type="float">
            <text:p>-0.574682414532</text:p>
          </table:table-cell>
          <table:table-cell office:value-type="float" office:value="-0.866518855095" calcext:value-type="float">
            <text:p>-0.86651885509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89]-[.K88])/([.B89]-[.B88])" office:value-type="float" office:value="0" calcext:value-type="float">
            <text:p>0</text:p>
          </table:table-cell>
          <table:table-cell table:formula="of:= ROUNDUP([.L88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038249E+018" calcext:value-type="float">
            <text:p>1.59204317038249E+018</text:p>
          </table:table-cell>
          <table:table-cell table:formula="of:= ([.A89]-1.59204316535084E+018)*0.000000001" office:value-type="float" office:value="5.031650048" calcext:value-type="float">
            <text:p>5.031650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596848" calcext:value-type="float">
            <text:p>-1.27160596848</text:p>
          </table:table-cell>
          <table:table-cell office:value-type="float" office:value="-0.574674546719" calcext:value-type="float">
            <text:p>-0.574674546719</text:p>
          </table:table-cell>
          <table:table-cell office:value-type="float" office:value="-0.866506695747" calcext:value-type="float">
            <text:p>-0.86650669574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0]-[.K89])/([.B90]-[.B89])" office:value-type="float" office:value="0" calcext:value-type="float">
            <text:p>0</text:p>
          </table:table-cell>
          <table:table-cell table:formula="of:= ROUNDUP([.L89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043492E+018" calcext:value-type="float">
            <text:p>1.59204317043492E+018</text:p>
          </table:table-cell>
          <table:table-cell table:formula="of:= ([.A90]-1.59204316535084E+018)*0.000000001" office:value-type="float" office:value="5.084079872" calcext:value-type="float">
            <text:p>5.08407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631252" calcext:value-type="float">
            <text:p>-1.27159631252</text:p>
          </table:table-cell>
          <table:table-cell office:value-type="float" office:value="-0.574683785439" calcext:value-type="float">
            <text:p>-0.574683785439</text:p>
          </table:table-cell>
          <table:table-cell office:value-type="float" office:value="-0.86651545763" calcext:value-type="float">
            <text:p>-0.8665154576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1]-[.K90])/([.B91]-[.B90])" office:value-type="float" office:value="0" calcext:value-type="float">
            <text:p>0</text:p>
          </table:table-cell>
          <table:table-cell table:formula="of:= ROUNDUP([.L90]; 4)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048718E+018" calcext:value-type="float">
            <text:p>1.59204317048718E+018</text:p>
          </table:table-cell>
          <table:table-cell table:formula="of:= ([.A91]-1.59204316535084E+018)*0.000000001" office:value-type="float" office:value="5.136339968" calcext:value-type="float">
            <text:p>5.13633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620689" calcext:value-type="float">
            <text:p>-1.27160620689</text:p>
          </table:table-cell>
          <table:table-cell office:value-type="float" office:value="-0.574671149254" calcext:value-type="float">
            <text:p>-0.574671149254</text:p>
          </table:table-cell>
          <table:table-cell office:value-type="float" office:value="-0.866504311562" calcext:value-type="float">
            <text:p>-0.86650431156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2]-[.K91])/([.B92]-[.B91])" office:value-type="float" office:value="0" calcext:value-type="float">
            <text:p>0</text:p>
          </table:table-cell>
          <table:table-cell table:formula="of:= ROUNDUP([.L91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7053928E+018" calcext:value-type="float">
            <text:p>1.59204317053928E+018</text:p>
          </table:table-cell>
          <table:table-cell table:formula="of:= ([.A92]-1.59204316535084E+018)*0.000000001" office:value-type="float" office:value="5.188439808" calcext:value-type="float">
            <text:p>5.188439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98145" calcext:value-type="float">
            <text:p>-1.27159798145</text:p>
          </table:table-cell>
          <table:table-cell office:value-type="float" office:value="-0.574674189091" calcext:value-type="float">
            <text:p>-0.574674189091</text:p>
          </table:table-cell>
          <table:table-cell office:value-type="float" office:value="-0.866515219212" calcext:value-type="float">
            <text:p>-0.86651521921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3]-[.K92])/([.B93]-[.B92])" office:value-type="float" office:value="0" calcext:value-type="float">
            <text:p>0</text:p>
          </table:table-cell>
          <table:table-cell table:formula="of:= ROUNDUP([.L92]; 4)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059052E+018" calcext:value-type="float">
            <text:p>1.59204317059052E+018</text:p>
          </table:table-cell>
          <table:table-cell table:formula="of:= ([.A93]-1.59204316535084E+018)*0.000000001" office:value-type="float" office:value="5.23968" calcext:value-type="float">
            <text:p>5.23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761024" calcext:value-type="float">
            <text:p>-1.27158761024</text:p>
          </table:table-cell>
          <table:table-cell office:value-type="float" office:value="-0.574681043625" calcext:value-type="float">
            <text:p>-0.574681043625</text:p>
          </table:table-cell>
          <table:table-cell office:value-type="float" office:value="-0.866521298885" calcext:value-type="float">
            <text:p>-0.86652129888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4]-[.K93])/([.B94]-[.B93])" office:value-type="float" office:value="0" calcext:value-type="float">
            <text:p>0</text:p>
          </table:table-cell>
          <table:table-cell table:formula="of:= ROUNDUP([.L93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06427E+018" calcext:value-type="float">
            <text:p>1.5920431706427E+018</text:p>
          </table:table-cell>
          <table:table-cell table:formula="of:= ([.A94]-1.59204316535084E+018)*0.000000001" office:value-type="float" office:value="5.291859968" calcext:value-type="float">
            <text:p>5.29185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784866" calcext:value-type="float">
            <text:p>-1.27158784866</text:p>
          </table:table-cell>
          <table:table-cell office:value-type="float" office:value="-0.574674785137" calcext:value-type="float">
            <text:p>-0.574674785137</text:p>
          </table:table-cell>
          <table:table-cell office:value-type="float" office:value="-0.86652392149" calcext:value-type="float">
            <text:p>-0.8665239214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5]-[.K94])/([.B95]-[.B94])" office:value-type="float" office:value="0" calcext:value-type="float">
            <text:p>0</text:p>
          </table:table-cell>
          <table:table-cell table:formula="of:= ROUNDUP([.L94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069469E+018" calcext:value-type="float">
            <text:p>1.59204317069469E+018</text:p>
          </table:table-cell>
          <table:table-cell table:formula="of:= ([.A95]-1.59204316535084E+018)*0.000000001" office:value-type="float" office:value="5.343849984" calcext:value-type="float">
            <text:p>5.34384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02778" calcext:value-type="float">
            <text:p>-1.27159702778</text:p>
          </table:table-cell>
          <table:table-cell office:value-type="float" office:value="-0.574675619602" calcext:value-type="float">
            <text:p>-0.574675619602</text:p>
          </table:table-cell>
          <table:table-cell office:value-type="float" office:value="-0.866515398026" calcext:value-type="float">
            <text:p>-0.86651539802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6]-[.K95])/([.B96]-[.B95])" office:value-type="float" office:value="0" calcext:value-type="float">
            <text:p>0</text:p>
          </table:table-cell>
          <table:table-cell table:formula="of:= ROUNDUP([.L95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074664E+018" calcext:value-type="float">
            <text:p>1.59204317074664E+018</text:p>
          </table:table-cell>
          <table:table-cell table:formula="of:= ([.A96]-1.59204316535084E+018)*0.000000001" office:value-type="float" office:value="5.395800064" calcext:value-type="float">
            <text:p>5.39580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428596" calcext:value-type="float">
            <text:p>-1.27159428596</text:p>
          </table:table-cell>
          <table:table-cell office:value-type="float" office:value="-0.57467764616" calcext:value-type="float">
            <text:p>-0.57467764616</text:p>
          </table:table-cell>
          <table:table-cell office:value-type="float" office:value="-0.866515994072" calcext:value-type="float">
            <text:p>-0.86651599407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7]-[.K96])/([.B97]-[.B96])" office:value-type="float" office:value="0" calcext:value-type="float">
            <text:p>0</text:p>
          </table:table-cell>
          <table:table-cell table:formula="of:= ROUNDUP([.L96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079974E+018" calcext:value-type="float">
            <text:p>1.59204317079974E+018</text:p>
          </table:table-cell>
          <table:table-cell table:formula="of:= ([.A97]-1.59204316535084E+018)*0.000000001" office:value-type="float" office:value="5.44889984" calcext:value-type="float">
            <text:p>5.4488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070969" calcext:value-type="float">
            <text:p>-1.27159070969</text:p>
          </table:table-cell>
          <table:table-cell office:value-type="float" office:value="-0.574674069881" calcext:value-type="float">
            <text:p>-0.574674069881</text:p>
          </table:table-cell>
          <table:table-cell office:value-type="float" office:value="-0.866517901421" calcext:value-type="float">
            <text:p>-0.86651790142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8]-[.K97])/([.B98]-[.B97])" office:value-type="float" office:value="0" calcext:value-type="float">
            <text:p>0</text:p>
          </table:table-cell>
          <table:table-cell table:formula="of:= ROUNDUP([.L97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0851E+018" calcext:value-type="float">
            <text:p>1.592043170851E+018</text:p>
          </table:table-cell>
          <table:table-cell table:formula="of:= ([.A98]-1.59204316535084E+018)*0.000000001" office:value-type="float" office:value="5.500159744" calcext:value-type="float">
            <text:p>5.500159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7819271" calcext:value-type="float">
            <text:p>-1.27157819271</text:p>
          </table:table-cell>
          <table:table-cell office:value-type="float" office:value="-0.574669420719" calcext:value-type="float">
            <text:p>-0.574669420719</text:p>
          </table:table-cell>
          <table:table-cell office:value-type="float" office:value="-0.866524934769" calcext:value-type="float">
            <text:p>-0.86652493476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99]-[.K98])/([.B99]-[.B98])" office:value-type="float" office:value="0" calcext:value-type="float">
            <text:p>0</text:p>
          </table:table-cell>
          <table:table-cell table:formula="of:= ROUNDUP([.L98]; 4)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090273E+018" calcext:value-type="float">
            <text:p>1.59204317090273E+018</text:p>
          </table:table-cell>
          <table:table-cell table:formula="of:= ([.A99]-1.59204316535084E+018)*0.000000001" office:value-type="float" office:value="5.55188992" calcext:value-type="float">
            <text:p>5.55188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02099" calcext:value-type="float">
            <text:p>-1.27159202099</text:p>
          </table:table-cell>
          <table:table-cell office:value-type="float" office:value="-0.574684560299" calcext:value-type="float">
            <text:p>-0.574684560299</text:p>
          </table:table-cell>
          <table:table-cell office:value-type="float" office:value="-0.866518378258" calcext:value-type="float">
            <text:p>-0.86651837825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00]-[.K99])/([.B100]-[.B99])" office:value-type="float" office:value="0" calcext:value-type="float">
            <text:p>0</text:p>
          </table:table-cell>
          <table:table-cell table:formula="of:= ROUNDUP([.L99]; 4)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7095479E+018" calcext:value-type="float">
            <text:p>1.59204317095479E+018</text:p>
          </table:table-cell>
          <table:table-cell table:formula="of:= ([.A100]-1.59204316535084E+018)*0.000000001" office:value-type="float" office:value="5.603949824" calcext:value-type="float">
            <text:p>5.603949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08289" calcext:value-type="float">
            <text:p>-1.2715908289</text:p>
          </table:table-cell>
          <table:table-cell office:value-type="float" office:value="-0.574684083462" calcext:value-type="float">
            <text:p>-0.574684083462</text:p>
          </table:table-cell>
          <table:table-cell office:value-type="float" office:value="-0.866518497467" calcext:value-type="float">
            <text:p>-0.86651849746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01]-[.K100])/([.B101]-[.B100])" office:value-type="float" office:value="0" calcext:value-type="float">
            <text:p>0</text:p>
          </table:table-cell>
          <table:table-cell table:formula="of:= ROUNDUP([.L100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10069E+018" calcext:value-type="float">
            <text:p>1.5920431710069E+018</text:p>
          </table:table-cell>
          <table:table-cell table:formula="of:= ([.A101]-1.59204316535084E+018)*0.000000001" office:value-type="float" office:value="5.656059904" calcext:value-type="float">
            <text:p>5.65605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85545" calcext:value-type="float">
            <text:p>-1.27159285545</text:p>
          </table:table-cell>
          <table:table-cell office:value-type="float" office:value="-0.574674367905" calcext:value-type="float">
            <text:p>-0.574674367905</text:p>
          </table:table-cell>
          <table:table-cell office:value-type="float" office:value="-0.866520166397" calcext:value-type="float">
            <text:p>-0.86652016639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02]-[.K101])/([.B102]-[.B101])" office:value-type="float" office:value="0" calcext:value-type="float">
            <text:p>0</text:p>
          </table:table-cell>
          <table:table-cell table:formula="of:= ROUNDUP([.L101]; 4)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7110864E+018" calcext:value-type="float">
            <text:p>1.59204317110864E+018</text:p>
          </table:table-cell>
          <table:table-cell table:formula="of:= ([.A102]-1.59204316535084E+018)*0.000000001" office:value-type="float" office:value="5.757799936" calcext:value-type="float">
            <text:p>5.757799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667015" calcext:value-type="float">
            <text:p>-1.27159667015</text:p>
          </table:table-cell>
          <table:table-cell office:value-type="float" office:value="-0.574677109718" calcext:value-type="float">
            <text:p>-0.574677109718</text:p>
          </table:table-cell>
          <table:table-cell office:value-type="float" office:value="-0.866514444351" calcext:value-type="float">
            <text:p>-0.86651444435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03]-[.K102])/([.B103]-[.B102])" office:value-type="float" office:value="0" calcext:value-type="float">
            <text:p>0</text:p>
          </table:table-cell>
          <table:table-cell table:formula="of:= ROUNDUP([.L102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116032E+018" calcext:value-type="float">
            <text:p>1.59204317116032E+018</text:p>
          </table:table-cell>
          <table:table-cell table:formula="of:= ([.A103]-1.59204316535084E+018)*0.000000001" office:value-type="float" office:value="5.809479936" calcext:value-type="float">
            <text:p>5.809479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321308" calcext:value-type="float">
            <text:p>-1.27159321308</text:p>
          </table:table-cell>
          <table:table-cell office:value-type="float" office:value="-0.574672162533" calcext:value-type="float">
            <text:p>-0.574672162533</text:p>
          </table:table-cell>
          <table:table-cell office:value-type="float" office:value="-0.866516709328" calcext:value-type="float">
            <text:p>-0.86651670932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04]-[.K103])/([.B104]-[.B103])" office:value-type="float" office:value="0" calcext:value-type="float">
            <text:p>0</text:p>
          </table:table-cell>
          <table:table-cell table:formula="of:= ROUNDUP([.L103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121303E+018" calcext:value-type="float">
            <text:p>1.59204317121303E+018</text:p>
          </table:table-cell>
          <table:table-cell table:formula="of:= ([.A104]-1.59204316535084E+018)*0.000000001" office:value-type="float" office:value="5.862189824" calcext:value-type="float">
            <text:p>5.862189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047127" calcext:value-type="float">
            <text:p>-1.27159047127</text:p>
          </table:table-cell>
          <table:table-cell office:value-type="float" office:value="-0.574677944183" calcext:value-type="float">
            <text:p>-0.574677944183</text:p>
          </table:table-cell>
          <table:table-cell office:value-type="float" office:value="-0.866519570351" calcext:value-type="float">
            <text:p>-0.86651957035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05]-[.K104])/([.B105]-[.B104])" office:value-type="float" office:value="0" calcext:value-type="float">
            <text:p>0</text:p>
          </table:table-cell>
          <table:table-cell table:formula="of:= ROUNDUP([.L104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126487E+018" calcext:value-type="float">
            <text:p>1.59204317126487E+018</text:p>
          </table:table-cell>
          <table:table-cell table:formula="of:= ([.A105]-1.59204316535084E+018)*0.000000001" office:value-type="float" office:value="5.91403008" calcext:value-type="float">
            <text:p>5.91403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048485" calcext:value-type="float">
            <text:p>-1.27160048485</text:p>
          </table:table-cell>
          <table:table-cell office:value-type="float" office:value="-0.574676334858" calcext:value-type="float">
            <text:p>-0.574676334858</text:p>
          </table:table-cell>
          <table:table-cell office:value-type="float" office:value="-0.866512417793" calcext:value-type="float">
            <text:p>-0.86651241779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06]-[.K105])/([.B106]-[.B105])" office:value-type="float" office:value="0" calcext:value-type="float">
            <text:p>0</text:p>
          </table:table-cell>
          <table:table-cell table:formula="of:= ROUNDUP([.L105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136683E+018" calcext:value-type="float">
            <text:p>1.59204317136683E+018</text:p>
          </table:table-cell>
          <table:table-cell table:formula="of:= ([.A106]-1.59204316535084E+018)*0.000000001" office:value-type="float" office:value="6.01598976" calcext:value-type="float">
            <text:p>6.01598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12043" calcext:value-type="float">
            <text:p>-1.27159512043</text:p>
          </table:table-cell>
          <table:table-cell office:value-type="float" office:value="-0.574681162834" calcext:value-type="float">
            <text:p>-0.574681162834</text:p>
          </table:table-cell>
          <table:table-cell office:value-type="float" office:value="-0.866514623165" calcext:value-type="float">
            <text:p>-0.86651462316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07]-[.K106])/([.B107]-[.B106])" office:value-type="float" office:value="0" calcext:value-type="float">
            <text:p>0</text:p>
          </table:table-cell>
          <table:table-cell table:formula="of:= ROUNDUP([.L106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141961E+018" calcext:value-type="float">
            <text:p>1.59204317141961E+018</text:p>
          </table:table-cell>
          <table:table-cell table:formula="of:= ([.A107]-1.59204316535084E+018)*0.000000001" office:value-type="float" office:value="6.068769792" calcext:value-type="float">
            <text:p>6.0687697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38541" calcext:value-type="float">
            <text:p>-1.27159738541</text:p>
          </table:table-cell>
          <table:table-cell office:value-type="float" office:value="-0.574680924416" calcext:value-type="float">
            <text:p>-0.574680924416</text:p>
          </table:table-cell>
          <table:table-cell office:value-type="float" office:value="-0.866514921188" calcext:value-type="float">
            <text:p>-0.86651492118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08]-[.K107])/([.B108]-[.B107])" office:value-type="float" office:value="0" calcext:value-type="float">
            <text:p>0</text:p>
          </table:table-cell>
          <table:table-cell table:formula="of:= ROUNDUP([.L107]; 4)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152159E+018" calcext:value-type="float">
            <text:p>1.59204317152159E+018</text:p>
          </table:table-cell>
          <table:table-cell table:formula="of:= ([.A108]-1.59204316535084E+018)*0.000000001" office:value-type="float" office:value="6.170749952" calcext:value-type="float">
            <text:p>6.170749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02099" calcext:value-type="float">
            <text:p>-1.27159202099</text:p>
          </table:table-cell>
          <table:table-cell office:value-type="float" office:value="-0.574677467346" calcext:value-type="float">
            <text:p>-0.574677467346</text:p>
          </table:table-cell>
          <table:table-cell office:value-type="float" office:value="-0.866521477699" calcext:value-type="float">
            <text:p>-0.86652147769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09]-[.K108])/([.B109]-[.B108])" office:value-type="float" office:value="0" calcext:value-type="float">
            <text:p>0</text:p>
          </table:table-cell>
          <table:table-cell table:formula="of:= ROUNDUP([.L108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157372E+018" calcext:value-type="float">
            <text:p>1.59204317157372E+018</text:p>
          </table:table-cell>
          <table:table-cell table:formula="of:= ([.A109]-1.59204316535084E+018)*0.000000001" office:value-type="float" office:value="6.22288" calcext:value-type="float">
            <text:p>6.22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619331" calcext:value-type="float">
            <text:p>-1.27159619331</text:p>
          </table:table-cell>
          <table:table-cell office:value-type="float" office:value="-0.57467520237" calcext:value-type="float">
            <text:p>-0.57467520237</text:p>
          </table:table-cell>
          <table:table-cell office:value-type="float" office:value="-0.866514265537" calcext:value-type="float">
            <text:p>-0.86651426553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10]-[.K109])/([.B110]-[.B109])" office:value-type="float" office:value="0" calcext:value-type="float">
            <text:p>0</text:p>
          </table:table-cell>
          <table:table-cell table:formula="of:= ROUNDUP([.L109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162565E+018" calcext:value-type="float">
            <text:p>1.59204317162565E+018</text:p>
          </table:table-cell>
          <table:table-cell table:formula="of:= ([.A110]-1.59204316535084E+018)*0.000000001" office:value-type="float" office:value="6.274809856" calcext:value-type="float">
            <text:p>6.27480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011364" calcext:value-type="float">
            <text:p>-1.27159011364</text:p>
          </table:table-cell>
          <table:table-cell office:value-type="float" office:value="-0.574675679207" calcext:value-type="float">
            <text:p>-0.574675679207</text:p>
          </table:table-cell>
          <table:table-cell office:value-type="float" office:value="-0.866521656513" calcext:value-type="float">
            <text:p>-0.86652165651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11]-[.K110])/([.B111]-[.B110])" office:value-type="float" office:value="0" calcext:value-type="float">
            <text:p>0</text:p>
          </table:table-cell>
          <table:table-cell table:formula="of:= ROUNDUP([.L110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167789E+018" calcext:value-type="float">
            <text:p>1.59204317167789E+018</text:p>
          </table:table-cell>
          <table:table-cell table:formula="of:= ([.A111]-1.59204316535084E+018)*0.000000001" office:value-type="float" office:value="6.327049984" calcext:value-type="float">
            <text:p>6.32704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012722" calcext:value-type="float">
            <text:p>-1.27160012722</text:p>
          </table:table-cell>
          <table:table-cell office:value-type="float" office:value="-0.574674189091" calcext:value-type="float">
            <text:p>-0.574674189091</text:p>
          </table:table-cell>
          <table:table-cell office:value-type="float" office:value="-0.866512060165" calcext:value-type="float">
            <text:p>-0.86651206016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12]-[.K111])/([.B112]-[.B111])" office:value-type="float" office:value="0" calcext:value-type="float">
            <text:p>0</text:p>
          </table:table-cell>
          <table:table-cell table:formula="of:= ROUNDUP([.L111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173186E+018" calcext:value-type="float">
            <text:p>1.59204317173186E+018</text:p>
          </table:table-cell>
          <table:table-cell table:formula="of:= ([.A112]-1.59204316535084E+018)*0.000000001" office:value-type="float" office:value="6.38102016" calcext:value-type="float">
            <text:p>6.38102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85545" calcext:value-type="float">
            <text:p>-1.27159285545</text:p>
          </table:table-cell>
          <table:table-cell office:value-type="float" office:value="-0.574678242207" calcext:value-type="float">
            <text:p>-0.574678242207</text:p>
          </table:table-cell>
          <table:table-cell office:value-type="float" office:value="-0.8665137887" calcext:value-type="float">
            <text:p>-0.866513788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13]-[.K112])/([.B113]-[.B112])" office:value-type="float" office:value="0" calcext:value-type="float">
            <text:p>0</text:p>
          </table:table-cell>
          <table:table-cell table:formula="of:= ROUNDUP([.L112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178328E+018" calcext:value-type="float">
            <text:p>1.59204317178328E+018</text:p>
          </table:table-cell>
          <table:table-cell table:formula="of:= ([.A113]-1.59204316535084E+018)*0.000000001" office:value-type="float" office:value="6.432439808" calcext:value-type="float">
            <text:p>6.432439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98145" calcext:value-type="float">
            <text:p>-1.27159798145</text:p>
          </table:table-cell>
          <table:table-cell office:value-type="float" office:value="-0.574675142765" calcext:value-type="float">
            <text:p>-0.574675142765</text:p>
          </table:table-cell>
          <table:table-cell office:value-type="float" office:value="-0.86651211977" calcext:value-type="float">
            <text:p>-0.8665121197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14]-[.K113])/([.B114]-[.B113])" office:value-type="float" office:value="0" calcext:value-type="float">
            <text:p>0</text:p>
          </table:table-cell>
          <table:table-cell table:formula="of:= ROUNDUP([.L113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183536E+018" calcext:value-type="float">
            <text:p>1.59204317183536E+018</text:p>
          </table:table-cell>
          <table:table-cell table:formula="of:= ([.A114]-1.59204316535084E+018)*0.000000001" office:value-type="float" office:value="6.484519936" calcext:value-type="float">
            <text:p>6.484519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191536" calcext:value-type="float">
            <text:p>-1.27160191536</text:p>
          </table:table-cell>
          <table:table-cell office:value-type="float" office:value="-0.574669003487" calcext:value-type="float">
            <text:p>-0.574669003487</text:p>
          </table:table-cell>
          <table:table-cell office:value-type="float" office:value="-0.866511523724" calcext:value-type="float">
            <text:p>-0.86651152372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15]-[.K114])/([.B115]-[.B114])" office:value-type="float" office:value="0" calcext:value-type="float">
            <text:p>0</text:p>
          </table:table-cell>
          <table:table-cell table:formula="of:= ROUNDUP([.L114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188702E+018" calcext:value-type="float">
            <text:p>1.59204317188702E+018</text:p>
          </table:table-cell>
          <table:table-cell table:formula="of:= ([.A115]-1.59204316535084E+018)*0.000000001" office:value-type="float" office:value="6.536179968" calcext:value-type="float">
            <text:p>6.53617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321308" calcext:value-type="float">
            <text:p>-1.27159321308</text:p>
          </table:table-cell>
          <table:table-cell office:value-type="float" office:value="-0.574678719044" calcext:value-type="float">
            <text:p>-0.574678719044</text:p>
          </table:table-cell>
          <table:table-cell office:value-type="float" office:value="-0.86651802063" calcext:value-type="float">
            <text:p>-0.8665180206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16]-[.K115])/([.B116]-[.B115])" office:value-type="float" office:value="0" calcext:value-type="float">
            <text:p>0</text:p>
          </table:table-cell>
          <table:table-cell table:formula="of:= ROUNDUP([.L115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19391E+018" calcext:value-type="float">
            <text:p>1.5920431719391E+018</text:p>
          </table:table-cell>
          <table:table-cell table:formula="of:= ([.A116]-1.59204316535084E+018)*0.000000001" office:value-type="float" office:value="6.588260096" calcext:value-type="float">
            <text:p>6.588260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667015" calcext:value-type="float">
            <text:p>-1.27159667015</text:p>
          </table:table-cell>
          <table:table-cell office:value-type="float" office:value="-0.574677884579" calcext:value-type="float">
            <text:p>-0.574677884579</text:p>
          </table:table-cell>
          <table:table-cell office:value-type="float" office:value="-0.866513133049" calcext:value-type="float">
            <text:p>-0.86651313304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17]-[.K116])/([.B117]-[.B116])" office:value-type="float" office:value="0" calcext:value-type="float">
            <text:p>0</text:p>
          </table:table-cell>
          <table:table-cell table:formula="of:= ROUNDUP([.L116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199109E+018" calcext:value-type="float">
            <text:p>1.59204317199109E+018</text:p>
          </table:table-cell>
          <table:table-cell table:formula="of:= ([.A117]-1.59204316535084E+018)*0.000000001" office:value-type="float" office:value="6.640250112" calcext:value-type="float">
            <text:p>6.640250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190178" calcext:value-type="float">
            <text:p>-1.27159190178</text:p>
          </table:table-cell>
          <table:table-cell office:value-type="float" office:value="-0.574683845043" calcext:value-type="float">
            <text:p>-0.574683845043</text:p>
          </table:table-cell>
          <table:table-cell office:value-type="float" office:value="-0.866517543793" calcext:value-type="float">
            <text:p>-0.86651754379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18]-[.K117])/([.B118]-[.B117])" office:value-type="float" office:value="0" calcext:value-type="float">
            <text:p>0</text:p>
          </table:table-cell>
          <table:table-cell table:formula="of:= ROUNDUP([.L117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204301E+018" calcext:value-type="float">
            <text:p>1.59204317204301E+018</text:p>
          </table:table-cell>
          <table:table-cell table:formula="of:= ([.A118]-1.59204316535084E+018)*0.000000001" office:value-type="float" office:value="6.692169984" calcext:value-type="float">
            <text:p>6.69216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8888" calcext:value-type="float">
            <text:p>-1.2715998888</text:p>
          </table:table-cell>
          <table:table-cell office:value-type="float" office:value="-0.574671030045" calcext:value-type="float">
            <text:p>-0.574671030045</text:p>
          </table:table-cell>
          <table:table-cell office:value-type="float" office:value="-0.866514623165" calcext:value-type="float">
            <text:p>-0.86651462316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19]-[.K118])/([.B119]-[.B118])" office:value-type="float" office:value="0" calcext:value-type="float">
            <text:p>0</text:p>
          </table:table-cell>
          <table:table-cell table:formula="of:= ROUNDUP([.L118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209494E+018" calcext:value-type="float">
            <text:p>1.59204317209494E+018</text:p>
          </table:table-cell>
          <table:table-cell table:formula="of:= ([.A119]-1.59204316535084E+018)*0.000000001" office:value-type="float" office:value="6.74409984" calcext:value-type="float">
            <text:p>6.7440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927917" calcext:value-type="float">
            <text:p>-1.27158927917</text:p>
          </table:table-cell>
          <table:table-cell office:value-type="float" office:value="-0.574682831764" calcext:value-type="float">
            <text:p>-0.574682831764</text:p>
          </table:table-cell>
          <table:table-cell office:value-type="float" office:value="-0.866520345211" calcext:value-type="float">
            <text:p>-0.86652034521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20]-[.K119])/([.B120]-[.B119])" office:value-type="float" office:value="0" calcext:value-type="float">
            <text:p>0</text:p>
          </table:table-cell>
          <table:table-cell table:formula="of:= ROUNDUP([.L119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214702E+018" calcext:value-type="float">
            <text:p>1.59204317214702E+018</text:p>
          </table:table-cell>
          <table:table-cell table:formula="of:= ([.A120]-1.59204316535084E+018)*0.000000001" office:value-type="float" office:value="6.796179968" calcext:value-type="float">
            <text:p>6.79617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108089" calcext:value-type="float">
            <text:p>-1.27160108089</text:p>
          </table:table-cell>
          <table:table-cell office:value-type="float" office:value="-0.574674665928" calcext:value-type="float">
            <text:p>-0.574674665928</text:p>
          </table:table-cell>
          <table:table-cell office:value-type="float" office:value="-0.866510331631" calcext:value-type="float">
            <text:p>-0.86651033163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21]-[.K120])/([.B121]-[.B120])" office:value-type="float" office:value="0.00192344617616199" calcext:value-type="float">
            <text:p>0.001923446176162</text:p>
          </table:table-cell>
          <table:table-cell table:formula="of:= ROUNDUP([.L120]; 4)" office:value-type="float" office:value="0.002" calcext:value-type="float">
            <text:p>0.002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7219901E+018" calcext:value-type="float">
            <text:p>1.59204317219901E+018</text:p>
          </table:table-cell>
          <table:table-cell table:formula="of:= ([.A121]-1.59204316535084E+018)*0.000000001" office:value-type="float" office:value="6.848169984" calcext:value-type="float">
            <text:p>6.848169984</text:p>
          </table:table-cell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-1.27158391476" calcext:value-type="float">
            <text:p>-1.27158391476</text:p>
          </table:table-cell>
          <table:table-cell office:value-type="float" office:value="-0.574691712856" calcext:value-type="float">
            <text:p>-0.574691712856</text:p>
          </table:table-cell>
          <table:table-cell office:value-type="float" office:value="-0.866523504257" calcext:value-type="float">
            <text:p>-0.866523504257</text:p>
          </table:table-cell>
          <table:table-cell/>
          <table:table-cell office:value-type="float" office:value="7.82630634308" calcext:value-type="float">
            <text:p>7.8263063430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122]-[.K121])/([.B122]-[.B121])" office:value-type="float" office:value="-0.00194893474096706" calcext:value-type="float">
            <text:p>-0.001948934740967</text:p>
          </table:table-cell>
          <table:table-cell table:formula="of:= ROUNDUP([.L121]; 4)" office:value-type="float" office:value="-0.002" calcext:value-type="float">
            <text:p>-0.002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7225032E+018" calcext:value-type="float">
            <text:p>1.59204317225032E+018</text:p>
          </table:table-cell>
          <table:table-cell table:formula="of:= ([.A122]-1.59204316535084E+018)*0.000000001" office:value-type="float" office:value="6.899480064" calcext:value-type="float">
            <text:p>6.89948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059048" calcext:value-type="float">
            <text:p>-1.27159059048</text:p>
          </table:table-cell>
          <table:table-cell office:value-type="float" office:value="-0.574677050114" calcext:value-type="float">
            <text:p>-0.574677050114</text:p>
          </table:table-cell>
          <table:table-cell office:value-type="float" office:value="-0.866517841816" calcext:value-type="float">
            <text:p>-0.86651784181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23]-[.K122])/([.B123]-[.B122])" office:value-type="float" office:value="0" calcext:value-type="float">
            <text:p>0</text:p>
          </table:table-cell>
          <table:table-cell table:formula="of:= ROUNDUP([.L122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230214E+018" calcext:value-type="float">
            <text:p>1.59204317230214E+018</text:p>
          </table:table-cell>
          <table:table-cell table:formula="of:= ([.A123]-1.59204316535084E+018)*0.000000001" office:value-type="float" office:value="6.95129984" calcext:value-type="float">
            <text:p>6.9512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50462" calcext:value-type="float">
            <text:p>-1.27159750462</text:p>
          </table:table-cell>
          <table:table-cell office:value-type="float" office:value="-0.574675321579" calcext:value-type="float">
            <text:p>-0.574675321579</text:p>
          </table:table-cell>
          <table:table-cell office:value-type="float" office:value="-0.866512000561" calcext:value-type="float">
            <text:p>-0.86651200056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24]-[.K123])/([.B124]-[.B123])" office:value-type="float" office:value="0" calcext:value-type="float">
            <text:p>0</text:p>
          </table:table-cell>
          <table:table-cell table:formula="of:= ROUNDUP([.L123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235412E+018" calcext:value-type="float">
            <text:p>1.59204317235412E+018</text:p>
          </table:table-cell>
          <table:table-cell table:formula="of:= ([.A124]-1.59204316535084E+018)*0.000000001" office:value-type="float" office:value="7.003279872" calcext:value-type="float">
            <text:p>7.00327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12001" calcext:value-type="float">
            <text:p>-1.2716012001</text:p>
          </table:table-cell>
          <table:table-cell office:value-type="float" office:value="-0.574678659439" calcext:value-type="float">
            <text:p>-0.574678659439</text:p>
          </table:table-cell>
          <table:table-cell office:value-type="float" office:value="-0.866512537003" calcext:value-type="float">
            <text:p>-0.86651253700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25]-[.K124])/([.B125]-[.B124])" office:value-type="float" office:value="0" calcext:value-type="float">
            <text:p>0</text:p>
          </table:table-cell>
          <table:table-cell table:formula="of:= ROUNDUP([.L124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240632E+018" calcext:value-type="float">
            <text:p>1.59204317240632E+018</text:p>
          </table:table-cell>
          <table:table-cell table:formula="of:= ([.A125]-1.59204316535084E+018)*0.000000001" office:value-type="float" office:value="7.055479808" calcext:value-type="float">
            <text:p>7.055479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86224" calcext:value-type="float">
            <text:p>-1.27159786224</text:p>
          </table:table-cell>
          <table:table-cell office:value-type="float" office:value="-0.574676036835" calcext:value-type="float">
            <text:p>-0.574676036835</text:p>
          </table:table-cell>
          <table:table-cell office:value-type="float" office:value="-0.866511702538" calcext:value-type="float">
            <text:p>-0.86651170253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26]-[.K125])/([.B126]-[.B125])" office:value-type="float" office:value="0" calcext:value-type="float">
            <text:p>0</text:p>
          </table:table-cell>
          <table:table-cell table:formula="of:= ROUNDUP([.L125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245906E+018" calcext:value-type="float">
            <text:p>1.59204317245906E+018</text:p>
          </table:table-cell>
          <table:table-cell table:formula="of:= ([.A126]-1.59204316535084E+018)*0.000000001" office:value-type="float" office:value="7.108219904" calcext:value-type="float">
            <text:p>7.10821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418034" calcext:value-type="float">
            <text:p>-1.27160418034</text:p>
          </table:table-cell>
          <table:table-cell office:value-type="float" office:value="-0.574672281742" calcext:value-type="float">
            <text:p>-0.574672281742</text:p>
          </table:table-cell>
          <table:table-cell office:value-type="float" office:value="-0.866507053375" calcext:value-type="float">
            <text:p>-0.86650705337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27]-[.K126])/([.B127]-[.B126])" office:value-type="float" office:value="0" calcext:value-type="float">
            <text:p>0</text:p>
          </table:table-cell>
          <table:table-cell table:formula="of:= ROUNDUP([.L126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256185E+018" calcext:value-type="float">
            <text:p>1.59204317256185E+018</text:p>
          </table:table-cell>
          <table:table-cell table:formula="of:= ([.A127]-1.59204316535084E+018)*0.000000001" office:value-type="float" office:value="7.211010048" calcext:value-type="float">
            <text:p>7.211010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286903" calcext:value-type="float">
            <text:p>-1.27160286903</text:p>
          </table:table-cell>
          <table:table-cell office:value-type="float" office:value="-0.574678480625" calcext:value-type="float">
            <text:p>-0.574678480625</text:p>
          </table:table-cell>
          <table:table-cell office:value-type="float" office:value="-0.866507053375" calcext:value-type="float">
            <text:p>-0.86650705337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28]-[.K127])/([.B128]-[.B127])" office:value-type="float" office:value="0" calcext:value-type="float">
            <text:p>0</text:p>
          </table:table-cell>
          <table:table-cell table:formula="of:= ROUNDUP([.L127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7261503E+018" calcext:value-type="float">
            <text:p>1.59204317261503E+018</text:p>
          </table:table-cell>
          <table:table-cell table:formula="of:= ([.A128]-1.59204316535084E+018)*0.000000001" office:value-type="float" office:value="7.264190208" calcext:value-type="float">
            <text:p>7.264190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179615" calcext:value-type="float">
            <text:p>-1.27160179615</text:p>
          </table:table-cell>
          <table:table-cell office:value-type="float" office:value="-0.574667394161" calcext:value-type="float">
            <text:p>-0.574667394161</text:p>
          </table:table-cell>
          <table:table-cell office:value-type="float" office:value="-0.866511583328" calcext:value-type="float">
            <text:p>-0.86651158332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29]-[.K128])/([.B129]-[.B128])" office:value-type="float" office:value="0" calcext:value-type="float">
            <text:p>0</text:p>
          </table:table-cell>
          <table:table-cell table:formula="of:= ROUNDUP([.L128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266685E+018" calcext:value-type="float">
            <text:p>1.59204317266685E+018</text:p>
          </table:table-cell>
          <table:table-cell table:formula="of:= ([.A129]-1.59204316535084E+018)*0.000000001" office:value-type="float" office:value="7.316009984" calcext:value-type="float">
            <text:p>7.31600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251141" calcext:value-type="float">
            <text:p>-1.27160251141</text:p>
          </table:table-cell>
          <table:table-cell office:value-type="float" office:value="-0.574682891369" calcext:value-type="float">
            <text:p>-0.574682891369</text:p>
          </table:table-cell>
          <table:table-cell office:value-type="float" office:value="-0.866510510445" calcext:value-type="float">
            <text:p>-0.86651051044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30]-[.K129])/([.B130]-[.B129])" office:value-type="float" office:value="0" calcext:value-type="float">
            <text:p>0</text:p>
          </table:table-cell>
          <table:table-cell table:formula="of:= ROUNDUP([.L129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7271831E+018" calcext:value-type="float">
            <text:p>1.59204317271831E+018</text:p>
          </table:table-cell>
          <table:table-cell table:formula="of:= ([.A130]-1.59204316535084E+018)*0.000000001" office:value-type="float" office:value="7.367469824" calcext:value-type="float">
            <text:p>7.367469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298824" calcext:value-type="float">
            <text:p>-1.27160298824</text:p>
          </table:table-cell>
          <table:table-cell office:value-type="float" office:value="-0.57467097044" calcext:value-type="float">
            <text:p>-0.57467097044</text:p>
          </table:table-cell>
          <table:table-cell office:value-type="float" office:value="-0.86651134491" calcext:value-type="float">
            <text:p>-0.8665113449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31]-[.K130])/([.B131]-[.B130])" office:value-type="float" office:value="0" calcext:value-type="float">
            <text:p>0</text:p>
          </table:table-cell>
          <table:table-cell table:formula="of:= ROUNDUP([.L130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276955E+018" calcext:value-type="float">
            <text:p>1.59204317276955E+018</text:p>
          </table:table-cell>
          <table:table-cell table:formula="of:= ([.A131]-1.59204316535084E+018)*0.000000001" office:value-type="float" office:value="7.418710016" calcext:value-type="float">
            <text:p>7.418710016</text:p>
          </table:table-cell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-1.2715921402" calcext:value-type="float">
            <text:p>-1.2715921402</text:p>
          </table:table-cell>
          <table:table-cell office:value-type="float" office:value="-0.574671983719" calcext:value-type="float">
            <text:p>-0.574671983719</text:p>
          </table:table-cell>
          <table:table-cell office:value-type="float" office:value="-0.866518855095" calcext:value-type="float">
            <text:p>-0.866518855095</text:p>
          </table:table-cell>
          <table:table-cell/>
          <table:table-cell office:value-type="float" office:value="7.82376241684" calcext:value-type="float">
            <text:p>7.82376241684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32]-[.K131])/([.B132]-[.B131])" office:value-type="float" office:value="0" calcext:value-type="float">
            <text:p>0</text:p>
          </table:table-cell>
          <table:table-cell table:formula="of:= ROUNDUP([.L131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282166E+018" calcext:value-type="float">
            <text:p>1.59204317282166E+018</text:p>
          </table:table-cell>
          <table:table-cell table:formula="of:= ([.A132]-1.59204316535084E+018)*0.000000001" office:value-type="float" office:value="7.47081984" calcext:value-type="float">
            <text:p>7.47081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808708" calcext:value-type="float">
            <text:p>-1.27158808708</text:p>
          </table:table-cell>
          <table:table-cell office:value-type="float" office:value="-0.574676096439" calcext:value-type="float">
            <text:p>-0.574676096439</text:p>
          </table:table-cell>
          <table:table-cell office:value-type="float" office:value="-0.866522431374" calcext:value-type="float">
            <text:p>-0.86652243137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33]-[.K132])/([.B133]-[.B132])" office:value-type="float" office:value="0" calcext:value-type="float">
            <text:p>0</text:p>
          </table:table-cell>
          <table:table-cell table:formula="of:= ROUNDUP([.L132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28737E+018" calcext:value-type="float">
            <text:p>1.5920431728737E+018</text:p>
          </table:table-cell>
          <table:table-cell table:formula="of:= ([.A133]-1.59204316535084E+018)*0.000000001" office:value-type="float" office:value="7.522860032" calcext:value-type="float">
            <text:p>7.522860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844471" calcext:value-type="float">
            <text:p>-1.27158844471</text:p>
          </table:table-cell>
          <table:table-cell office:value-type="float" office:value="-0.574676990509" calcext:value-type="float">
            <text:p>-0.574676990509</text:p>
          </table:table-cell>
          <table:table-cell office:value-type="float" office:value="-0.86651802063" calcext:value-type="float">
            <text:p>-0.8665180206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34]-[.K133])/([.B134]-[.B133])" office:value-type="float" office:value="0" calcext:value-type="float">
            <text:p>0</text:p>
          </table:table-cell>
          <table:table-cell table:formula="of:= ROUNDUP([.L133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297506E+018" calcext:value-type="float">
            <text:p>1.59204317297506E+018</text:p>
          </table:table-cell>
          <table:table-cell table:formula="of:= ([.A134]-1.59204316535084E+018)*0.000000001" office:value-type="float" office:value="7.624219904" calcext:value-type="float">
            <text:p>7.62421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12043" calcext:value-type="float">
            <text:p>-1.27159512043</text:p>
          </table:table-cell>
          <table:table-cell office:value-type="float" office:value="-0.574678421021" calcext:value-type="float">
            <text:p>-0.574678421021</text:p>
          </table:table-cell>
          <table:table-cell office:value-type="float" office:value="-0.866516232491" calcext:value-type="float">
            <text:p>-0.86651623249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35]-[.K134])/([.B135]-[.B134])" office:value-type="float" office:value="0" calcext:value-type="float">
            <text:p>0</text:p>
          </table:table-cell>
          <table:table-cell table:formula="of:= ROUNDUP([.L134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302675E+018" calcext:value-type="float">
            <text:p>1.59204317302675E+018</text:p>
          </table:table-cell>
          <table:table-cell table:formula="of:= ([.A135]-1.59204316535084E+018)*0.000000001" office:value-type="float" office:value="7.675910144" calcext:value-type="float">
            <text:p>7.675910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869671" calcext:value-type="float">
            <text:p>-1.27159869671</text:p>
          </table:table-cell>
          <table:table-cell office:value-type="float" office:value="-0.57467186451" calcext:value-type="float">
            <text:p>-0.57467186451</text:p>
          </table:table-cell>
          <table:table-cell office:value-type="float" office:value="-0.866512835026" calcext:value-type="float">
            <text:p>-0.86651283502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36]-[.K135])/([.B136]-[.B135])" office:value-type="float" office:value="0" calcext:value-type="float">
            <text:p>0</text:p>
          </table:table-cell>
          <table:table-cell table:formula="of:= ROUNDUP([.L135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307822E+018" calcext:value-type="float">
            <text:p>1.59204317307822E+018</text:p>
          </table:table-cell>
          <table:table-cell table:formula="of:= ([.A136]-1.59204316535084E+018)*0.000000001" office:value-type="float" office:value="7.727379968" calcext:value-type="float">
            <text:p>7.72737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179615" calcext:value-type="float">
            <text:p>-1.27160179615</text:p>
          </table:table-cell>
          <table:table-cell office:value-type="float" office:value="-0.574679374695" calcext:value-type="float">
            <text:p>-0.574679374695</text:p>
          </table:table-cell>
          <table:table-cell office:value-type="float" office:value="-0.866510212421" calcext:value-type="float">
            <text:p>-0.86651021242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37]-[.K136])/([.B137]-[.B136])" office:value-type="float" office:value="0" calcext:value-type="float">
            <text:p>0</text:p>
          </table:table-cell>
          <table:table-cell table:formula="of:= ROUNDUP([.L136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313051E+018" calcext:value-type="float">
            <text:p>1.59204317313051E+018</text:p>
          </table:table-cell>
          <table:table-cell table:formula="of:= ([.A137]-1.59204316535084E+018)*0.000000001" office:value-type="float" office:value="7.779670016" calcext:value-type="float">
            <text:p>7.779670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166336" calcext:value-type="float">
            <text:p>-1.27159166336</text:p>
          </table:table-cell>
          <table:table-cell office:value-type="float" office:value="-0.574679255486" calcext:value-type="float">
            <text:p>-0.574679255486</text:p>
          </table:table-cell>
          <table:table-cell office:value-type="float" office:value="-0.866521239281" calcext:value-type="float">
            <text:p>-0.86652123928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38]-[.K137])/([.B138]-[.B137])" office:value-type="float" office:value="0" calcext:value-type="float">
            <text:p>0</text:p>
          </table:table-cell>
          <table:table-cell table:formula="of:= ROUNDUP([.L137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7323239E+018" calcext:value-type="float">
            <text:p>1.59204317323239E+018</text:p>
          </table:table-cell>
          <table:table-cell table:formula="of:= ([.A138]-1.59204316535084E+018)*0.000000001" office:value-type="float" office:value="7.88155008" calcext:value-type="float">
            <text:p>7.88155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17355" calcext:value-type="float">
            <text:p>-1.27159917355</text:p>
          </table:table-cell>
          <table:table-cell office:value-type="float" office:value="-0.574676215649" calcext:value-type="float">
            <text:p>-0.574676215649</text:p>
          </table:table-cell>
          <table:table-cell office:value-type="float" office:value="-0.866511821747" calcext:value-type="float">
            <text:p>-0.86651182174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39]-[.K138])/([.B139]-[.B138])" office:value-type="float" office:value="0" calcext:value-type="float">
            <text:p>0</text:p>
          </table:table-cell>
          <table:table-cell table:formula="of:= ROUNDUP([.L138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328445E+018" calcext:value-type="float">
            <text:p>1.59204317328445E+018</text:p>
          </table:table-cell>
          <table:table-cell table:formula="of:= ([.A139]-1.59204316535084E+018)*0.000000001" office:value-type="float" office:value="7.933609984" calcext:value-type="float">
            <text:p>7.93360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127634" calcext:value-type="float">
            <text:p>-1.2716127634</text:p>
          </table:table-cell>
          <table:table-cell office:value-type="float" office:value="-0.574670314789" calcext:value-type="float">
            <text:p>-0.574670314789</text:p>
          </table:table-cell>
          <table:table-cell office:value-type="float" office:value="-0.866502285004" calcext:value-type="float">
            <text:p>-0.86650228500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40]-[.K139])/([.B140]-[.B139])" office:value-type="float" office:value="0" calcext:value-type="float">
            <text:p>0</text:p>
          </table:table-cell>
          <table:table-cell table:formula="of:= ROUNDUP([.L139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333649E+018" calcext:value-type="float">
            <text:p>1.59204317333649E+018</text:p>
          </table:table-cell>
          <table:table-cell table:formula="of:= ([.A140]-1.59204316535084E+018)*0.000000001" office:value-type="float" office:value="7.98564992" calcext:value-type="float">
            <text:p>7.98564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987522" calcext:value-type="float">
            <text:p>-1.27158987522</text:p>
          </table:table-cell>
          <table:table-cell office:value-type="float" office:value="-0.57468020916" calcext:value-type="float">
            <text:p>-0.57468020916</text:p>
          </table:table-cell>
          <table:table-cell office:value-type="float" office:value="-0.866519868374" calcext:value-type="float">
            <text:p>-0.86651986837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41]-[.K140])/([.B141]-[.B140])" office:value-type="float" office:value="0" calcext:value-type="float">
            <text:p>0</text:p>
          </table:table-cell>
          <table:table-cell table:formula="of:= ROUNDUP([.L140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338869E+018" calcext:value-type="float">
            <text:p>1.59204317338869E+018</text:p>
          </table:table-cell>
          <table:table-cell table:formula="of:= ([.A141]-1.59204316535084E+018)*0.000000001" office:value-type="float" office:value="8.037849856" calcext:value-type="float">
            <text:p>8.03784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453796" calcext:value-type="float">
            <text:p>-1.27160453796</text:p>
          </table:table-cell>
          <table:table-cell office:value-type="float" office:value="-0.574665188789" calcext:value-type="float">
            <text:p>-0.574665188789</text:p>
          </table:table-cell>
          <table:table-cell office:value-type="float" office:value="-0.866506516933" calcext:value-type="float">
            <text:p>-0.86650651693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42]-[.K141])/([.B142]-[.B141])" office:value-type="float" office:value="0" calcext:value-type="float">
            <text:p>0</text:p>
          </table:table-cell>
          <table:table-cell table:formula="of:= ROUNDUP([.L141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7344061E+018" calcext:value-type="float">
            <text:p>1.59204317344061E+018</text:p>
          </table:table-cell>
          <table:table-cell table:formula="of:= ([.A142]-1.59204316535084E+018)*0.000000001" office:value-type="float" office:value="8.089769984" calcext:value-type="float">
            <text:p>8.08976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8888" calcext:value-type="float">
            <text:p>-1.2715998888</text:p>
          </table:table-cell>
          <table:table-cell office:value-type="float" office:value="-0.574677407742" calcext:value-type="float">
            <text:p>-0.574677407742</text:p>
          </table:table-cell>
          <table:table-cell office:value-type="float" office:value="-0.866514623165" calcext:value-type="float">
            <text:p>-0.86651462316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43]-[.K142])/([.B143]-[.B142])" office:value-type="float" office:value="0" calcext:value-type="float">
            <text:p>0</text:p>
          </table:table-cell>
          <table:table-cell table:formula="of:= ROUNDUP([.L142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349244E+018" calcext:value-type="float">
            <text:p>1.59204317349244E+018</text:p>
          </table:table-cell>
          <table:table-cell table:formula="of:= ([.A143]-1.59204316535084E+018)*0.000000001" office:value-type="float" office:value="8.141599744" calcext:value-type="float">
            <text:p>8.141599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50462" calcext:value-type="float">
            <text:p>-1.27159750462</text:p>
          </table:table-cell>
          <table:table-cell office:value-type="float" office:value="-0.574678778648" calcext:value-type="float">
            <text:p>-0.574678778648</text:p>
          </table:table-cell>
          <table:table-cell office:value-type="float" office:value="-0.866512596607" calcext:value-type="float">
            <text:p>-0.86651259660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44]-[.K143])/([.B144]-[.B143])" office:value-type="float" office:value="0" calcext:value-type="float">
            <text:p>0</text:p>
          </table:table-cell>
          <table:table-cell table:formula="of:= ROUNDUP([.L143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354441E+018" calcext:value-type="float">
            <text:p>1.59204317354441E+018</text:p>
          </table:table-cell>
          <table:table-cell table:formula="of:= ([.A144]-1.59204316535084E+018)*0.000000001" office:value-type="float" office:value="8.193570048" calcext:value-type="float">
            <text:p>8.193570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98145" calcext:value-type="float">
            <text:p>-1.27159798145</text:p>
          </table:table-cell>
          <table:table-cell office:value-type="float" office:value="-0.574666082859" calcext:value-type="float">
            <text:p>-0.574666082859</text:p>
          </table:table-cell>
          <table:table-cell office:value-type="float" office:value="-0.866516590118" calcext:value-type="float">
            <text:p>-0.86651659011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45]-[.K144])/([.B145]-[.B144])" office:value-type="float" office:value="0" calcext:value-type="float">
            <text:p>0</text:p>
          </table:table-cell>
          <table:table-cell table:formula="of:= ROUNDUP([.L144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359564E+018" calcext:value-type="float">
            <text:p>1.59204317359564E+018</text:p>
          </table:table-cell>
          <table:table-cell table:formula="of:= ([.A145]-1.59204316535084E+018)*0.000000001" office:value-type="float" office:value="8.2448" calcext:value-type="float">
            <text:p>8.2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98145" calcext:value-type="float">
            <text:p>-1.27159798145</text:p>
          </table:table-cell>
          <table:table-cell office:value-type="float" office:value="-0.574686706066" calcext:value-type="float">
            <text:p>-0.574686706066</text:p>
          </table:table-cell>
          <table:table-cell office:value-type="float" office:value="-0.866511762142" calcext:value-type="float">
            <text:p>-0.86651176214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46]-[.K145])/([.B146]-[.B145])" office:value-type="float" office:value="0" calcext:value-type="float">
            <text:p>0</text:p>
          </table:table-cell>
          <table:table-cell table:formula="of:= ROUNDUP([.L145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364756E+018" calcext:value-type="float">
            <text:p>1.59204317364756E+018</text:p>
          </table:table-cell>
          <table:table-cell table:formula="of:= ([.A146]-1.59204316535084E+018)*0.000000001" office:value-type="float" office:value="8.296719872" calcext:value-type="float">
            <text:p>8.29671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71648" calcext:value-type="float">
            <text:p>-1.27159571648</text:p>
          </table:table-cell>
          <table:table-cell office:value-type="float" office:value="-0.574673712254" calcext:value-type="float">
            <text:p>-0.574673712254</text:p>
          </table:table-cell>
          <table:table-cell office:value-type="float" office:value="-0.866517186165" calcext:value-type="float">
            <text:p>-0.86651718616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47]-[.K146])/([.B147]-[.B146])" office:value-type="float" office:value="0" calcext:value-type="float">
            <text:p>0</text:p>
          </table:table-cell>
          <table:table-cell table:formula="of:= ROUNDUP([.L146]; 4)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374924E+018" calcext:value-type="float">
            <text:p>1.59204317374924E+018</text:p>
          </table:table-cell>
          <table:table-cell table:formula="of:= ([.A147]-1.59204316535084E+018)*0.000000001" office:value-type="float" office:value="8.3984" calcext:value-type="float">
            <text:p>8.3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25941" calcext:value-type="float">
            <text:p>-1.27159225941</text:p>
          </table:table-cell>
          <table:table-cell office:value-type="float" office:value="-0.574681937695" calcext:value-type="float">
            <text:p>-0.574681937695</text:p>
          </table:table-cell>
          <table:table-cell office:value-type="float" office:value="-0.866519808769" calcext:value-type="float">
            <text:p>-0.86651980876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48]-[.K147])/([.B148]-[.B147])" office:value-type="float" office:value="0" calcext:value-type="float">
            <text:p>0</text:p>
          </table:table-cell>
          <table:table-cell table:formula="of:= ROUNDUP([.L147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380136E+018" calcext:value-type="float">
            <text:p>1.59204317380136E+018</text:p>
          </table:table-cell>
          <table:table-cell table:formula="of:= ([.A148]-1.59204316535084E+018)*0.000000001" office:value-type="float" office:value="8.450519808" calcext:value-type="float">
            <text:p>8.450519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65038" calcext:value-type="float">
            <text:p>-1.27159965038</text:p>
          </table:table-cell>
          <table:table-cell office:value-type="float" office:value="-0.574679255486" calcext:value-type="float">
            <text:p>-0.574679255486</text:p>
          </table:table-cell>
          <table:table-cell office:value-type="float" office:value="-0.866513133049" calcext:value-type="float">
            <text:p>-0.86651313304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49]-[.K148])/([.B149]-[.B148])" office:value-type="float" office:value="0" calcext:value-type="float">
            <text:p>0</text:p>
          </table:table-cell>
          <table:table-cell table:formula="of:= ROUNDUP([.L148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385271E+018" calcext:value-type="float">
            <text:p>1.59204317385271E+018</text:p>
          </table:table-cell>
          <table:table-cell table:formula="of:= ([.A149]-1.59204316535084E+018)*0.000000001" office:value-type="float" office:value="8.501869824" calcext:value-type="float">
            <text:p>8.501869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465717" calcext:value-type="float">
            <text:p>-1.27160465717</text:p>
          </table:table-cell>
          <table:table-cell office:value-type="float" office:value="-0.574671924114" calcext:value-type="float">
            <text:p>-0.574671924114</text:p>
          </table:table-cell>
          <table:table-cell office:value-type="float" office:value="-0.86650878191" calcext:value-type="float">
            <text:p>-0.8665087819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50]-[.K149])/([.B150]-[.B149])" office:value-type="float" office:value="0.00195083272221156" calcext:value-type="float">
            <text:p>0.001950832722212</text:p>
          </table:table-cell>
          <table:table-cell table:formula="of:= ROUNDUP([.L149]; 4)" office:value-type="float" office:value="0.002" calcext:value-type="float">
            <text:p>0.002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390397E+018" calcext:value-type="float">
            <text:p>1.59204317390397E+018</text:p>
          </table:table-cell>
          <table:table-cell table:formula="of:= ([.A150]-1.59204316535084E+018)*0.000000001" office:value-type="float" office:value="8.553129984" calcext:value-type="float">
            <text:p>8.553129984</text:p>
          </table:table-cell>
          <table:table-cell office:value-type="float" office:value="0.000180000002729" calcext:value-type="float">
            <text:p>0.000180000002729</text:p>
          </table:table-cell>
          <table:table-cell/>
          <table:table-cell office:value-type="float" office:value="-1.27161717415" calcext:value-type="float">
            <text:p>-1.27161717415</text:p>
          </table:table-cell>
          <table:table-cell office:value-type="float" office:value="-0.574671030045" calcext:value-type="float">
            <text:p>-0.574671030045</text:p>
          </table:table-cell>
          <table:table-cell office:value-type="float" office:value="-0.866497516632" calcext:value-type="float">
            <text:p>-0.866497516632</text:p>
          </table:table-cell>
          <table:table-cell/>
          <table:table-cell office:value-type="float" office:value="7.82623767853" calcext:value-type="float">
            <text:p>7.82623767853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151]-[.K150])/([.B151]-[.B150])" office:value-type="float" office:value="-0.00192122304204697" calcext:value-type="float">
            <text:p>-0.001921223042047</text:p>
          </table:table-cell>
          <table:table-cell table:formula="of:= ROUNDUP([.L150]; 4)" office:value-type="float" office:value="-0.002" calcext:value-type="float">
            <text:p>-0.002</text:p>
          </table:table-cell>
          <table:table-cell table:style-name="ce1" office:value-type="float" office:value="-0.0000499999987369" calcext:value-type="float">
            <text:p>-5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7395602E+018" calcext:value-type="float">
            <text:p>1.59204317395602E+018</text:p>
          </table:table-cell>
          <table:table-cell table:formula="of:= ([.A151]-1.59204316535084E+018)*0.000000001" office:value-type="float" office:value="8.60518016" calcext:value-type="float">
            <text:p>8.60518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821987" calcext:value-type="float">
            <text:p>-1.27159821987</text:p>
          </table:table-cell>
          <table:table-cell office:value-type="float" office:value="-0.574679911137" calcext:value-type="float">
            <text:p>-0.574679911137</text:p>
          </table:table-cell>
          <table:table-cell office:value-type="float" office:value="-0.866511523724" calcext:value-type="float">
            <text:p>-0.86651152372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52]-[.K151])/([.B152]-[.B151])" office:value-type="float" office:value="0" calcext:value-type="float">
            <text:p>0</text:p>
          </table:table-cell>
          <table:table-cell table:formula="of:= ROUNDUP([.L151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400789E+018" calcext:value-type="float">
            <text:p>1.59204317400789E+018</text:p>
          </table:table-cell>
          <table:table-cell table:formula="of:= ([.A152]-1.59204316535084E+018)*0.000000001" office:value-type="float" office:value="8.657049856" calcext:value-type="float">
            <text:p>8.65704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155773" calcext:value-type="float">
            <text:p>-1.27160155773</text:p>
          </table:table-cell>
          <table:table-cell office:value-type="float" office:value="-0.574675798416" calcext:value-type="float">
            <text:p>-0.574675798416</text:p>
          </table:table-cell>
          <table:table-cell office:value-type="float" office:value="-0.866509079933" calcext:value-type="float">
            <text:p>-0.86650907993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53]-[.K152])/([.B153]-[.B152])" office:value-type="float" office:value="0" calcext:value-type="float">
            <text:p>0</text:p>
          </table:table-cell>
          <table:table-cell table:formula="of:= ROUNDUP([.L152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405986E+018" calcext:value-type="float">
            <text:p>1.59204317405986E+018</text:p>
          </table:table-cell>
          <table:table-cell table:formula="of:= ([.A153]-1.59204316535084E+018)*0.000000001" office:value-type="float" office:value="8.709019904" calcext:value-type="float">
            <text:p>8.70901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309387" calcext:value-type="float">
            <text:p>-1.27159309387</text:p>
          </table:table-cell>
          <table:table-cell office:value-type="float" office:value="-0.574669599533" calcext:value-type="float">
            <text:p>-0.574669599533</text:p>
          </table:table-cell>
          <table:table-cell office:value-type="float" office:value="-0.866519570351" calcext:value-type="float">
            <text:p>-0.86651957035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54]-[.K153])/([.B154]-[.B153])" office:value-type="float" office:value="0" calcext:value-type="float">
            <text:p>0</text:p>
          </table:table-cell>
          <table:table-cell table:formula="of:= ROUNDUP([.L153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411285E+018" calcext:value-type="float">
            <text:p>1.59204317411285E+018</text:p>
          </table:table-cell>
          <table:table-cell table:formula="of:= ([.A154]-1.59204316535084E+018)*0.000000001" office:value-type="float" office:value="8.762009856" calcext:value-type="float">
            <text:p>8.76200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810066" calcext:value-type="float">
            <text:p>-1.27159810066</text:p>
          </table:table-cell>
          <table:table-cell office:value-type="float" office:value="-0.574676096439" calcext:value-type="float">
            <text:p>-0.574676096439</text:p>
          </table:table-cell>
          <table:table-cell office:value-type="float" office:value="-0.866514384747" calcext:value-type="float">
            <text:p>-0.86651438474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55]-[.K154])/([.B155]-[.B154])" office:value-type="float" office:value="0" calcext:value-type="float">
            <text:p>0</text:p>
          </table:table-cell>
          <table:table-cell table:formula="of:= ROUNDUP([.L154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416474E+018" calcext:value-type="float">
            <text:p>1.59204317416474E+018</text:p>
          </table:table-cell>
          <table:table-cell table:formula="of:= ([.A155]-1.59204316535084E+018)*0.000000001" office:value-type="float" office:value="8.813899776" calcext:value-type="float">
            <text:p>8.8138997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05434" calcext:value-type="float">
            <text:p>-1.27159905434</text:p>
          </table:table-cell>
          <table:table-cell office:value-type="float" office:value="-0.574681162834" calcext:value-type="float">
            <text:p>-0.574681162834</text:p>
          </table:table-cell>
          <table:table-cell office:value-type="float" office:value="-0.866514503956" calcext:value-type="float">
            <text:p>-0.86651450395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56]-[.K155])/([.B156]-[.B155])" office:value-type="float" office:value="0" calcext:value-type="float">
            <text:p>0</text:p>
          </table:table-cell>
          <table:table-cell table:formula="of:= ROUNDUP([.L155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421588E+018" calcext:value-type="float">
            <text:p>1.59204317421588E+018</text:p>
          </table:table-cell>
          <table:table-cell table:formula="of:= ([.A156]-1.59204316535084E+018)*0.000000001" office:value-type="float" office:value="8.865039872" calcext:value-type="float">
            <text:p>8.86503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142494" calcext:value-type="float">
            <text:p>-1.27159142494</text:p>
          </table:table-cell>
          <table:table-cell office:value-type="float" office:value="-0.574688196182" calcext:value-type="float">
            <text:p>-0.574688196182</text:p>
          </table:table-cell>
          <table:table-cell office:value-type="float" office:value="-0.866520106792" calcext:value-type="float">
            <text:p>-0.86652010679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57]-[.K156])/([.B157]-[.B156])" office:value-type="float" office:value="0" calcext:value-type="float">
            <text:p>0</text:p>
          </table:table-cell>
          <table:table-cell table:formula="of:= ROUNDUP([.L156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431746E+018" calcext:value-type="float">
            <text:p>1.59204317431746E+018</text:p>
          </table:table-cell>
          <table:table-cell table:formula="of:= ([.A157]-1.59204316535084E+018)*0.000000001" office:value-type="float" office:value="8.966619904" calcext:value-type="float">
            <text:p>8.96661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02099" calcext:value-type="float">
            <text:p>-1.27159202099</text:p>
          </table:table-cell>
          <table:table-cell office:value-type="float" office:value="-0.574671447277" calcext:value-type="float">
            <text:p>-0.574671447277</text:p>
          </table:table-cell>
          <table:table-cell office:value-type="float" office:value="-0.866518259048" calcext:value-type="float">
            <text:p>-0.86651825904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58]-[.K157])/([.B158]-[.B157])" office:value-type="float" office:value="0" calcext:value-type="float">
            <text:p>0</text:p>
          </table:table-cell>
          <table:table-cell table:formula="of:= ROUNDUP([.L157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436897E+018" calcext:value-type="float">
            <text:p>1.59204317436897E+018</text:p>
          </table:table-cell>
          <table:table-cell table:formula="of:= ([.A158]-1.59204316535084E+018)*0.000000001" office:value-type="float" office:value="9.01812992" calcext:value-type="float">
            <text:p>9.01812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8888" calcext:value-type="float">
            <text:p>-1.2715998888</text:p>
          </table:table-cell>
          <table:table-cell office:value-type="float" office:value="-0.574678063393" calcext:value-type="float">
            <text:p>-0.574678063393</text:p>
          </table:table-cell>
          <table:table-cell office:value-type="float" office:value="-0.866510570049" calcext:value-type="float">
            <text:p>-0.86651057004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59]-[.K158])/([.B159]-[.B158])" office:value-type="float" office:value="0" calcext:value-type="float">
            <text:p>0</text:p>
          </table:table-cell>
          <table:table-cell table:formula="of:= ROUNDUP([.L158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442126E+018" calcext:value-type="float">
            <text:p>1.59204317442126E+018</text:p>
          </table:table-cell>
          <table:table-cell table:formula="of:= ([.A159]-1.59204316535084E+018)*0.000000001" office:value-type="float" office:value="9.070419968" calcext:value-type="float">
            <text:p>9.07041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643173" calcext:value-type="float">
            <text:p>-1.27159643173</text:p>
          </table:table-cell>
          <table:table-cell office:value-type="float" office:value="-0.574678421021" calcext:value-type="float">
            <text:p>-0.574678421021</text:p>
          </table:table-cell>
          <table:table-cell office:value-type="float" office:value="-0.866515159607" calcext:value-type="float">
            <text:p>-0.86651515960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60]-[.K159])/([.B160]-[.B159])" office:value-type="float" office:value="0" calcext:value-type="float">
            <text:p>0</text:p>
          </table:table-cell>
          <table:table-cell table:formula="of:= ROUNDUP([.L159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447357E+018" calcext:value-type="float">
            <text:p>1.59204317447357E+018</text:p>
          </table:table-cell>
          <table:table-cell table:formula="of:= ([.A160]-1.59204316535084E+018)*0.000000001" office:value-type="float" office:value="9.122729984" calcext:value-type="float">
            <text:p>9.122729984</text:p>
          </table:table-cell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-1.27159869671" calcext:value-type="float">
            <text:p>-1.27159869671</text:p>
          </table:table-cell>
          <table:table-cell office:value-type="float" office:value="-0.574668288231" calcext:value-type="float">
            <text:p>-0.574668288231</text:p>
          </table:table-cell>
          <table:table-cell office:value-type="float" office:value="-0.866514623165" calcext:value-type="float">
            <text:p>-0.866514623165</text:p>
          </table:table-cell>
          <table:table-cell/>
          <table:table-cell office:value-type="float" office:value="7.82376241684" calcext:value-type="float">
            <text:p>7.82376241684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61]-[.K160])/([.B161]-[.B160])" office:value-type="float" office:value="0" calcext:value-type="float">
            <text:p>0</text:p>
          </table:table-cell>
          <table:table-cell table:formula="of:= ROUNDUP([.L160]; 4)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7452493E+018" calcext:value-type="float">
            <text:p>1.59204317452493E+018</text:p>
          </table:table-cell>
          <table:table-cell table:formula="of:= ([.A161]-1.59204316535084E+018)*0.000000001" office:value-type="float" office:value="9.174089984" calcext:value-type="float">
            <text:p>9.17408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346508" calcext:value-type="float">
            <text:p>-1.27160346508</text:p>
          </table:table-cell>
          <table:table-cell office:value-type="float" office:value="-0.574672460556" calcext:value-type="float">
            <text:p>-0.574672460556</text:p>
          </table:table-cell>
          <table:table-cell office:value-type="float" office:value="-0.866510748863" calcext:value-type="float">
            <text:p>-0.86651074886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62]-[.K161])/([.B162]-[.B161])" office:value-type="float" office:value="0" calcext:value-type="float">
            <text:p>0</text:p>
          </table:table-cell>
          <table:table-cell table:formula="of:= ROUNDUP([.L161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457641E+018" calcext:value-type="float">
            <text:p>1.59204317457641E+018</text:p>
          </table:table-cell>
          <table:table-cell table:formula="of:= ([.A162]-1.59204316535084E+018)*0.000000001" office:value-type="float" office:value="9.225570048" calcext:value-type="float">
            <text:p>9.225570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845829" calcext:value-type="float">
            <text:p>-1.27159845829</text:p>
          </table:table-cell>
          <table:table-cell office:value-type="float" office:value="-0.574674904346" calcext:value-type="float">
            <text:p>-0.574674904346</text:p>
          </table:table-cell>
          <table:table-cell office:value-type="float" office:value="-0.866513252258" calcext:value-type="float">
            <text:p>-0.86651325225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63]-[.K162])/([.B163]-[.B162])" office:value-type="float" office:value="0" calcext:value-type="float">
            <text:p>0</text:p>
          </table:table-cell>
          <table:table-cell table:formula="of:= ROUNDUP([.L162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462788E+018" calcext:value-type="float">
            <text:p>1.59204317462788E+018</text:p>
          </table:table-cell>
          <table:table-cell table:formula="of:= ([.A163]-1.59204316535084E+018)*0.000000001" office:value-type="float" office:value="9.277039872" calcext:value-type="float">
            <text:p>9.27703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380913" calcext:value-type="float">
            <text:p>-1.27159380913</text:p>
          </table:table-cell>
          <table:table-cell office:value-type="float" office:value="-0.574681460857" calcext:value-type="float">
            <text:p>-0.574681460857</text:p>
          </table:table-cell>
          <table:table-cell office:value-type="float" office:value="-0.866516232491" calcext:value-type="float">
            <text:p>-0.86651623249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64]-[.K163])/([.B164]-[.B163])" office:value-type="float" office:value="0" calcext:value-type="float">
            <text:p>0</text:p>
          </table:table-cell>
          <table:table-cell table:formula="of:= ROUNDUP([.L163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468004E+018" calcext:value-type="float">
            <text:p>1.59204317468004E+018</text:p>
          </table:table-cell>
          <table:table-cell table:formula="of:= ([.A164]-1.59204316535084E+018)*0.000000001" office:value-type="float" office:value="9.329200128" calcext:value-type="float">
            <text:p>9.329200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49783" calcext:value-type="float">
            <text:p>-1.27159249783</text:p>
          </table:table-cell>
          <table:table-cell office:value-type="float" office:value="-0.574669420719" calcext:value-type="float">
            <text:p>-0.574669420719</text:p>
          </table:table-cell>
          <table:table-cell office:value-type="float" office:value="-0.866517841816" calcext:value-type="float">
            <text:p>-0.86651784181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65]-[.K164])/([.B165]-[.B164])" office:value-type="float" office:value="0" calcext:value-type="float">
            <text:p>0</text:p>
          </table:table-cell>
          <table:table-cell table:formula="of:= ROUNDUP([.L164]; 4)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473211E+018" calcext:value-type="float">
            <text:p>1.59204317473211E+018</text:p>
          </table:table-cell>
          <table:table-cell table:formula="of:= ([.A165]-1.59204316535084E+018)*0.000000001" office:value-type="float" office:value="9.381270016" calcext:value-type="float">
            <text:p>9.381270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237862" calcext:value-type="float">
            <text:p>-1.27159237862</text:p>
          </table:table-cell>
          <table:table-cell office:value-type="float" office:value="-0.574678421021" calcext:value-type="float">
            <text:p>-0.574678421021</text:p>
          </table:table-cell>
          <table:table-cell office:value-type="float" office:value="-0.866518616676" calcext:value-type="float">
            <text:p>-0.86651861667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66]-[.K165])/([.B166]-[.B165])" office:value-type="float" office:value="0" calcext:value-type="float">
            <text:p>0</text:p>
          </table:table-cell>
          <table:table-cell table:formula="of:= ROUNDUP([.L165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47841E+018" calcext:value-type="float">
            <text:p>1.5920431747841E+018</text:p>
          </table:table-cell>
          <table:table-cell table:formula="of:= ([.A166]-1.59204316535084E+018)*0.000000001" office:value-type="float" office:value="9.433259776" calcext:value-type="float">
            <text:p>9.4332597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8737183" calcext:value-type="float">
            <text:p>-1.27158737183</text:p>
          </table:table-cell>
          <table:table-cell office:value-type="float" office:value="-0.574672341347" calcext:value-type="float">
            <text:p>-0.574672341347</text:p>
          </table:table-cell>
          <table:table-cell office:value-type="float" office:value="-0.866522490978" calcext:value-type="float">
            <text:p>-0.86652249097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67]-[.K166])/([.B167]-[.B166])" office:value-type="float" office:value="0" calcext:value-type="float">
            <text:p>0</text:p>
          </table:table-cell>
          <table:table-cell table:formula="of:= ROUNDUP([.L166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483586E+018" calcext:value-type="float">
            <text:p>1.59204317483586E+018</text:p>
          </table:table-cell>
          <table:table-cell table:formula="of:= ([.A167]-1.59204316535084E+018)*0.000000001" office:value-type="float" office:value="9.485019904" calcext:value-type="float">
            <text:p>9.48501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05434" calcext:value-type="float">
            <text:p>-1.27159905434</text:p>
          </table:table-cell>
          <table:table-cell office:value-type="float" office:value="-0.574671328068" calcext:value-type="float">
            <text:p>-0.574671328068</text:p>
          </table:table-cell>
          <table:table-cell office:value-type="float" office:value="-0.866515100002" calcext:value-type="float">
            <text:p>-0.86651510000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68]-[.K167])/([.B168]-[.B167])" office:value-type="float" office:value="0" calcext:value-type="float">
            <text:p>0</text:p>
          </table:table-cell>
          <table:table-cell table:formula="of:= ROUNDUP([.L167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488709E+018" calcext:value-type="float">
            <text:p>1.59204317488709E+018</text:p>
          </table:table-cell>
          <table:table-cell table:formula="of:= ([.A168]-1.59204316535084E+018)*0.000000001" office:value-type="float" office:value="9.536249856" calcext:value-type="float">
            <text:p>9.53624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321308" calcext:value-type="float">
            <text:p>-1.27159321308</text:p>
          </table:table-cell>
          <table:table-cell office:value-type="float" office:value="-0.574673593044" calcext:value-type="float">
            <text:p>-0.574673593044</text:p>
          </table:table-cell>
          <table:table-cell office:value-type="float" office:value="-0.866517603397" calcext:value-type="float">
            <text:p>-0.86651760339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69]-[.K168])/([.B169]-[.B168])" office:value-type="float" office:value="0" calcext:value-type="float">
            <text:p>0</text:p>
          </table:table-cell>
          <table:table-cell table:formula="of:= ROUNDUP([.L168]; 4)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493825E+018" calcext:value-type="float">
            <text:p>1.59204317493825E+018</text:p>
          </table:table-cell>
          <table:table-cell table:formula="of:= ([.A169]-1.59204316535084E+018)*0.000000001" office:value-type="float" office:value="9.58740992" calcext:value-type="float">
            <text:p>9.58740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965038" calcext:value-type="float">
            <text:p>-1.27159965038</text:p>
          </table:table-cell>
          <table:table-cell office:value-type="float" office:value="-0.574672102928" calcext:value-type="float">
            <text:p>-0.574672102928</text:p>
          </table:table-cell>
          <table:table-cell office:value-type="float" office:value="-0.866514205933" calcext:value-type="float">
            <text:p>-0.86651420593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70]-[.K169])/([.B170]-[.B169])" office:value-type="float" office:value="0" calcext:value-type="float">
            <text:p>0</text:p>
          </table:table-cell>
          <table:table-cell table:formula="of:= ROUNDUP([.L169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498943E+018" calcext:value-type="float">
            <text:p>1.59204317498943E+018</text:p>
          </table:table-cell>
          <table:table-cell table:formula="of:= ([.A170]-1.59204316535084E+018)*0.000000001" office:value-type="float" office:value="9.638589952" calcext:value-type="float">
            <text:p>9.638589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72662" calcext:value-type="float">
            <text:p>-1.2715972662</text:p>
          </table:table-cell>
          <table:table-cell office:value-type="float" office:value="-0.574675917625" calcext:value-type="float">
            <text:p>-0.574675917625</text:p>
          </table:table-cell>
          <table:table-cell office:value-type="float" office:value="-0.866511583328" calcext:value-type="float">
            <text:p>-0.86651158332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71]-[.K170])/([.B171]-[.B170])" office:value-type="float" office:value="0" calcext:value-type="float">
            <text:p>0</text:p>
          </table:table-cell>
          <table:table-cell table:formula="of:= ROUNDUP([.L170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509065E+018" calcext:value-type="float">
            <text:p>1.59204317509065E+018</text:p>
          </table:table-cell>
          <table:table-cell table:formula="of:= ([.A171]-1.59204316535084E+018)*0.000000001" office:value-type="float" office:value="9.739809792" calcext:value-type="float">
            <text:p>9.7398097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9547806" calcext:value-type="float">
            <text:p>-1.27159547806</text:p>
          </table:table-cell>
          <table:table-cell office:value-type="float" office:value="-0.574674487114" calcext:value-type="float">
            <text:p>-0.574674487114</text:p>
          </table:table-cell>
          <table:table-cell office:value-type="float" office:value="-0.866518676281" calcext:value-type="float">
            <text:p>-0.86651867628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72]-[.K171])/([.B172]-[.B171])" office:value-type="float" office:value="0" calcext:value-type="float">
            <text:p>0</text:p>
          </table:table-cell>
          <table:table-cell table:formula="of:= ROUNDUP([.L171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514309E+018" calcext:value-type="float">
            <text:p>1.59204317514309E+018</text:p>
          </table:table-cell>
          <table:table-cell table:formula="of:= ([.A172]-1.59204316535084E+018)*0.000000001" office:value-type="float" office:value="9.792250112" calcext:value-type="float">
            <text:p>9.792250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60954475" calcext:value-type="float">
            <text:p>-1.27160954475</text:p>
          </table:table-cell>
          <table:table-cell office:value-type="float" office:value="-0.574668467045" calcext:value-type="float">
            <text:p>-0.574668467045</text:p>
          </table:table-cell>
          <table:table-cell office:value-type="float" office:value="-0.866507232189" calcext:value-type="float">
            <text:p>-0.86650723218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173]-[.K172])/([.B173]-[.B172])" office:value-type="float" office:value="0.000284179772679479" calcext:value-type="float">
            <text:p>0.000284179772679</text:p>
          </table:table-cell>
          <table:table-cell table:formula="of:= ROUNDUP([.L172]; 4)" office:value-type="float" office:value="0.0003" calcext:value-type="float">
            <text:p>0.0003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549498E+018" calcext:value-type="float">
            <text:p>1.59204317549498E+018</text:p>
          </table:table-cell>
          <table:table-cell table:formula="of:= ([.A173]-1.59204316535084E+018)*0.000000001" office:value-type="float" office:value="10.144140032" calcext:value-type="float">
            <text:p>10.144140032</text:p>
          </table:table-cell>
          <table:table-cell office:value-type="float" office:value="0.000119999996969" calcext:value-type="float">
            <text:p>0.000119999996969</text:p>
          </table:table-cell>
          <table:table-cell/>
          <table:table-cell office:value-type="float" office:value="-1.27160060406" calcext:value-type="float">
            <text:p>-1.27160060406</text:p>
          </table:table-cell>
          <table:table-cell office:value-type="float" office:value="-0.574725449085" calcext:value-type="float">
            <text:p>-0.574725449085</text:p>
          </table:table-cell>
          <table:table-cell office:value-type="float" office:value="-0.866499602795" calcext:value-type="float">
            <text:p>-0.866499602795</text:p>
          </table:table-cell>
          <table:table-cell/>
          <table:table-cell office:value-type="float" office:value="7.82582521439" calcext:value-type="float">
            <text:p>7.82582521439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174]-[.K173])/([.B174]-[.B173])" office:value-type="float" office:value="0" calcext:value-type="float">
            <text:p>0</text:p>
          </table:table-cell>
          <table:table-cell table:formula="of:= ROUNDUP([.L173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7554692E+018" calcext:value-type="float">
            <text:p>1.59204317554692E+018</text:p>
          </table:table-cell>
          <table:table-cell table:formula="of:= ([.A174]-1.59204316535084E+018)*0.000000001" office:value-type="float" office:value="10.196079872" calcext:value-type="float">
            <text:p>10.196079872</text:p>
          </table:table-cell>
          <table:table-cell office:value-type="float" office:value="0.000119999996969" calcext:value-type="float">
            <text:p>0.000119999996969</text:p>
          </table:table-cell>
          <table:table-cell/>
          <table:table-cell office:value-type="float" office:value="-1.27157568932" calcext:value-type="float">
            <text:p>-1.27157568932</text:p>
          </table:table-cell>
          <table:table-cell office:value-type="float" office:value="-0.574710607529" calcext:value-type="float">
            <text:p>-0.574710607529</text:p>
          </table:table-cell>
          <table:table-cell office:value-type="float" office:value="-0.86651712656" calcext:value-type="float">
            <text:p>-0.86651712656</text:p>
          </table:table-cell>
          <table:table-cell/>
          <table:table-cell office:value-type="float" office:value="7.82582521439" calcext:value-type="float">
            <text:p>7.82582521439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175]-[.K174])/([.B175]-[.B174])" office:value-type="float" office:value="0.0151572471018241" calcext:value-type="float">
            <text:p>0.015157247101824</text:p>
          </table:table-cell>
          <table:table-cell table:formula="of:= ROUNDUP([.L174]; 4)" office:value-type="float" office:value="0.0152" calcext:value-type="float">
            <text:p>0.0152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755997E+018" calcext:value-type="float">
            <text:p>1.5920431755997E+018</text:p>
          </table:table-cell>
          <table:table-cell table:formula="of:= ([.A175]-1.59204316535084E+018)*0.000000001" office:value-type="float" office:value="10.248859904" calcext:value-type="float">
            <text:p>10.248859904</text:p>
          </table:table-cell>
          <table:table-cell office:value-type="float" office:value="0.00104000000283" calcext:value-type="float">
            <text:p>0.00104000000283</text:p>
          </table:table-cell>
          <table:table-cell/>
          <table:table-cell office:value-type="float" office:value="-1.27083992958" calcext:value-type="float">
            <text:p>-1.27083992958</text:p>
          </table:table-cell>
          <table:table-cell office:value-type="float" office:value="-0.574563801289" calcext:value-type="float">
            <text:p>-0.574563801289</text:p>
          </table:table-cell>
          <table:table-cell office:value-type="float" office:value="-0.866661667824" calcext:value-type="float">
            <text:p>-0.866661667824</text:p>
          </table:table-cell>
          <table:table-cell/>
          <table:table-cell office:value-type="float" office:value="7.83214998245" calcext:value-type="float">
            <text:p>7.83214998245</text:p>
          </table:table-cell>
          <table:table-cell/>
          <table:table-cell office:value-type="float" office:value="0.00089999998454" calcext:value-type="float">
            <text:p>0.00089999998454</text:p>
          </table:table-cell>
          <table:table-cell table:formula="of:=([.K176]-[.K175])/([.B176]-[.B175])" office:value-type="float" office:value="0.0624055948111997" calcext:value-type="float">
            <text:p>0.0624055948112</text:p>
          </table:table-cell>
          <table:table-cell table:formula="of:= ROUNDUP([.L175]; 4)" office:value-type="float" office:value="0.0625" calcext:value-type="float">
            <text:p>0.0625</text:p>
          </table:table-cell>
          <table:table-cell office:value-type="float" office:value="0.000869999988936" calcext:value-type="float">
            <text:p>0.000869999988936</text:p>
          </table:table-cell>
          <table:table-cell office:value-type="float" office:value="0.000130000000354" calcext:value-type="float">
            <text:p>0.000130000000354</text:p>
          </table:table-cell>
          <table:table-cell table:style-name="Default" office:value-type="float" office:value="-0.000159999995958" calcext:value-type="float">
            <text:p>-0.000159999995958</text:p>
          </table:table-cell>
        </table:table-row>
        <table:table-row table:style-name="ro1">
          <table:table-cell office:value-type="float" office:value="1.59204317565258E+018" calcext:value-type="float">
            <text:p>1.59204317565258E+018</text:p>
          </table:table-cell>
          <table:table-cell table:formula="of:= ([.A176]-1.59204316535084E+018)*0.000000001" office:value-type="float" office:value="10.301739776" calcext:value-type="float">
            <text:p>10.301739776</text:p>
          </table:table-cell>
          <table:table-cell office:value-type="float" office:value="0.00484000006691" calcext:value-type="float">
            <text:p>0.00484000006691</text:p>
          </table:table-cell>
          <table:table-cell/>
          <table:table-cell office:value-type="float" office:value="-1.26794970036" calcext:value-type="float">
            <text:p>-1.26794970036</text:p>
          </table:table-cell>
          <table:table-cell office:value-type="float" office:value="-0.574812173843" calcext:value-type="float">
            <text:p>-0.574812173843</text:p>
          </table:table-cell>
          <table:table-cell office:value-type="float" office:value="-0.866579592228" calcext:value-type="float">
            <text:p>-0.866579592228</text:p>
          </table:table-cell>
          <table:table-cell/>
          <table:table-cell office:value-type="float" office:value="7.85827493668" calcext:value-type="float">
            <text:p>7.85827493668</text:p>
          </table:table-cell>
          <table:table-cell/>
          <table:table-cell office:value-type="float" office:value="0.00419999985024" calcext:value-type="float">
            <text:p>0.00419999985024</text:p>
          </table:table-cell>
          <table:table-cell table:formula="of:=([.K177]-[.K176])/([.B177]-[.B176])" office:value-type="float" office:value="0.0846641596678899" calcext:value-type="float">
            <text:p>0.08466415966789</text:p>
          </table:table-cell>
          <table:table-cell table:formula="of:= ROUNDUP([.L176]; 4)" office:value-type="float" office:value="0.0847" calcext:value-type="float">
            <text:p>0.0847</text:p>
          </table:table-cell>
          <table:table-cell office:value-type="float" office:value="0.0041899997741" calcext:value-type="float">
            <text:p>0.0041899997741</text:p>
          </table:table-cell>
          <table:table-cell office:value-type="float" office:value="-0.000159999995958" calcext:value-type="float">
            <text:p>-0.000159999995958</text:p>
          </table:table-cell>
          <table:table-cell office:value-type="float" office:value="-0.0000700000018696" calcext:value-type="float">
            <text:p>-7.00E-05</text:p>
          </table:table-cell>
        </table:table-row>
        <table:table-row table:style-name="ro1">
          <table:table-cell office:value-type="float" office:value="1.59204317570455E+018" calcext:value-type="float">
            <text:p>1.59204317570455E+018</text:p>
          </table:table-cell>
          <table:table-cell table:formula="of:= ([.A177]-1.59204316535084E+018)*0.000000001" office:value-type="float" office:value="10.353709824" calcext:value-type="float">
            <text:p>10.353709824</text:p>
          </table:table-cell>
          <table:table-cell office:value-type="float" office:value="0.00989999994636" calcext:value-type="float">
            <text:p>0.00989999994636</text:p>
          </table:table-cell>
          <table:table-cell/>
          <table:table-cell office:value-type="float" office:value="-1.26412642002" calcext:value-type="float">
            <text:p>-1.26412642002</text:p>
          </table:table-cell>
          <table:table-cell office:value-type="float" office:value="-0.575141489506" calcext:value-type="float">
            <text:p>-0.575141489506</text:p>
          </table:table-cell>
          <table:table-cell office:value-type="float" office:value="-0.866528093815" calcext:value-type="float">
            <text:p>-0.866528093815</text:p>
          </table:table-cell>
          <table:table-cell/>
          <table:table-cell office:value-type="float" office:value="7.89306259155" calcext:value-type="float">
            <text:p>7.89306259155</text:p>
          </table:table-cell>
          <table:table-cell/>
          <table:table-cell office:value-type="float" office:value="0.00860000029206" calcext:value-type="float">
            <text:p>0.00860000029206</text:p>
          </table:table-cell>
          <table:table-cell table:formula="of:=([.K178]-[.K177])/([.B178]-[.B177])" office:value-type="float" office:value="0.0963388145285122" calcext:value-type="float">
            <text:p>0.096338814528512</text:p>
          </table:table-cell>
          <table:table-cell table:formula="of:= ROUNDUP([.L177]; 4)" office:value-type="float" office:value="0.0964" calcext:value-type="float">
            <text:p>0.0964</text:p>
          </table:table-cell>
          <table:table-cell office:value-type="float" office:value="0.00860000029206" calcext:value-type="float">
            <text:p>0.00860000029206</text:p>
          </table:table-cell>
          <table:table-cell office:value-type="float" office:value="-0.000539999979082" calcext:value-type="float">
            <text:p>-0.000539999979082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575645E+018" calcext:value-type="float">
            <text:p>1.59204317575645E+018</text:p>
          </table:table-cell>
          <table:table-cell table:formula="of:= ([.A178]-1.59204316535084E+018)*0.000000001" office:value-type="float" office:value="10.405609984" calcext:value-type="float">
            <text:p>10.405609984</text:p>
          </table:table-cell>
          <table:table-cell office:value-type="float" office:value="0.0156399998814" calcext:value-type="float">
            <text:p>0.0156399998814</text:p>
          </table:table-cell>
          <table:table-cell/>
          <table:table-cell office:value-type="float" office:value="-1.25979971886" calcext:value-type="float">
            <text:p>-1.25979971886</text:p>
          </table:table-cell>
          <table:table-cell office:value-type="float" office:value="-0.575496971607" calcext:value-type="float">
            <text:p>-0.575496971607</text:p>
          </table:table-cell>
          <table:table-cell office:value-type="float" office:value="-0.866560935974" calcext:value-type="float">
            <text:p>-0.866560935974</text:p>
          </table:table-cell>
          <table:table-cell/>
          <table:table-cell office:value-type="float" office:value="7.93252515793" calcext:value-type="float">
            <text:p>7.93252515793</text:p>
          </table:table-cell>
          <table:table-cell/>
          <table:table-cell office:value-type="float" office:value="0.0136000001803" calcext:value-type="float">
            <text:p>0.0136000001803</text:p>
          </table:table-cell>
          <table:table-cell table:formula="of:=([.K179]-[.K178])/([.B179]-[.B178])" office:value-type="float" office:value="0.0944125071618616" calcext:value-type="float">
            <text:p>0.094412507161862</text:p>
          </table:table-cell>
          <table:table-cell table:formula="of:= ROUNDUP([.L178]; 4)" office:value-type="float" office:value="0.0945" calcext:value-type="float">
            <text:p>0.0945</text:p>
          </table:table-cell>
          <table:table-cell office:value-type="float" office:value="0.0135700004175" calcext:value-type="float">
            <text:p>0.0135700004175</text:p>
          </table:table-cell>
          <table:table-cell office:value-type="float" office:value="-0.000950000016019" calcext:value-type="float">
            <text:p>-0.000950000016019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7580835E+018" calcext:value-type="float">
            <text:p>1.59204317580835E+018</text:p>
          </table:table-cell>
          <table:table-cell table:formula="of:= ([.A179]-1.59204316535084E+018)*0.000000001" office:value-type="float" office:value="10.457509888" calcext:value-type="float">
            <text:p>10.457509888</text:p>
          </table:table-cell>
          <table:table-cell office:value-type="float" office:value="0.0212600007653" calcext:value-type="float">
            <text:p>0.0212600007653</text:p>
          </table:table-cell>
          <table:table-cell/>
          <table:table-cell office:value-type="float" office:value="-1.25552916527" calcext:value-type="float">
            <text:p>-1.25552916527</text:p>
          </table:table-cell>
          <table:table-cell office:value-type="float" office:value="-0.575792968273" calcext:value-type="float">
            <text:p>-0.575792968273</text:p>
          </table:table-cell>
          <table:table-cell office:value-type="float" office:value="-0.866583824158" calcext:value-type="float">
            <text:p>-0.866583824158</text:p>
          </table:table-cell>
          <table:table-cell/>
          <table:table-cell office:value-type="float" office:value="7.97116231918" calcext:value-type="float">
            <text:p>7.97116231918</text:p>
          </table:table-cell>
          <table:table-cell/>
          <table:table-cell office:value-type="float" office:value="0.0185000002384" calcext:value-type="float">
            <text:p>0.0185000002384</text:p>
          </table:table-cell>
          <table:table-cell table:formula="of:=([.K180]-[.K179])/([.B180]-[.B179])" office:value-type="float" office:value="0.0915642912821736" calcext:value-type="float">
            <text:p>0.091564291282174</text:p>
          </table:table-cell>
          <table:table-cell table:formula="of:= ROUNDUP([.L179]; 4)" office:value-type="float" office:value="0.0916" calcext:value-type="float">
            <text:p>0.0916</text:p>
          </table:table-cell>
          <table:table-cell office:value-type="float" office:value="0.0184700004756" calcext:value-type="float">
            <text:p>0.0184700004756</text:p>
          </table:table-cell>
          <table:table-cell office:value-type="float" office:value="-0.00129000004381" calcext:value-type="float">
            <text:p>-0.00129000004381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7585968E+018" calcext:value-type="float">
            <text:p>1.59204317585968E+018</text:p>
          </table:table-cell>
          <table:table-cell table:formula="of:= ([.A180]-1.59204316535084E+018)*0.000000001" office:value-type="float" office:value="10.508839936" calcext:value-type="float">
            <text:p>10.508839936</text:p>
          </table:table-cell>
          <table:table-cell office:value-type="float" office:value="0.0266600009054" calcext:value-type="float">
            <text:p>0.0266600009054</text:p>
          </table:table-cell>
          <table:table-cell/>
          <table:table-cell office:value-type="float" office:value="-1.2514936924" calcext:value-type="float">
            <text:p>-1.2514936924</text:p>
          </table:table-cell>
          <table:table-cell office:value-type="float" office:value="-0.576075673103" calcext:value-type="float">
            <text:p>-0.576075673103</text:p>
          </table:table-cell>
          <table:table-cell office:value-type="float" office:value="-0.866594731808" calcext:value-type="float">
            <text:p>-0.866594731808</text:p>
          </table:table-cell>
          <table:table-cell/>
          <table:table-cell office:value-type="float" office:value="8.00828742981" calcext:value-type="float">
            <text:p>8.00828742981</text:p>
          </table:table-cell>
          <table:table-cell/>
          <table:table-cell office:value-type="float" office:value="0.023199999705" calcext:value-type="float">
            <text:p>0.023199999705</text:p>
          </table:table-cell>
          <table:table-cell table:formula="of:=([.K181]-[.K180])/([.B181]-[.B180])" office:value-type="float" office:value="0.120991243034746" calcext:value-type="float">
            <text:p>0.120991243034746</text:p>
          </table:table-cell>
          <table:table-cell table:formula="of:= ROUNDUP([.L180]; 4)" office:value-type="float" office:value="0.121" calcext:value-type="float">
            <text:p>0.121</text:p>
          </table:table-cell>
          <table:table-cell office:value-type="float" office:value="0.0230999998748" calcext:value-type="float">
            <text:p>0.0230999998748</text:p>
          </table:table-cell>
          <table:table-cell office:value-type="float" office:value="-0.00161000003573" calcext:value-type="float">
            <text:p>-0.00161000003573</text:p>
          </table:table-cell>
          <table:table-cell office:value-type="float" office:value="-0.0000999999974738" calcext:value-type="float">
            <text:p>-1.00E-04</text:p>
          </table:table-cell>
        </table:table-row>
        <table:table-row table:style-name="ro1">
          <table:table-cell office:value-type="float" office:value="1.59204317591175E+018" calcext:value-type="float">
            <text:p>1.59204317591175E+018</text:p>
          </table:table-cell>
          <table:table-cell table:formula="of:= ([.A181]-1.59204316535084E+018)*0.000000001" office:value-type="float" office:value="10.560909824" calcext:value-type="float">
            <text:p>10.560909824</text:p>
          </table:table-cell>
          <table:table-cell office:value-type="float" office:value="0.0359300002456" calcext:value-type="float">
            <text:p>0.0359300002456</text:p>
          </table:table-cell>
          <table:table-cell/>
          <table:table-cell office:value-type="float" office:value="-1.24743878841" calcext:value-type="float">
            <text:p>-1.24743878841</text:p>
          </table:table-cell>
          <table:table-cell office:value-type="float" office:value="-0.576365172863" calcext:value-type="float">
            <text:p>-0.576365172863</text:p>
          </table:table-cell>
          <table:table-cell office:value-type="float" office:value="-0.86662530899" calcext:value-type="float">
            <text:p>-0.86662530899</text:p>
          </table:table-cell>
          <table:table-cell/>
          <table:table-cell office:value-type="float" office:value="8.07201862335" calcext:value-type="float">
            <text:p>8.07201862335</text:p>
          </table:table-cell>
          <table:table-cell/>
          <table:table-cell office:value-type="float" office:value="0.0295000001788" calcext:value-type="float">
            <text:p>0.0295000001788</text:p>
          </table:table-cell>
          <table:table-cell table:formula="of:=([.K182]-[.K181])/([.B182]-[.B181])" office:value-type="float" office:value="0.10198182441548" calcext:value-type="float">
            <text:p>0.10198182441548</text:p>
          </table:table-cell>
          <table:table-cell table:formula="of:= ROUNDUP([.L181]; 4)" office:value-type="float" office:value="0.102" calcext:value-type="float">
            <text:p>0.102</text:p>
          </table:table-cell>
          <table:table-cell office:value-type="float" office:value="0.0294199995697" calcext:value-type="float">
            <text:p>0.0294199995697</text:p>
          </table:table-cell>
          <table:table-cell office:value-type="float" office:value="-0.0020600000862" calcext:value-type="float">
            <text:p>-0.0020600000862</text:p>
          </table:table-cell>
          <table:table-cell table:style-name="Default" office:value-type="float" office:value="-0.000130000000354" calcext:value-type="float">
            <text:p>-0.000130000000354</text:p>
          </table:table-cell>
        </table:table-row>
        <table:table-row table:style-name="ro1">
          <table:table-cell office:value-type="float" office:value="1.59204317596372E+018" calcext:value-type="float">
            <text:p>1.59204317596372E+018</text:p>
          </table:table-cell>
          <table:table-cell table:formula="of:= ([.A182]-1.59204316535084E+018)*0.000000001" office:value-type="float" office:value="10.612879872" calcext:value-type="float">
            <text:p>10.612879872</text:p>
          </table:table-cell>
          <table:table-cell office:value-type="float" office:value="0.0424100011587" calcext:value-type="float">
            <text:p>0.0424100011587</text:p>
          </table:table-cell>
          <table:table-cell/>
          <table:table-cell office:value-type="float" office:value="-1.24309837818" calcext:value-type="float">
            <text:p>-1.24309837818</text:p>
          </table:table-cell>
          <table:table-cell office:value-type="float" office:value="-0.576664090157" calcext:value-type="float">
            <text:p>-0.576664090157</text:p>
          </table:table-cell>
          <table:table-cell office:value-type="float" office:value="-0.866640269756" calcext:value-type="float">
            <text:p>-0.866640269756</text:p>
          </table:table-cell>
          <table:table-cell/>
          <table:table-cell office:value-type="float" office:value="8.11656856537" calcext:value-type="float">
            <text:p>8.11656856537</text:p>
          </table:table-cell>
          <table:table-cell/>
          <table:table-cell office:value-type="float" office:value="0.0348000004888" calcext:value-type="float">
            <text:p>0.0348000004888</text:p>
          </table:table-cell>
          <table:table-cell table:formula="of:=([.K183]-[.K182])/([.B183]-[.B182])" office:value-type="float" office:value="0.543221647818494" calcext:value-type="float">
            <text:p>0.543221647818494</text:p>
          </table:table-cell>
          <table:table-cell table:formula="of:= ROUNDUP([.L182]; 4)" office:value-type="float" office:value="0.5433" calcext:value-type="float">
            <text:p>0.5433</text:p>
          </table:table-cell>
          <table:table-cell office:value-type="float" office:value="0.0347400009632" calcext:value-type="float">
            <text:p>0.0347400009632</text:p>
          </table:table-cell>
          <table:table-cell office:value-type="float" office:value="-0.0024300001096" calcext:value-type="float">
            <text:p>-0.0024300001096</text:p>
          </table:table-cell>
          <table:table-cell table:style-name="Default" office:value-type="float" office:value="-0.000159999995958" calcext:value-type="float">
            <text:p>-0.000159999995958</text:p>
          </table:table-cell>
        </table:table-row>
        <table:table-row table:style-name="ro1">
          <table:table-cell office:value-type="float" office:value="1.59204317601508E+018" calcext:value-type="float">
            <text:p>1.59204317601508E+018</text:p>
          </table:table-cell>
          <table:table-cell table:formula="of:= ([.A183]-1.59204316535084E+018)*0.000000001" office:value-type="float" office:value="10.664240128" calcext:value-type="float">
            <text:p>10.664240128</text:p>
          </table:table-cell>
          <table:table-cell office:value-type="float" office:value="0.120360001922" calcext:value-type="float">
            <text:p>0.120360001922</text:p>
          </table:table-cell>
          <table:table-cell/>
          <table:table-cell office:value-type="float" office:value="-1.23904752731" calcext:value-type="float">
            <text:p>-1.23904752731</text:p>
          </table:table-cell>
          <table:table-cell office:value-type="float" office:value="-0.57693362236" calcext:value-type="float">
            <text:p>-0.57693362236</text:p>
          </table:table-cell>
          <table:table-cell office:value-type="float" office:value="-0.866652011871" calcext:value-type="float">
            <text:p>-0.866652011871</text:p>
          </table:table-cell>
          <table:table-cell/>
          <table:table-cell office:value-type="float" office:value="8.64999961853" calcext:value-type="float">
            <text:p>8.64999961853</text:p>
          </table:table-cell>
          <table:table-cell/>
          <table:table-cell office:value-type="float" office:value="0.0627000033855" calcext:value-type="float">
            <text:p>0.0627000033855</text:p>
          </table:table-cell>
          <table:table-cell table:formula="of:=([.K184]-[.K183])/([.B184]-[.B183])" office:value-type="float" office:value="0.15691632429508" calcext:value-type="float">
            <text:p>0.15691632429508</text:p>
          </table:table-cell>
          <table:table-cell table:formula="of:= ROUNDUP([.L183]; 4)" office:value-type="float" office:value="0.157" calcext:value-type="float">
            <text:p>0.157</text:p>
          </table:table-cell>
          <table:table-cell office:value-type="float" office:value="0.0625900030136" calcext:value-type="float">
            <text:p>0.0625900030136</text:p>
          </table:table-cell>
          <table:table-cell office:value-type="float" office:value="-0.00425000023097" calcext:value-type="float">
            <text:p>-0.00425000023097</text:p>
          </table:table-cell>
          <table:table-cell table:style-name="Default" office:value-type="float" office:value="-0.000289999996312" calcext:value-type="float">
            <text:p>-0.000289999996312</text:p>
          </table:table-cell>
        </table:table-row>
        <table:table-row table:style-name="ro1">
          <table:table-cell office:value-type="float" office:value="1.5920431760667E+018" calcext:value-type="float">
            <text:p>1.5920431760667E+018</text:p>
          </table:table-cell>
          <table:table-cell table:formula="of:= ([.A184]-1.59204316535084E+018)*0.000000001" office:value-type="float" office:value="10.715859968" calcext:value-type="float">
            <text:p>10.715859968</text:p>
          </table:table-cell>
          <table:table-cell office:value-type="float" office:value="0.136020004749" calcext:value-type="float">
            <text:p>0.136020004749</text:p>
          </table:table-cell>
          <table:table-cell/>
          <table:table-cell office:value-type="float" office:value="-1.23488044739" calcext:value-type="float">
            <text:p>-1.23488044739</text:p>
          </table:table-cell>
          <table:table-cell office:value-type="float" office:value="-0.577198684216" calcext:value-type="float">
            <text:p>-0.577198684216</text:p>
          </table:table-cell>
          <table:table-cell office:value-type="float" office:value="-0.866684734821" calcext:value-type="float">
            <text:p>-0.866684734821</text:p>
          </table:table-cell>
          <table:table-cell/>
          <table:table-cell office:value-type="float" office:value="8.64999961853" calcext:value-type="float">
            <text:p>8.64999961853</text:p>
          </table:table-cell>
          <table:table-cell/>
          <table:table-cell office:value-type="float" office:value="0.070799998939" calcext:value-type="float">
            <text:p>0.070799998939</text:p>
          </table:table-cell>
          <table:table-cell table:formula="of:=([.K185]-[.K184])/([.B185]-[.B184])" office:value-type="float" office:value="0.128454730923536" calcext:value-type="float">
            <text:p>0.128454730923536</text:p>
          </table:table-cell>
          <table:table-cell table:formula="of:= ROUNDUP([.L184]; 4)" office:value-type="float" office:value="0.1285" calcext:value-type="float">
            <text:p>0.1285</text:p>
          </table:table-cell>
          <table:table-cell office:value-type="float" office:value="0.0706000030041" calcext:value-type="float">
            <text:p>0.0706000030041</text:p>
          </table:table-cell>
          <table:table-cell office:value-type="float" office:value="-0.00479000015184" calcext:value-type="float">
            <text:p>-0.00479000015184</text:p>
          </table:table-cell>
          <table:table-cell table:style-name="Default" office:value-type="float" office:value="-0.000319999991916" calcext:value-type="float">
            <text:p>-0.000319999991916</text:p>
          </table:table-cell>
        </table:table-row>
        <table:table-row table:style-name="ro1">
          <table:table-cell office:value-type="float" office:value="1.59204317611808E+018" calcext:value-type="float">
            <text:p>1.59204317611808E+018</text:p>
          </table:table-cell>
          <table:table-cell table:formula="of:= ([.A185]-1.59204316535084E+018)*0.000000001" office:value-type="float" office:value="10.767239936" calcext:value-type="float">
            <text:p>10.767239936</text:p>
          </table:table-cell>
          <table:table-cell office:value-type="float" office:value="0.147569999099" calcext:value-type="float">
            <text:p>0.147569999099</text:p>
          </table:table-cell>
          <table:table-cell/>
          <table:table-cell office:value-type="float" office:value="-1.23083376884" calcext:value-type="float">
            <text:p>-1.23083376884</text:p>
          </table:table-cell>
          <table:table-cell office:value-type="float" office:value="-0.577497005463" calcext:value-type="float">
            <text:p>-0.577497005463</text:p>
          </table:table-cell>
          <table:table-cell office:value-type="float" office:value="-0.866708099842" calcext:value-type="float">
            <text:p>-0.866708099842</text:p>
          </table:table-cell>
          <table:table-cell/>
          <table:table-cell office:value-type="float" office:value="8.64999961853" calcext:value-type="float">
            <text:p>8.64999961853</text:p>
          </table:table-cell>
          <table:table-cell/>
          <table:table-cell office:value-type="float" office:value="0.0773999989033" calcext:value-type="float">
            <text:p>0.0773999989033</text:p>
          </table:table-cell>
          <table:table-cell table:formula="of:=([.K186]-[.K185])/([.B186]-[.B185])" office:value-type="float" office:value="0.0243356176887948" calcext:value-type="float">
            <text:p>0.024335617688795</text:p>
          </table:table-cell>
          <table:table-cell table:formula="of:= ROUNDUP([.L185]; 4)" office:value-type="float" office:value="0.0244" calcext:value-type="float">
            <text:p>0.0244</text:p>
          </table:table-cell>
          <table:table-cell office:value-type="float" office:value="0.0771799981594" calcext:value-type="float">
            <text:p>0.0771799981594</text:p>
          </table:table-cell>
          <table:table-cell office:value-type="float" office:value="-0.00565999979153" calcext:value-type="float">
            <text:p>-0.00565999979153</text:p>
          </table:table-cell>
          <table:table-cell office:value-type="float" office:value="-0.0000900000013644" calcext:value-type="float">
            <text:p>-9.00E-05</text:p>
          </table:table-cell>
        </table:table-row>
        <table:table-row table:style-name="ro1">
          <table:table-cell office:value-type="float" office:value="1.59204317622081E+018" calcext:value-type="float">
            <text:p>1.59204317622081E+018</text:p>
          </table:table-cell>
          <table:table-cell table:formula="of:= ([.A186]-1.59204316535084E+018)*0.000000001" office:value-type="float" office:value="10.86996992" calcext:value-type="float">
            <text:p>10.86996992</text:p>
          </table:table-cell>
          <table:table-cell office:value-type="float" office:value="0.133220002055" calcext:value-type="float">
            <text:p>0.133220002055</text:p>
          </table:table-cell>
          <table:table-cell/>
          <table:table-cell office:value-type="float" office:value="-1.22264790535" calcext:value-type="float">
            <text:p>-1.22264790535</text:p>
          </table:table-cell>
          <table:table-cell office:value-type="float" office:value="-0.578032612801" calcext:value-type="float">
            <text:p>-0.578032612801</text:p>
          </table:table-cell>
          <table:table-cell office:value-type="float" office:value="-0.866731405258" calcext:value-type="float">
            <text:p>-0.866731405258</text:p>
          </table:table-cell>
          <table:table-cell/>
          <table:table-cell office:value-type="float" office:value="8.64999961853" calcext:value-type="float">
            <text:p>8.64999961853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table:formula="of:=([.K187]-[.K186])/([.B187]-[.B186])" office:value-type="float" office:value="0.0135685684226815" calcext:value-type="float">
            <text:p>0.013568568422682</text:p>
          </table:table-cell>
          <table:table-cell table:formula="of:= ROUNDUP([.L186]; 4)" office:value-type="float" office:value="0.0136" calcext:value-type="float">
            <text:p>0.0136</text:p>
          </table:table-cell>
          <table:table-cell office:value-type="float" office:value="0.0797199979424" calcext:value-type="float">
            <text:p>0.0797199979424</text:p>
          </table:table-cell>
          <table:table-cell office:value-type="float" office:value="-0.00566999986768" calcext:value-type="float">
            <text:p>-0.00566999986768</text:p>
          </table:table-cell>
          <table:table-cell table:style-name="Default" office:value-type="float" office:value="-0.000269999989541" calcext:value-type="float">
            <text:p>-0.000269999989541</text:p>
          </table:table-cell>
        </table:table-row>
        <table:table-row table:style-name="ro1">
          <table:table-cell office:value-type="float" office:value="1.5920431762724E+018" calcext:value-type="float">
            <text:p>1.5920431762724E+018</text:p>
          </table:table-cell>
          <table:table-cell table:formula="of:= ([.A187]-1.59204316535084E+018)*0.000000001" office:value-type="float" office:value="10.921560064" calcext:value-type="float">
            <text:p>10.921560064</text:p>
          </table:table-cell>
          <table:table-cell office:value-type="float" office:value="0.126790001988" calcext:value-type="float">
            <text:p>0.126790001988</text:p>
          </table:table-cell>
          <table:table-cell/>
          <table:table-cell office:value-type="float" office:value="-1.21847069263" calcext:value-type="float">
            <text:p>-1.21847069263</text:p>
          </table:table-cell>
          <table:table-cell office:value-type="float" office:value="-0.57833969593" calcext:value-type="float">
            <text:p>-0.57833969593</text:p>
          </table:table-cell>
          <table:table-cell office:value-type="float" office:value="-0.866739571095" calcext:value-type="float">
            <text:p>-0.866739571095</text:p>
          </table:table-cell>
          <table:table-cell/>
          <table:table-cell office:value-type="float" office:value="8.64999961853" calcext:value-type="float">
            <text:p>8.64999961853</text:p>
          </table:table-cell>
          <table:table-cell/>
          <table:table-cell office:value-type="float" office:value="0.0806000009179" calcext:value-type="float">
            <text:p>0.0806000009179</text:p>
          </table:table-cell>
          <table:table-cell table:formula="of:=([.K188]-[.K187])/([.B188]-[.B187])" office:value-type="float" office:value="-0.00971444964140546" calcext:value-type="float">
            <text:p>-0.009714449641405</text:p>
          </table:table-cell>
          <table:table-cell table:formula="of:= ROUNDUP([.L187]; 4)" office:value-type="float" office:value="-0.0098" calcext:value-type="float">
            <text:p>-0.0098</text:p>
          </table:table-cell>
          <table:table-cell office:value-type="float" office:value="0.0803999975324" calcext:value-type="float">
            <text:p>0.0803999975324</text:p>
          </table:table-cell>
          <table:table-cell office:value-type="float" office:value="-0.00563000002876" calcext:value-type="float">
            <text:p>-0.00563000002876</text:p>
          </table:table-cell>
          <table:table-cell table:style-name="Default" office:value-type="float" office:value="-0.000369999994291" calcext:value-type="float">
            <text:p>-0.000369999994291</text:p>
          </table:table-cell>
        </table:table-row>
        <table:table-row table:style-name="ro1">
          <table:table-cell office:value-type="float" office:value="1.59204317632387E+018" calcext:value-type="float">
            <text:p>1.59204317632387E+018</text:p>
          </table:table-cell>
          <table:table-cell table:formula="of:= ([.A188]-1.59204316535084E+018)*0.000000001" office:value-type="float" office:value="10.973029888" calcext:value-type="float">
            <text:p>10.973029888</text:p>
          </table:table-cell>
          <table:table-cell office:value-type="float" office:value="0.117200002074" calcext:value-type="float">
            <text:p>0.117200002074</text:p>
          </table:table-cell>
          <table:table-cell/>
          <table:table-cell office:value-type="float" office:value="-1.214433074" calcext:value-type="float">
            <text:p>-1.214433074</text:p>
          </table:table-cell>
          <table:table-cell office:value-type="float" office:value="-0.57861417532" calcext:value-type="float">
            <text:p>-0.57861417532</text:p>
          </table:table-cell>
          <table:table-cell office:value-type="float" office:value="-0.866742134094" calcext:value-type="float">
            <text:p>-0.866742134094</text:p>
          </table:table-cell>
          <table:table-cell/>
          <table:table-cell office:value-type="float" office:value="8.63074970245" calcext:value-type="float">
            <text:p>8.63074970245</text:p>
          </table:table-cell>
          <table:table-cell/>
          <table:table-cell office:value-type="float" office:value="0.0800999999046" calcext:value-type="float">
            <text:p>0.0800999999046</text:p>
          </table:table-cell>
          <table:table-cell table:formula="of:=([.K189]-[.K188])/([.B189]-[.B188])" office:value-type="float" office:value="-0.00389945308561612" calcext:value-type="float">
            <text:p>-0.003899453085616</text:p>
          </table:table-cell>
          <table:table-cell table:formula="of:= ROUNDUP([.L188]; 4)" office:value-type="float" office:value="-0.0039" calcext:value-type="float">
            <text:p>-0.0039</text:p>
          </table:table-cell>
          <table:table-cell office:value-type="float" office:value="0.0799499973655" calcext:value-type="float">
            <text:p>0.0799499973655</text:p>
          </table:table-cell>
          <table:table-cell office:value-type="float" office:value="-0.00548999989405" calcext:value-type="float">
            <text:p>-0.00548999989405</text:p>
          </table:table-cell>
          <table:table-cell table:style-name="Default" office:value-type="float" office:value="-0.000319999991916" calcext:value-type="float">
            <text:p>-0.000319999991916</text:p>
          </table:table-cell>
        </table:table-row>
        <table:table-row table:style-name="ro1">
          <table:table-cell office:value-type="float" office:value="1.59204317637516E+018" calcext:value-type="float">
            <text:p>1.59204317637516E+018</text:p>
          </table:table-cell>
          <table:table-cell table:formula="of:= ([.A189]-1.59204316535084E+018)*0.000000001" office:value-type="float" office:value="11.02432" calcext:value-type="float">
            <text:p>11.02432</text:p>
          </table:table-cell>
          <table:table-cell office:value-type="float" office:value="0.108329996467" calcext:value-type="float">
            <text:p>0.108329996467</text:p>
          </table:table-cell>
          <table:table-cell/>
          <table:table-cell office:value-type="float" office:value="-1.21036159992" calcext:value-type="float">
            <text:p>-1.21036159992</text:p>
          </table:table-cell>
          <table:table-cell office:value-type="float" office:value="-0.578869104385" calcext:value-type="float">
            <text:p>-0.578869104385</text:p>
          </table:table-cell>
          <table:table-cell office:value-type="float" office:value="-0.866751968861" calcext:value-type="float">
            <text:p>-0.866751968861</text:p>
          </table:table-cell>
          <table:table-cell/>
          <table:table-cell office:value-type="float" office:value="8.56976890564" calcext:value-type="float">
            <text:p>8.56976890564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table:formula="of:=([.K190]-[.K189])/([.B190]-[.B189])" office:value-type="float" office:value="0.00193614899359134" calcext:value-type="float">
            <text:p>0.001936148993591</text:p>
          </table:table-cell>
          <table:table-cell table:formula="of:= ROUNDUP([.L189]; 4)" office:value-type="float" office:value="0.002" calcext:value-type="float">
            <text:p>0.002</text:p>
          </table:table-cell>
          <table:table-cell office:value-type="float" office:value="0.079690001905" calcext:value-type="float">
            <text:p>0.079690001905</text:p>
          </table:table-cell>
          <table:table-cell office:value-type="float" office:value="-0.00542999990284" calcext:value-type="float">
            <text:p>-0.00542999990284</text:p>
          </table:table-cell>
          <table:table-cell table:style-name="Default" office:value-type="float" office:value="-0.000300000014249" calcext:value-type="float">
            <text:p>-0.000300000014249</text:p>
          </table:table-cell>
        </table:table-row>
        <table:table-row table:style-name="ro1">
          <table:table-cell office:value-type="float" office:value="1.59204317642681E+018" calcext:value-type="float">
            <text:p>1.59204317642681E+018</text:p>
          </table:table-cell>
          <table:table-cell table:formula="of:= ([.A190]-1.59204316535084E+018)*0.000000001" office:value-type="float" office:value="11.075969792" calcext:value-type="float">
            <text:p>11.075969792</text:p>
          </table:table-cell>
          <table:table-cell office:value-type="float" office:value="0.100149996579" calcext:value-type="float">
            <text:p>0.100149996579</text:p>
          </table:table-cell>
          <table:table-cell/>
          <table:table-cell office:value-type="float" office:value="-1.20623850822" calcext:value-type="float">
            <text:p>-1.20623850822</text:p>
          </table:table-cell>
          <table:table-cell office:value-type="float" office:value="-0.579142689705" calcext:value-type="float">
            <text:p>-0.579142689705</text:p>
          </table:table-cell>
          <table:table-cell office:value-type="float" office:value="-0.866797983646" calcext:value-type="float">
            <text:p>-0.866797983646</text:p>
          </table:table-cell>
          <table:table-cell/>
          <table:table-cell office:value-type="float" office:value="8.51353168488" calcext:value-type="float">
            <text:p>8.51353168488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table:formula="of:=([.K191]-[.K190])/([.B191]-[.B190])" office:value-type="float" office:value="-0.00586501773517181" calcext:value-type="float">
            <text:p>-0.005865017735172</text:p>
          </table:table-cell>
          <table:table-cell table:formula="of:= ROUNDUP([.L190]; 4)" office:value-type="float" office:value="-0.0059" calcext:value-type="float">
            <text:p>-0.0059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0541000021622" calcext:value-type="float">
            <text:p>-0.00541000021622</text:p>
          </table:table-cell>
          <table:table-cell table:style-name="Default" office:value-type="float" office:value="-0.000360000005458" calcext:value-type="float">
            <text:p>-0.000360000005458</text:p>
          </table:table-cell>
        </table:table-row>
        <table:table-row table:style-name="ro1">
          <table:table-cell office:value-type="float" office:value="1.59204317647796E+018" calcext:value-type="float">
            <text:p>1.59204317647796E+018</text:p>
          </table:table-cell>
          <table:table-cell table:formula="of:= ([.A191]-1.59204316535084E+018)*0.000000001" office:value-type="float" office:value="11.127120128" calcext:value-type="float">
            <text:p>11.127120128</text:p>
          </table:table-cell>
          <table:table-cell office:value-type="float" office:value="0.0886600017548" calcext:value-type="float">
            <text:p>0.0886600017548</text:p>
          </table:table-cell>
          <table:table-cell/>
          <table:table-cell office:value-type="float" office:value="-1.20243263245" calcext:value-type="float">
            <text:p>-1.20243263245</text:p>
          </table:table-cell>
          <table:table-cell office:value-type="float" office:value="-0.57955378294" calcext:value-type="float">
            <text:p>-0.57955378294</text:p>
          </table:table-cell>
          <table:table-cell office:value-type="float" office:value="-0.866711616516" calcext:value-type="float">
            <text:p>-0.866711616516</text:p>
          </table:table-cell>
          <table:table-cell/>
          <table:table-cell office:value-type="float" office:value="8.43453788757" calcext:value-type="float">
            <text:p>8.43453788757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192]-[.K191])/([.B192]-[.B191])" office:value-type="float" office:value="-0.084050320974622" calcext:value-type="float">
            <text:p>-0.084050320974622</text:p>
          </table:table-cell>
          <table:table-cell table:formula="of:= ROUNDUP([.L191]; 4)" office:value-type="float" office:value="-0.0841" calcext:value-type="float">
            <text:p>-0.0841</text:p>
          </table:table-cell>
          <table:table-cell office:value-type="float" office:value="0.0794899985194" calcext:value-type="float">
            <text:p>0.0794899985194</text:p>
          </table:table-cell>
          <table:table-cell office:value-type="float" office:value="-0.00563000002876" calcext:value-type="float">
            <text:p>-0.00563000002876</text:p>
          </table:table-cell>
          <table:table-cell table:style-name="Default" office:value-type="float" office:value="-0.000150000007125" calcext:value-type="float">
            <text:p>-0.000150000007125</text:p>
          </table:table-cell>
        </table:table-row>
        <table:table-row table:style-name="ro1">
          <table:table-cell office:value-type="float" office:value="1.59204317652912E+018" calcext:value-type="float">
            <text:p>1.59204317652912E+018</text:p>
          </table:table-cell>
          <table:table-cell table:formula="of:= ([.A192]-1.59204316535084E+018)*0.000000001" office:value-type="float" office:value="11.178279936" calcext:value-type="float">
            <text:p>11.178279936</text:p>
          </table:table-cell>
          <table:table-cell office:value-type="float" office:value="0.0718099996448" calcext:value-type="float">
            <text:p>0.0718099996448</text:p>
          </table:table-cell>
          <table:table-cell/>
          <table:table-cell office:value-type="float" office:value="-1.20057320595" calcext:value-type="float">
            <text:p>-1.20057320595</text:p>
          </table:table-cell>
          <table:table-cell office:value-type="float" office:value="-0.579665124416" calcext:value-type="float">
            <text:p>-0.579665124416</text:p>
          </table:table-cell>
          <table:table-cell office:value-type="float" office:value="-0.8667345047" calcext:value-type="float">
            <text:p>-0.8667345047</text:p>
          </table:table-cell>
          <table:table-cell/>
          <table:table-cell office:value-type="float" office:value="8.31869411469" calcext:value-type="float">
            <text:p>8.31869411469</text:p>
          </table:table-cell>
          <table:table-cell/>
          <table:table-cell office:value-type="float" office:value="0.0754000023007" calcext:value-type="float">
            <text:p>0.0754000023007</text:p>
          </table:table-cell>
          <table:table-cell table:formula="of:=([.K193]-[.K192])/([.B193]-[.B192])" office:value-type="float" office:value="-0.129302015697638" calcext:value-type="float">
            <text:p>-0.129302015697638</text:p>
          </table:table-cell>
          <table:table-cell table:formula="of:= ROUNDUP([.L192]; 4)" office:value-type="float" office:value="-0.1294" calcext:value-type="float">
            <text:p>-0.1294</text:p>
          </table:table-cell>
          <table:table-cell office:value-type="float" office:value="0.0752099975944" calcext:value-type="float">
            <text:p>0.0752099975944</text:p>
          </table:table-cell>
          <table:table-cell office:value-type="float" office:value="-0.00530999992043" calcext:value-type="float">
            <text:p>-0.00530999992043</text:p>
          </table:table-cell>
          <table:table-cell table:style-name="Default" office:value-type="float" office:value="-0.000169999999343" calcext:value-type="float">
            <text:p>-0.000169999999343</text:p>
          </table:table-cell>
        </table:table-row>
        <table:table-row table:style-name="ro1">
          <table:table-cell office:value-type="float" office:value="1.59204317658171E+018" calcext:value-type="float">
            <text:p>1.59204317658171E+018</text:p>
          </table:table-cell>
          <table:table-cell table:formula="of:= ([.A193]-1.59204316535084E+018)*0.000000001" office:value-type="float" office:value="11.230870016" calcext:value-type="float">
            <text:p>11.230870016</text:p>
          </table:table-cell>
          <table:table-cell office:value-type="float" office:value="0.0104099996388" calcext:value-type="float">
            <text:p>0.0104099996388</text:p>
          </table:table-cell>
          <table:table-cell/>
          <table:table-cell office:value-type="float" office:value="-1.20024621487" calcext:value-type="float">
            <text:p>-1.20024621487</text:p>
          </table:table-cell>
          <table:table-cell office:value-type="float" office:value="-0.579543411732" calcext:value-type="float">
            <text:p>-0.579543411732</text:p>
          </table:table-cell>
          <table:table-cell office:value-type="float" office:value="-0.866808414459" calcext:value-type="float">
            <text:p>-0.866808414459</text:p>
          </table:table-cell>
          <table:table-cell/>
          <table:table-cell office:value-type="float" office:value="7.89656877518" calcext:value-type="float">
            <text:p>7.89656877518</text:p>
          </table:table-cell>
          <table:table-cell/>
          <table:table-cell office:value-type="float" office:value="0.068599998951" calcext:value-type="float">
            <text:p>0.068599998951</text:p>
          </table:table-cell>
          <table:table-cell table:formula="of:=([.K194]-[.K193])/([.B194]-[.B193])" office:value-type="float" office:value="-0.169657175813542" calcext:value-type="float">
            <text:p>-0.169657175813542</text:p>
          </table:table-cell>
          <table:table-cell table:formula="of:= ROUNDUP([.L193]; 4)" office:value-type="float" office:value="-0.1697" calcext:value-type="float">
            <text:p>-0.1697</text:p>
          </table:table-cell>
          <table:table-cell office:value-type="float" office:value="0.0684799998999" calcext:value-type="float">
            <text:p>0.0684799998999</text:p>
          </table:table-cell>
          <table:table-cell office:value-type="float" office:value="-0.00461000017822" calcext:value-type="float">
            <text:p>-0.00461000017822</text:p>
          </table:table-cell>
          <table:table-cell table:style-name="Default" office:value-type="float" office:value="-0.000280000007479" calcext:value-type="float">
            <text:p>-0.000280000007479</text:p>
          </table:table-cell>
        </table:table-row>
        <table:table-row table:style-name="ro1">
          <table:table-cell office:value-type="float" office:value="1.59204317663299E+018" calcext:value-type="float">
            <text:p>1.59204317663299E+018</text:p>
          </table:table-cell>
          <table:table-cell table:formula="of:= ([.A194]-1.59204316535084E+018)*0.000000001" office:value-type="float" office:value="11.282149888" calcext:value-type="float">
            <text:p>11.282149888</text:p>
          </table:table-cell>
          <table:table-cell office:value-type="float" office:value="-0.0192499998957" calcext:value-type="float">
            <text:p>-0.0192499998957</text:p>
          </table:table-cell>
          <table:table-cell/>
          <table:table-cell office:value-type="float" office:value="-1.20104289055" calcext:value-type="float">
            <text:p>-1.20104289055</text:p>
          </table:table-cell>
          <table:table-cell office:value-type="float" office:value="-0.579397857189" calcext:value-type="float">
            <text:p>-0.579397857189</text:p>
          </table:table-cell>
          <table:table-cell office:value-type="float" office:value="-0.866659224033" calcext:value-type="float">
            <text:p>-0.866659224033</text:p>
          </table:table-cell>
          <table:table-cell/>
          <table:table-cell office:value-type="float" office:value="7.69265604019" calcext:value-type="float">
            <text:p>7.69265604019</text:p>
          </table:table-cell>
          <table:table-cell/>
          <table:table-cell office:value-type="float" office:value="0.0599000006914" calcext:value-type="float">
            <text:p>0.0599000006914</text:p>
          </table:table-cell>
          <table:table-cell table:formula="of:=([.K195]-[.K194])/([.B195]-[.B194])" office:value-type="float" office:value="-0.22070315026172" calcext:value-type="float">
            <text:p>-0.22070315026172</text:p>
          </table:table-cell>
          <table:table-cell table:formula="of:= ROUNDUP([.L194]; 4)" office:value-type="float" office:value="-0.2208" calcext:value-type="float">
            <text:p>-0.2208</text:p>
          </table:table-cell>
          <table:table-cell office:value-type="float" office:value="0.0597499981523" calcext:value-type="float">
            <text:p>0.0597499981523</text:p>
          </table:table-cell>
          <table:table-cell office:value-type="float" office:value="-0.00387999997474" calcext:value-type="float">
            <text:p>-0.00387999997474</text:p>
          </table:table-cell>
          <table:table-cell office:value-type="float" office:value="0.0000499999987369" calcext:value-type="float">
            <text:p>5.00E-05</text:p>
          </table:table-cell>
        </table:table-row>
        <table:table-row table:style-name="ro1">
          <table:table-cell office:value-type="float" office:value="1.59204317668419E+018" calcext:value-type="float">
            <text:p>1.59204317668419E+018</text:p>
          </table:table-cell>
          <table:table-cell table:formula="of:= ([.A195]-1.59204316535084E+018)*0.000000001" office:value-type="float" office:value="11.333349888" calcext:value-type="float">
            <text:p>11.333349888</text:p>
          </table:table-cell>
          <table:table-cell office:value-type="float" office:value="-0.0508700013161" calcext:value-type="float">
            <text:p>-0.0508700013161</text:p>
          </table:table-cell>
          <table:table-cell/>
          <table:table-cell office:value-type="float" office:value="-1.203322649" calcext:value-type="float">
            <text:p>-1.203322649</text:p>
          </table:table-cell>
          <table:table-cell office:value-type="float" office:value="-0.577454924583" calcext:value-type="float">
            <text:p>-0.577454924583</text:p>
          </table:table-cell>
          <table:table-cell office:value-type="float" office:value="-0.866754949093" calcext:value-type="float">
            <text:p>-0.866754949093</text:p>
          </table:table-cell>
          <table:table-cell/>
          <table:table-cell office:value-type="float" office:value="7.47526884079" calcext:value-type="float">
            <text:p>7.47526884079</text:p>
          </table:table-cell>
          <table:table-cell/>
          <table:table-cell office:value-type="float" office:value="0.048599999398" calcext:value-type="float">
            <text:p>0.048599999398</text:p>
          </table:table-cell>
          <table:table-cell table:formula="of:=([.K196]-[.K195])/([.B196]-[.B195])" office:value-type="float" office:value="-0.314269288991331" calcext:value-type="float">
            <text:p>-0.314269288991331</text:p>
          </table:table-cell>
          <table:table-cell table:formula="of:= ROUNDUP([.L195]; 4)" office:value-type="float" office:value="-0.3143" calcext:value-type="float">
            <text:p>-0.3143</text:p>
          </table:table-cell>
          <table:table-cell office:value-type="float" office:value="0.048599999398" calcext:value-type="float">
            <text:p>0.048599999398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7673542E+018" calcext:value-type="float">
            <text:p>1.59204317673542E+018</text:p>
          </table:table-cell>
          <table:table-cell table:formula="of:= ([.A196]-1.59204316535084E+018)*0.000000001" office:value-type="float" office:value="11.38457984" calcext:value-type="float">
            <text:p>11.38457984</text:p>
          </table:table-cell>
          <table:table-cell office:value-type="float" office:value="-0.0921100005507" calcext:value-type="float">
            <text:p>-0.0921100005507</text:p>
          </table:table-cell>
          <table:table-cell/>
          <table:table-cell office:value-type="float" office:value="-1.20630133152" calcext:value-type="float">
            <text:p>-1.20630133152</text:p>
          </table:table-cell>
          <table:table-cell office:value-type="float" office:value="-0.574408113956" calcext:value-type="float">
            <text:p>-0.574408113956</text:p>
          </table:table-cell>
          <table:table-cell office:value-type="float" office:value="-0.86681163311" calcext:value-type="float">
            <text:p>-0.86681163311</text:p>
          </table:table-cell>
          <table:table-cell/>
          <table:table-cell office:value-type="float" office:value="7.19174385071" calcext:value-type="float">
            <text:p>7.19174385071</text:p>
          </table:table-cell>
          <table:table-cell/>
          <table:table-cell office:value-type="float" office:value="0.0324999988079" calcext:value-type="float">
            <text:p>0.0324999988079</text:p>
          </table:table-cell>
          <table:table-cell table:formula="of:=([.K197]-[.K196])/([.B197]-[.B196])" office:value-type="float" office:value="-0.0790514779366516" calcext:value-type="float">
            <text:p>-0.079051477936652</text:p>
          </table:table-cell>
          <table:table-cell table:formula="of:= ROUNDUP([.L196]; 4)" office:value-type="float" office:value="-0.0791" calcext:value-type="float">
            <text:p>-0.0791</text:p>
          </table:table-cell>
          <table:table-cell office:value-type="float" office:value="0.0317699983716" calcext:value-type="float">
            <text:p>0.0317699983716</text:p>
          </table:table-cell>
          <table:table-cell office:value-type="float" office:value="0.00704000005499" calcext:value-type="float">
            <text:p>0.00704000005499</text:p>
          </table:table-cell>
          <table:table-cell table:style-name="Default" office:value-type="float" office:value="-0.000159999995958" calcext:value-type="float">
            <text:p>-0.000159999995958</text:p>
          </table:table-cell>
        </table:table-row>
        <table:table-row table:style-name="ro1">
          <table:table-cell office:value-type="float" office:value="1.59204317683662E+018" calcext:value-type="float">
            <text:p>1.59204317683662E+018</text:p>
          </table:table-cell>
          <table:table-cell table:formula="of:= ([.A197]-1.59204316535084E+018)*0.000000001" office:value-type="float" office:value="11.485779712" calcext:value-type="float">
            <text:p>11.485779712</text:p>
          </table:table-cell>
          <table:table-cell office:value-type="float" office:value="-0.0994300022721" calcext:value-type="float">
            <text:p>-0.0994300022721</text:p>
          </table:table-cell>
          <table:table-cell/>
          <table:table-cell office:value-type="float" office:value="-1.20997536182" calcext:value-type="float">
            <text:p>-1.20997536182</text:p>
          </table:table-cell>
          <table:table-cell office:value-type="float" office:value="-0.567432522774" calcext:value-type="float">
            <text:p>-0.567432522774</text:p>
          </table:table-cell>
          <table:table-cell office:value-type="float" office:value="-0.866833329201" calcext:value-type="float">
            <text:p>-0.866833329201</text:p>
          </table:table-cell>
          <table:table-cell/>
          <table:table-cell office:value-type="float" office:value="7.14141893387" calcext:value-type="float">
            <text:p>7.14141893387</text:p>
          </table:table-cell>
          <table:table-cell/>
          <table:table-cell office:value-type="float" office:value="0.0244999993593" calcext:value-type="float">
            <text:p>0.0244999993593</text:p>
          </table:table-cell>
          <table:table-cell table:formula="of:=([.K198]-[.K197])/([.B198]-[.B197])" office:value-type="float" office:value="0.0639533293812776" calcext:value-type="float">
            <text:p>0.063953329381278</text:p>
          </table:table-cell>
          <table:table-cell table:formula="of:= ROUNDUP([.L197]; 4)" office:value-type="float" office:value="0.064" calcext:value-type="float">
            <text:p>0.064</text:p>
          </table:table-cell>
          <table:table-cell office:value-type="float" office:value="0.0150600001216" calcext:value-type="float">
            <text:p>0.0150600001216</text:p>
          </table:table-cell>
          <table:table-cell office:value-type="float" office:value="0.0193300005049" calcext:value-type="float">
            <text:p>0.0193300005049</text:p>
          </table:table-cell>
          <table:table-cell table:style-name="Default" office:value-type="float" office:value="-0.000169999999343" calcext:value-type="float">
            <text:p>-0.000169999999343</text:p>
          </table:table-cell>
        </table:table-row>
        <table:table-row table:style-name="ro1">
          <table:table-cell office:value-type="float" office:value="1.59204317688822E+018" calcext:value-type="float">
            <text:p>1.59204317688822E+018</text:p>
          </table:table-cell>
          <table:table-cell table:formula="of:= ([.A198]-1.59204316535084E+018)*0.000000001" office:value-type="float" office:value="11.53737984" calcext:value-type="float">
            <text:p>11.53737984</text:p>
          </table:table-cell>
          <table:table-cell office:value-type="float" office:value="-0.0926700010896" calcext:value-type="float">
            <text:p>-0.0926700010896</text:p>
          </table:table-cell>
          <table:table-cell/>
          <table:table-cell office:value-type="float" office:value="-1.21076154709" calcext:value-type="float">
            <text:p>-1.21076154709</text:p>
          </table:table-cell>
          <table:table-cell office:value-type="float" office:value="-0.563338220119" calcext:value-type="float">
            <text:p>-0.563338220119</text:p>
          </table:table-cell>
          <table:table-cell office:value-type="float" office:value="-0.866867542267" calcext:value-type="float">
            <text:p>-0.866867542267</text:p>
          </table:table-cell>
          <table:table-cell/>
          <table:table-cell office:value-type="float" office:value="7.18789386749" calcext:value-type="float">
            <text:p>7.18789386749</text:p>
          </table:table-cell>
          <table:table-cell/>
          <table:table-cell office:value-type="float" office:value="0.0277999993414" calcext:value-type="float">
            <text:p>0.0277999993414</text:p>
          </table:table-cell>
          <table:table-cell table:formula="of:=([.K199]-[.K198])/([.B199]-[.B198])" office:value-type="float" office:value="0.125905180330648" calcext:value-type="float">
            <text:p>0.125905180330648</text:p>
          </table:table-cell>
          <table:table-cell table:formula="of:= ROUNDUP([.L198]; 4)" office:value-type="float" office:value="0.126" calcext:value-type="float">
            <text:p>0.126</text:p>
          </table:table-cell>
          <table:table-cell office:value-type="float" office:value="0.00651000021026" calcext:value-type="float">
            <text:p>0.00651000021026</text:p>
          </table:table-cell>
          <table:table-cell office:value-type="float" office:value="0.0270700007677" calcext:value-type="float">
            <text:p>0.0270700007677</text:p>
          </table:table-cell>
          <table:table-cell table:style-name="Default" office:value-type="float" office:value="-0.000220000001718" calcext:value-type="float">
            <text:p>-0.000220000001718</text:p>
          </table:table-cell>
        </table:table-row>
        <table:table-row table:style-name="ro1">
          <table:table-cell office:value-type="float" office:value="1.5920431769462E+018" calcext:value-type="float">
            <text:p>1.5920431769462E+018</text:p>
          </table:table-cell>
          <table:table-cell table:formula="of:= ([.A199]-1.59204316535084E+018)*0.000000001" office:value-type="float" office:value="11.59536" calcext:value-type="float">
            <text:p>11.59536</text:p>
          </table:table-cell>
          <table:table-cell office:value-type="float" office:value="-0.0784500017762" calcext:value-type="float">
            <text:p>-0.0784500017762</text:p>
          </table:table-cell>
          <table:table-cell/>
          <table:table-cell office:value-type="float" office:value="-1.21161496639" calcext:value-type="float">
            <text:p>-1.21161496639</text:p>
          </table:table-cell>
          <table:table-cell office:value-type="float" office:value="-0.558882653713" calcext:value-type="float">
            <text:p>-0.558882653713</text:p>
          </table:table-cell>
          <table:table-cell office:value-type="float" office:value="-0.866725385189" calcext:value-type="float">
            <text:p>-0.866725385189</text:p>
          </table:table-cell>
          <table:table-cell/>
          <table:table-cell office:value-type="float" office:value="7.28565645218" calcext:value-type="float">
            <text:p>7.28565645218</text:p>
          </table:table-cell>
          <table:table-cell/>
          <table:table-cell office:value-type="float" office:value="0.0351000018418" calcext:value-type="float">
            <text:p>0.0351000018418</text:p>
          </table:table-cell>
          <table:table-cell table:formula="of:=([.K200]-[.K199])/([.B200]-[.B199])" office:value-type="float" office:value="0.142061483860891" calcext:value-type="float">
            <text:p>0.142061483860891</text:p>
          </table:table-cell>
          <table:table-cell table:formula="of:= ROUNDUP([.L199]; 4)" office:value-type="float" office:value="0.1421" calcext:value-type="float">
            <text:p>0.1421</text:p>
          </table:table-cell>
          <table:table-cell office:value-type="float" office:value="-0.00218999991193" calcext:value-type="float">
            <text:p>-0.00218999991193</text:p>
          </table:table-cell>
          <table:table-cell office:value-type="float" office:value="0.035000000149" calcext:value-type="float">
            <text:p>0.035000000149</text:p>
          </table:table-cell>
          <table:table-cell office:value-type="float" office:value="0.0000499999987369" calcext:value-type="float">
            <text:p>5.00E-05</text:p>
          </table:table-cell>
        </table:table-row>
        <table:table-row table:style-name="ro1">
          <table:table-cell office:value-type="float" office:value="1.59204317699829E+018" calcext:value-type="float">
            <text:p>1.59204317699829E+018</text:p>
          </table:table-cell>
          <table:table-cell table:formula="of:= ([.A200]-1.59204316535084E+018)*0.000000001" office:value-type="float" office:value="11.647450112" calcext:value-type="float">
            <text:p>11.647450112</text:p>
          </table:table-cell>
          <table:table-cell office:value-type="float" office:value="-0.0656199976802" calcext:value-type="float">
            <text:p>-0.0656199976802</text:p>
          </table:table-cell>
          <table:table-cell/>
          <table:table-cell office:value-type="float" office:value="-1.21406781673" calcext:value-type="float">
            <text:p>-1.21406781673</text:p>
          </table:table-cell>
          <table:table-cell office:value-type="float" office:value="-0.556180119514" calcext:value-type="float">
            <text:p>-0.556180119514</text:p>
          </table:table-cell>
          <table:table-cell office:value-type="float" office:value="-0.86665469408" calcext:value-type="float">
            <text:p>-0.86665469408</text:p>
          </table:table-cell>
          <table:table-cell/>
          <table:table-cell office:value-type="float" office:value="7.37386274338" calcext:value-type="float">
            <text:p>7.37386274338</text:p>
          </table:table-cell>
          <table:table-cell/>
          <table:table-cell office:value-type="float" office:value="0.042500000447" calcext:value-type="float">
            <text:p>0.042500000447</text:p>
          </table:table-cell>
          <table:table-cell table:formula="of:=([.K201]-[.K200])/([.B201]-[.B200])" office:value-type="float" office:value="0.133588098932764" calcext:value-type="float">
            <text:p>0.133588098932764</text:p>
          </table:table-cell>
          <table:table-cell table:formula="of:= ROUNDUP([.L200]; 4)" office:value-type="float" office:value="0.1336" calcext:value-type="float">
            <text:p>0.1336</text:p>
          </table:table-cell>
          <table:table-cell office:value-type="float" office:value="-0.0137000000104" calcext:value-type="float">
            <text:p>-0.0137000000104</text:p>
          </table:table-cell>
          <table:table-cell office:value-type="float" office:value="0.0401800014079" calcext:value-type="float">
            <text:p>0.0401800014079</text:p>
          </table:table-cell>
          <table:table-cell table:style-name="Default" office:value-type="float" office:value="0.000250000011874" calcext:value-type="float">
            <text:p>0.000250000011874</text:p>
          </table:table-cell>
        </table:table-row>
        <table:table-row table:style-name="ro1">
          <table:table-cell office:value-type="float" office:value="1.59204317705069E+018" calcext:value-type="float">
            <text:p>1.59204317705069E+018</text:p>
          </table:table-cell>
          <table:table-cell table:formula="of:= ([.A201]-1.59204316535084E+018)*0.000000001" office:value-type="float" office:value="11.699849984" calcext:value-type="float">
            <text:p>11.699849984</text:p>
          </table:table-cell>
          <table:table-cell office:value-type="float" office:value="-0.0527300015092" calcext:value-type="float">
            <text:p>-0.0527300015092</text:p>
          </table:table-cell>
          <table:table-cell/>
          <table:table-cell office:value-type="float" office:value="-1.21795558929" calcext:value-type="float">
            <text:p>-1.21795558929</text:p>
          </table:table-cell>
          <table:table-cell office:value-type="float" office:value="-0.555815935135" calcext:value-type="float">
            <text:p>-0.555815935135</text:p>
          </table:table-cell>
          <table:table-cell office:value-type="float" office:value="-0.866751194" calcext:value-type="float">
            <text:p>-0.866751194</text:p>
          </table:table-cell>
          <table:table-cell/>
          <table:table-cell office:value-type="float" office:value="7.46248102188" calcext:value-type="float">
            <text:p>7.46248102188</text:p>
          </table:table-cell>
          <table:table-cell/>
          <table:table-cell office:value-type="float" office:value="0.0494999997318" calcext:value-type="float">
            <text:p>0.0494999997318</text:p>
          </table:table-cell>
          <table:table-cell table:formula="of:=([.K202]-[.K201])/([.B202]-[.B201])" office:value-type="float" office:value="0.122887568632704" calcext:value-type="float">
            <text:p>0.122887568632704</text:p>
          </table:table-cell>
          <table:table-cell table:formula="of:= ROUNDUP([.L201]; 4)" office:value-type="float" office:value="0.1229" calcext:value-type="float">
            <text:p>0.1229</text:p>
          </table:table-cell>
          <table:table-cell office:value-type="float" office:value="-0.0271000005305" calcext:value-type="float">
            <text:p>-0.0271000005305</text:p>
          </table:table-cell>
          <table:table-cell office:value-type="float" office:value="0.0414500012994" calcext:value-type="float">
            <text:p>0.0414500012994</text:p>
          </table:table-cell>
          <table:table-cell office:value-type="float" office:value="-0.0000700000018696" calcext:value-type="float">
            <text:p>-7.00E-05</text:p>
          </table:table-cell>
        </table:table-row>
        <table:table-row table:style-name="ro1">
          <table:table-cell office:value-type="float" office:value="1.59204317710277E+018" calcext:value-type="float">
            <text:p>1.59204317710277E+018</text:p>
          </table:table-cell>
          <table:table-cell table:formula="of:= ([.A202]-1.59204316535084E+018)*0.000000001" office:value-type="float" office:value="11.751930112" calcext:value-type="float">
            <text:p>11.751930112</text:p>
          </table:table-cell>
          <table:table-cell office:value-type="float" office:value="-0.0339899994433" calcext:value-type="float">
            <text:p>-0.0339899994433</text:p>
          </table:table-cell>
          <table:table-cell/>
          <table:table-cell office:value-type="float" office:value="-1.22211456299" calcext:value-type="float">
            <text:p>-1.22211456299</text:p>
          </table:table-cell>
          <table:table-cell office:value-type="float" office:value="-0.555937111378" calcext:value-type="float">
            <text:p>-0.555937111378</text:p>
          </table:table-cell>
          <table:table-cell office:value-type="float" office:value="-0.866797924042" calcext:value-type="float">
            <text:p>-0.866797924042</text:p>
          </table:table-cell>
          <table:table-cell/>
          <table:table-cell office:value-type="float" office:value="7.59131860733" calcext:value-type="float">
            <text:p>7.59131860733</text:p>
          </table:table-cell>
          <table:table-cell/>
          <table:table-cell office:value-type="float" office:value="0.0559000000358" calcext:value-type="float">
            <text:p>0.0559000000358</text:p>
          </table:table-cell>
          <table:table-cell table:formula="of:=([.K203]-[.K202])/([.B203]-[.B202])" office:value-type="float" office:value="0.10182533056535" calcext:value-type="float">
            <text:p>0.10182533056535</text:p>
          </table:table-cell>
          <table:table-cell table:formula="of:= ROUNDUP([.L202]; 4)" office:value-type="float" office:value="0.1019" calcext:value-type="float">
            <text:p>0.1019</text:p>
          </table:table-cell>
          <table:table-cell office:value-type="float" office:value="-0.0375499986112" calcext:value-type="float">
            <text:p>-0.0375499986112</text:p>
          </table:table-cell>
          <table:table-cell office:value-type="float" office:value="0.0413599982858" calcext:value-type="float">
            <text:p>0.0413599982858</text:p>
          </table:table-cell>
          <table:table-cell table:style-name="Default" office:value-type="float" office:value="-0.000110000000859" calcext:value-type="float">
            <text:p>-0.000110000000859</text:p>
          </table:table-cell>
        </table:table-row>
        <table:table-row table:style-name="ro1">
          <table:table-cell office:value-type="float" office:value="1.59204317715482E+018" calcext:value-type="float">
            <text:p>1.59204317715482E+018</text:p>
          </table:table-cell>
          <table:table-cell table:formula="of:= ([.A203]-1.59204316535084E+018)*0.000000001" office:value-type="float" office:value="11.803980032" calcext:value-type="float">
            <text:p>11.803980032</text:p>
          </table:table-cell>
          <table:table-cell office:value-type="float" office:value="-0.0129100000486" calcext:value-type="float">
            <text:p>-0.0129100000486</text:p>
          </table:table-cell>
          <table:table-cell/>
          <table:table-cell office:value-type="float" office:value="-1.22630226612" calcext:value-type="float">
            <text:p>-1.22630226612</text:p>
          </table:table-cell>
          <table:table-cell office:value-type="float" office:value="-0.55606675148" calcext:value-type="float">
            <text:p>-0.55606675148</text:p>
          </table:table-cell>
          <table:table-cell office:value-type="float" office:value="-0.866813182831" calcext:value-type="float">
            <text:p>-0.866813182831</text:p>
          </table:table-cell>
          <table:table-cell/>
          <table:table-cell office:value-type="float" office:value="7.73624372482" calcext:value-type="float">
            <text:p>7.73624372482</text:p>
          </table:table-cell>
          <table:table-cell/>
          <table:table-cell office:value-type="float" office:value="0.0612000003457" calcext:value-type="float">
            <text:p>0.0612000003457</text:p>
          </table:table-cell>
          <table:table-cell table:formula="of:=([.K204]-[.K203])/([.B204]-[.B203])" office:value-type="float" office:value="0.0818551947414615" calcext:value-type="float">
            <text:p>0.081855194741462</text:p>
          </table:table-cell>
          <table:table-cell table:formula="of:= ROUNDUP([.L203]; 4)" office:value-type="float" office:value="0.0819" calcext:value-type="float">
            <text:p>0.0819</text:p>
          </table:table-cell>
          <table:table-cell office:value-type="float" office:value="-0.0454600006342" calcext:value-type="float">
            <text:p>-0.0454600006342</text:p>
          </table:table-cell>
          <table:table-cell office:value-type="float" office:value="0.0409599989653" calcext:value-type="float">
            <text:p>0.0409599989653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7720613E+018" calcext:value-type="float">
            <text:p>1.59204317720613E+018</text:p>
          </table:table-cell>
          <table:table-cell table:formula="of:= ([.A204]-1.59204316535084E+018)*0.000000001" office:value-type="float" office:value="11.855290112" calcext:value-type="float">
            <text:p>11.855290112</text:p>
          </table:table-cell>
          <table:table-cell office:value-type="float" office:value="0.00960000045598" calcext:value-type="float">
            <text:p>0.00960000045598</text:p>
          </table:table-cell>
          <table:table-cell/>
          <table:table-cell office:value-type="float" office:value="-1.23045420647" calcext:value-type="float">
            <text:p>-1.23045420647</text:p>
          </table:table-cell>
          <table:table-cell office:value-type="float" office:value="-0.556205093861" calcext:value-type="float">
            <text:p>-0.556205093861</text:p>
          </table:table-cell>
          <table:table-cell office:value-type="float" office:value="-0.866790294647" calcext:value-type="float">
            <text:p>-0.866790294647</text:p>
          </table:table-cell>
          <table:table-cell/>
          <table:table-cell office:value-type="float" office:value="7.89099979401" calcext:value-type="float">
            <text:p>7.89099979401</text:p>
          </table:table-cell>
          <table:table-cell/>
          <table:table-cell office:value-type="float" office:value="0.0653999969363" calcext:value-type="float">
            <text:p>0.0653999969363</text:p>
          </table:table-cell>
          <table:table-cell table:formula="of:=([.K205]-[.K204])/([.B205]-[.B204])" office:value-type="float" office:value="0.00767769672805128" calcext:value-type="float">
            <text:p>0.007677696728051</text:p>
          </table:table-cell>
          <table:table-cell table:formula="of:= ROUNDUP([.L204]; 4)" office:value-type="float" office:value="0.0077" calcext:value-type="float">
            <text:p>0.0077</text:p>
          </table:table-cell>
          <table:table-cell office:value-type="float" office:value="-0.051320001483" calcext:value-type="float">
            <text:p>-0.051320001483</text:p>
          </table:table-cell>
          <table:table-cell office:value-type="float" office:value="0.0404700003564" calcext:value-type="float">
            <text:p>0.0404700003564</text:p>
          </table:table-cell>
          <table:table-cell table:style-name="Default" office:value-type="float" office:value="-0.000230000005104" calcext:value-type="float">
            <text:p>-0.000230000005104</text:p>
          </table:table-cell>
        </table:table-row>
        <table:table-row table:style-name="ro1">
          <table:table-cell office:value-type="float" office:value="1.59204317725823E+018" calcext:value-type="float">
            <text:p>1.59204317725823E+018</text:p>
          </table:table-cell>
          <table:table-cell table:formula="of:= ([.A205]-1.59204316535084E+018)*0.000000001" office:value-type="float" office:value="11.907389952" calcext:value-type="float">
            <text:p>11.907389952</text:p>
          </table:table-cell>
          <table:table-cell office:value-type="float" office:value="0.0299600008875" calcext:value-type="float">
            <text:p>0.0299600008875</text:p>
          </table:table-cell>
          <table:table-cell/>
          <table:table-cell office:value-type="float" office:value="-1.23467576504" calcext:value-type="float">
            <text:p>-1.23467576504</text:p>
          </table:table-cell>
          <table:table-cell office:value-type="float" office:value="-0.556351482868" calcext:value-type="float">
            <text:p>-0.556351482868</text:p>
          </table:table-cell>
          <table:table-cell office:value-type="float" office:value="-0.86679905653" calcext:value-type="float">
            <text:p>-0.86679905653</text:p>
          </table:table-cell>
          <table:table-cell/>
          <table:table-cell office:value-type="float" office:value="8.0309753418" calcext:value-type="float">
            <text:p>8.0309753418</text:p>
          </table:table-cell>
          <table:table-cell/>
          <table:table-cell office:value-type="float" office:value="0.0658000037074" calcext:value-type="float">
            <text:p>0.0658000037074</text:p>
          </table:table-cell>
          <table:table-cell table:formula="of:=([.K206]-[.K205])/([.B206]-[.B205])" office:value-type="float" office:value="-0.00784320681892615" calcext:value-type="float">
            <text:p>-0.007843206818926</text:p>
          </table:table-cell>
          <table:table-cell table:formula="of:= ROUNDUP([.L205]; 4)" office:value-type="float" office:value="-0.0079" calcext:value-type="float">
            <text:p>-0.0079</text:p>
          </table:table-cell>
          <table:table-cell office:value-type="float" office:value="-0.0546200014651" calcext:value-type="float">
            <text:p>-0.0546200014651</text:p>
          </table:table-cell>
          <table:table-cell office:value-type="float" office:value="0.0367599986494" calcext:value-type="float">
            <text:p>0.0367599986494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7736023E+018" calcext:value-type="float">
            <text:p>1.59204317736023E+018</text:p>
          </table:table-cell>
          <table:table-cell table:formula="of:= ([.A206]-1.59204316535084E+018)*0.000000001" office:value-type="float" office:value="12.009389824" calcext:value-type="float">
            <text:p>12.009389824</text:p>
          </table:table-cell>
          <table:table-cell office:value-type="float" office:value="0.0520199984312" calcext:value-type="float">
            <text:p>0.0520199984312</text:p>
          </table:table-cell>
          <table:table-cell/>
          <table:table-cell office:value-type="float" office:value="-1.24280965328" calcext:value-type="float">
            <text:p>-1.24280965328</text:p>
          </table:table-cell>
          <table:table-cell office:value-type="float" office:value="-0.556588172913" calcext:value-type="float">
            <text:p>-0.556588172913</text:p>
          </table:table-cell>
          <table:table-cell office:value-type="float" office:value="-0.866777956486" calcext:value-type="float">
            <text:p>-0.866777956486</text:p>
          </table:table-cell>
          <table:table-cell/>
          <table:table-cell office:value-type="float" office:value="8.18263721466" calcext:value-type="float">
            <text:p>8.18263721466</text:p>
          </table:table-cell>
          <table:table-cell/>
          <table:table-cell office:value-type="float" office:value="0.0649999976158" calcext:value-type="float">
            <text:p>0.0649999976158</text:p>
          </table:table-cell>
          <table:table-cell table:formula="of:=([.K207]-[.K206])/([.B207]-[.B206])" office:value-type="float" office:value="0.0348162820448945" calcext:value-type="float">
            <text:p>0.034816282044895</text:p>
          </table:table-cell>
          <table:table-cell table:formula="of:= ROUNDUP([.L206]; 4)" office:value-type="float" office:value="0.0349" calcext:value-type="float">
            <text:p>0.0349</text:p>
          </table:table-cell>
          <table:table-cell office:value-type="float" office:value="-0.0584300011396" calcext:value-type="float">
            <text:p>-0.0584300011396</text:p>
          </table:table-cell>
          <table:table-cell office:value-type="float" office:value="0.0285199992359" calcext:value-type="float">
            <text:p>0.0285199992359</text:p>
          </table:table-cell>
          <table:table-cell office:value-type="float" office:value="0.0000499999987369" calcext:value-type="float">
            <text:p>5.00E-05</text:p>
          </table:table-cell>
        </table:table-row>
        <table:table-row table:style-name="ro1">
          <table:table-cell office:value-type="float" office:value="1.59204317741193E+018" calcext:value-type="float">
            <text:p>1.59204317741193E+018</text:p>
          </table:table-cell>
          <table:table-cell table:formula="of:= ([.A207]-1.59204316535084E+018)*0.000000001" office:value-type="float" office:value="12.061089792" calcext:value-type="float">
            <text:p>12.061089792</text:p>
          </table:table-cell>
          <table:table-cell office:value-type="float" office:value="0.0735199972987" calcext:value-type="float">
            <text:p>0.0735199972987</text:p>
          </table:table-cell>
          <table:table-cell/>
          <table:table-cell office:value-type="float" office:value="-1.24690675735" calcext:value-type="float">
            <text:p>-1.24690675735</text:p>
          </table:table-cell>
          <table:table-cell office:value-type="float" office:value="-0.556722521782" calcext:value-type="float">
            <text:p>-0.556722521782</text:p>
          </table:table-cell>
          <table:table-cell office:value-type="float" office:value="-0.866779744625" calcext:value-type="float">
            <text:p>-0.866779744625</text:p>
          </table:table-cell>
          <table:table-cell/>
          <table:table-cell office:value-type="float" office:value="8.33045005798" calcext:value-type="float">
            <text:p>8.33045005798</text:p>
          </table:table-cell>
          <table:table-cell/>
          <table:table-cell office:value-type="float" office:value="0.0667999982834" calcext:value-type="float">
            <text:p>0.0667999982834</text:p>
          </table:table-cell>
          <table:table-cell table:formula="of:=([.K208]-[.K207])/([.B208]-[.B207])" office:value-type="float" office:value="0.0806141324806771" calcext:value-type="float">
            <text:p>0.080614132480677</text:p>
          </table:table-cell>
          <table:table-cell table:formula="of:= ROUNDUP([.L207]; 4)" office:value-type="float" office:value="0.0807" calcext:value-type="float">
            <text:p>0.0807</text:p>
          </table:table-cell>
          <table:table-cell office:value-type="float" office:value="-0.0641900002956" calcext:value-type="float">
            <text:p>-0.0641900002956</text:p>
          </table:table-cell>
          <table:table-cell office:value-type="float" office:value="0.0186199992895" calcext:value-type="float">
            <text:p>0.0186199992895</text:p>
          </table:table-cell>
          <table:table-cell office:value-type="float" office:value="0.0000900000013644" calcext:value-type="float">
            <text:p>9.00E-05</text:p>
          </table:table-cell>
        </table:table-row>
        <table:table-row table:style-name="ro1">
          <table:table-cell office:value-type="float" office:value="1.59204317746403E+018" calcext:value-type="float">
            <text:p>1.59204317746403E+018</text:p>
          </table:table-cell>
          <table:table-cell table:formula="of:= ([.A208]-1.59204316535084E+018)*0.000000001" office:value-type="float" office:value="12.113189888" calcext:value-type="float">
            <text:p>12.113189888</text:p>
          </table:table-cell>
          <table:table-cell office:value-type="float" office:value="0.0750299990177" calcext:value-type="float">
            <text:p>0.0750299990177</text:p>
          </table:table-cell>
          <table:table-cell/>
          <table:table-cell office:value-type="float" office:value="-1.25111830235" calcext:value-type="float">
            <text:p>-1.25111830235</text:p>
          </table:table-cell>
          <table:table-cell office:value-type="float" office:value="-0.556850671768" calcext:value-type="float">
            <text:p>-0.556850671768</text:p>
          </table:table-cell>
          <table:table-cell office:value-type="float" office:value="-0.866792857647" calcext:value-type="float">
            <text:p>-0.866792857647</text:p>
          </table:table-cell>
          <table:table-cell/>
          <table:table-cell office:value-type="float" office:value="8.34083080292" calcext:value-type="float">
            <text:p>8.34083080292</text:p>
          </table:table-cell>
          <table:table-cell/>
          <table:table-cell office:value-type="float" office:value="0.0710000023246" calcext:value-type="float">
            <text:p>0.0710000023246</text:p>
          </table:table-cell>
          <table:table-cell table:formula="of:=([.K209]-[.K208])/([.B209]-[.B208])" office:value-type="float" office:value="0.107650930075544" calcext:value-type="float">
            <text:p>0.107650930075544</text:p>
          </table:table-cell>
          <table:table-cell table:formula="of:= ROUNDUP([.L208]; 4)" office:value-type="float" office:value="0.1077" calcext:value-type="float">
            <text:p>0.1077</text:p>
          </table:table-cell>
          <table:table-cell office:value-type="float" office:value="-0.0700900033116" calcext:value-type="float">
            <text:p>-0.0700900033116</text:p>
          </table:table-cell>
          <table:table-cell office:value-type="float" office:value="0.011269999668" calcext:value-type="float">
            <text:p>0.011269999668</text:p>
          </table:table-cell>
          <table:table-cell table:style-name="Default" office:value-type="float" office:value="0.000130000000354" calcext:value-type="float">
            <text:p>0.000130000000354</text:p>
          </table:table-cell>
        </table:table-row>
        <table:table-row table:style-name="ro1">
          <table:table-cell office:value-type="float" office:value="1.59204317751605E+018" calcext:value-type="float">
            <text:p>1.59204317751605E+018</text:p>
          </table:table-cell>
          <table:table-cell table:formula="of:= ([.A209]-1.59204316535084E+018)*0.000000001" office:value-type="float" office:value="12.165209856" calcext:value-type="float">
            <text:p>12.165209856</text:p>
          </table:table-cell>
          <table:table-cell office:value-type="float" office:value="0.0728299990296" calcext:value-type="float">
            <text:p>0.0728299990296</text:p>
          </table:table-cell>
          <table:table-cell/>
          <table:table-cell office:value-type="float" office:value="-1.25521981716" calcext:value-type="float">
            <text:p>-1.25521981716</text:p>
          </table:table-cell>
          <table:table-cell office:value-type="float" office:value="-0.5569678545" calcext:value-type="float">
            <text:p>-0.5569678545</text:p>
          </table:table-cell>
          <table:table-cell office:value-type="float" office:value="-0.866764783859" calcext:value-type="float">
            <text:p>-0.866764783859</text:p>
          </table:table-cell>
          <table:table-cell/>
          <table:table-cell office:value-type="float" office:value="8.32570648193" calcext:value-type="float">
            <text:p>8.32570648193</text:p>
          </table:table-cell>
          <table:table-cell/>
          <table:table-cell office:value-type="float" office:value="0.0766000002623" calcext:value-type="float">
            <text:p>0.0766000002623</text:p>
          </table:table-cell>
          <table:table-cell table:formula="of:=([.K210]-[.K209])/([.B210]-[.B209])" office:value-type="float" office:value="0.0594211476430576" calcext:value-type="float">
            <text:p>0.059421147643058</text:p>
          </table:table-cell>
          <table:table-cell table:formula="of:= ROUNDUP([.L209]; 4)" office:value-type="float" office:value="0.0595" calcext:value-type="float">
            <text:p>0.0595</text:p>
          </table:table-cell>
          <table:table-cell office:value-type="float" office:value="-0.0765200033784" calcext:value-type="float">
            <text:p>-0.0765200033784</text:p>
          </table:table-cell>
          <table:table-cell office:value-type="float" office:value="0.00335999997333" calcext:value-type="float">
            <text:p>0.00335999997333</text:p>
          </table:table-cell>
          <table:table-cell office:value-type="float" office:value="-0.0000700000018696" calcext:value-type="float">
            <text:p>-7.00E-05</text:p>
          </table:table-cell>
        </table:table-row>
        <table:table-row table:style-name="ro1">
          <table:table-cell office:value-type="float" office:value="1.59204317756822E+018" calcext:value-type="float">
            <text:p>1.59204317756822E+018</text:p>
          </table:table-cell>
          <table:table-cell table:formula="of:= ([.A210]-1.59204316535084E+018)*0.000000001" office:value-type="float" office:value="12.21737984" calcext:value-type="float">
            <text:p>12.21737984</text:p>
          </table:table-cell>
          <table:table-cell office:value-type="float" office:value="0.0652699992061" calcext:value-type="float">
            <text:p>0.0652699992061</text:p>
          </table:table-cell>
          <table:table-cell/>
          <table:table-cell office:value-type="float" office:value="-1.25945687294" calcext:value-type="float">
            <text:p>-1.25945687294</text:p>
          </table:table-cell>
          <table:table-cell office:value-type="float" office:value="-0.557194054127" calcext:value-type="float">
            <text:p>-0.557194054127</text:p>
          </table:table-cell>
          <table:table-cell office:value-type="float" office:value="-0.866757810116" calcext:value-type="float">
            <text:p>-0.866757810116</text:p>
          </table:table-cell>
          <table:table-cell/>
          <table:table-cell office:value-type="float" office:value="8.27373123169" calcext:value-type="float">
            <text:p>8.27373123169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11]-[.K210])/([.B211]-[.B210])" office:value-type="float" office:value="0.00577583891643187" calcext:value-type="float">
            <text:p>0.005775838916432</text:p>
          </table:table-cell>
          <table:table-cell table:formula="of:= ROUNDUP([.L210]; 4)" office:value-type="float" office:value="0.0058" calcext:value-type="float">
            <text:p>0.0058</text:p>
          </table:table-cell>
          <table:table-cell office:value-type="float" office:value="-0.0796400010586" calcext:value-type="float">
            <text:p>-0.0796400010586</text:p>
          </table:table-cell>
          <table:table-cell office:value-type="float" office:value="-0.00178000004962" calcext:value-type="float">
            <text:p>-0.00178000004962</text:p>
          </table:table-cell>
          <table:table-cell table:style-name="Default" office:value-type="float" office:value="-0.000180000002729" calcext:value-type="float">
            <text:p>-0.000180000002729</text:p>
          </table:table-cell>
        </table:table-row>
        <table:table-row table:style-name="ro1">
          <table:table-cell office:value-type="float" office:value="1.59204317762016E+018" calcext:value-type="float">
            <text:p>1.59204317762016E+018</text:p>
          </table:table-cell>
          <table:table-cell table:formula="of:= ([.A211]-1.59204316535084E+018)*0.000000001" office:value-type="float" office:value="12.269319936" calcext:value-type="float">
            <text:p>12.269319936</text:p>
          </table:table-cell>
          <table:table-cell office:value-type="float" office:value="0.053559999913" calcext:value-type="float">
            <text:p>0.053559999913</text:p>
          </table:table-cell>
          <table:table-cell/>
          <table:table-cell office:value-type="float" office:value="-1.2635062933" calcext:value-type="float">
            <text:p>-1.2635062933</text:p>
          </table:table-cell>
          <table:table-cell office:value-type="float" office:value="-0.557543992996" calcext:value-type="float">
            <text:p>-0.557543992996</text:p>
          </table:table-cell>
          <table:table-cell office:value-type="float" office:value="-0.866746902466" calcext:value-type="float">
            <text:p>-0.866746902466</text:p>
          </table:table-cell>
          <table:table-cell/>
          <table:table-cell office:value-type="float" office:value="8.19322490692" calcext:value-type="float">
            <text:p>8.19322490692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table:formula="of:=([.K212]-[.K211])/([.B212]-[.B211])" office:value-type="float" office:value="0.00384769646736653" calcext:value-type="float">
            <text:p>0.003847696467367</text:p>
          </table:table-cell>
          <table:table-cell table:formula="of:= ROUNDUP([.L211]; 4)" office:value-type="float" office:value="0.0039" calcext:value-type="float">
            <text:p>0.0039</text:p>
          </table:table-cell>
          <table:table-cell office:value-type="float" office:value="-0.0799899995327" calcext:value-type="float">
            <text:p>-0.0799899995327</text:p>
          </table:table-cell>
          <table:table-cell office:value-type="float" office:value="-0.00303000002168" calcext:value-type="float">
            <text:p>-0.00303000002168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767214E+018" calcext:value-type="float">
            <text:p>1.59204317767214E+018</text:p>
          </table:table-cell>
          <table:table-cell table:formula="of:= ([.A212]-1.59204316535084E+018)*0.000000001" office:value-type="float" office:value="12.321299968" calcext:value-type="float">
            <text:p>12.321299968</text:p>
          </table:table-cell>
          <table:table-cell office:value-type="float" office:value="0.0426799990237" calcext:value-type="float">
            <text:p>0.0426799990237</text:p>
          </table:table-cell>
          <table:table-cell/>
          <table:table-cell office:value-type="float" office:value="-1.26772129536" calcext:value-type="float">
            <text:p>-1.26772129536</text:p>
          </table:table-cell>
          <table:table-cell office:value-type="float" office:value="-0.55808031559" calcext:value-type="float">
            <text:p>-0.55808031559</text:p>
          </table:table-cell>
          <table:table-cell office:value-type="float" office:value="-0.866717159748" calcext:value-type="float">
            <text:p>-0.866717159748</text:p>
          </table:table-cell>
          <table:table-cell/>
          <table:table-cell office:value-type="float" office:value="8.11842536926" calcext:value-type="float">
            <text:p>8.11842536926</text:p>
          </table:table-cell>
          <table:table-cell/>
          <table:table-cell office:value-type="float" office:value="0.0802000015974" calcext:value-type="float">
            <text:p>0.0802000015974</text:p>
          </table:table-cell>
          <table:table-cell table:formula="of:=([.K213]-[.K212])/([.B213]-[.B212])" office:value-type="float" office:value="-0.00962839206216921" calcext:value-type="float">
            <text:p>-0.009628392062169</text:p>
          </table:table-cell>
          <table:table-cell table:formula="of:= ROUNDUP([.L212]; 4)" office:value-type="float" office:value="-0.0097" calcext:value-type="float">
            <text:p>-0.0097</text:p>
          </table:table-cell>
          <table:table-cell office:value-type="float" office:value="-0.0800999999046" calcext:value-type="float">
            <text:p>-0.0800999999046</text:p>
          </table:table-cell>
          <table:table-cell office:value-type="float" office:value="-0.00375999999233" calcext:value-type="float">
            <text:p>-0.00375999999233</text:p>
          </table:table-cell>
          <table:table-cell table:style-name="Default" office:value-type="float" office:value="0.000140000003739" calcext:value-type="float">
            <text:p>0.000140000003739</text:p>
          </table:table-cell>
        </table:table-row>
        <table:table-row table:style-name="ro1">
          <table:table-cell office:value-type="float" office:value="1.59204317772407E+018" calcext:value-type="float">
            <text:p>1.59204317772407E+018</text:p>
          </table:table-cell>
          <table:table-cell table:formula="of:= ([.A213]-1.59204316535084E+018)*0.000000001" office:value-type="float" office:value="12.373229824" calcext:value-type="float">
            <text:p>12.373229824</text:p>
          </table:table-cell>
          <table:table-cell office:value-type="float" office:value="0.0324999988079" calcext:value-type="float">
            <text:p>0.0324999988079</text:p>
          </table:table-cell>
          <table:table-cell/>
          <table:table-cell office:value-type="float" office:value="-1.27158796787" calcext:value-type="float">
            <text:p>-1.27158796787</text:p>
          </table:table-cell>
          <table:table-cell office:value-type="float" office:value="-0.55873465538" calcext:value-type="float">
            <text:p>-0.55873465538</text:p>
          </table:table-cell>
          <table:table-cell office:value-type="float" office:value="-0.866740584373" calcext:value-type="float">
            <text:p>-0.866740584373</text:p>
          </table:table-cell>
          <table:table-cell/>
          <table:table-cell office:value-type="float" office:value="8.04843711853" calcext:value-type="float">
            <text:p>8.04843711853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14]-[.K213])/([.B214]-[.B213])" office:value-type="float" office:value="0.0038468142614152" calcext:value-type="float">
            <text:p>0.003846814261415</text:p>
          </table:table-cell>
          <table:table-cell table:formula="of:= ROUNDUP([.L213]; 4)" office:value-type="float" office:value="0.0039" calcext:value-type="float">
            <text:p>0.0039</text:p>
          </table:table-cell>
          <table:table-cell office:value-type="float" office:value="-0.079549998045" calcext:value-type="float">
            <text:p>-0.079549998045</text:p>
          </table:table-cell>
          <table:table-cell office:value-type="float" office:value="-0.00468999985605" calcext:value-type="float">
            <text:p>-0.00468999985605</text:p>
          </table:table-cell>
          <table:table-cell table:style-name="Default" office:value-type="float" office:value="0.000130000000354" calcext:value-type="float">
            <text:p>0.000130000000354</text:p>
          </table:table-cell>
        </table:table-row>
        <table:table-row table:style-name="ro1">
          <table:table-cell office:value-type="float" office:value="1.59204317777606E+018" calcext:value-type="float">
            <text:p>1.59204317777606E+018</text:p>
          </table:table-cell>
          <table:table-cell table:formula="of:= ([.A214]-1.59204316535084E+018)*0.000000001" office:value-type="float" office:value="12.42521984" calcext:value-type="float">
            <text:p>12.42521984</text:p>
          </table:table-cell>
          <table:table-cell office:value-type="float" office:value="0.0254399999976" calcext:value-type="float">
            <text:p>0.0254399999976</text:p>
          </table:table-cell>
          <table:table-cell/>
          <table:table-cell office:value-type="float" office:value="-1.2758910656" calcext:value-type="float">
            <text:p>-1.2758910656</text:p>
          </table:table-cell>
          <table:table-cell office:value-type="float" office:value="-0.559569776058" calcext:value-type="float">
            <text:p>-0.559569776058</text:p>
          </table:table-cell>
          <table:table-cell office:value-type="float" office:value="-0.866726517677" calcext:value-type="float">
            <text:p>-0.866726517677</text:p>
          </table:table-cell>
          <table:table-cell/>
          <table:table-cell office:value-type="float" office:value="7.9998998642" calcext:value-type="float">
            <text:p>7.9998998642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table:formula="of:=([.K215]-[.K214])/([.B215]-[.B214])" office:value-type="float" office:value="-0.00575810124610899" calcext:value-type="float">
            <text:p>-0.005758101246109</text:p>
          </table:table-cell>
          <table:table-cell table:formula="of:= ROUNDUP([.L214]; 4)" office:value-type="float" office:value="-0.0058" calcext:value-type="float">
            <text:p>-0.0058</text:p>
          </table:table-cell>
          <table:table-cell office:value-type="float" office:value="-0.0797199979424" calcext:value-type="float">
            <text:p>-0.0797199979424</text:p>
          </table:table-cell>
          <table:table-cell office:value-type="float" office:value="-0.00590000022203" calcext:value-type="float">
            <text:p>-0.00590000022203</text:p>
          </table:table-cell>
          <table:table-cell table:style-name="Default" office:value-type="float" office:value="0.000110000000859" calcext:value-type="float">
            <text:p>0.000110000000859</text:p>
          </table:table-cell>
        </table:table-row>
        <table:table-row table:style-name="ro1">
          <table:table-cell office:value-type="float" office:value="1.59204317782816E+018" calcext:value-type="float">
            <text:p>1.59204317782816E+018</text:p>
          </table:table-cell>
          <table:table-cell table:formula="of:= ([.A215]-1.59204316535084E+018)*0.000000001" office:value-type="float" office:value="12.477319936" calcext:value-type="float">
            <text:p>12.477319936</text:p>
          </table:table-cell>
          <table:table-cell office:value-type="float" office:value="0.0242100004107" calcext:value-type="float">
            <text:p>0.0242100004107</text:p>
          </table:table-cell>
          <table:table-cell/>
          <table:table-cell office:value-type="float" office:value="-1.2798486948" calcext:value-type="float">
            <text:p>-1.2798486948</text:p>
          </table:table-cell>
          <table:table-cell office:value-type="float" office:value="-0.560398519039" calcext:value-type="float">
            <text:p>-0.560398519039</text:p>
          </table:table-cell>
          <table:table-cell office:value-type="float" office:value="-0.866727054119" calcext:value-type="float">
            <text:p>-0.866727054119</text:p>
          </table:table-cell>
          <table:table-cell/>
          <table:table-cell office:value-type="float" office:value="7.99144363403" calcext:value-type="float">
            <text:p>7.99144363403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table:formula="of:=([.K216]-[.K215])/([.B216]-[.B215])" office:value-type="float" office:value="0.0019216336603488" calcext:value-type="float">
            <text:p>0.001921633660349</text:p>
          </table:table-cell>
          <table:table-cell table:formula="of:= ROUNDUP([.L215]; 4)" office:value-type="float" office:value="0.002" calcext:value-type="float">
            <text:p>0.002</text:p>
          </table:table-cell>
          <table:table-cell office:value-type="float" office:value="-0.0792599990964" calcext:value-type="float">
            <text:p>-0.0792599990964</text:p>
          </table:table-cell>
          <table:table-cell office:value-type="float" office:value="-0.00710000004619" calcext:value-type="float">
            <text:p>-0.00710000004619</text:p>
          </table:table-cell>
          <table:table-cell table:style-name="Default" office:value-type="float" office:value="0.000130000000354" calcext:value-type="float">
            <text:p>0.000130000000354</text:p>
          </table:table-cell>
        </table:table-row>
        <table:table-row table:style-name="ro1">
          <table:table-cell office:value-type="float" office:value="1.5920431778802E+018" calcext:value-type="float">
            <text:p>1.5920431778802E+018</text:p>
          </table:table-cell>
          <table:table-cell table:formula="of:= ([.A216]-1.59204316535084E+018)*0.000000001" office:value-type="float" office:value="12.529359872" calcext:value-type="float">
            <text:p>12.529359872</text:p>
          </table:table-cell>
          <table:table-cell office:value-type="float" office:value="0.0282700005919" calcext:value-type="float">
            <text:p>0.0282700005919</text:p>
          </table:table-cell>
          <table:table-cell/>
          <table:table-cell office:value-type="float" office:value="-1.28399765491" calcext:value-type="float">
            <text:p>-1.28399765491</text:p>
          </table:table-cell>
          <table:table-cell office:value-type="float" office:value="-0.561296582222" calcext:value-type="float">
            <text:p>-0.561296582222</text:p>
          </table:table-cell>
          <table:table-cell office:value-type="float" office:value="-0.866755962372" calcext:value-type="float">
            <text:p>-0.866755962372</text:p>
          </table:table-cell>
          <table:table-cell/>
          <table:table-cell office:value-type="float" office:value="8.0193567276" calcext:value-type="float">
            <text:p>8.0193567276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17]-[.K216])/([.B217]-[.B216])" office:value-type="float" office:value="-0.00192051884281321" calcext:value-type="float">
            <text:p>-0.001920518842813</text:p>
          </table:table-cell>
          <table:table-cell table:formula="of:= ROUNDUP([.L216]; 4)" office:value-type="float" office:value="-0.002" calcext:value-type="float">
            <text:p>-0.002</text:p>
          </table:table-cell>
          <table:table-cell office:value-type="float" office:value="-0.07920999825" calcext:value-type="float">
            <text:p>-0.07920999825</text:p>
          </table:table-cell>
          <table:table-cell office:value-type="float" office:value="-0.00906000006944" calcext:value-type="float">
            <text:p>-0.00906000006944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7793227E+018" calcext:value-type="float">
            <text:p>1.59204317793227E+018</text:p>
          </table:table-cell>
          <table:table-cell table:formula="of:= ([.A217]-1.59204316535084E+018)*0.000000001" office:value-type="float" office:value="12.581430016" calcext:value-type="float">
            <text:p>12.581430016</text:p>
          </table:table-cell>
          <table:table-cell office:value-type="float" office:value="0.0245999991894" calcext:value-type="float">
            <text:p>0.0245999991894</text:p>
          </table:table-cell>
          <table:table-cell/>
          <table:table-cell office:value-type="float" office:value="-1.28794229031" calcext:value-type="float">
            <text:p>-1.28794229031</text:p>
          </table:table-cell>
          <table:table-cell office:value-type="float" office:value="-0.562289893627" calcext:value-type="float">
            <text:p>-0.562289893627</text:p>
          </table:table-cell>
          <table:table-cell office:value-type="float" office:value="-0.866743028164" calcext:value-type="float">
            <text:p>-0.866743028164</text:p>
          </table:table-cell>
          <table:table-cell/>
          <table:table-cell office:value-type="float" office:value="7.99412488937" calcext:value-type="float">
            <text:p>7.99412488937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table:formula="of:=([.K218]-[.K217])/([.B218]-[.B217])" office:value-type="float" office:value="0.00195087553616949" calcext:value-type="float">
            <text:p>0.00195087553617</text:p>
          </table:table-cell>
          <table:table-cell table:formula="of:= ROUNDUP([.L217]; 4)" office:value-type="float" office:value="0.002" calcext:value-type="float">
            <text:p>0.002</text:p>
          </table:table-cell>
          <table:table-cell office:value-type="float" office:value="-0.0788599997759" calcext:value-type="float">
            <text:p>-0.0788599997759</text:p>
          </table:table-cell>
          <table:table-cell office:value-type="float" office:value="-0.01070000045" calcext:value-type="float">
            <text:p>-0.01070000045</text:p>
          </table:table-cell>
          <table:table-cell office:value-type="float" office:value="0.0000700000018696" calcext:value-type="float">
            <text:p>7.00E-05</text:p>
          </table:table-cell>
        </table:table-row>
        <table:table-row table:style-name="ro1">
          <table:table-cell office:value-type="float" office:value="1.59204317798353E+018" calcext:value-type="float">
            <text:p>1.59204317798353E+018</text:p>
          </table:table-cell>
          <table:table-cell table:formula="of:= ([.A218]-1.59204316535084E+018)*0.000000001" office:value-type="float" office:value="12.63268992" calcext:value-type="float">
            <text:p>12.63268992</text:p>
          </table:table-cell>
          <table:table-cell office:value-type="float" office:value="0.0167500004172" calcext:value-type="float">
            <text:p>0.0167500004172</text:p>
          </table:table-cell>
          <table:table-cell/>
          <table:table-cell office:value-type="float" office:value="-1.29196941853" calcext:value-type="float">
            <text:p>-1.29196941853</text:p>
          </table:table-cell>
          <table:table-cell office:value-type="float" office:value="-0.563549041748" calcext:value-type="float">
            <text:p>-0.563549041748</text:p>
          </table:table-cell>
          <table:table-cell office:value-type="float" office:value="-0.866759419441" calcext:value-type="float">
            <text:p>-0.866759419441</text:p>
          </table:table-cell>
          <table:table-cell/>
          <table:table-cell office:value-type="float" office:value="7.94015645981" calcext:value-type="float">
            <text:p>7.94015645981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19]-[.K218])/([.B219]-[.B218])" office:value-type="float" office:value="-0.00386853983159137" calcext:value-type="float">
            <text:p>-0.003868539831591</text:p>
          </table:table-cell>
          <table:table-cell table:formula="of:= ROUNDUP([.L218]; 4)" office:value-type="float" office:value="-0.0039" calcext:value-type="float">
            <text:p>-0.0039</text:p>
          </table:table-cell>
          <table:table-cell office:value-type="float" office:value="-0.078639999032" calcext:value-type="float">
            <text:p>-0.078639999032</text:p>
          </table:table-cell>
          <table:table-cell office:value-type="float" office:value="-0.0128899998963" calcext:value-type="float">
            <text:p>-0.0128899998963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office:value-type="float" office:value="1.59204317803523E+018" calcext:value-type="float">
            <text:p>1.59204317803523E+018</text:p>
          </table:table-cell>
          <table:table-cell table:formula="of:= ([.A219]-1.59204316535084E+018)*0.000000001" office:value-type="float" office:value="12.684389888" calcext:value-type="float">
            <text:p>12.684389888</text:p>
          </table:table-cell>
          <table:table-cell office:value-type="float" office:value="0.00559000018984" calcext:value-type="float">
            <text:p>0.00559000018984</text:p>
          </table:table-cell>
          <table:table-cell/>
          <table:table-cell office:value-type="float" office:value="-1.2957521677" calcext:value-type="float">
            <text:p>-1.2957521677</text:p>
          </table:table-cell>
          <table:table-cell office:value-type="float" office:value="-0.564764738083" calcext:value-type="float">
            <text:p>-0.564764738083</text:p>
          </table:table-cell>
          <table:table-cell office:value-type="float" office:value="-0.866759240627" calcext:value-type="float">
            <text:p>-0.866759240627</text:p>
          </table:table-cell>
          <table:table-cell/>
          <table:table-cell office:value-type="float" office:value="7.8634314537" calcext:value-type="float">
            <text:p>7.8634314537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table:formula="of:=([.K220]-[.K219])/([.B220]-[.B219])" office:value-type="float" office:value="0.00193389645381991" calcext:value-type="float">
            <text:p>0.00193389645382</text:p>
          </table:table-cell>
          <table:table-cell table:formula="of:= ROUNDUP([.L219]; 4)" office:value-type="float" office:value="0.002" calcext:value-type="float">
            <text:p>0.002</text:p>
          </table:table-cell>
          <table:table-cell office:value-type="float" office:value="-0.078069999814" calcext:value-type="float">
            <text:p>-0.078069999814</text:p>
          </table:table-cell>
          <table:table-cell office:value-type="float" office:value="-0.015019999817" calcext:value-type="float">
            <text:p>-0.015019999817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808694E+018" calcext:value-type="float">
            <text:p>1.59204317808694E+018</text:p>
          </table:table-cell>
          <table:table-cell table:formula="of:= ([.A220]-1.59204316535084E+018)*0.000000001" office:value-type="float" office:value="12.73609984" calcext:value-type="float">
            <text:p>12.73609984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-1.29973936081" calcext:value-type="float">
            <text:p>-1.29973936081</text:p>
          </table:table-cell>
          <table:table-cell office:value-type="float" office:value="-0.566213130951" calcext:value-type="float">
            <text:p>-0.566213130951</text:p>
          </table:table-cell>
          <table:table-cell office:value-type="float" office:value="-0.866735637188" calcext:value-type="float">
            <text:p>-0.866735637188</text:p>
          </table:table-cell>
          <table:table-cell/>
          <table:table-cell office:value-type="float" office:value="7.82369375229" calcext:value-type="float">
            <text:p>7.82369375229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table:formula="of:=([.K221]-[.K220])/([.B221]-[.B220])" office:value-type="float" office:value="0" calcext:value-type="float">
            <text:p>0</text:p>
          </table:table-cell>
          <table:table-cell table:formula="of:= ROUNDUP([.L220]; 4)" office:value-type="float" office:value="0" calcext:value-type="float">
            <text:p>0</text:p>
          </table:table-cell>
          <table:table-cell office:value-type="float" office:value="-0.0776600018144" calcext:value-type="float">
            <text:p>-0.0776600018144</text:p>
          </table:table-cell>
          <table:table-cell office:value-type="float" office:value="-0.0173899997026" calcext:value-type="float">
            <text:p>-0.0173899997026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7813907E+018" calcext:value-type="float">
            <text:p>1.59204317813907E+018</text:p>
          </table:table-cell>
          <table:table-cell table:formula="of:= ([.A221]-1.59204316535084E+018)*0.000000001" office:value-type="float" office:value="12.788229888" calcext:value-type="float">
            <text:p>12.788229888</text:p>
          </table:table-cell>
          <table:table-cell office:value-type="float" office:value="-0.000769999984186" calcext:value-type="float">
            <text:p>-0.000769999984186</text:p>
          </table:table-cell>
          <table:table-cell/>
          <table:table-cell office:value-type="float" office:value="-1.30351436138" calcext:value-type="float">
            <text:p>-1.30351436138</text:p>
          </table:table-cell>
          <table:table-cell office:value-type="float" office:value="-0.567743599415" calcext:value-type="float">
            <text:p>-0.567743599415</text:p>
          </table:table-cell>
          <table:table-cell office:value-type="float" office:value="-0.866736888885" calcext:value-type="float">
            <text:p>-0.866736888885</text:p>
          </table:table-cell>
          <table:table-cell/>
          <table:table-cell office:value-type="float" office:value="7.81970643997" calcext:value-type="float">
            <text:p>7.81970643997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table:formula="of:=([.K222]-[.K221])/([.B222]-[.B221])" office:value-type="float" office:value="0.00195315806054676" calcext:value-type="float">
            <text:p>0.001953158060547</text:p>
          </table:table-cell>
          <table:table-cell table:formula="of:= ROUNDUP([.L221]; 4)" office:value-type="float" office:value="0.002" calcext:value-type="float">
            <text:p>0.002</text:p>
          </table:table-cell>
          <table:table-cell office:value-type="float" office:value="-0.0771000012755" calcext:value-type="float">
            <text:p>-0.0771000012755</text:p>
          </table:table-cell>
          <table:table-cell office:value-type="float" office:value="-0.019659999758" calcext:value-type="float">
            <text:p>-0.019659999758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7819027E+018" calcext:value-type="float">
            <text:p>1.59204317819027E+018</text:p>
          </table:table-cell>
          <table:table-cell table:formula="of:= ([.A222]-1.59204316535084E+018)*0.000000001" office:value-type="float" office:value="12.839429888" calcext:value-type="float">
            <text:p>12.839429888</text:p>
          </table:table-cell>
          <table:table-cell office:value-type="float" office:value="-0.000959999975748" calcext:value-type="float">
            <text:p>-0.000959999975748</text:p>
          </table:table-cell>
          <table:table-cell/>
          <table:table-cell office:value-type="float" office:value="-1.30742669106" calcext:value-type="float">
            <text:p>-1.30742669106</text:p>
          </table:table-cell>
          <table:table-cell office:value-type="float" office:value="-0.569446146488" calcext:value-type="float">
            <text:p>-0.569446146488</text:p>
          </table:table-cell>
          <table:table-cell office:value-type="float" office:value="-0.866709947586" calcext:value-type="float">
            <text:p>-0.866709947586</text:p>
          </table:table-cell>
          <table:table-cell/>
          <table:table-cell office:value-type="float" office:value="7.81839990616" calcext:value-type="float">
            <text:p>7.81839990616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23]-[.K222])/([.B223]-[.B222])" office:value-type="float" office:value="0" calcext:value-type="float">
            <text:p>0</text:p>
          </table:table-cell>
          <table:table-cell table:formula="of:= ROUNDUP([.L222]; 4)" office:value-type="float" office:value="0" calcext:value-type="float">
            <text:p>0</text:p>
          </table:table-cell>
          <table:table-cell office:value-type="float" office:value="-0.0766299962997" calcext:value-type="float">
            <text:p>-0.0766299962997</text:p>
          </table:table-cell>
          <table:table-cell office:value-type="float" office:value="-0.0219400003552" calcext:value-type="float">
            <text:p>-0.0219400003552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824158E+018" calcext:value-type="float">
            <text:p>1.59204317824158E+018</text:p>
          </table:table-cell>
          <table:table-cell table:formula="of:= ([.A223]-1.59204316535084E+018)*0.000000001" office:value-type="float" office:value="12.890739968" calcext:value-type="float">
            <text:p>12.89073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31095337868" calcext:value-type="float">
            <text:p>-1.31095337868</text:p>
          </table:table-cell>
          <table:table-cell office:value-type="float" office:value="-0.571076571941" calcext:value-type="float">
            <text:p>-0.571076571941</text:p>
          </table:table-cell>
          <table:table-cell office:value-type="float" office:value="-0.866708695889" calcext:value-type="float">
            <text:p>-0.86670869588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24]-[.K223])/([.B224]-[.B223])" office:value-type="float" office:value="-0.00193689780348651" calcext:value-type="float">
            <text:p>-0.001936897803487</text:p>
          </table:table-cell>
          <table:table-cell table:formula="of:= ROUNDUP([.L223]; 4)" office:value-type="float" office:value="-0.002" calcext:value-type="float">
            <text:p>-0.002</text:p>
          </table:table-cell>
          <table:table-cell office:value-type="float" office:value="-0.0760700032115" calcext:value-type="float">
            <text:p>-0.0760700032115</text:p>
          </table:table-cell>
          <table:table-cell office:value-type="float" office:value="-0.0238499995321" calcext:value-type="float">
            <text:p>-0.0238499995321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office:value-type="float" office:value="1.59204317829321E+018" calcext:value-type="float">
            <text:p>1.59204317829321E+018</text:p>
          </table:table-cell>
          <table:table-cell table:formula="of:= ([.A224]-1.59204316535084E+018)*0.000000001" office:value-type="float" office:value="12.942369792" calcext:value-type="float">
            <text:p>12.942369792</text:p>
          </table:table-cell>
          <table:table-cell office:value-type="float" office:value="-0.000579999992624" calcext:value-type="float">
            <text:p>-0.000579999992624</text:p>
          </table:table-cell>
          <table:table-cell/>
          <table:table-cell office:value-type="float" office:value="-1.31478917599" calcext:value-type="float">
            <text:p>-1.31478917599</text:p>
          </table:table-cell>
          <table:table-cell office:value-type="float" office:value="-0.572999536991" calcext:value-type="float">
            <text:p>-0.572999536991</text:p>
          </table:table-cell>
          <table:table-cell office:value-type="float" office:value="-0.866705060005" calcext:value-type="float">
            <text:p>-0.866705060005</text:p>
          </table:table-cell>
          <table:table-cell/>
          <table:table-cell office:value-type="float" office:value="7.82101249695" calcext:value-type="float">
            <text:p>7.82101249695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table:formula="of:=([.K225]-[.K224])/([.B225]-[.B224])" office:value-type="float" office:value="0" calcext:value-type="float">
            <text:p>0</text:p>
          </table:table-cell>
          <table:table-cell table:formula="of:= ROUNDUP([.L224]; 4)" office:value-type="float" office:value="0" calcext:value-type="float">
            <text:p>0</text:p>
          </table:table-cell>
          <table:table-cell office:value-type="float" office:value="-0.0752200037241" calcext:value-type="float">
            <text:p>-0.0752200037241</text:p>
          </table:table-cell>
          <table:table-cell office:value-type="float" office:value="-0.0259700007737" calcext:value-type="float">
            <text:p>-0.0259700007737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7834494E+018" calcext:value-type="float">
            <text:p>1.59204317834494E+018</text:p>
          </table:table-cell>
          <table:table-cell table:formula="of:= ([.A225]-1.59204316535084E+018)*0.000000001" office:value-type="float" office:value="12.994099968" calcext:value-type="float">
            <text:p>12.99409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31835055351" calcext:value-type="float">
            <text:p>-1.31835055351</text:p>
          </table:table-cell>
          <table:table-cell office:value-type="float" office:value="-0.574864208698" calcext:value-type="float">
            <text:p>-0.574864208698</text:p>
          </table:table-cell>
          <table:table-cell office:value-type="float" office:value="-0.866682767868" calcext:value-type="float">
            <text:p>-0.86668276786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table:formula="of:=([.K226]-[.K225])/([.B226]-[.B225])" office:value-type="float" office:value="0.00193576521013373" calcext:value-type="float">
            <text:p>0.001935765210134</text:p>
          </table:table-cell>
          <table:table-cell table:formula="of:= ROUNDUP([.L225]; 4)" office:value-type="float" office:value="0.002" calcext:value-type="float">
            <text:p>0.002</text:p>
          </table:table-cell>
          <table:table-cell office:value-type="float" office:value="-0.074500001967" calcext:value-type="float">
            <text:p>-0.074500001967</text:p>
          </table:table-cell>
          <table:table-cell office:value-type="float" office:value="-0.0279900003225" calcext:value-type="float">
            <text:p>-0.0279900003225</text:p>
          </table:table-cell>
          <table:table-cell office:value-type="float" office:value="0.0000900000013644" calcext:value-type="float">
            <text:p>9.00E-05</text:p>
          </table:table-cell>
        </table:table-row>
        <table:table-row table:style-name="ro1">
          <table:table-cell office:value-type="float" office:value="1.5920431783966E+018" calcext:value-type="float">
            <text:p>1.5920431783966E+018</text:p>
          </table:table-cell>
          <table:table-cell table:formula="of:= ([.A226]-1.59204316535084E+018)*0.000000001" office:value-type="float" office:value="13.04576" calcext:value-type="float">
            <text:p>13.045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32204902172" calcext:value-type="float">
            <text:p>-1.32204902172</text:p>
          </table:table-cell>
          <table:table-cell office:value-type="float" office:value="-0.576963722706" calcext:value-type="float">
            <text:p>-0.576963722706</text:p>
          </table:table-cell>
          <table:table-cell office:value-type="float" office:value="-0.866703808308" calcext:value-type="float">
            <text:p>-0.86670380830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27]-[.K226])/([.B227]-[.B226])" office:value-type="float" office:value="0.00384533736830228" calcext:value-type="float">
            <text:p>0.003845337368302</text:p>
          </table:table-cell>
          <table:table-cell table:formula="of:= ROUNDUP([.L226]; 4)" office:value-type="float" office:value="0.0039" calcext:value-type="float">
            <text:p>0.0039</text:p>
          </table:table-cell>
          <table:table-cell office:value-type="float" office:value="-0.0736899971962" calcext:value-type="float">
            <text:p>-0.0736899971962</text:p>
          </table:table-cell>
          <table:table-cell office:value-type="float" office:value="-0.0303399991244" calcext:value-type="float">
            <text:p>-0.0303399991244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9204317844861E+018" calcext:value-type="float">
            <text:p>1.59204317844861E+018</text:p>
          </table:table-cell>
          <table:table-cell table:formula="of:= ([.A227]-1.59204316535084E+018)*0.000000001" office:value-type="float" office:value="13.097769984" calcext:value-type="float">
            <text:p>13.097769984</text:p>
          </table:table-cell>
          <table:table-cell office:value-type="float" office:value="0.000579999992624" calcext:value-type="float">
            <text:p>0.000579999992624</text:p>
          </table:table-cell>
          <table:table-cell/>
          <table:table-cell office:value-type="float" office:value="-1.32564878464" calcext:value-type="float">
            <text:p>-1.32564878464</text:p>
          </table:table-cell>
          <table:table-cell office:value-type="float" office:value="-0.579028844833" calcext:value-type="float">
            <text:p>-0.579028844833</text:p>
          </table:table-cell>
          <table:table-cell office:value-type="float" office:value="-0.86667817831" calcext:value-type="float">
            <text:p>-0.86667817831</text:p>
          </table:table-cell>
          <table:table-cell/>
          <table:table-cell office:value-type="float" office:value="7.82898759842" calcext:value-type="float">
            <text:p>7.82898759842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table:formula="of:=([.K228]-[.K227])/([.B228]-[.B227])" office:value-type="float" office:value="-0.0019229661961539" calcext:value-type="float">
            <text:p>-0.001922966196154</text:p>
          </table:table-cell>
          <table:table-cell table:formula="of:= ROUNDUP([.L227]; 4)" office:value-type="float" office:value="-0.002" calcext:value-type="float">
            <text:p>-0.002</text:p>
          </table:table-cell>
          <table:table-cell office:value-type="float" office:value="-0.0730300024152" calcext:value-type="float">
            <text:p>-0.0730300024152</text:p>
          </table:table-cell>
          <table:table-cell office:value-type="float" office:value="-0.0324199981987" calcext:value-type="float">
            <text:p>-0.0324199981987</text:p>
          </table:table-cell>
          <table:table-cell table:style-name="Default" office:value-type="float" office:value="0.000130000000354" calcext:value-type="float">
            <text:p>0.000130000000354</text:p>
          </table:table-cell>
        </table:table-row>
        <table:table-row table:style-name="ro1">
          <table:table-cell office:value-type="float" office:value="1.59204317850061E+018" calcext:value-type="float">
            <text:p>1.59204317850061E+018</text:p>
          </table:table-cell>
          <table:table-cell table:formula="of:= ([.A228]-1.59204316535084E+018)*0.000000001" office:value-type="float" office:value="13.149769984" calcext:value-type="float">
            <text:p>13.149769984</text:p>
          </table:table-cell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-1.32921516895" calcext:value-type="float">
            <text:p>-1.32921516895</text:p>
          </table:table-cell>
          <table:table-cell office:value-type="float" office:value="-0.581253170967" calcext:value-type="float">
            <text:p>-0.581253170967</text:p>
          </table:table-cell>
          <table:table-cell office:value-type="float" office:value="-0.866680860519" calcext:value-type="float">
            <text:p>-0.866680860519</text:p>
          </table:table-cell>
          <table:table-cell/>
          <table:table-cell office:value-type="float" office:value="7.82630634308" calcext:value-type="float">
            <text:p>7.82630634308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table:formula="of:=([.K229]-[.K228])/([.B229]-[.B228])" office:value-type="float" office:value="0.00769233249494462" calcext:value-type="float">
            <text:p>0.007692332494945</text:p>
          </table:table-cell>
          <table:table-cell table:formula="of:= ROUNDUP([.L228]; 4)" office:value-type="float" office:value="0.0077" calcext:value-type="float">
            <text:p>0.0077</text:p>
          </table:table-cell>
          <table:table-cell office:value-type="float" office:value="-0.0720300003886" calcext:value-type="float">
            <text:p>-0.0720300003886</text:p>
          </table:table-cell>
          <table:table-cell office:value-type="float" office:value="-0.0342399999499" calcext:value-type="float">
            <text:p>-0.0342399999499</text:p>
          </table:table-cell>
          <table:table-cell table:style-name="Default" office:value-type="float" office:value="0.000150000007125" calcext:value-type="float">
            <text:p>0.000150000007125</text:p>
          </table:table-cell>
        </table:table-row>
        <table:table-row table:style-name="ro1">
          <table:table-cell office:value-type="float" office:value="1.59204317855261E+018" calcext:value-type="float">
            <text:p>1.59204317855261E+018</text:p>
          </table:table-cell>
          <table:table-cell table:formula="of:= ([.A229]-1.59204316535084E+018)*0.000000001" office:value-type="float" office:value="13.201769728" calcext:value-type="float">
            <text:p>13.201769728</text:p>
          </table:table-cell>
          <table:table-cell office:value-type="float" office:value="0.00135000003502" calcext:value-type="float">
            <text:p>0.00135000003502</text:p>
          </table:table-cell>
          <table:table-cell/>
          <table:table-cell office:value-type="float" office:value="-1.33269679546" calcext:value-type="float">
            <text:p>-1.33269679546</text:p>
          </table:table-cell>
          <table:table-cell office:value-type="float" office:value="-0.58360004425" calcext:value-type="float">
            <text:p>-0.58360004425</text:p>
          </table:table-cell>
          <table:table-cell office:value-type="float" office:value="-0.866677880287" calcext:value-type="float">
            <text:p>-0.866677880287</text:p>
          </table:table-cell>
          <table:table-cell/>
          <table:table-cell office:value-type="float" office:value="7.83428144455" calcext:value-type="float">
            <text:p>7.83428144455</text:p>
          </table:table-cell>
          <table:table-cell/>
          <table:table-cell office:value-type="float" office:value="0.0802000015974" calcext:value-type="float">
            <text:p>0.0802000015974</text:p>
          </table:table-cell>
          <table:table-cell table:formula="of:=([.K230]-[.K229])/([.B230]-[.B229])" office:value-type="float" office:value="-0.00565403482999871" calcext:value-type="float">
            <text:p>-0.005654034829999</text:p>
          </table:table-cell>
          <table:table-cell table:formula="of:= ROUNDUP([.L229]; 4)" office:value-type="float" office:value="-0.0057" calcext:value-type="float">
            <text:p>-0.0057</text:p>
          </table:table-cell>
          <table:table-cell office:value-type="float" office:value="-0.0714100003242" calcext:value-type="float">
            <text:p>-0.0714100003242</text:p>
          </table:table-cell>
          <table:table-cell office:value-type="float" office:value="-0.0364000014961" calcext:value-type="float">
            <text:p>-0.0364000014961</text:p>
          </table:table-cell>
          <table:table-cell table:style-name="Default" office:value-type="float" office:value="0.000159999995958" calcext:value-type="float">
            <text:p>0.000159999995958</text:p>
          </table:table-cell>
        </table:table-row>
        <table:table-row table:style-name="ro1">
          <table:table-cell office:value-type="float" office:value="1.59204317860567E+018" calcext:value-type="float">
            <text:p>1.59204317860567E+018</text:p>
          </table:table-cell>
          <table:table-cell table:formula="of:= ([.A230]-1.59204316535084E+018)*0.000000001" office:value-type="float" office:value="13.25483008" calcext:value-type="float">
            <text:p>13.25483008</text:p>
          </table:table-cell>
          <table:table-cell office:value-type="float" office:value="0.000579999992624" calcext:value-type="float">
            <text:p>0.000579999992624</text:p>
          </table:table-cell>
          <table:table-cell/>
          <table:table-cell office:value-type="float" office:value="-1.33613705635" calcext:value-type="float">
            <text:p>-1.33613705635</text:p>
          </table:table-cell>
          <table:table-cell office:value-type="float" office:value="-0.586022019386" calcext:value-type="float">
            <text:p>-0.586022019386</text:p>
          </table:table-cell>
          <table:table-cell office:value-type="float" office:value="-0.866667628288" calcext:value-type="float">
            <text:p>-0.866667628288</text:p>
          </table:table-cell>
          <table:table-cell/>
          <table:table-cell office:value-type="float" office:value="7.82898759842" calcext:value-type="float">
            <text:p>7.82898759842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table:formula="of:=([.K231]-[.K230])/([.B231]-[.B230])" office:value-type="float" office:value="0.0019164861009582" calcext:value-type="float">
            <text:p>0.001916486100958</text:p>
          </table:table-cell>
          <table:table-cell table:formula="of:= ROUNDUP([.L230]; 4)" office:value-type="float" office:value="0.002" calcext:value-type="float">
            <text:p>0.002</text:p>
          </table:table-cell>
          <table:table-cell office:value-type="float" office:value="-0.0701700001955" calcext:value-type="float">
            <text:p>-0.0701700001955</text:p>
          </table:table-cell>
          <table:table-cell office:value-type="float" office:value="-0.0381899997592" calcext:value-type="float">
            <text:p>-0.0381899997592</text:p>
          </table:table-cell>
          <table:table-cell table:style-name="Default" office:value-type="float" office:value="0.000130000000354" calcext:value-type="float">
            <text:p>0.000130000000354</text:p>
          </table:table-cell>
        </table:table-row>
        <table:table-row table:style-name="ro1">
          <table:table-cell office:value-type="float" office:value="1.59204317865785E+018" calcext:value-type="float">
            <text:p>1.59204317865785E+018</text:p>
          </table:table-cell>
          <table:table-cell table:formula="of:= ([.A231]-1.59204316535084E+018)*0.000000001" office:value-type="float" office:value="13.307009792" calcext:value-type="float">
            <text:p>13.307009792</text:p>
          </table:table-cell>
          <table:table-cell office:value-type="float" office:value="0.000769999984186" calcext:value-type="float">
            <text:p>0.000769999984186</text:p>
          </table:table-cell>
          <table:table-cell/>
          <table:table-cell office:value-type="float" office:value="-1.33939898014" calcext:value-type="float">
            <text:p>-1.33939898014</text:p>
          </table:table-cell>
          <table:table-cell office:value-type="float" office:value="-0.588640332222" calcext:value-type="float">
            <text:p>-0.588640332222</text:p>
          </table:table-cell>
          <table:table-cell office:value-type="float" office:value="-0.866700053215" calcext:value-type="float">
            <text:p>-0.866700053215</text:p>
          </table:table-cell>
          <table:table-cell/>
          <table:table-cell office:value-type="float" office:value="7.8302936554" calcext:value-type="float">
            <text:p>7.8302936554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table:formula="of:=([.K232]-[.K231])/([.B232]-[.B231])" office:value-type="float" office:value="-0.013440834652973" calcext:value-type="float">
            <text:p>-0.013440834652973</text:p>
          </table:table-cell>
          <table:table-cell table:formula="of:= ROUNDUP([.L231]; 4)" office:value-type="float" office:value="-0.0135" calcext:value-type="float">
            <text:p>-0.0135</text:p>
          </table:table-cell>
          <table:table-cell office:value-type="float" office:value="-0.0691699981689" calcext:value-type="float">
            <text:p>-0.0691699981689</text:p>
          </table:table-cell>
          <table:table-cell office:value-type="float" office:value="-0.0402799993753" calcext:value-type="float">
            <text:p>-0.0402799993753</text:p>
          </table:table-cell>
          <table:table-cell office:value-type="float" office:value="0.0000700000018696" calcext:value-type="float">
            <text:p>7.00E-05</text:p>
          </table:table-cell>
        </table:table-row>
        <table:table-row table:style-name="ro1">
          <table:table-cell office:value-type="float" office:value="1.59204317870993E+018" calcext:value-type="float">
            <text:p>1.59204317870993E+018</text:p>
          </table:table-cell>
          <table:table-cell table:formula="of:= ([.A232]-1.59204316535084E+018)*0.000000001" office:value-type="float" office:value="13.359089664" calcext:value-type="float">
            <text:p>13.359089664</text:p>
          </table:table-cell>
          <table:table-cell office:value-type="float" office:value="-0.000769999984186" calcext:value-type="float">
            <text:p>-0.000769999984186</text:p>
          </table:table-cell>
          <table:table-cell/>
          <table:table-cell office:value-type="float" office:value="-1.34211885929" calcext:value-type="float">
            <text:p>-1.34211885929</text:p>
          </table:table-cell>
          <table:table-cell office:value-type="float" office:value="-0.591663658619" calcext:value-type="float">
            <text:p>-0.591663658619</text:p>
          </table:table-cell>
          <table:table-cell office:value-type="float" office:value="-0.866721212864" calcext:value-type="float">
            <text:p>-0.866721212864</text:p>
          </table:table-cell>
          <table:table-cell/>
          <table:table-cell office:value-type="float" office:value="7.81970643997" calcext:value-type="float">
            <text:p>7.81970643997</text:p>
          </table:table-cell>
          <table:table-cell/>
          <table:table-cell office:value-type="float" office:value="0.0793000012636" calcext:value-type="float">
            <text:p>0.0793000012636</text:p>
          </table:table-cell>
          <table:table-cell table:formula="of:=([.K233]-[.K232])/([.B233]-[.B232])" office:value-type="float" office:value="-0.0254900933372956" calcext:value-type="float">
            <text:p>-0.025490093337296</text:p>
          </table:table-cell>
          <table:table-cell table:formula="of:= ROUNDUP([.L232]; 4)" office:value-type="float" office:value="-0.0255" calcext:value-type="float">
            <text:p>-0.0255</text:p>
          </table:table-cell>
          <table:table-cell office:value-type="float" office:value="-0.0667600035667" calcext:value-type="float">
            <text:p>-0.0667600035667</text:p>
          </table:table-cell>
          <table:table-cell office:value-type="float" office:value="-0.0427500009537" calcext:value-type="float">
            <text:p>-0.0427500009537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7881193E+018" calcext:value-type="float">
            <text:p>1.59204317881193E+018</text:p>
          </table:table-cell>
          <table:table-cell table:formula="of:= ([.A233]-1.59204316535084E+018)*0.000000001" office:value-type="float" office:value="13.461090048" calcext:value-type="float">
            <text:p>13.461090048</text:p>
          </table:table-cell>
          <table:table-cell office:value-type="float" office:value="-0.00526000000536" calcext:value-type="float">
            <text:p>-0.00526000000536</text:p>
          </table:table-cell>
          <table:table-cell/>
          <table:table-cell office:value-type="float" office:value="-1.34426665306" calcext:value-type="float">
            <text:p>-1.34426665306</text:p>
          </table:table-cell>
          <table:table-cell office:value-type="float" office:value="-0.599426805973" calcext:value-type="float">
            <text:p>-0.599426805973</text:p>
          </table:table-cell>
          <table:table-cell office:value-type="float" office:value="-0.86668407917" calcext:value-type="float">
            <text:p>-0.86668407917</text:p>
          </table:table-cell>
          <table:table-cell/>
          <table:table-cell office:value-type="float" office:value="7.78883743286" calcext:value-type="float">
            <text:p>7.78883743286</text:p>
          </table:table-cell>
          <table:table-cell/>
          <table:table-cell office:value-type="float" office:value="0.076700001955" calcext:value-type="float">
            <text:p>0.076700001955</text:p>
          </table:table-cell>
          <table:table-cell table:formula="of:=([.K234]-[.K233])/([.B234]-[.B233])" office:value-type="float" office:value="-0.0446690808306237" calcext:value-type="float">
            <text:p>-0.044669080830624</text:p>
          </table:table-cell>
          <table:table-cell table:formula="of:= ROUNDUP([.L233]; 4)" office:value-type="float" office:value="-0.0447" calcext:value-type="float">
            <text:p>-0.0447</text:p>
          </table:table-cell>
          <table:table-cell office:value-type="float" office:value="-0.058410000056" calcext:value-type="float">
            <text:p>-0.058410000056</text:p>
          </table:table-cell>
          <table:table-cell office:value-type="float" office:value="-0.0497100017965" calcext:value-type="float">
            <text:p>-0.0497100017965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7886342E+018" calcext:value-type="float">
            <text:p>1.59204317886342E+018</text:p>
          </table:table-cell>
          <table:table-cell table:formula="of:= ([.A234]-1.59204316535084E+018)*0.000000001" office:value-type="float" office:value="13.51257984" calcext:value-type="float">
            <text:p>13.51257984</text:p>
          </table:table-cell>
          <table:table-cell office:value-type="float" office:value="-0.00911999959499" calcext:value-type="float">
            <text:p>-0.00911999959499</text:p>
          </table:table-cell>
          <table:table-cell/>
          <table:table-cell office:value-type="float" office:value="-1.34430074692" calcext:value-type="float">
            <text:p>-1.34430074692</text:p>
          </table:table-cell>
          <table:table-cell office:value-type="float" office:value="-0.603477835655" calcext:value-type="float">
            <text:p>-0.603477835655</text:p>
          </table:table-cell>
          <table:table-cell office:value-type="float" office:value="-0.866651177406" calcext:value-type="float">
            <text:p>-0.866651177406</text:p>
          </table:table-cell>
          <table:table-cell/>
          <table:table-cell office:value-type="float" office:value="7.7623000145" calcext:value-type="float">
            <text:p>7.7623000145</text:p>
          </table:table-cell>
          <table:table-cell/>
          <table:table-cell office:value-type="float" office:value="0.0744000002742" calcext:value-type="float">
            <text:p>0.0744000002742</text:p>
          </table:table-cell>
          <table:table-cell table:formula="of:=([.K235]-[.K234])/([.B235]-[.B234])" office:value-type="float" office:value="-0.0234276181253261" calcext:value-type="float">
            <text:p>-0.023427618125326</text:p>
          </table:table-cell>
          <table:table-cell table:formula="of:= ROUNDUP([.L234]; 4)" office:value-type="float" office:value="-0.0235" calcext:value-type="float">
            <text:p>-0.0235</text:p>
          </table:table-cell>
          <table:table-cell office:value-type="float" office:value="-0.0517599992454" calcext:value-type="float">
            <text:p>-0.0517599992454</text:p>
          </table:table-cell>
          <table:table-cell office:value-type="float" office:value="-0.053449999541" calcext:value-type="float">
            <text:p>-0.053449999541</text:p>
          </table:table-cell>
          <table:table-cell office:value-type="float" office:value="0.0000900000013644" calcext:value-type="float">
            <text:p>9.00E-05</text:p>
          </table:table-cell>
        </table:table-row>
        <table:table-row table:style-name="ro1">
          <table:table-cell office:value-type="float" office:value="1.59204317891891E+018" calcext:value-type="float">
            <text:p>1.59204317891891E+018</text:p>
          </table:table-cell>
          <table:table-cell table:formula="of:= ([.A235]-1.59204316535084E+018)*0.000000001" office:value-type="float" office:value="13.568069888" calcext:value-type="float">
            <text:p>13.568069888</text:p>
          </table:table-cell>
          <table:table-cell office:value-type="float" office:value="-0.0113199995831" calcext:value-type="float">
            <text:p>-0.0113199995831</text:p>
          </table:table-cell>
          <table:table-cell/>
          <table:table-cell office:value-type="float" office:value="-1.34419631958" calcext:value-type="float">
            <text:p>-1.34419631958</text:p>
          </table:table-cell>
          <table:table-cell office:value-type="float" office:value="-0.607879400253" calcext:value-type="float">
            <text:p>-0.607879400253</text:p>
          </table:table-cell>
          <table:table-cell office:value-type="float" office:value="-0.866646528244" calcext:value-type="float">
            <text:p>-0.866646528244</text:p>
          </table:table-cell>
          <table:table-cell/>
          <table:table-cell office:value-type="float" office:value="7.74717521667" calcext:value-type="float">
            <text:p>7.74717521667</text:p>
          </table:table-cell>
          <table:table-cell/>
          <table:table-cell office:value-type="float" office:value="0.0731000006199" calcext:value-type="float">
            <text:p>0.0731000006199</text:p>
          </table:table-cell>
          <table:table-cell table:formula="of:=([.K236]-[.K235])/([.B236]-[.B235])" office:value-type="float" office:value="-0.0284229605259545" calcext:value-type="float">
            <text:p>-0.028422960525955</text:p>
          </table:table-cell>
          <table:table-cell table:formula="of:= ROUNDUP([.L235]; 4)" office:value-type="float" office:value="-0.0285" calcext:value-type="float">
            <text:p>-0.0285</text:p>
          </table:table-cell>
          <table:table-cell office:value-type="float" office:value="-0.0450300015509" calcext:value-type="float">
            <text:p>-0.0450300015509</text:p>
          </table:table-cell>
          <table:table-cell office:value-type="float" office:value="-0.0575199984014" calcext:value-type="float">
            <text:p>-0.0575199984014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office:value-type="float" office:value="1.59204317902094E+018" calcext:value-type="float">
            <text:p>1.59204317902094E+018</text:p>
          </table:table-cell>
          <table:table-cell table:formula="of:= ([.A236]-1.59204316535084E+018)*0.000000001" office:value-type="float" office:value="13.670099968" calcext:value-type="float">
            <text:p>13.670099968</text:p>
          </table:table-cell>
          <table:table-cell office:value-type="float" office:value="-0.0152200004086" calcext:value-type="float">
            <text:p>-0.0152200004086</text:p>
          </table:table-cell>
          <table:table-cell/>
          <table:table-cell office:value-type="float" office:value="-1.34236621857" calcext:value-type="float">
            <text:p>-1.34236621857</text:p>
          </table:table-cell>
          <table:table-cell office:value-type="float" office:value="-0.615778744221" calcext:value-type="float">
            <text:p>-0.615778744221</text:p>
          </table:table-cell>
          <table:table-cell office:value-type="float" office:value="-0.866781532764" calcext:value-type="float">
            <text:p>-0.866781532764</text:p>
          </table:table-cell>
          <table:table-cell/>
          <table:table-cell office:value-type="float" office:value="7.72036266327" calcext:value-type="float">
            <text:p>7.72036266327</text:p>
          </table:table-cell>
          <table:table-cell/>
          <table:table-cell office:value-type="float" office:value="0.0702000036836" calcext:value-type="float">
            <text:p>0.0702000036836</text:p>
          </table:table-cell>
          <table:table-cell table:formula="of:=([.K237]-[.K236])/([.B237]-[.B236])" office:value-type="float" office:value="-0.0466787837149202" calcext:value-type="float">
            <text:p>-0.04667878371492</text:p>
          </table:table-cell>
          <table:table-cell table:formula="of:= ROUNDUP([.L236]; 4)" office:value-type="float" office:value="-0.0467" calcext:value-type="float">
            <text:p>-0.0467</text:p>
          </table:table-cell>
          <table:table-cell office:value-type="float" office:value="-0.0325400009751" calcext:value-type="float">
            <text:p>-0.0325400009751</text:p>
          </table:table-cell>
          <table:table-cell office:value-type="float" office:value="-0.0621699988842" calcext:value-type="float">
            <text:p>-0.0621699988842</text:p>
          </table:table-cell>
          <table:table-cell table:style-name="Default" office:value-type="float" office:value="-0.000119999996969" calcext:value-type="float">
            <text:p>-0.000119999996969</text:p>
          </table:table-cell>
        </table:table-row>
        <table:table-row table:style-name="ro1">
          <table:table-cell office:value-type="float" office:value="1.59204317907664E+018" calcext:value-type="float">
            <text:p>1.59204317907664E+018</text:p>
          </table:table-cell>
          <table:table-cell table:formula="of:= ([.A237]-1.59204316535084E+018)*0.000000001" office:value-type="float" office:value="13.725799936" calcext:value-type="float">
            <text:p>13.725799936</text:p>
          </table:table-cell>
          <table:table-cell office:value-type="float" office:value="-0.0195899996907" calcext:value-type="float">
            <text:p>-0.0195899996907</text:p>
          </table:table-cell>
          <table:table-cell/>
          <table:table-cell office:value-type="float" office:value="-1.33970105648" calcext:value-type="float">
            <text:p>-1.33970105648</text:p>
          </table:table-cell>
          <table:table-cell office:value-type="float" office:value="-0.619109690189" calcext:value-type="float">
            <text:p>-0.619109690189</text:p>
          </table:table-cell>
          <table:table-cell office:value-type="float" office:value="-0.866709411144" calcext:value-type="float">
            <text:p>-0.866709411144</text:p>
          </table:table-cell>
          <table:table-cell/>
          <table:table-cell office:value-type="float" office:value="7.69031858444" calcext:value-type="float">
            <text:p>7.69031858444</text:p>
          </table:table-cell>
          <table:table-cell/>
          <table:table-cell office:value-type="float" office:value="0.0675999969244" calcext:value-type="float">
            <text:p>0.0675999969244</text:p>
          </table:table-cell>
          <table:table-cell table:formula="of:=([.K238]-[.K237])/([.B238]-[.B237])" office:value-type="float" office:value="-0.0452659424468221" calcext:value-type="float">
            <text:p>-0.045265942446822</text:p>
          </table:table-cell>
          <table:table-cell table:formula="of:= ROUNDUP([.L237]; 4)" office:value-type="float" office:value="-0.0453" calcext:value-type="float">
            <text:p>-0.0453</text:p>
          </table:table-cell>
          <table:table-cell office:value-type="float" office:value="-0.0223799999803" calcext:value-type="float">
            <text:p>-0.0223799999803</text:p>
          </table:table-cell>
          <table:table-cell office:value-type="float" office:value="-0.0638199970126" calcext:value-type="float">
            <text:p>-0.0638199970126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7912966E+018" calcext:value-type="float">
            <text:p>1.59204317912966E+018</text:p>
          </table:table-cell>
          <table:table-cell table:formula="of:= ([.A238]-1.59204316535084E+018)*0.000000001" office:value-type="float" office:value="13.77881984" calcext:value-type="float">
            <text:p>13.77881984</text:p>
          </table:table-cell>
          <table:table-cell office:value-type="float" office:value="-0.0232100002468" calcext:value-type="float">
            <text:p>-0.0232100002468</text:p>
          </table:table-cell>
          <table:table-cell/>
          <table:table-cell office:value-type="float" office:value="-1.33648645878" calcext:value-type="float">
            <text:p>-1.33648645878</text:p>
          </table:table-cell>
          <table:table-cell office:value-type="float" office:value="-0.621593594551" calcext:value-type="float">
            <text:p>-0.621593594551</text:p>
          </table:table-cell>
          <table:table-cell office:value-type="float" office:value="-0.866625547409" calcext:value-type="float">
            <text:p>-0.866625547409</text:p>
          </table:table-cell>
          <table:table-cell/>
          <table:table-cell office:value-type="float" office:value="7.66543102264" calcext:value-type="float">
            <text:p>7.66543102264</text:p>
          </table:table-cell>
          <table:table-cell/>
          <table:table-cell office:value-type="float" office:value="0.0652000010014" calcext:value-type="float">
            <text:p>0.0652000010014</text:p>
          </table:table-cell>
          <table:table-cell table:formula="of:=([.K239]-[.K238])/([.B239]-[.B238])" office:value-type="float" office:value="-0.0253558806914995" calcext:value-type="float">
            <text:p>-0.0253558806915</text:p>
          </table:table-cell>
          <table:table-cell table:formula="of:= ROUNDUP([.L238]; 4)" office:value-type="float" office:value="-0.0254" calcext:value-type="float">
            <text:p>-0.0254</text:p>
          </table:table-cell>
          <table:table-cell office:value-type="float" office:value="-0.0115599995479" calcext:value-type="float">
            <text:p>-0.0115599995479</text:p>
          </table:table-cell>
          <table:table-cell office:value-type="float" office:value="-0.0641300007701" calcext:value-type="float">
            <text:p>-0.0641300007701</text:p>
          </table:table-cell>
          <table:table-cell office:value-type="float" office:value="0.0000900000013644" calcext:value-type="float">
            <text:p>9.00E-05</text:p>
          </table:table-cell>
        </table:table-row>
        <table:table-row table:style-name="ro1">
          <table:table-cell office:value-type="float" office:value="1.59204317918093E+018" calcext:value-type="float">
            <text:p>1.59204317918093E+018</text:p>
          </table:table-cell>
          <table:table-cell table:formula="of:= ([.A239]-1.59204316535084E+018)*0.000000001" office:value-type="float" office:value="13.830089984" calcext:value-type="float">
            <text:p>13.830089984</text:p>
          </table:table-cell>
          <table:table-cell office:value-type="float" office:value="-0.0259399991482" calcext:value-type="float">
            <text:p>-0.0259399991482</text:p>
          </table:table-cell>
          <table:table-cell/>
          <table:table-cell office:value-type="float" office:value="-1.3331540823" calcext:value-type="float">
            <text:p>-1.3331540823</text:p>
          </table:table-cell>
          <table:table-cell office:value-type="float" office:value="-0.623754441738" calcext:value-type="float">
            <text:p>-0.623754441738</text:p>
          </table:table-cell>
          <table:table-cell office:value-type="float" office:value="-0.866617798805" calcext:value-type="float">
            <text:p>-0.866617798805</text:p>
          </table:table-cell>
          <table:table-cell/>
          <table:table-cell office:value-type="float" office:value="7.6466627121" calcext:value-type="float">
            <text:p>7.6466627121</text:p>
          </table:table-cell>
          <table:table-cell/>
          <table:table-cell office:value-type="float" office:value="0.0639000013471" calcext:value-type="float">
            <text:p>0.0639000013471</text:p>
          </table:table-cell>
          <table:table-cell table:formula="of:=([.K240]-[.K239])/([.B240]-[.B239])" office:value-type="float" office:value="0.0155279239324534" calcext:value-type="float">
            <text:p>0.015527923932453</text:p>
          </table:table-cell>
          <table:table-cell table:formula="of:= ROUNDUP([.L239]; 4)" office:value-type="float" office:value="0.0156" calcext:value-type="float">
            <text:p>0.0156</text:p>
          </table:table-cell>
          <table:table-cell office:value-type="float" office:value="-0.000730000028852" calcext:value-type="float">
            <text:p>-0.000730000028852</text:p>
          </table:table-cell>
          <table:table-cell office:value-type="float" office:value="-0.0639100000262" calcext:value-type="float">
            <text:p>-0.0639100000262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9204317923245E+018" calcext:value-type="float">
            <text:p>1.59204317923245E+018</text:p>
          </table:table-cell>
          <table:table-cell table:formula="of:= ([.A240]-1.59204316535084E+018)*0.000000001" office:value-type="float" office:value="13.881609984" calcext:value-type="float">
            <text:p>13.881609984</text:p>
          </table:table-cell>
          <table:table-cell office:value-type="float" office:value="-0.0242500007153" calcext:value-type="float">
            <text:p>-0.0242500007153</text:p>
          </table:table-cell>
          <table:table-cell/>
          <table:table-cell office:value-type="float" office:value="-1.32942473888" calcext:value-type="float">
            <text:p>-1.32942473888</text:p>
          </table:table-cell>
          <table:table-cell office:value-type="float" office:value="-0.62599670887" calcext:value-type="float">
            <text:p>-0.62599670887</text:p>
          </table:table-cell>
          <table:table-cell office:value-type="float" office:value="-0.866670370102" calcext:value-type="float">
            <text:p>-0.866670370102</text:p>
          </table:table-cell>
          <table:table-cell/>
          <table:table-cell office:value-type="float" office:value="7.65828132629" calcext:value-type="float">
            <text:p>7.65828132629</text:p>
          </table:table-cell>
          <table:table-cell/>
          <table:table-cell office:value-type="float" office:value="0.0646999999881" calcext:value-type="float">
            <text:p>0.0646999999881</text:p>
          </table:table-cell>
          <table:table-cell table:formula="of:=([.K241]-[.K240])/([.B241]-[.B240])" office:value-type="float" office:value="0.0311829036711692" calcext:value-type="float">
            <text:p>0.031182903671169</text:p>
          </table:table-cell>
          <table:table-cell table:formula="of:= ROUNDUP([.L240]; 4)" office:value-type="float" office:value="0.0312" calcext:value-type="float">
            <text:p>0.0312</text:p>
          </table:table-cell>
          <table:table-cell office:value-type="float" office:value="0.0107100000605" calcext:value-type="float">
            <text:p>0.0107100000605</text:p>
          </table:table-cell>
          <table:table-cell office:value-type="float" office:value="-0.063780002296" calcext:value-type="float">
            <text:p>-0.063780002296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7928376E+018" calcext:value-type="float">
            <text:p>1.59204317928376E+018</text:p>
          </table:table-cell>
          <table:table-cell table:formula="of:= ([.A241]-1.59204316535084E+018)*0.000000001" office:value-type="float" office:value="13.932920064" calcext:value-type="float">
            <text:p>13.932920064</text:p>
          </table:table-cell>
          <table:table-cell office:value-type="float" office:value="-0.0218899995089" calcext:value-type="float">
            <text:p>-0.0218899995089</text:p>
          </table:table-cell>
          <table:table-cell/>
          <table:table-cell office:value-type="float" office:value="-1.32587015629" calcext:value-type="float">
            <text:p>-1.32587015629</text:p>
          </table:table-cell>
          <table:table-cell office:value-type="float" office:value="-0.627876758575" calcext:value-type="float">
            <text:p>-0.627876758575</text:p>
          </table:table-cell>
          <table:table-cell office:value-type="float" office:value="-0.866652548313" calcext:value-type="float">
            <text:p>-0.866652548313</text:p>
          </table:table-cell>
          <table:table-cell/>
          <table:table-cell office:value-type="float" office:value="7.67450618744" calcext:value-type="float">
            <text:p>7.67450618744</text:p>
          </table:table-cell>
          <table:table-cell/>
          <table:table-cell office:value-type="float" office:value="0.0662999972701" calcext:value-type="float">
            <text:p>0.0662999972701</text:p>
          </table:table-cell>
          <table:table-cell table:formula="of:=([.K242]-[.K241])/([.B242]-[.B241])" office:value-type="float" office:value="0.0499426985868208" calcext:value-type="float">
            <text:p>0.049942698586821</text:p>
          </table:table-cell>
          <table:table-cell table:formula="of:= ROUNDUP([.L241]; 4)" office:value-type="float" office:value="0.05" calcext:value-type="float">
            <text:p>0.05</text:p>
          </table:table-cell>
          <table:table-cell office:value-type="float" office:value="0.0216099992394" calcext:value-type="float">
            <text:p>0.0216099992394</text:p>
          </table:table-cell>
          <table:table-cell office:value-type="float" office:value="-0.0626899972558" calcext:value-type="float">
            <text:p>-0.0626899972558</text:p>
          </table:table-cell>
          <table:table-cell office:value-type="float" office:value="0.000079999997979" calcext:value-type="float">
            <text:p>8.00E-05</text:p>
          </table:table-cell>
        </table:table-row>
        <table:table-row table:style-name="ro1">
          <table:table-cell office:value-type="float" office:value="1.59204317933582E+018" calcext:value-type="float">
            <text:p>1.59204317933582E+018</text:p>
          </table:table-cell>
          <table:table-cell table:formula="of:= ([.A242]-1.59204316535084E+018)*0.000000001" office:value-type="float" office:value="13.984979712" calcext:value-type="float">
            <text:p>13.984979712</text:p>
          </table:table-cell>
          <table:table-cell office:value-type="float" office:value="-0.0166200008243" calcext:value-type="float">
            <text:p>-0.0166200008243</text:p>
          </table:table-cell>
          <table:table-cell/>
          <table:table-cell office:value-type="float" office:value="-1.32212102413" calcext:value-type="float">
            <text:p>-1.32212102413</text:p>
          </table:table-cell>
          <table:table-cell office:value-type="float" office:value="-0.629858791828" calcext:value-type="float">
            <text:p>-0.629858791828</text:p>
          </table:table-cell>
          <table:table-cell office:value-type="float" office:value="-0.866677701473" calcext:value-type="float">
            <text:p>-0.866677701473</text:p>
          </table:table-cell>
          <table:table-cell/>
          <table:table-cell office:value-type="float" office:value="7.71073770523" calcext:value-type="float">
            <text:p>7.71073770523</text:p>
          </table:table-cell>
          <table:table-cell/>
          <table:table-cell office:value-type="float" office:value="0.0688999965787" calcext:value-type="float">
            <text:p>0.0688999965787</text:p>
          </table:table-cell>
          <table:table-cell table:formula="of:=([.K243]-[.K242])/([.B243]-[.B242])" office:value-type="float" office:value="0.0537942982959369" calcext:value-type="float">
            <text:p>0.053794298295937</text:p>
          </table:table-cell>
          <table:table-cell table:formula="of:= ROUNDUP([.L242]; 4)" office:value-type="float" office:value="0.0538" calcext:value-type="float">
            <text:p>0.0538</text:p>
          </table:table-cell>
          <table:table-cell office:value-type="float" office:value="0.0319500006735" calcext:value-type="float">
            <text:p>0.0319500006735</text:p>
          </table:table-cell>
          <table:table-cell office:value-type="float" office:value="-0.0610200017691" calcext:value-type="float">
            <text:p>-0.0610200017691</text:p>
          </table:table-cell>
          <table:table-cell office:value-type="float" office:value="0.0000700000018696" calcext:value-type="float">
            <text:p>7.00E-05</text:p>
          </table:table-cell>
        </table:table-row>
        <table:table-row table:style-name="ro1">
          <table:table-cell office:value-type="float" office:value="1.59204317938787E+018" calcext:value-type="float">
            <text:p>1.59204317938787E+018</text:p>
          </table:table-cell>
          <table:table-cell table:formula="of:= ([.A243]-1.59204316535084E+018)*0.000000001" office:value-type="float" office:value="14.037029888" calcext:value-type="float">
            <text:p>14.037029888</text:p>
          </table:table-cell>
          <table:table-cell office:value-type="float" office:value="-0.0086799999699" calcext:value-type="float">
            <text:p>-0.0086799999699</text:p>
          </table:table-cell>
          <table:table-cell/>
          <table:table-cell office:value-type="float" office:value="-1.31847178936" calcext:value-type="float">
            <text:p>-1.31847178936</text:p>
          </table:table-cell>
          <table:table-cell office:value-type="float" office:value="-0.63165050745" calcext:value-type="float">
            <text:p>-0.63165050745</text:p>
          </table:table-cell>
          <table:table-cell office:value-type="float" office:value="-0.866715550423" calcext:value-type="float">
            <text:p>-0.866715550423</text:p>
          </table:table-cell>
          <table:table-cell/>
          <table:table-cell office:value-type="float" office:value="7.76532506943" calcext:value-type="float">
            <text:p>7.76532506943</text:p>
          </table:table-cell>
          <table:table-cell/>
          <table:table-cell office:value-type="float" office:value="0.0716999992728" calcext:value-type="float">
            <text:p>0.0716999992728</text:p>
          </table:table-cell>
          <table:table-cell table:formula="of:=([.K244]-[.K243])/([.B244]-[.B243])" office:value-type="float" office:value="0.0228919451330266" calcext:value-type="float">
            <text:p>0.022891945133027</text:p>
          </table:table-cell>
          <table:table-cell table:formula="of:= ROUNDUP([.L243]; 4)" office:value-type="float" office:value="0.0229" calcext:value-type="float">
            <text:p>0.0229</text:p>
          </table:table-cell>
          <table:table-cell office:value-type="float" office:value="0.0447899997234" calcext:value-type="float">
            <text:p>0.0447899997234</text:p>
          </table:table-cell>
          <table:table-cell office:value-type="float" office:value="-0.0559500008821" calcext:value-type="float">
            <text:p>-0.0559500008821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7944029E+018" calcext:value-type="float">
            <text:p>1.59204317944029E+018</text:p>
          </table:table-cell>
          <table:table-cell table:formula="of:= ([.A244]-1.59204316535084E+018)*0.000000001" office:value-type="float" office:value="14.089449984" calcext:value-type="float">
            <text:p>14.089449984</text:p>
          </table:table-cell>
          <table:table-cell office:value-type="float" office:value="-0.00260000000708" calcext:value-type="float">
            <text:p>-0.00260000000708</text:p>
          </table:table-cell>
          <table:table-cell/>
          <table:table-cell office:value-type="float" office:value="-1.31479454041" calcext:value-type="float">
            <text:p>-1.31479454041</text:p>
          </table:table-cell>
          <table:table-cell office:value-type="float" office:value="-0.633420407772" calcext:value-type="float">
            <text:p>-0.633420407772</text:p>
          </table:table-cell>
          <table:table-cell office:value-type="float" office:value="-0.866702139378" calcext:value-type="float">
            <text:p>-0.866702139378</text:p>
          </table:table-cell>
          <table:table-cell/>
          <table:table-cell office:value-type="float" office:value="7.80712509155" calcext:value-type="float">
            <text:p>7.80712509155</text:p>
          </table:table-cell>
          <table:table-cell/>
          <table:table-cell office:value-type="float" office:value="0.0728999972343" calcext:value-type="float">
            <text:p>0.0728999972343</text:p>
          </table:table-cell>
          <table:table-cell table:formula="of:=([.K245]-[.K244])/([.B245]-[.B244])" office:value-type="float" office:value="0.0442138234475656" calcext:value-type="float">
            <text:p>0.044213823447566</text:p>
          </table:table-cell>
          <table:table-cell table:formula="of:= ROUNDUP([.L244]; 4)" office:value-type="float" office:value="0.0443" calcext:value-type="float">
            <text:p>0.0443</text:p>
          </table:table-cell>
          <table:table-cell office:value-type="float" office:value="0.0511500015855" calcext:value-type="float">
            <text:p>0.0511500015855</text:p>
          </table:table-cell>
          <table:table-cell office:value-type="float" office:value="-0.0519100017846" calcext:value-type="float">
            <text:p>-0.0519100017846</text:p>
          </table:table-cell>
          <table:table-cell office:value-type="float" office:value="-0.0000900000013644" calcext:value-type="float">
            <text:p>-9.00E-05</text:p>
          </table:table-cell>
        </table:table-row>
        <table:table-row table:style-name="ro1">
          <table:table-cell office:value-type="float" office:value="1.59204317949231E+018" calcext:value-type="float">
            <text:p>1.59204317949231E+018</text:p>
          </table:table-cell>
          <table:table-cell table:formula="of:= ([.A245]-1.59204316535084E+018)*0.000000001" office:value-type="float" office:value="14.141469952" calcext:value-type="float">
            <text:p>14.141469952</text:p>
          </table:table-cell>
          <table:table-cell office:value-type="float" office:value="0.00365999992937" calcext:value-type="float">
            <text:p>0.00365999992937</text:p>
          </table:table-cell>
          <table:table-cell/>
          <table:table-cell office:value-type="float" office:value="-1.31080698967" calcext:value-type="float">
            <text:p>-1.31080698967</text:p>
          </table:table-cell>
          <table:table-cell office:value-type="float" office:value="-0.635198354721" calcext:value-type="float">
            <text:p>-0.635198354721</text:p>
          </table:table-cell>
          <table:table-cell office:value-type="float" office:value="-0.866711854935" calcext:value-type="float">
            <text:p>-0.866711854935</text:p>
          </table:table-cell>
          <table:table-cell/>
          <table:table-cell office:value-type="float" office:value="7.8501625061" calcext:value-type="float">
            <text:p>7.8501625061</text:p>
          </table:table-cell>
          <table:table-cell/>
          <table:table-cell office:value-type="float" office:value="0.0751999989152" calcext:value-type="float">
            <text:p>0.0751999989152</text:p>
          </table:table-cell>
          <table:table-cell table:formula="of:=([.K246]-[.K245])/([.B246]-[.B245])" office:value-type="float" office:value="0.0312928125950517" calcext:value-type="float">
            <text:p>0.031292812595052</text:p>
          </table:table-cell>
          <table:table-cell table:formula="of:= ROUNDUP([.L245]; 4)" office:value-type="float" office:value="0.0313" calcext:value-type="float">
            <text:p>0.0313</text:p>
          </table:table-cell>
          <table:table-cell office:value-type="float" office:value="0.0582300014794" calcext:value-type="float">
            <text:p>0.0582300014794</text:p>
          </table:table-cell>
          <table:table-cell office:value-type="float" office:value="-0.0476399995387" calcext:value-type="float">
            <text:p>-0.0476399995387</text:p>
          </table:table-cell>
          <table:table-cell table:style-name="Default" office:value-type="float" office:value="-0.000110000000859" calcext:value-type="float">
            <text:p>-0.000110000000859</text:p>
          </table:table-cell>
        </table:table-row>
        <table:table-row table:style-name="ro1">
          <table:table-cell office:value-type="float" office:value="1.59204317959457E+018" calcext:value-type="float">
            <text:p>1.59204317959457E+018</text:p>
          </table:table-cell>
          <table:table-cell table:formula="of:= ([.A246]-1.59204316535084E+018)*0.000000001" office:value-type="float" office:value="14.24372992" calcext:value-type="float">
            <text:p>14.24372992</text:p>
          </table:table-cell>
          <table:table-cell office:value-type="float" office:value="0.0142999999225" calcext:value-type="float">
            <text:p>0.0142999999225</text:p>
          </table:table-cell>
          <table:table-cell/>
          <table:table-cell office:value-type="float" office:value="-1.30341160297" calcext:value-type="float">
            <text:p>-1.30341160297</text:p>
          </table:table-cell>
          <table:table-cell office:value-type="float" office:value="-0.638248622417" calcext:value-type="float">
            <text:p>-0.638248622417</text:p>
          </table:table-cell>
          <table:table-cell office:value-type="float" office:value="-0.866718530655" calcext:value-type="float">
            <text:p>-0.866718530655</text:p>
          </table:table-cell>
          <table:table-cell/>
          <table:table-cell office:value-type="float" office:value="7.92331266403" calcext:value-type="float">
            <text:p>7.92331266403</text:p>
          </table:table-cell>
          <table:table-cell/>
          <table:table-cell office:value-type="float" office:value="0.0784000009298" calcext:value-type="float">
            <text:p>0.0784000009298</text:p>
          </table:table-cell>
          <table:table-cell table:formula="of:=([.K247]-[.K246])/([.B247]-[.B246])" office:value-type="float" office:value="0.0172777577018839" calcext:value-type="float">
            <text:p>0.017277757701884</text:p>
          </table:table-cell>
          <table:table-cell table:formula="of:= ROUNDUP([.L246]; 4)" office:value-type="float" office:value="0.0173" calcext:value-type="float">
            <text:p>0.0173</text:p>
          </table:table-cell>
          <table:table-cell office:value-type="float" office:value="0.0679100006819" calcext:value-type="float">
            <text:p>0.0679100006819</text:p>
          </table:table-cell>
          <table:table-cell office:value-type="float" office:value="-0.0391700007021" calcext:value-type="float">
            <text:p>-0.0391700007021</text:p>
          </table:table-cell>
          <table:table-cell table:style-name="Default" office:value-type="float" office:value="0.000110000000859" calcext:value-type="float">
            <text:p>0.000110000000859</text:p>
          </table:table-cell>
        </table:table-row>
        <table:table-row table:style-name="ro1">
          <table:table-cell office:value-type="float" office:value="1.59204317964666E+018" calcext:value-type="float">
            <text:p>1.59204317964666E+018</text:p>
          </table:table-cell>
          <table:table-cell table:formula="of:= ([.A247]-1.59204316535084E+018)*0.000000001" office:value-type="float" office:value="14.295820032" calcext:value-type="float">
            <text:p>14.295820032</text:p>
          </table:table-cell>
          <table:table-cell office:value-type="float" office:value="0.020530000329" calcext:value-type="float">
            <text:p>0.020530000329</text:p>
          </table:table-cell>
          <table:table-cell/>
          <table:table-cell office:value-type="float" office:value="-1.29945373535" calcext:value-type="float">
            <text:p>-1.29945373535</text:p>
          </table:table-cell>
          <table:table-cell office:value-type="float" office:value="-0.639705836773" calcext:value-type="float">
            <text:p>-0.639705836773</text:p>
          </table:table-cell>
          <table:table-cell office:value-type="float" office:value="-0.86670345068" calcext:value-type="float">
            <text:p>-0.86670345068</text:p>
          </table:table-cell>
          <table:table-cell/>
          <table:table-cell office:value-type="float" office:value="7.96614360809" calcext:value-type="float">
            <text:p>7.96614360809</text:p>
          </table:table-cell>
          <table:table-cell/>
          <table:table-cell office:value-type="float" office:value="0.0793000012636" calcext:value-type="float">
            <text:p>0.0793000012636</text:p>
          </table:table-cell>
          <table:table-cell table:formula="of:=([.K248]-[.K247])/([.B248]-[.B247])" office:value-type="float" office:value="0.0116572237647443" calcext:value-type="float">
            <text:p>0.011657223764744</text:p>
          </table:table-cell>
          <table:table-cell table:formula="of:= ROUNDUP([.L247]; 4)" office:value-type="float" office:value="0.0117" calcext:value-type="float">
            <text:p>0.0117</text:p>
          </table:table-cell>
          <table:table-cell office:value-type="float" office:value="0.0706100016832" calcext:value-type="float">
            <text:p>0.0706100016832</text:p>
          </table:table-cell>
          <table:table-cell office:value-type="float" office:value="-0.0361299999058" calcext:value-type="float">
            <text:p>-0.0361299999058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7969813E+018" calcext:value-type="float">
            <text:p>1.59204317969813E+018</text:p>
          </table:table-cell>
          <table:table-cell table:formula="of:= ([.A248]-1.59204316535084E+018)*0.000000001" office:value-type="float" office:value="14.347289856" calcext:value-type="float">
            <text:p>14.347289856</text:p>
          </table:table-cell>
          <table:table-cell office:value-type="float" office:value="0.0258600004017" calcext:value-type="float">
            <text:p>0.0258600004017</text:p>
          </table:table-cell>
          <table:table-cell/>
          <table:table-cell office:value-type="float" office:value="-1.29547214508" calcext:value-type="float">
            <text:p>-1.29547214508</text:p>
          </table:table-cell>
          <table:table-cell office:value-type="float" office:value="-0.641043186188" calcext:value-type="float">
            <text:p>-0.641043186188</text:p>
          </table:table-cell>
          <table:table-cell office:value-type="float" office:value="-0.866721987724" calcext:value-type="float">
            <text:p>-0.866721987724</text:p>
          </table:table-cell>
          <table:table-cell/>
          <table:table-cell office:value-type="float" office:value="8.00278759003" calcext:value-type="float">
            <text:p>8.00278759003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table:formula="of:=([.K249]-[.K248])/([.B249]-[.B248])" office:value-type="float" office:value="0.000985043013342156" calcext:value-type="float">
            <text:p>0.000985043013342</text:p>
          </table:table-cell>
          <table:table-cell table:formula="of:= ROUNDUP([.L248]; 4)" office:value-type="float" office:value="0.001" calcext:value-type="float">
            <text:p>0.001</text:p>
          </table:table-cell>
          <table:table-cell office:value-type="float" office:value="0.0721499994397" calcext:value-type="float">
            <text:p>0.0721499994397</text:p>
          </table:table-cell>
          <table:table-cell office:value-type="float" office:value="-0.0342100001872" calcext:value-type="float">
            <text:p>-0.0342100001872</text:p>
          </table:table-cell>
          <table:table-cell table:style-name="Default" office:value-type="float" office:value="-0.000169999999343" calcext:value-type="float">
            <text:p>-0.000169999999343</text:p>
          </table:table-cell>
        </table:table-row>
        <table:table-row table:style-name="ro1">
          <table:table-cell office:value-type="float" office:value="1.59204317979965E+018" calcext:value-type="float">
            <text:p>1.59204317979965E+018</text:p>
          </table:table-cell>
          <table:table-cell table:formula="of:= ([.A249]-1.59204316535084E+018)*0.000000001" office:value-type="float" office:value="14.448809984" calcext:value-type="float">
            <text:p>14.448809984</text:p>
          </table:table-cell>
          <table:table-cell office:value-type="float" office:value="0.0260199997574" calcext:value-type="float">
            <text:p>0.0260199997574</text:p>
          </table:table-cell>
          <table:table-cell/>
          <table:table-cell office:value-type="float" office:value="-1.28767240047" calcext:value-type="float">
            <text:p>-1.28767240047</text:p>
          </table:table-cell>
          <table:table-cell office:value-type="float" office:value="-0.643266797066" calcext:value-type="float">
            <text:p>-0.643266797066</text:p>
          </table:table-cell>
          <table:table-cell office:value-type="float" office:value="-0.866700530052" calcext:value-type="float">
            <text:p>-0.866700530052</text:p>
          </table:table-cell>
          <table:table-cell/>
          <table:table-cell office:value-type="float" office:value="8.00388717651" calcext:value-type="float">
            <text:p>8.00388717651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table:formula="of:=([.K250]-[.K249])/([.B250]-[.B249])" office:value-type="float" office:value="-0.00968809161761648" calcext:value-type="float">
            <text:p>-0.009688091617616</text:p>
          </table:table-cell>
          <table:table-cell table:formula="of:= ROUNDUP([.L249]; 4)" office:value-type="float" office:value="-0.0097" calcext:value-type="float">
            <text:p>-0.0097</text:p>
          </table:table-cell>
          <table:table-cell office:value-type="float" office:value="0.0735099986196" calcext:value-type="float">
            <text:p>0.0735099986196</text:p>
          </table:table-cell>
          <table:table-cell office:value-type="float" office:value="-0.0315399989486" calcext:value-type="float">
            <text:p>-0.0315399989486</text:p>
          </table:table-cell>
          <table:table-cell table:style-name="Default" office:value-type="float" office:value="-0.000130000000354" calcext:value-type="float">
            <text:p>-0.000130000000354</text:p>
          </table:table-cell>
        </table:table-row>
        <table:table-row table:style-name="ro1">
          <table:table-cell office:value-type="float" office:value="1.59204317985126E+018" calcext:value-type="float">
            <text:p>1.59204317985126E+018</text:p>
          </table:table-cell>
          <table:table-cell table:formula="of:= ([.A250]-1.59204316535084E+018)*0.000000001" office:value-type="float" office:value="14.50041984" calcext:value-type="float">
            <text:p>14.50041984</text:p>
          </table:table-cell>
          <table:table-cell office:value-type="float" office:value="0.0239199995995" calcext:value-type="float">
            <text:p>0.0239199995995</text:p>
          </table:table-cell>
          <table:table-cell/>
          <table:table-cell office:value-type="float" office:value="-1.28372764587" calcext:value-type="float">
            <text:p>-1.28372764587</text:p>
          </table:table-cell>
          <table:table-cell office:value-type="float" office:value="-0.644151866436" calcext:value-type="float">
            <text:p>-0.644151866436</text:p>
          </table:table-cell>
          <table:table-cell office:value-type="float" office:value="-0.866720199585" calcext:value-type="float">
            <text:p>-0.866720199585</text:p>
          </table:table-cell>
          <table:table-cell/>
          <table:table-cell office:value-type="float" office:value="7.98944997787" calcext:value-type="float">
            <text:p>7.98944997787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table:formula="of:=([.K251]-[.K250])/([.B251]-[.B250])" office:value-type="float" office:value="0.00192421782639111" calcext:value-type="float">
            <text:p>0.001924217826391</text:p>
          </table:table-cell>
          <table:table-cell table:formula="of:= ROUNDUP([.L250]; 4)" office:value-type="float" office:value="0.002" calcext:value-type="float">
            <text:p>0.002</text:p>
          </table:table-cell>
          <table:table-cell office:value-type="float" office:value="0.0738499984145" calcext:value-type="float">
            <text:p>0.0738499984145</text:p>
          </table:table-cell>
          <table:table-cell office:value-type="float" office:value="-0.0293400008231" calcext:value-type="float">
            <text:p>-0.0293400008231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7990323E+018" calcext:value-type="float">
            <text:p>1.59204317990323E+018</text:p>
          </table:table-cell>
          <table:table-cell table:formula="of:= ([.A251]-1.59204316535084E+018)*0.000000001" office:value-type="float" office:value="14.552389888" calcext:value-type="float">
            <text:p>14.552389888</text:p>
          </table:table-cell>
          <table:table-cell office:value-type="float" office:value="0.0214699991047" calcext:value-type="float">
            <text:p>0.0214699991047</text:p>
          </table:table-cell>
          <table:table-cell/>
          <table:table-cell office:value-type="float" office:value="-1.27960073948" calcext:value-type="float">
            <text:p>-1.27960073948</text:p>
          </table:table-cell>
          <table:table-cell office:value-type="float" office:value="-0.644942522049" calcext:value-type="float">
            <text:p>-0.644942522049</text:p>
          </table:table-cell>
          <table:table-cell office:value-type="float" office:value="-0.866696834564" calcext:value-type="float">
            <text:p>-0.866696834564</text:p>
          </table:table-cell>
          <table:table-cell/>
          <table:table-cell office:value-type="float" office:value="7.9726061821" calcext:value-type="float">
            <text:p>7.9726061821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table:formula="of:=([.K252]-[.K251])/([.B252]-[.B251])" office:value-type="float" office:value="-0.00189361338946819" calcext:value-type="float">
            <text:p>-0.001893613389468</text:p>
          </table:table-cell>
          <table:table-cell table:formula="of:= ROUNDUP([.L251]; 4)" office:value-type="float" office:value="-0.0019" calcext:value-type="float">
            <text:p>-0.0019</text:p>
          </table:table-cell>
          <table:table-cell office:value-type="float" office:value="0.0746899992228" calcext:value-type="float">
            <text:p>0.0746899992228</text:p>
          </table:table-cell>
          <table:table-cell office:value-type="float" office:value="-0.0275500006974" calcext:value-type="float">
            <text:p>-0.0275500006974</text:p>
          </table:table-cell>
          <table:table-cell office:value-type="float" office:value="-0.0000700000018696" calcext:value-type="float">
            <text:p>-7.00E-05</text:p>
          </table:table-cell>
        </table:table-row>
        <table:table-row table:style-name="ro1">
          <table:table-cell office:value-type="float" office:value="1.59204317995604E+018" calcext:value-type="float">
            <text:p>1.59204317995604E+018</text:p>
          </table:table-cell>
          <table:table-cell table:formula="of:= ([.A252]-1.59204316535084E+018)*0.000000001" office:value-type="float" office:value="14.605199872" calcext:value-type="float">
            <text:p>14.605199872</text:p>
          </table:table-cell>
          <table:table-cell office:value-type="float" office:value="0.0170900002122" calcext:value-type="float">
            <text:p>0.0170900002122</text:p>
          </table:table-cell>
          <table:table-cell/>
          <table:table-cell office:value-type="float" office:value="-1.275411129" calcext:value-type="float">
            <text:p>-1.275411129</text:p>
          </table:table-cell>
          <table:table-cell office:value-type="float" office:value="-0.645578205585" calcext:value-type="float">
            <text:p>-0.645578205585</text:p>
          </table:table-cell>
          <table:table-cell office:value-type="float" office:value="-0.866717278957" calcext:value-type="float">
            <text:p>-0.866717278957</text:p>
          </table:table-cell>
          <table:table-cell/>
          <table:table-cell office:value-type="float" office:value="7.94249391556" calcext:value-type="float">
            <text:p>7.94249391556</text:p>
          </table:table-cell>
          <table:table-cell/>
          <table:table-cell office:value-type="float" office:value="0.0794999971986" calcext:value-type="float">
            <text:p>0.0794999971986</text:p>
          </table:table-cell>
          <table:table-cell table:formula="of:=([.K253]-[.K252])/([.B253]-[.B252])" office:value-type="float" office:value="0.00378722677704261" calcext:value-type="float">
            <text:p>0.003787226777043</text:p>
          </table:table-cell>
          <table:table-cell table:formula="of:= ROUNDUP([.L252]; 4)" office:value-type="float" office:value="0.0038" calcext:value-type="float">
            <text:p>0.0038</text:p>
          </table:table-cell>
          <table:table-cell office:value-type="float" office:value="0.0753099992871" calcext:value-type="float">
            <text:p>0.0753099992871</text:p>
          </table:table-cell>
          <table:table-cell office:value-type="float" office:value="-0.0253400001675" calcext:value-type="float">
            <text:p>-0.0253400001675</text:p>
          </table:table-cell>
          <table:table-cell office:value-type="float" office:value="-0.0000599999984843" calcext:value-type="float">
            <text:p>-6.00E-05</text:p>
          </table:table-cell>
        </table:table-row>
        <table:table-row table:style-name="ro1">
          <table:table-cell office:value-type="float" office:value="1.59204318000885E+018" calcext:value-type="float">
            <text:p>1.59204318000885E+018</text:p>
          </table:table-cell>
          <table:table-cell table:formula="of:= ([.A253]-1.59204316535084E+018)*0.000000001" office:value-type="float" office:value="14.658009856" calcext:value-type="float">
            <text:p>14.658009856</text:p>
          </table:table-cell>
          <table:table-cell office:value-type="float" office:value="0.0128800002858" calcext:value-type="float">
            <text:p>0.0128800002858</text:p>
          </table:table-cell>
          <table:table-cell/>
          <table:table-cell office:value-type="float" office:value="-1.27114856243" calcext:value-type="float">
            <text:p>-1.27114856243</text:p>
          </table:table-cell>
          <table:table-cell office:value-type="float" office:value="-0.646044552326" calcext:value-type="float">
            <text:p>-0.646044552326</text:p>
          </table:table-cell>
          <table:table-cell office:value-type="float" office:value="-0.866716325283" calcext:value-type="float">
            <text:p>-0.866716325283</text:p>
          </table:table-cell>
          <table:table-cell/>
          <table:table-cell office:value-type="float" office:value="7.91354990005" calcext:value-type="float">
            <text:p>7.91354990005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54]-[.K253])/([.B254]-[.B253])" office:value-type="float" office:value="0" calcext:value-type="float">
            <text:p>0</text:p>
          </table:table-cell>
          <table:table-cell table:formula="of:= ROUNDUP([.L253]; 4)" office:value-type="float" office:value="0" calcext:value-type="float">
            <text:p>0</text:p>
          </table:table-cell>
          <table:table-cell office:value-type="float" office:value="0.0762099996209" calcext:value-type="float">
            <text:p>0.0762099996209</text:p>
          </table:table-cell>
          <table:table-cell office:value-type="float" office:value="-0.023180000484" calcext:value-type="float">
            <text:p>-0.023180000484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8006022E+018" calcext:value-type="float">
            <text:p>1.59204318006022E+018</text:p>
          </table:table-cell>
          <table:table-cell table:formula="of:= ([.A254]-1.59204316535084E+018)*0.000000001" office:value-type="float" office:value="14.70937984" calcext:value-type="float">
            <text:p>14.70937984</text:p>
          </table:table-cell>
          <table:table-cell office:value-type="float" office:value="0.0109700001776" calcext:value-type="float">
            <text:p>0.0109700001776</text:p>
          </table:table-cell>
          <table:table-cell/>
          <table:table-cell office:value-type="float" office:value="-1.26714348793" calcext:value-type="float">
            <text:p>-1.26714348793</text:p>
          </table:table-cell>
          <table:table-cell office:value-type="float" office:value="-0.646369099617" calcext:value-type="float">
            <text:p>-0.646369099617</text:p>
          </table:table-cell>
          <table:table-cell office:value-type="float" office:value="-0.866716980934" calcext:value-type="float">
            <text:p>-0.866716980934</text:p>
          </table:table-cell>
          <table:table-cell/>
          <table:table-cell office:value-type="float" office:value="7.90041875839" calcext:value-type="float">
            <text:p>7.90041875839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55]-[.K254])/([.B255]-[.B254])" office:value-type="float" office:value="-0.00290077263753791" calcext:value-type="float">
            <text:p>-0.002900772637538</text:p>
          </table:table-cell>
          <table:table-cell table:formula="of:= ROUNDUP([.L254]; 4)" office:value-type="float" office:value="-0.003" calcext:value-type="float">
            <text:p>-0.003</text:p>
          </table:table-cell>
          <table:table-cell office:value-type="float" office:value="0.0768600031734" calcext:value-type="float">
            <text:p>0.0768600031734</text:p>
          </table:table-cell>
          <table:table-cell office:value-type="float" office:value="-0.0208899993449" calcext:value-type="float">
            <text:p>-0.0208899993449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8016364E+018" calcext:value-type="float">
            <text:p>1.59204318016364E+018</text:p>
          </table:table-cell>
          <table:table-cell table:formula="of:= ([.A255]-1.59204316535084E+018)*0.000000001" office:value-type="float" office:value="14.812799744" calcext:value-type="float">
            <text:p>14.812799744</text:p>
          </table:table-cell>
          <table:table-cell office:value-type="float" office:value="0.00626000016928" calcext:value-type="float">
            <text:p>0.00626000016928</text:p>
          </table:table-cell>
          <table:table-cell/>
          <table:table-cell office:value-type="float" office:value="-1.2588518858" calcext:value-type="float">
            <text:p>-1.2588518858</text:p>
          </table:table-cell>
          <table:table-cell office:value-type="float" office:value="-0.646992146969" calcext:value-type="float">
            <text:p>-0.646992146969</text:p>
          </table:table-cell>
          <table:table-cell office:value-type="float" office:value="-0.866729319096" calcext:value-type="float">
            <text:p>-0.866729319096</text:p>
          </table:table-cell>
          <table:table-cell/>
          <table:table-cell office:value-type="float" office:value="7.86803770065" calcext:value-type="float">
            <text:p>7.86803770065</text:p>
          </table:table-cell>
          <table:table-cell/>
          <table:table-cell office:value-type="float" office:value="0.0794000029564" calcext:value-type="float">
            <text:p>0.0794000029564</text:p>
          </table:table-cell>
          <table:table-cell table:formula="of:=([.K256]-[.K255])/([.B256]-[.B255])" office:value-type="float" office:value="0" calcext:value-type="float">
            <text:p>0</text:p>
          </table:table-cell>
          <table:table-cell table:formula="of:= ROUNDUP([.L255]; 4)" office:value-type="float" office:value="0" calcext:value-type="float">
            <text:p>0</text:p>
          </table:table-cell>
          <table:table-cell office:value-type="float" office:value="0.0773900002241" calcext:value-type="float">
            <text:p>0.0773900002241</text:p>
          </table:table-cell>
          <table:table-cell office:value-type="float" office:value="-0.0175700001419" calcext:value-type="float">
            <text:p>-0.0175700001419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8021563E+018" calcext:value-type="float">
            <text:p>1.59204318021563E+018</text:p>
          </table:table-cell>
          <table:table-cell table:formula="of:= ([.A256]-1.59204316535084E+018)*0.000000001" office:value-type="float" office:value="14.86478976" calcext:value-type="float">
            <text:p>14.86478976</text:p>
          </table:table-cell>
          <table:table-cell office:value-type="float" office:value="0.00161000003573" calcext:value-type="float">
            <text:p>0.00161000003573</text:p>
          </table:table-cell>
          <table:table-cell/>
          <table:table-cell office:value-type="float" office:value="-1.25486922264" calcext:value-type="float">
            <text:p>-1.25486922264</text:p>
          </table:table-cell>
          <table:table-cell office:value-type="float" office:value="-0.646996736526" calcext:value-type="float">
            <text:p>-0.646996736526</text:p>
          </table:table-cell>
          <table:table-cell office:value-type="float" office:value="-0.866723835468" calcext:value-type="float">
            <text:p>-0.866723835468</text:p>
          </table:table-cell>
          <table:table-cell/>
          <table:table-cell office:value-type="float" office:value="7.83606863022" calcext:value-type="float">
            <text:p>7.83606863022</text:p>
          </table:table-cell>
          <table:table-cell/>
          <table:table-cell office:value-type="float" office:value="0.0794000029564" calcext:value-type="float">
            <text:p>0.0794000029564</text:p>
          </table:table-cell>
          <table:table-cell table:formula="of:=([.K257]-[.K256])/([.B257]-[.B256])" office:value-type="float" office:value="0.00574815926581467" calcext:value-type="float">
            <text:p>0.005748159265815</text:p>
          </table:table-cell>
          <table:table-cell table:formula="of:= ROUNDUP([.L256]; 4)" office:value-type="float" office:value="0.0058" calcext:value-type="float">
            <text:p>0.0058</text:p>
          </table:table-cell>
          <table:table-cell office:value-type="float" office:value="0.0781600028276" calcext:value-type="float">
            <text:p>0.0781600028276</text:p>
          </table:table-cell>
          <table:table-cell office:value-type="float" office:value="-0.0140899997205" calcext:value-type="float">
            <text:p>-0.01408999972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8026782E+018" calcext:value-type="float">
            <text:p>1.59204318026782E+018</text:p>
          </table:table-cell>
          <table:table-cell table:formula="of:= ([.A257]-1.59204316535084E+018)*0.000000001" office:value-type="float" office:value="14.916979968" calcext:value-type="float">
            <text:p>14.916979968</text:p>
          </table:table-cell>
          <table:table-cell office:value-type="float" office:value="0.000639999983832" calcext:value-type="float">
            <text:p>0.000639999983832</text:p>
          </table:table-cell>
          <table:table-cell/>
          <table:table-cell office:value-type="float" office:value="-1.25048279762" calcext:value-type="float">
            <text:p>-1.25048279762</text:p>
          </table:table-cell>
          <table:table-cell office:value-type="float" office:value="-0.646909534931" calcext:value-type="float">
            <text:p>-0.646909534931</text:p>
          </table:table-cell>
          <table:table-cell office:value-type="float" office:value="-0.866743206978" calcext:value-type="float">
            <text:p>-0.866743206978</text:p>
          </table:table-cell>
          <table:table-cell/>
          <table:table-cell office:value-type="float" office:value="7.82940006256" calcext:value-type="float">
            <text:p>7.82940006256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58]-[.K257])/([.B258]-[.B257])" office:value-type="float" office:value="-0.00568287538530203" calcext:value-type="float">
            <text:p>-0.005682875385302</text:p>
          </table:table-cell>
          <table:table-cell table:formula="of:= ROUNDUP([.L257]; 4)" office:value-type="float" office:value="-0.0057" calcext:value-type="float">
            <text:p>-0.0057</text:p>
          </table:table-cell>
          <table:table-cell office:value-type="float" office:value="0.0788400024176" calcext:value-type="float">
            <text:p>0.0788400024176</text:p>
          </table:table-cell>
          <table:table-cell office:value-type="float" office:value="-0.0115999998525" calcext:value-type="float">
            <text:p>-0.0115999998525</text:p>
          </table:table-cell>
          <table:table-cell office:value-type="float" office:value="-0.0000599999984843" calcext:value-type="float">
            <text:p>-6.00E-05</text:p>
          </table:table-cell>
        </table:table-row>
        <table:table-row table:style-name="ro1">
          <table:table-cell office:value-type="float" office:value="1.59204318032061E+018" calcext:value-type="float">
            <text:p>1.59204318032061E+018</text:p>
          </table:table-cell>
          <table:table-cell table:formula="of:= ([.A258]-1.59204316535084E+018)*0.000000001" office:value-type="float" office:value="14.969769728" calcext:value-type="float">
            <text:p>14.969769728</text:p>
          </table:table-cell>
          <table:table-cell office:value-type="float" office:value="-0.00079999997979" calcext:value-type="float">
            <text:p>-0.00079999997979</text:p>
          </table:table-cell>
          <table:table-cell/>
          <table:table-cell office:value-type="float" office:value="-1.24638545513" calcext:value-type="float">
            <text:p>-1.24638545513</text:p>
          </table:table-cell>
          <table:table-cell office:value-type="float" office:value="-0.646808028221" calcext:value-type="float">
            <text:p>-0.646808028221</text:p>
          </table:table-cell>
          <table:table-cell office:value-type="float" office:value="-0.866724073887" calcext:value-type="float">
            <text:p>-0.866724073887</text:p>
          </table:table-cell>
          <table:table-cell/>
          <table:table-cell office:value-type="float" office:value="7.81949996948" calcext:value-type="float">
            <text:p>7.81949996948</text:p>
          </table:table-cell>
          <table:table-cell/>
          <table:table-cell office:value-type="float" office:value="0.0794000029564" calcext:value-type="float">
            <text:p>0.0794000029564</text:p>
          </table:table-cell>
          <table:table-cell table:formula="of:=([.K259]-[.K258])/([.B259]-[.B258])" office:value-type="float" office:value="0.00778810994438959" calcext:value-type="float">
            <text:p>0.00778810994439</text:p>
          </table:table-cell>
          <table:table-cell table:formula="of:= ROUNDUP([.L258]; 4)" office:value-type="float" office:value="0.0078" calcext:value-type="float">
            <text:p>0.0078</text:p>
          </table:table-cell>
          <table:table-cell office:value-type="float" office:value="0.0788599997759" calcext:value-type="float">
            <text:p>0.0788599997759</text:p>
          </table:table-cell>
          <table:table-cell office:value-type="float" office:value="-0.00925999972969" calcext:value-type="float">
            <text:p>-0.00925999972969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8037197E+018" calcext:value-type="float">
            <text:p>1.59204318037197E+018</text:p>
          </table:table-cell>
          <table:table-cell table:formula="of:= ([.A259]-1.59204316535084E+018)*0.000000001" office:value-type="float" office:value="15.021129984" calcext:value-type="float">
            <text:p>15.021129984</text:p>
          </table:table-cell>
          <table:table-cell office:value-type="float" office:value="-0.00034999998752" calcext:value-type="float">
            <text:p>-0.00034999998752</text:p>
          </table:table-cell>
          <table:table-cell/>
          <table:table-cell office:value-type="float" office:value="-1.24212217331" calcext:value-type="float">
            <text:p>-1.24212217331</text:p>
          </table:table-cell>
          <table:table-cell office:value-type="float" office:value="-0.646708786488" calcext:value-type="float">
            <text:p>-0.646708786488</text:p>
          </table:table-cell>
          <table:table-cell office:value-type="float" office:value="-0.866730093956" calcext:value-type="float">
            <text:p>-0.866730093956</text:p>
          </table:table-cell>
          <table:table-cell/>
          <table:table-cell office:value-type="float" office:value="7.82259368896" calcext:value-type="float">
            <text:p>7.82259368896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table:formula="of:=([.K260]-[.K259])/([.B260]-[.B259])" office:value-type="float" office:value="-0.0018508522067708" calcext:value-type="float">
            <text:p>-0.001850852206771</text:p>
          </table:table-cell>
          <table:table-cell table:formula="of:= ROUNDUP([.L259]; 4)" office:value-type="float" office:value="-0.0019" calcext:value-type="float">
            <text:p>-0.0019</text:p>
          </table:table-cell>
          <table:table-cell office:value-type="float" office:value="0.0795900002122" calcext:value-type="float">
            <text:p>0.0795900002122</text:p>
          </table:table-cell>
          <table:table-cell office:value-type="float" office:value="-0.0060100001283" calcext:value-type="float">
            <text:p>-0.0060100001283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80426E+018" calcext:value-type="float">
            <text:p>1.592043180426E+018</text:p>
          </table:table-cell>
          <table:table-cell table:formula="of:= ([.A260]-1.59204316535084E+018)*0.000000001" office:value-type="float" office:value="15.075160064" calcext:value-type="float">
            <text:p>15.075160064</text:p>
          </table:table-cell>
          <table:table-cell office:value-type="float" office:value="0.00034999998752" calcext:value-type="float">
            <text:p>0.00034999998752</text:p>
          </table:table-cell>
          <table:table-cell/>
          <table:table-cell office:value-type="float" office:value="-1.23796617985" calcext:value-type="float">
            <text:p>-1.23796617985</text:p>
          </table:table-cell>
          <table:table-cell office:value-type="float" office:value="-0.646627247334" calcext:value-type="float">
            <text:p>-0.646627247334</text:p>
          </table:table-cell>
          <table:table-cell office:value-type="float" office:value="-0.866730749607" calcext:value-type="float">
            <text:p>-0.866730749607</text:p>
          </table:table-cell>
          <table:table-cell/>
          <table:table-cell office:value-type="float" office:value="7.8274064064" calcext:value-type="float">
            <text:p>7.8274064064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61]-[.K260])/([.B261]-[.B260])" office:value-type="float" office:value="0" calcext:value-type="float">
            <text:p>0</text:p>
          </table:table-cell>
          <table:table-cell table:formula="of:= ROUNDUP([.L260]; 4)" office:value-type="float" office:value="0" calcext:value-type="float">
            <text:p>0</text:p>
          </table:table-cell>
          <table:table-cell office:value-type="float" office:value="0.0796200037003" calcext:value-type="float">
            <text:p>0.0796200037003</text:p>
          </table:table-cell>
          <table:table-cell office:value-type="float" office:value="-0.00431000022218" calcext:value-type="float">
            <text:p>-0.00431000022218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8047812E+018" calcext:value-type="float">
            <text:p>1.59204318047812E+018</text:p>
          </table:table-cell>
          <table:table-cell table:formula="of:= ([.A261]-1.59204316535084E+018)*0.000000001" office:value-type="float" office:value="15.127279872" calcext:value-type="float">
            <text:p>15.127279872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-1.23383378983" calcext:value-type="float">
            <text:p>-1.23383378983</text:p>
          </table:table-cell>
          <table:table-cell office:value-type="float" office:value="-0.646556019783" calcext:value-type="float">
            <text:p>-0.646556019783</text:p>
          </table:table-cell>
          <table:table-cell office:value-type="float" office:value="-0.866710841656" calcext:value-type="float">
            <text:p>-0.866710841656</text:p>
          </table:table-cell>
          <table:table-cell/>
          <table:table-cell office:value-type="float" office:value="7.82616853714" calcext:value-type="float">
            <text:p>7.82616853714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62]-[.K261])/([.B262]-[.B261])" office:value-type="float" office:value="0.0019231094769231" calcext:value-type="float">
            <text:p>0.001923109476923</text:p>
          </table:table-cell>
          <table:table-cell table:formula="of:= ROUNDUP([.L261]; 4)" office:value-type="float" office:value="0.002" calcext:value-type="float">
            <text:p>0.002</text:p>
          </table:table-cell>
          <table:table-cell office:value-type="float" office:value="0.0796099975705" calcext:value-type="float">
            <text:p>0.0796099975705</text:p>
          </table:table-cell>
          <table:table-cell office:value-type="float" office:value="-0.00280999997631" calcext:value-type="float">
            <text:p>-0.00280999997631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8053012E+018" calcext:value-type="float">
            <text:p>1.59204318053012E+018</text:p>
          </table:table-cell>
          <table:table-cell table:formula="of:= ([.A262]-1.59204316535084E+018)*0.000000001" office:value-type="float" office:value="15.179279872" calcext:value-type="float">
            <text:p>15.179279872</text:p>
          </table:table-cell>
          <table:table-cell office:value-type="float" office:value="0.000520000001416" calcext:value-type="float">
            <text:p>0.000520000001416</text:p>
          </table:table-cell>
          <table:table-cell/>
          <table:table-cell office:value-type="float" office:value="-1.22959005833" calcext:value-type="float">
            <text:p>-1.22959005833</text:p>
          </table:table-cell>
          <table:table-cell office:value-type="float" office:value="-0.646446347237" calcext:value-type="float">
            <text:p>-0.646446347237</text:p>
          </table:table-cell>
          <table:table-cell office:value-type="float" office:value="-0.86672604084" calcext:value-type="float">
            <text:p>-0.86672604084</text:p>
          </table:table-cell>
          <table:table-cell/>
          <table:table-cell office:value-type="float" office:value="7.82857513428" calcext:value-type="float">
            <text:p>7.82857513428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table:formula="of:=([.K263]-[.K262])/([.B263]-[.B262])" office:value-type="float" office:value="-0.00189972820668693" calcext:value-type="float">
            <text:p>-0.001899728206687</text:p>
          </table:table-cell>
          <table:table-cell table:formula="of:= ROUNDUP([.L262]; 4)" office:value-type="float" office:value="-0.0019" calcext:value-type="float">
            <text:p>-0.0019</text:p>
          </table:table-cell>
          <table:table-cell office:value-type="float" office:value="0.0798199996352" calcext:value-type="float">
            <text:p>0.0798199996352</text:p>
          </table:table-cell>
          <table:table-cell office:value-type="float" office:value="-0.00150999997277" calcext:value-type="float">
            <text:p>-0.00150999997277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8058276E+018" calcext:value-type="float">
            <text:p>1.59204318058276E+018</text:p>
          </table:table-cell>
          <table:table-cell table:formula="of:= ([.A263]-1.59204316535084E+018)*0.000000001" office:value-type="float" office:value="15.231919872" calcext:value-type="float">
            <text:p>15.231919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254242897" calcext:value-type="float">
            <text:p>-1.2254242897</text:p>
          </table:table-cell>
          <table:table-cell office:value-type="float" office:value="-0.646342098713" calcext:value-type="float">
            <text:p>-0.646342098713</text:p>
          </table:table-cell>
          <table:table-cell office:value-type="float" office:value="-0.866742193699" calcext:value-type="float">
            <text:p>-0.86674219369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264]-[.K263])/([.B264]-[.B263])" office:value-type="float" office:value="0.00586047145990353" calcext:value-type="float">
            <text:p>0.005860471459904</text:p>
          </table:table-cell>
          <table:table-cell table:formula="of:= ROUNDUP([.L263]; 4)" office:value-type="float" office:value="0.0059" calcext:value-type="float">
            <text:p>0.0059</text:p>
          </table:table-cell>
          <table:table-cell office:value-type="float" office:value="0.0796699970961" calcext:value-type="float">
            <text:p>0.0796699970961</text:p>
          </table:table-cell>
          <table:table-cell office:value-type="float" office:value="-0.000520000001416" calcext:value-type="float">
            <text:p>-0.000520000001416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8063395E+018" calcext:value-type="float">
            <text:p>1.59204318063395E+018</text:p>
          </table:table-cell>
          <table:table-cell table:formula="of:= ([.A264]-1.59204316535084E+018)*0.000000001" office:value-type="float" office:value="15.283109888" calcext:value-type="float">
            <text:p>15.283109888</text:p>
          </table:table-cell>
          <table:table-cell office:value-type="float" office:value="0.000520000001416" calcext:value-type="float">
            <text:p>0.000520000001416</text:p>
          </table:table-cell>
          <table:table-cell/>
          <table:table-cell office:value-type="float" office:value="-1.22122192383" calcext:value-type="float">
            <text:p>-1.22122192383</text:p>
          </table:table-cell>
          <table:table-cell office:value-type="float" office:value="-0.646249830723" calcext:value-type="float">
            <text:p>-0.646249830723</text:p>
          </table:table-cell>
          <table:table-cell office:value-type="float" office:value="-0.866706073284" calcext:value-type="float">
            <text:p>-0.866706073284</text:p>
          </table:table-cell>
          <table:table-cell/>
          <table:table-cell office:value-type="float" office:value="7.82857513428" calcext:value-type="float">
            <text:p>7.82857513428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table:formula="of:=([.K265]-[.K264])/([.B265]-[.B264])" office:value-type="float" office:value="-0.00193952321430344" calcext:value-type="float">
            <text:p>-0.001939523214303</text:p>
          </table:table-cell>
          <table:table-cell table:formula="of:= ROUNDUP([.L264]; 4)" office:value-type="float" office:value="-0.002" calcext:value-type="float">
            <text:p>-0.002</text:p>
          </table:table-cell>
          <table:table-cell office:value-type="float" office:value="0.0800400003791" calcext:value-type="float">
            <text:p>0.0800400003791</text:p>
          </table:table-cell>
          <table:table-cell office:value-type="float" office:value="0.000209999998333" calcext:value-type="float">
            <text:p>0.000209999998333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8068551E+018" calcext:value-type="float">
            <text:p>1.59204318068551E+018</text:p>
          </table:table-cell>
          <table:table-cell table:formula="of:= ([.A265]-1.59204316535084E+018)*0.000000001" office:value-type="float" office:value="15.334669824" calcext:value-type="float">
            <text:p>15.334669824</text:p>
          </table:table-cell>
          <table:table-cell office:value-type="float" office:value="0.000959999975748" calcext:value-type="float">
            <text:p>0.000959999975748</text:p>
          </table:table-cell>
          <table:table-cell/>
          <table:table-cell office:value-type="float" office:value="-1.2171599865" calcext:value-type="float">
            <text:p>-1.2171599865</text:p>
          </table:table-cell>
          <table:table-cell office:value-type="float" office:value="-0.646143853664" calcext:value-type="float">
            <text:p>-0.646143853664</text:p>
          </table:table-cell>
          <table:table-cell office:value-type="float" office:value="-0.866713523865" calcext:value-type="float">
            <text:p>-0.866713523865</text:p>
          </table:table-cell>
          <table:table-cell/>
          <table:table-cell office:value-type="float" office:value="7.83160018921" calcext:value-type="float">
            <text:p>7.83160018921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table:formula="of:=([.K266]-[.K265])/([.B266]-[.B265])" office:value-type="float" office:value="0.00771762824435876" calcext:value-type="float">
            <text:p>0.007717628244359</text:p>
          </table:table-cell>
          <table:table-cell table:formula="of:= ROUNDUP([.L265]; 4)" office:value-type="float" office:value="0.0078" calcext:value-type="float">
            <text:p>0.0078</text:p>
          </table:table-cell>
          <table:table-cell office:value-type="float" office:value="0.0798899978399" calcext:value-type="float">
            <text:p>0.0798899978399</text:p>
          </table:table-cell>
          <table:table-cell office:value-type="float" office:value="0.00162999995518" calcext:value-type="float">
            <text:p>0.00162999995518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8073734E+018" calcext:value-type="float">
            <text:p>1.59204318073734E+018</text:p>
          </table:table-cell>
          <table:table-cell table:formula="of:= ([.A266]-1.59204316535084E+018)*0.000000001" office:value-type="float" office:value="15.386500096" calcext:value-type="float">
            <text:p>15.386500096</text:p>
          </table:table-cell>
          <table:table-cell office:value-type="float" office:value="0.00173000001814" calcext:value-type="float">
            <text:p>0.00173000001814</text:p>
          </table:table-cell>
          <table:table-cell/>
          <table:table-cell office:value-type="float" office:value="-1.2129856348" calcext:value-type="float">
            <text:p>-1.2129856348</text:p>
          </table:table-cell>
          <table:table-cell office:value-type="float" office:value="-0.646082997322" calcext:value-type="float">
            <text:p>-0.646082997322</text:p>
          </table:table-cell>
          <table:table-cell office:value-type="float" office:value="-0.866732954979" calcext:value-type="float">
            <text:p>-0.866732954979</text:p>
          </table:table-cell>
          <table:table-cell/>
          <table:table-cell office:value-type="float" office:value="7.8368935585" calcext:value-type="float">
            <text:p>7.8368935585</text:p>
          </table:table-cell>
          <table:table-cell/>
          <table:table-cell office:value-type="float" office:value="0.0803000032902" calcext:value-type="float">
            <text:p>0.0803000032902</text:p>
          </table:table-cell>
          <table:table-cell table:formula="of:=([.K267]-[.K266])/([.B267]-[.B266])" office:value-type="float" office:value="-0.0409199844609702" calcext:value-type="float">
            <text:p>-0.04091998446097</text:p>
          </table:table-cell>
          <table:table-cell table:formula="of:= ROUNDUP([.L266]; 4)" office:value-type="float" office:value="-0.041" calcext:value-type="float">
            <text:p>-0.041</text:p>
          </table:table-cell>
          <table:table-cell office:value-type="float" office:value="0.0802799984813" calcext:value-type="float">
            <text:p>0.0802799984813</text:p>
          </table:table-cell>
          <table:table-cell office:value-type="float" office:value="0.00175000005402" calcext:value-type="float">
            <text:p>0.00175000005402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8078866E+018" calcext:value-type="float">
            <text:p>1.59204318078866E+018</text:p>
          </table:table-cell>
          <table:table-cell table:formula="of:= ([.A267]-1.59204316535084E+018)*0.000000001" office:value-type="float" office:value="15.437819904" calcext:value-type="float">
            <text:p>15.437819904</text:p>
          </table:table-cell>
          <table:table-cell office:value-type="float" office:value="-0.00288000004366" calcext:value-type="float">
            <text:p>-0.00288000004366</text:p>
          </table:table-cell>
          <table:table-cell/>
          <table:table-cell office:value-type="float" office:value="-1.20977461338" calcext:value-type="float">
            <text:p>-1.20977461338</text:p>
          </table:table-cell>
          <table:table-cell office:value-type="float" office:value="-0.644965171814" calcext:value-type="float">
            <text:p>-0.644965171814</text:p>
          </table:table-cell>
          <table:table-cell office:value-type="float" office:value="-0.866620004177" calcext:value-type="float">
            <text:p>-0.866620004177</text:p>
          </table:table-cell>
          <table:table-cell/>
          <table:table-cell office:value-type="float" office:value="7.80520009995" calcext:value-type="float">
            <text:p>7.80520009995</text:p>
          </table:table-cell>
          <table:table-cell/>
          <table:table-cell office:value-type="float" office:value="0.0781999975443" calcext:value-type="float">
            <text:p>0.0781999975443</text:p>
          </table:table-cell>
          <table:table-cell table:formula="of:=([.K268]-[.K267])/([.B268]-[.B267])" office:value-type="float" office:value="-0.0961820582153426" calcext:value-type="float">
            <text:p>-0.096182058215343</text:p>
          </table:table-cell>
          <table:table-cell table:formula="of:= ROUNDUP([.L267]; 4)" office:value-type="float" office:value="-0.0962" calcext:value-type="float">
            <text:p>-0.0962</text:p>
          </table:table-cell>
          <table:table-cell office:value-type="float" office:value="0.0781600028276" calcext:value-type="float">
            <text:p>0.0781600028276</text:p>
          </table:table-cell>
          <table:table-cell office:value-type="float" office:value="0.00372999999672" calcext:value-type="float">
            <text:p>0.00372999999672</text:p>
          </table:table-cell>
          <table:table-cell table:style-name="Default" office:value-type="float" office:value="0.000239999993937" calcext:value-type="float">
            <text:p>0.000239999993937</text:p>
          </table:table-cell>
        </table:table-row>
        <table:table-row table:style-name="ro1">
          <table:table-cell office:value-type="float" office:value="1.59204318089055E+018" calcext:value-type="float">
            <text:p>1.59204318089055E+018</text:p>
          </table:table-cell>
          <table:table-cell table:formula="of:= ([.A268]-1.59204316535084E+018)*0.000000001" office:value-type="float" office:value="15.539709952" calcext:value-type="float">
            <text:p>15.539709952</text:p>
          </table:table-cell>
          <table:table-cell office:value-type="float" office:value="-0.0193000007421" calcext:value-type="float">
            <text:p>-0.0193000007421</text:p>
          </table:table-cell>
          <table:table-cell/>
          <table:table-cell office:value-type="float" office:value="-1.2086802721" calcext:value-type="float">
            <text:p>-1.2086802721</text:p>
          </table:table-cell>
          <table:table-cell office:value-type="float" office:value="-0.636874139309" calcext:value-type="float">
            <text:p>-0.636874139309</text:p>
          </table:table-cell>
          <table:table-cell office:value-type="float" office:value="-0.866781592369" calcext:value-type="float">
            <text:p>-0.866781592369</text:p>
          </table:table-cell>
          <table:table-cell/>
          <table:table-cell office:value-type="float" office:value="7.69231271744" calcext:value-type="float">
            <text:p>7.69231271744</text:p>
          </table:table-cell>
          <table:table-cell/>
          <table:table-cell office:value-type="float" office:value="0.068400003016" calcext:value-type="float">
            <text:p>0.068400003016</text:p>
          </table:table-cell>
          <table:table-cell table:formula="of:=([.K269]-[.K268])/([.B269]-[.B268])" office:value-type="float" office:value="-0.0710584018905512" calcext:value-type="float">
            <text:p>-0.071058401890551</text:p>
          </table:table-cell>
          <table:table-cell table:formula="of:= ROUNDUP([.L268]; 4)" office:value-type="float" office:value="-0.0711" calcext:value-type="float">
            <text:p>-0.0711</text:p>
          </table:table-cell>
          <table:table-cell office:value-type="float" office:value="0.0661600008607" calcext:value-type="float">
            <text:p>0.0661600008607</text:p>
          </table:table-cell>
          <table:table-cell office:value-type="float" office:value="0.0174300000072" calcext:value-type="float">
            <text:p>0.0174300000072</text:p>
          </table:table-cell>
          <table:table-cell office:value-type="float" office:value="-0.0000999999974738" calcext:value-type="float">
            <text:p>-1.00E-04</text:p>
          </table:table-cell>
        </table:table-row>
        <table:table-row table:style-name="ro1">
          <table:table-cell office:value-type="float" office:value="1.59204318094262E+018" calcext:value-type="float">
            <text:p>1.59204318094262E+018</text:p>
          </table:table-cell>
          <table:table-cell table:formula="of:= ([.A269]-1.59204316535084E+018)*0.000000001" office:value-type="float" office:value="15.59177984" calcext:value-type="float">
            <text:p>15.59177984</text:p>
          </table:table-cell>
          <table:table-cell office:value-type="float" office:value="-0.0264599993825" calcext:value-type="float">
            <text:p>-0.0264599993825</text:p>
          </table:table-cell>
          <table:table-cell/>
          <table:table-cell office:value-type="float" office:value="-1.20794153214" calcext:value-type="float">
            <text:p>-1.20794153214</text:p>
          </table:table-cell>
          <table:table-cell office:value-type="float" office:value="-0.632806658745" calcext:value-type="float">
            <text:p>-0.632806658745</text:p>
          </table:table-cell>
          <table:table-cell office:value-type="float" office:value="-0.866783499718" calcext:value-type="float">
            <text:p>-0.866783499718</text:p>
          </table:table-cell>
          <table:table-cell/>
          <table:table-cell office:value-type="float" office:value="7.64308738708" calcext:value-type="float">
            <text:p>7.64308738708</text:p>
          </table:table-cell>
          <table:table-cell/>
          <table:table-cell office:value-type="float" office:value="0.0646999999881" calcext:value-type="float">
            <text:p>0.0646999999881</text:p>
          </table:table-cell>
          <table:table-cell table:formula="of:=([.K270]-[.K269])/([.B270]-[.B269])" office:value-type="float" office:value="-0.0155975218186304" calcext:value-type="float">
            <text:p>-0.01559752181863</text:p>
          </table:table-cell>
          <table:table-cell table:formula="of:= ROUNDUP([.L269]; 4)" office:value-type="float" office:value="-0.0156" calcext:value-type="float">
            <text:p>-0.0156</text:p>
          </table:table-cell>
          <table:table-cell office:value-type="float" office:value="0.0599000006914" calcext:value-type="float">
            <text:p>0.0599000006914</text:p>
          </table:table-cell>
          <table:table-cell office:value-type="float" office:value="0.0243599992245" calcext:value-type="float">
            <text:p>0.0243599992245</text:p>
          </table:table-cell>
          <table:table-cell office:value-type="float" office:value="-0.0000900000013644" calcext:value-type="float">
            <text:p>-9.00E-05</text:p>
          </table:table-cell>
        </table:table-row>
        <table:table-row table:style-name="ro1">
          <table:table-cell office:value-type="float" office:value="1.59204318099391E+018" calcext:value-type="float">
            <text:p>1.59204318099391E+018</text:p>
          </table:table-cell>
          <table:table-cell table:formula="of:= ([.A270]-1.59204316535084E+018)*0.000000001" office:value-type="float" office:value="15.643069952" calcext:value-type="float">
            <text:p>15.643069952</text:p>
          </table:table-cell>
          <table:table-cell office:value-type="float" office:value="-0.027820000425" calcext:value-type="float">
            <text:p>-0.027820000425</text:p>
          </table:table-cell>
          <table:table-cell/>
          <table:table-cell office:value-type="float" office:value="-1.20630252361" calcext:value-type="float">
            <text:p>-1.20630252361</text:p>
          </table:table-cell>
          <table:table-cell office:value-type="float" office:value="-0.628844916821" calcext:value-type="float">
            <text:p>-0.628844916821</text:p>
          </table:table-cell>
          <table:table-cell office:value-type="float" office:value="-0.866770982742" calcext:value-type="float">
            <text:p>-0.866770982742</text:p>
          </table:table-cell>
          <table:table-cell/>
          <table:table-cell office:value-type="float" office:value="7.63373756409" calcext:value-type="float">
            <text:p>7.63373756409</text:p>
          </table:table-cell>
          <table:table-cell/>
          <table:table-cell office:value-type="float" office:value="0.0639000013471" calcext:value-type="float">
            <text:p>0.0639000013471</text:p>
          </table:table-cell>
          <table:table-cell table:formula="of:=([.K271]-[.K270])/([.B271]-[.B270])" office:value-type="float" office:value="0.00780483798728809" calcext:value-type="float">
            <text:p>0.007804837987288</text:p>
          </table:table-cell>
          <table:table-cell table:formula="of:= ROUNDUP([.L270]; 4)" office:value-type="float" office:value="0.0079" calcext:value-type="float">
            <text:p>0.0079</text:p>
          </table:table-cell>
          <table:table-cell office:value-type="float" office:value="0.0557599999011" calcext:value-type="float">
            <text:p>0.0557599999011</text:p>
          </table:table-cell>
          <table:table-cell office:value-type="float" office:value="0.0313099995255" calcext:value-type="float">
            <text:p>0.0313099995255</text:p>
          </table:table-cell>
          <table:table-cell office:value-type="float" office:value="-0.0000700000018696" calcext:value-type="float">
            <text:p>-7.00E-05</text:p>
          </table:table-cell>
        </table:table-row>
        <table:table-row table:style-name="ro1">
          <table:table-cell office:value-type="float" office:value="1.59204318104516E+018" calcext:value-type="float">
            <text:p>1.59204318104516E+018</text:p>
          </table:table-cell>
          <table:table-cell table:formula="of:= ([.A271]-1.59204316535084E+018)*0.000000001" office:value-type="float" office:value="15.694320128" calcext:value-type="float">
            <text:p>15.694320128</text:p>
          </table:table-cell>
          <table:table-cell office:value-type="float" office:value="-0.027160000056" calcext:value-type="float">
            <text:p>-0.027160000056</text:p>
          </table:table-cell>
          <table:table-cell/>
          <table:table-cell office:value-type="float" office:value="-1.20396089554" calcext:value-type="float">
            <text:p>-1.20396089554</text:p>
          </table:table-cell>
          <table:table-cell office:value-type="float" office:value="-0.625615179539" calcext:value-type="float">
            <text:p>-0.625615179539</text:p>
          </table:table-cell>
          <table:table-cell office:value-type="float" office:value="-0.866740226746" calcext:value-type="float">
            <text:p>-0.866740226746</text:p>
          </table:table-cell>
          <table:table-cell/>
          <table:table-cell office:value-type="float" office:value="7.63827514648" calcext:value-type="float">
            <text:p>7.63827514648</text:p>
          </table:table-cell>
          <table:table-cell/>
          <table:table-cell office:value-type="float" office:value="0.0643000006676" calcext:value-type="float">
            <text:p>0.0643000006676</text:p>
          </table:table-cell>
          <table:table-cell table:formula="of:=([.K272]-[.K271])/([.B272]-[.B271])" office:value-type="float" office:value="0.0252919795278884" calcext:value-type="float">
            <text:p>0.025291979527888</text:p>
          </table:table-cell>
          <table:table-cell table:formula="of:= ROUNDUP([.L271]; 4)" office:value-type="float" office:value="0.0253" calcext:value-type="float">
            <text:p>0.0253</text:p>
          </table:table-cell>
          <table:table-cell office:value-type="float" office:value="0.0526800006628" calcext:value-type="float">
            <text:p>0.0526800006628</text:p>
          </table:table-cell>
          <table:table-cell office:value-type="float" office:value="0.0369299985468" calcext:value-type="float">
            <text:p>0.0369299985468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8109656E+018" calcext:value-type="float">
            <text:p>1.59204318109656E+018</text:p>
          </table:table-cell>
          <table:table-cell table:formula="of:= ([.A272]-1.59204316535084E+018)*0.000000001" office:value-type="float" office:value="15.745719808" calcext:value-type="float">
            <text:p>15.745719808</text:p>
          </table:table-cell>
          <table:table-cell office:value-type="float" office:value="-0.0250700004399" calcext:value-type="float">
            <text:p>-0.0250700004399</text:p>
          </table:table-cell>
          <table:table-cell/>
          <table:table-cell office:value-type="float" office:value="-1.20087349415" calcext:value-type="float">
            <text:p>-1.20087349415</text:p>
          </table:table-cell>
          <table:table-cell office:value-type="float" office:value="-0.6228723526" calcext:value-type="float">
            <text:p>-0.6228723526</text:p>
          </table:table-cell>
          <table:table-cell office:value-type="float" office:value="-0.866729021072" calcext:value-type="float">
            <text:p>-0.866729021072</text:p>
          </table:table-cell>
          <table:table-cell/>
          <table:table-cell office:value-type="float" office:value="7.65264368057" calcext:value-type="float">
            <text:p>7.65264368057</text:p>
          </table:table-cell>
          <table:table-cell/>
          <table:table-cell office:value-type="float" office:value="0.0656000003219" calcext:value-type="float">
            <text:p>0.0656000003219</text:p>
          </table:table-cell>
          <table:table-cell table:formula="of:=([.K273]-[.K272])/([.B273]-[.B272])" office:value-type="float" office:value="0.026907471655697" calcext:value-type="float">
            <text:p>0.026907471655697</text:p>
          </table:table-cell>
          <table:table-cell table:formula="of:= ROUNDUP([.L272]; 4)" office:value-type="float" office:value="0.027" calcext:value-type="float">
            <text:p>0.027</text:p>
          </table:table-cell>
          <table:table-cell office:value-type="float" office:value="0.0507000014186" calcext:value-type="float">
            <text:p>0.0507000014186</text:p>
          </table:table-cell>
          <table:table-cell office:value-type="float" office:value="0.0416200011969" calcext:value-type="float">
            <text:p>0.0416200011969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8114859E+018" calcext:value-type="float">
            <text:p>1.59204318114859E+018</text:p>
          </table:table-cell>
          <table:table-cell table:formula="of:= ([.A273]-1.59204316535084E+018)*0.000000001" office:value-type="float" office:value="15.797750016" calcext:value-type="float">
            <text:p>15.797750016</text:p>
          </table:table-cell>
          <table:table-cell office:value-type="float" office:value="-0.0224399995059" calcext:value-type="float">
            <text:p>-0.0224399995059</text:p>
          </table:table-cell>
          <table:table-cell/>
          <table:table-cell office:value-type="float" office:value="-1.19737374783" calcext:value-type="float">
            <text:p>-1.19737374783</text:p>
          </table:table-cell>
          <table:table-cell office:value-type="float" office:value="-0.620830416679" calcext:value-type="float">
            <text:p>-0.620830416679</text:p>
          </table:table-cell>
          <table:table-cell office:value-type="float" office:value="-0.866741538048" calcext:value-type="float">
            <text:p>-0.866741538048</text:p>
          </table:table-cell>
          <table:table-cell/>
          <table:table-cell office:value-type="float" office:value="7.67072486877" calcext:value-type="float">
            <text:p>7.67072486877</text:p>
          </table:table-cell>
          <table:table-cell/>
          <table:table-cell office:value-type="float" office:value="0.0670000016689" calcext:value-type="float">
            <text:p>0.0670000016689</text:p>
          </table:table-cell>
          <table:table-cell table:formula="of:=([.K274]-[.K273])/([.B274]-[.B273])" office:value-type="float" office:value="0.0327175761465469" calcext:value-type="float">
            <text:p>0.032717576146547</text:p>
          </table:table-cell>
          <table:table-cell table:formula="of:= ROUNDUP([.L273]; 4)" office:value-type="float" office:value="0.0328" calcext:value-type="float">
            <text:p>0.0328</text:p>
          </table:table-cell>
          <table:table-cell office:value-type="float" office:value="0.0495700016618" calcext:value-type="float">
            <text:p>0.0495700016618</text:p>
          </table:table-cell>
          <table:table-cell office:value-type="float" office:value="0.0450900010765" calcext:value-type="float">
            <text:p>0.045090001076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8120055E+018" calcext:value-type="float">
            <text:p>1.59204318120055E+018</text:p>
          </table:table-cell>
          <table:table-cell table:formula="of:= ([.A274]-1.59204316535084E+018)*0.000000001" office:value-type="float" office:value="15.849709824" calcext:value-type="float">
            <text:p>15.849709824</text:p>
          </table:table-cell>
          <table:table-cell office:value-type="float" office:value="-0.0199400000274" calcext:value-type="float">
            <text:p>-0.0199400000274</text:p>
          </table:table-cell>
          <table:table-cell/>
          <table:table-cell office:value-type="float" office:value="-1.19356667995" calcext:value-type="float">
            <text:p>-1.19356667995</text:p>
          </table:table-cell>
          <table:table-cell office:value-type="float" office:value="-0.618834257126" calcext:value-type="float">
            <text:p>-0.618834257126</text:p>
          </table:table-cell>
          <table:table-cell office:value-type="float" office:value="-0.866751670837" calcext:value-type="float">
            <text:p>-0.866751670837</text:p>
          </table:table-cell>
          <table:table-cell/>
          <table:table-cell office:value-type="float" office:value="7.68791246414" calcext:value-type="float">
            <text:p>7.68791246414</text:p>
          </table:table-cell>
          <table:table-cell/>
          <table:table-cell office:value-type="float" office:value="0.0687000006437" calcext:value-type="float">
            <text:p>0.0687000006437</text:p>
          </table:table-cell>
          <table:table-cell table:formula="of:=([.K275]-[.K274])/([.B275]-[.B274])" office:value-type="float" office:value="0.0210766791502347" calcext:value-type="float">
            <text:p>0.021076679150235</text:p>
          </table:table-cell>
          <table:table-cell table:formula="of:= ROUNDUP([.L274]; 4)" office:value-type="float" office:value="0.0211" calcext:value-type="float">
            <text:p>0.0211</text:p>
          </table:table-cell>
          <table:table-cell office:value-type="float" office:value="0.0488100014627" calcext:value-type="float">
            <text:p>0.0488100014627</text:p>
          </table:table-cell>
          <table:table-cell office:value-type="float" office:value="0.0483900010586" calcext:value-type="float">
            <text:p>0.0483900010586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8125274E+018" calcext:value-type="float">
            <text:p>1.59204318125274E+018</text:p>
          </table:table-cell>
          <table:table-cell table:formula="of:= ([.A275]-1.59204316535084E+018)*0.000000001" office:value-type="float" office:value="15.901900032" calcext:value-type="float">
            <text:p>15.901900032</text:p>
          </table:table-cell>
          <table:table-cell office:value-type="float" office:value="-0.0178100001067" calcext:value-type="float">
            <text:p>-0.0178100001067</text:p>
          </table:table-cell>
          <table:table-cell/>
          <table:table-cell office:value-type="float" office:value="-1.19030547142" calcext:value-type="float">
            <text:p>-1.19030547142</text:p>
          </table:table-cell>
          <table:table-cell office:value-type="float" office:value="-0.617086529732" calcext:value-type="float">
            <text:p>-0.617086529732</text:p>
          </table:table-cell>
          <table:table-cell office:value-type="float" office:value="-0.866677105427" calcext:value-type="float">
            <text:p>-0.866677105427</text:p>
          </table:table-cell>
          <table:table-cell/>
          <table:table-cell office:value-type="float" office:value="7.70255613327" calcext:value-type="float">
            <text:p>7.70255613327</text:p>
          </table:table-cell>
          <table:table-cell/>
          <table:table-cell office:value-type="float" office:value="0.0697999969125" calcext:value-type="float">
            <text:p>0.0697999969125</text:p>
          </table:table-cell>
          <table:table-cell table:formula="of:=([.K276]-[.K275])/([.B276]-[.B275])" office:value-type="float" office:value="0.00191574359018368" calcext:value-type="float">
            <text:p>0.001915743590184</text:p>
          </table:table-cell>
          <table:table-cell table:formula="of:= ROUNDUP([.L275]; 4)" office:value-type="float" office:value="0.002" calcext:value-type="float">
            <text:p>0.002</text:p>
          </table:table-cell>
          <table:table-cell office:value-type="float" office:value="0.0473399981856" calcext:value-type="float">
            <text:p>0.0473399981856</text:p>
          </table:table-cell>
          <table:table-cell office:value-type="float" office:value="0.0512299984694" calcext:value-type="float">
            <text:p>0.0512299984694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office:value-type="float" office:value="1.59204318130494E+018" calcext:value-type="float">
            <text:p>1.59204318130494E+018</text:p>
          </table:table-cell>
          <table:table-cell table:formula="of:= ([.A276]-1.59204316535084E+018)*0.000000001" office:value-type="float" office:value="15.954099968" calcext:value-type="float">
            <text:p>15.954099968</text:p>
          </table:table-cell>
          <table:table-cell office:value-type="float" office:value="-0.0183199997991" calcext:value-type="float">
            <text:p>-0.0183199997991</text:p>
          </table:table-cell>
          <table:table-cell/>
          <table:table-cell office:value-type="float" office:value="-1.18864500523" calcext:value-type="float">
            <text:p>-1.18864500523</text:p>
          </table:table-cell>
          <table:table-cell office:value-type="float" office:value="-0.61477202177" calcext:value-type="float">
            <text:p>-0.61477202177</text:p>
          </table:table-cell>
          <table:table-cell office:value-type="float" office:value="-0.866707980633" calcext:value-type="float">
            <text:p>-0.866707980633</text:p>
          </table:table-cell>
          <table:table-cell/>
          <table:table-cell office:value-type="float" office:value="7.69904994965" calcext:value-type="float">
            <text:p>7.69904994965</text:p>
          </table:table-cell>
          <table:table-cell/>
          <table:table-cell office:value-type="float" office:value="0.0698999986053" calcext:value-type="float">
            <text:p>0.0698999986053</text:p>
          </table:table-cell>
          <table:table-cell table:formula="of:=([.K277]-[.K276])/([.B277]-[.B276])" office:value-type="float" office:value="-0.00195315806249995" calcext:value-type="float">
            <text:p>-0.0019531580625</text:p>
          </table:table-cell>
          <table:table-cell table:formula="of:= ROUNDUP([.L276]; 4)" office:value-type="float" office:value="-0.002" calcext:value-type="float">
            <text:p>-0.002</text:p>
          </table:table-cell>
          <table:table-cell office:value-type="float" office:value="0.0428799986839" calcext:value-type="float">
            <text:p>0.0428799986839</text:p>
          </table:table-cell>
          <table:table-cell office:value-type="float" office:value="0.0551600009203" calcext:value-type="float">
            <text:p>0.0551600009203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8135614E+018" calcext:value-type="float">
            <text:p>1.59204318135614E+018</text:p>
          </table:table-cell>
          <table:table-cell table:formula="of:= ([.A277]-1.59204316535084E+018)*0.000000001" office:value-type="float" office:value="16.005299968" calcext:value-type="float">
            <text:p>16.005299968</text:p>
          </table:table-cell>
          <table:table-cell office:value-type="float" office:value="-0.0148000000045" calcext:value-type="float">
            <text:p>-0.0148000000045</text:p>
          </table:table-cell>
          <table:table-cell/>
          <table:table-cell office:value-type="float" office:value="-1.18855071068" calcext:value-type="float">
            <text:p>-1.18855071068</text:p>
          </table:table-cell>
          <table:table-cell office:value-type="float" office:value="-0.611501693726" calcext:value-type="float">
            <text:p>-0.611501693726</text:p>
          </table:table-cell>
          <table:table-cell office:value-type="float" office:value="-0.866766870022" calcext:value-type="float">
            <text:p>-0.866766870022</text:p>
          </table:table-cell>
          <table:table-cell/>
          <table:table-cell office:value-type="float" office:value="7.72324991226" calcext:value-type="float">
            <text:p>7.72324991226</text:p>
          </table:table-cell>
          <table:table-cell/>
          <table:table-cell office:value-type="float" office:value="0.0697999969125" calcext:value-type="float">
            <text:p>0.0697999969125</text:p>
          </table:table-cell>
          <table:table-cell table:formula="of:=([.K278]-[.K277])/([.B278]-[.B277])" office:value-type="float" office:value="-0.0175097559226535" calcext:value-type="float">
            <text:p>-0.017509755922654</text:p>
          </table:table-cell>
          <table:table-cell table:formula="of:= ROUNDUP([.L277]; 4)" office:value-type="float" office:value="-0.0176" calcext:value-type="float">
            <text:p>-0.0176</text:p>
          </table:table-cell>
          <table:table-cell office:value-type="float" office:value="0.0373999997973" calcext:value-type="float">
            <text:p>0.0373999997973</text:p>
          </table:table-cell>
          <table:table-cell office:value-type="float" office:value="0.0589700005949" calcext:value-type="float">
            <text:p>0.0589700005949</text:p>
          </table:table-cell>
          <table:table-cell table:style-name="Default" office:value-type="float" office:value="-0.000260000000708" calcext:value-type="float">
            <text:p>-0.000260000000708</text:p>
          </table:table-cell>
        </table:table-row>
        <table:table-row table:style-name="ro1">
          <table:table-cell office:value-type="float" office:value="1.59204318140754E+018" calcext:value-type="float">
            <text:p>1.59204318140754E+018</text:p>
          </table:table-cell>
          <table:table-cell table:formula="of:= ([.A278]-1.59204316535084E+018)*0.000000001" office:value-type="float" office:value="16.056699904" calcext:value-type="float">
            <text:p>16.056699904</text:p>
          </table:table-cell>
          <table:table-cell office:value-type="float" office:value="0.000969999993686" calcext:value-type="float">
            <text:p>0.000969999993686</text:p>
          </table:table-cell>
          <table:table-cell/>
          <table:table-cell office:value-type="float" office:value="-1.18870556355" calcext:value-type="float">
            <text:p>-1.18870556355</text:p>
          </table:table-cell>
          <table:table-cell office:value-type="float" office:value="-0.60737901926" calcext:value-type="float">
            <text:p>-0.60737901926</text:p>
          </table:table-cell>
          <table:table-cell office:value-type="float" office:value="-0.86677134037" calcext:value-type="float">
            <text:p>-0.86677134037</text:p>
          </table:table-cell>
          <table:table-cell/>
          <table:table-cell office:value-type="float" office:value="7.83166885376" calcext:value-type="float">
            <text:p>7.83166885376</text:p>
          </table:table-cell>
          <table:table-cell/>
          <table:table-cell office:value-type="float" office:value="0.0688999965787" calcext:value-type="float">
            <text:p>0.0688999965787</text:p>
          </table:table-cell>
          <table:table-cell table:formula="of:=([.K279]-[.K278])/([.B279]-[.B278])" office:value-type="float" office:value="-0.0253609459412964" calcext:value-type="float">
            <text:p>-0.025360945941296</text:p>
          </table:table-cell>
          <table:table-cell table:formula="of:= ROUNDUP([.L278]; 4)" office:value-type="float" office:value="-0.0254" calcext:value-type="float">
            <text:p>-0.0254</text:p>
          </table:table-cell>
          <table:table-cell office:value-type="float" office:value="0.0386399999261" calcext:value-type="float">
            <text:p>0.0386399999261</text:p>
          </table:table-cell>
          <table:table-cell office:value-type="float" office:value="0.0570500008762" calcext:value-type="float">
            <text:p>0.0570500008762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814588E+018" calcext:value-type="float">
            <text:p>1.5920431814588E+018</text:p>
          </table:table-cell>
          <table:table-cell table:formula="of:= ([.A279]-1.59204316535084E+018)*0.000000001" office:value-type="float" office:value="16.107959808" calcext:value-type="float">
            <text:p>16.107959808</text:p>
          </table:table-cell>
          <table:table-cell office:value-type="float" office:value="0.00561999995261" calcext:value-type="float">
            <text:p>0.00561999995261</text:p>
          </table:table-cell>
          <table:table-cell/>
          <table:table-cell office:value-type="float" office:value="-1.18890273571" calcext:value-type="float">
            <text:p>-1.18890273571</text:p>
          </table:table-cell>
          <table:table-cell office:value-type="float" office:value="-0.603574812412" calcext:value-type="float">
            <text:p>-0.603574812412</text:p>
          </table:table-cell>
          <table:table-cell office:value-type="float" office:value="-0.866744697094" calcext:value-type="float">
            <text:p>-0.866744697094</text:p>
          </table:table-cell>
          <table:table-cell/>
          <table:table-cell office:value-type="float" office:value="7.86363744736" calcext:value-type="float">
            <text:p>7.86363744736</text:p>
          </table:table-cell>
          <table:table-cell/>
          <table:table-cell office:value-type="float" office:value="0.0675999969244" calcext:value-type="float">
            <text:p>0.0675999969244</text:p>
          </table:table-cell>
          <table:table-cell table:formula="of:=([.K280]-[.K279])/([.B280]-[.B279])" office:value-type="float" office:value="-0.00887571492673792" calcext:value-type="float">
            <text:p>-0.008875714926738</text:p>
          </table:table-cell>
          <table:table-cell table:formula="of:= ROUNDUP([.L279]; 4)" office:value-type="float" office:value="-0.0089" calcext:value-type="float">
            <text:p>-0.0089</text:p>
          </table:table-cell>
          <table:table-cell office:value-type="float" office:value="0.0368800014257" calcext:value-type="float">
            <text:p>0.0368800014257</text:p>
          </table:table-cell>
          <table:table-cell office:value-type="float" office:value="0.0566300004721" calcext:value-type="float">
            <text:p>0.0566300004721</text:p>
          </table:table-cell>
          <table:table-cell office:value-type="float" office:value="0.000079999997979" calcext:value-type="float">
            <text:p>8.00E-05</text:p>
          </table:table-cell>
        </table:table-row>
        <table:table-row table:style-name="ro1">
          <table:table-cell office:value-type="float" office:value="1.5920431815602E+018" calcext:value-type="float">
            <text:p>1.5920431815602E+018</text:p>
          </table:table-cell>
          <table:table-cell table:formula="of:= ([.A280]-1.59204316535084E+018)*0.000000001" office:value-type="float" office:value="16.209360128" calcext:value-type="float">
            <text:p>16.209360128</text:p>
          </table:table-cell>
          <table:table-cell office:value-type="float" office:value="0.00493999989703" calcext:value-type="float">
            <text:p>0.00493999989703</text:p>
          </table:table-cell>
          <table:table-cell/>
          <table:table-cell office:value-type="float" office:value="-1.1891657114" calcext:value-type="float">
            <text:p>-1.1891657114</text:p>
          </table:table-cell>
          <table:table-cell office:value-type="float" office:value="-0.595174729824" calcext:value-type="float">
            <text:p>-0.595174729824</text:p>
          </table:table-cell>
          <table:table-cell office:value-type="float" office:value="-0.866744339466" calcext:value-type="float">
            <text:p>-0.866744339466</text:p>
          </table:table-cell>
          <table:table-cell/>
          <table:table-cell office:value-type="float" office:value="7.85896253586" calcext:value-type="float">
            <text:p>7.85896253586</text:p>
          </table:table-cell>
          <table:table-cell/>
          <table:table-cell office:value-type="float" office:value="0.0666999965906" calcext:value-type="float">
            <text:p>0.0666999965906</text:p>
          </table:table-cell>
          <table:table-cell table:formula="of:=([.K281]-[.K280])/([.B281]-[.B280])" office:value-type="float" office:value="-0.00959867431194247" calcext:value-type="float">
            <text:p>-0.009598674311942</text:p>
          </table:table-cell>
          <table:table-cell table:formula="of:= ROUNDUP([.L280]; 4)" office:value-type="float" office:value="-0.0096" calcext:value-type="float">
            <text:p>-0.0096</text:p>
          </table:table-cell>
          <table:table-cell office:value-type="float" office:value="0.0302600003779" calcext:value-type="float">
            <text:p>0.0302600003779</text:p>
          </table:table-cell>
          <table:table-cell office:value-type="float" office:value="0.0594599992037" calcext:value-type="float">
            <text:p>0.0594599992037</text:p>
          </table:table-cell>
          <table:table-cell office:value-type="float" office:value="0.0000499999987369" calcext:value-type="float">
            <text:p>5.00E-05</text:p>
          </table:table-cell>
        </table:table-row>
        <table:table-row table:style-name="ro1">
          <table:table-cell office:value-type="float" office:value="1.59204318161229E+018" calcext:value-type="float">
            <text:p>1.59204318161229E+018</text:p>
          </table:table-cell>
          <table:table-cell table:formula="of:= ([.A281]-1.59204316535084E+018)*0.000000001" office:value-type="float" office:value="16.261449984" calcext:value-type="float">
            <text:p>16.261449984</text:p>
          </table:table-cell>
          <table:table-cell office:value-type="float" office:value="0.00334999989718" calcext:value-type="float">
            <text:p>0.00334999989718</text:p>
          </table:table-cell>
          <table:table-cell/>
          <table:table-cell office:value-type="float" office:value="-1.18930530548" calcext:value-type="float">
            <text:p>-1.18930530548</text:p>
          </table:table-cell>
          <table:table-cell office:value-type="float" office:value="-0.591066002846" calcext:value-type="float">
            <text:p>-0.591066002846</text:p>
          </table:table-cell>
          <table:table-cell office:value-type="float" office:value="-0.866742193699" calcext:value-type="float">
            <text:p>-0.866742193699</text:p>
          </table:table-cell>
          <table:table-cell/>
          <table:table-cell office:value-type="float" office:value="7.84803104401" calcext:value-type="float">
            <text:p>7.84803104401</text:p>
          </table:table-cell>
          <table:table-cell/>
          <table:table-cell office:value-type="float" office:value="0.0662000030279" calcext:value-type="float">
            <text:p>0.0662000030279</text:p>
          </table:table-cell>
          <table:table-cell table:formula="of:=([.K282]-[.K281])/([.B282]-[.B281])" office:value-type="float" office:value="0.00192000761211651" calcext:value-type="float">
            <text:p>0.001920007612117</text:p>
          </table:table-cell>
          <table:table-cell table:formula="of:= ROUNDUP([.L281]; 4)" office:value-type="float" office:value="0.002" calcext:value-type="float">
            <text:p>0.002</text:p>
          </table:table-cell>
          <table:table-cell office:value-type="float" office:value="0.0258399993181" calcext:value-type="float">
            <text:p>0.0258399993181</text:p>
          </table:table-cell>
          <table:table-cell office:value-type="float" office:value="0.0609200000763" calcext:value-type="float">
            <text:p>0.0609200000763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8166437E+018" calcext:value-type="float">
            <text:p>1.59204318166437E+018</text:p>
          </table:table-cell>
          <table:table-cell table:formula="of:= ([.A282]-1.59204316535084E+018)*0.000000001" office:value-type="float" office:value="16.313530112" calcext:value-type="float">
            <text:p>16.313530112</text:p>
          </table:table-cell>
          <table:table-cell office:value-type="float" office:value="0.0012300000526" calcext:value-type="float">
            <text:p>0.0012300000526</text:p>
          </table:table-cell>
          <table:table-cell/>
          <table:table-cell office:value-type="float" office:value="-1.18944215775" calcext:value-type="float">
            <text:p>-1.18944215775</text:p>
          </table:table-cell>
          <table:table-cell office:value-type="float" office:value="-0.587003052235" calcext:value-type="float">
            <text:p>-0.587003052235</text:p>
          </table:table-cell>
          <table:table-cell office:value-type="float" office:value="-0.866736590862" calcext:value-type="float">
            <text:p>-0.866736590862</text:p>
          </table:table-cell>
          <table:table-cell/>
          <table:table-cell office:value-type="float" office:value="7.83345603943" calcext:value-type="float">
            <text:p>7.83345603943</text:p>
          </table:table-cell>
          <table:table-cell/>
          <table:table-cell office:value-type="float" office:value="0.0662999972701" calcext:value-type="float">
            <text:p>0.0662999972701</text:p>
          </table:table-cell>
          <table:table-cell table:formula="of:=([.K283]-[.K282])/([.B283]-[.B282])" office:value-type="float" office:value="-0.0133485795409474" calcext:value-type="float">
            <text:p>-0.013348579540948</text:p>
          </table:table-cell>
          <table:table-cell table:formula="of:= ROUNDUP([.L282]; 4)" office:value-type="float" office:value="-0.0134" calcext:value-type="float">
            <text:p>-0.0134</text:p>
          </table:table-cell>
          <table:table-cell office:value-type="float" office:value="0.0201299991459" calcext:value-type="float">
            <text:p>0.0201299991459</text:p>
          </table:table-cell>
          <table:table-cell office:value-type="float" office:value="0.0631700009108" calcext:value-type="float">
            <text:p>0.0631700009108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8171681E+018" calcext:value-type="float">
            <text:p>1.59204318171681E+018</text:p>
          </table:table-cell>
          <table:table-cell table:formula="of:= ([.A283]-1.59204316535084E+018)*0.000000001" office:value-type="float" office:value="16.36596992" calcext:value-type="float">
            <text:p>16.36596992</text:p>
          </table:table-cell>
          <table:table-cell office:value-type="float" office:value="-0.0024600001052" calcext:value-type="float">
            <text:p>-0.0024600001052</text:p>
          </table:table-cell>
          <table:table-cell/>
          <table:table-cell office:value-type="float" office:value="-1.19089531898" calcext:value-type="float">
            <text:p>-1.19089531898</text:p>
          </table:table-cell>
          <table:table-cell office:value-type="float" office:value="-0.58409923315" calcext:value-type="float">
            <text:p>-0.58409923315</text:p>
          </table:table-cell>
          <table:table-cell office:value-type="float" office:value="-0.866577267647" calcext:value-type="float">
            <text:p>-0.866577267647</text:p>
          </table:table-cell>
          <table:table-cell/>
          <table:table-cell office:value-type="float" office:value="7.80808734894" calcext:value-type="float">
            <text:p>7.80808734894</text:p>
          </table:table-cell>
          <table:table-cell/>
          <table:table-cell office:value-type="float" office:value="0.0656000003219" calcext:value-type="float">
            <text:p>0.0656000003219</text:p>
          </table:table-cell>
          <table:table-cell table:formula="of:=([.K284]-[.K283])/([.B284]-[.B283])" office:value-type="float" office:value="-0.0286588451850037" calcext:value-type="float">
            <text:p>-0.028658845185004</text:p>
          </table:table-cell>
          <table:table-cell table:formula="of:= ROUNDUP([.L283]; 4)" office:value-type="float" office:value="-0.0287" calcext:value-type="float">
            <text:p>-0.0287</text:p>
          </table:table-cell>
          <table:table-cell office:value-type="float" office:value="0.0114000001922" calcext:value-type="float">
            <text:p>0.0114000001922</text:p>
          </table:table-cell>
          <table:table-cell office:value-type="float" office:value="0.0646400004625" calcext:value-type="float">
            <text:p>0.0646400004625</text:p>
          </table:table-cell>
          <table:table-cell table:style-name="Default" office:value-type="float" office:value="0.000289999996312" calcext:value-type="float">
            <text:p>0.000289999996312</text:p>
          </table:table-cell>
        </table:table-row>
        <table:table-row table:style-name="ro1">
          <table:table-cell office:value-type="float" office:value="1.59204318176915E+018" calcext:value-type="float">
            <text:p>1.59204318176915E+018</text:p>
          </table:table-cell>
          <table:table-cell table:formula="of:= ([.A284]-1.59204316535084E+018)*0.000000001" office:value-type="float" office:value="16.418309888" calcext:value-type="float">
            <text:p>16.418309888</text:p>
          </table:table-cell>
          <table:table-cell office:value-type="float" office:value="-0.0080899996683" calcext:value-type="float">
            <text:p>-0.0080899996683</text:p>
          </table:table-cell>
          <table:table-cell/>
          <table:table-cell office:value-type="float" office:value="-1.19369804859" calcext:value-type="float">
            <text:p>-1.19369804859</text:p>
          </table:table-cell>
          <table:table-cell office:value-type="float" office:value="-0.582396626472" calcext:value-type="float">
            <text:p>-0.582396626472</text:p>
          </table:table-cell>
          <table:table-cell office:value-type="float" office:value="-0.86665391922" calcext:value-type="float">
            <text:p>-0.86665391922</text:p>
          </table:table-cell>
          <table:table-cell/>
          <table:table-cell office:value-type="float" office:value="7.7693810463" calcext:value-type="float">
            <text:p>7.7693810463</text:p>
          </table:table-cell>
          <table:table-cell/>
          <table:table-cell office:value-type="float" office:value="0.064099997282" calcext:value-type="float">
            <text:p>0.064099997282</text:p>
          </table:table-cell>
          <table:table-cell table:formula="of:=([.K285]-[.K284])/([.B285]-[.B284])" office:value-type="float" office:value="0.0230814587958574" calcext:value-type="float">
            <text:p>0.023081458795857</text:p>
          </table:table-cell>
          <table:table-cell table:formula="of:= ROUNDUP([.L284]; 4)" office:value-type="float" office:value="0.0231" calcext:value-type="float">
            <text:p>0.0231</text:p>
          </table:table-cell>
          <table:table-cell office:value-type="float" office:value="-0.000230000005104" calcext:value-type="float">
            <text:p>-0.000230000005104</text:p>
          </table:table-cell>
          <table:table-cell office:value-type="float" office:value="0.0640799999237" calcext:value-type="float">
            <text:p>0.0640799999237</text:p>
          </table:table-cell>
          <table:table-cell table:style-name="Default" office:value-type="float" office:value="0.000169999999343" calcext:value-type="float">
            <text:p>0.000169999999343</text:p>
          </table:table-cell>
        </table:table-row>
        <table:table-row table:style-name="ro1">
          <table:table-cell office:value-type="float" office:value="1.59204318182114E+018" calcext:value-type="float">
            <text:p>1.59204318182114E+018</text:p>
          </table:table-cell>
          <table:table-cell table:formula="of:= ([.A285]-1.59204316535084E+018)*0.000000001" office:value-type="float" office:value="16.470299904" calcext:value-type="float">
            <text:p>16.470299904</text:p>
          </table:table-cell>
          <table:table-cell office:value-type="float" office:value="-0.00791999977082" calcext:value-type="float">
            <text:p>-0.00791999977082</text:p>
          </table:table-cell>
          <table:table-cell/>
          <table:table-cell office:value-type="float" office:value="-1.19737434387" calcext:value-type="float">
            <text:p>-1.19737434387</text:p>
          </table:table-cell>
          <table:table-cell office:value-type="float" office:value="-0.580636560917" calcext:value-type="float">
            <text:p>-0.580636560917</text:p>
          </table:table-cell>
          <table:table-cell office:value-type="float" office:value="-0.86672025919" calcext:value-type="float">
            <text:p>-0.86672025919</text:p>
          </table:table-cell>
          <table:table-cell/>
          <table:table-cell office:value-type="float" office:value="7.77054977417" calcext:value-type="float">
            <text:p>7.77054977417</text:p>
          </table:table-cell>
          <table:table-cell/>
          <table:table-cell office:value-type="float" office:value="0.0653000026941" calcext:value-type="float">
            <text:p>0.0653000026941</text:p>
          </table:table-cell>
          <table:table-cell table:formula="of:=([.K286]-[.K285])/([.B286]-[.B285])" office:value-type="float" office:value="0.0117255167612899" calcext:value-type="float">
            <text:p>0.01172551676129</text:p>
          </table:table-cell>
          <table:table-cell table:formula="of:= ROUNDUP([.L285]; 4)" office:value-type="float" office:value="0.0118" calcext:value-type="float">
            <text:p>0.0118</text:p>
          </table:table-cell>
          <table:table-cell office:value-type="float" office:value="-0.0124399997294" calcext:value-type="float">
            <text:p>-0.0124399997294</text:p>
          </table:table-cell>
          <table:table-cell office:value-type="float" office:value="0.0641300007701" calcext:value-type="float">
            <text:p>0.0641300007701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8187231E+018" calcext:value-type="float">
            <text:p>1.59204318187231E+018</text:p>
          </table:table-cell>
          <table:table-cell table:formula="of:= ([.A286]-1.59204316535084E+018)*0.000000001" office:value-type="float" office:value="16.521469952" calcext:value-type="float">
            <text:p>16.521469952</text:p>
          </table:table-cell>
          <table:table-cell office:value-type="float" office:value="-0.00705000013113" calcext:value-type="float">
            <text:p>-0.00705000013113</text:p>
          </table:table-cell>
          <table:table-cell/>
          <table:table-cell office:value-type="float" office:value="-1.20005428791" calcext:value-type="float">
            <text:p>-1.20005428791</text:p>
          </table:table-cell>
          <table:table-cell office:value-type="float" office:value="-0.579174935818" calcext:value-type="float">
            <text:p>-0.579174935818</text:p>
          </table:table-cell>
          <table:table-cell office:value-type="float" office:value="-0.866820454597" calcext:value-type="float">
            <text:p>-0.866820454597</text:p>
          </table:table-cell>
          <table:table-cell/>
          <table:table-cell office:value-type="float" office:value="7.77653121948" calcext:value-type="float">
            <text:p>7.77653121948</text:p>
          </table:table-cell>
          <table:table-cell/>
          <table:table-cell office:value-type="float" office:value="0.0658999979496" calcext:value-type="float">
            <text:p>0.0658999979496</text:p>
          </table:table-cell>
          <table:table-cell table:formula="of:=([.K287]-[.K286])/([.B287]-[.B286])" office:value-type="float" office:value="-0.0840172133639571" calcext:value-type="float">
            <text:p>-0.084017213363957</text:p>
          </table:table-cell>
          <table:table-cell table:formula="of:= ROUNDUP([.L286]; 4)" office:value-type="float" office:value="-0.0841" calcext:value-type="float">
            <text:p>-0.0841</text:p>
          </table:table-cell>
          <table:table-cell office:value-type="float" office:value="-0.0201099999249" calcext:value-type="float">
            <text:p>-0.0201099999249</text:p>
          </table:table-cell>
          <table:table-cell office:value-type="float" office:value="0.0627399981022" calcext:value-type="float">
            <text:p>0.0627399981022</text:p>
          </table:table-cell>
          <table:table-cell table:style-name="Default" office:value-type="float" office:value="-0.000199999994948" calcext:value-type="float">
            <text:p>-0.000199999994948</text:p>
          </table:table-cell>
        </table:table-row>
        <table:table-row table:style-name="ro1">
          <table:table-cell office:value-type="float" office:value="1.59204318192468E+018" calcext:value-type="float">
            <text:p>1.59204318192468E+018</text:p>
          </table:table-cell>
          <table:table-cell table:formula="of:= ([.A287]-1.59204316535084E+018)*0.000000001" office:value-type="float" office:value="16.573840128" calcext:value-type="float">
            <text:p>16.573840128</text:p>
          </table:table-cell>
          <table:table-cell office:value-type="float" office:value="-0.0146000003442" calcext:value-type="float">
            <text:p>-0.0146000003442</text:p>
          </table:table-cell>
          <table:table-cell/>
          <table:table-cell office:value-type="float" office:value="-1.20135784149" calcext:value-type="float">
            <text:p>-1.20135784149</text:p>
          </table:table-cell>
          <table:table-cell office:value-type="float" office:value="-0.578988075256" calcext:value-type="float">
            <text:p>-0.578988075256</text:p>
          </table:table-cell>
          <table:table-cell office:value-type="float" office:value="-0.866691529751" calcext:value-type="float">
            <text:p>-0.866691529751</text:p>
          </table:table-cell>
          <table:table-cell/>
          <table:table-cell office:value-type="float" office:value="7.72462511063" calcext:value-type="float">
            <text:p>7.72462511063</text:p>
          </table:table-cell>
          <table:table-cell/>
          <table:table-cell office:value-type="float" office:value="0.0615000016987" calcext:value-type="float">
            <text:p>0.0615000016987</text:p>
          </table:table-cell>
          <table:table-cell table:formula="of:=([.K288]-[.K287])/([.B288]-[.B287])" office:value-type="float" office:value="-0.157875753712238" calcext:value-type="float">
            <text:p>-0.157875753712238</text:p>
          </table:table-cell>
          <table:table-cell table:formula="of:= ROUNDUP([.L287]; 4)" office:value-type="float" office:value="-0.1579" calcext:value-type="float">
            <text:p>-0.1579</text:p>
          </table:table-cell>
          <table:table-cell office:value-type="float" office:value="-0.0225300006568" calcext:value-type="float">
            <text:p>-0.0225300006568</text:p>
          </table:table-cell>
          <table:table-cell office:value-type="float" office:value="0.0571900010109" calcext:value-type="float">
            <text:p>0.0571900010109</text:p>
          </table:table-cell>
          <table:table-cell table:style-name="Default" office:value-type="float" office:value="0.000130000000354" calcext:value-type="float">
            <text:p>0.000130000000354</text:p>
          </table:table-cell>
        </table:table-row>
        <table:table-row table:style-name="ro1">
          <table:table-cell office:value-type="float" office:value="1.59204318197662E+018" calcext:value-type="float">
            <text:p>1.59204318197662E+018</text:p>
          </table:table-cell>
          <table:table-cell table:formula="of:= ([.A288]-1.59204316535084E+018)*0.000000001" office:value-type="float" office:value="16.625779712" calcext:value-type="float">
            <text:p>16.625779712</text:p>
          </table:table-cell>
          <table:table-cell office:value-type="float" office:value="-0.0274100005627" calcext:value-type="float">
            <text:p>-0.0274100005627</text:p>
          </table:table-cell>
          <table:table-cell/>
          <table:table-cell office:value-type="float" office:value="-1.2022203207" calcext:value-type="float">
            <text:p>-1.2022203207</text:p>
          </table:table-cell>
          <table:table-cell office:value-type="float" office:value="-0.580205976963" calcext:value-type="float">
            <text:p>-0.580205976963</text:p>
          </table:table-cell>
          <table:table-cell office:value-type="float" office:value="-0.866659522057" calcext:value-type="float">
            <text:p>-0.866659522057</text:p>
          </table:table-cell>
          <table:table-cell/>
          <table:table-cell office:value-type="float" office:value="7.63655614853" calcext:value-type="float">
            <text:p>7.63655614853</text:p>
          </table:table-cell>
          <table:table-cell/>
          <table:table-cell office:value-type="float" office:value="0.0533000007272" calcext:value-type="float">
            <text:p>0.0533000007272</text:p>
          </table:table-cell>
          <table:table-cell table:formula="of:=([.K289]-[.K288])/([.B289]-[.B288])" office:value-type="float" office:value="-0.185114255118892" calcext:value-type="float">
            <text:p>-0.185114255118892</text:p>
          </table:table-cell>
          <table:table-cell table:formula="of:= ROUNDUP([.L288]; 4)" office:value-type="float" office:value="-0.1852" calcext:value-type="float">
            <text:p>-0.1852</text:p>
          </table:table-cell>
          <table:table-cell office:value-type="float" office:value="-0.023749999702" calcext:value-type="float">
            <text:p>-0.023749999702</text:p>
          </table:table-cell>
          <table:table-cell office:value-type="float" office:value="0.0477499999106" calcext:value-type="float">
            <text:p>0.0477499999106</text:p>
          </table:table-cell>
          <table:table-cell table:style-name="Default" office:value-type="float" office:value="0.000199999994948" calcext:value-type="float">
            <text:p>0.000199999994948</text:p>
          </table:table-cell>
        </table:table-row>
        <table:table-row table:style-name="ro1">
          <table:table-cell office:value-type="float" office:value="1.59204318202956E+018" calcext:value-type="float">
            <text:p>1.59204318202956E+018</text:p>
          </table:table-cell>
          <table:table-cell table:formula="of:= ([.A289]-1.59204316535084E+018)*0.000000001" office:value-type="float" office:value="16.67872" calcext:value-type="float">
            <text:p>16.67872</text:p>
          </table:table-cell>
          <table:table-cell office:value-type="float" office:value="-0.0422200001776" calcext:value-type="float">
            <text:p>-0.0422200001776</text:p>
          </table:table-cell>
          <table:table-cell/>
          <table:table-cell office:value-type="float" office:value="-1.20375323296" calcext:value-type="float">
            <text:p>-1.20375323296</text:p>
          </table:table-cell>
          <table:table-cell office:value-type="float" office:value="-0.58368819952" calcext:value-type="float">
            <text:p>-0.58368819952</text:p>
          </table:table-cell>
          <table:table-cell office:value-type="float" office:value="-0.866724610329" calcext:value-type="float">
            <text:p>-0.866724610329</text:p>
          </table:table-cell>
          <table:table-cell/>
          <table:table-cell office:value-type="float" office:value="7.53473758698" calcext:value-type="float">
            <text:p>7.53473758698</text:p>
          </table:table-cell>
          <table:table-cell/>
          <table:table-cell office:value-type="float" office:value="0.0434999987483" calcext:value-type="float">
            <text:p>0.0434999987483</text:p>
          </table:table-cell>
          <table:table-cell table:formula="of:=([.K290]-[.K289])/([.B290]-[.B289])" office:value-type="float" office:value="-0.169786623598102" calcext:value-type="float">
            <text:p>-0.169786623598102</text:p>
          </table:table-cell>
          <table:table-cell table:formula="of:= ROUNDUP([.L289]; 4)" office:value-type="float" office:value="-0.1698" calcext:value-type="float">
            <text:p>-0.1698</text:p>
          </table:table-cell>
          <table:table-cell office:value-type="float" office:value="-0.0260199997574" calcext:value-type="float">
            <text:p>-0.0260199997574</text:p>
          </table:table-cell>
          <table:table-cell office:value-type="float" office:value="0.0348399989307" calcext:value-type="float">
            <text:p>0.0348399989307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8208139E+018" calcext:value-type="float">
            <text:p>1.59204318208139E+018</text:p>
          </table:table-cell>
          <table:table-cell table:formula="of:= ([.A290]-1.59204316535084E+018)*0.000000001" office:value-type="float" office:value="16.73054976" calcext:value-type="float">
            <text:p>16.73054976</text:p>
          </table:table-cell>
          <table:table-cell office:value-type="float" office:value="-0.061400000006" calcext:value-type="float">
            <text:p>-0.061400000006</text:p>
          </table:table-cell>
          <table:table-cell/>
          <table:table-cell office:value-type="float" office:value="-1.2054977417" calcext:value-type="float">
            <text:p>-1.2054977417</text:p>
          </table:table-cell>
          <table:table-cell office:value-type="float" office:value="-0.587379455566" calcext:value-type="float">
            <text:p>-0.587379455566</text:p>
          </table:table-cell>
          <table:table-cell office:value-type="float" office:value="-0.866732060909" calcext:value-type="float">
            <text:p>-0.866732060909</text:p>
          </table:table-cell>
          <table:table-cell/>
          <table:table-cell office:value-type="float" office:value="7.40287494659" calcext:value-type="float">
            <text:p>7.40287494659</text:p>
          </table:table-cell>
          <table:table-cell/>
          <table:table-cell office:value-type="float" office:value="0.034699998796" calcext:value-type="float">
            <text:p>0.034699998796</text:p>
          </table:table-cell>
          <table:table-cell table:formula="of:=([.K291]-[.K290])/([.B291]-[.B290])" office:value-type="float" office:value="-0.0019256258777181" calcext:value-type="float">
            <text:p>-0.001925625877718</text:p>
          </table:table-cell>
          <table:table-cell table:formula="of:= ROUNDUP([.L290]; 4)" office:value-type="float" office:value="-0.002" calcext:value-type="float">
            <text:p>-0.002</text:p>
          </table:table-cell>
          <table:table-cell office:value-type="float" office:value="-0.0313399992883" calcext:value-type="float">
            <text:p>-0.0313399992883</text:p>
          </table:table-cell>
          <table:table-cell office:value-type="float" office:value="0.0149600002915" calcext:value-type="float">
            <text:p>0.014960000291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8213332E+018" calcext:value-type="float">
            <text:p>1.59204318213332E+018</text:p>
          </table:table-cell>
          <table:table-cell table:formula="of:= ([.A291]-1.59204316535084E+018)*0.000000001" office:value-type="float" office:value="16.782479872" calcext:value-type="float">
            <text:p>16.782479872</text:p>
          </table:table-cell>
          <table:table-cell office:value-type="float" office:value="-0.060649998486" calcext:value-type="float">
            <text:p>-0.060649998486</text:p>
          </table:table-cell>
          <table:table-cell/>
          <table:table-cell office:value-type="float" office:value="-1.20734977722" calcext:value-type="float">
            <text:p>-1.20734977722</text:p>
          </table:table-cell>
          <table:table-cell office:value-type="float" office:value="-0.591279387474" calcext:value-type="float">
            <text:p>-0.591279387474</text:p>
          </table:table-cell>
          <table:table-cell office:value-type="float" office:value="-0.866725206375" calcext:value-type="float">
            <text:p>-0.866725206375</text:p>
          </table:table-cell>
          <table:table-cell/>
          <table:table-cell office:value-type="float" office:value="7.40803146362" calcext:value-type="float">
            <text:p>7.40803146362</text:p>
          </table:table-cell>
          <table:table-cell/>
          <table:table-cell office:value-type="float" office:value="0.0346000008285" calcext:value-type="float">
            <text:p>0.0346000008285</text:p>
          </table:table-cell>
          <table:table-cell table:formula="of:=([.K292]-[.K291])/([.B292]-[.B291])" office:value-type="float" office:value="0.117602725661016" calcext:value-type="float">
            <text:p>0.117602725661016</text:p>
          </table:table-cell>
          <table:table-cell table:formula="of:= ROUNDUP([.L291]; 4)" office:value-type="float" office:value="0.1177" calcext:value-type="float">
            <text:p>0.1177</text:p>
          </table:table-cell>
          <table:table-cell office:value-type="float" office:value="-0.0346300005913" calcext:value-type="float">
            <text:p>-0.0346300005913</text:p>
          </table:table-cell>
          <table:table-cell office:value-type="float" office:value="-0.000410000007832" calcext:value-type="float">
            <text:p>-0.000410000007832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8218604E+018" calcext:value-type="float">
            <text:p>1.59204318218604E+018</text:p>
          </table:table-cell>
          <table:table-cell table:formula="of:= ([.A292]-1.59204316535084E+018)*0.000000001" office:value-type="float" office:value="16.835199744" calcext:value-type="float">
            <text:p>16.835199744</text:p>
          </table:table-cell>
          <table:table-cell office:value-type="float" office:value="-0.0488799996674" calcext:value-type="float">
            <text:p>-0.0488799996674</text:p>
          </table:table-cell>
          <table:table-cell/>
          <table:table-cell office:value-type="float" office:value="-1.20915794373" calcext:value-type="float">
            <text:p>-1.20915794373</text:p>
          </table:table-cell>
          <table:table-cell office:value-type="float" office:value="-0.595015108585" calcext:value-type="float">
            <text:p>-0.595015108585</text:p>
          </table:table-cell>
          <table:table-cell office:value-type="float" office:value="-0.866718709469" calcext:value-type="float">
            <text:p>-0.866718709469</text:p>
          </table:table-cell>
          <table:table-cell/>
          <table:table-cell office:value-type="float" office:value="7.4889497757" calcext:value-type="float">
            <text:p>7.4889497757</text:p>
          </table:table-cell>
          <table:table-cell/>
          <table:table-cell office:value-type="float" office:value="0.0408000014722" calcext:value-type="float">
            <text:p>0.0408000014722</text:p>
          </table:table-cell>
          <table:table-cell table:formula="of:=([.K293]-[.K292])/([.B293]-[.B292])" office:value-type="float" office:value="0.140377914265424" calcext:value-type="float">
            <text:p>0.140377914265424</text:p>
          </table:table-cell>
          <table:table-cell table:formula="of:= ROUNDUP([.L292]; 4)" office:value-type="float" office:value="0.1404" calcext:value-type="float">
            <text:p>0.1404</text:p>
          </table:table-cell>
          <table:table-cell office:value-type="float" office:value="-0.0377900004387" calcext:value-type="float">
            <text:p>-0.0377900004387</text:p>
          </table:table-cell>
          <table:table-cell office:value-type="float" office:value="-0.015359999612" calcext:value-type="float">
            <text:p>-0.015359999612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8223733E+018" calcext:value-type="float">
            <text:p>1.59204318223733E+018</text:p>
          </table:table-cell>
          <table:table-cell table:formula="of:= ([.A293]-1.59204316535084E+018)*0.000000001" office:value-type="float" office:value="16.886489856" calcext:value-type="float">
            <text:p>16.886489856</text:p>
          </table:table-cell>
          <table:table-cell office:value-type="float" office:value="-0.0338100008667" calcext:value-type="float">
            <text:p>-0.0338100008667</text:p>
          </table:table-cell>
          <table:table-cell/>
          <table:table-cell office:value-type="float" office:value="-1.21101343632" calcext:value-type="float">
            <text:p>-1.21101343632</text:p>
          </table:table-cell>
          <table:table-cell office:value-type="float" office:value="-0.598896086216" calcext:value-type="float">
            <text:p>-0.598896086216</text:p>
          </table:table-cell>
          <table:table-cell office:value-type="float" office:value="-0.866728961468" calcext:value-type="float">
            <text:p>-0.866728961468</text:p>
          </table:table-cell>
          <table:table-cell/>
          <table:table-cell office:value-type="float" office:value="7.59255647659" calcext:value-type="float">
            <text:p>7.59255647659</text:p>
          </table:table-cell>
          <table:table-cell/>
          <table:table-cell office:value-type="float" office:value="0.0480000004172" calcext:value-type="float">
            <text:p>0.0480000004172</text:p>
          </table:table-cell>
          <table:table-cell table:formula="of:=([.K294]-[.K293])/([.B294]-[.B293])" office:value-type="float" office:value="0.100038388148742" calcext:value-type="float">
            <text:p>0.100038388148742</text:p>
          </table:table-cell>
          <table:table-cell table:formula="of:= ROUNDUP([.L293]; 4)" office:value-type="float" office:value="0.1001" calcext:value-type="float">
            <text:p>0.1001</text:p>
          </table:table-cell>
          <table:table-cell office:value-type="float" office:value="-0.0386499986053" calcext:value-type="float">
            <text:p>-0.0386499986053</text:p>
          </table:table-cell>
          <table:table-cell office:value-type="float" office:value="-0.0284299999475" calcext:value-type="float">
            <text:p>-0.0284299999475</text:p>
          </table:table-cell>
          <table:table-cell table:style-name="Default" office:value-type="float" office:value="-0.000289999996312" calcext:value-type="float">
            <text:p>-0.000289999996312</text:p>
          </table:table-cell>
        </table:table-row>
        <table:table-row table:style-name="ro1">
          <table:table-cell office:value-type="float" office:value="1.59204318228931E+018" calcext:value-type="float">
            <text:p>1.59204318228931E+018</text:p>
          </table:table-cell>
          <table:table-cell table:formula="of:= ([.A294]-1.59204316535084E+018)*0.000000001" office:value-type="float" office:value="16.938469888" calcext:value-type="float">
            <text:p>16.938469888</text:p>
          </table:table-cell>
          <table:table-cell office:value-type="float" office:value="-0.0209599994123" calcext:value-type="float">
            <text:p>-0.0209599994123</text:p>
          </table:table-cell>
          <table:table-cell/>
          <table:table-cell office:value-type="float" office:value="-1.21274936199" calcext:value-type="float">
            <text:p>-1.21274936199</text:p>
          </table:table-cell>
          <table:table-cell office:value-type="float" office:value="-0.602490067482" calcext:value-type="float">
            <text:p>-0.602490067482</text:p>
          </table:table-cell>
          <table:table-cell office:value-type="float" office:value="-0.866739332676" calcext:value-type="float">
            <text:p>-0.866739332676</text:p>
          </table:table-cell>
          <table:table-cell/>
          <table:table-cell office:value-type="float" office:value="7.68090009689" calcext:value-type="float">
            <text:p>7.68090009689</text:p>
          </table:table-cell>
          <table:table-cell/>
          <table:table-cell office:value-type="float" office:value="0.0531999990344" calcext:value-type="float">
            <text:p>0.0531999990344</text:p>
          </table:table-cell>
          <table:table-cell table:formula="of:=([.K295]-[.K294])/([.B295]-[.B294])" office:value-type="float" office:value="0.0774738238345176" calcext:value-type="float">
            <text:p>0.077473823834518</text:p>
          </table:table-cell>
          <table:table-cell table:formula="of:= ROUNDUP([.L294]; 4)" office:value-type="float" office:value="0.0775" calcext:value-type="float">
            <text:p>0.0775</text:p>
          </table:table-cell>
          <table:table-cell office:value-type="float" office:value="-0.0366300009191" calcext:value-type="float">
            <text:p>-0.0366300009191</text:p>
          </table:table-cell>
          <table:table-cell office:value-type="float" office:value="-0.0386300012469" calcext:value-type="float">
            <text:p>-0.0386300012469</text:p>
          </table:table-cell>
          <table:table-cell table:style-name="Default" office:value-type="float" office:value="-0.000159999995958" calcext:value-type="float">
            <text:p>-0.000159999995958</text:p>
          </table:table-cell>
        </table:table-row>
        <table:table-row table:style-name="ro1">
          <table:table-cell office:value-type="float" office:value="1.59204318239128E+018" calcext:value-type="float">
            <text:p>1.59204318239128E+018</text:p>
          </table:table-cell>
          <table:table-cell table:formula="of:= ([.A295]-1.59204316535084E+018)*0.000000001" office:value-type="float" office:value="17.040439808" calcext:value-type="float">
            <text:p>17.040439808</text:p>
          </table:table-cell>
          <table:table-cell office:value-type="float" office:value="-0.0073699997738" calcext:value-type="float">
            <text:p>-0.0073699997738</text:p>
          </table:table-cell>
          <table:table-cell/>
          <table:table-cell office:value-type="float" office:value="-1.21636664867" calcext:value-type="float">
            <text:p>-1.21636664867</text:p>
          </table:table-cell>
          <table:table-cell office:value-type="float" office:value="-0.609844207764" calcext:value-type="float">
            <text:p>-0.609844207764</text:p>
          </table:table-cell>
          <table:table-cell office:value-type="float" office:value="-0.866722524166" calcext:value-type="float">
            <text:p>-0.866722524166</text:p>
          </table:table-cell>
          <table:table-cell/>
          <table:table-cell office:value-type="float" office:value="7.77433109283" calcext:value-type="float">
            <text:p>7.77433109283</text:p>
          </table:table-cell>
          <table:table-cell/>
          <table:table-cell office:value-type="float" office:value="0.0610999986529" calcext:value-type="float">
            <text:p>0.0610999986529</text:p>
          </table:table-cell>
          <table:table-cell table:formula="of:=([.K296]-[.K295])/([.B296]-[.B295])" office:value-type="float" office:value="0.138381200980405" calcext:value-type="float">
            <text:p>0.138381200980405</text:p>
          </table:table-cell>
          <table:table-cell table:formula="of:= ROUNDUP([.L295]; 4)" office:value-type="float" office:value="0.1384" calcext:value-type="float">
            <text:p>0.1384</text:p>
          </table:table-cell>
          <table:table-cell office:value-type="float" office:value="-0.0333099998534" calcext:value-type="float">
            <text:p>-0.0333099998534</text:p>
          </table:table-cell>
          <table:table-cell office:value-type="float" office:value="-0.0512299984694" calcext:value-type="float">
            <text:p>-0.0512299984694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8244331E+018" calcext:value-type="float">
            <text:p>1.59204318244331E+018</text:p>
          </table:table-cell>
          <table:table-cell table:formula="of:= ([.A296]-1.59204316535084E+018)*0.000000001" office:value-type="float" office:value="17.092470016" calcext:value-type="float">
            <text:p>17.092470016</text:p>
          </table:table-cell>
          <table:table-cell office:value-type="float" office:value="0.00419999985024" calcext:value-type="float">
            <text:p>0.00419999985024</text:p>
          </table:table-cell>
          <table:table-cell/>
          <table:table-cell office:value-type="float" office:value="-1.21823465824" calcext:value-type="float">
            <text:p>-1.21823465824</text:p>
          </table:table-cell>
          <table:table-cell office:value-type="float" office:value="-0.613683700562" calcext:value-type="float">
            <text:p>-0.613683700562</text:p>
          </table:table-cell>
          <table:table-cell office:value-type="float" office:value="-0.866721868515" calcext:value-type="float">
            <text:p>-0.866721868515</text:p>
          </table:table-cell>
          <table:table-cell/>
          <table:table-cell office:value-type="float" office:value="7.85387516022" calcext:value-type="float">
            <text:p>7.85387516022</text:p>
          </table:table-cell>
          <table:table-cell/>
          <table:table-cell office:value-type="float" office:value="0.0683000013232" calcext:value-type="float">
            <text:p>0.0683000013232</text:p>
          </table:table-cell>
          <table:table-cell table:formula="of:=([.K297]-[.K296])/([.B297]-[.B296])" office:value-type="float" office:value="0.120643106733106" calcext:value-type="float">
            <text:p>0.120643106733106</text:p>
          </table:table-cell>
          <table:table-cell table:formula="of:= ROUNDUP([.L296]; 4)" office:value-type="float" office:value="0.1207" calcext:value-type="float">
            <text:p>0.1207</text:p>
          </table:table-cell>
          <table:table-cell office:value-type="float" office:value="-0.0318400003016" calcext:value-type="float">
            <text:p>-0.0318400003016</text:p>
          </table:table-cell>
          <table:table-cell office:value-type="float" office:value="-0.0604400001466" calcext:value-type="float">
            <text:p>-0.0604400001466</text:p>
          </table:table-cell>
          <table:table-cell table:style-name="Default" office:value-type="float" office:value="0.000169999999343" calcext:value-type="float">
            <text:p>0.000169999999343</text:p>
          </table:table-cell>
        </table:table-row>
        <table:table-row table:style-name="ro1">
          <table:table-cell office:value-type="float" office:value="1.59204318249553E+018" calcext:value-type="float">
            <text:p>1.59204318249553E+018</text:p>
          </table:table-cell>
          <table:table-cell table:formula="of:= ([.A297]-1.59204316535084E+018)*0.000000001" office:value-type="float" office:value="17.144690176" calcext:value-type="float">
            <text:p>17.144690176</text:p>
          </table:table-cell>
          <table:table-cell office:value-type="float" office:value="0.0229499991983" calcext:value-type="float">
            <text:p>0.0229499991983</text:p>
          </table:table-cell>
          <table:table-cell/>
          <table:table-cell office:value-type="float" office:value="-1.22000014782" calcext:value-type="float">
            <text:p>-1.22000014782</text:p>
          </table:table-cell>
          <table:table-cell office:value-type="float" office:value="-0.617251038551" calcext:value-type="float">
            <text:p>-0.617251038551</text:p>
          </table:table-cell>
          <table:table-cell office:value-type="float" office:value="-0.866721510887" calcext:value-type="float">
            <text:p>-0.866721510887</text:p>
          </table:table-cell>
          <table:table-cell/>
          <table:table-cell office:value-type="float" office:value="7.98278141022" calcext:value-type="float">
            <text:p>7.98278141022</text:p>
          </table:table-cell>
          <table:table-cell/>
          <table:table-cell office:value-type="float" office:value="0.0746000036597" calcext:value-type="float">
            <text:p>0.0746000036597</text:p>
          </table:table-cell>
          <table:table-cell table:formula="of:=([.K298]-[.K297])/([.B298]-[.B297])" office:value-type="float" office:value="0.0962286055064532" calcext:value-type="float">
            <text:p>0.096228605506453</text:p>
          </table:table-cell>
          <table:table-cell table:formula="of:= ROUNDUP([.L297]; 4)" office:value-type="float" office:value="0.0963" calcext:value-type="float">
            <text:p>0.0963</text:p>
          </table:table-cell>
          <table:table-cell office:value-type="float" office:value="-0.0326600000262" calcext:value-type="float">
            <text:p>-0.0326600000262</text:p>
          </table:table-cell>
          <table:table-cell office:value-type="float" office:value="-0.0670299977064" calcext:value-type="float">
            <text:p>-0.0670299977064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8254749E+018" calcext:value-type="float">
            <text:p>1.59204318254749E+018</text:p>
          </table:table-cell>
          <table:table-cell table:formula="of:= ([.A298]-1.59204316535084E+018)*0.000000001" office:value-type="float" office:value="17.196649728" calcext:value-type="float">
            <text:p>17.196649728</text:p>
          </table:table-cell>
          <table:table-cell office:value-type="float" office:value="0.0460699982941" calcext:value-type="float">
            <text:p>0.0460699982941</text:p>
          </table:table-cell>
          <table:table-cell/>
          <table:table-cell office:value-type="float" office:value="-1.22188854218" calcext:value-type="float">
            <text:p>-1.22188854218</text:p>
          </table:table-cell>
          <table:table-cell office:value-type="float" office:value="-0.621146917343" calcext:value-type="float">
            <text:p>-0.621146917343</text:p>
          </table:table-cell>
          <table:table-cell office:value-type="float" office:value="-0.866728544235" calcext:value-type="float">
            <text:p>-0.866728544235</text:p>
          </table:table-cell>
          <table:table-cell/>
          <table:table-cell office:value-type="float" office:value="8.14173126221" calcext:value-type="float">
            <text:p>8.14173126221</text:p>
          </table:table-cell>
          <table:table-cell/>
          <table:table-cell office:value-type="float" office:value="0.0795999988914" calcext:value-type="float">
            <text:p>0.0795999988914</text:p>
          </table:table-cell>
          <table:table-cell table:formula="of:=([.K299]-[.K298])/([.B299]-[.B298])" office:value-type="float" office:value="0.0057780317591643" calcext:value-type="float">
            <text:p>0.005778031759164</text:p>
          </table:table-cell>
          <table:table-cell table:formula="of:= ROUNDUP([.L298]; 4)" office:value-type="float" office:value="0.0058" calcext:value-type="float">
            <text:p>0.0058</text:p>
          </table:table-cell>
          <table:table-cell office:value-type="float" office:value="-0.0344499982893" calcext:value-type="float">
            <text:p>-0.0344499982893</text:p>
          </table:table-cell>
          <table:table-cell office:value-type="float" office:value="-0.0717199966311" calcext:value-type="float">
            <text:p>-0.0717199966311</text:p>
          </table:table-cell>
          <table:table-cell table:style-name="Default" office:value-type="float" office:value="-0.000119999996969" calcext:value-type="float">
            <text:p>-0.000119999996969</text:p>
          </table:table-cell>
        </table:table-row>
        <table:table-row table:style-name="ro1">
          <table:table-cell office:value-type="float" office:value="1.59204318259941E+018" calcext:value-type="float">
            <text:p>1.59204318259941E+018</text:p>
          </table:table-cell>
          <table:table-cell table:formula="of:= ([.A299]-1.59204316535084E+018)*0.000000001" office:value-type="float" office:value="17.248570112" calcext:value-type="float">
            <text:p>17.248570112</text:p>
          </table:table-cell>
          <table:table-cell office:value-type="float" office:value="0.0638799965382" calcext:value-type="float">
            <text:p>0.0638799965382</text:p>
          </table:table-cell>
          <table:table-cell/>
          <table:table-cell office:value-type="float" office:value="-1.22357785702" calcext:value-type="float">
            <text:p>-1.22357785702</text:p>
          </table:table-cell>
          <table:table-cell office:value-type="float" office:value="-0.624676764011" calcext:value-type="float">
            <text:p>-0.624676764011</text:p>
          </table:table-cell>
          <table:table-cell office:value-type="float" office:value="-0.866729676723" calcext:value-type="float">
            <text:p>-0.866729676723</text:p>
          </table:table-cell>
          <table:table-cell/>
          <table:table-cell office:value-type="float" office:value="8.26417541504" calcext:value-type="float">
            <text:p>8.26417541504</text:p>
          </table:table-cell>
          <table:table-cell/>
          <table:table-cell office:value-type="float" office:value="0.0798999965191" calcext:value-type="float">
            <text:p>0.0798999965191</text:p>
          </table:table-cell>
          <table:table-cell table:formula="of:=([.K300]-[.K299])/([.B300]-[.B299])" office:value-type="float" office:value="-0.0487805174291003" calcext:value-type="float">
            <text:p>-0.0487805174291</text:p>
          </table:table-cell>
          <table:table-cell table:formula="of:= ROUNDUP([.L299]; 4)" office:value-type="float" office:value="-0.0488" calcext:value-type="float">
            <text:p>-0.0488</text:p>
          </table:table-cell>
          <table:table-cell office:value-type="float" office:value="-0.0347900018096" calcext:value-type="float">
            <text:p>-0.0347900018096</text:p>
          </table:table-cell>
          <table:table-cell office:value-type="float" office:value="-0.0719299986959" calcext:value-type="float">
            <text:p>-0.0719299986959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8265066E+018" calcext:value-type="float">
            <text:p>1.59204318265066E+018</text:p>
          </table:table-cell>
          <table:table-cell table:formula="of:= ([.A300]-1.59204316535084E+018)*0.000000001" office:value-type="float" office:value="17.299820032" calcext:value-type="float">
            <text:p>17.299820032</text:p>
          </table:table-cell>
          <table:table-cell office:value-type="float" office:value="0.0750100016594" calcext:value-type="float">
            <text:p>0.0750100016594</text:p>
          </table:table-cell>
          <table:table-cell/>
          <table:table-cell office:value-type="float" office:value="-1.22460985184" calcext:value-type="float">
            <text:p>-1.22460985184</text:p>
          </table:table-cell>
          <table:table-cell office:value-type="float" office:value="-0.627061128616" calcext:value-type="float">
            <text:p>-0.627061128616</text:p>
          </table:table-cell>
          <table:table-cell office:value-type="float" office:value="-0.86678892374" calcext:value-type="float">
            <text:p>-0.86678892374</text:p>
          </table:table-cell>
          <table:table-cell/>
          <table:table-cell office:value-type="float" office:value="8.34069347382" calcext:value-type="float">
            <text:p>8.34069347382</text:p>
          </table:table-cell>
          <table:table-cell/>
          <table:table-cell office:value-type="float" office:value="0.0773999989033" calcext:value-type="float">
            <text:p>0.0773999989033</text:p>
          </table:table-cell>
          <table:table-cell table:formula="of:=([.K301]-[.K300])/([.B301]-[.B300])" office:value-type="float" office:value="-0.128623291441565" calcext:value-type="float">
            <text:p>-0.128623291441565</text:p>
          </table:table-cell>
          <table:table-cell table:formula="of:= ROUNDUP([.L300]; 4)" office:value-type="float" office:value="-0.1287" calcext:value-type="float">
            <text:p>-0.1287</text:p>
          </table:table-cell>
          <table:table-cell office:value-type="float" office:value="-0.0335699990392" calcext:value-type="float">
            <text:p>-0.0335699990392</text:p>
          </table:table-cell>
          <table:table-cell office:value-type="float" office:value="-0.0697100013494" calcext:value-type="float">
            <text:p>-0.0697100013494</text:p>
          </table:table-cell>
          <table:table-cell office:value-type="float" office:value="-0.0000999999974738" calcext:value-type="float">
            <text:p>-1.00E-04</text:p>
          </table:table-cell>
        </table:table-row>
        <table:table-row table:style-name="ro1">
          <table:table-cell office:value-type="float" office:value="1.59204318270275E+018" calcext:value-type="float">
            <text:p>1.59204318270275E+018</text:p>
          </table:table-cell>
          <table:table-cell table:formula="of:= ([.A301]-1.59204316535084E+018)*0.000000001" office:value-type="float" office:value="17.351910144" calcext:value-type="float">
            <text:p>17.351910144</text:p>
          </table:table-cell>
          <table:table-cell office:value-type="float" office:value="0.0634000003338" calcext:value-type="float">
            <text:p>0.0634000003338</text:p>
          </table:table-cell>
          <table:table-cell/>
          <table:table-cell office:value-type="float" office:value="-1.22501671314" calcext:value-type="float">
            <text:p>-1.22501671314</text:p>
          </table:table-cell>
          <table:table-cell office:value-type="float" office:value="-0.627471506596" calcext:value-type="float">
            <text:p>-0.627471506596</text:p>
          </table:table-cell>
          <table:table-cell office:value-type="float" office:value="-0.866701126099" calcext:value-type="float">
            <text:p>-0.866701126099</text:p>
          </table:table-cell>
          <table:table-cell/>
          <table:table-cell office:value-type="float" office:value="8.26087474823" calcext:value-type="float">
            <text:p>8.26087474823</text:p>
          </table:table-cell>
          <table:table-cell/>
          <table:table-cell office:value-type="float" office:value="0.0706999972463" calcext:value-type="float">
            <text:p>0.0706999972463</text:p>
          </table:table-cell>
          <table:table-cell table:formula="of:=([.K302]-[.K301])/([.B302]-[.B301])" office:value-type="float" office:value="-0.137757726061798" calcext:value-type="float">
            <text:p>-0.137757726061798</text:p>
          </table:table-cell>
          <table:table-cell table:formula="of:= ROUNDUP([.L301]; 4)" office:value-type="float" office:value="-0.1378" calcext:value-type="float">
            <text:p>-0.1378</text:p>
          </table:table-cell>
          <table:table-cell office:value-type="float" office:value="-0.0310299992561" calcext:value-type="float">
            <text:p>-0.0310299992561</text:p>
          </table:table-cell>
          <table:table-cell office:value-type="float" office:value="-0.0635600015521" calcext:value-type="float">
            <text:p>-0.0635600015521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8275429E+018" calcext:value-type="float">
            <text:p>1.59204318275429E+018</text:p>
          </table:table-cell>
          <table:table-cell table:formula="of:= ([.A302]-1.59204316535084E+018)*0.000000001" office:value-type="float" office:value="17.403449856" calcext:value-type="float">
            <text:p>17.403449856</text:p>
          </table:table-cell>
          <table:table-cell office:value-type="float" office:value="0.040119998157" calcext:value-type="float">
            <text:p>0.040119998157</text:p>
          </table:table-cell>
          <table:table-cell/>
          <table:table-cell office:value-type="float" office:value="-1.22500765324" calcext:value-type="float">
            <text:p>-1.22500765324</text:p>
          </table:table-cell>
          <table:table-cell office:value-type="float" office:value="-0.627494692802" calcext:value-type="float">
            <text:p>-0.627494692802</text:p>
          </table:table-cell>
          <table:table-cell office:value-type="float" office:value="-0.8667075634" calcext:value-type="float">
            <text:p>-0.8667075634</text:p>
          </table:table-cell>
          <table:table-cell/>
          <table:table-cell office:value-type="float" office:value="8.10082530975" calcext:value-type="float">
            <text:p>8.10082530975</text:p>
          </table:table-cell>
          <table:table-cell/>
          <table:table-cell office:value-type="float" office:value="0.0636000037193" calcext:value-type="float">
            <text:p>0.0636000037193</text:p>
          </table:table-cell>
          <table:table-cell table:formula="of:=([.K303]-[.K302])/([.B303]-[.B302])" office:value-type="float" office:value="-0.136398953243709" calcext:value-type="float">
            <text:p>-0.136398953243709</text:p>
          </table:table-cell>
          <table:table-cell table:formula="of:= ROUNDUP([.L302]; 4)" office:value-type="float" office:value="-0.1364" calcext:value-type="float">
            <text:p>-0.1364</text:p>
          </table:table-cell>
          <table:table-cell office:value-type="float" office:value="-0.0278900004923" calcext:value-type="float">
            <text:p>-0.0278900004923</text:p>
          </table:table-cell>
          <table:table-cell office:value-type="float" office:value="-0.0571600012481" calcext:value-type="float">
            <text:p>-0.0571600012481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8280561E+018" calcext:value-type="float">
            <text:p>1.59204318280561E+018</text:p>
          </table:table-cell>
          <table:table-cell table:formula="of:= ([.A303]-1.59204316535084E+018)*0.000000001" office:value-type="float" office:value="17.45476992" calcext:value-type="float">
            <text:p>17.45476992</text:p>
          </table:table-cell>
          <table:table-cell office:value-type="float" office:value="0.0151300001889" calcext:value-type="float">
            <text:p>0.0151300001889</text:p>
          </table:table-cell>
          <table:table-cell/>
          <table:table-cell office:value-type="float" office:value="-1.22542834282" calcext:value-type="float">
            <text:p>-1.22542834282</text:p>
          </table:table-cell>
          <table:table-cell office:value-type="float" office:value="-0.627637147903" calcext:value-type="float">
            <text:p>-0.627637147903</text:p>
          </table:table-cell>
          <table:table-cell office:value-type="float" office:value="-0.866627037525" calcext:value-type="float">
            <text:p>-0.866627037525</text:p>
          </table:table-cell>
          <table:table-cell/>
          <table:table-cell office:value-type="float" office:value="7.9290189743" calcext:value-type="float">
            <text:p>7.9290189743</text:p>
          </table:table-cell>
          <table:table-cell/>
          <table:table-cell office:value-type="float" office:value="0.0566000007093" calcext:value-type="float">
            <text:p>0.0566000007093</text:p>
          </table:table-cell>
          <table:table-cell table:formula="of:=([.K304]-[.K303])/([.B304]-[.B303])" office:value-type="float" office:value="-0.116913940588003" calcext:value-type="float">
            <text:p>-0.116913940588003</text:p>
          </table:table-cell>
          <table:table-cell table:formula="of:= ROUNDUP([.L303]; 4)" office:value-type="float" office:value="-0.117" calcext:value-type="float">
            <text:p>-0.117</text:p>
          </table:table-cell>
          <table:table-cell office:value-type="float" office:value="-0.0253699999303" calcext:value-type="float">
            <text:p>-0.0253699999303</text:p>
          </table:table-cell>
          <table:table-cell office:value-type="float" office:value="-0.0505799986422" calcext:value-type="float">
            <text:p>-0.0505799986422</text:p>
          </table:table-cell>
          <table:table-cell table:style-name="Default" office:value-type="float" office:value="0.000180000002729" calcext:value-type="float">
            <text:p>0.000180000002729</text:p>
          </table:table-cell>
        </table:table-row>
        <table:table-row table:style-name="ro1">
          <table:table-cell office:value-type="float" office:value="1.59204318285693E+018" calcext:value-type="float">
            <text:p>1.59204318285693E+018</text:p>
          </table:table-cell>
          <table:table-cell table:formula="of:= ([.A304]-1.59204316535084E+018)*0.000000001" office:value-type="float" office:value="17.506089728" calcext:value-type="float">
            <text:p>17.506089728</text:p>
          </table:table-cell>
          <table:table-cell office:value-type="float" office:value="-0.00457999994978" calcext:value-type="float">
            <text:p>-0.00457999994978</text:p>
          </table:table-cell>
          <table:table-cell/>
          <table:table-cell office:value-type="float" office:value="-1.22743487358" calcext:value-type="float">
            <text:p>-1.22743487358</text:p>
          </table:table-cell>
          <table:table-cell office:value-type="float" office:value="-0.627199172974" calcext:value-type="float">
            <text:p>-0.627199172974</text:p>
          </table:table-cell>
          <table:table-cell office:value-type="float" office:value="-0.866693675518" calcext:value-type="float">
            <text:p>-0.866693675518</text:p>
          </table:table-cell>
          <table:table-cell/>
          <table:table-cell office:value-type="float" office:value="7.79351234436" calcext:value-type="float">
            <text:p>7.79351234436</text:p>
          </table:table-cell>
          <table:table-cell/>
          <table:table-cell office:value-type="float" office:value="0.0505999997258" calcext:value-type="float">
            <text:p>0.0505999997258</text:p>
          </table:table-cell>
          <table:table-cell table:formula="of:=([.K305]-[.K304])/([.B305]-[.B304])" office:value-type="float" office:value="-0.200935761160331" calcext:value-type="float">
            <text:p>-0.200935761160331</text:p>
          </table:table-cell>
          <table:table-cell table:formula="of:= ROUNDUP([.L304]; 4)" office:value-type="float" office:value="-0.201" calcext:value-type="float">
            <text:p>-0.201</text:p>
          </table:table-cell>
          <table:table-cell office:value-type="float" office:value="-0.0258699990809" calcext:value-type="float">
            <text:p>-0.0258699990809</text:p>
          </table:table-cell>
          <table:table-cell office:value-type="float" office:value="-0.0435299985111" calcext:value-type="float">
            <text:p>-0.0435299985111</text:p>
          </table:table-cell>
          <table:table-cell office:value-type="float" office:value="0.000079999997979" calcext:value-type="float">
            <text:p>8.00E-05</text:p>
          </table:table-cell>
        </table:table-row>
        <table:table-row table:style-name="ro1">
          <table:table-cell office:value-type="float" office:value="1.59204318290819E+018" calcext:value-type="float">
            <text:p>1.59204318290819E+018</text:p>
          </table:table-cell>
          <table:table-cell table:formula="of:= ([.A305]-1.59204316535084E+018)*0.000000001" office:value-type="float" office:value="17.557349888" calcext:value-type="float">
            <text:p>17.557349888</text:p>
          </table:table-cell>
          <table:table-cell office:value-type="float" office:value="-0.0402400009334" calcext:value-type="float">
            <text:p>-0.0402400009334</text:p>
          </table:table-cell>
          <table:table-cell/>
          <table:table-cell office:value-type="float" office:value="-1.23065137863" calcext:value-type="float">
            <text:p>-1.23065137863</text:p>
          </table:table-cell>
          <table:table-cell office:value-type="float" office:value="-0.625034034252" calcext:value-type="float">
            <text:p>-0.625034034252</text:p>
          </table:table-cell>
          <table:table-cell office:value-type="float" office:value="-0.866815984249" calcext:value-type="float">
            <text:p>-0.866815984249</text:p>
          </table:table-cell>
          <table:table-cell/>
          <table:table-cell office:value-type="float" office:value="7.54834985733" calcext:value-type="float">
            <text:p>7.54834985733</text:p>
          </table:table-cell>
          <table:table-cell/>
          <table:table-cell office:value-type="float" office:value="0.040300000459" calcext:value-type="float">
            <text:p>0.040300000459</text:p>
          </table:table-cell>
          <table:table-cell table:formula="of:=([.K306]-[.K305])/([.B306]-[.B305])" office:value-type="float" office:value="-0.130193009318529" calcext:value-type="float">
            <text:p>-0.130193009318529</text:p>
          </table:table-cell>
          <table:table-cell table:formula="of:= ROUNDUP([.L305]; 4)" office:value-type="float" office:value="-0.1302" calcext:value-type="float">
            <text:p>-0.1302</text:p>
          </table:table-cell>
          <table:table-cell office:value-type="float" office:value="-0.0276299994439" calcext:value-type="float">
            <text:p>-0.0276299994439</text:p>
          </table:table-cell>
          <table:table-cell office:value-type="float" office:value="-0.0293899998069" calcext:value-type="float">
            <text:p>-0.0293899998069</text:p>
          </table:table-cell>
          <table:table-cell table:style-name="Default" office:value-type="float" office:value="-0.000180000002729" calcext:value-type="float">
            <text:p>-0.000180000002729</text:p>
          </table:table-cell>
        </table:table-row>
        <table:table-row table:style-name="ro1">
          <table:table-cell office:value-type="float" office:value="1.59204318296042E+018" calcext:value-type="float">
            <text:p>1.59204318296042E+018</text:p>
          </table:table-cell>
          <table:table-cell table:formula="of:= ([.A306]-1.59204316535084E+018)*0.000000001" office:value-type="float" office:value="17.609580032" calcext:value-type="float">
            <text:p>17.609580032</text:p>
          </table:table-cell>
          <table:table-cell office:value-type="float" office:value="-0.0672999992967" calcext:value-type="float">
            <text:p>-0.0672999992967</text:p>
          </table:table-cell>
          <table:table-cell/>
          <table:table-cell office:value-type="float" office:value="-1.23339259624" calcext:value-type="float">
            <text:p>-1.23339259624</text:p>
          </table:table-cell>
          <table:table-cell office:value-type="float" office:value="-0.622082769871" calcext:value-type="float">
            <text:p>-0.622082769871</text:p>
          </table:table-cell>
          <table:table-cell office:value-type="float" office:value="-0.866774082184" calcext:value-type="float">
            <text:p>-0.866774082184</text:p>
          </table:table-cell>
          <table:table-cell/>
          <table:table-cell office:value-type="float" office:value="7.36231231689" calcext:value-type="float">
            <text:p>7.36231231689</text:p>
          </table:table-cell>
          <table:table-cell/>
          <table:table-cell office:value-type="float" office:value="0.0335000008345" calcext:value-type="float">
            <text:p>0.0335000008345</text:p>
          </table:table-cell>
          <table:table-cell table:formula="of:=([.K307]-[.K306])/([.B307]-[.B306])" office:value-type="float" office:value="-0.0485060708826981" calcext:value-type="float">
            <text:p>-0.048506070882698</text:p>
          </table:table-cell>
          <table:table-cell table:formula="of:= ROUNDUP([.L306]; 4)" office:value-type="float" office:value="-0.0486" calcext:value-type="float">
            <text:p>-0.0486</text:p>
          </table:table-cell>
          <table:table-cell office:value-type="float" office:value="-0.0293099991977" calcext:value-type="float">
            <text:p>-0.0293099991977</text:p>
          </table:table-cell>
          <table:table-cell office:value-type="float" office:value="-0.0162400007248" calcext:value-type="float">
            <text:p>-0.0162400007248</text:p>
          </table:table-cell>
          <table:table-cell office:value-type="float" office:value="-0.0000999999974738" calcext:value-type="float">
            <text:p>-1.00E-04</text:p>
          </table:table-cell>
        </table:table-row>
        <table:table-row table:style-name="ro1">
          <table:table-cell office:value-type="float" office:value="1.59204318301196E+018" calcext:value-type="float">
            <text:p>1.59204318301196E+018</text:p>
          </table:table-cell>
          <table:table-cell table:formula="of:= ([.A307]-1.59204316535084E+018)*0.000000001" office:value-type="float" office:value="17.66112" calcext:value-type="float">
            <text:p>17.66112</text:p>
          </table:table-cell>
          <table:table-cell office:value-type="float" office:value="-0.0844300016761" calcext:value-type="float">
            <text:p>-0.0844300016761</text:p>
          </table:table-cell>
          <table:table-cell/>
          <table:table-cell office:value-type="float" office:value="-1.23594450951" calcext:value-type="float">
            <text:p>-1.23594450951</text:p>
          </table:table-cell>
          <table:table-cell office:value-type="float" office:value="-0.618488132954" calcext:value-type="float">
            <text:p>-0.618488132954</text:p>
          </table:table-cell>
          <table:table-cell office:value-type="float" office:value="-0.86671847105" calcext:value-type="float">
            <text:p>-0.86671847105</text:p>
          </table:table-cell>
          <table:table-cell/>
          <table:table-cell office:value-type="float" office:value="7.2445435524" calcext:value-type="float">
            <text:p>7.2445435524</text:p>
          </table:table-cell>
          <table:table-cell/>
          <table:table-cell office:value-type="float" office:value="0.0309999994934" calcext:value-type="float">
            <text:p>0.0309999994934</text:p>
          </table:table-cell>
          <table:table-cell table:formula="of:=([.K308]-[.K307])/([.B308]-[.B307])" office:value-type="float" office:value="0.0681596602092579" calcext:value-type="float">
            <text:p>0.068159660209258</text:p>
          </table:table-cell>
          <table:table-cell table:formula="of:= ROUNDUP([.L307]; 4)" office:value-type="float" office:value="0.0682" calcext:value-type="float">
            <text:p>0.0682</text:p>
          </table:table-cell>
          <table:table-cell office:value-type="float" office:value="-0.0308699999005" calcext:value-type="float">
            <text:p>-0.0308699999005</text:p>
          </table:table-cell>
          <table:table-cell office:value-type="float" office:value="-0.00240000011399" calcext:value-type="float">
            <text:p>-0.00240000011399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8306331E+018" calcext:value-type="float">
            <text:p>1.59204318306331E+018</text:p>
          </table:table-cell>
          <table:table-cell table:formula="of:= ([.A308]-1.59204316535084E+018)*0.000000001" office:value-type="float" office:value="17.712470016" calcext:value-type="float">
            <text:p>17.712470016</text:p>
          </table:table-cell>
          <table:table-cell office:value-type="float" office:value="-0.0874300003052" calcext:value-type="float">
            <text:p>-0.0874300003052</text:p>
          </table:table-cell>
          <table:table-cell/>
          <table:table-cell office:value-type="float" office:value="-1.23871517181" calcext:value-type="float">
            <text:p>-1.23871517181</text:p>
          </table:table-cell>
          <table:table-cell office:value-type="float" office:value="-0.615413606167" calcext:value-type="float">
            <text:p>-0.615413606167</text:p>
          </table:table-cell>
          <table:table-cell office:value-type="float" office:value="-0.8666664958" calcext:value-type="float">
            <text:p>-0.8666664958</text:p>
          </table:table-cell>
          <table:table-cell/>
          <table:table-cell office:value-type="float" office:value="7.22391891479" calcext:value-type="float">
            <text:p>7.22391891479</text:p>
          </table:table-cell>
          <table:table-cell/>
          <table:table-cell office:value-type="float" office:value="0.0344999991357" calcext:value-type="float">
            <text:p>0.0344999991357</text:p>
          </table:table-cell>
          <table:table-cell table:formula="of:=([.K309]-[.K308])/([.B309]-[.B308])" office:value-type="float" office:value="0.140708069915548" calcext:value-type="float">
            <text:p>0.140708069915548</text:p>
          </table:table-cell>
          <table:table-cell table:formula="of:= ROUNDUP([.L308]; 4)" office:value-type="float" office:value="0.1408" calcext:value-type="float">
            <text:p>0.1408</text:p>
          </table:table-cell>
          <table:table-cell office:value-type="float" office:value="-0.0326200015843" calcext:value-type="float">
            <text:p>-0.0326200015843</text:p>
          </table:table-cell>
          <table:table-cell office:value-type="float" office:value="0.0111100003123" calcext:value-type="float">
            <text:p>0.0111100003123</text:p>
          </table:table-cell>
          <table:table-cell table:style-name="Default" office:value-type="float" office:value="0.000119999996969" calcext:value-type="float">
            <text:p>0.000119999996969</text:p>
          </table:table-cell>
        </table:table-row>
        <table:table-row table:style-name="ro1">
          <table:table-cell office:value-type="float" office:value="1.59204318311448E+018" calcext:value-type="float">
            <text:p>1.59204318311448E+018</text:p>
          </table:table-cell>
          <table:table-cell table:formula="of:= ([.A309]-1.59204316535084E+018)*0.000000001" office:value-type="float" office:value="17.763639808" calcext:value-type="float">
            <text:p>17.763639808</text:p>
          </table:table-cell>
          <table:table-cell office:value-type="float" office:value="-0.0741700008512" calcext:value-type="float">
            <text:p>-0.0741700008512</text:p>
          </table:table-cell>
          <table:table-cell/>
          <table:table-cell office:value-type="float" office:value="-1.24184429646" calcext:value-type="float">
            <text:p>-1.24184429646</text:p>
          </table:table-cell>
          <table:table-cell office:value-type="float" office:value="-0.613331675529" calcext:value-type="float">
            <text:p>-0.613331675529</text:p>
          </table:table-cell>
          <table:table-cell office:value-type="float" office:value="-0.866654574871" calcext:value-type="float">
            <text:p>-0.866654574871</text:p>
          </table:table-cell>
          <table:table-cell/>
          <table:table-cell office:value-type="float" office:value="7.31508111954" calcext:value-type="float">
            <text:p>7.31508111954</text:p>
          </table:table-cell>
          <table:table-cell/>
          <table:table-cell office:value-type="float" office:value="0.041700001806" calcext:value-type="float">
            <text:p>0.041700001806</text:p>
          </table:table-cell>
          <table:table-cell table:formula="of:=([.K310]-[.K309])/([.B310]-[.B309])" office:value-type="float" office:value="0.169359567244558" calcext:value-type="float">
            <text:p>0.169359567244558</text:p>
          </table:table-cell>
          <table:table-cell table:formula="of:= ROUNDUP([.L309]; 4)" office:value-type="float" office:value="0.1694" calcext:value-type="float">
            <text:p>0.1694</text:p>
          </table:table-cell>
          <table:table-cell office:value-type="float" office:value="-0.0354599989951" calcext:value-type="float">
            <text:p>-0.0354599989951</text:p>
          </table:table-cell>
          <table:table-cell office:value-type="float" office:value="0.0220299996436" calcext:value-type="float">
            <text:p>0.0220299996436</text:p>
          </table:table-cell>
          <table:table-cell table:style-name="Default" office:value-type="float" office:value="0.000150000007125" calcext:value-type="float">
            <text:p>0.000150000007125</text:p>
          </table:table-cell>
        </table:table-row>
        <table:table-row table:style-name="ro1">
          <table:table-cell office:value-type="float" office:value="1.59204318316585E+018" calcext:value-type="float">
            <text:p>1.59204318316585E+018</text:p>
          </table:table-cell>
          <table:table-cell table:formula="of:= ([.A310]-1.59204316535084E+018)*0.000000001" office:value-type="float" office:value="17.815009792" calcext:value-type="float">
            <text:p>17.815009792</text:p>
          </table:table-cell>
          <table:table-cell office:value-type="float" office:value="-0.0524099990726" calcext:value-type="float">
            <text:p>-0.0524099990726</text:p>
          </table:table-cell>
          <table:table-cell/>
          <table:table-cell office:value-type="float" office:value="-1.24589157104" calcext:value-type="float">
            <text:p>-1.24589157104</text:p>
          </table:table-cell>
          <table:table-cell office:value-type="float" office:value="-0.612224280834" calcext:value-type="float">
            <text:p>-0.612224280834</text:p>
          </table:table-cell>
          <table:table-cell office:value-type="float" office:value="-0.86667239666" calcext:value-type="float">
            <text:p>-0.86667239666</text:p>
          </table:table-cell>
          <table:table-cell/>
          <table:table-cell office:value-type="float" office:value="7.46468114853" calcext:value-type="float">
            <text:p>7.46468114853</text:p>
          </table:table-cell>
          <table:table-cell/>
          <table:table-cell office:value-type="float" office:value="0.0504000000656" calcext:value-type="float">
            <text:p>0.0504000000656</text:p>
          </table:table-cell>
          <table:table-cell table:formula="of:=([.K311]-[.K310])/([.B311]-[.B310])" office:value-type="float" office:value="0.120998778531123" calcext:value-type="float">
            <text:p>0.120998778531123</text:p>
          </table:table-cell>
          <table:table-cell table:formula="of:= ROUNDUP([.L310]; 4)" office:value-type="float" office:value="0.121" calcext:value-type="float">
            <text:p>0.121</text:p>
          </table:table-cell>
          <table:table-cell office:value-type="float" office:value="-0.0413100011647" calcext:value-type="float">
            <text:p>-0.0413100011647</text:p>
          </table:table-cell>
          <table:table-cell office:value-type="float" office:value="0.0287999995053" calcext:value-type="float">
            <text:p>0.0287999995053</text:p>
          </table:table-cell>
          <table:table-cell table:style-name="Default" office:value-type="float" office:value="0.000230000005104" calcext:value-type="float">
            <text:p>0.000230000005104</text:p>
          </table:table-cell>
        </table:table-row>
        <table:table-row table:style-name="ro1">
          <table:table-cell office:value-type="float" office:value="1.59204318321709E+018" calcext:value-type="float">
            <text:p>1.59204318321709E+018</text:p>
          </table:table-cell>
          <table:table-cell table:formula="of:= ([.A311]-1.59204316535084E+018)*0.000000001" office:value-type="float" office:value="17.866249984" calcext:value-type="float">
            <text:p>17.866249984</text:p>
          </table:table-cell>
          <table:table-cell office:value-type="float" office:value="-0.0274100005627" calcext:value-type="float">
            <text:p>-0.0274100005627</text:p>
          </table:table-cell>
          <table:table-cell/>
          <table:table-cell office:value-type="float" office:value="-1.24985551834" calcext:value-type="float">
            <text:p>-1.24985551834</text:p>
          </table:table-cell>
          <table:table-cell office:value-type="float" office:value="-0.612275660038" calcext:value-type="float">
            <text:p>-0.612275660038</text:p>
          </table:table-cell>
          <table:table-cell office:value-type="float" office:value="-0.866685807705" calcext:value-type="float">
            <text:p>-0.866685807705</text:p>
          </table:table-cell>
          <table:table-cell/>
          <table:table-cell office:value-type="float" office:value="7.63655614853" calcext:value-type="float">
            <text:p>7.63655614853</text:p>
          </table:table-cell>
          <table:table-cell/>
          <table:table-cell office:value-type="float" office:value="0.0566000007093" calcext:value-type="float">
            <text:p>0.0566000007093</text:p>
          </table:table-cell>
          <table:table-cell table:formula="of:=([.K312]-[.K311])/([.B312]-[.B311])" office:value-type="float" office:value="0.0678600511741387" calcext:value-type="float">
            <text:p>0.067860051174139</text:p>
          </table:table-cell>
          <table:table-cell table:formula="of:= ROUNDUP([.L311]; 4)" office:value-type="float" office:value="0.0679" calcext:value-type="float">
            <text:p>0.0679</text:p>
          </table:table-cell>
          <table:table-cell office:value-type="float" office:value="-0.0482899993658" calcext:value-type="float">
            <text:p>-0.0482899993658</text:p>
          </table:table-cell>
          <table:table-cell office:value-type="float" office:value="0.0295400004834" calcext:value-type="float">
            <text:p>0.0295400004834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8331877E+018" calcext:value-type="float">
            <text:p>1.59204318331877E+018</text:p>
          </table:table-cell>
          <table:table-cell table:formula="of:= ([.A312]-1.59204316535084E+018)*0.000000001" office:value-type="float" office:value="17.967929856" calcext:value-type="float">
            <text:p>17.967929856</text:p>
          </table:table-cell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-1.2579754591" calcext:value-type="float">
            <text:p>-1.2579754591</text:p>
          </table:table-cell>
          <table:table-cell office:value-type="float" office:value="-0.613491356373" calcext:value-type="float">
            <text:p>-0.613491356373</text:p>
          </table:table-cell>
          <table:table-cell office:value-type="float" office:value="-0.866667807102" calcext:value-type="float">
            <text:p>-0.866667807102</text:p>
          </table:table-cell>
          <table:table-cell/>
          <table:table-cell office:value-type="float" office:value="7.82376241684" calcext:value-type="float">
            <text:p>7.82376241684</text:p>
          </table:table-cell>
          <table:table-cell/>
          <table:table-cell office:value-type="float" office:value="0.0635000020266" calcext:value-type="float">
            <text:p>0.0635000020266</text:p>
          </table:table-cell>
          <table:table-cell table:formula="of:=([.K313]-[.K312])/([.B313]-[.B312])" office:value-type="float" office:value="0.0767900183359202" calcext:value-type="float">
            <text:p>0.07679001833592</text:p>
          </table:table-cell>
          <table:table-cell table:formula="of:= ROUNDUP([.L312]; 4)" office:value-type="float" office:value="0.0768" calcext:value-type="float">
            <text:p>0.0768</text:p>
          </table:table-cell>
          <table:table-cell office:value-type="float" office:value="-0.0584000013769" calcext:value-type="float">
            <text:p>-0.0584000013769</text:p>
          </table:table-cell>
          <table:table-cell office:value-type="float" office:value="0.0248099993914" calcext:value-type="float">
            <text:p>0.0248099993914</text:p>
          </table:table-cell>
          <table:table-cell office:value-type="float" office:value="0.0000700000018696" calcext:value-type="float">
            <text:p>7.00E-05</text:p>
          </table:table-cell>
        </table:table-row>
        <table:table-row table:style-name="ro1">
          <table:table-cell office:value-type="float" office:value="1.59204318337086E+018" calcext:value-type="float">
            <text:p>1.59204318337086E+018</text:p>
          </table:table-cell>
          <table:table-cell table:formula="of:= ([.A313]-1.59204316535084E+018)*0.000000001" office:value-type="float" office:value="18.020019968" calcext:value-type="float">
            <text:p>18.020019968</text:p>
          </table:table-cell>
          <table:table-cell office:value-type="float" office:value="0.0192799996585" calcext:value-type="float">
            <text:p>0.0192799996585</text:p>
          </table:table-cell>
          <table:table-cell/>
          <table:table-cell office:value-type="float" office:value="-1.26152849197" calcext:value-type="float">
            <text:p>-1.26152849197</text:p>
          </table:table-cell>
          <table:table-cell office:value-type="float" office:value="-0.615325510502" calcext:value-type="float">
            <text:p>-0.615325510502</text:p>
          </table:table-cell>
          <table:table-cell office:value-type="float" office:value="-0.86666226387" calcext:value-type="float">
            <text:p>-0.86666226387</text:p>
          </table:table-cell>
          <table:table-cell/>
          <table:table-cell office:value-type="float" office:value="7.95755004883" calcext:value-type="float">
            <text:p>7.95755004883</text:p>
          </table:table-cell>
          <table:table-cell/>
          <table:table-cell office:value-type="float" office:value="0.0675000026822" calcext:value-type="float">
            <text:p>0.0675000026822</text:p>
          </table:table-cell>
          <table:table-cell table:formula="of:=([.K314]-[.K313])/([.B314]-[.B313])" office:value-type="float" office:value="0.00192000761211624" calcext:value-type="float">
            <text:p>0.001920007612116</text:p>
          </table:table-cell>
          <table:table-cell table:formula="of:= ROUNDUP([.L313]; 4)" office:value-type="float" office:value="0.002" calcext:value-type="float">
            <text:p>0.002</text:p>
          </table:table-cell>
          <table:table-cell office:value-type="float" office:value="-0.063869997859" calcext:value-type="float">
            <text:p>-0.063869997859</text:p>
          </table:table-cell>
          <table:table-cell office:value-type="float" office:value="0.0217799991369" calcext:value-type="float">
            <text:p>0.0217799991369</text:p>
          </table:table-cell>
          <table:table-cell office:value-type="float" office:value="-0.0000599999984843" calcext:value-type="float">
            <text:p>-6.00E-05</text:p>
          </table:table-cell>
        </table:table-row>
        <table:table-row table:style-name="ro1">
          <table:table-cell office:value-type="float" office:value="1.59204318342294E+018" calcext:value-type="float">
            <text:p>1.59204318342294E+018</text:p>
          </table:table-cell>
          <table:table-cell table:formula="of:= ([.A314]-1.59204316535084E+018)*0.000000001" office:value-type="float" office:value="18.072100096" calcext:value-type="float">
            <text:p>18.072100096</text:p>
          </table:table-cell>
          <table:table-cell office:value-type="float" office:value="0.0300299990922" calcext:value-type="float">
            <text:p>0.0300299990922</text:p>
          </table:table-cell>
          <table:table-cell/>
          <table:table-cell office:value-type="float" office:value="-1.26458382607" calcext:value-type="float">
            <text:p>-1.26458382607</text:p>
          </table:table-cell>
          <table:table-cell office:value-type="float" office:value="-0.618085741997" calcext:value-type="float">
            <text:p>-0.618085741997</text:p>
          </table:table-cell>
          <table:table-cell office:value-type="float" office:value="-0.866639494896" calcext:value-type="float">
            <text:p>-0.866639494896</text:p>
          </table:table-cell>
          <table:table-cell/>
          <table:table-cell office:value-type="float" office:value="8.03145599365" calcext:value-type="float">
            <text:p>8.03145599365</text:p>
          </table:table-cell>
          <table:table-cell/>
          <table:table-cell office:value-type="float" office:value="0.0675999969244" calcext:value-type="float">
            <text:p>0.0675999969244</text:p>
          </table:table-cell>
          <table:table-cell table:formula="of:=([.K315]-[.K314])/([.B315]-[.B314])" office:value-type="float" office:value="-0.0573944658604555" calcext:value-type="float">
            <text:p>-0.057394465860456</text:p>
          </table:table-cell>
          <table:table-cell table:formula="of:= ROUNDUP([.L314]; 4)" office:value-type="float" office:value="-0.0574" calcext:value-type="float">
            <text:p>-0.0574</text:p>
          </table:table-cell>
          <table:table-cell office:value-type="float" office:value="-0.0656299963593" calcext:value-type="float">
            <text:p>-0.0656299963593</text:p>
          </table:table-cell>
          <table:table-cell office:value-type="float" office:value="0.0161000005901" calcext:value-type="float">
            <text:p>0.0161000005901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9204318347521E+018" calcext:value-type="float">
            <text:p>1.59204318347521E+018</text:p>
          </table:table-cell>
          <table:table-cell table:formula="of:= ([.A315]-1.59204316535084E+018)*0.000000001" office:value-type="float" office:value="18.12436992" calcext:value-type="float">
            <text:p>18.12436992</text:p>
          </table:table-cell>
          <table:table-cell office:value-type="float" office:value="0.0428600013256" calcext:value-type="float">
            <text:p>0.0428600013256</text:p>
          </table:table-cell>
          <table:table-cell/>
          <table:table-cell office:value-type="float" office:value="-1.26713144779" calcext:value-type="float">
            <text:p>-1.26713144779</text:p>
          </table:table-cell>
          <table:table-cell office:value-type="float" office:value="-0.621644198895" calcext:value-type="float">
            <text:p>-0.621644198895</text:p>
          </table:table-cell>
          <table:table-cell office:value-type="float" office:value="-0.866657555103" calcext:value-type="float">
            <text:p>-0.866657555103</text:p>
          </table:table-cell>
          <table:table-cell/>
          <table:table-cell office:value-type="float" office:value="8.11966228485" calcext:value-type="float">
            <text:p>8.11966228485</text:p>
          </table:table-cell>
          <table:table-cell/>
          <table:table-cell office:value-type="float" office:value="0.0645999982953" calcext:value-type="float">
            <text:p>0.0645999982953</text:p>
          </table:table-cell>
          <table:table-cell table:formula="of:=([.K316]-[.K315])/([.B316]-[.B315])" office:value-type="float" office:value="-0.0199486841086825" calcext:value-type="float">
            <text:p>-0.019948684108683</text:p>
          </table:table-cell>
          <table:table-cell table:formula="of:= ROUNDUP([.L315]; 4)" office:value-type="float" office:value="-0.02" calcext:value-type="float">
            <text:p>-0.02</text:p>
          </table:table-cell>
          <table:table-cell office:value-type="float" office:value="-0.0643400028348" calcext:value-type="float">
            <text:p>-0.0643400028348</text:p>
          </table:table-cell>
          <table:table-cell office:value-type="float" office:value="0.00597999989986" calcext:value-type="float">
            <text:p>0.00597999989986</text:p>
          </table:table-cell>
          <table:table-cell table:style-name="Default" office:value-type="float" office:value="0.000280000007479" calcext:value-type="float">
            <text:p>0.000280000007479</text:p>
          </table:table-cell>
        </table:table-row>
        <table:table-row table:style-name="ro1">
          <table:table-cell office:value-type="float" office:value="1.59204318358048E+018" calcext:value-type="float">
            <text:p>1.59204318358048E+018</text:p>
          </table:table-cell>
          <table:table-cell table:formula="of:= ([.A316]-1.59204316535084E+018)*0.000000001" office:value-type="float" office:value="18.229639936" calcext:value-type="float">
            <text:p>18.229639936</text:p>
          </table:table-cell>
          <table:table-cell office:value-type="float" office:value="0.0467699989676" calcext:value-type="float">
            <text:p>0.0467699989676</text:p>
          </table:table-cell>
          <table:table-cell/>
          <table:table-cell office:value-type="float" office:value="-1.2715908289" calcext:value-type="float">
            <text:p>-1.2715908289</text:p>
          </table:table-cell>
          <table:table-cell office:value-type="float" office:value="-0.62847340107" calcext:value-type="float">
            <text:p>-0.62847340107</text:p>
          </table:table-cell>
          <table:table-cell office:value-type="float" office:value="-0.866633713245" calcext:value-type="float">
            <text:p>-0.866633713245</text:p>
          </table:table-cell>
          <table:table-cell/>
          <table:table-cell office:value-type="float" office:value="8.14654350281" calcext:value-type="float">
            <text:p>8.14654350281</text:p>
          </table:table-cell>
          <table:table-cell/>
          <table:table-cell office:value-type="float" office:value="0.0625" calcext:value-type="float">
            <text:p>0.0625</text:p>
          </table:table-cell>
          <table:table-cell table:formula="of:=([.K317]-[.K316])/([.B317]-[.B316])" office:value-type="float" office:value="0.0529102957837653" calcext:value-type="float">
            <text:p>0.052910295783765</text:p>
          </table:table-cell>
          <table:table-cell table:formula="of:= ROUNDUP([.L316]; 4)" office:value-type="float" office:value="0.053" calcext:value-type="float">
            <text:p>0.053</text:p>
          </table:table-cell>
          <table:table-cell office:value-type="float" office:value="-0.0615999996662" calcext:value-type="float">
            <text:p>-0.0615999996662</text:p>
          </table:table-cell>
          <table:table-cell office:value-type="float" office:value="-0.0103099998087" calcext:value-type="float">
            <text:p>-0.0103099998087</text:p>
          </table:table-cell>
          <table:table-cell table:style-name="Default" office:value-type="float" office:value="0.000230000005104" calcext:value-type="float">
            <text:p>0.000230000005104</text:p>
          </table:table-cell>
        </table:table-row>
        <table:table-row table:style-name="ro1">
          <table:table-cell office:value-type="float" office:value="1.5920431836334E+018" calcext:value-type="float">
            <text:p>1.5920431836334E+018</text:p>
          </table:table-cell>
          <table:table-cell table:formula="of:= ([.A317]-1.59204316535084E+018)*0.000000001" office:value-type="float" office:value="18.282559744" calcext:value-type="float">
            <text:p>18.282559744</text:p>
          </table:table-cell>
          <table:table-cell office:value-type="float" office:value="0.0551900006831" calcext:value-type="float">
            <text:p>0.0551900006831</text:p>
          </table:table-cell>
          <table:table-cell/>
          <table:table-cell office:value-type="float" office:value="-1.27411651611" calcext:value-type="float">
            <text:p>-1.27411651611</text:p>
          </table:table-cell>
          <table:table-cell office:value-type="float" office:value="-0.632273316383" calcext:value-type="float">
            <text:p>-0.632273316383</text:p>
          </table:table-cell>
          <table:table-cell office:value-type="float" office:value="-0.866631925106" calcext:value-type="float">
            <text:p>-0.866631925106</text:p>
          </table:table-cell>
          <table:table-cell/>
          <table:table-cell office:value-type="float" office:value="8.20443153381" calcext:value-type="float">
            <text:p>8.20443153381</text:p>
          </table:table-cell>
          <table:table-cell/>
          <table:table-cell office:value-type="float" office:value="0.0653000026941" calcext:value-type="float">
            <text:p>0.0653000026941</text:p>
          </table:table-cell>
          <table:table-cell table:formula="of:=([.K318]-[.K317])/([.B318]-[.B317])" office:value-type="float" office:value="0.0769378616021182" calcext:value-type="float">
            <text:p>0.076937861602118</text:p>
          </table:table-cell>
          <table:table-cell table:formula="of:= ROUNDUP([.L317]; 4)" office:value-type="float" office:value="0.077" calcext:value-type="float">
            <text:p>0.077</text:p>
          </table:table-cell>
          <table:table-cell office:value-type="float" office:value="-0.0614200010896" calcext:value-type="float">
            <text:p>-0.0614200010896</text:p>
          </table:table-cell>
          <table:table-cell office:value-type="float" office:value="-0.0221800003201" calcext:value-type="float">
            <text:p>-0.0221800003201</text:p>
          </table:table-cell>
          <table:table-cell table:style-name="Default" office:value-type="float" office:value="0.000140000003739" calcext:value-type="float">
            <text:p>0.000140000003739</text:p>
          </table:table-cell>
        </table:table-row>
        <table:table-row table:style-name="ro1">
          <table:table-cell office:value-type="float" office:value="1.59204318368539E+018" calcext:value-type="float">
            <text:p>1.59204318368539E+018</text:p>
          </table:table-cell>
          <table:table-cell table:formula="of:= ([.A318]-1.59204316535084E+018)*0.000000001" office:value-type="float" office:value="18.33454976" calcext:value-type="float">
            <text:p>18.33454976</text:p>
          </table:table-cell>
          <table:table-cell office:value-type="float" office:value="0.0559399984777" calcext:value-type="float">
            <text:p>0.0559399984777</text:p>
          </table:table-cell>
          <table:table-cell/>
          <table:table-cell office:value-type="float" office:value="-1.27707636356" calcext:value-type="float">
            <text:p>-1.27707636356</text:p>
          </table:table-cell>
          <table:table-cell office:value-type="float" office:value="-0.635097622871" calcext:value-type="float">
            <text:p>-0.635097622871</text:p>
          </table:table-cell>
          <table:table-cell office:value-type="float" office:value="-0.866628408432" calcext:value-type="float">
            <text:p>-0.866628408432</text:p>
          </table:table-cell>
          <table:table-cell/>
          <table:table-cell office:value-type="float" office:value="8.20958709717" calcext:value-type="float">
            <text:p>8.20958709717</text:p>
          </table:table-cell>
          <table:table-cell/>
          <table:table-cell office:value-type="float" office:value="0.0693000033498" calcext:value-type="float">
            <text:p>0.0693000033498</text:p>
          </table:table-cell>
          <table:table-cell table:formula="of:=([.K319]-[.K318])/([.B319]-[.B318])" office:value-type="float" office:value="0.0625117710646279" calcext:value-type="float">
            <text:p>0.062511771064628</text:p>
          </table:table-cell>
          <table:table-cell table:formula="of:= ROUNDUP([.L318]; 4)" office:value-type="float" office:value="0.0626" calcext:value-type="float">
            <text:p>0.0626</text:p>
          </table:table-cell>
          <table:table-cell office:value-type="float" office:value="-0.0616700015962" calcext:value-type="float">
            <text:p>-0.0616700015962</text:p>
          </table:table-cell>
          <table:table-cell office:value-type="float" office:value="-0.0316400006413" calcext:value-type="float">
            <text:p>-0.0316400006413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office:value-type="float" office:value="1.59204318373658E+018" calcext:value-type="float">
            <text:p>1.59204318373658E+018</text:p>
          </table:table-cell>
          <table:table-cell table:formula="of:= ([.A319]-1.59204316535084E+018)*0.000000001" office:value-type="float" office:value="18.385740032" calcext:value-type="float">
            <text:p>18.385740032</text:p>
          </table:table-cell>
          <table:table-cell office:value-type="float" office:value="0.0495099984109" calcext:value-type="float">
            <text:p>0.0495099984109</text:p>
          </table:table-cell>
          <table:table-cell/>
          <table:table-cell office:value-type="float" office:value="-1.28062069416" calcext:value-type="float">
            <text:p>-1.28062069416</text:p>
          </table:table-cell>
          <table:table-cell office:value-type="float" office:value="-0.636325836182" calcext:value-type="float">
            <text:p>-0.636325836182</text:p>
          </table:table-cell>
          <table:table-cell office:value-type="float" office:value="-0.866673946381" calcext:value-type="float">
            <text:p>-0.866673946381</text:p>
          </table:table-cell>
          <table:table-cell/>
          <table:table-cell office:value-type="float" office:value="8.16538143158" calcext:value-type="float">
            <text:p>8.16538143158</text:p>
          </table:table-cell>
          <table:table-cell/>
          <table:table-cell office:value-type="float" office:value="0.0724999979138" calcext:value-type="float">
            <text:p>0.0724999979138</text:p>
          </table:table-cell>
          <table:table-cell table:formula="of:=([.K320]-[.K319])/([.B320]-[.B319])" office:value-type="float" office:value="0.00768045962751857" calcext:value-type="float">
            <text:p>0.007680459627519</text:p>
          </table:table-cell>
          <table:table-cell table:formula="of:= ROUNDUP([.L319]; 4)" office:value-type="float" office:value="0.0077" calcext:value-type="float">
            <text:p>0.0077</text:p>
          </table:table-cell>
          <table:table-cell office:value-type="float" office:value="-0.0623300001025" calcext:value-type="float">
            <text:p>-0.0623300001025</text:p>
          </table:table-cell>
          <table:table-cell office:value-type="float" office:value="-0.0369599983096" calcext:value-type="float">
            <text:p>-0.0369599983096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8378866E+018" calcext:value-type="float">
            <text:p>1.59204318378866E+018</text:p>
          </table:table-cell>
          <table:table-cell table:formula="of:= ([.A320]-1.59204316535084E+018)*0.000000001" office:value-type="float" office:value="18.43782016" calcext:value-type="float">
            <text:p>18.43782016</text:p>
          </table:table-cell>
          <table:table-cell office:value-type="float" office:value="0.0361299999058" calcext:value-type="float">
            <text:p>0.0361299999058</text:p>
          </table:table-cell>
          <table:table-cell/>
          <table:table-cell office:value-type="float" office:value="-1.28476977348" calcext:value-type="float">
            <text:p>-1.28476977348</text:p>
          </table:table-cell>
          <table:table-cell office:value-type="float" office:value="-0.635733306408" calcext:value-type="float">
            <text:p>-0.635733306408</text:p>
          </table:table-cell>
          <table:table-cell office:value-type="float" office:value="-0.866670429707" calcext:value-type="float">
            <text:p>-0.866670429707</text:p>
          </table:table-cell>
          <table:table-cell/>
          <table:table-cell office:value-type="float" office:value="8.07339382172" calcext:value-type="float">
            <text:p>8.07339382172</text:p>
          </table:table-cell>
          <table:table-cell/>
          <table:table-cell office:value-type="float" office:value="0.0728999972343" calcext:value-type="float">
            <text:p>0.0728999972343</text:p>
          </table:table-cell>
          <table:table-cell table:formula="of:=([.K321]-[.K320])/([.B321]-[.B320])" office:value-type="float" office:value="-0.0225511987051111" calcext:value-type="float">
            <text:p>-0.022551198705111</text:p>
          </table:table-cell>
          <table:table-cell table:formula="of:= ROUNDUP([.L320]; 4)" office:value-type="float" office:value="-0.0226" calcext:value-type="float">
            <text:p>-0.0226</text:p>
          </table:table-cell>
          <table:table-cell office:value-type="float" office:value="-0.0624199993908" calcext:value-type="float">
            <text:p>-0.0624199993908</text:p>
          </table:table-cell>
          <table:table-cell office:value-type="float" office:value="-0.0377499982715" calcext:value-type="float">
            <text:p>-0.037749998271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8389065E+018" calcext:value-type="float">
            <text:p>1.59204318389065E+018</text:p>
          </table:table-cell>
          <table:table-cell table:formula="of:= ([.A321]-1.59204316535084E+018)*0.000000001" office:value-type="float" office:value="18.539810048" calcext:value-type="float">
            <text:p>18.539810048</text:p>
          </table:table-cell>
          <table:table-cell office:value-type="float" office:value="0.0207899995148" calcext:value-type="float">
            <text:p>0.0207899995148</text:p>
          </table:table-cell>
          <table:table-cell/>
          <table:table-cell office:value-type="float" office:value="-1.29257369041" calcext:value-type="float">
            <text:p>-1.29257369041</text:p>
          </table:table-cell>
          <table:table-cell office:value-type="float" office:value="-0.633100986481" calcext:value-type="float">
            <text:p>-0.633100986481</text:p>
          </table:table-cell>
          <table:table-cell office:value-type="float" office:value="-0.866617083549" calcext:value-type="float">
            <text:p>-0.866617083549</text:p>
          </table:table-cell>
          <table:table-cell/>
          <table:table-cell office:value-type="float" office:value="7.9679312706" calcext:value-type="float">
            <text:p>7.9679312706</text:p>
          </table:table-cell>
          <table:table-cell/>
          <table:table-cell office:value-type="float" office:value="0.0706000030041" calcext:value-type="float">
            <text:p>0.0706000030041</text:p>
          </table:table-cell>
          <table:table-cell table:formula="of:=([.K322]-[.K321])/([.B322]-[.B321])" office:value-type="float" office:value="-0.0485437575339762" calcext:value-type="float">
            <text:p>-0.048543757533976</text:p>
          </table:table-cell>
          <table:table-cell table:formula="of:= ROUNDUP([.L321]; 4)" office:value-type="float" office:value="-0.0486" calcext:value-type="float">
            <text:p>-0.0486</text:p>
          </table:table-cell>
          <table:table-cell office:value-type="float" office:value="-0.0634199976921" calcext:value-type="float">
            <text:p>-0.0634199976921</text:p>
          </table:table-cell>
          <table:table-cell office:value-type="float" office:value="-0.0309200007468" calcext:value-type="float">
            <text:p>-0.0309200007468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9204318394215E+018" calcext:value-type="float">
            <text:p>1.59204318394215E+018</text:p>
          </table:table-cell>
          <table:table-cell table:formula="of:= ([.A322]-1.59204316535084E+018)*0.000000001" office:value-type="float" office:value="18.59131008" calcext:value-type="float">
            <text:p>18.59131008</text:p>
          </table:table-cell>
          <table:table-cell office:value-type="float" office:value="0.00737999984995" calcext:value-type="float">
            <text:p>0.00737999984995</text:p>
          </table:table-cell>
          <table:table-cell/>
          <table:table-cell office:value-type="float" office:value="-1.296474576" calcext:value-type="float">
            <text:p>-1.296474576</text:p>
          </table:table-cell>
          <table:table-cell office:value-type="float" office:value="-0.631415069103" calcext:value-type="float">
            <text:p>-0.631415069103</text:p>
          </table:table-cell>
          <table:table-cell office:value-type="float" office:value="-0.866620361805" calcext:value-type="float">
            <text:p>-0.866620361805</text:p>
          </table:table-cell>
          <table:table-cell/>
          <table:table-cell office:value-type="float" office:value="7.87573766708" calcext:value-type="float">
            <text:p>7.87573766708</text:p>
          </table:table-cell>
          <table:table-cell/>
          <table:table-cell office:value-type="float" office:value="0.0680999979377" calcext:value-type="float">
            <text:p>0.0680999979377</text:p>
          </table:table-cell>
          <table:table-cell table:formula="of:=([.K323]-[.K322])/([.B323]-[.B322])" office:value-type="float" office:value="-0.0368861145887679" calcext:value-type="float">
            <text:p>-0.036886114588768</text:p>
          </table:table-cell>
          <table:table-cell table:formula="of:= ROUNDUP([.L322]; 4)" office:value-type="float" office:value="-0.0369" calcext:value-type="float">
            <text:p>-0.0369</text:p>
          </table:table-cell>
          <table:table-cell office:value-type="float" office:value="-0.0617600008845" calcext:value-type="float">
            <text:p>-0.0617600008845</text:p>
          </table:table-cell>
          <table:table-cell office:value-type="float" office:value="-0.0287500005215" calcext:value-type="float">
            <text:p>-0.0287500005215</text:p>
          </table:table-cell>
          <table:table-cell office:value-type="float" office:value="0.000079999997979" calcext:value-type="float">
            <text:p>8.00E-05</text:p>
          </table:table-cell>
        </table:table-row>
        <table:table-row table:style-name="ro1">
          <table:table-cell office:value-type="float" office:value="1.59204318399366E+018" calcext:value-type="float">
            <text:p>1.59204318399366E+018</text:p>
          </table:table-cell>
          <table:table-cell table:formula="of:= ([.A323]-1.59204316535084E+018)*0.000000001" office:value-type="float" office:value="18.64281984" calcext:value-type="float">
            <text:p>18.64281984</text:p>
          </table:table-cell>
          <table:table-cell office:value-type="float" office:value="-0.00209000008181" calcext:value-type="float">
            <text:p>-0.00209000008181</text:p>
          </table:table-cell>
          <table:table-cell/>
          <table:table-cell office:value-type="float" office:value="-1.30016171932" calcext:value-type="float">
            <text:p>-1.30016171932</text:p>
          </table:table-cell>
          <table:table-cell office:value-type="float" office:value="-0.629806280136" calcext:value-type="float">
            <text:p>-0.629806280136</text:p>
          </table:table-cell>
          <table:table-cell office:value-type="float" office:value="-0.866614758968" calcext:value-type="float">
            <text:p>-0.866614758968</text:p>
          </table:table-cell>
          <table:table-cell/>
          <table:table-cell office:value-type="float" office:value="7.81063127518" calcext:value-type="float">
            <text:p>7.81063127518</text:p>
          </table:table-cell>
          <table:table-cell/>
          <table:table-cell office:value-type="float" office:value="0.0662000030279" calcext:value-type="float">
            <text:p>0.0662000030279</text:p>
          </table:table-cell>
          <table:table-cell table:formula="of:=([.K324]-[.K323])/([.B324]-[.B323])" office:value-type="float" office:value="-0.0156220726723914" calcext:value-type="float">
            <text:p>-0.015622072672391</text:p>
          </table:table-cell>
          <table:table-cell table:formula="of:= ROUNDUP([.L323]; 4)" office:value-type="float" office:value="-0.0157" calcext:value-type="float">
            <text:p>-0.0157</text:p>
          </table:table-cell>
          <table:table-cell office:value-type="float" office:value="-0.0620299987495" calcext:value-type="float">
            <text:p>-0.0620299987495</text:p>
          </table:table-cell>
          <table:table-cell office:value-type="float" office:value="-0.0232500005513" calcext:value-type="float">
            <text:p>-0.0232500005513</text:p>
          </table:table-cell>
          <table:table-cell office:value-type="float" office:value="0.000079999997979" calcext:value-type="float">
            <text:p>8.00E-05</text:p>
          </table:table-cell>
        </table:table-row>
        <table:table-row table:style-name="ro1">
          <table:table-cell office:value-type="float" office:value="1.59204318404487E+018" calcext:value-type="float">
            <text:p>1.59204318404487E+018</text:p>
          </table:table-cell>
          <table:table-cell table:formula="of:= ([.A324]-1.59204316535084E+018)*0.000000001" office:value-type="float" office:value="18.694029824" calcext:value-type="float">
            <text:p>18.694029824</text:p>
          </table:table-cell>
          <table:table-cell office:value-type="float" office:value="-0.00353999994695" calcext:value-type="float">
            <text:p>-0.00353999994695</text:p>
          </table:table-cell>
          <table:table-cell/>
          <table:table-cell office:value-type="float" office:value="-1.30400943756" calcext:value-type="float">
            <text:p>-1.30400943756</text:p>
          </table:table-cell>
          <table:table-cell office:value-type="float" office:value="-0.628145158291" calcext:value-type="float">
            <text:p>-0.628145158291</text:p>
          </table:table-cell>
          <table:table-cell office:value-type="float" office:value="-0.866607427597" calcext:value-type="float">
            <text:p>-0.866607427597</text:p>
          </table:table-cell>
          <table:table-cell/>
          <table:table-cell office:value-type="float" office:value="7.80066251755" calcext:value-type="float">
            <text:p>7.80066251755</text:p>
          </table:table-cell>
          <table:table-cell/>
          <table:table-cell office:value-type="float" office:value="0.0653999969363" calcext:value-type="float">
            <text:p>0.0653999969363</text:p>
          </table:table-cell>
          <table:table-cell table:formula="of:=([.K325]-[.K324])/([.B325]-[.B324])" office:value-type="float" office:value="0.00765269100602106" calcext:value-type="float">
            <text:p>0.007652691006021</text:p>
          </table:table-cell>
          <table:table-cell table:formula="of:= ROUNDUP([.L324]; 4)" office:value-type="float" office:value="0.0077" calcext:value-type="float">
            <text:p>0.0077</text:p>
          </table:table-cell>
          <table:table-cell office:value-type="float" office:value="-0.0633900016546" calcext:value-type="float">
            <text:p>-0.0633900016546</text:p>
          </table:table-cell>
          <table:table-cell office:value-type="float" office:value="-0.0161700006574" calcext:value-type="float">
            <text:p>-0.0161700006574</text:p>
          </table:table-cell>
          <table:table-cell office:value-type="float" office:value="0.0000499999987369" calcext:value-type="float">
            <text:p>5.00E-05</text:p>
          </table:table-cell>
        </table:table-row>
        <table:table-row table:style-name="ro1">
          <table:table-cell office:value-type="float" office:value="1.59204318409714E+018" calcext:value-type="float">
            <text:p>1.59204318409714E+018</text:p>
          </table:table-cell>
          <table:table-cell table:formula="of:= ([.A325]-1.59204316535084E+018)*0.000000001" office:value-type="float" office:value="18.746299904" calcext:value-type="float">
            <text:p>18.746299904</text:p>
          </table:table-cell>
          <table:table-cell office:value-type="float" office:value="0.00193000002764" calcext:value-type="float">
            <text:p>0.00193000002764</text:p>
          </table:table-cell>
          <table:table-cell/>
          <table:table-cell office:value-type="float" office:value="-1.30776321888" calcext:value-type="float">
            <text:p>-1.30776321888</text:p>
          </table:table-cell>
          <table:table-cell office:value-type="float" office:value="-0.626551389694" calcext:value-type="float">
            <text:p>-0.626551389694</text:p>
          </table:table-cell>
          <table:table-cell office:value-type="float" office:value="-0.866617083549" calcext:value-type="float">
            <text:p>-0.866617083549</text:p>
          </table:table-cell>
          <table:table-cell/>
          <table:table-cell office:value-type="float" office:value="7.83826875687" calcext:value-type="float">
            <text:p>7.83826875687</text:p>
          </table:table-cell>
          <table:table-cell/>
          <table:table-cell office:value-type="float" office:value="0.0658000037074" calcext:value-type="float">
            <text:p>0.0658000037074</text:p>
          </table:table-cell>
          <table:table-cell table:formula="of:=([.K326]-[.K325])/([.B326]-[.B325])" office:value-type="float" office:value="0.0956656891878546" calcext:value-type="float">
            <text:p>0.095665689187855</text:p>
          </table:table-cell>
          <table:table-cell table:formula="of:= ROUNDUP([.L325]; 4)" office:value-type="float" office:value="0.0957" calcext:value-type="float">
            <text:p>0.0957</text:p>
          </table:table-cell>
          <table:table-cell office:value-type="float" office:value="-0.0653299987316" calcext:value-type="float">
            <text:p>-0.0653299987316</text:p>
          </table:table-cell>
          <table:table-cell office:value-type="float" office:value="-0.00789000000805" calcext:value-type="float">
            <text:p>-0.00789000000805</text:p>
          </table:table-cell>
          <table:table-cell office:value-type="float" office:value="0.0000700000018696" calcext:value-type="float">
            <text:p>7.00E-05</text:p>
          </table:table-cell>
        </table:table-row>
        <table:table-row table:style-name="ro1">
          <table:table-cell office:value-type="float" office:value="1.59204318414836E+018" calcext:value-type="float">
            <text:p>1.59204318414836E+018</text:p>
          </table:table-cell>
          <table:table-cell table:formula="of:= ([.A326]-1.59204316535084E+018)*0.000000001" office:value-type="float" office:value="18.797519872" calcext:value-type="float">
            <text:p>18.797519872</text:p>
          </table:table-cell>
          <table:table-cell office:value-type="float" office:value="0.0144400000572" calcext:value-type="float">
            <text:p>0.0144400000572</text:p>
          </table:table-cell>
          <table:table-cell/>
          <table:table-cell office:value-type="float" office:value="-1.31160104275" calcext:value-type="float">
            <text:p>-1.31160104275</text:p>
          </table:table-cell>
          <table:table-cell office:value-type="float" office:value="-0.624915957451" calcext:value-type="float">
            <text:p>-0.624915957451</text:p>
          </table:table-cell>
          <table:table-cell office:value-type="float" office:value="-0.866602659225" calcext:value-type="float">
            <text:p>-0.866602659225</text:p>
          </table:table-cell>
          <table:table-cell/>
          <table:table-cell office:value-type="float" office:value="7.92427492142" calcext:value-type="float">
            <text:p>7.92427492142</text:p>
          </table:table-cell>
          <table:table-cell/>
          <table:table-cell office:value-type="float" office:value="0.0706999972463" calcext:value-type="float">
            <text:p>0.0706999972463</text:p>
          </table:table-cell>
          <table:table-cell table:formula="of:=([.K327]-[.K326])/([.B327]-[.B326])" office:value-type="float" office:value="0.0701071122373204" calcext:value-type="float">
            <text:p>0.07010711223732</text:p>
          </table:table-cell>
          <table:table-cell table:formula="of:= ROUNDUP([.L326]; 4)" office:value-type="float" office:value="0.0702" calcext:value-type="float">
            <text:p>0.0702</text:p>
          </table:table-cell>
          <table:table-cell office:value-type="float" office:value="-0.0704500004649" calcext:value-type="float">
            <text:p>-0.0704500004649</text:p>
          </table:table-cell>
          <table:table-cell office:value-type="float" office:value="0.00626000016928" calcext:value-type="float">
            <text:p>0.00626000016928</text:p>
          </table:table-cell>
          <table:table-cell office:value-type="float" office:value="0.0000499999987369" calcext:value-type="float">
            <text:p>5.00E-05</text:p>
          </table:table-cell>
        </table:table-row>
        <table:table-row table:style-name="ro1">
          <table:table-cell office:value-type="float" office:value="1.59204318419971E+018" calcext:value-type="float">
            <text:p>1.59204318419971E+018</text:p>
          </table:table-cell>
          <table:table-cell table:formula="of:= ([.A327]-1.59204316535084E+018)*0.000000001" office:value-type="float" office:value="18.848869888" calcext:value-type="float">
            <text:p>18.848869888</text:p>
          </table:table-cell>
          <table:table-cell office:value-type="float" office:value="0.015890000388" calcext:value-type="float">
            <text:p>0.015890000388</text:p>
          </table:table-cell>
          <table:table-cell/>
          <table:table-cell office:value-type="float" office:value="-1.31521511078" calcext:value-type="float">
            <text:p>-1.31521511078</text:p>
          </table:table-cell>
          <table:table-cell office:value-type="float" office:value="-0.623344182968" calcext:value-type="float">
            <text:p>-0.623344182968</text:p>
          </table:table-cell>
          <table:table-cell office:value-type="float" office:value="-0.866601228714" calcext:value-type="float">
            <text:p>-0.866601228714</text:p>
          </table:table-cell>
          <table:table-cell/>
          <table:table-cell office:value-type="float" office:value="7.93424367905" calcext:value-type="float">
            <text:p>7.93424367905</text:p>
          </table:table-cell>
          <table:table-cell/>
          <table:table-cell office:value-type="float" office:value="0.0742999985814" calcext:value-type="float">
            <text:p>0.0742999985814</text:p>
          </table:table-cell>
          <table:table-cell table:formula="of:=([.K328]-[.K327])/([.B328]-[.B327])" office:value-type="float" office:value="0.0714010178129542" calcext:value-type="float">
            <text:p>0.071401017812954</text:p>
          </table:table-cell>
          <table:table-cell table:formula="of:= ROUNDUP([.L327]; 4)" office:value-type="float" office:value="0.0715" calcext:value-type="float">
            <text:p>0.0715</text:p>
          </table:table-cell>
          <table:table-cell office:value-type="float" office:value="-0.0725700035691" calcext:value-type="float">
            <text:p>-0.0725700035691</text:p>
          </table:table-cell>
          <table:table-cell office:value-type="float" office:value="0.0157699994743" calcext:value-type="float">
            <text:p>0.0157699994743</text:p>
          </table:table-cell>
          <table:table-cell office:value-type="float" office:value="0.0000499999987369" calcext:value-type="float">
            <text:p>5.00E-05</text:p>
          </table:table-cell>
        </table:table-row>
        <table:table-row table:style-name="ro1">
          <table:table-cell office:value-type="float" office:value="1.59204318425153E+018" calcext:value-type="float">
            <text:p>1.59204318425153E+018</text:p>
          </table:table-cell>
          <table:table-cell table:formula="of:= ([.A328]-1.59204316535084E+018)*0.000000001" office:value-type="float" office:value="18.90068992" calcext:value-type="float">
            <text:p>18.90068992</text:p>
          </table:table-cell>
          <table:table-cell office:value-type="float" office:value="0.0153700001538" calcext:value-type="float">
            <text:p>0.0153700001538</text:p>
          </table:table-cell>
          <table:table-cell/>
          <table:table-cell office:value-type="float" office:value="-1.31915855408" calcext:value-type="float">
            <text:p>-1.31915855408</text:p>
          </table:table-cell>
          <table:table-cell office:value-type="float" office:value="-0.621640324593" calcext:value-type="float">
            <text:p>-0.621640324593</text:p>
          </table:table-cell>
          <table:table-cell office:value-type="float" office:value="-0.866622924805" calcext:value-type="float">
            <text:p>-0.866622924805</text:p>
          </table:table-cell>
          <table:table-cell/>
          <table:table-cell office:value-type="float" office:value="7.93066883087" calcext:value-type="float">
            <text:p>7.93066883087</text:p>
          </table:table-cell>
          <table:table-cell/>
          <table:table-cell office:value-type="float" office:value="0.0780000016093" calcext:value-type="float">
            <text:p>0.0780000016093</text:p>
          </table:table-cell>
          <table:table-cell table:formula="of:=([.K329]-[.K328])/([.B329]-[.B328])" office:value-type="float" office:value="0.0272372785514113" calcext:value-type="float">
            <text:p>0.027237278551411</text:p>
          </table:table-cell>
          <table:table-cell table:formula="of:= ROUNDUP([.L328]; 4)" office:value-type="float" office:value="0.0273" calcext:value-type="float">
            <text:p>0.0273</text:p>
          </table:table-cell>
          <table:table-cell office:value-type="float" office:value="-0.0743300020695" calcext:value-type="float">
            <text:p>-0.0743300020695</text:p>
          </table:table-cell>
          <table:table-cell office:value-type="float" office:value="0.0237700007856" calcext:value-type="float">
            <text:p>0.0237700007856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8430293E+018" calcext:value-type="float">
            <text:p>1.59204318430293E+018</text:p>
          </table:table-cell>
          <table:table-cell table:formula="of:= ([.A329]-1.59204316535084E+018)*0.000000001" office:value-type="float" office:value="18.952090112" calcext:value-type="float">
            <text:p>18.952090112</text:p>
          </table:table-cell>
          <table:table-cell office:value-type="float" office:value="0.0121799996123" calcext:value-type="float">
            <text:p>0.0121799996123</text:p>
          </table:table-cell>
          <table:table-cell/>
          <table:table-cell office:value-type="float" office:value="-1.3222373724" calcext:value-type="float">
            <text:p>-1.3222373724</text:p>
          </table:table-cell>
          <table:table-cell office:value-type="float" office:value="-0.619297027588" calcext:value-type="float">
            <text:p>-0.619297027588</text:p>
          </table:table-cell>
          <table:table-cell office:value-type="float" office:value="-0.866719245911" calcext:value-type="float">
            <text:p>-0.866719245911</text:p>
          </table:table-cell>
          <table:table-cell/>
          <table:table-cell office:value-type="float" office:value="7.90873765945" calcext:value-type="float">
            <text:p>7.90873765945</text:p>
          </table:table-cell>
          <table:table-cell/>
          <table:table-cell office:value-type="float" office:value="0.0794000029564" calcext:value-type="float">
            <text:p>0.0794000029564</text:p>
          </table:table-cell>
          <table:table-cell table:formula="of:=([.K330]-[.K329])/([.B330]-[.B329])" office:value-type="float" office:value="-0.0272058426881182" calcext:value-type="float">
            <text:p>-0.027205842688118</text:p>
          </table:table-cell>
          <table:table-cell table:formula="of:= ROUNDUP([.L329]; 4)" office:value-type="float" office:value="-0.0273" calcext:value-type="float">
            <text:p>-0.0273</text:p>
          </table:table-cell>
          <table:table-cell office:value-type="float" office:value="-0.0734800025821" calcext:value-type="float">
            <text:p>-0.0734800025821</text:p>
          </table:table-cell>
          <table:table-cell office:value-type="float" office:value="0.0300699993968" calcext:value-type="float">
            <text:p>0.0300699993968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8435439E+018" calcext:value-type="float">
            <text:p>1.59204318435439E+018</text:p>
          </table:table-cell>
          <table:table-cell table:formula="of:= ([.A330]-1.59204316535084E+018)*0.000000001" office:value-type="float" office:value="19.003549696" calcext:value-type="float">
            <text:p>19.003549696</text:p>
          </table:table-cell>
          <table:table-cell office:value-type="float" office:value="0.00901000015438" calcext:value-type="float">
            <text:p>0.00901000015438</text:p>
          </table:table-cell>
          <table:table-cell/>
          <table:table-cell office:value-type="float" office:value="-1.32415819168" calcext:value-type="float">
            <text:p>-1.32415819168</text:p>
          </table:table-cell>
          <table:table-cell office:value-type="float" office:value="-0.615819036961" calcext:value-type="float">
            <text:p>-0.615819036961</text:p>
          </table:table-cell>
          <table:table-cell office:value-type="float" office:value="-0.866659104824" calcext:value-type="float">
            <text:p>-0.866659104824</text:p>
          </table:table-cell>
          <table:table-cell/>
          <table:table-cell office:value-type="float" office:value="7.88694381714" calcext:value-type="float">
            <text:p>7.88694381714</text:p>
          </table:table-cell>
          <table:table-cell/>
          <table:table-cell office:value-type="float" office:value="0.0780000016093" calcext:value-type="float">
            <text:p>0.0780000016093</text:p>
          </table:table-cell>
          <table:table-cell table:formula="of:=([.K331]-[.K330])/([.B331]-[.B330])" office:value-type="float" office:value="-0.0365243017850136" calcext:value-type="float">
            <text:p>-0.036524301785014</text:p>
          </table:table-cell>
          <table:table-cell table:formula="of:= ROUNDUP([.L330]; 4)" office:value-type="float" office:value="-0.0366" calcext:value-type="float">
            <text:p>-0.0366</text:p>
          </table:table-cell>
          <table:table-cell office:value-type="float" office:value="-0.0696199983358" calcext:value-type="float">
            <text:p>-0.0696199983358</text:p>
          </table:table-cell>
          <table:table-cell office:value-type="float" office:value="0.0351999998093" calcext:value-type="float">
            <text:p>0.0351999998093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8440641E+018" calcext:value-type="float">
            <text:p>1.59204318440641E+018</text:p>
          </table:table-cell>
          <table:table-cell table:formula="of:= ([.A331]-1.59204316535084E+018)*0.000000001" office:value-type="float" office:value="19.05556992" calcext:value-type="float">
            <text:p>19.05556992</text:p>
          </table:table-cell>
          <table:table-cell office:value-type="float" office:value="0.0106600001454" calcext:value-type="float">
            <text:p>0.0106600001454</text:p>
          </table:table-cell>
          <table:table-cell/>
          <table:table-cell office:value-type="float" office:value="-1.32582247257" calcext:value-type="float">
            <text:p>-1.32582247257</text:p>
          </table:table-cell>
          <table:table-cell office:value-type="float" office:value="-0.612262010574" calcext:value-type="float">
            <text:p>-0.612262010574</text:p>
          </table:table-cell>
          <table:table-cell office:value-type="float" office:value="-0.866451203823" calcext:value-type="float">
            <text:p>-0.866451203823</text:p>
          </table:table-cell>
          <table:table-cell/>
          <table:table-cell office:value-type="float" office:value="7.8982872963" calcext:value-type="float">
            <text:p>7.8982872963</text:p>
          </table:table-cell>
          <table:table-cell/>
          <table:table-cell office:value-type="float" office:value="0.076099999249" calcext:value-type="float">
            <text:p>0.076099999249</text:p>
          </table:table-cell>
          <table:table-cell table:formula="of:=([.K332]-[.K331])/([.B332]-[.B331])" office:value-type="float" office:value="-0.0365806478370756" calcext:value-type="float">
            <text:p>-0.036580647837076</text:p>
          </table:table-cell>
          <table:table-cell table:formula="of:= ROUNDUP([.L331]; 4)" office:value-type="float" office:value="-0.0366" calcext:value-type="float">
            <text:p>-0.0366</text:p>
          </table:table-cell>
          <table:table-cell office:value-type="float" office:value="-0.0644700005651" calcext:value-type="float">
            <text:p>-0.0644700005651</text:p>
          </table:table-cell>
          <table:table-cell office:value-type="float" office:value="0.0403999984264" calcext:value-type="float">
            <text:p>0.0403999984264</text:p>
          </table:table-cell>
          <table:table-cell table:style-name="Default" office:value-type="float" office:value="0.000319999991916" calcext:value-type="float">
            <text:p>0.000319999991916</text:p>
          </table:table-cell>
        </table:table-row>
        <table:table-row table:style-name="ro1">
          <table:table-cell office:value-type="float" office:value="1.59204318445835E+018" calcext:value-type="float">
            <text:p>1.59204318445835E+018</text:p>
          </table:table-cell>
          <table:table-cell table:formula="of:= ([.A332]-1.59204316535084E+018)*0.000000001" office:value-type="float" office:value="19.107510016" calcext:value-type="float">
            <text:p>19.107510016</text:p>
          </table:table-cell>
          <table:table-cell office:value-type="float" office:value="0.011819999665" calcext:value-type="float">
            <text:p>0.011819999665</text:p>
          </table:table-cell>
          <table:table-cell/>
          <table:table-cell office:value-type="float" office:value="-1.32869052887" calcext:value-type="float">
            <text:p>-1.32869052887</text:p>
          </table:table-cell>
          <table:table-cell office:value-type="float" office:value="-0.610652983189" calcext:value-type="float">
            <text:p>-0.610652983189</text:p>
          </table:table-cell>
          <table:table-cell office:value-type="float" office:value="-0.866565167904" calcext:value-type="float">
            <text:p>-0.866565167904</text:p>
          </table:table-cell>
          <table:table-cell/>
          <table:table-cell office:value-type="float" office:value="7.90626239777" calcext:value-type="float">
            <text:p>7.90626239777</text:p>
          </table:table-cell>
          <table:table-cell/>
          <table:table-cell office:value-type="float" office:value="0.0741999968886" calcext:value-type="float">
            <text:p>0.0741999968886</text:p>
          </table:table-cell>
          <table:table-cell table:formula="of:=([.K333]-[.K332])/([.B333]-[.B332])" office:value-type="float" office:value="-0.0965998376425698" calcext:value-type="float">
            <text:p>-0.09659983764257</text:p>
          </table:table-cell>
          <table:table-cell table:formula="of:= ROUNDUP([.L332]; 4)" office:value-type="float" office:value="-0.0966" calcext:value-type="float">
            <text:p>-0.0966</text:p>
          </table:table-cell>
          <table:table-cell office:value-type="float" office:value="-0.0624100007117" calcext:value-type="float">
            <text:p>-0.0624100007117</text:p>
          </table:table-cell>
          <table:table-cell office:value-type="float" office:value="0.0402199998498" calcext:value-type="float">
            <text:p>0.0402199998498</text:p>
          </table:table-cell>
          <table:table-cell table:style-name="Default" office:value-type="float" office:value="0.000110000000859" calcext:value-type="float">
            <text:p>0.000110000000859</text:p>
          </table:table-cell>
        </table:table-row>
        <table:table-row table:style-name="ro1">
          <table:table-cell office:value-type="float" office:value="1.59204318451011E+018" calcext:value-type="float">
            <text:p>1.59204318451011E+018</text:p>
          </table:table-cell>
          <table:table-cell table:formula="of:= ([.A333]-1.59204316535084E+018)*0.000000001" office:value-type="float" office:value="19.159269888" calcext:value-type="float">
            <text:p>19.159269888</text:p>
          </table:table-cell>
          <table:table-cell office:value-type="float" office:value="0.00581000000238" calcext:value-type="float">
            <text:p>0.00581000000238</text:p>
          </table:table-cell>
          <table:table-cell/>
          <table:table-cell office:value-type="float" office:value="-1.33142399788" calcext:value-type="float">
            <text:p>-1.33142399788</text:p>
          </table:table-cell>
          <table:table-cell office:value-type="float" office:value="-0.61252528429" calcext:value-type="float">
            <text:p>-0.61252528429</text:p>
          </table:table-cell>
          <table:table-cell office:value-type="float" office:value="-0.866683006287" calcext:value-type="float">
            <text:p>-0.866683006287</text:p>
          </table:table-cell>
          <table:table-cell/>
          <table:table-cell office:value-type="float" office:value="7.86494398117" calcext:value-type="float">
            <text:p>7.86494398117</text:p>
          </table:table-cell>
          <table:table-cell/>
          <table:table-cell office:value-type="float" office:value="0.069200001657" calcext:value-type="float">
            <text:p>0.069200001657</text:p>
          </table:table-cell>
          <table:table-cell table:formula="of:=([.K334]-[.K333])/([.B334]-[.B333])" office:value-type="float" office:value="-0.222526130537854" calcext:value-type="float">
            <text:p>-0.222526130537854</text:p>
          </table:table-cell>
          <table:table-cell table:formula="of:= ROUNDUP([.L333]; 4)" office:value-type="float" office:value="-0.2226" calcext:value-type="float">
            <text:p>-0.2226</text:p>
          </table:table-cell>
          <table:table-cell office:value-type="float" office:value="-0.0605299994349" calcext:value-type="float">
            <text:p>-0.0605299994349</text:p>
          </table:table-cell>
          <table:table-cell office:value-type="float" office:value="0.0334599986672" calcext:value-type="float">
            <text:p>0.0334599986672</text:p>
          </table:table-cell>
          <table:table-cell table:style-name="Default" office:value-type="float" office:value="-0.000130000000354" calcext:value-type="float">
            <text:p>-0.000130000000354</text:p>
          </table:table-cell>
        </table:table-row>
        <table:table-row table:style-name="ro1">
          <table:table-cell office:value-type="float" office:value="1.59204318456134E+018" calcext:value-type="float">
            <text:p>1.59204318456134E+018</text:p>
          </table:table-cell>
          <table:table-cell table:formula="of:= ([.A334]-1.59204316535084E+018)*0.000000001" office:value-type="float" office:value="19.21049984" calcext:value-type="float">
            <text:p>19.21049984</text:p>
          </table:table-cell>
          <table:table-cell office:value-type="float" office:value="-0.0147200003266" calcext:value-type="float">
            <text:p>-0.0147200003266</text:p>
          </table:table-cell>
          <table:table-cell/>
          <table:table-cell office:value-type="float" office:value="-1.33133983612" calcext:value-type="float">
            <text:p>-1.33133983612</text:p>
          </table:table-cell>
          <table:table-cell office:value-type="float" office:value="-0.616086006165" calcext:value-type="float">
            <text:p>-0.616086006165</text:p>
          </table:table-cell>
          <table:table-cell office:value-type="float" office:value="-0.866918504238" calcext:value-type="float">
            <text:p>-0.866918504238</text:p>
          </table:table-cell>
          <table:table-cell/>
          <table:table-cell office:value-type="float" office:value="7.72380018234" calcext:value-type="float">
            <text:p>7.72380018234</text:p>
          </table:table-cell>
          <table:table-cell/>
          <table:table-cell office:value-type="float" office:value="0.0577999986708" calcext:value-type="float">
            <text:p>0.0577999986708</text:p>
          </table:table-cell>
          <table:table-cell table:formula="of:=([.K335]-[.K334])/([.B335]-[.B334])" office:value-type="float" office:value="-0.259036419839363" calcext:value-type="float">
            <text:p>-0.259036419839363</text:p>
          </table:table-cell>
          <table:table-cell table:formula="of:= ROUNDUP([.L334]; 4)" office:value-type="float" office:value="-0.2591" calcext:value-type="float">
            <text:p>-0.2591</text:p>
          </table:table-cell>
          <table:table-cell office:value-type="float" office:value="-0.052919998765" calcext:value-type="float">
            <text:p>-0.052919998765</text:p>
          </table:table-cell>
          <table:table-cell office:value-type="float" office:value="0.0233500003815" calcext:value-type="float">
            <text:p>0.0233500003815</text:p>
          </table:table-cell>
          <table:table-cell table:style-name="Default" office:value-type="float" office:value="-0.000600000028498" calcext:value-type="float">
            <text:p>-0.000600000028498</text:p>
          </table:table-cell>
        </table:table-row>
        <table:table-row table:style-name="ro1">
          <table:table-cell office:value-type="float" office:value="1.59204318461307E+018" calcext:value-type="float">
            <text:p>1.59204318461307E+018</text:p>
          </table:table-cell>
          <table:table-cell table:formula="of:= ([.A335]-1.59204316535084E+018)*0.000000001" office:value-type="float" office:value="19.262230016" calcext:value-type="float">
            <text:p>19.262230016</text:p>
          </table:table-cell>
          <table:table-cell office:value-type="float" office:value="-0.0414800010622" calcext:value-type="float">
            <text:p>-0.0414800010622</text:p>
          </table:table-cell>
          <table:table-cell/>
          <table:table-cell office:value-type="float" office:value="-1.32893371582" calcext:value-type="float">
            <text:p>-1.32893371582</text:p>
          </table:table-cell>
          <table:table-cell office:value-type="float" office:value="-0.61774545908" calcext:value-type="float">
            <text:p>-0.61774545908</text:p>
          </table:table-cell>
          <table:table-cell office:value-type="float" office:value="-0.86668908596" calcext:value-type="float">
            <text:p>-0.86668908596</text:p>
          </table:table-cell>
          <table:table-cell/>
          <table:table-cell office:value-type="float" office:value="7.53982496262" calcext:value-type="float">
            <text:p>7.53982496262</text:p>
          </table:table-cell>
          <table:table-cell/>
          <table:table-cell office:value-type="float" office:value="0.0443999990821" calcext:value-type="float">
            <text:p>0.0443999990821</text:p>
          </table:table-cell>
          <table:table-cell table:formula="of:=([.K336]-[.K335])/([.B336]-[.B335])" office:value-type="float" office:value="-0.134458657621791" calcext:value-type="float">
            <text:p>-0.134458657621791</text:p>
          </table:table-cell>
          <table:table-cell table:formula="of:= ROUNDUP([.L335]; 4)" office:value-type="float" office:value="-0.1345" calcext:value-type="float">
            <text:p>-0.1345</text:p>
          </table:table-cell>
          <table:table-cell office:value-type="float" office:value="-0.0410300008953" calcext:value-type="float">
            <text:p>-0.0410300008953</text:p>
          </table:table-cell>
          <table:table-cell office:value-type="float" office:value="0.0170699991286" calcext:value-type="float">
            <text:p>0.0170699991286</text:p>
          </table:table-cell>
          <table:table-cell table:style-name="Default" office:value-type="float" office:value="-0.000140000003739" calcext:value-type="float">
            <text:p>-0.000140000003739</text:p>
          </table:table-cell>
        </table:table-row>
        <table:table-row table:style-name="ro1">
          <table:table-cell office:value-type="float" office:value="1.59204318471496E+018" calcext:value-type="float">
            <text:p>1.59204318471496E+018</text:p>
          </table:table-cell>
          <table:table-cell table:formula="of:= ([.A336]-1.59204316535084E+018)*0.000000001" office:value-type="float" office:value="19.364120064" calcext:value-type="float">
            <text:p>19.364120064</text:p>
          </table:table-cell>
          <table:table-cell office:value-type="float" office:value="-0.0706000030041" calcext:value-type="float">
            <text:p>-0.0706000030041</text:p>
          </table:table-cell>
          <table:table-cell/>
          <table:table-cell office:value-type="float" office:value="-1.32460856438" calcext:value-type="float">
            <text:p>-1.32460856438</text:p>
          </table:table-cell>
          <table:table-cell office:value-type="float" office:value="-0.613396525383" calcext:value-type="float">
            <text:p>-0.613396525383</text:p>
          </table:table-cell>
          <table:table-cell office:value-type="float" office:value="-0.866593241692" calcext:value-type="float">
            <text:p>-0.866593241692</text:p>
          </table:table-cell>
          <table:table-cell/>
          <table:table-cell office:value-type="float" office:value="7.33962488174" calcext:value-type="float">
            <text:p>7.33962488174</text:p>
          </table:table-cell>
          <table:table-cell/>
          <table:table-cell office:value-type="float" office:value="0.030700000003" calcext:value-type="float">
            <text:p>0.030700000003</text:p>
          </table:table-cell>
          <table:table-cell table:formula="of:=([.K337]-[.K336])/([.B337]-[.B336])" office:value-type="float" office:value="-0.0293256007019694" calcext:value-type="float">
            <text:p>-0.02932560070197</text:p>
          </table:table-cell>
          <table:table-cell table:formula="of:= ROUNDUP([.L336]; 4)" office:value-type="float" office:value="-0.0294" calcext:value-type="float">
            <text:p>-0.0294</text:p>
          </table:table-cell>
          <table:table-cell office:value-type="float" office:value="-0.0229599997401" calcext:value-type="float">
            <text:p>-0.0229599997401</text:p>
          </table:table-cell>
          <table:table-cell office:value-type="float" office:value="0.0203300006688" calcext:value-type="float">
            <text:p>0.0203300006688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8476611E+018" calcext:value-type="float">
            <text:p>1.59204318476611E+018</text:p>
          </table:table-cell>
          <table:table-cell table:formula="of:= ([.A337]-1.59204316535084E+018)*0.000000001" office:value-type="float" office:value="19.415269888" calcext:value-type="float">
            <text:p>19.415269888</text:p>
          </table:table-cell>
          <table:table-cell office:value-type="float" office:value="-0.0796300023794" calcext:value-type="float">
            <text:p>-0.0796300023794</text:p>
          </table:table-cell>
          <table:table-cell/>
          <table:table-cell office:value-type="float" office:value="-1.3245357275" calcext:value-type="float">
            <text:p>-1.3245357275</text:p>
          </table:table-cell>
          <table:table-cell office:value-type="float" office:value="-0.609684228897" calcext:value-type="float">
            <text:p>-0.609684228897</text:p>
          </table:table-cell>
          <table:table-cell office:value-type="float" office:value="-0.866629004478" calcext:value-type="float">
            <text:p>-0.866629004478</text:p>
          </table:table-cell>
          <table:table-cell/>
          <table:table-cell office:value-type="float" office:value="7.27754354477" calcext:value-type="float">
            <text:p>7.27754354477</text:p>
          </table:table-cell>
          <table:table-cell/>
          <table:table-cell office:value-type="float" office:value="0.0292000006884" calcext:value-type="float">
            <text:p>0.0292000006884</text:p>
          </table:table-cell>
          <table:table-cell table:formula="of:=([.K338]-[.K337])/([.B338]-[.B337])" office:value-type="float" office:value="0.0175780951406245" calcext:value-type="float">
            <text:p>0.017578095140625</text:p>
          </table:table-cell>
          <table:table-cell table:formula="of:= ROUNDUP([.L337]; 4)" office:value-type="float" office:value="0.0176" calcext:value-type="float">
            <text:p>0.0176</text:p>
          </table:table-cell>
          <table:table-cell office:value-type="float" office:value="-0.016459999606" calcext:value-type="float">
            <text:p>-0.016459999606</text:p>
          </table:table-cell>
          <table:table-cell office:value-type="float" office:value="0.0241199992597" calcext:value-type="float">
            <text:p>0.0241199992597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8481731E+018" calcext:value-type="float">
            <text:p>1.59204318481731E+018</text:p>
          </table:table-cell>
          <table:table-cell table:formula="of:= ([.A338]-1.59204316535084E+018)*0.000000001" office:value-type="float" office:value="19.466469888" calcext:value-type="float">
            <text:p>19.466469888</text:p>
          </table:table-cell>
          <table:table-cell office:value-type="float" office:value="-0.0846600010991" calcext:value-type="float">
            <text:p>-0.0846600010991</text:p>
          </table:table-cell>
          <table:table-cell/>
          <table:table-cell office:value-type="float" office:value="-1.32457983494" calcext:value-type="float">
            <text:p>-1.32457983494</text:p>
          </table:table-cell>
          <table:table-cell office:value-type="float" office:value="-0.605468928814" calcext:value-type="float">
            <text:p>-0.605468928814</text:p>
          </table:table-cell>
          <table:table-cell office:value-type="float" office:value="-0.866633951664" calcext:value-type="float">
            <text:p>-0.866633951664</text:p>
          </table:table-cell>
          <table:table-cell/>
          <table:table-cell office:value-type="float" office:value="7.24296236038" calcext:value-type="float">
            <text:p>7.24296236038</text:p>
          </table:table-cell>
          <table:table-cell/>
          <table:table-cell office:value-type="float" office:value="0.0300999991596" calcext:value-type="float">
            <text:p>0.0300999991596</text:p>
          </table:table-cell>
          <table:table-cell table:formula="of:=([.K339]-[.K338])/([.B339]-[.B338])" office:value-type="float" office:value="0.0345623097441558" calcext:value-type="float">
            <text:p>0.034562309744156</text:p>
          </table:table-cell>
          <table:table-cell table:formula="of:= ROUNDUP([.L338]; 4)" office:value-type="float" office:value="0.0346" calcext:value-type="float">
            <text:p>0.0346</text:p>
          </table:table-cell>
          <table:table-cell office:value-type="float" office:value="-0.00958000030369" calcext:value-type="float">
            <text:p>-0.00958000030369</text:p>
          </table:table-cell>
          <table:table-cell office:value-type="float" office:value="0.0285800006241" calcext:value-type="float">
            <text:p>0.0285800006241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8486939E+018" calcext:value-type="float">
            <text:p>1.59204318486939E+018</text:p>
          </table:table-cell>
          <table:table-cell table:formula="of:= ([.A339]-1.59204316535084E+018)*0.000000001" office:value-type="float" office:value="19.51854976" calcext:value-type="float">
            <text:p>19.51854976</text:p>
          </table:table-cell>
          <table:table-cell office:value-type="float" office:value="-0.0838499963284" calcext:value-type="float">
            <text:p>-0.0838499963284</text:p>
          </table:table-cell>
          <table:table-cell/>
          <table:table-cell office:value-type="float" office:value="-1.32468223572" calcext:value-type="float">
            <text:p>-1.32468223572</text:p>
          </table:table-cell>
          <table:table-cell office:value-type="float" office:value="-0.601380586624" calcext:value-type="float">
            <text:p>-0.601380586624</text:p>
          </table:table-cell>
          <table:table-cell office:value-type="float" office:value="-0.866624414921" calcext:value-type="float">
            <text:p>-0.866624414921</text:p>
          </table:table-cell>
          <table:table-cell/>
          <table:table-cell office:value-type="float" office:value="7.24853134155" calcext:value-type="float">
            <text:p>7.24853134155</text:p>
          </table:table-cell>
          <table:table-cell/>
          <table:table-cell office:value-type="float" office:value="0.0318999998271" calcext:value-type="float">
            <text:p>0.0318999998271</text:p>
          </table:table-cell>
          <table:table-cell table:formula="of:=([.K340]-[.K339])/([.B340]-[.B339])" office:value-type="float" office:value="0.0153432710033636" calcext:value-type="float">
            <text:p>0.015343271003364</text:p>
          </table:table-cell>
          <table:table-cell table:formula="of:= ROUNDUP([.L339]; 4)" office:value-type="float" office:value="0.0154" calcext:value-type="float">
            <text:p>0.0154</text:p>
          </table:table-cell>
          <table:table-cell office:value-type="float" office:value="-0.00431999983266" calcext:value-type="float">
            <text:p>-0.00431999983266</text:p>
          </table:table-cell>
          <table:table-cell office:value-type="float" office:value="0.0316299982369" calcext:value-type="float">
            <text:p>0.0316299982369</text:p>
          </table:table-cell>
          <table:table-cell table:style-name="Default" office:value-type="float" office:value="0.000169999999343" calcext:value-type="float">
            <text:p>0.000169999999343</text:p>
          </table:table-cell>
        </table:table-row>
        <table:table-row table:style-name="ro1">
          <table:table-cell office:value-type="float" office:value="1.59204318492153E+018" calcext:value-type="float">
            <text:p>1.59204318492153E+018</text:p>
          </table:table-cell>
          <table:table-cell table:formula="of:= ([.A340]-1.59204316535084E+018)*0.000000001" office:value-type="float" office:value="19.570689792" calcext:value-type="float">
            <text:p>19.570689792</text:p>
          </table:table-cell>
          <table:table-cell office:value-type="float" office:value="-0.0798799991608" calcext:value-type="float">
            <text:p>-0.0798799991608</text:p>
          </table:table-cell>
          <table:table-cell/>
          <table:table-cell office:value-type="float" office:value="-1.32479083538" calcext:value-type="float">
            <text:p>-1.32479083538</text:p>
          </table:table-cell>
          <table:table-cell office:value-type="float" office:value="-0.597266614437" calcext:value-type="float">
            <text:p>-0.597266614437</text:p>
          </table:table-cell>
          <table:table-cell office:value-type="float" office:value="-0.866603314877" calcext:value-type="float">
            <text:p>-0.866603314877</text:p>
          </table:table-cell>
          <table:table-cell/>
          <table:table-cell office:value-type="float" office:value="7.27582502365" calcext:value-type="float">
            <text:p>7.27582502365</text:p>
          </table:table-cell>
          <table:table-cell/>
          <table:table-cell office:value-type="float" office:value="0.0326999984682" calcext:value-type="float">
            <text:p>0.0326999984682</text:p>
          </table:table-cell>
          <table:table-cell table:formula="of:=([.K341]-[.K340])/([.B341]-[.B340])" office:value-type="float" office:value="0" calcext:value-type="float">
            <text:p>0</text:p>
          </table:table-cell>
          <table:table-cell table:formula="of:= ROUNDUP([.L340]; 4)" office:value-type="float" office:value="0" calcext:value-type="float">
            <text:p>0</text:p>
          </table:table-cell>
          <table:table-cell office:value-type="float" office:value="-0.00112000002991" calcext:value-type="float">
            <text:p>-0.00112000002991</text:p>
          </table:table-cell>
          <table:table-cell office:value-type="float" office:value="0.0327100008726" calcext:value-type="float">
            <text:p>0.0327100008726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9204318497356E+018" calcext:value-type="float">
            <text:p>1.59204318497356E+018</text:p>
          </table:table-cell>
          <table:table-cell table:formula="of:= ([.A341]-1.59204316535084E+018)*0.000000001" office:value-type="float" office:value="19.622719744" calcext:value-type="float">
            <text:p>19.622719744</text:p>
          </table:table-cell>
          <table:table-cell office:value-type="float" office:value="-0.0765200033784" calcext:value-type="float">
            <text:p>-0.0765200033784</text:p>
          </table:table-cell>
          <table:table-cell/>
          <table:table-cell office:value-type="float" office:value="-1.32571840286" calcext:value-type="float">
            <text:p>-1.32571840286</text:p>
          </table:table-cell>
          <table:table-cell office:value-type="float" office:value="-0.593740820885" calcext:value-type="float">
            <text:p>-0.593740820885</text:p>
          </table:table-cell>
          <table:table-cell office:value-type="float" office:value="-0.866377294064" calcext:value-type="float">
            <text:p>-0.866377294064</text:p>
          </table:table-cell>
          <table:table-cell/>
          <table:table-cell office:value-type="float" office:value="7.29892492294" calcext:value-type="float">
            <text:p>7.29892492294</text:p>
          </table:table-cell>
          <table:table-cell/>
          <table:table-cell office:value-type="float" office:value="0.0326999984682" calcext:value-type="float">
            <text:p>0.0326999984682</text:p>
          </table:table-cell>
          <table:table-cell table:formula="of:=([.K342]-[.K341])/([.B342]-[.B341])" office:value-type="float" office:value="0.016236658770001" calcext:value-type="float">
            <text:p>0.016236658770001</text:p>
          </table:table-cell>
          <table:table-cell table:formula="of:= ROUNDUP([.L341]; 4)" office:value-type="float" office:value="0.0163" calcext:value-type="float">
            <text:p>0.0163</text:p>
          </table:table-cell>
          <table:table-cell office:value-type="float" office:value="0.000180000002729" calcext:value-type="float">
            <text:p>0.000180000002729</text:p>
          </table:table-cell>
          <table:table-cell office:value-type="float" office:value="0.0326600000262" calcext:value-type="float">
            <text:p>0.0326600000262</text:p>
          </table:table-cell>
          <table:table-cell table:style-name="Default" office:value-type="float" office:value="0.000130000000354" calcext:value-type="float">
            <text:p>0.000130000000354</text:p>
          </table:table-cell>
        </table:table-row>
        <table:table-row table:style-name="ro1">
          <table:table-cell office:value-type="float" office:value="1.59204318502899E+018" calcext:value-type="float">
            <text:p>1.59204318502899E+018</text:p>
          </table:table-cell>
          <table:table-cell table:formula="of:= ([.A342]-1.59204316535084E+018)*0.000000001" office:value-type="float" office:value="19.678149888" calcext:value-type="float">
            <text:p>19.678149888</text:p>
          </table:table-cell>
          <table:table-cell office:value-type="float" office:value="-0.0711499974132" calcext:value-type="float">
            <text:p>-0.0711499974132</text:p>
          </table:table-cell>
          <table:table-cell/>
          <table:table-cell office:value-type="float" office:value="-1.32801699638" calcext:value-type="float">
            <text:p>-1.32801699638</text:p>
          </table:table-cell>
          <table:table-cell office:value-type="float" office:value="-0.591480135918" calcext:value-type="float">
            <text:p>-0.591480135918</text:p>
          </table:table-cell>
          <table:table-cell office:value-type="float" office:value="-0.866539597511" calcext:value-type="float">
            <text:p>-0.866539597511</text:p>
          </table:table-cell>
          <table:table-cell/>
          <table:table-cell office:value-type="float" office:value="7.33584356308" calcext:value-type="float">
            <text:p>7.33584356308</text:p>
          </table:table-cell>
          <table:table-cell/>
          <table:table-cell office:value-type="float" office:value="0.0335999988019" calcext:value-type="float">
            <text:p>0.0335999988019</text:p>
          </table:table-cell>
          <table:table-cell table:formula="of:=([.K343]-[.K342])/([.B343]-[.B342])" office:value-type="float" office:value="0.051823594878602" calcext:value-type="float">
            <text:p>0.051823594878602</text:p>
          </table:table-cell>
          <table:table-cell table:formula="of:= ROUNDUP([.L342]; 4)" office:value-type="float" office:value="0.0519" calcext:value-type="float">
            <text:p>0.0519</text:p>
          </table:table-cell>
          <table:table-cell office:value-type="float" office:value="0.00118000002112" calcext:value-type="float">
            <text:p>0.00118000002112</text:p>
          </table:table-cell>
          <table:table-cell office:value-type="float" office:value="0.0335999988019" calcext:value-type="float">
            <text:p>0.0335999988019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8508109E+018" calcext:value-type="float">
            <text:p>1.59204318508109E+018</text:p>
          </table:table-cell>
          <table:table-cell table:formula="of:= ([.A343]-1.59204316535084E+018)*0.000000001" office:value-type="float" office:value="19.730249728" calcext:value-type="float">
            <text:p>19.730249728</text:p>
          </table:table-cell>
          <table:table-cell office:value-type="float" office:value="-0.0576200000942" calcext:value-type="float">
            <text:p>-0.0576200000942</text:p>
          </table:table-cell>
          <table:table-cell/>
          <table:table-cell office:value-type="float" office:value="-1.33142185211" calcext:value-type="float">
            <text:p>-1.33142185211</text:p>
          </table:table-cell>
          <table:table-cell office:value-type="float" office:value="-0.591801464558" calcext:value-type="float">
            <text:p>-0.591801464558</text:p>
          </table:table-cell>
          <table:table-cell office:value-type="float" office:value="-0.866688370705" calcext:value-type="float">
            <text:p>-0.866688370705</text:p>
          </table:table-cell>
          <table:table-cell/>
          <table:table-cell office:value-type="float" office:value="7.42886257172" calcext:value-type="float">
            <text:p>7.42886257172</text:p>
          </table:table-cell>
          <table:table-cell/>
          <table:table-cell office:value-type="float" office:value="0.0362999998033" calcext:value-type="float">
            <text:p>0.0362999998033</text:p>
          </table:table-cell>
          <table:table-cell table:formula="of:=([.K344]-[.K343])/([.B344]-[.B343])" office:value-type="float" office:value="0.0116662901196619" calcext:value-type="float">
            <text:p>0.011666290119662</text:p>
          </table:table-cell>
          <table:table-cell table:formula="of:= ROUNDUP([.L343]; 4)" office:value-type="float" office:value="0.0117" calcext:value-type="float">
            <text:p>0.0117</text:p>
          </table:table-cell>
          <table:table-cell office:value-type="float" office:value="0" calcext:value-type="float">
            <text:p>0</text:p>
          </table:table-cell>
          <table:table-cell office:value-type="float" office:value="0.0362999998033" calcext:value-type="float">
            <text:p>0.0362999998033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8513252E+018" calcext:value-type="float">
            <text:p>1.59204318513252E+018</text:p>
          </table:table-cell>
          <table:table-cell table:formula="of:= ([.A344]-1.59204316535084E+018)*0.000000001" office:value-type="float" office:value="19.781679872" calcext:value-type="float">
            <text:p>19.781679872</text:p>
          </table:table-cell>
          <table:table-cell office:value-type="float" office:value="-0.0365899987519" calcext:value-type="float">
            <text:p>-0.0365899987519</text:p>
          </table:table-cell>
          <table:table-cell/>
          <table:table-cell office:value-type="float" office:value="-1.33210921288" calcext:value-type="float">
            <text:p>-1.33210921288</text:p>
          </table:table-cell>
          <table:table-cell office:value-type="float" office:value="-0.595011234283" calcext:value-type="float">
            <text:p>-0.595011234283</text:p>
          </table:table-cell>
          <table:table-cell office:value-type="float" office:value="-0.86686205864" calcext:value-type="float">
            <text:p>-0.86686205864</text:p>
          </table:table-cell>
          <table:table-cell/>
          <table:table-cell office:value-type="float" office:value="7.57344388962" calcext:value-type="float">
            <text:p>7.57344388962</text:p>
          </table:table-cell>
          <table:table-cell/>
          <table:table-cell office:value-type="float" office:value="0.0368999987841" calcext:value-type="float">
            <text:p>0.0368999987841</text:p>
          </table:table-cell>
          <table:table-cell table:formula="of:=([.K345]-[.K344])/([.B345]-[.B344])" office:value-type="float" office:value="-0.0422833368768068" calcext:value-type="float">
            <text:p>-0.042283336876807</text:p>
          </table:table-cell>
          <table:table-cell table:formula="of:= ROUNDUP([.L344]; 4)" office:value-type="float" office:value="-0.0423" calcext:value-type="float">
            <text:p>-0.0423</text:p>
          </table:table-cell>
          <table:table-cell office:value-type="float" office:value="-0.00135000003502" calcext:value-type="float">
            <text:p>-0.00135000003502</text:p>
          </table:table-cell>
          <table:table-cell office:value-type="float" office:value="0.0368999987841" calcext:value-type="float">
            <text:p>0.0368999987841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9204318518455E+018" calcext:value-type="float">
            <text:p>1.59204318518455E+018</text:p>
          </table:table-cell>
          <table:table-cell table:formula="of:= ([.A345]-1.59204316535084E+018)*0.000000001" office:value-type="float" office:value="19.833709824" calcext:value-type="float">
            <text:p>19.833709824</text:p>
          </table:table-cell>
          <table:table-cell office:value-type="float" office:value="-0.0169699992985" calcext:value-type="float">
            <text:p>-0.0169699992985</text:p>
          </table:table-cell>
          <table:table-cell/>
          <table:table-cell office:value-type="float" office:value="-1.32989931107" calcext:value-type="float">
            <text:p>-1.32989931107</text:p>
          </table:table-cell>
          <table:table-cell office:value-type="float" office:value="-0.597954154015" calcext:value-type="float">
            <text:p>-0.597954154015</text:p>
          </table:table-cell>
          <table:table-cell office:value-type="float" office:value="-0.866768717766" calcext:value-type="float">
            <text:p>-0.866768717766</text:p>
          </table:table-cell>
          <table:table-cell/>
          <table:table-cell office:value-type="float" office:value="7.70833110809" calcext:value-type="float">
            <text:p>7.70833110809</text:p>
          </table:table-cell>
          <table:table-cell/>
          <table:table-cell office:value-type="float" office:value="0.034699998796" calcext:value-type="float">
            <text:p>0.034699998796</text:p>
          </table:table-cell>
          <table:table-cell table:formula="of:=([.K346]-[.K345])/([.B346]-[.B345])" office:value-type="float" office:value="-0.0753471798605647" calcext:value-type="float">
            <text:p>-0.075347179860565</text:p>
          </table:table-cell>
          <table:table-cell table:formula="of:= ROUNDUP([.L345]; 4)" office:value-type="float" office:value="-0.0754" calcext:value-type="float">
            <text:p>-0.0754</text:p>
          </table:table-cell>
          <table:table-cell office:value-type="float" office:value="-0.00168999994639" calcext:value-type="float">
            <text:p>-0.00168999994639</text:p>
          </table:table-cell>
          <table:table-cell office:value-type="float" office:value="0.0346300005913" calcext:value-type="float">
            <text:p>0.0346300005913</text:p>
          </table:table-cell>
          <table:table-cell table:style-name="Default" office:value-type="float" office:value="-0.000140000003739" calcext:value-type="float">
            <text:p>-0.000140000003739</text:p>
          </table:table-cell>
        </table:table-row>
        <table:table-row table:style-name="ro1">
          <table:table-cell office:value-type="float" office:value="1.59204318523631E+018" calcext:value-type="float">
            <text:p>1.59204318523631E+018</text:p>
          </table:table-cell>
          <table:table-cell table:formula="of:= ([.A346]-1.59204316535084E+018)*0.000000001" office:value-type="float" office:value="19.885470208" calcext:value-type="float">
            <text:p>19.885470208</text:p>
          </table:table-cell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-1.32675373554" calcext:value-type="float">
            <text:p>-1.32675373554</text:p>
          </table:table-cell>
          <table:table-cell office:value-type="float" office:value="-0.597483456135" calcext:value-type="float">
            <text:p>-0.597483456135</text:p>
          </table:table-cell>
          <table:table-cell office:value-type="float" office:value="-0.866561889648" calcext:value-type="float">
            <text:p>-0.866561889648</text:p>
          </table:table-cell>
          <table:table-cell/>
          <table:table-cell office:value-type="float" office:value="7.82630634308" calcext:value-type="float">
            <text:p>7.82630634308</text:p>
          </table:table-cell>
          <table:table-cell/>
          <table:table-cell office:value-type="float" office:value="0.0307999998331" calcext:value-type="float">
            <text:p>0.0307999998331</text:p>
          </table:table-cell>
          <table:table-cell table:formula="of:=([.K347]-[.K346])/([.B347]-[.B346])" office:value-type="float" office:value="-0.0136532514660456" calcext:value-type="float">
            <text:p>-0.013653251466046</text:p>
          </table:table-cell>
          <table:table-cell table:formula="of:= ROUNDUP([.L346]; 4)" office:value-type="float" office:value="-0.0137" calcext:value-type="float">
            <text:p>-0.0137</text:p>
          </table:table-cell>
          <table:table-cell office:value-type="float" office:value="-0.00411000009626" calcext:value-type="float">
            <text:p>-0.00411000009626</text:p>
          </table:table-cell>
          <table:table-cell office:value-type="float" office:value="0.0305199995637" calcext:value-type="float">
            <text:p>0.0305199995637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office:value-type="float" office:value="1.59204318528758E+018" calcext:value-type="float">
            <text:p>1.59204318528758E+018</text:p>
          </table:table-cell>
          <table:table-cell table:formula="of:= ([.A347]-1.59204316535084E+018)*0.000000001" office:value-type="float" office:value="19.936740096" calcext:value-type="float">
            <text:p>19.936740096</text:p>
          </table:table-cell>
          <table:table-cell office:value-type="float" office:value="0.00173000001814" calcext:value-type="float">
            <text:p>0.00173000001814</text:p>
          </table:table-cell>
          <table:table-cell/>
          <table:table-cell office:value-type="float" office:value="-1.32506716251" calcext:value-type="float">
            <text:p>-1.32506716251</text:p>
          </table:table-cell>
          <table:table-cell office:value-type="float" office:value="-0.594014406204" calcext:value-type="float">
            <text:p>-0.594014406204</text:p>
          </table:table-cell>
          <table:table-cell office:value-type="float" office:value="-0.866625010967" calcext:value-type="float">
            <text:p>-0.866625010967</text:p>
          </table:table-cell>
          <table:table-cell/>
          <table:table-cell office:value-type="float" office:value="7.8368935585" calcext:value-type="float">
            <text:p>7.8368935585</text:p>
          </table:table-cell>
          <table:table-cell/>
          <table:table-cell office:value-type="float" office:value="0.0300999991596" calcext:value-type="float">
            <text:p>0.0300999991596</text:p>
          </table:table-cell>
          <table:table-cell table:formula="of:=([.K348]-[.K347])/([.B348]-[.B347])" office:value-type="float" office:value="-0.0094715177848887" calcext:value-type="float">
            <text:p>-0.009471517784889</text:p>
          </table:table-cell>
          <table:table-cell table:formula="of:= ROUNDUP([.L347]; 4)" office:value-type="float" office:value="-0.0095" calcext:value-type="float">
            <text:p>-0.0095</text:p>
          </table:table-cell>
          <table:table-cell office:value-type="float" office:value="-0.00101999996696" calcext:value-type="float">
            <text:p>-0.00101999996696</text:p>
          </table:table-cell>
          <table:table-cell office:value-type="float" office:value="0.0300500001758" calcext:value-type="float">
            <text:p>0.0300500001758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8534037E+018" calcext:value-type="float">
            <text:p>1.59204318534037E+018</text:p>
          </table:table-cell>
          <table:table-cell table:formula="of:= ([.A348]-1.59204316535084E+018)*0.000000001" office:value-type="float" office:value="19.989529856" calcext:value-type="float">
            <text:p>19.989529856</text:p>
          </table:table-cell>
          <table:table-cell office:value-type="float" office:value="-0.000959999975748" calcext:value-type="float">
            <text:p>-0.000959999975748</text:p>
          </table:table-cell>
          <table:table-cell/>
          <table:table-cell office:value-type="float" office:value="-1.32375144958" calcext:value-type="float">
            <text:p>-1.32375144958</text:p>
          </table:table-cell>
          <table:table-cell office:value-type="float" office:value="-0.589996933937" calcext:value-type="float">
            <text:p>-0.589996933937</text:p>
          </table:table-cell>
          <table:table-cell office:value-type="float" office:value="-0.866763472557" calcext:value-type="float">
            <text:p>-0.866763472557</text:p>
          </table:table-cell>
          <table:table-cell/>
          <table:table-cell office:value-type="float" office:value="7.81839990616" calcext:value-type="float">
            <text:p>7.81839990616</text:p>
          </table:table-cell>
          <table:table-cell/>
          <table:table-cell office:value-type="float" office:value="0.0296000000089" calcext:value-type="float">
            <text:p>0.0296000000089</text:p>
          </table:table-cell>
          <table:table-cell table:formula="of:=([.K349]-[.K348])/([.B349]-[.B348])" office:value-type="float" office:value="-0.0378285394456275" calcext:value-type="float">
            <text:p>-0.037828539445628</text:p>
          </table:table-cell>
          <table:table-cell table:formula="of:= ROUNDUP([.L348]; 4)" office:value-type="float" office:value="-0.0379" calcext:value-type="float">
            <text:p>-0.0379</text:p>
          </table:table-cell>
          <table:table-cell office:value-type="float" office:value="0.00158000004012" calcext:value-type="float">
            <text:p>0.00158000004012</text:p>
          </table:table-cell>
          <table:table-cell office:value-type="float" office:value="0.029580000788" calcext:value-type="float">
            <text:p>0.029580000788</text:p>
          </table:table-cell>
          <table:table-cell table:style-name="Default" office:value-type="float" office:value="-0.000250000011874" calcext:value-type="float">
            <text:p>-0.000250000011874</text:p>
          </table:table-cell>
        </table:table-row>
        <table:table-row table:style-name="ro1">
          <table:table-cell office:value-type="float" office:value="1.59204318539324E+018" calcext:value-type="float">
            <text:p>1.59204318539324E+018</text:p>
          </table:table-cell>
          <table:table-cell table:formula="of:= ([.A349]-1.59204316535084E+018)*0.000000001" office:value-type="float" office:value="20.0424" calcext:value-type="float">
            <text:p>20.0424</text:p>
          </table:table-cell>
          <table:table-cell office:value-type="float" office:value="-0.00820999965072" calcext:value-type="float">
            <text:p>-0.00820999965072</text:p>
          </table:table-cell>
          <table:table-cell/>
          <table:table-cell office:value-type="float" office:value="-1.32096219063" calcext:value-type="float">
            <text:p>-1.32096219063</text:p>
          </table:table-cell>
          <table:table-cell office:value-type="float" office:value="-0.587417781353" calcext:value-type="float">
            <text:p>-0.587417781353</text:p>
          </table:table-cell>
          <table:table-cell office:value-type="float" office:value="-0.866729736328" calcext:value-type="float">
            <text:p>-0.866729736328</text:p>
          </table:table-cell>
          <table:table-cell/>
          <table:table-cell office:value-type="float" office:value="7.76855611801" calcext:value-type="float">
            <text:p>7.76855611801</text:p>
          </table:table-cell>
          <table:table-cell/>
          <table:table-cell office:value-type="float" office:value="0.0275999996811" calcext:value-type="float">
            <text:p>0.0275999996811</text:p>
          </table:table-cell>
          <table:table-cell table:formula="of:=([.K350]-[.K349])/([.B350]-[.B349])" office:value-type="float" office:value="-0.0154499617690931" calcext:value-type="float">
            <text:p>-0.015449961769093</text:p>
          </table:table-cell>
          <table:table-cell table:formula="of:= ROUNDUP([.L349]; 4)" office:value-type="float" office:value="-0.0155" calcext:value-type="float">
            <text:p>-0.0155</text:p>
          </table:table-cell>
          <table:table-cell office:value-type="float" office:value="0.00710000004619" calcext:value-type="float">
            <text:p>0.00710000004619</text:p>
          </table:table-cell>
          <table:table-cell office:value-type="float" office:value="0.0266500003636" calcext:value-type="float">
            <text:p>0.0266500003636</text:p>
          </table:table-cell>
          <table:table-cell table:style-name="Default" office:value-type="float" office:value="-0.000199999994948" calcext:value-type="float">
            <text:p>-0.000199999994948</text:p>
          </table:table-cell>
        </table:table-row>
        <table:table-row table:style-name="ro1">
          <table:table-cell office:value-type="float" office:value="1.59204318544502E+018" calcext:value-type="float">
            <text:p>1.59204318544502E+018</text:p>
          </table:table-cell>
          <table:table-cell table:formula="of:= ([.A350]-1.59204316535084E+018)*0.000000001" office:value-type="float" office:value="20.094180096" calcext:value-type="float">
            <text:p>20.094180096</text:p>
          </table:table-cell>
          <table:table-cell office:value-type="float" office:value="-0.011269999668" calcext:value-type="float">
            <text:p>-0.011269999668</text:p>
          </table:table-cell>
          <table:table-cell/>
          <table:table-cell office:value-type="float" office:value="-1.31733345985" calcext:value-type="float">
            <text:p>-1.31733345985</text:p>
          </table:table-cell>
          <table:table-cell office:value-type="float" office:value="-0.585372149944" calcext:value-type="float">
            <text:p>-0.585372149944</text:p>
          </table:table-cell>
          <table:table-cell office:value-type="float" office:value="-0.866711914539" calcext:value-type="float">
            <text:p>-0.866711914539</text:p>
          </table:table-cell>
          <table:table-cell/>
          <table:table-cell office:value-type="float" office:value="7.74751853943" calcext:value-type="float">
            <text:p>7.74751853943</text:p>
          </table:table-cell>
          <table:table-cell/>
          <table:table-cell office:value-type="float" office:value="0.0267999991775" calcext:value-type="float">
            <text:p>0.0267999991775</text:p>
          </table:table-cell>
          <table:table-cell table:formula="of:=([.K351]-[.K350])/([.B351]-[.B350])" office:value-type="float" office:value="0.0390472779639392" calcext:value-type="float">
            <text:p>0.039047277963939</text:p>
          </table:table-cell>
          <table:table-cell table:formula="of:= ROUNDUP([.L350]; 4)" office:value-type="float" office:value="0.0391" calcext:value-type="float">
            <text:p>0.0391</text:p>
          </table:table-cell>
          <table:table-cell office:value-type="float" office:value="0.0142500000075" calcext:value-type="float">
            <text:p>0.0142500000075</text:p>
          </table:table-cell>
          <table:table-cell office:value-type="float" office:value="0.0227199997753" calcext:value-type="float">
            <text:p>0.0227199997753</text:p>
          </table:table-cell>
          <table:table-cell table:style-name="Default" office:value-type="float" office:value="-0.000209999998333" calcext:value-type="float">
            <text:p>-0.000209999998333</text:p>
          </table:table-cell>
        </table:table-row>
        <table:table-row table:style-name="ro1">
          <table:table-cell office:value-type="float" office:value="1.59204318549624E+018" calcext:value-type="float">
            <text:p>1.59204318549624E+018</text:p>
          </table:table-cell>
          <table:table-cell table:formula="of:= ([.A351]-1.59204316535084E+018)*0.000000001" office:value-type="float" office:value="20.145400064" calcext:value-type="float">
            <text:p>20.145400064</text:p>
          </table:table-cell>
          <table:table-cell office:value-type="float" office:value="-0.00745999999344" calcext:value-type="float">
            <text:p>-0.00745999999344</text:p>
          </table:table-cell>
          <table:table-cell/>
          <table:table-cell office:value-type="float" office:value="-1.31457960606" calcext:value-type="float">
            <text:p>-1.31457960606</text:p>
          </table:table-cell>
          <table:table-cell office:value-type="float" office:value="-0.583649933338" calcext:value-type="float">
            <text:p>-0.583649933338</text:p>
          </table:table-cell>
          <table:table-cell office:value-type="float" office:value="-0.86662876606" calcext:value-type="float">
            <text:p>-0.86662876606</text:p>
          </table:table-cell>
          <table:table-cell/>
          <table:table-cell office:value-type="float" office:value="7.77371263504" calcext:value-type="float">
            <text:p>7.77371263504</text:p>
          </table:table-cell>
          <table:table-cell/>
          <table:table-cell office:value-type="float" office:value="0.0287999995053" calcext:value-type="float">
            <text:p>0.0287999995053</text:p>
          </table:table-cell>
          <table:table-cell table:formula="of:=([.K352]-[.K351])/([.B352]-[.B351])" office:value-type="float" office:value="0.155159256041357" calcext:value-type="float">
            <text:p>0.155159256041357</text:p>
          </table:table-cell>
          <table:table-cell table:formula="of:= ROUNDUP([.L351]; 4)" office:value-type="float" office:value="0.1552" calcext:value-type="float">
            <text:p>0.1552</text:p>
          </table:table-cell>
          <table:table-cell office:value-type="float" office:value="0.0213099997491" calcext:value-type="float">
            <text:p>0.0213099997491</text:p>
          </table:table-cell>
          <table:table-cell office:value-type="float" office:value="0.0193099994212" calcext:value-type="float">
            <text:p>0.0193099994212</text:p>
          </table:table-cell>
          <table:table-cell table:style-name="Default" office:value-type="float" office:value="-0.000479999987874" calcext:value-type="float">
            <text:p>-0.000479999987874</text:p>
          </table:table-cell>
        </table:table-row>
        <table:table-row table:style-name="ro1">
          <table:table-cell office:value-type="float" office:value="1.5920431855478E+018" calcext:value-type="float">
            <text:p>1.5920431855478E+018</text:p>
          </table:table-cell>
          <table:table-cell table:formula="of:= ([.A352]-1.59204316535084E+018)*0.000000001" office:value-type="float" office:value="20.19696" calcext:value-type="float">
            <text:p>20.19696</text:p>
          </table:table-cell>
          <table:table-cell office:value-type="float" office:value="0.00616999994963" calcext:value-type="float">
            <text:p>0.00616999994963</text:p>
          </table:table-cell>
          <table:table-cell/>
          <table:table-cell office:value-type="float" office:value="-1.312286973" calcext:value-type="float">
            <text:p>-1.312286973</text:p>
          </table:table-cell>
          <table:table-cell office:value-type="float" office:value="-0.580708324909" calcext:value-type="float">
            <text:p>-0.580708324909</text:p>
          </table:table-cell>
          <table:table-cell office:value-type="float" office:value="-0.866831481457" calcext:value-type="float">
            <text:p>-0.866831481457</text:p>
          </table:table-cell>
          <table:table-cell/>
          <table:table-cell office:value-type="float" office:value="7.86741876602" calcext:value-type="float">
            <text:p>7.86741876602</text:p>
          </table:table-cell>
          <table:table-cell/>
          <table:table-cell office:value-type="float" office:value="0.0368000008166" calcext:value-type="float">
            <text:p>0.0368000008166</text:p>
          </table:table-cell>
          <table:table-cell table:formula="of:=([.K353]-[.K352])/([.B353]-[.B352])" office:value-type="float" office:value="0.233795635288141" calcext:value-type="float">
            <text:p>0.233795635288141</text:p>
          </table:table-cell>
          <table:table-cell table:formula="of:= ROUNDUP([.L352]; 4)" office:value-type="float" office:value="0.2338" calcext:value-type="float">
            <text:p>0.2338</text:p>
          </table:table-cell>
          <table:table-cell office:value-type="float" office:value="0.0303199999034" calcext:value-type="float">
            <text:p>0.0303199999034</text:p>
          </table:table-cell>
          <table:table-cell office:value-type="float" office:value="0.020759999752" calcext:value-type="float">
            <text:p>0.020759999752</text:p>
          </table:table-cell>
          <table:table-cell table:style-name="Default" office:value-type="float" office:value="-0.000560000014957" calcext:value-type="float">
            <text:p>-0.000560000014957</text:p>
          </table:table-cell>
        </table:table-row>
        <table:table-row table:style-name="ro1">
          <table:table-cell office:value-type="float" office:value="1.59204318560041E+018" calcext:value-type="float">
            <text:p>1.59204318560041E+018</text:p>
          </table:table-cell>
          <table:table-cell table:formula="of:= ([.A353]-1.59204316535084E+018)*0.000000001" office:value-type="float" office:value="20.249570048" calcext:value-type="float">
            <text:p>20.249570048</text:p>
          </table:table-cell>
          <table:table-cell office:value-type="float" office:value="0.0246500000358" calcext:value-type="float">
            <text:p>0.0246500000358</text:p>
          </table:table-cell>
          <table:table-cell/>
          <table:table-cell office:value-type="float" office:value="-1.30951869488" calcext:value-type="float">
            <text:p>-1.30951869488</text:p>
          </table:table-cell>
          <table:table-cell office:value-type="float" office:value="-0.578779399395" calcext:value-type="float">
            <text:p>-0.578779399395</text:p>
          </table:table-cell>
          <table:table-cell office:value-type="float" office:value="-0.866763353348" calcext:value-type="float">
            <text:p>-0.866763353348</text:p>
          </table:table-cell>
          <table:table-cell/>
          <table:table-cell office:value-type="float" office:value="7.99446868896" calcext:value-type="float">
            <text:p>7.99446868896</text:p>
          </table:table-cell>
          <table:table-cell/>
          <table:table-cell office:value-type="float" office:value="0.0491000004113" calcext:value-type="float">
            <text:p>0.0491000004113</text:p>
          </table:table-cell>
          <table:table-cell table:formula="of:=([.K354]-[.K353])/([.B354]-[.B353])" office:value-type="float" office:value="0.199731579211392" calcext:value-type="float">
            <text:p>0.199731579211392</text:p>
          </table:table-cell>
          <table:table-cell table:formula="of:= ROUNDUP([.L353]; 4)" office:value-type="float" office:value="0.1998" calcext:value-type="float">
            <text:p>0.1998</text:p>
          </table:table-cell>
          <table:table-cell office:value-type="float" office:value="0.0421800017357" calcext:value-type="float">
            <text:p>0.0421800017357</text:p>
          </table:table-cell>
          <table:table-cell office:value-type="float" office:value="0.025079999119" calcext:value-type="float">
            <text:p>0.025079999119</text:p>
          </table:table-cell>
          <table:table-cell table:style-name="Default" office:value-type="float" office:value="-0.000140000003739" calcext:value-type="float">
            <text:p>-0.000140000003739</text:p>
          </table:table-cell>
        </table:table-row>
        <table:table-row table:style-name="ro1">
          <table:table-cell office:value-type="float" office:value="1.59204318565248E+018" calcext:value-type="float">
            <text:p>1.59204318565248E+018</text:p>
          </table:table-cell>
          <table:table-cell table:formula="of:= ([.A354]-1.59204316535084E+018)*0.000000001" office:value-type="float" office:value="20.301639936" calcext:value-type="float">
            <text:p>20.301639936</text:p>
          </table:table-cell>
          <table:table-cell office:value-type="float" office:value="0.0434600003064" calcext:value-type="float">
            <text:p>0.0434600003064</text:p>
          </table:table-cell>
          <table:table-cell/>
          <table:table-cell office:value-type="float" office:value="-1.30583119392" calcext:value-type="float">
            <text:p>-1.30583119392</text:p>
          </table:table-cell>
          <table:table-cell office:value-type="float" office:value="-0.578647315502" calcext:value-type="float">
            <text:p>-0.578647315502</text:p>
          </table:table-cell>
          <table:table-cell office:value-type="float" office:value="-0.866663753986" calcext:value-type="float">
            <text:p>-0.866663753986</text:p>
          </table:table-cell>
          <table:table-cell/>
          <table:table-cell office:value-type="float" office:value="8.12378787994" calcext:value-type="float">
            <text:p>8.12378787994</text:p>
          </table:table-cell>
          <table:table-cell/>
          <table:table-cell office:value-type="float" office:value="0.0595000013709" calcext:value-type="float">
            <text:p>0.0595000013709</text:p>
          </table:table-cell>
          <table:table-cell table:formula="of:=([.K355]-[.K354])/([.B355]-[.B354])" office:value-type="float" office:value="0.109847917100275" calcext:value-type="float">
            <text:p>0.109847917100275</text:p>
          </table:table-cell>
          <table:table-cell table:formula="of:= ROUNDUP([.L354]; 4)" office:value-type="float" office:value="0.1099" calcext:value-type="float">
            <text:p>0.1099</text:p>
          </table:table-cell>
          <table:table-cell office:value-type="float" office:value="0.0505400002003" calcext:value-type="float">
            <text:p>0.0505400002003</text:p>
          </table:table-cell>
          <table:table-cell office:value-type="float" office:value="0.0314700007439" calcext:value-type="float">
            <text:p>0.0314700007439</text:p>
          </table:table-cell>
          <table:table-cell table:style-name="Default" office:value-type="float" office:value="0.000380000012228" calcext:value-type="float">
            <text:p>0.000380000012228</text:p>
          </table:table-cell>
        </table:table-row>
        <table:table-row table:style-name="ro1">
          <table:table-cell office:value-type="float" office:value="1.59204318570437E+018" calcext:value-type="float">
            <text:p>1.59204318570437E+018</text:p>
          </table:table-cell>
          <table:table-cell table:formula="of:= ([.A355]-1.59204316535084E+018)*0.000000001" office:value-type="float" office:value="20.353529856" calcext:value-type="float">
            <text:p>20.353529856</text:p>
          </table:table-cell>
          <table:table-cell office:value-type="float" office:value="0.0586699992418" calcext:value-type="float">
            <text:p>0.0586699992418</text:p>
          </table:table-cell>
          <table:table-cell/>
          <table:table-cell office:value-type="float" office:value="-1.30267727375" calcext:value-type="float">
            <text:p>-1.30267727375</text:p>
          </table:table-cell>
          <table:table-cell office:value-type="float" office:value="-0.577728867531" calcext:value-type="float">
            <text:p>-0.577728867531</text:p>
          </table:table-cell>
          <table:table-cell office:value-type="float" office:value="-0.866786360741" calcext:value-type="float">
            <text:p>-0.866786360741</text:p>
          </table:table-cell>
          <table:table-cell/>
          <table:table-cell office:value-type="float" office:value="8.22835636139" calcext:value-type="float">
            <text:p>8.22835636139</text:p>
          </table:table-cell>
          <table:table-cell/>
          <table:table-cell office:value-type="float" office:value="0.0652000010014" calcext:value-type="float">
            <text:p>0.0652000010014</text:p>
          </table:table-cell>
          <table:table-cell table:formula="of:=([.K356]-[.K355])/([.B356]-[.B355])" office:value-type="float" office:value="0.0349176012326852" calcext:value-type="float">
            <text:p>0.034917601232685</text:p>
          </table:table-cell>
          <table:table-cell table:formula="of:= ROUNDUP([.L355]; 4)" office:value-type="float" office:value="0.035" calcext:value-type="float">
            <text:p>0.035</text:p>
          </table:table-cell>
          <table:table-cell office:value-type="float" office:value="0.0523700006306" calcext:value-type="float">
            <text:p>0.0523700006306</text:p>
          </table:table-cell>
          <table:table-cell office:value-type="float" office:value="0.0389100015163" calcext:value-type="float">
            <text:p>0.0389100015163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8575592E+018" calcext:value-type="float">
            <text:p>1.59204318575592E+018</text:p>
          </table:table-cell>
          <table:table-cell table:formula="of:= ([.A356]-1.59204316535084E+018)*0.000000001" office:value-type="float" office:value="20.405079808" calcext:value-type="float">
            <text:p>20.405079808</text:p>
          </table:table-cell>
          <table:table-cell office:value-type="float" office:value="0.0696699991822" calcext:value-type="float">
            <text:p>0.0696699991822</text:p>
          </table:table-cell>
          <table:table-cell/>
          <table:table-cell office:value-type="float" office:value="-1.29927837849" calcext:value-type="float">
            <text:p>-1.29927837849</text:p>
          </table:table-cell>
          <table:table-cell office:value-type="float" office:value="-0.576136827469" calcext:value-type="float">
            <text:p>-0.576136827469</text:p>
          </table:table-cell>
          <table:table-cell office:value-type="float" office:value="-0.866798996925" calcext:value-type="float">
            <text:p>-0.866798996925</text:p>
          </table:table-cell>
          <table:table-cell/>
          <table:table-cell office:value-type="float" office:value="8.30398082733" calcext:value-type="float">
            <text:p>8.30398082733</text:p>
          </table:table-cell>
          <table:table-cell/>
          <table:table-cell office:value-type="float" office:value="0.0670000016689" calcext:value-type="float">
            <text:p>0.0670000016689</text:p>
          </table:table-cell>
          <table:table-cell table:formula="of:=([.K357]-[.K356])/([.B357]-[.B356])" office:value-type="float" office:value="0.0136424840557642" calcext:value-type="float">
            <text:p>0.013642484055764</text:p>
          </table:table-cell>
          <table:table-cell table:formula="of:= ROUNDUP([.L356]; 4)" office:value-type="float" office:value="0.0137" calcext:value-type="float">
            <text:p>0.0137</text:p>
          </table:table-cell>
          <table:table-cell office:value-type="float" office:value="0.0528800003231" calcext:value-type="float">
            <text:p>0.0528800003231</text:p>
          </table:table-cell>
          <table:table-cell office:value-type="float" office:value="0.0410800017416" calcext:value-type="float">
            <text:p>0.0410800017416</text:p>
          </table:table-cell>
          <table:table-cell table:style-name="Default" office:value-type="float" office:value="-0.000460000010207" calcext:value-type="float">
            <text:p>-0.000460000010207</text:p>
          </table:table-cell>
        </table:table-row>
        <table:table-row table:style-name="ro1">
          <table:table-cell office:value-type="float" office:value="1.59204318580723E+018" calcext:value-type="float">
            <text:p>1.59204318580723E+018</text:p>
          </table:table-cell>
          <table:table-cell table:formula="of:= ([.A357]-1.59204316535084E+018)*0.000000001" office:value-type="float" office:value="20.456389888" calcext:value-type="float">
            <text:p>20.456389888</text:p>
          </table:table-cell>
          <table:table-cell office:value-type="float" office:value="0.0723600015044" calcext:value-type="float">
            <text:p>0.0723600015044</text:p>
          </table:table-cell>
          <table:table-cell/>
          <table:table-cell office:value-type="float" office:value="-1.29579305649" calcext:value-type="float">
            <text:p>-1.29579305649</text:p>
          </table:table-cell>
          <table:table-cell office:value-type="float" office:value="-0.574545562267" calcext:value-type="float">
            <text:p>-0.574545562267</text:p>
          </table:table-cell>
          <table:table-cell office:value-type="float" office:value="-0.86674785614" calcext:value-type="float">
            <text:p>-0.86674785614</text:p>
          </table:table-cell>
          <table:table-cell/>
          <table:table-cell office:value-type="float" office:value="8.32247543335" calcext:value-type="float">
            <text:p>8.32247543335</text:p>
          </table:table-cell>
          <table:table-cell/>
          <table:table-cell office:value-type="float" office:value="0.0676999986172" calcext:value-type="float">
            <text:p>0.0676999986172</text:p>
          </table:table-cell>
          <table:table-cell table:formula="of:=([.K358]-[.K357])/([.B358]-[.B357])" office:value-type="float" office:value="0.0407292649723224" calcext:value-type="float">
            <text:p>0.040729264972323</text:p>
          </table:table-cell>
          <table:table-cell table:formula="of:= ROUNDUP([.L357]; 4)" office:value-type="float" office:value="0.0408" calcext:value-type="float">
            <text:p>0.0408</text:p>
          </table:table-cell>
          <table:table-cell office:value-type="float" office:value="0.056329999119" calcext:value-type="float">
            <text:p>0.056329999119</text:p>
          </table:table-cell>
          <table:table-cell office:value-type="float" office:value="0.0374700017273" calcext:value-type="float">
            <text:p>0.0374700017273</text:p>
          </table:table-cell>
          <table:table-cell table:style-name="Default" office:value-type="float" office:value="-0.000239999993937" calcext:value-type="float">
            <text:p>-0.000239999993937</text:p>
          </table:table-cell>
        </table:table-row>
        <table:table-row table:style-name="ro1">
          <table:table-cell office:value-type="float" office:value="1.59204318585879E+018" calcext:value-type="float">
            <text:p>1.59204318585879E+018</text:p>
          </table:table-cell>
          <table:table-cell table:formula="of:= ([.A358]-1.59204316535084E+018)*0.000000001" office:value-type="float" office:value="20.507949824" calcext:value-type="float">
            <text:p>20.507949824</text:p>
          </table:table-cell>
          <table:table-cell office:value-type="float" office:value="0.0775400027633" calcext:value-type="float">
            <text:p>0.0775400027633</text:p>
          </table:table-cell>
          <table:table-cell/>
          <table:table-cell office:value-type="float" office:value="-1.29184556007" calcext:value-type="float">
            <text:p>-1.29184556007</text:p>
          </table:table-cell>
          <table:table-cell office:value-type="float" office:value="-0.572935223579" calcext:value-type="float">
            <text:p>-0.572935223579</text:p>
          </table:table-cell>
          <table:table-cell office:value-type="float" office:value="-0.86676222086" calcext:value-type="float">
            <text:p>-0.86676222086</text:p>
          </table:table-cell>
          <table:table-cell/>
          <table:table-cell office:value-type="float" office:value="8.35808753967" calcext:value-type="float">
            <text:p>8.35808753967</text:p>
          </table:table-cell>
          <table:table-cell/>
          <table:table-cell office:value-type="float" office:value="0.0697999969125" calcext:value-type="float">
            <text:p>0.0697999969125</text:p>
          </table:table-cell>
          <table:table-cell table:formula="of:=([.K359]-[.K358])/([.B359]-[.B358])" office:value-type="float" office:value="0.0153581180935065" calcext:value-type="float">
            <text:p>0.015358118093507</text:p>
          </table:table-cell>
          <table:table-cell table:formula="of:= ROUNDUP([.L358]; 4)" office:value-type="float" office:value="0.0154" calcext:value-type="float">
            <text:p>0.0154</text:p>
          </table:table-cell>
          <table:table-cell office:value-type="float" office:value="0.0615400001407" calcext:value-type="float">
            <text:p>0.0615400001407</text:p>
          </table:table-cell>
          <table:table-cell office:value-type="float" office:value="0.0329100005329" calcext:value-type="float">
            <text:p>0.032910000532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8591088E+018" calcext:value-type="float">
            <text:p>1.59204318591088E+018</text:p>
          </table:table-cell>
          <table:table-cell table:formula="of:= ([.A359]-1.59204316535084E+018)*0.000000001" office:value-type="float" office:value="20.560039936" calcext:value-type="float">
            <text:p>20.560039936</text:p>
          </table:table-cell>
          <table:table-cell office:value-type="float" office:value="0.0830700024962" calcext:value-type="float">
            <text:p>0.0830700024962</text:p>
          </table:table-cell>
          <table:table-cell/>
          <table:table-cell office:value-type="float" office:value="-1.28803217411" calcext:value-type="float">
            <text:p>-1.28803217411</text:p>
          </table:table-cell>
          <table:table-cell office:value-type="float" office:value="-0.571562945843" calcext:value-type="float">
            <text:p>-0.571562945843</text:p>
          </table:table-cell>
          <table:table-cell office:value-type="float" office:value="-0.866748869419" calcext:value-type="float">
            <text:p>-0.866748869419</text:p>
          </table:table-cell>
          <table:table-cell/>
          <table:table-cell office:value-type="float" office:value="8.39610671997" calcext:value-type="float">
            <text:p>8.39610671997</text:p>
          </table:table-cell>
          <table:table-cell/>
          <table:table-cell office:value-type="float" office:value="0.0706000030041" calcext:value-type="float">
            <text:p>0.0706000030041</text:p>
          </table:table-cell>
          <table:table-cell table:formula="of:=([.K360]-[.K359])/([.B360]-[.B359])" office:value-type="float" office:value="0.00293971079464855" calcext:value-type="float">
            <text:p>0.002939710794649</text:p>
          </table:table-cell>
          <table:table-cell table:formula="of:= ROUNDUP([.L359]; 4)" office:value-type="float" office:value="0.003" calcext:value-type="float">
            <text:p>0.003</text:p>
          </table:table-cell>
          <table:table-cell office:value-type="float" office:value="0.0636200010777" calcext:value-type="float">
            <text:p>0.0636200010777</text:p>
          </table:table-cell>
          <table:table-cell office:value-type="float" office:value="0.0306299999356" calcext:value-type="float">
            <text:p>0.0306299999356</text:p>
          </table:table-cell>
          <table:table-cell office:value-type="float" office:value="-0.0000399999989895" calcext:value-type="float">
            <text:p>-4.00E-05</text:p>
          </table:table-cell>
        </table:table-row>
        <table:table-row table:style-name="ro1">
          <table:table-cell office:value-type="float" office:value="1.59204318601293E+018" calcext:value-type="float">
            <text:p>1.59204318601293E+018</text:p>
          </table:table-cell>
          <table:table-cell table:formula="of:= ([.A360]-1.59204316535084E+018)*0.000000001" office:value-type="float" office:value="20.662089984" calcext:value-type="float">
            <text:p>20.662089984</text:p>
          </table:table-cell>
          <table:table-cell office:value-type="float" office:value="0.0776500031352" calcext:value-type="float">
            <text:p>0.0776500031352</text:p>
          </table:table-cell>
          <table:table-cell/>
          <table:table-cell office:value-type="float" office:value="-1.28037452698" calcext:value-type="float">
            <text:p>-1.28037452698</text:p>
          </table:table-cell>
          <table:table-cell office:value-type="float" office:value="-0.569391191006" calcext:value-type="float">
            <text:p>-0.569391191006</text:p>
          </table:table-cell>
          <table:table-cell office:value-type="float" office:value="-0.866756677628" calcext:value-type="float">
            <text:p>-0.866756677628</text:p>
          </table:table-cell>
          <table:table-cell/>
          <table:table-cell office:value-type="float" office:value="8.35884380341" calcext:value-type="float">
            <text:p>8.35884380341</text:p>
          </table:table-cell>
          <table:table-cell/>
          <table:table-cell office:value-type="float" office:value="0.0709000006318" calcext:value-type="float">
            <text:p>0.0709000006318</text:p>
          </table:table-cell>
          <table:table-cell table:formula="of:=([.K361]-[.K360])/([.B361]-[.B360])" office:value-type="float" office:value="0.0346353474139558" calcext:value-type="float">
            <text:p>0.034635347413956</text:p>
          </table:table-cell>
          <table:table-cell table:formula="of:= ROUNDUP([.L360]; 4)" office:value-type="float" office:value="0.0347" calcext:value-type="float">
            <text:p>0.0347</text:p>
          </table:table-cell>
          <table:table-cell office:value-type="float" office:value="0.0650800019503" calcext:value-type="float">
            <text:p>0.0650800019503</text:p>
          </table:table-cell>
          <table:table-cell office:value-type="float" office:value="0.0281399991363" calcext:value-type="float">
            <text:p>0.0281399991363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860649E+018" calcext:value-type="float">
            <text:p>1.5920431860649E+018</text:p>
          </table:table-cell>
          <table:table-cell table:formula="of:= ([.A361]-1.59204316535084E+018)*0.000000001" office:value-type="float" office:value="20.714060032" calcext:value-type="float">
            <text:p>20.714060032</text:p>
          </table:table-cell>
          <table:table-cell office:value-type="float" office:value="0.0772000029683" calcext:value-type="float">
            <text:p>0.0772000029683</text:p>
          </table:table-cell>
          <table:table-cell/>
          <table:table-cell office:value-type="float" office:value="-1.2761169672" calcext:value-type="float">
            <text:p>-1.2761169672</text:p>
          </table:table-cell>
          <table:table-cell office:value-type="float" office:value="-0.56844997406" calcext:value-type="float">
            <text:p>-0.56844997406</text:p>
          </table:table-cell>
          <table:table-cell office:value-type="float" office:value="-0.866737663746" calcext:value-type="float">
            <text:p>-0.866737663746</text:p>
          </table:table-cell>
          <table:table-cell/>
          <table:table-cell office:value-type="float" office:value="8.35575008392" calcext:value-type="float">
            <text:p>8.35575008392</text:p>
          </table:table-cell>
          <table:table-cell/>
          <table:table-cell office:value-type="float" office:value="0.0727000012994" calcext:value-type="float">
            <text:p>0.0727000012994</text:p>
          </table:table-cell>
          <table:table-cell table:formula="of:=([.K362]-[.K361])/([.B362]-[.B361])" office:value-type="float" office:value="0.00768049738102271" calcext:value-type="float">
            <text:p>0.007680497381023</text:p>
          </table:table-cell>
          <table:table-cell table:formula="of:= ROUNDUP([.L361]; 4)" office:value-type="float" office:value="0.0077" calcext:value-type="float">
            <text:p>0.0077</text:p>
          </table:table-cell>
          <table:table-cell office:value-type="float" office:value="0.0676399990916" calcext:value-type="float">
            <text:p>0.0676399990916</text:p>
          </table:table-cell>
          <table:table-cell office:value-type="float" office:value="0.0267299991101" calcext:value-type="float">
            <text:p>0.0267299991101</text:p>
          </table:table-cell>
          <table:table-cell table:style-name="Default" office:value-type="float" office:value="-0.000190000006114" calcext:value-type="float">
            <text:p>-0.000190000006114</text:p>
          </table:table-cell>
        </table:table-row>
        <table:table-row table:style-name="ro1">
          <table:table-cell office:value-type="float" office:value="1.59204318611698E+018" calcext:value-type="float">
            <text:p>1.59204318611698E+018</text:p>
          </table:table-cell>
          <table:table-cell table:formula="of:= ([.A362]-1.59204316535084E+018)*0.000000001" office:value-type="float" office:value="20.766139904" calcext:value-type="float">
            <text:p>20.766139904</text:p>
          </table:table-cell>
          <table:table-cell office:value-type="float" office:value="0.063780002296" calcext:value-type="float">
            <text:p>0.063780002296</text:p>
          </table:table-cell>
          <table:table-cell/>
          <table:table-cell office:value-type="float" office:value="-1.27249717712" calcext:value-type="float">
            <text:p>-1.27249717712</text:p>
          </table:table-cell>
          <table:table-cell office:value-type="float" office:value="-0.568581044674" calcext:value-type="float">
            <text:p>-0.568581044674</text:p>
          </table:table-cell>
          <table:table-cell office:value-type="float" office:value="-0.866624593735" calcext:value-type="float">
            <text:p>-0.866624593735</text:p>
          </table:table-cell>
          <table:table-cell/>
          <table:table-cell office:value-type="float" office:value="8.26348781586" calcext:value-type="float">
            <text:p>8.26348781586</text:p>
          </table:table-cell>
          <table:table-cell/>
          <table:table-cell office:value-type="float" office:value="0.0731000006199" calcext:value-type="float">
            <text:p>0.0731000006199</text:p>
          </table:table-cell>
          <table:table-cell table:formula="of:=([.K363]-[.K362])/([.B363]-[.B362])" office:value-type="float" office:value="-0.0729644379925486" calcext:value-type="float">
            <text:p>-0.072964437992549</text:p>
          </table:table-cell>
          <table:table-cell table:formula="of:= ROUNDUP([.L362]; 4)" office:value-type="float" office:value="-0.073" calcext:value-type="float">
            <text:p>-0.073</text:p>
          </table:table-cell>
          <table:table-cell office:value-type="float" office:value="0.0699099972844" calcext:value-type="float">
            <text:p>0.0699099972844</text:p>
          </table:table-cell>
          <table:table-cell office:value-type="float" office:value="0.0213099997491" calcext:value-type="float">
            <text:p>0.0213099997491</text:p>
          </table:table-cell>
          <table:table-cell table:style-name="Default" office:value-type="float" office:value="0.000360000005458" calcext:value-type="float">
            <text:p>0.000360000005458</text:p>
          </table:table-cell>
        </table:table-row>
        <table:table-row table:style-name="ro1">
          <table:table-cell office:value-type="float" office:value="1.59204318616906E+018" calcext:value-type="float">
            <text:p>1.59204318616906E+018</text:p>
          </table:table-cell>
          <table:table-cell table:formula="of:= ([.A363]-1.59204316535084E+018)*0.000000001" office:value-type="float" office:value="20.818220032" calcext:value-type="float">
            <text:p>20.818220032</text:p>
          </table:table-cell>
          <table:table-cell office:value-type="float" office:value="0.0355199985206" calcext:value-type="float">
            <text:p>0.0355199985206</text:p>
          </table:table-cell>
          <table:table-cell/>
          <table:table-cell office:value-type="float" office:value="-1.27074956894" calcext:value-type="float">
            <text:p>-1.27074956894</text:p>
          </table:table-cell>
          <table:table-cell office:value-type="float" office:value="-0.571788609028" calcext:value-type="float">
            <text:p>-0.571788609028</text:p>
          </table:table-cell>
          <table:table-cell office:value-type="float" office:value="-0.866532564163" calcext:value-type="float">
            <text:p>-0.866532564163</text:p>
          </table:table-cell>
          <table:table-cell/>
          <table:table-cell office:value-type="float" office:value="8.06919956207" calcext:value-type="float">
            <text:p>8.06919956207</text:p>
          </table:table-cell>
          <table:table-cell/>
          <table:table-cell office:value-type="float" office:value="0.0693000033498" calcext:value-type="float">
            <text:p>0.0693000033498</text:p>
          </table:table-cell>
          <table:table-cell table:formula="of:=([.K364]-[.K363])/([.B364]-[.B363])" office:value-type="float" office:value="-0.196041023153363" calcext:value-type="float">
            <text:p>-0.196041023153363</text:p>
          </table:table-cell>
          <table:table-cell table:formula="of:= ROUNDUP([.L363]; 4)" office:value-type="float" office:value="-0.1961" calcext:value-type="float">
            <text:p>-0.1961</text:p>
          </table:table-cell>
          <table:table-cell office:value-type="float" office:value="0.0681800022721" calcext:value-type="float">
            <text:p>0.0681800022721</text:p>
          </table:table-cell>
          <table:table-cell office:value-type="float" office:value="0.0122899999842" calcext:value-type="float">
            <text:p>0.0122899999842</text:p>
          </table:table-cell>
          <table:table-cell table:style-name="Default" office:value-type="float" office:value="0.000410000007832" calcext:value-type="float">
            <text:p>0.000410000007832</text:p>
          </table:table-cell>
        </table:table-row>
        <table:table-row table:style-name="ro1">
          <table:table-cell office:value-type="float" office:value="1.59204318622109E+018" calcext:value-type="float">
            <text:p>1.59204318622109E+018</text:p>
          </table:table-cell>
          <table:table-cell table:formula="of:= ([.A364]-1.59204316535084E+018)*0.000000001" office:value-type="float" office:value="20.870249984" calcext:value-type="float">
            <text:p>20.870249984</text:p>
          </table:table-cell>
          <table:table-cell office:value-type="float" office:value="-0.000699999975041" calcext:value-type="float">
            <text:p>-0.000699999975041</text:p>
          </table:table-cell>
          <table:table-cell/>
          <table:table-cell office:value-type="float" office:value="-1.27245545387" calcext:value-type="float">
            <text:p>-1.27245545387</text:p>
          </table:table-cell>
          <table:table-cell office:value-type="float" office:value="-0.574657618999" calcext:value-type="float">
            <text:p>-0.574657618999</text:p>
          </table:table-cell>
          <table:table-cell office:value-type="float" office:value="-0.866644442081" calcext:value-type="float">
            <text:p>-0.866644442081</text:p>
          </table:table-cell>
          <table:table-cell/>
          <table:table-cell office:value-type="float" office:value="7.82018756866" calcext:value-type="float">
            <text:p>7.82018756866</text:p>
          </table:table-cell>
          <table:table-cell/>
          <table:table-cell office:value-type="float" office:value="0.0590999983251" calcext:value-type="float">
            <text:p>0.0590999983251</text:p>
          </table:table-cell>
          <table:table-cell table:formula="of:=([.K365]-[.K364])/([.B365]-[.B364])" office:value-type="float" office:value="-0.237012460691951" calcext:value-type="float">
            <text:p>-0.237012460691951</text:p>
          </table:table-cell>
          <table:table-cell table:formula="of:= ROUNDUP([.L364]; 4)" office:value-type="float" office:value="-0.2371" calcext:value-type="float">
            <text:p>-0.2371</text:p>
          </table:table-cell>
          <table:table-cell office:value-type="float" office:value="0.0586999990046" calcext:value-type="float">
            <text:p>0.0586999990046</text:p>
          </table:table-cell>
          <table:table-cell office:value-type="float" office:value="0.0070199999027" calcext:value-type="float">
            <text:p>0.0070199999027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8627383E+018" calcext:value-type="float">
            <text:p>1.59204318627383E+018</text:p>
          </table:table-cell>
          <table:table-cell table:formula="of:= ([.A365]-1.59204316535084E+018)*0.000000001" office:value-type="float" office:value="20.922989824" calcext:value-type="float">
            <text:p>20.922989824</text:p>
          </table:table-cell>
          <table:table-cell office:value-type="float" office:value="-0.0326600000262" calcext:value-type="float">
            <text:p>-0.0326600000262</text:p>
          </table:table-cell>
          <table:table-cell/>
          <table:table-cell office:value-type="float" office:value="-1.27620184422" calcext:value-type="float">
            <text:p>-1.27620184422</text:p>
          </table:table-cell>
          <table:table-cell office:value-type="float" office:value="-0.57571965456" calcext:value-type="float">
            <text:p>-0.57571965456</text:p>
          </table:table-cell>
          <table:table-cell office:value-type="float" office:value="-0.866732060909" calcext:value-type="float">
            <text:p>-0.866732060909</text:p>
          </table:table-cell>
          <table:table-cell/>
          <table:table-cell office:value-type="float" office:value="7.60046243668" calcext:value-type="float">
            <text:p>7.60046243668</text:p>
          </table:table-cell>
          <table:table-cell/>
          <table:table-cell office:value-type="float" office:value="0.0465999990702" calcext:value-type="float">
            <text:p>0.0465999990702</text:p>
          </table:table-cell>
          <table:table-cell table:formula="of:=([.K366]-[.K365])/([.B366]-[.B365])" office:value-type="float" office:value="-0.256459816866843" calcext:value-type="float">
            <text:p>-0.256459816866843</text:p>
          </table:table-cell>
          <table:table-cell table:formula="of:= ROUNDUP([.L365]; 4)" office:value-type="float" office:value="-0.2565" calcext:value-type="float">
            <text:p>-0.2565</text:p>
          </table:table-cell>
          <table:table-cell office:value-type="float" office:value="0.0464899986982" calcext:value-type="float">
            <text:p>0.0464899986982</text:p>
          </table:table-cell>
          <table:table-cell office:value-type="float" office:value="0.00353000010364" calcext:value-type="float">
            <text:p>0.00353000010364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9204318632569E+018" calcext:value-type="float">
            <text:p>1.59204318632569E+018</text:p>
          </table:table-cell>
          <table:table-cell table:formula="of:= ([.A366]-1.59204316535084E+018)*0.000000001" office:value-type="float" office:value="20.974849792" calcext:value-type="float">
            <text:p>20.974849792</text:p>
          </table:table-cell>
          <table:table-cell office:value-type="float" office:value="-0.0591499991715" calcext:value-type="float">
            <text:p>-0.0591499991715</text:p>
          </table:table-cell>
          <table:table-cell/>
          <table:table-cell office:value-type="float" office:value="-1.28032338619" calcext:value-type="float">
            <text:p>-1.28032338619</text:p>
          </table:table-cell>
          <table:table-cell office:value-type="float" office:value="-0.576655387878" calcext:value-type="float">
            <text:p>-0.576655387878</text:p>
          </table:table-cell>
          <table:table-cell office:value-type="float" office:value="-0.866763055325" calcext:value-type="float">
            <text:p>-0.866763055325</text:p>
          </table:table-cell>
          <table:table-cell/>
          <table:table-cell office:value-type="float" office:value="7.41834354401" calcext:value-type="float">
            <text:p>7.41834354401</text:p>
          </table:table-cell>
          <table:table-cell/>
          <table:table-cell office:value-type="float" office:value="0.0333000011742" calcext:value-type="float">
            <text:p>0.0333000011742</text:p>
          </table:table-cell>
          <table:table-cell table:formula="of:=([.K367]-[.K366])/([.B367]-[.B366])" office:value-type="float" office:value="-0.242153775103399" calcext:value-type="float">
            <text:p>-0.242153775103399</text:p>
          </table:table-cell>
          <table:table-cell table:formula="of:= ROUNDUP([.L366]; 4)" office:value-type="float" office:value="-0.2422" calcext:value-type="float">
            <text:p>-0.2422</text:p>
          </table:table-cell>
          <table:table-cell office:value-type="float" office:value="0.0332700014114" calcext:value-type="float">
            <text:p>0.0332700014114</text:p>
          </table:table-cell>
          <table:table-cell office:value-type="float" office:value="-0.000910000002477" calcext:value-type="float">
            <text:p>-0.000910000002477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office:value-type="float" office:value="1.59204318637731E+018" calcext:value-type="float">
            <text:p>1.59204318637731E+018</text:p>
          </table:table-cell>
          <table:table-cell table:formula="of:= ([.A367]-1.59204316535084E+018)*0.000000001" office:value-type="float" office:value="21.026469888" calcext:value-type="float">
            <text:p>21.026469888</text:p>
          </table:table-cell>
          <table:table-cell office:value-type="float" office:value="-0.0822699964046" calcext:value-type="float">
            <text:p>-0.0822699964046</text:p>
          </table:table-cell>
          <table:table-cell/>
          <table:table-cell office:value-type="float" office:value="-1.28439354897" calcext:value-type="float">
            <text:p>-1.28439354897</text:p>
          </table:table-cell>
          <table:table-cell office:value-type="float" office:value="-0.577734470367" calcext:value-type="float">
            <text:p>-0.577734470367</text:p>
          </table:table-cell>
          <table:table-cell office:value-type="float" office:value="-0.866730511189" calcext:value-type="float">
            <text:p>-0.866730511189</text:p>
          </table:table-cell>
          <table:table-cell/>
          <table:table-cell office:value-type="float" office:value="7.25939369202" calcext:value-type="float">
            <text:p>7.25939369202</text:p>
          </table:table-cell>
          <table:table-cell/>
          <table:table-cell office:value-type="float" office:value="0.0208000000566" calcext:value-type="float">
            <text:p>0.0208000000566</text:p>
          </table:table-cell>
          <table:table-cell table:formula="of:=([.K368]-[.K367])/([.B368]-[.B367])" office:value-type="float" office:value="-0.163430168751826" calcext:value-type="float">
            <text:p>-0.163430168751826</text:p>
          </table:table-cell>
          <table:table-cell table:formula="of:= ROUNDUP([.L367]; 4)" office:value-type="float" office:value="-0.1635" calcext:value-type="float">
            <text:p>-0.1635</text:p>
          </table:table-cell>
          <table:table-cell office:value-type="float" office:value="0.019999999553" calcext:value-type="float">
            <text:p>0.019999999553</text:p>
          </table:table-cell>
          <table:table-cell office:value-type="float" office:value="-0.00559000018984" calcext:value-type="float">
            <text:p>-0.00559000018984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8642932E+018" calcext:value-type="float">
            <text:p>1.59204318642932E+018</text:p>
          </table:table-cell>
          <table:table-cell table:formula="of:= ([.A368]-1.59204316535084E+018)*0.000000001" office:value-type="float" office:value="21.078479872" calcext:value-type="float">
            <text:p>21.078479872</text:p>
          </table:table-cell>
          <table:table-cell office:value-type="float" office:value="-0.100780002773" calcext:value-type="float">
            <text:p>-0.100780002773</text:p>
          </table:table-cell>
          <table:table-cell/>
          <table:table-cell office:value-type="float" office:value="-1.28849625587" calcext:value-type="float">
            <text:p>-1.28849625587</text:p>
          </table:table-cell>
          <table:table-cell office:value-type="float" office:value="-0.579089701176" calcext:value-type="float">
            <text:p>-0.579089701176</text:p>
          </table:table-cell>
          <table:table-cell office:value-type="float" office:value="-0.866733372211" calcext:value-type="float">
            <text:p>-0.866733372211</text:p>
          </table:table-cell>
          <table:table-cell/>
          <table:table-cell office:value-type="float" office:value="7.13213729858" calcext:value-type="float">
            <text:p>7.13213729858</text:p>
          </table:table-cell>
          <table:table-cell/>
          <table:table-cell office:value-type="float" office:value="0.0122999995947" calcext:value-type="float">
            <text:p>0.0122999995947</text:p>
          </table:table-cell>
          <table:table-cell table:formula="of:=([.K369]-[.K368])/([.B369]-[.B368])" office:value-type="float" office:value="0.0994150313032581" calcext:value-type="float">
            <text:p>0.099415031303258</text:p>
          </table:table-cell>
          <table:table-cell table:formula="of:= ROUNDUP([.L368]; 4)" office:value-type="float" office:value="0.0995" calcext:value-type="float">
            <text:p>0.0995</text:p>
          </table:table-cell>
          <table:table-cell office:value-type="float" office:value="0.00586999999359" calcext:value-type="float">
            <text:p>0.00586999999359</text:p>
          </table:table-cell>
          <table:table-cell office:value-type="float" office:value="-0.0107899997383" calcext:value-type="float">
            <text:p>-0.0107899997383</text:p>
          </table:table-cell>
          <table:table-cell office:value-type="float" office:value="0.0000499999987369" calcext:value-type="float">
            <text:p>5.00E-05</text:p>
          </table:table-cell>
        </table:table-row>
        <table:table-row table:style-name="ro1">
          <table:table-cell office:value-type="float" office:value="1.59204318648062E+018" calcext:value-type="float">
            <text:p>1.59204318648062E+018</text:p>
          </table:table-cell>
          <table:table-cell table:formula="of:= ([.A369]-1.59204316535084E+018)*0.000000001" office:value-type="float" office:value="21.129779968" calcext:value-type="float">
            <text:p>21.129779968</text:p>
          </table:table-cell>
          <table:table-cell office:value-type="float" office:value="-0.0933699980378" calcext:value-type="float">
            <text:p>-0.0933699980378</text:p>
          </table:table-cell>
          <table:table-cell/>
          <table:table-cell office:value-type="float" office:value="-1.29223155975" calcext:value-type="float">
            <text:p>-1.29223155975</text:p>
          </table:table-cell>
          <table:table-cell office:value-type="float" office:value="-0.580569028854" calcext:value-type="float">
            <text:p>-0.580569028854</text:p>
          </table:table-cell>
          <table:table-cell office:value-type="float" office:value="-0.866722881794" calcext:value-type="float">
            <text:p>-0.866722881794</text:p>
          </table:table-cell>
          <table:table-cell/>
          <table:table-cell office:value-type="float" office:value="7.18308115005" calcext:value-type="float">
            <text:p>7.18308115005</text:p>
          </table:table-cell>
          <table:table-cell/>
          <table:table-cell office:value-type="float" office:value="0.0174000002444" calcext:value-type="float">
            <text:p>0.0174000002444</text:p>
          </table:table-cell>
          <table:table-cell table:formula="of:=([.K370]-[.K369])/([.B370]-[.B369])" office:value-type="float" office:value="0.415952301423987" calcext:value-type="float">
            <text:p>0.415952301423987</text:p>
          </table:table-cell>
          <table:table-cell table:formula="of:= ROUNDUP([.L369]; 4)" office:value-type="float" office:value="0.416" calcext:value-type="float">
            <text:p>0.416</text:p>
          </table:table-cell>
          <table:table-cell office:value-type="float" office:value="-0.0073699997738" calcext:value-type="float">
            <text:p>-0.0073699997738</text:p>
          </table:table-cell>
          <table:table-cell office:value-type="float" office:value="-0.0158099997789" calcext:value-type="float">
            <text:p>-0.0158099997789</text:p>
          </table:table-cell>
          <table:table-cell office:value-type="float" office:value="0.0000499999987369" calcext:value-type="float">
            <text:p>5.00E-05</text:p>
          </table:table-cell>
        </table:table-row>
        <table:table-row table:style-name="ro1">
          <table:table-cell office:value-type="float" office:value="1.59204318653303E+018" calcext:value-type="float">
            <text:p>1.59204318653303E+018</text:p>
          </table:table-cell>
          <table:table-cell table:formula="of:= ([.A370]-1.59204316535084E+018)*0.000000001" office:value-type="float" office:value="21.182189824" calcext:value-type="float">
            <text:p>21.182189824</text:p>
          </table:table-cell>
          <table:table-cell office:value-type="float" office:value="-0.0609499998391" calcext:value-type="float">
            <text:p>-0.0609499998391</text:p>
          </table:table-cell>
          <table:table-cell/>
          <table:table-cell office:value-type="float" office:value="-1.2961435318" calcext:value-type="float">
            <text:p>-1.2961435318</text:p>
          </table:table-cell>
          <table:table-cell office:value-type="float" office:value="-0.582350850105" calcext:value-type="float">
            <text:p>-0.582350850105</text:p>
          </table:table-cell>
          <table:table-cell office:value-type="float" office:value="-0.866695165634" calcext:value-type="float">
            <text:p>-0.866695165634</text:p>
          </table:table-cell>
          <table:table-cell/>
          <table:table-cell office:value-type="float" office:value="7.40596866608" calcext:value-type="float">
            <text:p>7.40596866608</text:p>
          </table:table-cell>
          <table:table-cell/>
          <table:table-cell office:value-type="float" office:value="0.0392000004649" calcext:value-type="float">
            <text:p>0.0392000004649</text:p>
          </table:table-cell>
          <table:table-cell table:formula="of:=([.K371]-[.K370])/([.B371]-[.B370])" office:value-type="float" office:value="0.160736894627547" calcext:value-type="float">
            <text:p>0.160736894627547</text:p>
          </table:table-cell>
          <table:table-cell table:formula="of:= ROUNDUP([.L370]; 4)" office:value-type="float" office:value="0.1608" calcext:value-type="float">
            <text:p>0.1608</text:p>
          </table:table-cell>
          <table:table-cell office:value-type="float" office:value="-0.0303199999034" calcext:value-type="float">
            <text:p>-0.0303199999034</text:p>
          </table:table-cell>
          <table:table-cell office:value-type="float" office:value="-0.0249199997634" calcext:value-type="float">
            <text:p>-0.0249199997634</text:p>
          </table:table-cell>
          <table:table-cell table:style-name="Default" office:value-type="float" office:value="0.000119999996969" calcext:value-type="float">
            <text:p>0.000119999996969</text:p>
          </table:table-cell>
        </table:table-row>
        <table:table-row table:style-name="ro1">
          <table:table-cell office:value-type="float" office:value="1.59204318663506E+018" calcext:value-type="float">
            <text:p>1.59204318663506E+018</text:p>
          </table:table-cell>
          <table:table-cell table:formula="of:= ([.A371]-1.59204316535084E+018)*0.000000001" office:value-type="float" office:value="21.284219904" calcext:value-type="float">
            <text:p>21.284219904</text:p>
          </table:table-cell>
          <table:table-cell office:value-type="float" office:value="-0.0299900006503" calcext:value-type="float">
            <text:p>-0.0299900006503</text:p>
          </table:table-cell>
          <table:table-cell/>
          <table:table-cell office:value-type="float" office:value="-1.302313447" calcext:value-type="float">
            <text:p>-1.302313447</text:p>
          </table:table-cell>
          <table:table-cell office:value-type="float" office:value="-0.586305499077" calcext:value-type="float">
            <text:p>-0.586305499077</text:p>
          </table:table-cell>
          <table:table-cell office:value-type="float" office:value="-0.866676211357" calcext:value-type="float">
            <text:p>-0.866676211357</text:p>
          </table:table-cell>
          <table:table-cell/>
          <table:table-cell office:value-type="float" office:value="7.61881875992" calcext:value-type="float">
            <text:p>7.61881875992</text:p>
          </table:table-cell>
          <table:table-cell/>
          <table:table-cell office:value-type="float" office:value="0.0555999986827" calcext:value-type="float">
            <text:p>0.0555999986827</text:p>
          </table:table-cell>
          <table:table-cell table:formula="of:=([.K372]-[.K371])/([.B372]-[.B371])" office:value-type="float" office:value="0.23318594313693" calcext:value-type="float">
            <text:p>0.23318594313693</text:p>
          </table:table-cell>
          <table:table-cell table:formula="of:= ROUNDUP([.L371]; 4)" office:value-type="float" office:value="0.2332" calcext:value-type="float">
            <text:p>0.2332</text:p>
          </table:table-cell>
          <table:table-cell office:value-type="float" office:value="-0.045949999243" calcext:value-type="float">
            <text:p>-0.045949999243</text:p>
          </table:table-cell>
          <table:table-cell office:value-type="float" office:value="-0.0313199982047" calcext:value-type="float">
            <text:p>-0.0313199982047</text:p>
          </table:table-cell>
          <table:table-cell table:style-name="Default" office:value-type="float" office:value="0.000110000000859" calcext:value-type="float">
            <text:p>0.000110000000859</text:p>
          </table:table-cell>
        </table:table-row>
        <table:table-row table:style-name="ro1">
          <table:table-cell office:value-type="float" office:value="1.59204318668695E+018" calcext:value-type="float">
            <text:p>1.59204318668695E+018</text:p>
          </table:table-cell>
          <table:table-cell table:formula="of:= ([.A372]-1.59204316535084E+018)*0.000000001" office:value-type="float" office:value="21.336109824" calcext:value-type="float">
            <text:p>21.336109824</text:p>
          </table:table-cell>
          <table:table-cell office:value-type="float" office:value="-0.00946999993175" calcext:value-type="float">
            <text:p>-0.00946999993175</text:p>
          </table:table-cell>
          <table:table-cell/>
          <table:table-cell office:value-type="float" office:value="-1.3050403595" calcext:value-type="float">
            <text:p>-1.3050403595</text:p>
          </table:table-cell>
          <table:table-cell office:value-type="float" office:value="-0.5892816782" calcext:value-type="float">
            <text:p>-0.5892816782</text:p>
          </table:table-cell>
          <table:table-cell office:value-type="float" office:value="-0.866567850113" calcext:value-type="float">
            <text:p>-0.866567850113</text:p>
          </table:table-cell>
          <table:table-cell/>
          <table:table-cell office:value-type="float" office:value="7.7598938942" calcext:value-type="float">
            <text:p>7.7598938942</text:p>
          </table:table-cell>
          <table:table-cell/>
          <table:table-cell office:value-type="float" office:value="0.0676999986172" calcext:value-type="float">
            <text:p>0.0676999986172</text:p>
          </table:table-cell>
          <table:table-cell table:formula="of:=([.K373]-[.K372])/([.B373]-[.B372])" office:value-type="float" office:value="0.119001712467094" calcext:value-type="float">
            <text:p>0.119001712467094</text:p>
          </table:table-cell>
          <table:table-cell table:formula="of:= ROUNDUP([.L372]; 4)" office:value-type="float" office:value="0.1191" calcext:value-type="float">
            <text:p>0.1191</text:p>
          </table:table-cell>
          <table:table-cell office:value-type="float" office:value="-0.0571000017226" calcext:value-type="float">
            <text:p>-0.0571000017226</text:p>
          </table:table-cell>
          <table:table-cell office:value-type="float" office:value="-0.0363200008869" calcext:value-type="float">
            <text:p>-0.0363200008869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9204318673905E+018" calcext:value-type="float">
            <text:p>1.59204318673905E+018</text:p>
          </table:table-cell>
          <table:table-cell table:formula="of:= ([.A373]-1.59204316535084E+018)*0.000000001" office:value-type="float" office:value="21.38820992" calcext:value-type="float">
            <text:p>21.38820992</text:p>
          </table:table-cell>
          <table:table-cell office:value-type="float" office:value="0.00807000044733" calcext:value-type="float">
            <text:p>0.00807000044733</text:p>
          </table:table-cell>
          <table:table-cell/>
          <table:table-cell office:value-type="float" office:value="-1.30837535858" calcext:value-type="float">
            <text:p>-1.30837535858</text:p>
          </table:table-cell>
          <table:table-cell office:value-type="float" office:value="-0.590685009956" calcext:value-type="float">
            <text:p>-0.590685009956</text:p>
          </table:table-cell>
          <table:table-cell office:value-type="float" office:value="-0.866655886173" calcext:value-type="float">
            <text:p>-0.866655886173</text:p>
          </table:table-cell>
          <table:table-cell/>
          <table:table-cell office:value-type="float" office:value="7.88048124313" calcext:value-type="float">
            <text:p>7.88048124313</text:p>
          </table:table-cell>
          <table:table-cell/>
          <table:table-cell office:value-type="float" office:value="0.0738999992609" calcext:value-type="float">
            <text:p>0.0738999992609</text:p>
          </table:table-cell>
          <table:table-cell table:formula="of:=([.K374]-[.K373])/([.B374]-[.B373])" office:value-type="float" office:value="0.0290586534131058" calcext:value-type="float">
            <text:p>0.029058653413106</text:p>
          </table:table-cell>
          <table:table-cell table:formula="of:= ROUNDUP([.L373]; 4)" office:value-type="float" office:value="0.0291" calcext:value-type="float">
            <text:p>0.0291</text:p>
          </table:table-cell>
          <table:table-cell office:value-type="float" office:value="-0.0660099983215" calcext:value-type="float">
            <text:p>-0.0660099983215</text:p>
          </table:table-cell>
          <table:table-cell office:value-type="float" office:value="-0.0331499986351" calcext:value-type="float">
            <text:p>-0.0331499986351</text:p>
          </table:table-cell>
          <table:table-cell table:style-name="Default" office:value-type="float" office:value="-0.000220000001718" calcext:value-type="float">
            <text:p>-0.000220000001718</text:p>
          </table:table-cell>
        </table:table-row>
        <table:table-row table:style-name="ro1">
          <table:table-cell office:value-type="float" office:value="1.59204318679067E+018" calcext:value-type="float">
            <text:p>1.59204318679067E+018</text:p>
          </table:table-cell>
          <table:table-cell table:formula="of:= ([.A374]-1.59204316535084E+018)*0.000000001" office:value-type="float" office:value="21.43982976" calcext:value-type="float">
            <text:p>21.43982976</text:p>
          </table:table-cell>
          <table:table-cell office:value-type="float" office:value="0.0286200009286" calcext:value-type="float">
            <text:p>0.0286200009286</text:p>
          </table:table-cell>
          <table:table-cell/>
          <table:table-cell office:value-type="float" office:value="-1.31215536594" calcext:value-type="float">
            <text:p>-1.31215536594</text:p>
          </table:table-cell>
          <table:table-cell office:value-type="float" office:value="-0.590976476669" calcext:value-type="float">
            <text:p>-0.590976476669</text:p>
          </table:table-cell>
          <table:table-cell office:value-type="float" office:value="-0.86663621664" calcext:value-type="float">
            <text:p>-0.86663621664</text:p>
          </table:table-cell>
          <table:table-cell/>
          <table:table-cell office:value-type="float" office:value="8.0217628479" calcext:value-type="float">
            <text:p>8.0217628479</text:p>
          </table:table-cell>
          <table:table-cell/>
          <table:table-cell office:value-type="float" office:value="0.0754000023007" calcext:value-type="float">
            <text:p>0.0754000023007</text:p>
          </table:table-cell>
          <table:table-cell table:formula="of:=([.K375]-[.K374])/([.B375]-[.B374])" office:value-type="float" office:value="-0.0115384567722129" calcext:value-type="float">
            <text:p>-0.011538456772213</text:p>
          </table:table-cell>
          <table:table-cell table:formula="of:= ROUNDUP([.L374]; 4)" office:value-type="float" office:value="-0.0116" calcext:value-type="float">
            <text:p>-0.0116</text:p>
          </table:table-cell>
          <table:table-cell office:value-type="float" office:value="-0.0697000026703" calcext:value-type="float">
            <text:p>-0.0697000026703</text:p>
          </table:table-cell>
          <table:table-cell office:value-type="float" office:value="-0.0286500006914" calcext:value-type="float">
            <text:p>-0.0286500006914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8684267E+018" calcext:value-type="float">
            <text:p>1.59204318684267E+018</text:p>
          </table:table-cell>
          <table:table-cell table:formula="of:= ([.A375]-1.59204316535084E+018)*0.000000001" office:value-type="float" office:value="21.491830016" calcext:value-type="float">
            <text:p>21.491830016</text:p>
          </table:table-cell>
          <table:table-cell office:value-type="float" office:value="0.0495800003409" calcext:value-type="float">
            <text:p>0.0495800003409</text:p>
          </table:table-cell>
          <table:table-cell/>
          <table:table-cell office:value-type="float" office:value="-1.31540870667" calcext:value-type="float">
            <text:p>-1.31540870667</text:p>
          </table:table-cell>
          <table:table-cell office:value-type="float" office:value="-0.592299938202" calcext:value-type="float">
            <text:p>-0.592299938202</text:p>
          </table:table-cell>
          <table:table-cell office:value-type="float" office:value="-0.86661106348" calcext:value-type="float">
            <text:p>-0.86661106348</text:p>
          </table:table-cell>
          <table:table-cell/>
          <table:table-cell office:value-type="float" office:value="8.16586208344" calcext:value-type="float">
            <text:p>8.16586208344</text:p>
          </table:table-cell>
          <table:table-cell/>
          <table:table-cell office:value-type="float" office:value="0.0747999995947" calcext:value-type="float">
            <text:p>0.0747999995947</text:p>
          </table:table-cell>
          <table:table-cell table:formula="of:=([.K376]-[.K375])/([.B376]-[.B375])" office:value-type="float" office:value="-0.0448606730114173" calcext:value-type="float">
            <text:p>-0.044860673011417</text:p>
          </table:table-cell>
          <table:table-cell table:formula="of:= ROUNDUP([.L375]; 4)" office:value-type="float" office:value="-0.0449" calcext:value-type="float">
            <text:p>-0.0449</text:p>
          </table:table-cell>
          <table:table-cell office:value-type="float" office:value="-0.0689200013876" calcext:value-type="float">
            <text:p>-0.0689200013876</text:p>
          </table:table-cell>
          <table:table-cell office:value-type="float" office:value="-0.029149999842" calcext:value-type="float">
            <text:p>-0.029149999842</text:p>
          </table:table-cell>
          <table:table-cell table:style-name="Default" office:value-type="float" office:value="0.000209999998333" calcext:value-type="float">
            <text:p>0.000209999998333</text:p>
          </table:table-cell>
        </table:table-row>
        <table:table-row table:style-name="ro1">
          <table:table-cell office:value-type="float" office:value="1.59204318689394E+018" calcext:value-type="float">
            <text:p>1.59204318689394E+018</text:p>
          </table:table-cell>
          <table:table-cell table:formula="of:= ([.A376]-1.59204316535084E+018)*0.000000001" office:value-type="float" office:value="21.543099904" calcext:value-type="float">
            <text:p>21.543099904</text:p>
          </table:table-cell>
          <table:table-cell office:value-type="float" office:value="0.0689800009131" calcext:value-type="float">
            <text:p>0.0689800009131</text:p>
          </table:table-cell>
          <table:table-cell/>
          <table:table-cell office:value-type="float" office:value="-1.31735575199" calcext:value-type="float">
            <text:p>-1.31735575199</text:p>
          </table:table-cell>
          <table:table-cell office:value-type="float" office:value="-0.594683527946" calcext:value-type="float">
            <text:p>-0.594683527946</text:p>
          </table:table-cell>
          <table:table-cell office:value-type="float" office:value="-0.866772890091" calcext:value-type="float">
            <text:p>-0.866772890091</text:p>
          </table:table-cell>
          <table:table-cell/>
          <table:table-cell office:value-type="float" office:value="8.29923725128" calcext:value-type="float">
            <text:p>8.29923725128</text:p>
          </table:table-cell>
          <table:table-cell/>
          <table:table-cell office:value-type="float" office:value="0.0724999979138" calcext:value-type="float">
            <text:p>0.0724999979138</text:p>
          </table:table-cell>
          <table:table-cell table:formula="of:=([.K377]-[.K376])/([.B377]-[.B376])" office:value-type="float" office:value="-0.0522546964432922" calcext:value-type="float">
            <text:p>-0.052254696443292</text:p>
          </table:table-cell>
          <table:table-cell table:formula="of:= ROUNDUP([.L376]; 4)" office:value-type="float" office:value="-0.0523" calcext:value-type="float">
            <text:p>-0.0523</text:p>
          </table:table-cell>
          <table:table-cell office:value-type="float" office:value="-0.0651699975133" calcext:value-type="float">
            <text:p>-0.0651699975133</text:p>
          </table:table-cell>
          <table:table-cell office:value-type="float" office:value="-0.0317299999297" calcext:value-type="float">
            <text:p>-0.0317299999297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8694561E+018" calcext:value-type="float">
            <text:p>1.59204318694561E+018</text:p>
          </table:table-cell>
          <table:table-cell table:formula="of:= ([.A377]-1.59204316535084E+018)*0.000000001" office:value-type="float" office:value="21.59476992" calcext:value-type="float">
            <text:p>21.59476992</text:p>
          </table:table-cell>
          <table:table-cell office:value-type="float" office:value="0.0862200036645" calcext:value-type="float">
            <text:p>0.0862200036645</text:p>
          </table:table-cell>
          <table:table-cell/>
          <table:table-cell office:value-type="float" office:value="-1.31787443161" calcext:value-type="float">
            <text:p>-1.31787443161</text:p>
          </table:table-cell>
          <table:table-cell office:value-type="float" office:value="-0.59900033474" calcext:value-type="float">
            <text:p>-0.59900033474</text:p>
          </table:table-cell>
          <table:table-cell office:value-type="float" office:value="-0.866587162018" calcext:value-type="float">
            <text:p>-0.866587162018</text:p>
          </table:table-cell>
          <table:table-cell/>
          <table:table-cell office:value-type="float" office:value="8.41776275635" calcext:value-type="float">
            <text:p>8.41776275635</text:p>
          </table:table-cell>
          <table:table-cell/>
          <table:table-cell office:value-type="float" office:value="0.0697999969125" calcext:value-type="float">
            <text:p>0.0697999969125</text:p>
          </table:table-cell>
          <table:table-cell table:formula="of:=([.K378]-[.K377])/([.B378]-[.B377])" office:value-type="float" office:value="-0.0634006018990978" calcext:value-type="float">
            <text:p>-0.063400601899098</text:p>
          </table:table-cell>
          <table:table-cell table:formula="of:= ROUNDUP([.L377]; 4)" office:value-type="float" office:value="-0.0635" calcext:value-type="float">
            <text:p>-0.0635</text:p>
          </table:table-cell>
          <table:table-cell office:value-type="float" office:value="-0.0589100010693" calcext:value-type="float">
            <text:p>-0.0589100010693</text:p>
          </table:table-cell>
          <table:table-cell office:value-type="float" office:value="-0.037420000881" calcext:value-type="float">
            <text:p>-0.037420000881</text:p>
          </table:table-cell>
          <table:table-cell table:style-name="Default" office:value-type="float" office:value="0.000250000011874" calcext:value-type="float">
            <text:p>0.000250000011874</text:p>
          </table:table-cell>
        </table:table-row>
        <table:table-row table:style-name="ro1">
          <table:table-cell office:value-type="float" office:value="1.59204318699766E+018" calcext:value-type="float">
            <text:p>1.59204318699766E+018</text:p>
          </table:table-cell>
          <table:table-cell table:formula="of:= ([.A378]-1.59204316535084E+018)*0.000000001" office:value-type="float" office:value="21.64681984" calcext:value-type="float">
            <text:p>21.64681984</text:p>
          </table:table-cell>
          <table:table-cell office:value-type="float" office:value="0.0953700020909" calcext:value-type="float">
            <text:p>0.0953700020909</text:p>
          </table:table-cell>
          <table:table-cell/>
          <table:table-cell office:value-type="float" office:value="-1.31772494316" calcext:value-type="float">
            <text:p>-1.31772494316</text:p>
          </table:table-cell>
          <table:table-cell office:value-type="float" office:value="-0.603078186512" calcext:value-type="float">
            <text:p>-0.603078186512</text:p>
          </table:table-cell>
          <table:table-cell office:value-type="float" office:value="-0.866613209248" calcext:value-type="float">
            <text:p>-0.866613209248</text:p>
          </table:table-cell>
          <table:table-cell/>
          <table:table-cell office:value-type="float" office:value="8.48066902161" calcext:value-type="float">
            <text:p>8.48066902161</text:p>
          </table:table-cell>
          <table:table-cell/>
          <table:table-cell office:value-type="float" office:value="0.0665000006557" calcext:value-type="float">
            <text:p>0.0665000006557</text:p>
          </table:table-cell>
          <table:table-cell table:formula="of:=([.K379]-[.K378])/([.B379]-[.B378])" office:value-type="float" office:value="-0.032641989182515" calcext:value-type="float">
            <text:p>-0.032641989182515</text:p>
          </table:table-cell>
          <table:table-cell table:formula="of:= ROUNDUP([.L378]; 4)" office:value-type="float" office:value="-0.0327" calcext:value-type="float">
            <text:p>-0.0327</text:p>
          </table:table-cell>
          <table:table-cell office:value-type="float" office:value="-0.0514300018549" calcext:value-type="float">
            <text:p>-0.0514300018549</text:p>
          </table:table-cell>
          <table:table-cell office:value-type="float" office:value="-0.0422100014985" calcext:value-type="float">
            <text:p>-0.0422100014985</text:p>
          </table:table-cell>
          <table:table-cell table:style-name="Default" office:value-type="float" office:value="0.000209999998333" calcext:value-type="float">
            <text:p>0.000209999998333</text:p>
          </table:table-cell>
        </table:table-row>
        <table:table-row table:style-name="ro1">
          <table:table-cell office:value-type="float" office:value="1.59204318704974E+018" calcext:value-type="float">
            <text:p>1.59204318704974E+018</text:p>
          </table:table-cell>
          <table:table-cell table:formula="of:= ([.A379]-1.59204316535084E+018)*0.000000001" office:value-type="float" office:value="21.698899968" calcext:value-type="float">
            <text:p>21.698899968</text:p>
          </table:table-cell>
          <table:table-cell office:value-type="float" office:value="0.0832900032401" calcext:value-type="float">
            <text:p>0.0832900032401</text:p>
          </table:table-cell>
          <table:table-cell/>
          <table:table-cell office:value-type="float" office:value="-1.31761050224" calcext:value-type="float">
            <text:p>-1.31761050224</text:p>
          </table:table-cell>
          <table:table-cell office:value-type="float" office:value="-0.607323586941" calcext:value-type="float">
            <text:p>-0.607323586941</text:p>
          </table:table-cell>
          <table:table-cell office:value-type="float" office:value="-0.866629064083" calcext:value-type="float">
            <text:p>-0.866629064083</text:p>
          </table:table-cell>
          <table:table-cell/>
          <table:table-cell office:value-type="float" office:value="8.39761924744" calcext:value-type="float">
            <text:p>8.39761924744</text:p>
          </table:table-cell>
          <table:table-cell/>
          <table:table-cell office:value-type="float" office:value="0.0648000016809" calcext:value-type="float">
            <text:p>0.0648000016809</text:p>
          </table:table-cell>
          <table:table-cell table:formula="of:=([.K380]-[.K379])/([.B380]-[.B379])" office:value-type="float" office:value="-0.020944498473875" calcext:value-type="float">
            <text:p>-0.020944498473875</text:p>
          </table:table-cell>
          <table:table-cell table:formula="of:= ROUNDUP([.L379]; 4)" office:value-type="float" office:value="-0.021" calcext:value-type="float">
            <text:p>-0.021</text:p>
          </table:table-cell>
          <table:table-cell office:value-type="float" office:value="-0.0445900000632" calcext:value-type="float">
            <text:p>-0.0445900000632</text:p>
          </table:table-cell>
          <table:table-cell office:value-type="float" office:value="-0.0470100007951" calcext:value-type="float">
            <text:p>-0.0470100007951</text:p>
          </table:table-cell>
          <table:table-cell table:style-name="Default" office:value-type="float" office:value="0.000159999995958" calcext:value-type="float">
            <text:p>0.000159999995958</text:p>
          </table:table-cell>
        </table:table-row>
        <table:table-row table:style-name="ro1">
          <table:table-cell office:value-type="float" office:value="1.59204318710226E+018" calcext:value-type="float">
            <text:p>1.59204318710226E+018</text:p>
          </table:table-cell>
          <table:table-cell table:formula="of:= ([.A380]-1.59204316535084E+018)*0.000000001" office:value-type="float" office:value="21.751419904" calcext:value-type="float">
            <text:p>21.751419904</text:p>
          </table:table-cell>
          <table:table-cell office:value-type="float" office:value="0.0430399999022" calcext:value-type="float">
            <text:p>0.0430399999022</text:p>
          </table:table-cell>
          <table:table-cell/>
          <table:table-cell office:value-type="float" office:value="-1.31751942635" calcext:value-type="float">
            <text:p>-1.31751942635</text:p>
          </table:table-cell>
          <table:table-cell office:value-type="float" office:value="-0.611666440964" calcext:value-type="float">
            <text:p>-0.611666440964</text:p>
          </table:table-cell>
          <table:table-cell office:value-type="float" office:value="-0.866649270058" calcext:value-type="float">
            <text:p>-0.866649270058</text:p>
          </table:table-cell>
          <table:table-cell/>
          <table:table-cell office:value-type="float" office:value="8.12090015411" calcext:value-type="float">
            <text:p>8.12090015411</text:p>
          </table:table-cell>
          <table:table-cell/>
          <table:table-cell office:value-type="float" office:value="0.0636999979615" calcext:value-type="float">
            <text:p>0.0636999979615</text:p>
          </table:table-cell>
          <table:table-cell table:formula="of:=([.K381]-[.K380])/([.B381]-[.B380])" office:value-type="float" office:value="-0.0540435509498079" calcext:value-type="float">
            <text:p>-0.054043550949808</text:p>
          </table:table-cell>
          <table:table-cell table:formula="of:= ROUNDUP([.L380]; 4)" office:value-type="float" office:value="-0.0541" calcext:value-type="float">
            <text:p>-0.0541</text:p>
          </table:table-cell>
          <table:table-cell office:value-type="float" office:value="-0.0375499986112" calcext:value-type="float">
            <text:p>-0.0375499986112</text:p>
          </table:table-cell>
          <table:table-cell office:value-type="float" office:value="-0.0515000000596" calcext:value-type="float">
            <text:p>-0.0515000000596</text:p>
          </table:table-cell>
          <table:table-cell office:value-type="float" office:value="0.000079999997979" calcext:value-type="float">
            <text:p>8.00E-05</text:p>
          </table:table-cell>
        </table:table-row>
        <table:table-row table:style-name="ro1">
          <table:table-cell office:value-type="float" office:value="1.59204318715407E+018" calcext:value-type="float">
            <text:p>1.59204318715407E+018</text:p>
          </table:table-cell>
          <table:table-cell table:formula="of:= ([.A381]-1.59204316535084E+018)*0.000000001" office:value-type="float" office:value="21.803229952" calcext:value-type="float">
            <text:p>21.803229952</text:p>
          </table:table-cell>
          <table:table-cell office:value-type="float" office:value="0.0102099999785" calcext:value-type="float">
            <text:p>0.0102099999785</text:p>
          </table:table-cell>
          <table:table-cell/>
          <table:table-cell office:value-type="float" office:value="-1.31575596333" calcext:value-type="float">
            <text:p>-1.31575596333</text:p>
          </table:table-cell>
          <table:table-cell office:value-type="float" office:value="-0.614917516708" calcext:value-type="float">
            <text:p>-0.614917516708</text:p>
          </table:table-cell>
          <table:table-cell office:value-type="float" office:value="-0.866864025593" calcext:value-type="float">
            <text:p>-0.866864025593</text:p>
          </table:table-cell>
          <table:table-cell/>
          <table:table-cell office:value-type="float" office:value="7.89519357681" calcext:value-type="float">
            <text:p>7.89519357681</text:p>
          </table:table-cell>
          <table:table-cell/>
          <table:table-cell office:value-type="float" office:value="0.0608999989927" calcext:value-type="float">
            <text:p>0.0608999989927</text:p>
          </table:table-cell>
          <table:table-cell table:formula="of:=([.K382]-[.K381])/([.B382]-[.B381])" office:value-type="float" office:value="-0.110187130051521" calcext:value-type="float">
            <text:p>-0.110187130051521</text:p>
          </table:table-cell>
          <table:table-cell table:formula="of:= ROUNDUP([.L381]; 4)" office:value-type="float" office:value="-0.1102" calcext:value-type="float">
            <text:p>-0.1102</text:p>
          </table:table-cell>
          <table:table-cell office:value-type="float" office:value="-0.0259000007063" calcext:value-type="float">
            <text:p>-0.0259000007063</text:p>
          </table:table-cell>
          <table:table-cell office:value-type="float" office:value="-0.0551300011575" calcext:value-type="float">
            <text:p>-0.0551300011575</text:p>
          </table:table-cell>
          <table:table-cell table:style-name="Default" office:value-type="float" office:value="-0.000360000005458" calcext:value-type="float">
            <text:p>-0.000360000005458</text:p>
          </table:table-cell>
        </table:table-row>
        <table:table-row table:style-name="ro1">
          <table:table-cell office:value-type="float" office:value="1.5920431872058E+018" calcext:value-type="float">
            <text:p>1.5920431872058E+018</text:p>
          </table:table-cell>
          <table:table-cell table:formula="of:= ([.A382]-1.59204316535084E+018)*0.000000001" office:value-type="float" office:value="21.854960128" calcext:value-type="float">
            <text:p>21.854960128</text:p>
          </table:table-cell>
          <table:table-cell office:value-type="float" office:value="-0.0240899994969" calcext:value-type="float">
            <text:p>-0.0240899994969</text:p>
          </table:table-cell>
          <table:table-cell/>
          <table:table-cell office:value-type="float" office:value="-1.3125936985" calcext:value-type="float">
            <text:p>-1.3125936985</text:p>
          </table:table-cell>
          <table:table-cell office:value-type="float" office:value="-0.616914927959" calcext:value-type="float">
            <text:p>-0.616914927959</text:p>
          </table:table-cell>
          <table:table-cell office:value-type="float" office:value="-0.866666018963" calcext:value-type="float">
            <text:p>-0.866666018963</text:p>
          </table:table-cell>
          <table:table-cell/>
          <table:table-cell office:value-type="float" office:value="7.65938138962" calcext:value-type="float">
            <text:p>7.65938138962</text:p>
          </table:table-cell>
          <table:table-cell/>
          <table:table-cell office:value-type="float" office:value="0.0551999993622" calcext:value-type="float">
            <text:p>0.0551999993622</text:p>
          </table:table-cell>
          <table:table-cell table:formula="of:=([.K383]-[.K382])/([.B383]-[.B382])" office:value-type="float" office:value="-0.0307279517732024" calcext:value-type="float">
            <text:p>-0.030727951773202</text:p>
          </table:table-cell>
          <table:table-cell table:formula="of:= ROUNDUP([.L382]; 4)" office:value-type="float" office:value="-0.0308" calcext:value-type="float">
            <text:p>-0.0308</text:p>
          </table:table-cell>
          <table:table-cell office:value-type="float" office:value="-0.0145600000396" calcext:value-type="float">
            <text:p>-0.0145600000396</text:p>
          </table:table-cell>
          <table:table-cell office:value-type="float" office:value="-0.05325999856" calcext:value-type="float">
            <text:p>-0.05325999856</text:p>
          </table:table-cell>
          <table:table-cell table:style-name="Default" office:value-type="float" office:value="-0.000190000006114" calcext:value-type="float">
            <text:p>-0.000190000006114</text:p>
          </table:table-cell>
        </table:table-row>
        <table:table-row table:style-name="ro1">
          <table:table-cell office:value-type="float" office:value="1.59204318725787E+018" calcext:value-type="float">
            <text:p>1.59204318725787E+018</text:p>
          </table:table-cell>
          <table:table-cell table:formula="of:= ([.A383]-1.59204316535084E+018)*0.000000001" office:value-type="float" office:value="21.907030016" calcext:value-type="float">
            <text:p>21.907030016</text:p>
          </table:table-cell>
          <table:table-cell office:value-type="float" office:value="-0.0391299985349" calcext:value-type="float">
            <text:p>-0.0391299985349</text:p>
          </table:table-cell>
          <table:table-cell/>
          <table:table-cell office:value-type="float" office:value="-1.30896675587" calcext:value-type="float">
            <text:p>-1.30896675587</text:p>
          </table:table-cell>
          <table:table-cell office:value-type="float" office:value="-0.618481338024" calcext:value-type="float">
            <text:p>-0.618481338024</text:p>
          </table:table-cell>
          <table:table-cell office:value-type="float" office:value="-0.866601228714" calcext:value-type="float">
            <text:p>-0.866601228714</text:p>
          </table:table-cell>
          <table:table-cell/>
          <table:table-cell office:value-type="float" office:value="7.55598115921" calcext:value-type="float">
            <text:p>7.55598115921</text:p>
          </table:table-cell>
          <table:table-cell/>
          <table:table-cell office:value-type="float" office:value="0.0535999983549" calcext:value-type="float">
            <text:p>0.0535999983549</text:p>
          </table:table-cell>
          <table:table-cell table:formula="of:=([.K384]-[.K383])/([.B384]-[.B383])" office:value-type="float" office:value="0.0855699764861492" calcext:value-type="float">
            <text:p>0.085569976486149</text:p>
          </table:table-cell>
          <table:table-cell table:formula="of:= ROUNDUP([.L383]; 4)" office:value-type="float" office:value="0.0856" calcext:value-type="float">
            <text:p>0.0856</text:p>
          </table:table-cell>
          <table:table-cell office:value-type="float" office:value="-0.00113999994937" calcext:value-type="float">
            <text:p>-0.00113999994937</text:p>
          </table:table-cell>
          <table:table-cell office:value-type="float" office:value="-0.0535800009966" calcext:value-type="float">
            <text:p>-0.0535800009966</text:p>
          </table:table-cell>
          <table:table-cell table:style-name="Default" office:value-type="float" office:value="0.000110000000859" calcext:value-type="float">
            <text:p>0.000110000000859</text:p>
          </table:table-cell>
        </table:table-row>
        <table:table-row table:style-name="ro1">
          <table:table-cell office:value-type="float" office:value="1.59204318730929E+018" calcext:value-type="float">
            <text:p>1.59204318730929E+018</text:p>
          </table:table-cell>
          <table:table-cell table:formula="of:= ([.A384]-1.59204316535084E+018)*0.000000001" office:value-type="float" office:value="21.95844992" calcext:value-type="float">
            <text:p>21.95844992</text:p>
          </table:table-cell>
          <table:table-cell office:value-type="float" office:value="-0.0335500016809" calcext:value-type="float">
            <text:p>-0.0335500016809</text:p>
          </table:table-cell>
          <table:table-cell/>
          <table:table-cell office:value-type="float" office:value="-1.30492448807" calcext:value-type="float">
            <text:p>-1.30492448807</text:p>
          </table:table-cell>
          <table:table-cell office:value-type="float" office:value="-0.620192348957" calcext:value-type="float">
            <text:p>-0.620192348957</text:p>
          </table:table-cell>
          <table:table-cell office:value-type="float" office:value="-0.866629183292" calcext:value-type="float">
            <text:p>-0.866629183292</text:p>
          </table:table-cell>
          <table:table-cell/>
          <table:table-cell office:value-type="float" office:value="7.59434366226" calcext:value-type="float">
            <text:p>7.59434366226</text:p>
          </table:table-cell>
          <table:table-cell/>
          <table:table-cell office:value-type="float" office:value="0.0579999983311" calcext:value-type="float">
            <text:p>0.0579999983311</text:p>
          </table:table-cell>
          <table:table-cell table:formula="of:=([.K385]-[.K384])/([.B385]-[.B384])" office:value-type="float" office:value="0.0906567370559958" calcext:value-type="float">
            <text:p>0.090656737055996</text:p>
          </table:table-cell>
          <table:table-cell table:formula="of:= ROUNDUP([.L384]; 4)" office:value-type="float" office:value="0.0907" calcext:value-type="float">
            <text:p>0.0907</text:p>
          </table:table-cell>
          <table:table-cell office:value-type="float" office:value="0.0139399999753" calcext:value-type="float">
            <text:p>0.0139399999753</text:p>
          </table:table-cell>
          <table:table-cell office:value-type="float" office:value="-0.056329999119" calcext:value-type="float">
            <text:p>-0.056329999119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8736334E+018" calcext:value-type="float">
            <text:p>1.59204318736334E+018</text:p>
          </table:table-cell>
          <table:table-cell table:formula="of:= ([.A385]-1.59204316535084E+018)*0.000000001" office:value-type="float" office:value="22.012499968" calcext:value-type="float">
            <text:p>22.012499968</text:p>
          </table:table-cell>
          <table:table-cell office:value-type="float" office:value="-0.02285999991" calcext:value-type="float">
            <text:p>-0.02285999991</text:p>
          </table:table-cell>
          <table:table-cell/>
          <table:table-cell office:value-type="float" office:value="-1.30115377903" calcext:value-type="float">
            <text:p>-1.30115377903</text:p>
          </table:table-cell>
          <table:table-cell office:value-type="float" office:value="-0.621812283993" calcext:value-type="float">
            <text:p>-0.621812283993</text:p>
          </table:table-cell>
          <table:table-cell office:value-type="float" office:value="-0.866650164127" calcext:value-type="float">
            <text:p>-0.866650164127</text:p>
          </table:table-cell>
          <table:table-cell/>
          <table:table-cell office:value-type="float" office:value="7.66783761978" calcext:value-type="float">
            <text:p>7.66783761978</text:p>
          </table:table-cell>
          <table:table-cell/>
          <table:table-cell office:value-type="float" office:value="0.0628999993205" calcext:value-type="float">
            <text:p>0.0628999993205</text:p>
          </table:table-cell>
          <table:table-cell table:formula="of:=([.K386]-[.K385])/([.B386]-[.B385])" office:value-type="float" office:value="0.0882582560875889" calcext:value-type="float">
            <text:p>0.088258256087589</text:p>
          </table:table-cell>
          <table:table-cell table:formula="of:= ROUNDUP([.L385]; 4)" office:value-type="float" office:value="0.0883" calcext:value-type="float">
            <text:p>0.0883</text:p>
          </table:table-cell>
          <table:table-cell office:value-type="float" office:value="0.0273800007999" calcext:value-type="float">
            <text:p>0.0273800007999</text:p>
          </table:table-cell>
          <table:table-cell office:value-type="float" office:value="-0.0566800013185" calcext:value-type="float">
            <text:p>-0.0566800013185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8741546E+018" calcext:value-type="float">
            <text:p>1.59204318741546E+018</text:p>
          </table:table-cell>
          <table:table-cell table:formula="of:= ([.A386]-1.59204316535084E+018)*0.000000001" office:value-type="float" office:value="22.064619776" calcext:value-type="float">
            <text:p>22.064619776</text:p>
          </table:table-cell>
          <table:table-cell office:value-type="float" office:value="-0.00958999991417" calcext:value-type="float">
            <text:p>-0.00958999991417</text:p>
          </table:table-cell>
          <table:table-cell/>
          <table:table-cell office:value-type="float" office:value="-1.29719913006" calcext:value-type="float">
            <text:p>-1.29719913006</text:p>
          </table:table-cell>
          <table:table-cell office:value-type="float" office:value="-0.623557388783" calcext:value-type="float">
            <text:p>-0.623557388783</text:p>
          </table:table-cell>
          <table:table-cell office:value-type="float" office:value="-0.866641521454" calcext:value-type="float">
            <text:p>-0.866641521454</text:p>
          </table:table-cell>
          <table:table-cell/>
          <table:table-cell office:value-type="float" office:value="7.75906896591" calcext:value-type="float">
            <text:p>7.75906896591</text:p>
          </table:table-cell>
          <table:table-cell/>
          <table:table-cell office:value-type="float" office:value="0.0675000026822" calcext:value-type="float">
            <text:p>0.0675000026822</text:p>
          </table:table-cell>
          <table:table-cell table:formula="of:=([.K387]-[.K386])/([.B387]-[.B386])" office:value-type="float" office:value="0.0271683946455507" calcext:value-type="float">
            <text:p>0.027168394645551</text:p>
          </table:table-cell>
          <table:table-cell table:formula="of:= ROUNDUP([.L386]; 4)" office:value-type="float" office:value="0.0272" calcext:value-type="float">
            <text:p>0.0272</text:p>
          </table:table-cell>
          <table:table-cell office:value-type="float" office:value="0.0386499986053" calcext:value-type="float">
            <text:p>0.0386499986053</text:p>
          </table:table-cell>
          <table:table-cell office:value-type="float" office:value="-0.0553600005805" calcext:value-type="float">
            <text:p>-0.0553600005805</text:p>
          </table:table-cell>
          <table:table-cell table:style-name="Default" office:value-type="float" office:value="0.000250000011874" calcext:value-type="float">
            <text:p>0.000250000011874</text:p>
          </table:table-cell>
        </table:table-row>
        <table:table-row table:style-name="ro1">
          <table:table-cell office:value-type="float" office:value="1.59204318746699E+018" calcext:value-type="float">
            <text:p>1.59204318746699E+018</text:p>
          </table:table-cell>
          <table:table-cell table:formula="of:= ([.A387]-1.59204316535084E+018)*0.000000001" office:value-type="float" office:value="22.116150016" calcext:value-type="float">
            <text:p>22.116150016</text:p>
          </table:table-cell>
          <table:table-cell office:value-type="float" office:value="-0.00173000001814" calcext:value-type="float">
            <text:p>-0.00173000001814</text:p>
          </table:table-cell>
          <table:table-cell/>
          <table:table-cell office:value-type="float" office:value="-1.29332602024" calcext:value-type="float">
            <text:p>-1.29332602024</text:p>
          </table:table-cell>
          <table:table-cell office:value-type="float" office:value="-0.625235676765" calcext:value-type="float">
            <text:p>-0.625235676765</text:p>
          </table:table-cell>
          <table:table-cell office:value-type="float" office:value="-0.866649448872" calcext:value-type="float">
            <text:p>-0.866649448872</text:p>
          </table:table-cell>
          <table:table-cell/>
          <table:table-cell office:value-type="float" office:value="7.81310606003" calcext:value-type="float">
            <text:p>7.81310606003</text:p>
          </table:table-cell>
          <table:table-cell/>
          <table:table-cell office:value-type="float" office:value="0.0688999965787" calcext:value-type="float">
            <text:p>0.0688999965787</text:p>
          </table:table-cell>
          <table:table-cell table:formula="of:=([.K388]-[.K387])/([.B388]-[.B387])" office:value-type="float" office:value="0.0345158219625485" calcext:value-type="float">
            <text:p>0.034515821962549</text:p>
          </table:table-cell>
          <table:table-cell table:formula="of:= ROUNDUP([.L387]; 4)" office:value-type="float" office:value="0.0346" calcext:value-type="float">
            <text:p>0.0346</text:p>
          </table:table-cell>
          <table:table-cell office:value-type="float" office:value="0.0470799989998" calcext:value-type="float">
            <text:p>0.0470799989998</text:p>
          </table:table-cell>
          <table:table-cell office:value-type="float" office:value="-0.0503199994564" calcext:value-type="float">
            <text:p>-0.0503199994564</text:p>
          </table:table-cell>
          <table:table-cell table:style-name="Default" office:value-type="float" office:value="-0.000119999996969" calcext:value-type="float">
            <text:p>-0.000119999996969</text:p>
          </table:table-cell>
        </table:table-row>
        <table:table-row table:style-name="ro1">
          <table:table-cell office:value-type="float" office:value="1.59204318751914E+018" calcext:value-type="float">
            <text:p>1.59204318751914E+018</text:p>
          </table:table-cell>
          <table:table-cell table:formula="of:= ([.A388]-1.59204316535084E+018)*0.000000001" office:value-type="float" office:value="22.168300032" calcext:value-type="float">
            <text:p>22.168300032</text:p>
          </table:table-cell>
          <table:table-cell office:value-type="float" office:value="0.00805000029504" calcext:value-type="float">
            <text:p>0.00805000029504</text:p>
          </table:table-cell>
          <table:table-cell/>
          <table:table-cell office:value-type="float" office:value="-1.28940498829" calcext:value-type="float">
            <text:p>-1.28940498829</text:p>
          </table:table-cell>
          <table:table-cell office:value-type="float" office:value="-0.626715123653" calcext:value-type="float">
            <text:p>-0.626715123653</text:p>
          </table:table-cell>
          <table:table-cell office:value-type="float" office:value="-0.866687953472" calcext:value-type="float">
            <text:p>-0.866687953472</text:p>
          </table:table-cell>
          <table:table-cell/>
          <table:table-cell office:value-type="float" office:value="7.88034391403" calcext:value-type="float">
            <text:p>7.88034391403</text:p>
          </table:table-cell>
          <table:table-cell/>
          <table:table-cell office:value-type="float" office:value="0.0706999972463" calcext:value-type="float">
            <text:p>0.0706999972463</text:p>
          </table:table-cell>
          <table:table-cell table:formula="of:=([.K389]-[.K388])/([.B389]-[.B388])" office:value-type="float" office:value="0.0443931849948362" calcext:value-type="float">
            <text:p>0.044393184994836</text:p>
          </table:table-cell>
          <table:table-cell table:formula="of:= ROUNDUP([.L388]; 4)" office:value-type="float" office:value="0.0444" calcext:value-type="float">
            <text:p>0.0444</text:p>
          </table:table-cell>
          <table:table-cell office:value-type="float" office:value="0.0543100014329" calcext:value-type="float">
            <text:p>0.0543100014329</text:p>
          </table:table-cell>
          <table:table-cell office:value-type="float" office:value="-0.0453299991786" calcext:value-type="float">
            <text:p>-0.0453299991786</text:p>
          </table:table-cell>
          <table:table-cell table:style-name="Default" office:value-type="float" office:value="-0.000140000003739" calcext:value-type="float">
            <text:p>-0.000140000003739</text:p>
          </table:table-cell>
        </table:table-row>
        <table:table-row table:style-name="ro1">
          <table:table-cell office:value-type="float" office:value="1.59204318757095E+018" calcext:value-type="float">
            <text:p>1.59204318757095E+018</text:p>
          </table:table-cell>
          <table:table-cell table:formula="of:= ([.A389]-1.59204316535084E+018)*0.000000001" office:value-type="float" office:value="22.220109824" calcext:value-type="float">
            <text:p>22.220109824</text:p>
          </table:table-cell>
          <table:table-cell office:value-type="float" office:value="0.0157299991697" calcext:value-type="float">
            <text:p>0.0157299991697</text:p>
          </table:table-cell>
          <table:table-cell/>
          <table:table-cell office:value-type="float" office:value="-1.28562891483" calcext:value-type="float">
            <text:p>-1.28562891483</text:p>
          </table:table-cell>
          <table:table-cell office:value-type="float" office:value="-0.627893447876" calcext:value-type="float">
            <text:p>-0.627893447876</text:p>
          </table:table-cell>
          <table:table-cell office:value-type="float" office:value="-0.866667211056" calcext:value-type="float">
            <text:p>-0.866667211056</text:p>
          </table:table-cell>
          <table:table-cell/>
          <table:table-cell office:value-type="float" office:value="7.93314361572" calcext:value-type="float">
            <text:p>7.93314361572</text:p>
          </table:table-cell>
          <table:table-cell/>
          <table:table-cell office:value-type="float" office:value="0.0729999989271" calcext:value-type="float">
            <text:p>0.0729999989271</text:p>
          </table:table-cell>
          <table:table-cell table:formula="of:=([.K390]-[.K389])/([.B390]-[.B389])" office:value-type="float" office:value="0.0741606261096733" calcext:value-type="float">
            <text:p>0.074160626109673</text:p>
          </table:table-cell>
          <table:table-cell table:formula="of:= ROUNDUP([.L389]; 4)" office:value-type="float" office:value="0.0742" calcext:value-type="float">
            <text:p>0.0742</text:p>
          </table:table-cell>
          <table:table-cell office:value-type="float" office:value="0.061360001564" calcext:value-type="float">
            <text:p>0.061360001564</text:p>
          </table:table-cell>
          <table:table-cell office:value-type="float" office:value="-0.0394699983299" calcext:value-type="float">
            <text:p>-0.0394699983299</text:p>
          </table:table-cell>
          <table:table-cell office:value-type="float" office:value="-0.0000700000018696" calcext:value-type="float">
            <text:p>-7.00E-05</text:p>
          </table:table-cell>
        </table:table-row>
        <table:table-row table:style-name="ro1">
          <table:table-cell office:value-type="float" office:value="1.59204318762219E+018" calcext:value-type="float">
            <text:p>1.59204318762219E+018</text:p>
          </table:table-cell>
          <table:table-cell table:formula="of:= ([.A390]-1.59204316535084E+018)*0.000000001" office:value-type="float" office:value="22.271350016" calcext:value-type="float">
            <text:p>22.271350016</text:p>
          </table:table-cell>
          <table:table-cell office:value-type="float" office:value="0.0252000000328" calcext:value-type="float">
            <text:p>0.0252000000328</text:p>
          </table:table-cell>
          <table:table-cell/>
          <table:table-cell office:value-type="float" office:value="-1.28161656857" calcext:value-type="float">
            <text:p>-1.28161656857</text:p>
          </table:table-cell>
          <table:table-cell office:value-type="float" office:value="-0.629094481468" calcext:value-type="float">
            <text:p>-0.629094481468</text:p>
          </table:table-cell>
          <table:table-cell office:value-type="float" office:value="-0.866679489613" calcext:value-type="float">
            <text:p>-0.866679489613</text:p>
          </table:table-cell>
          <table:table-cell/>
          <table:table-cell office:value-type="float" office:value="7.99825000763" calcext:value-type="float">
            <text:p>7.99825000763</text:p>
          </table:table-cell>
          <table:table-cell/>
          <table:table-cell office:value-type="float" office:value="0.0768000036478" calcext:value-type="float">
            <text:p>0.0768000036478</text:p>
          </table:table-cell>
          <table:table-cell table:formula="of:=([.K391]-[.K390])/([.B391]-[.B390])" office:value-type="float" office:value="-0.0365948968499003" calcext:value-type="float">
            <text:p>-0.0365948968499</text:p>
          </table:table-cell>
          <table:table-cell table:formula="of:= ROUNDUP([.L390]; 4)" office:value-type="float" office:value="-0.0366" calcext:value-type="float">
            <text:p>-0.0366</text:p>
          </table:table-cell>
          <table:table-cell office:value-type="float" office:value="0.0690499991179" calcext:value-type="float">
            <text:p>0.0690499991179</text:p>
          </table:table-cell>
          <table:table-cell office:value-type="float" office:value="-0.0335199981928" calcext:value-type="float">
            <text:p>-0.0335199981928</text:p>
          </table:table-cell>
          <table:table-cell office:value-type="float" office:value="-0.0000599999984843" calcext:value-type="float">
            <text:p>-6.00E-05</text:p>
          </table:table-cell>
        </table:table-row>
        <table:table-row table:style-name="ro1">
          <table:table-cell office:value-type="float" office:value="1.59204318767411E+018" calcext:value-type="float">
            <text:p>1.59204318767411E+018</text:p>
          </table:table-cell>
          <table:table-cell table:formula="of:= ([.A391]-1.59204316535084E+018)*0.000000001" office:value-type="float" office:value="22.323269888" calcext:value-type="float">
            <text:p>22.323269888</text:p>
          </table:table-cell>
          <table:table-cell office:value-type="float" office:value="0.0269200000912" calcext:value-type="float">
            <text:p>0.0269200000912</text:p>
          </table:table-cell>
          <table:table-cell/>
          <table:table-cell office:value-type="float" office:value="-1.27932727337" calcext:value-type="float">
            <text:p>-1.27932727337</text:p>
          </table:table-cell>
          <table:table-cell office:value-type="float" office:value="-0.628727078438" calcext:value-type="float">
            <text:p>-0.628727078438</text:p>
          </table:table-cell>
          <table:table-cell office:value-type="float" office:value="-0.866532206535" calcext:value-type="float">
            <text:p>-0.866532206535</text:p>
          </table:table-cell>
          <table:table-cell/>
          <table:table-cell office:value-type="float" office:value="8.01007461548" calcext:value-type="float">
            <text:p>8.01007461548</text:p>
          </table:table-cell>
          <table:table-cell/>
          <table:table-cell office:value-type="float" office:value="0.0749000012875" calcext:value-type="float">
            <text:p>0.0749000012875</text:p>
          </table:table-cell>
          <table:table-cell table:formula="of:=([.K392]-[.K391])/([.B392]-[.B391])" office:value-type="float" office:value="-0.101463039213758" calcext:value-type="float">
            <text:p>-0.101463039213758</text:p>
          </table:table-cell>
          <table:table-cell table:formula="of:= ROUNDUP([.L391]; 4)" office:value-type="float" office:value="-0.1015" calcext:value-type="float">
            <text:p>-0.1015</text:p>
          </table:table-cell>
          <table:table-cell office:value-type="float" office:value="0.0700500011444" calcext:value-type="float">
            <text:p>0.0700500011444</text:p>
          </table:table-cell>
          <table:table-cell office:value-type="float" office:value="-0.0265599992126" calcext:value-type="float">
            <text:p>-0.0265599992126</text:p>
          </table:table-cell>
          <table:table-cell table:style-name="Default" office:value-type="float" office:value="0.000639999983832" calcext:value-type="float">
            <text:p>0.000639999983832</text:p>
          </table:table-cell>
        </table:table-row>
        <table:table-row table:style-name="ro1">
          <table:table-cell office:value-type="float" office:value="1.59204318772536E+018" calcext:value-type="float">
            <text:p>1.59204318772536E+018</text:p>
          </table:table-cell>
          <table:table-cell table:formula="of:= ([.A392]-1.59204316535084E+018)*0.000000001" office:value-type="float" office:value="22.374520064" calcext:value-type="float">
            <text:p>22.374520064</text:p>
          </table:table-cell>
          <table:table-cell office:value-type="float" office:value="0.0279099997133" calcext:value-type="float">
            <text:p>0.0279099997133</text:p>
          </table:table-cell>
          <table:table-cell/>
          <table:table-cell office:value-type="float" office:value="-1.27820110321" calcext:value-type="float">
            <text:p>-1.27820110321</text:p>
          </table:table-cell>
          <table:table-cell office:value-type="float" office:value="-0.628191649914" calcext:value-type="float">
            <text:p>-0.628191649914</text:p>
          </table:table-cell>
          <table:table-cell office:value-type="float" office:value="-0.866805195808" calcext:value-type="float">
            <text:p>-0.866805195808</text:p>
          </table:table-cell>
          <table:table-cell/>
          <table:table-cell office:value-type="float" office:value="8.01688098907" calcext:value-type="float">
            <text:p>8.01688098907</text:p>
          </table:table-cell>
          <table:table-cell/>
          <table:table-cell office:value-type="float" office:value="0.0697000026703" calcext:value-type="float">
            <text:p>0.0697000026703</text:p>
          </table:table-cell>
          <table:table-cell table:formula="of:=([.K393]-[.K392])/([.B393]-[.B392])" office:value-type="float" office:value="-0.0992798513427594" calcext:value-type="float">
            <text:p>-0.099279851342759</text:p>
          </table:table-cell>
          <table:table-cell table:formula="of:= ROUNDUP([.L392]; 4)" office:value-type="float" office:value="-0.0993" calcext:value-type="float">
            <text:p>-0.0993</text:p>
          </table:table-cell>
          <table:table-cell office:value-type="float" office:value="0.0662000030279" calcext:value-type="float">
            <text:p>0.0662000030279</text:p>
          </table:table-cell>
          <table:table-cell office:value-type="float" office:value="-0.0217000003904" calcext:value-type="float">
            <text:p>-0.0217000003904</text:p>
          </table:table-cell>
          <table:table-cell table:style-name="Default" office:value-type="float" office:value="-0.000269999989541" calcext:value-type="float">
            <text:p>-0.000269999989541</text:p>
          </table:table-cell>
        </table:table-row>
        <table:table-row table:style-name="ro1">
          <table:table-cell office:value-type="float" office:value="1.59204318777673E+018" calcext:value-type="float">
            <text:p>1.59204318777673E+018</text:p>
          </table:table-cell>
          <table:table-cell table:formula="of:= ([.A393]-1.59204316535084E+018)*0.000000001" office:value-type="float" office:value="22.425890048" calcext:value-type="float">
            <text:p>22.425890048</text:p>
          </table:table-cell>
          <table:table-cell office:value-type="float" office:value="0.0211999993771" calcext:value-type="float">
            <text:p>0.0211999993771</text:p>
          </table:table-cell>
          <table:table-cell/>
          <table:table-cell office:value-type="float" office:value="-1.27673494816" calcext:value-type="float">
            <text:p>-1.27673494816</text:p>
          </table:table-cell>
          <table:table-cell office:value-type="float" office:value="-0.62762349844" calcext:value-type="float">
            <text:p>-0.62762349844</text:p>
          </table:table-cell>
          <table:table-cell office:value-type="float" office:value="-0.866813957691" calcext:value-type="float">
            <text:p>-0.866813957691</text:p>
          </table:table-cell>
          <table:table-cell/>
          <table:table-cell office:value-type="float" office:value="7.97074985504" calcext:value-type="float">
            <text:p>7.97074985504</text:p>
          </table:table-cell>
          <table:table-cell/>
          <table:table-cell office:value-type="float" office:value="0.0645999982953" calcext:value-type="float">
            <text:p>0.0645999982953</text:p>
          </table:table-cell>
          <table:table-cell table:formula="of:=([.K394]-[.K393])/([.B394]-[.B393])" office:value-type="float" office:value="-0.0467744281104248" calcext:value-type="float">
            <text:p>-0.046774428110425</text:p>
          </table:table-cell>
          <table:table-cell table:formula="of:= ROUNDUP([.L393]; 4)" office:value-type="float" office:value="-0.0468" calcext:value-type="float">
            <text:p>-0.0468</text:p>
          </table:table-cell>
          <table:table-cell office:value-type="float" office:value="0.0621200017631" calcext:value-type="float">
            <text:p>0.0621200017631</text:p>
          </table:table-cell>
          <table:table-cell office:value-type="float" office:value="-0.0176199991256" calcext:value-type="float">
            <text:p>-0.0176199991256</text:p>
          </table:table-cell>
          <table:table-cell table:style-name="Default" office:value-type="float" office:value="-0.000410000007832" calcext:value-type="float">
            <text:p>-0.000410000007832</text:p>
          </table:table-cell>
        </table:table-row>
        <table:table-row table:style-name="ro1">
          <table:table-cell office:value-type="float" office:value="1.59204318782804E+018" calcext:value-type="float">
            <text:p>1.59204318782804E+018</text:p>
          </table:table-cell>
          <table:table-cell table:formula="of:= ([.A394]-1.59204316535084E+018)*0.000000001" office:value-type="float" office:value="22.477200128" calcext:value-type="float">
            <text:p>22.477200128</text:p>
          </table:table-cell>
          <table:table-cell office:value-type="float" office:value="0.00810000021011" calcext:value-type="float">
            <text:p>0.00810000021011</text:p>
          </table:table-cell>
          <table:table-cell/>
          <table:table-cell office:value-type="float" office:value="-1.27337777615" calcext:value-type="float">
            <text:p>-1.27337777615</text:p>
          </table:table-cell>
          <table:table-cell office:value-type="float" office:value="-0.626853525639" calcext:value-type="float">
            <text:p>-0.626853525639</text:p>
          </table:table-cell>
          <table:table-cell office:value-type="float" office:value="-0.86664390564" calcext:value-type="float">
            <text:p>-0.86664390564</text:p>
          </table:table-cell>
          <table:table-cell/>
          <table:table-cell office:value-type="float" office:value="7.88068771362" calcext:value-type="float">
            <text:p>7.88068771362</text:p>
          </table:table-cell>
          <table:table-cell/>
          <table:table-cell office:value-type="float" office:value="0.062199998647" calcext:value-type="float">
            <text:p>0.062199998647</text:p>
          </table:table-cell>
          <table:table-cell table:formula="of:=([.K395]-[.K394])/([.B395]-[.B394])" office:value-type="float" office:value="-0.00577589585238083" calcext:value-type="float">
            <text:p>-0.005775895852381</text:p>
          </table:table-cell>
          <table:table-cell table:formula="of:= ROUNDUP([.L394]; 4)" office:value-type="float" office:value="-0.0058" calcext:value-type="float">
            <text:p>-0.0058</text:p>
          </table:table-cell>
          <table:table-cell office:value-type="float" office:value="0.0608099997044" calcext:value-type="float">
            <text:p>0.0608099997044</text:p>
          </table:table-cell>
          <table:table-cell office:value-type="float" office:value="-0.0128399999812" calcext:value-type="float">
            <text:p>-0.0128399999812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8787998E+018" calcext:value-type="float">
            <text:p>1.59204318787998E+018</text:p>
          </table:table-cell>
          <table:table-cell table:formula="of:= ([.A395]-1.59204316535084E+018)*0.000000001" office:value-type="float" office:value="22.529139712" calcext:value-type="float">
            <text:p>22.529139712</text:p>
          </table:table-cell>
          <table:table-cell office:value-type="float" office:value="-0.00193999998737" calcext:value-type="float">
            <text:p>-0.00193999998737</text:p>
          </table:table-cell>
          <table:table-cell/>
          <table:table-cell office:value-type="float" office:value="-1.26946187019" calcext:value-type="float">
            <text:p>-1.26946187019</text:p>
          </table:table-cell>
          <table:table-cell office:value-type="float" office:value="-0.625968754292" calcext:value-type="float">
            <text:p>-0.625968754292</text:p>
          </table:table-cell>
          <table:table-cell office:value-type="float" office:value="-0.866666674614" calcext:value-type="float">
            <text:p>-0.866666674614</text:p>
          </table:table-cell>
          <table:table-cell/>
          <table:table-cell office:value-type="float" office:value="7.81166267395" calcext:value-type="float">
            <text:p>7.81166267395</text:p>
          </table:table-cell>
          <table:table-cell/>
          <table:table-cell office:value-type="float" office:value="0.0619000010192" calcext:value-type="float">
            <text:p>0.0619000010192</text:p>
          </table:table-cell>
          <table:table-cell table:formula="of:=([.K396]-[.K395])/([.B396]-[.B395])" office:value-type="float" office:value="0.0107768890250436" calcext:value-type="float">
            <text:p>0.010776889025044</text:p>
          </table:table-cell>
          <table:table-cell table:formula="of:= ROUNDUP([.L395]; 4)" office:value-type="float" office:value="0.0108" calcext:value-type="float">
            <text:p>0.0108</text:p>
          </table:table-cell>
          <table:table-cell office:value-type="float" office:value="0.0613400004804" calcext:value-type="float">
            <text:p>0.0613400004804</text:p>
          </table:table-cell>
          <table:table-cell office:value-type="float" office:value="-0.00805000029504" calcext:value-type="float">
            <text:p>-0.00805000029504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8798205E+018" calcext:value-type="float">
            <text:p>1.59204318798205E+018</text:p>
          </table:table-cell>
          <table:table-cell table:formula="of:= ([.A396]-1.59204316535084E+018)*0.000000001" office:value-type="float" office:value="22.631209984" calcext:value-type="float">
            <text:p>22.631209984</text:p>
          </table:table-cell>
          <table:table-cell office:value-type="float" office:value="-0.00793999992311" calcext:value-type="float">
            <text:p>-0.00793999992311</text:p>
          </table:table-cell>
          <table:table-cell/>
          <table:table-cell office:value-type="float" office:value="-1.26149642467" calcext:value-type="float">
            <text:p>-1.26149642467</text:p>
          </table:table-cell>
          <table:table-cell office:value-type="float" office:value="-0.624171853065" calcext:value-type="float">
            <text:p>-0.624171853065</text:p>
          </table:table-cell>
          <table:table-cell office:value-type="float" office:value="-0.866670668125" calcext:value-type="float">
            <text:p>-0.866670668125</text:p>
          </table:table-cell>
          <table:table-cell/>
          <table:table-cell office:value-type="float" office:value="7.77041244507" calcext:value-type="float">
            <text:p>7.77041244507</text:p>
          </table:table-cell>
          <table:table-cell/>
          <table:table-cell office:value-type="float" office:value="0.0630000010133" calcext:value-type="float">
            <text:p>0.0630000010133</text:p>
          </table:table-cell>
          <table:table-cell table:formula="of:=([.K397]-[.K396])/([.B397]-[.B396])" office:value-type="float" office:value="0.013443345733786" calcext:value-type="float">
            <text:p>0.013443345733786</text:p>
          </table:table-cell>
          <table:table-cell table:formula="of:= ROUNDUP([.L396]; 4)" office:value-type="float" office:value="0.0135" calcext:value-type="float">
            <text:p>0.0135</text:p>
          </table:table-cell>
          <table:table-cell office:value-type="float" office:value="0.0630099996924" calcext:value-type="float">
            <text:p>0.0630099996924</text:p>
          </table:table-cell>
          <table:table-cell office:value-type="float" office:value="-0.00107999995816" calcext:value-type="float">
            <text:p>-0.00107999995816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8803412E+018" calcext:value-type="float">
            <text:p>1.59204318803412E+018</text:p>
          </table:table-cell>
          <table:table-cell table:formula="of:= ([.A397]-1.59204316535084E+018)*0.000000001" office:value-type="float" office:value="22.683280128" calcext:value-type="float">
            <text:p>22.683280128</text:p>
          </table:table-cell>
          <table:table-cell office:value-type="float" office:value="-0.00917000044137" calcext:value-type="float">
            <text:p>-0.00917000044137</text:p>
          </table:table-cell>
          <table:table-cell/>
          <table:table-cell office:value-type="float" office:value="-1.25725543499" calcext:value-type="float">
            <text:p>-1.25725543499</text:p>
          </table:table-cell>
          <table:table-cell office:value-type="float" office:value="-0.623241424561" calcext:value-type="float">
            <text:p>-0.623241424561</text:p>
          </table:table-cell>
          <table:table-cell office:value-type="float" office:value="-0.866684377193" calcext:value-type="float">
            <text:p>-0.866684377193</text:p>
          </table:table-cell>
          <table:table-cell/>
          <table:table-cell office:value-type="float" office:value="7.7619562149" calcext:value-type="float">
            <text:p>7.7619562149</text:p>
          </table:table-cell>
          <table:table-cell/>
          <table:table-cell office:value-type="float" office:value="0.0636999979615" calcext:value-type="float">
            <text:p>0.0636999979615</text:p>
          </table:table-cell>
          <table:table-cell table:formula="of:=([.K398]-[.K397])/([.B398]-[.B397])" office:value-type="float" office:value="0.00770120432600443" calcext:value-type="float">
            <text:p>0.007701204326004</text:p>
          </table:table-cell>
          <table:table-cell table:formula="of:= ROUNDUP([.L397]; 4)" office:value-type="float" office:value="0.0078" calcext:value-type="float">
            <text:p>0.0078</text:p>
          </table:table-cell>
          <table:table-cell office:value-type="float" office:value="0.0636000037193" calcext:value-type="float">
            <text:p>0.0636000037193</text:p>
          </table:table-cell>
          <table:table-cell office:value-type="float" office:value="0.00352000002749" calcext:value-type="float">
            <text:p>0.00352000002749</text:p>
          </table:table-cell>
          <table:table-cell office:value-type="float" office:value="-0.0000599999984843" calcext:value-type="float">
            <text:p>-6.00E-05</text:p>
          </table:table-cell>
        </table:table-row>
        <table:table-row table:style-name="ro1">
          <table:table-cell office:value-type="float" office:value="1.59204318808606E+018" calcext:value-type="float">
            <text:p>1.59204318808606E+018</text:p>
          </table:table-cell>
          <table:table-cell table:formula="of:= ([.A398]-1.59204316535084E+018)*0.000000001" office:value-type="float" office:value="22.735219968" calcext:value-type="float">
            <text:p>22.735219968</text:p>
          </table:table-cell>
          <table:table-cell office:value-type="float" office:value="-0.0116400001571" calcext:value-type="float">
            <text:p>-0.0116400001571</text:p>
          </table:table-cell>
          <table:table-cell/>
          <table:table-cell office:value-type="float" office:value="-1.2533094883" calcext:value-type="float">
            <text:p>-1.2533094883</text:p>
          </table:table-cell>
          <table:table-cell office:value-type="float" office:value="-0.62233966589" calcext:value-type="float">
            <text:p>-0.62233966589</text:p>
          </table:table-cell>
          <table:table-cell office:value-type="float" office:value="-0.866691887379" calcext:value-type="float">
            <text:p>-0.866691887379</text:p>
          </table:table-cell>
          <table:table-cell/>
          <table:table-cell office:value-type="float" office:value="7.74497509003" calcext:value-type="float">
            <text:p>7.74497509003</text:p>
          </table:table-cell>
          <table:table-cell/>
          <table:table-cell office:value-type="float" office:value="0.064099997282" calcext:value-type="float">
            <text:p>0.064099997282</text:p>
          </table:table-cell>
          <table:table-cell table:formula="of:=([.K399]-[.K398])/([.B399]-[.B398])" office:value-type="float" office:value="0.0245170837282215" calcext:value-type="float">
            <text:p>0.024517083728222</text:p>
          </table:table-cell>
          <table:table-cell table:formula="of:= ROUNDUP([.L398]; 4)" office:value-type="float" office:value="0.0246" calcext:value-type="float">
            <text:p>0.0246</text:p>
          </table:table-cell>
          <table:table-cell office:value-type="float" office:value="0.063670001924" calcext:value-type="float">
            <text:p>0.063670001924</text:p>
          </table:table-cell>
          <table:table-cell office:value-type="float" office:value="0.00772000011057" calcext:value-type="float">
            <text:p>0.00772000011057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8818803E+018" calcext:value-type="float">
            <text:p>1.59204318818803E+018</text:p>
          </table:table-cell>
          <table:table-cell table:formula="of:= ([.A399]-1.59204316535084E+018)*0.000000001" office:value-type="float" office:value="22.837189888" calcext:value-type="float">
            <text:p>22.837189888</text:p>
          </table:table-cell>
          <table:table-cell office:value-type="float" office:value="-0.0103700002655" calcext:value-type="float">
            <text:p>-0.0103700002655</text:p>
          </table:table-cell>
          <table:table-cell/>
          <table:table-cell office:value-type="float" office:value="-1.24521589279" calcext:value-type="float">
            <text:p>-1.24521589279</text:p>
          </table:table-cell>
          <table:table-cell office:value-type="float" office:value="-0.620504081249" calcext:value-type="float">
            <text:p>-0.620504081249</text:p>
          </table:table-cell>
          <table:table-cell office:value-type="float" office:value="-0.866700410843" calcext:value-type="float">
            <text:p>-0.866700410843</text:p>
          </table:table-cell>
          <table:table-cell/>
          <table:table-cell office:value-type="float" office:value="7.75370645523" calcext:value-type="float">
            <text:p>7.75370645523</text:p>
          </table:table-cell>
          <table:table-cell/>
          <table:table-cell office:value-type="float" office:value="0.0666000023484" calcext:value-type="float">
            <text:p>0.0666000023484</text:p>
          </table:table-cell>
          <table:table-cell table:formula="of:=([.K400]-[.K399])/([.B400]-[.B399])" office:value-type="float" office:value="0.0115450202297288" calcext:value-type="float">
            <text:p>0.011545020229729</text:p>
          </table:table-cell>
          <table:table-cell table:formula="of:= ROUNDUP([.L399]; 4)" office:value-type="float" office:value="0.0116" calcext:value-type="float">
            <text:p>0.0116</text:p>
          </table:table-cell>
          <table:table-cell office:value-type="float" office:value="0.0654899999499" calcext:value-type="float">
            <text:p>0.0654899999499</text:p>
          </table:table-cell>
          <table:table-cell office:value-type="float" office:value="0.0119700003415" calcext:value-type="float">
            <text:p>0.0119700003415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8824E+018" calcext:value-type="float">
            <text:p>1.59204318824E+018</text:p>
          </table:table-cell>
          <table:table-cell table:formula="of:= ([.A400]-1.59204316535084E+018)*0.000000001" office:value-type="float" office:value="22.889159936" calcext:value-type="float">
            <text:p>22.889159936</text:p>
          </table:table-cell>
          <table:table-cell office:value-type="float" office:value="-0.0155400000513" calcext:value-type="float">
            <text:p>-0.0155400000513</text:p>
          </table:table-cell>
          <table:table-cell/>
          <table:table-cell office:value-type="float" office:value="-1.24123954773" calcext:value-type="float">
            <text:p>-1.24123954773</text:p>
          </table:table-cell>
          <table:table-cell office:value-type="float" office:value="-0.619564890862" calcext:value-type="float">
            <text:p>-0.619564890862</text:p>
          </table:table-cell>
          <table:table-cell office:value-type="float" office:value="-0.866685390472" calcext:value-type="float">
            <text:p>-0.866685390472</text:p>
          </table:table-cell>
          <table:table-cell/>
          <table:table-cell office:value-type="float" office:value="7.71816253662" calcext:value-type="float">
            <text:p>7.71816253662</text:p>
          </table:table-cell>
          <table:table-cell/>
          <table:table-cell office:value-type="float" office:value="0.0671999976039" calcext:value-type="float">
            <text:p>0.0671999976039</text:p>
          </table:table-cell>
          <table:table-cell table:formula="of:=([.K401]-[.K400])/([.B401]-[.B400])" office:value-type="float" office:value="0.0542320037873281" calcext:value-type="float">
            <text:p>0.054232003787328</text:p>
          </table:table-cell>
          <table:table-cell table:formula="of:= ROUNDUP([.L400]; 4)" office:value-type="float" office:value="0.0543" calcext:value-type="float">
            <text:p>0.0543</text:p>
          </table:table-cell>
          <table:table-cell office:value-type="float" office:value="0.0653600022197" calcext:value-type="float">
            <text:p>0.0653600022197</text:p>
          </table:table-cell>
          <table:table-cell office:value-type="float" office:value="0.0154200000688" calcext:value-type="float">
            <text:p>0.0154200000688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8829163E+018" calcext:value-type="float">
            <text:p>1.59204318829163E+018</text:p>
          </table:table-cell>
          <table:table-cell table:formula="of:= ([.A401]-1.59204316535084E+018)*0.000000001" office:value-type="float" office:value="22.940790016" calcext:value-type="float">
            <text:p>22.940790016</text:p>
          </table:table-cell>
          <table:table-cell office:value-type="float" office:value="-0.00793000031263" calcext:value-type="float">
            <text:p>-0.00793000031263</text:p>
          </table:table-cell>
          <table:table-cell/>
          <table:table-cell office:value-type="float" office:value="-1.23725771904" calcext:value-type="float">
            <text:p>-1.23725771904</text:p>
          </table:table-cell>
          <table:table-cell office:value-type="float" office:value="-0.618668377399" calcext:value-type="float">
            <text:p>-0.618668377399</text:p>
          </table:table-cell>
          <table:table-cell office:value-type="float" office:value="-0.866696357727" calcext:value-type="float">
            <text:p>-0.866696357727</text:p>
          </table:table-cell>
          <table:table-cell/>
          <table:table-cell office:value-type="float" office:value="7.77048110962" calcext:value-type="float">
            <text:p>7.77048110962</text:p>
          </table:table-cell>
          <table:table-cell/>
          <table:table-cell office:value-type="float" office:value="0.070000000298" calcext:value-type="float">
            <text:p>0.070000000298</text:p>
          </table:table-cell>
          <table:table-cell table:formula="of:=([.K402]-[.K401])/([.B402]-[.B401])" office:value-type="float" office:value="0.0941589377471193" calcext:value-type="float">
            <text:p>0.094158937747119</text:p>
          </table:table-cell>
          <table:table-cell table:formula="of:= ROUNDUP([.L401]; 4)" office:value-type="float" office:value="0.0942" calcext:value-type="float">
            <text:p>0.0942</text:p>
          </table:table-cell>
          <table:table-cell office:value-type="float" office:value="0.0681300014257" calcext:value-type="float">
            <text:p>0.0681300014257</text:p>
          </table:table-cell>
          <table:table-cell office:value-type="float" office:value="0.0162899997085" calcext:value-type="float">
            <text:p>0.0162899997085</text:p>
          </table:table-cell>
          <table:table-cell table:style-name="Default" office:value-type="float" office:value="-0.000269999989541" calcext:value-type="float">
            <text:p>-0.000269999989541</text:p>
          </table:table-cell>
        </table:table-row>
        <table:table-row table:style-name="ro1">
          <table:table-cell office:value-type="float" office:value="1.59204318834367E+018" calcext:value-type="float">
            <text:p>1.59204318834367E+018</text:p>
          </table:table-cell>
          <table:table-cell table:formula="of:= ([.A402]-1.59204316535084E+018)*0.000000001" office:value-type="float" office:value="22.992829696" calcext:value-type="float">
            <text:p>22.992829696</text:p>
          </table:table-cell>
          <table:table-cell office:value-type="float" office:value="0.00841000024229" calcext:value-type="float">
            <text:p>0.00841000024229</text:p>
          </table:table-cell>
          <table:table-cell/>
          <table:table-cell office:value-type="float" office:value="-1.23310148716" calcext:value-type="float">
            <text:p>-1.23310148716</text:p>
          </table:table-cell>
          <table:table-cell office:value-type="float" office:value="-0.617721259594" calcext:value-type="float">
            <text:p>-0.617721259594</text:p>
          </table:table-cell>
          <table:table-cell office:value-type="float" office:value="-0.866709887981" calcext:value-type="float">
            <text:p>-0.866709887981</text:p>
          </table:table-cell>
          <table:table-cell/>
          <table:table-cell office:value-type="float" office:value="7.88281869888" calcext:value-type="float">
            <text:p>7.88281869888</text:p>
          </table:table-cell>
          <table:table-cell/>
          <table:table-cell office:value-type="float" office:value="0.0749000012875" calcext:value-type="float">
            <text:p>0.0749000012875</text:p>
          </table:table-cell>
          <table:table-cell table:formula="of:=([.K403]-[.K402])/([.B403]-[.B402])" office:value-type="float" office:value="0.0748845886630691" calcext:value-type="float">
            <text:p>0.074884588663069</text:p>
          </table:table-cell>
          <table:table-cell table:formula="of:= ROUNDUP([.L402]; 4)" office:value-type="float" office:value="0.0749" calcext:value-type="float">
            <text:p>0.0749</text:p>
          </table:table-cell>
          <table:table-cell office:value-type="float" office:value="0.0729399994016" calcext:value-type="float">
            <text:p>0.0729399994016</text:p>
          </table:table-cell>
          <table:table-cell office:value-type="float" office:value="0.0169300008565" calcext:value-type="float">
            <text:p>0.0169300008565</text:p>
          </table:table-cell>
          <table:table-cell table:style-name="Default" office:value-type="float" office:value="0.000150000007125" calcext:value-type="float">
            <text:p>0.000150000007125</text:p>
          </table:table-cell>
        </table:table-row>
        <table:table-row table:style-name="ro1">
          <table:table-cell office:value-type="float" office:value="1.59204318839575E+018" calcext:value-type="float">
            <text:p>1.59204318839575E+018</text:p>
          </table:table-cell>
          <table:table-cell table:formula="of:= ([.A403]-1.59204316535084E+018)*0.000000001" office:value-type="float" office:value="23.044909824" calcext:value-type="float">
            <text:p>23.044909824</text:p>
          </table:table-cell>
          <table:table-cell office:value-type="float" office:value="0.0229400005192" calcext:value-type="float">
            <text:p>0.0229400005192</text:p>
          </table:table-cell>
          <table:table-cell/>
          <table:table-cell office:value-type="float" office:value="-1.22915506363" calcext:value-type="float">
            <text:p>-1.22915506363</text:p>
          </table:table-cell>
          <table:table-cell office:value-type="float" office:value="-0.616821527481" calcext:value-type="float">
            <text:p>-0.616821527481</text:p>
          </table:table-cell>
          <table:table-cell office:value-type="float" office:value="-0.866687774658" calcext:value-type="float">
            <text:p>-0.866687774658</text:p>
          </table:table-cell>
          <table:table-cell/>
          <table:table-cell office:value-type="float" office:value="7.98271226883" calcext:value-type="float">
            <text:p>7.98271226883</text:p>
          </table:table-cell>
          <table:table-cell/>
          <table:table-cell office:value-type="float" office:value="0.0788000002503" calcext:value-type="float">
            <text:p>0.0788000002503</text:p>
          </table:table-cell>
          <table:table-cell table:formula="of:=([.K404]-[.K403])/([.B404]-[.B403])" office:value-type="float" office:value="0.0249424032614386" calcext:value-type="float">
            <text:p>0.024942403261439</text:p>
          </table:table-cell>
          <table:table-cell table:formula="of:= ROUNDUP([.L403]; 4)" office:value-type="float" office:value="0.025" calcext:value-type="float">
            <text:p>0.025</text:p>
          </table:table-cell>
          <table:table-cell office:value-type="float" office:value="0.0768600031734" calcext:value-type="float">
            <text:p>0.0768600031734</text:p>
          </table:table-cell>
          <table:table-cell office:value-type="float" office:value="0.0174499992281" calcext:value-type="float">
            <text:p>0.0174499992281</text:p>
          </table:table-cell>
          <table:table-cell table:style-name="Default" office:value-type="float" office:value="0.000199999994948" calcext:value-type="float">
            <text:p>0.000199999994948</text:p>
          </table:table-cell>
        </table:table-row>
        <table:table-row table:style-name="ro1">
          <table:table-cell office:value-type="float" office:value="1.59204318844787E+018" calcext:value-type="float">
            <text:p>1.59204318844787E+018</text:p>
          </table:table-cell>
          <table:table-cell table:formula="of:= ([.A404]-1.59204316535084E+018)*0.000000001" office:value-type="float" office:value="23.097029888" calcext:value-type="float">
            <text:p>23.097029888</text:p>
          </table:table-cell>
          <table:table-cell office:value-type="float" office:value="0.0288800001144" calcext:value-type="float">
            <text:p>0.0288800001144</text:p>
          </table:table-cell>
          <table:table-cell/>
          <table:table-cell office:value-type="float" office:value="-1.22495889664" calcext:value-type="float">
            <text:p>-1.22495889664</text:p>
          </table:table-cell>
          <table:table-cell office:value-type="float" office:value="-0.615863442421" calcext:value-type="float">
            <text:p>-0.615863442421</text:p>
          </table:table-cell>
          <table:table-cell office:value-type="float" office:value="-0.866703689098" calcext:value-type="float">
            <text:p>-0.866703689098</text:p>
          </table:table-cell>
          <table:table-cell/>
          <table:table-cell office:value-type="float" office:value="8.02355003357" calcext:value-type="float">
            <text:p>8.02355003357</text:p>
          </table:table-cell>
          <table:table-cell/>
          <table:table-cell office:value-type="float" office:value="0.0800999999046" calcext:value-type="float">
            <text:p>0.0800999999046</text:p>
          </table:table-cell>
          <table:table-cell table:formula="of:=([.K405]-[.K404])/([.B405]-[.B404])" office:value-type="float" office:value="-0.00194102664402168" calcext:value-type="float">
            <text:p>-0.001941026644022</text:p>
          </table:table-cell>
          <table:table-cell table:formula="of:= ROUNDUP([.L404]; 4)" office:value-type="float" office:value="-0.002" calcext:value-type="float">
            <text:p>-0.002</text:p>
          </table:table-cell>
          <table:table-cell office:value-type="float" office:value="0.0781200006604" calcext:value-type="float">
            <text:p>0.0781200006604</text:p>
          </table:table-cell>
          <table:table-cell office:value-type="float" office:value="0.0177299994975" calcext:value-type="float">
            <text:p>0.0177299994975</text:p>
          </table:table-cell>
          <table:table-cell office:value-type="float" office:value="-0.0000999999974738" calcext:value-type="float">
            <text:p>-1.00E-04</text:p>
          </table:table-cell>
        </table:table-row>
        <table:table-row table:style-name="ro1">
          <table:table-cell office:value-type="float" office:value="1.59204318849939E+018" calcext:value-type="float">
            <text:p>1.59204318849939E+018</text:p>
          </table:table-cell>
          <table:table-cell table:formula="of:= ([.A405]-1.59204316535084E+018)*0.000000001" office:value-type="float" office:value="23.148549888" calcext:value-type="float">
            <text:p>23.148549888</text:p>
          </table:table-cell>
          <table:table-cell office:value-type="float" office:value="0.0292199999094" calcext:value-type="float">
            <text:p>0.0292199999094</text:p>
          </table:table-cell>
          <table:table-cell/>
          <table:table-cell office:value-type="float" office:value="-1.22115540504" calcext:value-type="float">
            <text:p>-1.22115540504</text:p>
          </table:table-cell>
          <table:table-cell office:value-type="float" office:value="-0.615008890629" calcext:value-type="float">
            <text:p>-0.615008890629</text:p>
          </table:table-cell>
          <table:table-cell office:value-type="float" office:value="-0.866683363914" calcext:value-type="float">
            <text:p>-0.866683363914</text:p>
          </table:table-cell>
          <table:table-cell/>
          <table:table-cell office:value-type="float" office:value="8.02588748932" calcext:value-type="float">
            <text:p>8.02588748932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 table:formula="of:=([.K406]-[.K405])/([.B406]-[.B405])" office:value-type="float" office:value="-0.0522647953721738" calcext:value-type="float">
            <text:p>-0.052264795372174</text:p>
          </table:table-cell>
          <table:table-cell table:formula="of:= ROUNDUP([.L405]; 4)" office:value-type="float" office:value="-0.0523" calcext:value-type="float">
            <text:p>-0.0523</text:p>
          </table:table-cell>
          <table:table-cell office:value-type="float" office:value="0.0779900029302" calcext:value-type="float">
            <text:p>0.0779900029302</text:p>
          </table:table-cell>
          <table:table-cell office:value-type="float" office:value="0.017689999193" calcext:value-type="float">
            <text:p>0.017689999193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8855105E+018" calcext:value-type="float">
            <text:p>1.59204318855105E+018</text:p>
          </table:table-cell>
          <table:table-cell table:formula="of:= ([.A406]-1.59204316535084E+018)*0.000000001" office:value-type="float" office:value="23.20020992" calcext:value-type="float">
            <text:p>23.20020992</text:p>
          </table:table-cell>
          <table:table-cell office:value-type="float" office:value="0.0251299999654" calcext:value-type="float">
            <text:p>0.0251299999654</text:p>
          </table:table-cell>
          <table:table-cell/>
          <table:table-cell office:value-type="float" office:value="-1.21861696243" calcext:value-type="float">
            <text:p>-1.21861696243</text:p>
          </table:table-cell>
          <table:table-cell office:value-type="float" office:value="-0.614474773407" calcext:value-type="float">
            <text:p>-0.614474773407</text:p>
          </table:table-cell>
          <table:table-cell office:value-type="float" office:value="-0.866583168507" calcext:value-type="float">
            <text:p>-0.866583168507</text:p>
          </table:table-cell>
          <table:table-cell/>
          <table:table-cell office:value-type="float" office:value="7.99776887894" calcext:value-type="float">
            <text:p>7.99776887894</text:p>
          </table:table-cell>
          <table:table-cell/>
          <table:table-cell office:value-type="float" office:value="0.0772999972105" calcext:value-type="float">
            <text:p>0.0772999972105</text:p>
          </table:table-cell>
          <table:table-cell table:formula="of:=([.K407]-[.K406])/([.B407]-[.B406])" office:value-type="float" office:value="-0.122958212066377" calcext:value-type="float">
            <text:p>-0.122958212066377</text:p>
          </table:table-cell>
          <table:table-cell table:formula="of:= ROUNDUP([.L406]; 4)" office:value-type="float" office:value="-0.123" calcext:value-type="float">
            <text:p>-0.123</text:p>
          </table:table-cell>
          <table:table-cell office:value-type="float" office:value="0.0753600001335" calcext:value-type="float">
            <text:p>0.0753600001335</text:p>
          </table:table-cell>
          <table:table-cell office:value-type="float" office:value="0.0170399993658" calcext:value-type="float">
            <text:p>0.0170399993658</text:p>
          </table:table-cell>
          <table:table-cell table:style-name="Default" office:value-type="float" office:value="0.000150000007125" calcext:value-type="float">
            <text:p>0.000150000007125</text:p>
          </table:table-cell>
        </table:table-row>
        <table:table-row table:style-name="ro1">
          <table:table-cell office:value-type="float" office:value="1.5920431886031E+018" calcext:value-type="float">
            <text:p>1.5920431886031E+018</text:p>
          </table:table-cell>
          <table:table-cell table:formula="of:= ([.A407]-1.59204316535084E+018)*0.000000001" office:value-type="float" office:value="23.252260096" calcext:value-type="float">
            <text:p>23.252260096</text:p>
          </table:table-cell>
          <table:table-cell office:value-type="float" office:value="0.0126499999315" calcext:value-type="float">
            <text:p>0.0126499999315</text:p>
          </table:table-cell>
          <table:table-cell/>
          <table:table-cell office:value-type="float" office:value="-1.21793818474" calcext:value-type="float">
            <text:p>-1.21793818474</text:p>
          </table:table-cell>
          <table:table-cell office:value-type="float" office:value="-0.614270091057" calcext:value-type="float">
            <text:p>-0.614270091057</text:p>
          </table:table-cell>
          <table:table-cell office:value-type="float" office:value="-0.866664409637" calcext:value-type="float">
            <text:p>-0.866664409637</text:p>
          </table:table-cell>
          <table:table-cell/>
          <table:table-cell office:value-type="float" office:value="7.91196870804" calcext:value-type="float">
            <text:p>7.91196870804</text:p>
          </table:table-cell>
          <table:table-cell/>
          <table:table-cell office:value-type="float" office:value="0.0709000006318" calcext:value-type="float">
            <text:p>0.0709000006318</text:p>
          </table:table-cell>
          <table:table-cell table:formula="of:=([.K408]-[.K407])/([.B408]-[.B407])" office:value-type="float" office:value="-0.150000698574594" calcext:value-type="float">
            <text:p>-0.150000698574594</text:p>
          </table:table-cell>
          <table:table-cell table:formula="of:= ROUNDUP([.L407]; 4)" office:value-type="float" office:value="-0.1501" calcext:value-type="float">
            <text:p>-0.1501</text:p>
          </table:table-cell>
          <table:table-cell office:value-type="float" office:value="0.0690999999642" calcext:value-type="float">
            <text:p>0.0690999999642</text:p>
          </table:table-cell>
          <table:table-cell office:value-type="float" office:value="0.0157699994743" calcext:value-type="float">
            <text:p>0.0157699994743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886551E+018" calcext:value-type="float">
            <text:p>1.5920431886551E+018</text:p>
          </table:table-cell>
          <table:table-cell table:formula="of:= ([.A408]-1.59204316535084E+018)*0.000000001" office:value-type="float" office:value="23.30425984" calcext:value-type="float">
            <text:p>23.30425984</text:p>
          </table:table-cell>
          <table:table-cell office:value-type="float" office:value="-0.00176000001375" calcext:value-type="float">
            <text:p>-0.00176000001375</text:p>
          </table:table-cell>
          <table:table-cell/>
          <table:table-cell office:value-type="float" office:value="-1.21828341484" calcext:value-type="float">
            <text:p>-1.21828341484</text:p>
          </table:table-cell>
          <table:table-cell office:value-type="float" office:value="-0.614420115948" calcext:value-type="float">
            <text:p>-0.614420115948</text:p>
          </table:table-cell>
          <table:table-cell office:value-type="float" office:value="-0.866641461849" calcext:value-type="float">
            <text:p>-0.866641461849</text:p>
          </table:table-cell>
          <table:table-cell/>
          <table:table-cell office:value-type="float" office:value="7.81290006638" calcext:value-type="float">
            <text:p>7.81290006638</text:p>
          </table:table-cell>
          <table:table-cell/>
          <table:table-cell office:value-type="float" office:value="0.0631000027061" calcext:value-type="float">
            <text:p>0.0631000027061</text:p>
          </table:table-cell>
          <table:table-cell table:formula="of:=([.K409]-[.K408])/([.B409]-[.B408])" office:value-type="float" office:value="-0.202117160406679" calcext:value-type="float">
            <text:p>-0.202117160406679</text:p>
          </table:table-cell>
          <table:table-cell table:formula="of:= ROUNDUP([.L408]; 4)" office:value-type="float" office:value="-0.2022" calcext:value-type="float">
            <text:p>-0.2022</text:p>
          </table:table-cell>
          <table:table-cell office:value-type="float" office:value="0.0615499988198" calcext:value-type="float">
            <text:p>0.0615499988198</text:p>
          </table:table-cell>
          <table:table-cell office:value-type="float" office:value="0.013919999823" calcext:value-type="float">
            <text:p>0.013919999823</text:p>
          </table:table-cell>
          <table:table-cell office:value-type="float" office:value="0.0000900000013644" calcext:value-type="float">
            <text:p>9.00E-05</text:p>
          </table:table-cell>
        </table:table-row>
        <table:table-row table:style-name="ro1">
          <table:table-cell office:value-type="float" office:value="1.59204318870705E+018" calcext:value-type="float">
            <text:p>1.59204318870705E+018</text:p>
          </table:table-cell>
          <table:table-cell table:formula="of:= ([.A409]-1.59204316535084E+018)*0.000000001" office:value-type="float" office:value="23.35620992" calcext:value-type="float">
            <text:p>23.35620992</text:p>
          </table:table-cell>
          <table:table-cell office:value-type="float" office:value="-0.0269699990749" calcext:value-type="float">
            <text:p>-0.0269699990749</text:p>
          </table:table-cell>
          <table:table-cell/>
          <table:table-cell office:value-type="float" office:value="-1.21856224537" calcext:value-type="float">
            <text:p>-1.21856224537</text:p>
          </table:table-cell>
          <table:table-cell office:value-type="float" office:value="-0.614580214024" calcext:value-type="float">
            <text:p>-0.614580214024</text:p>
          </table:table-cell>
          <table:table-cell office:value-type="float" office:value="-0.866632759571" calcext:value-type="float">
            <text:p>-0.866632759571</text:p>
          </table:table-cell>
          <table:table-cell/>
          <table:table-cell office:value-type="float" office:value="7.63958120346" calcext:value-type="float">
            <text:p>7.63958120346</text:p>
          </table:table-cell>
          <table:table-cell/>
          <table:table-cell office:value-type="float" office:value="0.0526000000536" calcext:value-type="float">
            <text:p>0.0526000000536</text:p>
          </table:table-cell>
          <table:table-cell table:formula="of:=([.K410]-[.K409])/([.B410]-[.B409])" office:value-type="float" office:value="-0.169558138798136" calcext:value-type="float">
            <text:p>-0.169558138798136</text:p>
          </table:table-cell>
          <table:table-cell table:formula="of:= ROUNDUP([.L409]; 4)" office:value-type="float" office:value="-0.1696" calcext:value-type="float">
            <text:p>-0.1696</text:p>
          </table:table-cell>
          <table:table-cell office:value-type="float" office:value="0.0513500012457" calcext:value-type="float">
            <text:p>0.0513500012457</text:p>
          </table:table-cell>
          <table:table-cell office:value-type="float" office:value="0.0114099998027" calcext:value-type="float">
            <text:p>0.0114099998027</text:p>
          </table:table-cell>
          <table:table-cell table:style-name="Default" office:value-type="float" office:value="0.000130000000354" calcext:value-type="float">
            <text:p>0.000130000000354</text:p>
          </table:table-cell>
        </table:table-row>
        <table:table-row table:style-name="ro1">
          <table:table-cell office:value-type="float" office:value="1.59204318875836E+018" calcext:value-type="float">
            <text:p>1.59204318875836E+018</text:p>
          </table:table-cell>
          <table:table-cell table:formula="of:= ([.A410]-1.59204316535084E+018)*0.000000001" office:value-type="float" office:value="23.407519744" calcext:value-type="float">
            <text:p>23.407519744</text:p>
          </table:table-cell>
          <table:table-cell office:value-type="float" office:value="-0.0449500009418" calcext:value-type="float">
            <text:p>-0.0449500009418</text:p>
          </table:table-cell>
          <table:table-cell/>
          <table:table-cell office:value-type="float" office:value="-1.21897435188" calcext:value-type="float">
            <text:p>-1.21897435188</text:p>
          </table:table-cell>
          <table:table-cell office:value-type="float" office:value="-0.614789664745" calcext:value-type="float">
            <text:p>-0.614789664745</text:p>
          </table:table-cell>
          <table:table-cell office:value-type="float" office:value="-0.866587102413" calcext:value-type="float">
            <text:p>-0.866587102413</text:p>
          </table:table-cell>
          <table:table-cell/>
          <table:table-cell office:value-type="float" office:value="7.51596879959" calcext:value-type="float">
            <text:p>7.51596879959</text:p>
          </table:table-cell>
          <table:table-cell/>
          <table:table-cell office:value-type="float" office:value="0.0439000017941" calcext:value-type="float">
            <text:p>0.0439000017941</text:p>
          </table:table-cell>
          <table:table-cell table:formula="of:=([.K411]-[.K410])/([.B411]-[.B410])" office:value-type="float" office:value="-0.201754028775111" calcext:value-type="float">
            <text:p>-0.201754028775111</text:p>
          </table:table-cell>
          <table:table-cell table:formula="of:= ROUNDUP([.L410]; 4)" office:value-type="float" office:value="-0.2018" calcext:value-type="float">
            <text:p>-0.2018</text:p>
          </table:table-cell>
          <table:table-cell office:value-type="float" office:value="0.0429500006139" calcext:value-type="float">
            <text:p>0.0429500006139</text:p>
          </table:table-cell>
          <table:table-cell office:value-type="float" office:value="0.00920999981463" calcext:value-type="float">
            <text:p>0.00920999981463</text:p>
          </table:table-cell>
          <table:table-cell table:style-name="Default" office:value-type="float" office:value="0.000190000006114" calcext:value-type="float">
            <text:p>0.000190000006114</text:p>
          </table:table-cell>
        </table:table-row>
        <table:table-row table:style-name="ro1">
          <table:table-cell office:value-type="float" office:value="1.59204318886096E+018" calcext:value-type="float">
            <text:p>1.59204318886096E+018</text:p>
          </table:table-cell>
          <table:table-cell table:formula="of:= ([.A411]-1.59204316535084E+018)*0.000000001" office:value-type="float" office:value="23.510119936" calcext:value-type="float">
            <text:p>23.510119936</text:p>
          </table:table-cell>
          <table:table-cell office:value-type="float" office:value="-0.0821999981999" calcext:value-type="float">
            <text:p>-0.0821999981999</text:p>
          </table:table-cell>
          <table:table-cell/>
          <table:table-cell office:value-type="float" office:value="-1.22412979603" calcext:value-type="float">
            <text:p>-1.22412979603</text:p>
          </table:table-cell>
          <table:table-cell office:value-type="float" office:value="-0.617454707623" calcext:value-type="float">
            <text:p>-0.617454707623</text:p>
          </table:table-cell>
          <table:table-cell office:value-type="float" office:value="-0.866682648659" calcext:value-type="float">
            <text:p>-0.866682648659</text:p>
          </table:table-cell>
          <table:table-cell/>
          <table:table-cell office:value-type="float" office:value="7.25987482071" calcext:value-type="float">
            <text:p>7.25987482071</text:p>
          </table:table-cell>
          <table:table-cell/>
          <table:table-cell office:value-type="float" office:value="0.023199999705" calcext:value-type="float">
            <text:p>0.023199999705</text:p>
          </table:table-cell>
          <table:table-cell table:formula="of:=([.K412]-[.K411])/([.B412]-[.B411])" office:value-type="float" office:value="-0.270796545343769" calcext:value-type="float">
            <text:p>-0.270796545343769</text:p>
          </table:table-cell>
          <table:table-cell table:formula="of:= ROUNDUP([.L411]; 4)" office:value-type="float" office:value="-0.2708" calcext:value-type="float">
            <text:p>-0.2708</text:p>
          </table:table-cell>
          <table:table-cell office:value-type="float" office:value="0.0230599995703" calcext:value-type="float">
            <text:p>0.0230599995703</text:p>
          </table:table-cell>
          <table:table-cell office:value-type="float" office:value="0.00212999992073" calcext:value-type="float">
            <text:p>0.00212999992073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8891229E+018" calcext:value-type="float">
            <text:p>1.59204318891229E+018</text:p>
          </table:table-cell>
          <table:table-cell table:formula="of:= ([.A412]-1.59204316535084E+018)*0.000000001" office:value-type="float" office:value="23.561449984" calcext:value-type="float">
            <text:p>23.561449984</text:p>
          </table:table-cell>
          <table:table-cell office:value-type="float" office:value="-0.115369997919" calcext:value-type="float">
            <text:p>-0.115369997919</text:p>
          </table:table-cell>
          <table:table-cell/>
          <table:table-cell office:value-type="float" office:value="-1.22801434994" calcext:value-type="float">
            <text:p>-1.22801434994</text:p>
          </table:table-cell>
          <table:table-cell office:value-type="float" office:value="-0.619214773178" calcext:value-type="float">
            <text:p>-0.619214773178</text:p>
          </table:table-cell>
          <table:table-cell office:value-type="float" office:value="-0.866647481918" calcext:value-type="float">
            <text:p>-0.866647481918</text:p>
          </table:table-cell>
          <table:table-cell/>
          <table:table-cell office:value-type="float" office:value="7.0318312645" calcext:value-type="float">
            <text:p>7.0318312645</text:p>
          </table:table-cell>
          <table:table-cell/>
          <table:table-cell office:value-type="float" office:value="0.00930000003427" calcext:value-type="float">
            <text:p>0.00930000003427</text:p>
          </table:table-cell>
          <table:table-cell table:formula="of:=([.K413]-[.K412])/([.B413]-[.B412])" office:value-type="float" office:value="-0.0134900909889635" calcext:value-type="float">
            <text:p>-0.013490090988964</text:p>
          </table:table-cell>
          <table:table-cell table:formula="of:= ROUNDUP([.L412]; 4)" office:value-type="float" office:value="-0.0135" calcext:value-type="float">
            <text:p>-0.0135</text:p>
          </table:table-cell>
          <table:table-cell office:value-type="float" office:value="0.00894999969751" calcext:value-type="float">
            <text:p>0.00894999969751</text:p>
          </table:table-cell>
          <table:table-cell office:value-type="float" office:value="-0.00263000000268" calcext:value-type="float">
            <text:p>-0.00263000000268</text:p>
          </table:table-cell>
          <table:table-cell table:style-name="Default" office:value-type="float" office:value="0.000110000000859" calcext:value-type="float">
            <text:p>0.000110000000859</text:p>
          </table:table-cell>
        </table:table-row>
        <table:table-row table:style-name="ro1">
          <table:table-cell office:value-type="float" office:value="1.59204318896418E+018" calcext:value-type="float">
            <text:p>1.59204318896418E+018</text:p>
          </table:table-cell>
          <table:table-cell table:formula="of:= ([.A413]-1.59204316535084E+018)*0.000000001" office:value-type="float" office:value="23.613339904" calcext:value-type="float">
            <text:p>23.613339904</text:p>
          </table:table-cell>
          <table:table-cell office:value-type="float" office:value="-0.12349999696" calcext:value-type="float">
            <text:p>-0.12349999696</text:p>
          </table:table-cell>
          <table:table-cell/>
          <table:table-cell office:value-type="float" office:value="-1.23174488544" calcext:value-type="float">
            <text:p>-1.23174488544</text:p>
          </table:table-cell>
          <table:table-cell office:value-type="float" office:value="-0.620940685272" calcext:value-type="float">
            <text:p>-0.620940685272</text:p>
          </table:table-cell>
          <table:table-cell office:value-type="float" office:value="-0.866639554501" calcext:value-type="float">
            <text:p>-0.8666395545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860000029206" calcext:value-type="float">
            <text:p>0.00860000029206</text:p>
          </table:table-cell>
          <table:table-cell table:formula="of:=([.K414]-[.K413])/([.B414]-[.B413])" office:value-type="float" office:value="0.256411211332413" calcext:value-type="float">
            <text:p>0.256411211332413</text:p>
          </table:table-cell>
          <table:table-cell table:formula="of:= ROUNDUP([.L413]; 4)" office:value-type="float" office:value="0.2565" calcext:value-type="float">
            <text:p>0.2565</text:p>
          </table:table-cell>
          <table:table-cell office:value-type="float" office:value="-0.00455999979749" calcext:value-type="float">
            <text:p>-0.00455999979749</text:p>
          </table:table-cell>
          <table:table-cell office:value-type="float" office:value="-0.00724999979138" calcext:value-type="float">
            <text:p>-0.00724999979138</text:p>
          </table:table-cell>
          <table:table-cell office:value-type="float" office:value="0.000079999997979" calcext:value-type="float">
            <text:p>8.00E-05</text:p>
          </table:table-cell>
        </table:table-row>
        <table:table-row table:style-name="ro1">
          <table:table-cell office:value-type="float" office:value="1.59204318901566E+018" calcext:value-type="float">
            <text:p>1.59204318901566E+018</text:p>
          </table:table-cell>
          <table:table-cell table:formula="of:= ([.A414]-1.59204316535084E+018)*0.000000001" office:value-type="float" office:value="23.664819712" calcext:value-type="float">
            <text:p>23.664819712</text:p>
          </table:table-cell>
          <table:table-cell office:value-type="float" office:value="-0.102679997683" calcext:value-type="float">
            <text:p>-0.102679997683</text:p>
          </table:table-cell>
          <table:table-cell/>
          <table:table-cell office:value-type="float" office:value="-1.23533928394" calcext:value-type="float">
            <text:p>-1.23533928394</text:p>
          </table:table-cell>
          <table:table-cell office:value-type="float" office:value="-0.622560679913" calcext:value-type="float">
            <text:p>-0.622560679913</text:p>
          </table:table-cell>
          <table:table-cell office:value-type="float" office:value="-0.86662966013" calcext:value-type="float">
            <text:p>-0.86662966013</text:p>
          </table:table-cell>
          <table:table-cell/>
          <table:table-cell office:value-type="float" office:value="7.11907482147" calcext:value-type="float">
            <text:p>7.11907482147</text:p>
          </table:table-cell>
          <table:table-cell/>
          <table:table-cell office:value-type="float" office:value="0.0218000002205" calcext:value-type="float">
            <text:p>0.0218000002205</text:p>
          </table:table-cell>
          <table:table-cell table:formula="of:=([.K415]-[.K414])/([.B415]-[.B414])" office:value-type="float" office:value="0.272237893728893" calcext:value-type="float">
            <text:p>0.272237893728893</text:p>
          </table:table-cell>
          <table:table-cell table:formula="of:= ROUNDUP([.L414]; 4)" office:value-type="float" office:value="0.2723" calcext:value-type="float">
            <text:p>0.2723</text:p>
          </table:table-cell>
          <table:table-cell office:value-type="float" office:value="-0.0182799994946" calcext:value-type="float">
            <text:p>-0.0182799994946</text:p>
          </table:table-cell>
          <table:table-cell office:value-type="float" office:value="-0.0118000004441" calcext:value-type="float">
            <text:p>-0.0118000004441</text:p>
          </table:table-cell>
          <table:table-cell table:style-name="Default" office:value-type="float" office:value="0.000130000000354" calcext:value-type="float">
            <text:p>0.000130000000354</text:p>
          </table:table-cell>
        </table:table-row>
        <table:table-row table:style-name="ro1">
          <table:table-cell office:value-type="float" office:value="1.59204318906782E+018" calcext:value-type="float">
            <text:p>1.59204318906782E+018</text:p>
          </table:table-cell>
          <table:table-cell table:formula="of:= ([.A415]-1.59204316535084E+018)*0.000000001" office:value-type="float" office:value="23.716979968" calcext:value-type="float">
            <text:p>23.716979968</text:p>
          </table:table-cell>
          <table:table-cell office:value-type="float" office:value="-0.0774099975824" calcext:value-type="float">
            <text:p>-0.0774099975824</text:p>
          </table:table-cell>
          <table:table-cell/>
          <table:table-cell office:value-type="float" office:value="-1.2393475771" calcext:value-type="float">
            <text:p>-1.2393475771</text:p>
          </table:table-cell>
          <table:table-cell office:value-type="float" office:value="-0.624393761158" calcext:value-type="float">
            <text:p>-0.624393761158</text:p>
          </table:table-cell>
          <table:table-cell office:value-type="float" office:value="-0.866605341434" calcext:value-type="float">
            <text:p>-0.866605341434</text:p>
          </table:table-cell>
          <table:table-cell/>
          <table:table-cell office:value-type="float" office:value="7.29280614853" calcext:value-type="float">
            <text:p>7.29280614853</text:p>
          </table:table-cell>
          <table:table-cell/>
          <table:table-cell office:value-type="float" office:value="0.0359999984503" calcext:value-type="float">
            <text:p>0.0359999984503</text:p>
          </table:table-cell>
          <table:table-cell table:formula="of:=([.K416]-[.K415])/([.B416]-[.B415])" office:value-type="float" office:value="0.215509874003339" calcext:value-type="float">
            <text:p>0.215509874003339</text:p>
          </table:table-cell>
          <table:table-cell table:formula="of:= ROUNDUP([.L415]; 4)" office:value-type="float" office:value="0.2156" calcext:value-type="float">
            <text:p>0.2156</text:p>
          </table:table-cell>
          <table:table-cell office:value-type="float" office:value="-0.0320000015199" calcext:value-type="float">
            <text:p>-0.0320000015199</text:p>
          </table:table-cell>
          <table:table-cell office:value-type="float" office:value="-0.0165100004524" calcext:value-type="float">
            <text:p>-0.0165100004524</text:p>
          </table:table-cell>
          <table:table-cell table:style-name="Default" office:value-type="float" office:value="0.000140000003739" calcext:value-type="float">
            <text:p>0.000140000003739</text:p>
          </table:table-cell>
        </table:table-row>
        <table:table-row table:style-name="ro1">
          <table:table-cell office:value-type="float" office:value="1.59204318911979E+018" calcext:value-type="float">
            <text:p>1.59204318911979E+018</text:p>
          </table:table-cell>
          <table:table-cell table:formula="of:= ([.A416]-1.59204316535084E+018)*0.000000001" office:value-type="float" office:value="23.76894976" calcext:value-type="float">
            <text:p>23.76894976</text:p>
          </table:table-cell>
          <table:table-cell office:value-type="float" office:value="-0.052919998765" calcext:value-type="float">
            <text:p>-0.052919998765</text:p>
          </table:table-cell>
          <table:table-cell/>
          <table:table-cell office:value-type="float" office:value="-1.24319553375" calcext:value-type="float">
            <text:p>-1.24319553375</text:p>
          </table:table-cell>
          <table:table-cell office:value-type="float" office:value="-0.625269889832" calcext:value-type="float">
            <text:p>-0.625269889832</text:p>
          </table:table-cell>
          <table:table-cell office:value-type="float" office:value="-0.866648972034" calcext:value-type="float">
            <text:p>-0.866648972034</text:p>
          </table:table-cell>
          <table:table-cell/>
          <table:table-cell office:value-type="float" office:value="7.4611749649" calcext:value-type="float">
            <text:p>7.4611749649</text:p>
          </table:table-cell>
          <table:table-cell/>
          <table:table-cell office:value-type="float" office:value="0.0472000017762" calcext:value-type="float">
            <text:p>0.0472000017762</text:p>
          </table:table-cell>
          <table:table-cell table:formula="of:=([.K417]-[.K416])/([.B417]-[.B416])" office:value-type="float" office:value="0.132916167276488" calcext:value-type="float">
            <text:p>0.132916167276488</text:p>
          </table:table-cell>
          <table:table-cell table:formula="of:= ROUNDUP([.L416]; 4)" office:value-type="float" office:value="0.133" calcext:value-type="float">
            <text:p>0.133</text:p>
          </table:table-cell>
          <table:table-cell office:value-type="float" office:value="-0.0432199984789" calcext:value-type="float">
            <text:p>-0.0432199984789</text:p>
          </table:table-cell>
          <table:table-cell office:value-type="float" office:value="-0.0189800001681" calcext:value-type="float">
            <text:p>-0.0189800001681</text:p>
          </table:table-cell>
          <table:table-cell table:style-name="Default" office:value-type="float" office:value="-0.000119999996969" calcext:value-type="float">
            <text:p>-0.000119999996969</text:p>
          </table:table-cell>
        </table:table-row>
        <table:table-row table:style-name="ro1">
          <table:table-cell office:value-type="float" office:value="1.59204318917095E+018" calcext:value-type="float">
            <text:p>1.59204318917095E+018</text:p>
          </table:table-cell>
          <table:table-cell table:formula="of:= ([.A417]-1.59204316535084E+018)*0.000000001" office:value-type="float" office:value="23.820109824" calcext:value-type="float">
            <text:p>23.820109824</text:p>
          </table:table-cell>
          <table:table-cell office:value-type="float" office:value="-0.0297599993646" calcext:value-type="float">
            <text:p>-0.0297599993646</text:p>
          </table:table-cell>
          <table:table-cell/>
          <table:table-cell office:value-type="float" office:value="-1.24639070034" calcext:value-type="float">
            <text:p>-1.24639070034</text:p>
          </table:table-cell>
          <table:table-cell office:value-type="float" office:value="-0.62563586235" calcext:value-type="float">
            <text:p>-0.62563586235</text:p>
          </table:table-cell>
          <table:table-cell office:value-type="float" office:value="-0.866749584675" calcext:value-type="float">
            <text:p>-0.866749584675</text:p>
          </table:table-cell>
          <table:table-cell/>
          <table:table-cell office:value-type="float" office:value="7.62039995193" calcext:value-type="float">
            <text:p>7.62039995193</text:p>
          </table:table-cell>
          <table:table-cell/>
          <table:table-cell office:value-type="float" office:value="0.0540000014007" calcext:value-type="float">
            <text:p>0.0540000014007</text:p>
          </table:table-cell>
          <table:table-cell table:formula="of:=([.K418]-[.K417])/([.B418]-[.B417])" office:value-type="float" office:value="0.040983419720599" calcext:value-type="float">
            <text:p>0.040983419720599</text:p>
          </table:table-cell>
          <table:table-cell table:formula="of:= ROUNDUP([.L417]; 4)" office:value-type="float" office:value="0.041" calcext:value-type="float">
            <text:p>0.041</text:p>
          </table:table-cell>
          <table:table-cell office:value-type="float" office:value="-0.050110001117" calcext:value-type="float">
            <text:p>-0.050110001117</text:p>
          </table:table-cell>
          <table:table-cell office:value-type="float" office:value="-0.0200200006366" calcext:value-type="float">
            <text:p>-0.0200200006366</text:p>
          </table:table-cell>
          <table:table-cell table:style-name="Default" office:value-type="float" office:value="-0.000150000007125" calcext:value-type="float">
            <text:p>-0.000150000007125</text:p>
          </table:table-cell>
        </table:table-row>
        <table:table-row table:style-name="ro1">
          <table:table-cell office:value-type="float" office:value="1.59204318922219E+018" calcext:value-type="float">
            <text:p>1.59204318922219E+018</text:p>
          </table:table-cell>
          <table:table-cell table:formula="of:= ([.A418]-1.59204316535084E+018)*0.000000001" office:value-type="float" office:value="23.871350016" calcext:value-type="float">
            <text:p>23.871350016</text:p>
          </table:table-cell>
          <table:table-cell office:value-type="float" office:value="-0.0123399998993" calcext:value-type="float">
            <text:p>-0.0123399998993</text:p>
          </table:table-cell>
          <table:table-cell/>
          <table:table-cell office:value-type="float" office:value="-1.24847769737" calcext:value-type="float">
            <text:p>-1.24847769737</text:p>
          </table:table-cell>
          <table:table-cell office:value-type="float" office:value="-0.624437987804" calcext:value-type="float">
            <text:p>-0.624437987804</text:p>
          </table:table-cell>
          <table:table-cell office:value-type="float" office:value="-0.866590261459" calcext:value-type="float">
            <text:p>-0.866590261459</text:p>
          </table:table-cell>
          <table:table-cell/>
          <table:table-cell office:value-type="float" office:value="7.74016237259" calcext:value-type="float">
            <text:p>7.74016237259</text:p>
          </table:table-cell>
          <table:table-cell/>
          <table:table-cell office:value-type="float" office:value="0.056099999696" calcext:value-type="float">
            <text:p>0.056099999696</text:p>
          </table:table-cell>
          <table:table-cell table:formula="of:=([.K419]-[.K418])/([.B419]-[.B418])" office:value-type="float" office:value="0.0472324044103552" calcext:value-type="float">
            <text:p>0.047232404410355</text:p>
          </table:table-cell>
          <table:table-cell table:formula="of:= ROUNDUP([.L418]; 4)" office:value-type="float" office:value="0.0473" calcext:value-type="float">
            <text:p>0.0473</text:p>
          </table:table-cell>
          <table:table-cell office:value-type="float" office:value="-0.0532400012016" calcext:value-type="float">
            <text:p>-0.0532400012016</text:p>
          </table:table-cell>
          <table:table-cell office:value-type="float" office:value="-0.017669999972" calcext:value-type="float">
            <text:p>-0.017669999972</text:p>
          </table:table-cell>
          <table:table-cell office:value-type="float" office:value="0.0000900000013644" calcext:value-type="float">
            <text:p>9.00E-05</text:p>
          </table:table-cell>
        </table:table-row>
        <table:table-row table:style-name="ro1">
          <table:table-cell office:value-type="float" office:value="1.59204318927512E+018" calcext:value-type="float">
            <text:p>1.59204318927512E+018</text:p>
          </table:table-cell>
          <table:table-cell table:formula="of:= ([.A419]-1.59204316535084E+018)*0.000000001" office:value-type="float" office:value="23.924279808" calcext:value-type="float">
            <text:p>23.924279808</text:p>
          </table:table-cell>
          <table:table-cell office:value-type="float" office:value="0.0105600003153" calcext:value-type="float">
            <text:p>0.0105600003153</text:p>
          </table:table-cell>
          <table:table-cell/>
          <table:table-cell office:value-type="float" office:value="-1.25095057487" calcext:value-type="float">
            <text:p>-1.25095057487</text:p>
          </table:table-cell>
          <table:table-cell office:value-type="float" office:value="-0.622330129147" calcext:value-type="float">
            <text:p>-0.622330129147</text:p>
          </table:table-cell>
          <table:table-cell office:value-type="float" office:value="-0.86653983593" calcext:value-type="float">
            <text:p>-0.86653983593</text:p>
          </table:table-cell>
          <table:table-cell/>
          <table:table-cell office:value-type="float" office:value="7.89760017395" calcext:value-type="float">
            <text:p>7.89760017395</text:p>
          </table:table-cell>
          <table:table-cell/>
          <table:table-cell office:value-type="float" office:value="0.0586000010371" calcext:value-type="float">
            <text:p>0.0586000010371</text:p>
          </table:table-cell>
          <table:table-cell table:formula="of:=([.K420]-[.K419])/([.B420]-[.B419])" office:value-type="float" office:value="0.0944903821989551" calcext:value-type="float">
            <text:p>0.094490382198955</text:p>
          </table:table-cell>
          <table:table-cell table:formula="of:= ROUNDUP([.L419]; 4)" office:value-type="float" office:value="0.0945" calcext:value-type="float">
            <text:p>0.0945</text:p>
          </table:table-cell>
          <table:table-cell office:value-type="float" office:value="-0.057009998709" calcext:value-type="float">
            <text:p>-0.057009998709</text:p>
          </table:table-cell>
          <table:table-cell office:value-type="float" office:value="-0.0136399995536" calcext:value-type="float">
            <text:p>-0.0136399995536</text:p>
          </table:table-cell>
          <table:table-cell table:style-name="Default" office:value-type="float" office:value="0.000159999995958" calcext:value-type="float">
            <text:p>0.000159999995958</text:p>
          </table:table-cell>
        </table:table-row>
        <table:table-row table:style-name="ro1">
          <table:table-cell office:value-type="float" office:value="1.59204318933121E+018" calcext:value-type="float">
            <text:p>1.59204318933121E+018</text:p>
          </table:table-cell>
          <table:table-cell table:formula="of:= ([.A420]-1.59204316535084E+018)*0.000000001" office:value-type="float" office:value="23.980370176" calcext:value-type="float">
            <text:p>23.980370176</text:p>
          </table:table-cell>
          <table:table-cell office:value-type="float" office:value="0.0349100008607" calcext:value-type="float">
            <text:p>0.0349100008607</text:p>
          </table:table-cell>
          <table:table-cell/>
          <table:table-cell office:value-type="float" office:value="-1.25502157211" calcext:value-type="float">
            <text:p>-1.25502157211</text:p>
          </table:table-cell>
          <table:table-cell office:value-type="float" office:value="-0.621284663677" calcext:value-type="float">
            <text:p>-0.621284663677</text:p>
          </table:table-cell>
          <table:table-cell office:value-type="float" office:value="-0.866593837738" calcext:value-type="float">
            <text:p>-0.866593837738</text:p>
          </table:table-cell>
          <table:table-cell/>
          <table:table-cell office:value-type="float" office:value="8.0650062561" calcext:value-type="float">
            <text:p>8.0650062561</text:p>
          </table:table-cell>
          <table:table-cell/>
          <table:table-cell office:value-type="float" office:value="0.0639000013471" calcext:value-type="float">
            <text:p>0.0639000013471</text:p>
          </table:table-cell>
          <table:table-cell table:formula="of:=([.K421]-[.K420])/([.B421]-[.B420])" office:value-type="float" office:value="0.0531110705263852" calcext:value-type="float">
            <text:p>0.053111070526385</text:p>
          </table:table-cell>
          <table:table-cell table:formula="of:= ROUNDUP([.L420]; 4)" office:value-type="float" office:value="0.0532" calcext:value-type="float">
            <text:p>0.0532</text:p>
          </table:table-cell>
          <table:table-cell office:value-type="float" office:value="-0.0629300028086" calcext:value-type="float">
            <text:p>-0.0629300028086</text:p>
          </table:table-cell>
          <table:table-cell office:value-type="float" office:value="-0.0113399997354" calcext:value-type="float">
            <text:p>-0.0113399997354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8938393E+018" calcext:value-type="float">
            <text:p>1.59204318938393E+018</text:p>
          </table:table-cell>
          <table:table-cell table:formula="of:= ([.A421]-1.59204316535084E+018)*0.000000001" office:value-type="float" office:value="24.033089792" calcext:value-type="float">
            <text:p>24.033089792</text:p>
          </table:table-cell>
          <table:table-cell office:value-type="float" office:value="0.0831800028682" calcext:value-type="float">
            <text:p>0.0831800028682</text:p>
          </table:table-cell>
          <table:table-cell/>
          <table:table-cell office:value-type="float" office:value="-1.25864040852" calcext:value-type="float">
            <text:p>-1.25864040852</text:p>
          </table:table-cell>
          <table:table-cell office:value-type="float" office:value="-0.622704565525" calcext:value-type="float">
            <text:p>-0.622704565525</text:p>
          </table:table-cell>
          <table:table-cell office:value-type="float" office:value="-0.866642475128" calcext:value-type="float">
            <text:p>-0.866642475128</text:p>
          </table:table-cell>
          <table:table-cell/>
          <table:table-cell office:value-type="float" office:value="8.3968629837" calcext:value-type="float">
            <text:p>8.3968629837</text:p>
          </table:table-cell>
          <table:table-cell/>
          <table:table-cell office:value-type="float" office:value="0.0666999965906" calcext:value-type="float">
            <text:p>0.0666999965906</text:p>
          </table:table-cell>
          <table:table-cell table:formula="of:=([.K422]-[.K421])/([.B422]-[.B421])" office:value-type="float" office:value="-0.0672068110902385" calcext:value-type="float">
            <text:p>-0.067206811090239</text:p>
          </table:table-cell>
          <table:table-cell table:formula="of:= ROUNDUP([.L421]; 4)" office:value-type="float" office:value="-0.0673" calcext:value-type="float">
            <text:p>-0.0673</text:p>
          </table:table-cell>
          <table:table-cell office:value-type="float" office:value="-0.0659900009632" calcext:value-type="float">
            <text:p>-0.0659900009632</text:p>
          </table:table-cell>
          <table:table-cell office:value-type="float" office:value="-0.0100400000811" calcext:value-type="float">
            <text:p>-0.0100400000811</text:p>
          </table:table-cell>
          <table:table-cell office:value-type="float" office:value="0.000079999997979" calcext:value-type="float">
            <text:p>8.00E-05</text:p>
          </table:table-cell>
        </table:table-row>
        <table:table-row table:style-name="ro1">
          <table:table-cell office:value-type="float" office:value="1.59204318948511E+018" calcext:value-type="float">
            <text:p>1.59204318948511E+018</text:p>
          </table:table-cell>
          <table:table-cell table:formula="of:= ([.A422]-1.59204316535084E+018)*0.000000001" office:value-type="float" office:value="24.134269952" calcext:value-type="float">
            <text:p>24.134269952</text:p>
          </table:table-cell>
          <table:table-cell office:value-type="float" office:value="0.0883399993181" calcext:value-type="float">
            <text:p>0.0883399993181</text:p>
          </table:table-cell>
          <table:table-cell/>
          <table:table-cell office:value-type="float" office:value="-1.26062905788" calcext:value-type="float">
            <text:p>-1.26062905788</text:p>
          </table:table-cell>
          <table:table-cell office:value-type="float" office:value="-0.629799008369" calcext:value-type="float">
            <text:p>-0.629799008369</text:p>
          </table:table-cell>
          <table:table-cell office:value-type="float" office:value="-0.866708338261" calcext:value-type="float">
            <text:p>-0.866708338261</text:p>
          </table:table-cell>
          <table:table-cell/>
          <table:table-cell office:value-type="float" office:value="8.43233776093" calcext:value-type="float">
            <text:p>8.43233776093</text:p>
          </table:table-cell>
          <table:table-cell/>
          <table:table-cell office:value-type="float" office:value="0.0599000006914" calcext:value-type="float">
            <text:p>0.0599000006914</text:p>
          </table:table-cell>
          <table:table-cell table:formula="of:=([.K423]-[.K422])/([.B423]-[.B422])" office:value-type="float" office:value="-0.16760839764818" calcext:value-type="float">
            <text:p>-0.16760839764818</text:p>
          </table:table-cell>
          <table:table-cell table:formula="of:= ROUNDUP([.L422]; 4)" office:value-type="float" office:value="-0.1677" calcext:value-type="float">
            <text:p>-0.1677</text:p>
          </table:table-cell>
          <table:table-cell office:value-type="float" office:value="-0.0569400005043" calcext:value-type="float">
            <text:p>-0.0569400005043</text:p>
          </table:table-cell>
          <table:table-cell office:value-type="float" office:value="-0.0184799991548" calcext:value-type="float">
            <text:p>-0.0184799991548</text:p>
          </table:table-cell>
          <table:table-cell table:style-name="Default" office:value-type="float" office:value="-0.000110000000859" calcext:value-type="float">
            <text:p>-0.000110000000859</text:p>
          </table:table-cell>
        </table:table-row>
        <table:table-row table:style-name="ro1">
          <table:table-cell office:value-type="float" office:value="1.59204318953642E+018" calcext:value-type="float">
            <text:p>1.59204318953642E+018</text:p>
          </table:table-cell>
          <table:table-cell table:formula="of:= ([.A423]-1.59204316535084E+018)*0.000000001" office:value-type="float" office:value="24.185580032" calcext:value-type="float">
            <text:p>24.185580032</text:p>
          </table:table-cell>
          <table:table-cell office:value-type="float" office:value="0.074620001018" calcext:value-type="float">
            <text:p>0.074620001018</text:p>
          </table:table-cell>
          <table:table-cell/>
          <table:table-cell office:value-type="float" office:value="-1.258420825" calcext:value-type="float">
            <text:p>-1.258420825</text:p>
          </table:table-cell>
          <table:table-cell office:value-type="float" office:value="-0.633242547512" calcext:value-type="float">
            <text:p>-0.633242547512</text:p>
          </table:table-cell>
          <table:table-cell office:value-type="float" office:value="-0.866750240326" calcext:value-type="float">
            <text:p>-0.866750240326</text:p>
          </table:table-cell>
          <table:table-cell/>
          <table:table-cell office:value-type="float" office:value="8.33801269531" calcext:value-type="float">
            <text:p>8.33801269531</text:p>
          </table:table-cell>
          <table:table-cell/>
          <table:table-cell office:value-type="float" office:value="0.0513000003994" calcext:value-type="float">
            <text:p>0.0513000003994</text:p>
          </table:table-cell>
          <table:table-cell table:formula="of:=([.K424]-[.K423])/([.B424]-[.B423])" office:value-type="float" office:value="-0.215054502248143" calcext:value-type="float">
            <text:p>-0.215054502248143</text:p>
          </table:table-cell>
          <table:table-cell table:formula="of:= ROUNDUP([.L423]; 4)" office:value-type="float" office:value="-0.2151" calcext:value-type="float">
            <text:p>-0.2151</text:p>
          </table:table-cell>
          <table:table-cell office:value-type="float" office:value="-0.0466200001538" calcext:value-type="float">
            <text:p>-0.0466200001538</text:p>
          </table:table-cell>
          <table:table-cell office:value-type="float" office:value="-0.0215000007302" calcext:value-type="float">
            <text:p>-0.0215000007302</text:p>
          </table:table-cell>
          <table:table-cell table:style-name="Default" office:value-type="float" office:value="-0.000190000006114" calcext:value-type="float">
            <text:p>-0.000190000006114</text:p>
          </table:table-cell>
        </table:table-row>
        <table:table-row table:style-name="ro1">
          <table:table-cell office:value-type="float" office:value="1.59204318958757E+018" calcext:value-type="float">
            <text:p>1.59204318958757E+018</text:p>
          </table:table-cell>
          <table:table-cell table:formula="of:= ([.A424]-1.59204316535084E+018)*0.000000001" office:value-type="float" office:value="24.236729856" calcext:value-type="float">
            <text:p>24.236729856</text:p>
          </table:table-cell>
          <table:table-cell office:value-type="float" office:value="0.032349999994" calcext:value-type="float">
            <text:p>0.032349999994</text:p>
          </table:table-cell>
          <table:table-cell/>
          <table:table-cell office:value-type="float" office:value="-1.25491249561" calcext:value-type="float">
            <text:p>-1.25491249561</text:p>
          </table:table-cell>
          <table:table-cell office:value-type="float" office:value="-0.63474136591" calcext:value-type="float">
            <text:p>-0.63474136591</text:p>
          </table:table-cell>
          <table:table-cell office:value-type="float" office:value="-0.866673648357" calcext:value-type="float">
            <text:p>-0.866673648357</text:p>
          </table:table-cell>
          <table:table-cell/>
          <table:table-cell office:value-type="float" office:value="8.04740619659" calcext:value-type="float">
            <text:p>8.04740619659</text:p>
          </table:table-cell>
          <table:table-cell/>
          <table:table-cell office:value-type="float" office:value="0.040300000459" calcext:value-type="float">
            <text:p>0.040300000459</text:p>
          </table:table-cell>
          <table:table-cell table:formula="of:=([.K425]-[.K424])/([.B425]-[.B424])" office:value-type="float" office:value="-0.214621044413619" calcext:value-type="float">
            <text:p>-0.214621044413619</text:p>
          </table:table-cell>
          <table:table-cell table:formula="of:= ROUNDUP([.L424]; 4)" office:value-type="float" office:value="-0.2147" calcext:value-type="float">
            <text:p>-0.2147</text:p>
          </table:table-cell>
          <table:table-cell office:value-type="float" office:value="-0.0342199988663" calcext:value-type="float">
            <text:p>-0.0342199988663</text:p>
          </table:table-cell>
          <table:table-cell office:value-type="float" office:value="-0.0212999992073" calcext:value-type="float">
            <text:p>-0.0212999992073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8968961E+018" calcext:value-type="float">
            <text:p>1.59204318968961E+018</text:p>
          </table:table-cell>
          <table:table-cell table:formula="of:= ([.A425]-1.59204316535084E+018)*0.000000001" office:value-type="float" office:value="24.338770176" calcext:value-type="float">
            <text:p>24.338770176</text:p>
          </table:table-cell>
          <table:table-cell office:value-type="float" office:value="-0.0283100008965" calcext:value-type="float">
            <text:p>-0.0283100008965</text:p>
          </table:table-cell>
          <table:table-cell/>
          <table:table-cell office:value-type="float" office:value="-1.24837648869" calcext:value-type="float">
            <text:p>-1.24837648869</text:p>
          </table:table-cell>
          <table:table-cell office:value-type="float" office:value="-0.631399273872" calcext:value-type="float">
            <text:p>-0.631399273872</text:p>
          </table:table-cell>
          <table:table-cell office:value-type="float" office:value="-0.866527676582" calcext:value-type="float">
            <text:p>-0.866527676582</text:p>
          </table:table-cell>
          <table:table-cell/>
          <table:table-cell office:value-type="float" office:value="7.63036870956" calcext:value-type="float">
            <text:p>7.63036870956</text:p>
          </table:table-cell>
          <table:table-cell/>
          <table:table-cell office:value-type="float" office:value="0.0184000004083" calcext:value-type="float">
            <text:p>0.0184000004083</text:p>
          </table:table-cell>
          <table:table-cell table:formula="of:=([.K426]-[.K425])/([.B426]-[.B425])" office:value-type="float" office:value="-0.199226432755041" calcext:value-type="float">
            <text:p>-0.199226432755041</text:p>
          </table:table-cell>
          <table:table-cell table:formula="of:= ROUNDUP([.L425]; 4)" office:value-type="float" office:value="-0.1993" calcext:value-type="float">
            <text:p>-0.1993</text:p>
          </table:table-cell>
          <table:table-cell office:value-type="float" office:value="-0.0145199997351" calcext:value-type="float">
            <text:p>-0.0145199997351</text:p>
          </table:table-cell>
          <table:table-cell office:value-type="float" office:value="-0.011269999668" calcext:value-type="float">
            <text:p>-0.011269999668</text:p>
          </table:table-cell>
          <table:table-cell table:style-name="Default" office:value-type="float" office:value="0.000119999996969" calcext:value-type="float">
            <text:p>0.000119999996969</text:p>
          </table:table-cell>
        </table:table-row>
        <table:table-row table:style-name="ro1">
          <table:table-cell office:value-type="float" office:value="1.59204318974131E+018" calcext:value-type="float">
            <text:p>1.59204318974131E+018</text:p>
          </table:table-cell>
          <table:table-cell table:formula="of:= ([.A426]-1.59204316535084E+018)*0.000000001" office:value-type="float" office:value="24.390470144" calcext:value-type="float">
            <text:p>24.390470144</text:p>
          </table:table-cell>
          <table:table-cell office:value-type="float" office:value="-0.0629099979997" calcext:value-type="float">
            <text:p>-0.0629099979997</text:p>
          </table:table-cell>
          <table:table-cell/>
          <table:table-cell office:value-type="float" office:value="-1.24756741524" calcext:value-type="float">
            <text:p>-1.24756741524</text:p>
          </table:table-cell>
          <table:table-cell office:value-type="float" office:value="-0.627753376961" calcext:value-type="float">
            <text:p>-0.627753376961</text:p>
          </table:table-cell>
          <table:table-cell office:value-type="float" office:value="-0.866566836834" calcext:value-type="float">
            <text:p>-0.866566836834</text:p>
          </table:table-cell>
          <table:table-cell/>
          <table:table-cell office:value-type="float" office:value="7.39249372482" calcext:value-type="float">
            <text:p>7.39249372482</text:p>
          </table:table-cell>
          <table:table-cell/>
          <table:table-cell office:value-type="float" office:value="0.00810000021011" calcext:value-type="float">
            <text:p>0.00810000021011</text:p>
          </table:table-cell>
          <table:table-cell table:formula="of:=([.K427]-[.K426])/([.B427]-[.B426])" office:value-type="float" office:value="-0.112725118205277" calcext:value-type="float">
            <text:p>-0.112725118205277</text:p>
          </table:table-cell>
          <table:table-cell table:formula="of:= ROUNDUP([.L426]; 4)" office:value-type="float" office:value="-0.1128" calcext:value-type="float">
            <text:p>-0.1128</text:p>
          </table:table-cell>
          <table:table-cell office:value-type="float" office:value="-0.00702999997884" calcext:value-type="float">
            <text:p>-0.00702999997884</text:p>
          </table:table-cell>
          <table:table-cell office:value-type="float" office:value="-0.00400000018999" calcext:value-type="float">
            <text:p>-0.00400000018999</text:p>
          </table:table-cell>
          <table:table-cell table:style-name="Default" office:value-type="float" office:value="0.000130000000354" calcext:value-type="float">
            <text:p>0.000130000000354</text:p>
          </table:table-cell>
        </table:table-row>
        <table:table-row table:style-name="ro1">
          <table:table-cell office:value-type="float" office:value="1.59204318979365E+018" calcext:value-type="float">
            <text:p>1.59204318979365E+018</text:p>
          </table:table-cell>
          <table:table-cell table:formula="of:= ([.A427]-1.59204316535084E+018)*0.000000001" office:value-type="float" office:value="24.442809856" calcext:value-type="float">
            <text:p>24.442809856</text:p>
          </table:table-cell>
          <table:table-cell office:value-type="float" office:value="-0.0831900015473" calcext:value-type="float">
            <text:p>-0.0831900015473</text:p>
          </table:table-cell>
          <table:table-cell/>
          <table:table-cell office:value-type="float" office:value="-1.24749398232" calcext:value-type="float">
            <text:p>-1.24749398232</text:p>
          </table:table-cell>
          <table:table-cell office:value-type="float" office:value="-0.626453876495" calcext:value-type="float">
            <text:p>-0.626453876495</text:p>
          </table:table-cell>
          <table:table-cell office:value-type="float" office:value="-0.866629481316" calcext:value-type="float">
            <text:p>-0.866629481316</text:p>
          </table:table-cell>
          <table:table-cell/>
          <table:table-cell office:value-type="float" office:value="7.25306892395" calcext:value-type="float">
            <text:p>7.25306892395</text:p>
          </table:table-cell>
          <table:table-cell/>
          <table:table-cell office:value-type="float" office:value="0.00219999998808" calcext:value-type="float">
            <text:p>0.00219999998808</text:p>
          </table:table-cell>
          <table:table-cell table:formula="of:=([.K428]-[.K427])/([.B428]-[.B427])" office:value-type="float" office:value="-0.00192455619300227" calcext:value-type="float">
            <text:p>-0.001924556193002</text:p>
          </table:table-cell>
          <table:table-cell table:formula="of:= ROUNDUP([.L427]; 4)" office:value-type="float" office:value="-0.002" calcext:value-type="float">
            <text:p>-0.002</text:p>
          </table:table-cell>
          <table:table-cell office:value-type="float" office:value="-0.00176999997348" calcext:value-type="float">
            <text:p>-0.00176999997348</text:p>
          </table:table-cell>
          <table:table-cell office:value-type="float" office:value="-0.00130999996327" calcext:value-type="float">
            <text:p>-0.00130999996327</text:p>
          </table:table-cell>
          <table:table-cell table:style-name="Default" office:value-type="float" office:value="0.000190000006114" calcext:value-type="float">
            <text:p>0.000190000006114</text:p>
          </table:table-cell>
        </table:table-row>
        <table:table-row table:style-name="ro1">
          <table:table-cell office:value-type="float" office:value="1.59204318984561E+018" calcext:value-type="float">
            <text:p>1.59204318984561E+018</text:p>
          </table:table-cell>
          <table:table-cell table:formula="of:= ([.A428]-1.59204316535084E+018)*0.000000001" office:value-type="float" office:value="24.49476992" calcext:value-type="float">
            <text:p>24.49476992</text:p>
          </table:table-cell>
          <table:table-cell office:value-type="float" office:value="-0.086620002985" calcext:value-type="float">
            <text:p>-0.086620002985</text:p>
          </table:table-cell>
          <table:table-cell/>
          <table:table-cell office:value-type="float" office:value="-1.24779999256" calcext:value-type="float">
            <text:p>-1.24779999256</text:p>
          </table:table-cell>
          <table:table-cell office:value-type="float" office:value="-0.625527083874" calcext:value-type="float">
            <text:p>-0.625527083874</text:p>
          </table:table-cell>
          <table:table-cell office:value-type="float" office:value="-0.866616487503" calcext:value-type="float">
            <text:p>-0.866616487503</text:p>
          </table:table-cell>
          <table:table-cell/>
          <table:table-cell office:value-type="float" office:value="7.22948741913" calcext:value-type="float">
            <text:p>7.22948741913</text:p>
          </table:table-cell>
          <table:table-cell/>
          <table:table-cell office:value-type="float" office:value="0.00209999992512" calcext:value-type="float">
            <text:p>0.00209999992512</text:p>
          </table:table-cell>
          <table:table-cell table:formula="of:=([.K429]-[.K428])/([.B429]-[.B428])" office:value-type="float" office:value="0.0214675228781352" calcext:value-type="float">
            <text:p>0.021467522878135</text:p>
          </table:table-cell>
          <table:table-cell table:formula="of:= ROUNDUP([.L428]; 4)" office:value-type="float" office:value="0.0215" calcext:value-type="float">
            <text:p>0.0215</text:p>
          </table:table-cell>
          <table:table-cell office:value-type="float" office:value="0.00109000003431" calcext:value-type="float">
            <text:p>0.00109000003431</text:p>
          </table:table-cell>
          <table:table-cell office:value-type="float" office:value="-0.00175000005402" calcext:value-type="float">
            <text:p>-0.00175000005402</text:p>
          </table:table-cell>
          <table:table-cell office:value-type="float" office:value="-0.0000399999989895" calcext:value-type="float">
            <text:p>-4.00E-05</text:p>
          </table:table-cell>
        </table:table-row>
        <table:table-row table:style-name="ro1">
          <table:table-cell office:value-type="float" office:value="1.59204318989685E+018" calcext:value-type="float">
            <text:p>1.59204318989685E+018</text:p>
          </table:table-cell>
          <table:table-cell table:formula="of:= ([.A429]-1.59204316535084E+018)*0.000000001" office:value-type="float" office:value="24.546010112" calcext:value-type="float">
            <text:p>24.546010112</text:p>
          </table:table-cell>
          <table:table-cell office:value-type="float" office:value="-0.0891100019217" calcext:value-type="float">
            <text:p>-0.0891100019217</text:p>
          </table:table-cell>
          <table:table-cell/>
          <table:table-cell office:value-type="float" office:value="-1.24897897243" calcext:value-type="float">
            <text:p>-1.24897897243</text:p>
          </table:table-cell>
          <table:table-cell office:value-type="float" office:value="-0.62244027853" calcext:value-type="float">
            <text:p>-0.62244027853</text:p>
          </table:table-cell>
          <table:table-cell office:value-type="float" office:value="-0.866558432579" calcext:value-type="float">
            <text:p>-0.866558432579</text:p>
          </table:table-cell>
          <table:table-cell/>
          <table:table-cell office:value-type="float" office:value="7.21236896515" calcext:value-type="float">
            <text:p>7.21236896515</text:p>
          </table:table-cell>
          <table:table-cell/>
          <table:table-cell office:value-type="float" office:value="0.00319999991916" calcext:value-type="float">
            <text:p>0.00319999991916</text:p>
          </table:table-cell>
          <table:table-cell table:formula="of:=([.K430]-[.K429])/([.B430]-[.B429])" office:value-type="float" office:value="0.103576745881243" calcext:value-type="float">
            <text:p>0.103576745881243</text:p>
          </table:table-cell>
          <table:table-cell table:formula="of:= ROUNDUP([.L429]; 4)" office:value-type="float" office:value="0.1036" calcext:value-type="float">
            <text:p>0.1036</text:p>
          </table:table-cell>
          <table:table-cell office:value-type="float" office:value="0.00316999992356" calcext:value-type="float">
            <text:p>0.00316999992356</text:p>
          </table:table-cell>
          <table:table-cell office:value-type="float" office:value="-0.000180000002729" calcext:value-type="float">
            <text:p>-0.000180000002729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8994802E+018" calcext:value-type="float">
            <text:p>1.59204318994802E+018</text:p>
          </table:table-cell>
          <table:table-cell table:formula="of:= ([.A430]-1.59204316535084E+018)*0.000000001" office:value-type="float" office:value="24.597179904" calcext:value-type="float">
            <text:p>24.597179904</text:p>
          </table:table-cell>
          <table:table-cell office:value-type="float" office:value="-0.0898199975491" calcext:value-type="float">
            <text:p>-0.0898199975491</text:p>
          </table:table-cell>
          <table:table-cell/>
          <table:table-cell office:value-type="float" office:value="-1.25047361851" calcext:value-type="float">
            <text:p>-1.25047361851</text:p>
          </table:table-cell>
          <table:table-cell office:value-type="float" office:value="-0.618707418442" calcext:value-type="float">
            <text:p>-0.618707418442</text:p>
          </table:table-cell>
          <table:table-cell office:value-type="float" office:value="-0.866578042507" calcext:value-type="float">
            <text:p>-0.866578042507</text:p>
          </table:table-cell>
          <table:table-cell/>
          <table:table-cell office:value-type="float" office:value="7.20748758316" calcext:value-type="float">
            <text:p>7.20748758316</text:p>
          </table:table-cell>
          <table:table-cell/>
          <table:table-cell office:value-type="float" office:value="0.00850000046194" calcext:value-type="float">
            <text:p>0.00850000046194</text:p>
          </table:table-cell>
          <table:table-cell table:formula="of:=([.K431]-[.K430])/([.B431]-[.B430])" office:value-type="float" office:value="0.157813491316333" calcext:value-type="float">
            <text:p>0.157813491316333</text:p>
          </table:table-cell>
          <table:table-cell table:formula="of:= ROUNDUP([.L430]; 4)" office:value-type="float" office:value="0.1579" calcext:value-type="float">
            <text:p>0.1579</text:p>
          </table:table-cell>
          <table:table-cell office:value-type="float" office:value="0.0073699997738" calcext:value-type="float">
            <text:p>0.0073699997738</text:p>
          </table:table-cell>
          <table:table-cell office:value-type="float" office:value="0.00418000016361" calcext:value-type="float">
            <text:p>0.00418000016361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8999998E+018" calcext:value-type="float">
            <text:p>1.59204318999998E+018</text:p>
          </table:table-cell>
          <table:table-cell table:formula="of:= ([.A431]-1.59204316535084E+018)*0.000000001" office:value-type="float" office:value="24.649139968" calcext:value-type="float">
            <text:p>24.649139968</text:p>
          </table:table-cell>
          <table:table-cell office:value-type="float" office:value="-0.0811600014567" calcext:value-type="float">
            <text:p>-0.0811600014567</text:p>
          </table:table-cell>
          <table:table-cell/>
          <table:table-cell office:value-type="float" office:value="-1.25207841396" calcext:value-type="float">
            <text:p>-1.25207841396</text:p>
          </table:table-cell>
          <table:table-cell office:value-type="float" office:value="-0.614786803722" calcext:value-type="float">
            <text:p>-0.614786803722</text:p>
          </table:table-cell>
          <table:table-cell office:value-type="float" office:value="-0.866595566273" calcext:value-type="float">
            <text:p>-0.866595566273</text:p>
          </table:table-cell>
          <table:table-cell/>
          <table:table-cell office:value-type="float" office:value="7.2670249939" calcext:value-type="float">
            <text:p>7.2670249939</text:p>
          </table:table-cell>
          <table:table-cell/>
          <table:table-cell office:value-type="float" office:value="0.0166999995708" calcext:value-type="float">
            <text:p>0.0166999995708</text:p>
          </table:table-cell>
          <table:table-cell table:formula="of:=([.K432]-[.K431])/([.B432]-[.B431])" office:value-type="float" office:value="0.357623681083991" calcext:value-type="float">
            <text:p>0.357623681083991</text:p>
          </table:table-cell>
          <table:table-cell table:formula="of:= ROUNDUP([.L431]; 4)" office:value-type="float" office:value="0.3577" calcext:value-type="float">
            <text:p>0.3577</text:p>
          </table:table-cell>
          <table:table-cell office:value-type="float" office:value="0.0106499996036" calcext:value-type="float">
            <text:p>0.0106499996036</text:p>
          </table:table-cell>
          <table:table-cell office:value-type="float" office:value="0.0128499995917" calcext:value-type="float">
            <text:p>0.0128499995917</text:p>
          </table:table-cell>
          <table:table-cell office:value-type="float" office:value="0.000079999997979" calcext:value-type="float">
            <text:p>8.00E-05</text:p>
          </table:table-cell>
        </table:table-row>
        <table:table-row table:style-name="ro1">
          <table:table-cell office:value-type="float" office:value="1.59204319005199E+018" calcext:value-type="float">
            <text:p>1.59204319005199E+018</text:p>
          </table:table-cell>
          <table:table-cell table:formula="of:= ([.A432]-1.59204316535084E+018)*0.000000001" office:value-type="float" office:value="24.701149952" calcext:value-type="float">
            <text:p>24.701149952</text:p>
          </table:table-cell>
          <table:table-cell office:value-type="float" office:value="-0.0433899983764" calcext:value-type="float">
            <text:p>-0.0433899983764</text:p>
          </table:table-cell>
          <table:table-cell/>
          <table:table-cell office:value-type="float" office:value="-1.25360774994" calcext:value-type="float">
            <text:p>-1.25360774994</text:p>
          </table:table-cell>
          <table:table-cell office:value-type="float" office:value="-0.611043214798" calcext:value-type="float">
            <text:p>-0.611043214798</text:p>
          </table:table-cell>
          <table:table-cell office:value-type="float" office:value="-0.866607546806" calcext:value-type="float">
            <text:p>-0.866607546806</text:p>
          </table:table-cell>
          <table:table-cell/>
          <table:table-cell office:value-type="float" office:value="7.52669382095" calcext:value-type="float">
            <text:p>7.52669382095</text:p>
          </table:table-cell>
          <table:table-cell/>
          <table:table-cell office:value-type="float" office:value="0.035300001502" calcext:value-type="float">
            <text:p>0.035300001502</text:p>
          </table:table-cell>
          <table:table-cell table:formula="of:=([.K433]-[.K432])/([.B433]-[.B432])" office:value-type="float" office:value="0.211254534298218" calcext:value-type="float">
            <text:p>0.211254534298218</text:p>
          </table:table-cell>
          <table:table-cell table:formula="of:= ROUNDUP([.L432]; 4)" office:value-type="float" office:value="0.2113" calcext:value-type="float">
            <text:p>0.2113</text:p>
          </table:table-cell>
          <table:table-cell office:value-type="float" office:value="0.0123899998143" calcext:value-type="float">
            <text:p>0.0123899998143</text:p>
          </table:table-cell>
          <table:table-cell office:value-type="float" office:value="0.0330899991095" calcext:value-type="float">
            <text:p>0.0330899991095</text:p>
          </table:table-cell>
          <table:table-cell table:style-name="Default" office:value-type="float" office:value="0.000180000002729" calcext:value-type="float">
            <text:p>0.000180000002729</text:p>
          </table:table-cell>
        </table:table-row>
        <table:table-row table:style-name="ro1">
          <table:table-cell office:value-type="float" office:value="1.59204319010406E+018" calcext:value-type="float">
            <text:p>1.59204319010406E+018</text:p>
          </table:table-cell>
          <table:table-cell table:formula="of:= ([.A433]-1.59204316535084E+018)*0.000000001" office:value-type="float" office:value="24.75321984" calcext:value-type="float">
            <text:p>24.75321984</text:p>
          </table:table-cell>
          <table:table-cell office:value-type="float" office:value="-0.0088099995628" calcext:value-type="float">
            <text:p>-0.0088099995628</text:p>
          </table:table-cell>
          <table:table-cell/>
          <table:table-cell office:value-type="float" office:value="-1.25517904758" calcext:value-type="float">
            <text:p>-1.25517904758</text:p>
          </table:table-cell>
          <table:table-cell office:value-type="float" office:value="-0.607171416283" calcext:value-type="float">
            <text:p>-0.607171416283</text:p>
          </table:table-cell>
          <table:table-cell office:value-type="float" office:value="-0.866619229317" calcext:value-type="float">
            <text:p>-0.866619229317</text:p>
          </table:table-cell>
          <table:table-cell/>
          <table:table-cell office:value-type="float" office:value="7.76443147659" calcext:value-type="float">
            <text:p>7.76443147659</text:p>
          </table:table-cell>
          <table:table-cell/>
          <table:table-cell office:value-type="float" office:value="0.0463000014424" calcext:value-type="float">
            <text:p>0.0463000014424</text:p>
          </table:table-cell>
          <table:table-cell table:formula="of:=([.K434]-[.K433])/([.B434]-[.B433])" office:value-type="float" office:value="0.173176665386182" calcext:value-type="float">
            <text:p>0.173176665386182</text:p>
          </table:table-cell>
          <table:table-cell table:formula="of:= ROUNDUP([.L433]; 4)" office:value-type="float" office:value="0.1732" calcext:value-type="float">
            <text:p>0.1732</text:p>
          </table:table-cell>
          <table:table-cell office:value-type="float" office:value="0.00571000017226" calcext:value-type="float">
            <text:p>0.00571000017226</text:p>
          </table:table-cell>
          <table:table-cell office:value-type="float" office:value="0.0459299981594" calcext:value-type="float">
            <text:p>0.0459299981594</text:p>
          </table:table-cell>
          <table:table-cell table:style-name="Default" office:value-type="float" office:value="0.000230000005104" calcext:value-type="float">
            <text:p>0.000230000005104</text:p>
          </table:table-cell>
        </table:table-row>
        <table:table-row table:style-name="ro1">
          <table:table-cell office:value-type="float" office:value="1.59204319015603E+018" calcext:value-type="float">
            <text:p>1.59204319015603E+018</text:p>
          </table:table-cell>
          <table:table-cell table:formula="of:= ([.A434]-1.59204316535084E+018)*0.000000001" office:value-type="float" office:value="24.805189888" calcext:value-type="float">
            <text:p>24.805189888</text:p>
          </table:table-cell>
          <table:table-cell office:value-type="float" office:value="0.0263899993151" calcext:value-type="float">
            <text:p>0.0263899993151</text:p>
          </table:table-cell>
          <table:table-cell/>
          <table:table-cell office:value-type="float" office:value="-1.25672745705" calcext:value-type="float">
            <text:p>-1.25672745705</text:p>
          </table:table-cell>
          <table:table-cell office:value-type="float" office:value="-0.60338306427" calcext:value-type="float">
            <text:p>-0.60338306427</text:p>
          </table:table-cell>
          <table:table-cell office:value-type="float" office:value="-0.866613388062" calcext:value-type="float">
            <text:p>-0.866613388062</text:p>
          </table:table-cell>
          <table:table-cell/>
          <table:table-cell office:value-type="float" office:value="8.00643157959" calcext:value-type="float">
            <text:p>8.00643157959</text:p>
          </table:table-cell>
          <table:table-cell/>
          <table:table-cell office:value-type="float" office:value="0.055300001055" calcext:value-type="float">
            <text:p>0.055300001055</text:p>
          </table:table-cell>
          <table:table-cell table:formula="of:=([.K435]-[.K434])/([.B435]-[.B434])" office:value-type="float" office:value="0.183413983458321" calcext:value-type="float">
            <text:p>0.183413983458321</text:p>
          </table:table-cell>
          <table:table-cell table:formula="of:= ROUNDUP([.L434]; 4)" office:value-type="float" office:value="0.1835" calcext:value-type="float">
            <text:p>0.1835</text:p>
          </table:table-cell>
          <table:table-cell office:value-type="float" office:value="-0.00319000007585" calcext:value-type="float">
            <text:p>-0.00319000007585</text:p>
          </table:table-cell>
          <table:table-cell office:value-type="float" office:value="0.0551600009203" calcext:value-type="float">
            <text:p>0.0551600009203</text:p>
          </table:table-cell>
          <table:table-cell table:style-name="Default" office:value-type="float" office:value="0.000110000000859" calcext:value-type="float">
            <text:p>0.000110000000859</text:p>
          </table:table-cell>
        </table:table-row>
        <table:table-row table:style-name="ro1">
          <table:table-cell office:value-type="float" office:value="1.59204319020728E+018" calcext:value-type="float">
            <text:p>1.59204319020728E+018</text:p>
          </table:table-cell>
          <table:table-cell table:formula="of:= ([.A435]-1.59204316535084E+018)*0.000000001" office:value-type="float" office:value="24.856440064" calcext:value-type="float">
            <text:p>24.856440064</text:p>
          </table:table-cell>
          <table:table-cell office:value-type="float" office:value="0.0894400030375" calcext:value-type="float">
            <text:p>0.0894400030375</text:p>
          </table:table-cell>
          <table:table-cell/>
          <table:table-cell office:value-type="float" office:value="-1.25832939148" calcext:value-type="float">
            <text:p>-1.25832939148</text:p>
          </table:table-cell>
          <table:table-cell office:value-type="float" office:value="-0.599433004856" calcext:value-type="float">
            <text:p>-0.599433004856</text:p>
          </table:table-cell>
          <table:table-cell office:value-type="float" office:value="-0.866606414318" calcext:value-type="float">
            <text:p>-0.866606414318</text:p>
          </table:table-cell>
          <table:table-cell/>
          <table:table-cell office:value-type="float" office:value="8.43990039825" calcext:value-type="float">
            <text:p>8.43990039825</text:p>
          </table:table-cell>
          <table:table-cell/>
          <table:table-cell office:value-type="float" office:value="0.0646999999881" calcext:value-type="float">
            <text:p>0.0646999999881</text:p>
          </table:table-cell>
          <table:table-cell table:formula="of:=([.K436]-[.K435])/([.B436]-[.B435])" office:value-type="float" office:value="0.0326609334807804" calcext:value-type="float">
            <text:p>0.03266093348078</text:p>
          </table:table-cell>
          <table:table-cell table:formula="of:= ROUNDUP([.L435]; 4)" office:value-type="float" office:value="0.0327" calcext:value-type="float">
            <text:p>0.0327</text:p>
          </table:table-cell>
          <table:table-cell office:value-type="float" office:value="-0.0192300006747" calcext:value-type="float">
            <text:p>-0.0192300006747</text:p>
          </table:table-cell>
          <table:table-cell office:value-type="float" office:value="0.0617499984801" calcext:value-type="float">
            <text:p>0.0617499984801</text:p>
          </table:table-cell>
          <table:table-cell table:style-name="Default" office:value-type="float" office:value="-0.000150000007125" calcext:value-type="float">
            <text:p>-0.000150000007125</text:p>
          </table:table-cell>
        </table:table-row>
        <table:table-row table:style-name="ro1">
          <table:table-cell office:value-type="float" office:value="1.59204319025933E+018" calcext:value-type="float">
            <text:p>1.59204319025933E+018</text:p>
          </table:table-cell>
          <table:table-cell table:formula="of:= ([.A436]-1.59204316535084E+018)*0.000000001" office:value-type="float" office:value="24.908489984" calcext:value-type="float">
            <text:p>24.908489984</text:p>
          </table:table-cell>
          <table:table-cell office:value-type="float" office:value="0.112539999187" calcext:value-type="float">
            <text:p>0.112539999187</text:p>
          </table:table-cell>
          <table:table-cell/>
          <table:table-cell office:value-type="float" office:value="-1.25987029076" calcext:value-type="float">
            <text:p>-1.25987029076</text:p>
          </table:table-cell>
          <table:table-cell office:value-type="float" office:value="-0.595652520657" calcext:value-type="float">
            <text:p>-0.595652520657</text:p>
          </table:table-cell>
          <table:table-cell office:value-type="float" office:value="-0.866605937481" calcext:value-type="float">
            <text:p>-0.866605937481</text:p>
          </table:table-cell>
          <table:table-cell/>
          <table:table-cell office:value-type="float" office:value="8.59871292114" calcext:value-type="float">
            <text:p>8.59871292114</text:p>
          </table:table-cell>
          <table:table-cell/>
          <table:table-cell office:value-type="float" office:value="0.0663999989629" calcext:value-type="float">
            <text:p>0.0663999989629</text:p>
          </table:table-cell>
          <table:table-cell table:formula="of:=([.K437]-[.K436])/([.B437]-[.B436])" office:value-type="float" office:value="0.115407432323216" calcext:value-type="float">
            <text:p>0.115407432323216</text:p>
          </table:table-cell>
          <table:table-cell table:formula="of:= ROUNDUP([.L436]; 4)" office:value-type="float" office:value="0.1155" calcext:value-type="float">
            <text:p>0.1155</text:p>
          </table:table-cell>
          <table:table-cell office:value-type="float" office:value="-0.023749999702" calcext:value-type="float">
            <text:p>-0.023749999702</text:p>
          </table:table-cell>
          <table:table-cell office:value-type="float" office:value="0.0619699992239" calcext:value-type="float">
            <text:p>0.0619699992239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9031132E+018" calcext:value-type="float">
            <text:p>1.59204319031132E+018</text:p>
          </table:table-cell>
          <table:table-cell table:formula="of:= ([.A437]-1.59204316535084E+018)*0.000000001" office:value-type="float" office:value="24.960479744" calcext:value-type="float">
            <text:p>24.960479744</text:p>
          </table:table-cell>
          <table:table-cell office:value-type="float" office:value="0.135609999299" calcext:value-type="float">
            <text:p>0.135609999299</text:p>
          </table:table-cell>
          <table:table-cell/>
          <table:table-cell office:value-type="float" office:value="-1.26146423817" calcext:value-type="float">
            <text:p>-1.26146423817</text:p>
          </table:table-cell>
          <table:table-cell office:value-type="float" office:value="-0.591679215431" calcext:value-type="float">
            <text:p>-0.591679215431</text:p>
          </table:table-cell>
          <table:table-cell office:value-type="float" office:value="-0.866611003876" calcext:value-type="float">
            <text:p>-0.866611003876</text:p>
          </table:table-cell>
          <table:table-cell/>
          <table:table-cell office:value-type="float" office:value="8.64999961853" calcext:value-type="float">
            <text:p>8.64999961853</text:p>
          </table:table-cell>
          <table:table-cell/>
          <table:table-cell office:value-type="float" office:value="0.0724000036716" calcext:value-type="float">
            <text:p>0.0724000036716</text:p>
          </table:table-cell>
          <table:table-cell table:formula="of:=([.K438]-[.K437])/([.B438]-[.B437])" office:value-type="float" office:value="0.115451062469672" calcext:value-type="float">
            <text:p>0.115451062469672</text:p>
          </table:table-cell>
          <table:table-cell table:formula="of:= ROUNDUP([.L437]; 4)" office:value-type="float" office:value="0.1155" calcext:value-type="float">
            <text:p>0.1155</text:p>
          </table:table-cell>
          <table:table-cell office:value-type="float" office:value="-0.0269900001585" calcext:value-type="float">
            <text:p>-0.0269900001585</text:p>
          </table:table-cell>
          <table:table-cell office:value-type="float" office:value="0.0671800002456" calcext:value-type="float">
            <text:p>0.0671800002456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9036329E+018" calcext:value-type="float">
            <text:p>1.59204319036329E+018</text:p>
          </table:table-cell>
          <table:table-cell table:formula="of:= ([.A438]-1.59204316535084E+018)*0.000000001" office:value-type="float" office:value="25.012449792" calcext:value-type="float">
            <text:p>25.012449792</text:p>
          </table:table-cell>
          <table:table-cell office:value-type="float" office:value="0.147389993072" calcext:value-type="float">
            <text:p>0.147389993072</text:p>
          </table:table-cell>
          <table:table-cell/>
          <table:table-cell office:value-type="float" office:value="-1.26299405098" calcext:value-type="float">
            <text:p>-1.26299405098</text:p>
          </table:table-cell>
          <table:table-cell office:value-type="float" office:value="-0.587884664536" calcext:value-type="float">
            <text:p>-0.587884664536</text:p>
          </table:table-cell>
          <table:table-cell office:value-type="float" office:value="-0.866601109505" calcext:value-type="float">
            <text:p>-0.866601109505</text:p>
          </table:table-cell>
          <table:table-cell/>
          <table:table-cell office:value-type="float" office:value="8.64999961853" calcext:value-type="float">
            <text:p>8.64999961853</text:p>
          </table:table-cell>
          <table:table-cell/>
          <table:table-cell office:value-type="float" office:value="0.0784000009298" calcext:value-type="float">
            <text:p>0.0784000009298</text:p>
          </table:table-cell>
          <table:table-cell table:formula="of:=([.K439]-[.K438])/([.B439]-[.B438])" office:value-type="float" office:value="0.0135988284494287" calcext:value-type="float">
            <text:p>0.013598828449429</text:p>
          </table:table-cell>
          <table:table-cell table:formula="of:= ROUNDUP([.L438]; 4)" office:value-type="float" office:value="0.0136" calcext:value-type="float">
            <text:p>0.0136</text:p>
          </table:table-cell>
          <table:table-cell office:value-type="float" office:value="-0.0293499995023" calcext:value-type="float">
            <text:p>-0.0293499995023</text:p>
          </table:table-cell>
          <table:table-cell office:value-type="float" office:value="0.0727099999785" calcext:value-type="float">
            <text:p>0.0727099999785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9046624E+018" calcext:value-type="float">
            <text:p>1.59204319046624E+018</text:p>
          </table:table-cell>
          <table:table-cell table:formula="of:= ([.A439]-1.59204316535084E+018)*0.000000001" office:value-type="float" office:value="25.115399936" calcext:value-type="float">
            <text:p>25.115399936</text:p>
          </table:table-cell>
          <table:table-cell office:value-type="float" office:value="0.134529992938" calcext:value-type="float">
            <text:p>0.134529992938</text:p>
          </table:table-cell>
          <table:table-cell/>
          <table:table-cell office:value-type="float" office:value="-1.26603198051" calcext:value-type="float">
            <text:p>-1.26603198051</text:p>
          </table:table-cell>
          <table:table-cell office:value-type="float" office:value="-0.580314934254" calcext:value-type="float">
            <text:p>-0.580314934254</text:p>
          </table:table-cell>
          <table:table-cell office:value-type="float" office:value="-0.866604685783" calcext:value-type="float">
            <text:p>-0.866604685783</text:p>
          </table:table-cell>
          <table:table-cell/>
          <table:table-cell office:value-type="float" office:value="8.64999961853" calcext:value-type="float">
            <text:p>8.64999961853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table:formula="of:=([.K440]-[.K439])/([.B440]-[.B439])" office:value-type="float" office:value="0.00776095399399546" calcext:value-type="float">
            <text:p>0.007760953993995</text:p>
          </table:table-cell>
          <table:table-cell table:formula="of:= ROUNDUP([.L439]; 4)" office:value-type="float" office:value="0.0078" calcext:value-type="float">
            <text:p>0.0078</text:p>
          </table:table-cell>
          <table:table-cell office:value-type="float" office:value="-0.0299500003457" calcext:value-type="float">
            <text:p>-0.0299500003457</text:p>
          </table:table-cell>
          <table:table-cell office:value-type="float" office:value="0.0739800035954" calcext:value-type="float">
            <text:p>0.0739800035954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9051778E+018" calcext:value-type="float">
            <text:p>1.59204319051778E+018</text:p>
          </table:table-cell>
          <table:table-cell table:formula="of:= ([.A440]-1.59204316535084E+018)*0.000000001" office:value-type="float" office:value="25.166939904" calcext:value-type="float">
            <text:p>25.166939904</text:p>
          </table:table-cell>
          <table:table-cell office:value-type="float" office:value="0.125839993358" calcext:value-type="float">
            <text:p>0.125839993358</text:p>
          </table:table-cell>
          <table:table-cell/>
          <table:table-cell office:value-type="float" office:value="-1.26763725281" calcext:value-type="float">
            <text:p>-1.26763725281</text:p>
          </table:table-cell>
          <table:table-cell office:value-type="float" office:value="-0.576367735863" calcext:value-type="float">
            <text:p>-0.576367735863</text:p>
          </table:table-cell>
          <table:table-cell office:value-type="float" office:value="-0.866597115993" calcext:value-type="float">
            <text:p>-0.866597115993</text:p>
          </table:table-cell>
          <table:table-cell/>
          <table:table-cell office:value-type="float" office:value="8.64999961853" calcext:value-type="float">
            <text:p>8.64999961853</text:p>
          </table:table-cell>
          <table:table-cell/>
          <table:table-cell office:value-type="float" office:value="0.0802000015974" calcext:value-type="float">
            <text:p>0.0802000015974</text:p>
          </table:table-cell>
          <table:table-cell table:formula="of:=([.K441]-[.K440])/([.B441]-[.B440])" office:value-type="float" office:value="-0.00976945487841863" calcext:value-type="float">
            <text:p>-0.009769454878419</text:p>
          </table:table-cell>
          <table:table-cell table:formula="of:= ROUNDUP([.L440]; 4)" office:value-type="float" office:value="-0.0098" calcext:value-type="float">
            <text:p>-0.0098</text:p>
          </table:table-cell>
          <table:table-cell office:value-type="float" office:value="-0.0301200002432" calcext:value-type="float">
            <text:p>-0.0301200002432</text:p>
          </table:table-cell>
          <table:table-cell office:value-type="float" office:value="0.0743099972606" calcext:value-type="float">
            <text:p>0.0743099972606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9056896E+018" calcext:value-type="float">
            <text:p>1.59204319056896E+018</text:p>
          </table:table-cell>
          <table:table-cell table:formula="of:= ([.A441]-1.59204316535084E+018)*0.000000001" office:value-type="float" office:value="25.218119936" calcext:value-type="float">
            <text:p>25.218119936</text:p>
          </table:table-cell>
          <table:table-cell office:value-type="float" office:value="0.110720001161" calcext:value-type="float">
            <text:p>0.110720001161</text:p>
          </table:table-cell>
          <table:table-cell/>
          <table:table-cell office:value-type="float" office:value="-1.26906633377" calcext:value-type="float">
            <text:p>-1.26906633377</text:p>
          </table:table-cell>
          <table:table-cell office:value-type="float" office:value="-0.57275480032" calcext:value-type="float">
            <text:p>-0.57275480032</text:p>
          </table:table-cell>
          <table:table-cell office:value-type="float" office:value="-0.866598665714" calcext:value-type="float">
            <text:p>-0.866598665714</text:p>
          </table:table-cell>
          <table:table-cell/>
          <table:table-cell office:value-type="float" office:value="8.58619976044" calcext:value-type="float">
            <text:p>8.58619976044</text:p>
          </table:table-cell>
          <table:table-cell/>
          <table:table-cell office:value-type="float" office:value="0.0797000005841" calcext:value-type="float">
            <text:p>0.0797000005841</text:p>
          </table:table-cell>
          <table:table-cell table:formula="of:=([.K442]-[.K441])/([.B442]-[.B441])" office:value-type="float" office:value="-0.0563215038428379" calcext:value-type="float">
            <text:p>-0.056321503842838</text:p>
          </table:table-cell>
          <table:table-cell table:formula="of:= ROUNDUP([.L441]; 4)" office:value-type="float" office:value="-0.0564" calcext:value-type="float">
            <text:p>-0.0564</text:p>
          </table:table-cell>
          <table:table-cell office:value-type="float" office:value="-0.0298599991947" calcext:value-type="float">
            <text:p>-0.0298599991947</text:p>
          </table:table-cell>
          <table:table-cell office:value-type="float" office:value="0.0738700032234" calcext:value-type="float">
            <text:p>0.0738700032234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062045E+018" calcext:value-type="float">
            <text:p>1.59204319062045E+018</text:p>
          </table:table-cell>
          <table:table-cell table:formula="of:= ([.A442]-1.59204316535084E+018)*0.000000001" office:value-type="float" office:value="25.269609984" calcext:value-type="float">
            <text:p>25.269609984</text:p>
          </table:table-cell>
          <table:table-cell office:value-type="float" office:value="0.0729999989271" calcext:value-type="float">
            <text:p>0.0729999989271</text:p>
          </table:table-cell>
          <table:table-cell/>
          <table:table-cell office:value-type="float" office:value="-1.26993644238" calcext:value-type="float">
            <text:p>-1.26993644238</text:p>
          </table:table-cell>
          <table:table-cell office:value-type="float" office:value="-0.570569634438" calcext:value-type="float">
            <text:p>-0.570569634438</text:p>
          </table:table-cell>
          <table:table-cell office:value-type="float" office:value="-0.866602063179" calcext:value-type="float">
            <text:p>-0.866602063179</text:p>
          </table:table-cell>
          <table:table-cell/>
          <table:table-cell office:value-type="float" office:value="8.32687473297" calcext:value-type="float">
            <text:p>8.32687473297</text:p>
          </table:table-cell>
          <table:table-cell/>
          <table:table-cell office:value-type="float" office:value="0.0768000036478" calcext:value-type="float">
            <text:p>0.0768000036478</text:p>
          </table:table-cell>
          <table:table-cell table:formula="of:=([.K443]-[.K442])/([.B443]-[.B442])" office:value-type="float" office:value="-0.132734915500214" calcext:value-type="float">
            <text:p>-0.132734915500214</text:p>
          </table:table-cell>
          <table:table-cell table:formula="of:= ROUNDUP([.L442]; 4)" office:value-type="float" office:value="-0.1328" calcext:value-type="float">
            <text:p>-0.1328</text:p>
          </table:table-cell>
          <table:table-cell office:value-type="float" office:value="-0.0287200007588" calcext:value-type="float">
            <text:p>-0.0287200007588</text:p>
          </table:table-cell>
          <table:table-cell office:value-type="float" office:value="0.0711999982595" calcext:value-type="float">
            <text:p>0.071199998259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067168E+018" calcext:value-type="float">
            <text:p>1.59204319067168E+018</text:p>
          </table:table-cell>
          <table:table-cell table:formula="of:= ([.A443]-1.59204316535084E+018)*0.000000001" office:value-type="float" office:value="25.320839936" calcext:value-type="float">
            <text:p>25.320839936</text:p>
          </table:table-cell>
          <table:table-cell office:value-type="float" office:value="0.0417499989271" calcext:value-type="float">
            <text:p>0.0417499989271</text:p>
          </table:table-cell>
          <table:table-cell/>
          <table:table-cell office:value-type="float" office:value="-1.27007377148" calcext:value-type="float">
            <text:p>-1.27007377148</text:p>
          </table:table-cell>
          <table:table-cell office:value-type="float" office:value="-0.570341706276" calcext:value-type="float">
            <text:p>-0.570341706276</text:p>
          </table:table-cell>
          <table:table-cell office:value-type="float" office:value="-0.866599559784" calcext:value-type="float">
            <text:p>-0.866599559784</text:p>
          </table:table-cell>
          <table:table-cell/>
          <table:table-cell office:value-type="float" office:value="8.11203098297" calcext:value-type="float">
            <text:p>8.11203098297</text:p>
          </table:table-cell>
          <table:table-cell/>
          <table:table-cell office:value-type="float" office:value="0.070000000298" calcext:value-type="float">
            <text:p>0.070000000298</text:p>
          </table:table-cell>
          <table:table-cell table:formula="of:=([.K444]-[.K443])/([.B444]-[.B443])" office:value-type="float" office:value="-0.137852156035641" calcext:value-type="float">
            <text:p>-0.137852156035641</text:p>
          </table:table-cell>
          <table:table-cell table:formula="of:= ROUNDUP([.L443]; 4)" office:value-type="float" office:value="-0.1379" calcext:value-type="float">
            <text:p>-0.1379</text:p>
          </table:table-cell>
          <table:table-cell office:value-type="float" office:value="-0.0262400005013" calcext:value-type="float">
            <text:p>-0.0262400005013</text:p>
          </table:table-cell>
          <table:table-cell office:value-type="float" office:value="0.0648799985647" calcext:value-type="float">
            <text:p>0.0648799985647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9072391E+018" calcext:value-type="float">
            <text:p>1.59204319072391E+018</text:p>
          </table:table-cell>
          <table:table-cell table:formula="of:= ([.A444]-1.59204316535084E+018)*0.000000001" office:value-type="float" office:value="25.373069824" calcext:value-type="float">
            <text:p>25.373069824</text:p>
          </table:table-cell>
          <table:table-cell office:value-type="float" office:value="0.013209999539" calcext:value-type="float">
            <text:p>0.013209999539</text:p>
          </table:table-cell>
          <table:table-cell/>
          <table:table-cell office:value-type="float" office:value="-1.27009153366" calcext:value-type="float">
            <text:p>-1.27009153366</text:p>
          </table:table-cell>
          <table:table-cell office:value-type="float" office:value="-0.570323824883" calcext:value-type="float">
            <text:p>-0.570323824883</text:p>
          </table:table-cell>
          <table:table-cell office:value-type="float" office:value="-0.866592228413" calcext:value-type="float">
            <text:p>-0.866592228413</text:p>
          </table:table-cell>
          <table:table-cell/>
          <table:table-cell office:value-type="float" office:value="7.91581869125" calcext:value-type="float">
            <text:p>7.91581869125</text:p>
          </table:table-cell>
          <table:table-cell/>
          <table:table-cell office:value-type="float" office:value="0.0627999976277" calcext:value-type="float">
            <text:p>0.0627999976277</text:p>
          </table:table-cell>
          <table:table-cell table:formula="of:=([.K445]-[.K444])/([.B445]-[.B444])" office:value-type="float" office:value="-0.146633145270493" calcext:value-type="float">
            <text:p>-0.146633145270493</text:p>
          </table:table-cell>
          <table:table-cell table:formula="of:= ROUNDUP([.L444]; 4)" office:value-type="float" office:value="-0.1467" calcext:value-type="float">
            <text:p>-0.1467</text:p>
          </table:table-cell>
          <table:table-cell office:value-type="float" office:value="-0.0235300008208" calcext:value-type="float">
            <text:p>-0.0235300008208</text:p>
          </table:table-cell>
          <table:table-cell office:value-type="float" office:value="0.0582199990749" calcext:value-type="float">
            <text:p>0.0582199990749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9077574E+018" calcext:value-type="float">
            <text:p>1.59204319077574E+018</text:p>
          </table:table-cell>
          <table:table-cell table:formula="of:= ([.A445]-1.59204316535084E+018)*0.000000001" office:value-type="float" office:value="25.42489984" calcext:value-type="float">
            <text:p>25.42489984</text:p>
          </table:table-cell>
          <table:table-cell office:value-type="float" office:value="-0.0167100001127" calcext:value-type="float">
            <text:p>-0.0167100001127</text:p>
          </table:table-cell>
          <table:table-cell/>
          <table:table-cell office:value-type="float" office:value="-1.26995480061" calcext:value-type="float">
            <text:p>-1.26995480061</text:p>
          </table:table-cell>
          <table:table-cell office:value-type="float" office:value="-0.570283949375" calcext:value-type="float">
            <text:p>-0.570283949375</text:p>
          </table:table-cell>
          <table:table-cell office:value-type="float" office:value="-0.866635620594" calcext:value-type="float">
            <text:p>-0.866635620594</text:p>
          </table:table-cell>
          <table:table-cell/>
          <table:table-cell office:value-type="float" office:value="7.7101187706" calcext:value-type="float">
            <text:p>7.7101187706</text:p>
          </table:table-cell>
          <table:table-cell/>
          <table:table-cell office:value-type="float" office:value="0.0551999993622" calcext:value-type="float">
            <text:p>0.0551999993622</text:p>
          </table:table-cell>
          <table:table-cell table:formula="of:=([.K446]-[.K445])/([.B446]-[.B445])" office:value-type="float" office:value="-0.158203110914069" calcext:value-type="float">
            <text:p>-0.158203110914069</text:p>
          </table:table-cell>
          <table:table-cell table:formula="of:= ROUNDUP([.L445]; 4)" office:value-type="float" office:value="-0.1583" calcext:value-type="float">
            <text:p>-0.1583</text:p>
          </table:table-cell>
          <table:table-cell office:value-type="float" office:value="-0.0204499997199" calcext:value-type="float">
            <text:p>-0.0204499997199</text:p>
          </table:table-cell>
          <table:table-cell office:value-type="float" office:value="0.0512799993157" calcext:value-type="float">
            <text:p>0.0512799993157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9082694E+018" calcext:value-type="float">
            <text:p>1.59204319082694E+018</text:p>
          </table:table-cell>
          <table:table-cell table:formula="of:= ([.A446]-1.59204316535084E+018)*0.000000001" office:value-type="float" office:value="25.47609984" calcext:value-type="float">
            <text:p>25.47609984</text:p>
          </table:table-cell>
          <table:table-cell office:value-type="float" office:value="-0.0340000018477" calcext:value-type="float">
            <text:p>-0.0340000018477</text:p>
          </table:table-cell>
          <table:table-cell/>
          <table:table-cell office:value-type="float" office:value="-1.26832962036" calcext:value-type="float">
            <text:p>-1.26832962036</text:p>
          </table:table-cell>
          <table:table-cell office:value-type="float" office:value="-0.570316970348" calcext:value-type="float">
            <text:p>-0.570316970348</text:p>
          </table:table-cell>
          <table:table-cell office:value-type="float" office:value="-0.866732597351" calcext:value-type="float">
            <text:p>-0.866732597351</text:p>
          </table:table-cell>
          <table:table-cell/>
          <table:table-cell office:value-type="float" office:value="7.59124994278" calcext:value-type="float">
            <text:p>7.59124994278</text:p>
          </table:table-cell>
          <table:table-cell/>
          <table:table-cell office:value-type="float" office:value="0.0471000000834" calcext:value-type="float">
            <text:p>0.0471000000834</text:p>
          </table:table-cell>
          <table:table-cell table:formula="of:=([.K447]-[.K446])/([.B447]-[.B446])" office:value-type="float" office:value="-0.210689944785573" calcext:value-type="float">
            <text:p>-0.210689944785573</text:p>
          </table:table-cell>
          <table:table-cell table:formula="of:= ROUNDUP([.L446]; 4)" office:value-type="float" office:value="-0.2107" calcext:value-type="float">
            <text:p>-0.2107</text:p>
          </table:table-cell>
          <table:table-cell office:value-type="float" office:value="-0.0148999998346" calcext:value-type="float">
            <text:p>-0.0148999998346</text:p>
          </table:table-cell>
          <table:table-cell office:value-type="float" office:value="0.0446400009096" calcext:value-type="float">
            <text:p>0.0446400009096</text:p>
          </table:table-cell>
          <table:table-cell table:style-name="Default" office:value-type="float" office:value="-0.000220000001718" calcext:value-type="float">
            <text:p>-0.000220000001718</text:p>
          </table:table-cell>
        </table:table-row>
        <table:table-row table:style-name="ro1">
          <table:table-cell office:value-type="float" office:value="1.5920431908782E+018" calcext:value-type="float">
            <text:p>1.5920431908782E+018</text:p>
          </table:table-cell>
          <table:table-cell table:formula="of:= ([.A447]-1.59204316535084E+018)*0.000000001" office:value-type="float" office:value="25.52736" calcext:value-type="float">
            <text:p>25.52736</text:p>
          </table:table-cell>
          <table:table-cell office:value-type="float" office:value="-0.0636800006032" calcext:value-type="float">
            <text:p>-0.0636800006032</text:p>
          </table:table-cell>
          <table:table-cell/>
          <table:table-cell office:value-type="float" office:value="-1.26526010036" calcext:value-type="float">
            <text:p>-1.26526010036</text:p>
          </table:table-cell>
          <table:table-cell office:value-type="float" office:value="-0.571453928947" calcext:value-type="float">
            <text:p>-0.571453928947</text:p>
          </table:table-cell>
          <table:table-cell office:value-type="float" office:value="-0.866567730904" calcext:value-type="float">
            <text:p>-0.866567730904</text:p>
          </table:table-cell>
          <table:table-cell/>
          <table:table-cell office:value-type="float" office:value="7.38719987869" calcext:value-type="float">
            <text:p>7.38719987869</text:p>
          </table:table-cell>
          <table:table-cell/>
          <table:table-cell office:value-type="float" office:value="0.0362999998033" calcext:value-type="float">
            <text:p>0.0362999998033</text:p>
          </table:table-cell>
          <table:table-cell table:formula="of:=([.K448]-[.K447])/([.B448]-[.B447])" office:value-type="float" office:value="-0.18421592714901" calcext:value-type="float">
            <text:p>-0.18421592714901</text:p>
          </table:table-cell>
          <table:table-cell table:formula="of:= ROUNDUP([.L447]; 4)" office:value-type="float" office:value="-0.1843" calcext:value-type="float">
            <text:p>-0.1843</text:p>
          </table:table-cell>
          <table:table-cell office:value-type="float" office:value="-0.00669999979436" calcext:value-type="float">
            <text:p>-0.00669999979436</text:p>
          </table:table-cell>
          <table:table-cell office:value-type="float" office:value="0.0356799997389" calcext:value-type="float">
            <text:p>0.0356799997389</text:p>
          </table:table-cell>
          <table:table-cell office:value-type="float" office:value="0.000079999997979" calcext:value-type="float">
            <text:p>8.00E-05</text:p>
          </table:table-cell>
        </table:table-row>
        <table:table-row table:style-name="ro1">
          <table:table-cell office:value-type="float" office:value="1.59204319092977E+018" calcext:value-type="float">
            <text:p>1.59204319092977E+018</text:p>
          </table:table-cell>
          <table:table-cell table:formula="of:= ([.A448]-1.59204316535084E+018)*0.000000001" office:value-type="float" office:value="25.57892992" calcext:value-type="float">
            <text:p>25.57892992</text:p>
          </table:table-cell>
          <table:table-cell office:value-type="float" office:value="-0.0910900011659" calcext:value-type="float">
            <text:p>-0.0910900011659</text:p>
          </table:table-cell>
          <table:table-cell/>
          <table:table-cell office:value-type="float" office:value="-1.26122331619" calcext:value-type="float">
            <text:p>-1.26122331619</text:p>
          </table:table-cell>
          <table:table-cell office:value-type="float" office:value="-0.572805583477" calcext:value-type="float">
            <text:p>-0.572805583477</text:p>
          </table:table-cell>
          <table:table-cell office:value-type="float" office:value="-0.866548478603" calcext:value-type="float">
            <text:p>-0.866548478603</text:p>
          </table:table-cell>
          <table:table-cell/>
          <table:table-cell office:value-type="float" office:value="7.19875621796" calcext:value-type="float">
            <text:p>7.19875621796</text:p>
          </table:table-cell>
          <table:table-cell/>
          <table:table-cell office:value-type="float" office:value="0.0267999991775" calcext:value-type="float">
            <text:p>0.0267999991775</text:p>
          </table:table-cell>
          <table:table-cell table:formula="of:=([.K449]-[.K448])/([.B449]-[.B448])" office:value-type="float" office:value="-0.108526858700815" calcext:value-type="float">
            <text:p>-0.108526858700815</text:p>
          </table:table-cell>
          <table:table-cell table:formula="of:= ROUNDUP([.L448]; 4)" office:value-type="float" office:value="-0.1086" calcext:value-type="float">
            <text:p>-0.1086</text:p>
          </table:table-cell>
          <table:table-cell office:value-type="float" office:value="0.00313000008464" calcext:value-type="float">
            <text:p>0.00313000008464</text:p>
          </table:table-cell>
          <table:table-cell office:value-type="float" office:value="0.0266200006008" calcext:value-type="float">
            <text:p>0.0266200006008</text:p>
          </table:table-cell>
          <table:table-cell office:value-type="float" office:value="0.0000900000013644" calcext:value-type="float">
            <text:p>9.00E-05</text:p>
          </table:table-cell>
        </table:table-row>
        <table:table-row table:style-name="ro1">
          <table:table-cell office:value-type="float" office:value="1.59204319098137E+018" calcext:value-type="float">
            <text:p>1.59204319098137E+018</text:p>
          </table:table-cell>
          <table:table-cell table:formula="of:= ([.A449]-1.59204316535084E+018)*0.000000001" office:value-type="float" office:value="25.630530048" calcext:value-type="float">
            <text:p>25.630530048</text:p>
          </table:table-cell>
          <table:table-cell office:value-type="float" office:value="-0.113760001957" calcext:value-type="float">
            <text:p>-0.113760001957</text:p>
          </table:table-cell>
          <table:table-cell/>
          <table:table-cell office:value-type="float" office:value="-1.25803673267" calcext:value-type="float">
            <text:p>-1.25803673267</text:p>
          </table:table-cell>
          <table:table-cell office:value-type="float" office:value="-0.572895824909" calcext:value-type="float">
            <text:p>-0.572895824909</text:p>
          </table:table-cell>
          <table:table-cell office:value-type="float" office:value="-0.866572976112" calcext:value-type="float">
            <text:p>-0.866572976112</text:p>
          </table:table-cell>
          <table:table-cell/>
          <table:table-cell office:value-type="float" office:value="7.04290008545" calcext:value-type="float">
            <text:p>7.04290008545</text:p>
          </table:table-cell>
          <table:table-cell/>
          <table:table-cell office:value-type="float" office:value="0.0211999993771" calcext:value-type="float">
            <text:p>0.0211999993771</text:p>
          </table:table-cell>
          <table:table-cell table:formula="of:=([.K450]-[.K449])/([.B450]-[.B449])" office:value-type="float" office:value="0.091778168688307" calcext:value-type="float">
            <text:p>0.091778168688307</text:p>
          </table:table-cell>
          <table:table-cell table:formula="of:= ROUNDUP([.L449]; 4)" office:value-type="float" office:value="0.0918" calcext:value-type="float">
            <text:p>0.0918</text:p>
          </table:table-cell>
          <table:table-cell office:value-type="float" office:value="0.015519999899" calcext:value-type="float">
            <text:p>0.015519999899</text:p>
          </table:table-cell>
          <table:table-cell office:value-type="float" office:value="0.0143999997526" calcext:value-type="float">
            <text:p>0.0143999997526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office:value-type="float" office:value="1.59204319103367E+018" calcext:value-type="float">
            <text:p>1.59204319103367E+018</text:p>
          </table:table-cell>
          <table:table-cell table:formula="of:= ([.A450]-1.59204316535084E+018)*0.000000001" office:value-type="float" office:value="25.68283008" calcext:value-type="float">
            <text:p>25.68283008</text:p>
          </table:table-cell>
          <table:table-cell office:value-type="float" office:value="-0.105060003698" calcext:value-type="float">
            <text:p>-0.105060003698</text:p>
          </table:table-cell>
          <table:table-cell/>
          <table:table-cell office:value-type="float" office:value="-1.25534772873" calcext:value-type="float">
            <text:p>-1.25534772873</text:p>
          </table:table-cell>
          <table:table-cell office:value-type="float" office:value="-0.570949196815" calcext:value-type="float">
            <text:p>-0.570949196815</text:p>
          </table:table-cell>
          <table:table-cell office:value-type="float" office:value="-0.866632819176" calcext:value-type="float">
            <text:p>-0.866632819176</text:p>
          </table:table-cell>
          <table:table-cell/>
          <table:table-cell office:value-type="float" office:value="7.10271263123" calcext:value-type="float">
            <text:p>7.10271263123</text:p>
          </table:table-cell>
          <table:table-cell/>
          <table:table-cell office:value-type="float" office:value="0.0260000005364" calcext:value-type="float">
            <text:p>0.0260000005364</text:p>
          </table:table-cell>
          <table:table-cell table:formula="of:=([.K451]-[.K450])/([.B451]-[.B450])" office:value-type="float" office:value="0.146370212056866" calcext:value-type="float">
            <text:p>0.146370212056866</text:p>
          </table:table-cell>
          <table:table-cell table:formula="of:= ROUNDUP([.L450]; 4)" office:value-type="float" office:value="0.1464" calcext:value-type="float">
            <text:p>0.1464</text:p>
          </table:table-cell>
          <table:table-cell office:value-type="float" office:value="0.0238199997693" calcext:value-type="float">
            <text:p>0.0238199997693</text:p>
          </table:table-cell>
          <table:table-cell office:value-type="float" office:value="0.0104999998584" calcext:value-type="float">
            <text:p>0.0104999998584</text:p>
          </table:table-cell>
          <table:table-cell office:value-type="float" office:value="-0.0000700000018696" calcext:value-type="float">
            <text:p>-7.00E-05</text:p>
          </table:table-cell>
        </table:table-row>
        <table:table-row table:style-name="ro1">
          <table:table-cell office:value-type="float" office:value="1.59204319108491E+018" calcext:value-type="float">
            <text:p>1.59204319108491E+018</text:p>
          </table:table-cell>
          <table:table-cell table:formula="of:= ([.A451]-1.59204316535084E+018)*0.000000001" office:value-type="float" office:value="25.734070016" calcext:value-type="float">
            <text:p>25.734070016</text:p>
          </table:table-cell>
          <table:table-cell office:value-type="float" office:value="-0.0895399972796" calcext:value-type="float">
            <text:p>-0.0895399972796</text:p>
          </table:table-cell>
          <table:table-cell/>
          <table:table-cell office:value-type="float" office:value="-1.25190198421" calcext:value-type="float">
            <text:p>-1.25190198421</text:p>
          </table:table-cell>
          <table:table-cell office:value-type="float" office:value="-0.570518672466" calcext:value-type="float">
            <text:p>-0.570518672466</text:p>
          </table:table-cell>
          <table:table-cell office:value-type="float" office:value="-0.866511106491" calcext:value-type="float">
            <text:p>-0.866511106491</text:p>
          </table:table-cell>
          <table:table-cell/>
          <table:table-cell office:value-type="float" office:value="7.20941257477" calcext:value-type="float">
            <text:p>7.20941257477</text:p>
          </table:table-cell>
          <table:table-cell/>
          <table:table-cell office:value-type="float" office:value="0.0335000008345" calcext:value-type="float">
            <text:p>0.0335000008345</text:p>
          </table:table-cell>
          <table:table-cell table:formula="of:=([.K452]-[.K451])/([.B452]-[.B451])" office:value-type="float" office:value="0.155250141937479" calcext:value-type="float">
            <text:p>0.155250141937479</text:p>
          </table:table-cell>
          <table:table-cell table:formula="of:= ROUNDUP([.L451]; 4)" office:value-type="float" office:value="0.1553" calcext:value-type="float">
            <text:p>0.1553</text:p>
          </table:table-cell>
          <table:table-cell office:value-type="float" office:value="0.0332700014114" calcext:value-type="float">
            <text:p>0.0332700014114</text:p>
          </table:table-cell>
          <table:table-cell office:value-type="float" office:value="0.0043299999088" calcext:value-type="float">
            <text:p>0.0043299999088</text:p>
          </table:table-cell>
          <table:table-cell table:style-name="Default" office:value-type="float" office:value="0.000169999999343" calcext:value-type="float">
            <text:p>0.000169999999343</text:p>
          </table:table-cell>
        </table:table-row>
        <table:table-row table:style-name="ro1">
          <table:table-cell office:value-type="float" office:value="1.59204319113644E+018" calcext:value-type="float">
            <text:p>1.59204319113644E+018</text:p>
          </table:table-cell>
          <table:table-cell table:formula="of:= ([.A452]-1.59204316535084E+018)*0.000000001" office:value-type="float" office:value="25.785599744" calcext:value-type="float">
            <text:p>25.785599744</text:p>
          </table:table-cell>
          <table:table-cell office:value-type="float" office:value="-0.0684100016952" calcext:value-type="float">
            <text:p>-0.0684100016952</text:p>
          </table:table-cell>
          <table:table-cell/>
          <table:table-cell office:value-type="float" office:value="-1.2486345768" calcext:value-type="float">
            <text:p>-1.2486345768</text:p>
          </table:table-cell>
          <table:table-cell office:value-type="float" office:value="-0.572746753693" calcext:value-type="float">
            <text:p>-0.572746753693</text:p>
          </table:table-cell>
          <table:table-cell office:value-type="float" office:value="-0.866586506367" calcext:value-type="float">
            <text:p>-0.866586506367</text:p>
          </table:table-cell>
          <table:table-cell/>
          <table:table-cell office:value-type="float" office:value="7.35468101501" calcext:value-type="float">
            <text:p>7.35468101501</text:p>
          </table:table-cell>
          <table:table-cell/>
          <table:table-cell office:value-type="float" office:value="0.0414999984205" calcext:value-type="float">
            <text:p>0.0414999984205</text:p>
          </table:table-cell>
          <table:table-cell table:formula="of:=([.K453]-[.K452])/([.B453]-[.B452])" office:value-type="float" office:value="0.132708389340154" calcext:value-type="float">
            <text:p>0.132708389340154</text:p>
          </table:table-cell>
          <table:table-cell table:formula="of:= ROUNDUP([.L452]; 4)" office:value-type="float" office:value="0.1328" calcext:value-type="float">
            <text:p>0.1328</text:p>
          </table:table-cell>
          <table:table-cell office:value-type="float" office:value="0.0412800014019" calcext:value-type="float">
            <text:p>0.0412800014019</text:p>
          </table:table-cell>
          <table:table-cell office:value-type="float" office:value="-0.00422000000253" calcext:value-type="float">
            <text:p>-0.00422000000253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9118768E+018" calcext:value-type="float">
            <text:p>1.59204319118768E+018</text:p>
          </table:table-cell>
          <table:table-cell table:formula="of:= ([.A453]-1.59204316535084E+018)*0.000000001" office:value-type="float" office:value="25.836839936" calcext:value-type="float">
            <text:p>25.836839936</text:p>
          </table:table-cell>
          <table:table-cell office:value-type="float" office:value="-0.0420500002801" calcext:value-type="float">
            <text:p>-0.0420500002801</text:p>
          </table:table-cell>
          <table:table-cell/>
          <table:table-cell office:value-type="float" office:value="-1.24574995041" calcext:value-type="float">
            <text:p>-1.24574995041</text:p>
          </table:table-cell>
          <table:table-cell office:value-type="float" office:value="-0.575850903988" calcext:value-type="float">
            <text:p>-0.575850903988</text:p>
          </table:table-cell>
          <table:table-cell office:value-type="float" office:value="-0.866588234901" calcext:value-type="float">
            <text:p>-0.866588234901</text:p>
          </table:table-cell>
          <table:table-cell/>
          <table:table-cell office:value-type="float" office:value="7.53590631485" calcext:value-type="float">
            <text:p>7.53590631485</text:p>
          </table:table-cell>
          <table:table-cell/>
          <table:table-cell office:value-type="float" office:value="0.0483000017703" calcext:value-type="float">
            <text:p>0.0483000017703</text:p>
          </table:table-cell>
          <table:table-cell table:formula="of:=([.K454]-[.K453])/([.B454]-[.B453])" office:value-type="float" office:value="0.114097945608228" calcext:value-type="float">
            <text:p>0.114097945608228</text:p>
          </table:table-cell>
          <table:table-cell table:formula="of:= ROUNDUP([.L453]; 4)" office:value-type="float" office:value="0.1141" calcext:value-type="float">
            <text:p>0.1141</text:p>
          </table:table-cell>
          <table:table-cell office:value-type="float" office:value="0.0471399985254" calcext:value-type="float">
            <text:p>0.0471399985254</text:p>
          </table:table-cell>
          <table:table-cell office:value-type="float" office:value="-0.0106800002977" calcext:value-type="float">
            <text:p>-0.0106800002977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9123939E+018" calcext:value-type="float">
            <text:p>1.59204319123939E+018</text:p>
          </table:table-cell>
          <table:table-cell table:formula="of:= ([.A454]-1.59204316535084E+018)*0.000000001" office:value-type="float" office:value="25.888549888" calcext:value-type="float">
            <text:p>25.888549888</text:p>
          </table:table-cell>
          <table:table-cell office:value-type="float" office:value="-0.0166800003499" calcext:value-type="float">
            <text:p>-0.0166800003499</text:p>
          </table:table-cell>
          <table:table-cell/>
          <table:table-cell office:value-type="float" office:value="-1.24324035645" calcext:value-type="float">
            <text:p>-1.24324035645</text:p>
          </table:table-cell>
          <table:table-cell office:value-type="float" office:value="-0.57811665535" calcext:value-type="float">
            <text:p>-0.57811665535</text:p>
          </table:table-cell>
          <table:table-cell office:value-type="float" office:value="-0.866656064987" calcext:value-type="float">
            <text:p>-0.866656064987</text:p>
          </table:table-cell>
          <table:table-cell/>
          <table:table-cell office:value-type="float" office:value="7.71032476425" calcext:value-type="float">
            <text:p>7.71032476425</text:p>
          </table:table-cell>
          <table:table-cell/>
          <table:table-cell office:value-type="float" office:value="0.054200001061" calcext:value-type="float">
            <text:p>0.054200001061</text:p>
          </table:table-cell>
          <table:table-cell table:formula="of:=([.K455]-[.K454])/([.B455]-[.B454])" office:value-type="float" office:value="0.0702487692147478" calcext:value-type="float">
            <text:p>0.070248769214748</text:p>
          </table:table-cell>
          <table:table-cell table:formula="of:= ROUNDUP([.L454]; 4)" office:value-type="float" office:value="0.0703" calcext:value-type="float">
            <text:p>0.0703</text:p>
          </table:table-cell>
          <table:table-cell office:value-type="float" office:value="0.0520900003612" calcext:value-type="float">
            <text:p>0.0520900003612</text:p>
          </table:table-cell>
          <table:table-cell office:value-type="float" office:value="-0.0151199996471" calcext:value-type="float">
            <text:p>-0.0151199996471</text:p>
          </table:table-cell>
          <table:table-cell table:style-name="Default" office:value-type="float" office:value="-0.000119999996969" calcext:value-type="float">
            <text:p>-0.000119999996969</text:p>
          </table:table-cell>
        </table:table-row>
        <table:table-row table:style-name="ro1">
          <table:table-cell office:value-type="float" office:value="1.59204319129206E+018" calcext:value-type="float">
            <text:p>1.59204319129206E+018</text:p>
          </table:table-cell>
          <table:table-cell table:formula="of:= ([.A455]-1.59204316535084E+018)*0.000000001" office:value-type="float" office:value="25.94121984" calcext:value-type="float">
            <text:p>25.94121984</text:p>
          </table:table-cell>
          <table:table-cell office:value-type="float" office:value="0.00522999977693" calcext:value-type="float">
            <text:p>0.00522999977693</text:p>
          </table:table-cell>
          <table:table-cell/>
          <table:table-cell office:value-type="float" office:value="-1.24089252949" calcext:value-type="float">
            <text:p>-1.24089252949</text:p>
          </table:table-cell>
          <table:table-cell office:value-type="float" office:value="-0.577373445034" calcext:value-type="float">
            <text:p>-0.577373445034</text:p>
          </table:table-cell>
          <table:table-cell office:value-type="float" office:value="-0.866650104523" calcext:value-type="float">
            <text:p>-0.866650104523</text:p>
          </table:table-cell>
          <table:table-cell/>
          <table:table-cell office:value-type="float" office:value="7.86095619202" calcext:value-type="float">
            <text:p>7.86095619202</text:p>
          </table:table-cell>
          <table:table-cell/>
          <table:table-cell office:value-type="float" office:value="0.0579000003636" calcext:value-type="float">
            <text:p>0.0579000003636</text:p>
          </table:table-cell>
          <table:table-cell table:formula="of:=([.K456]-[.K455])/([.B456]-[.B455])" office:value-type="float" office:value="0.0517440141262631" calcext:value-type="float">
            <text:p>0.051744014126263</text:p>
          </table:table-cell>
          <table:table-cell table:formula="of:= ROUNDUP([.L455]; 4)" office:value-type="float" office:value="0.0518" calcext:value-type="float">
            <text:p>0.0518</text:p>
          </table:table-cell>
          <table:table-cell office:value-type="float" office:value="0.0562900006771" calcext:value-type="float">
            <text:p>0.0562900006771</text:p>
          </table:table-cell>
          <table:table-cell office:value-type="float" office:value="-0.0137299997732" calcext:value-type="float">
            <text:p>-0.0137299997732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9134424E+018" calcext:value-type="float">
            <text:p>1.59204319134424E+018</text:p>
          </table:table-cell>
          <table:table-cell table:formula="of:= ([.A456]-1.59204316535084E+018)*0.000000001" office:value-type="float" office:value="25.993399808" calcext:value-type="float">
            <text:p>25.993399808</text:p>
          </table:table-cell>
          <table:table-cell office:value-type="float" office:value="0.0261000003666" calcext:value-type="float">
            <text:p>0.0261000003666</text:p>
          </table:table-cell>
          <table:table-cell/>
          <table:table-cell office:value-type="float" office:value="-1.23763942719" calcext:value-type="float">
            <text:p>-1.23763942719</text:p>
          </table:table-cell>
          <table:table-cell office:value-type="float" office:value="-0.576699078083" calcext:value-type="float">
            <text:p>-0.576699078083</text:p>
          </table:table-cell>
          <table:table-cell office:value-type="float" office:value="-0.866638123989" calcext:value-type="float">
            <text:p>-0.866638123989</text:p>
          </table:table-cell>
          <table:table-cell/>
          <table:table-cell office:value-type="float" office:value="8.00443744659" calcext:value-type="float">
            <text:p>8.00443744659</text:p>
          </table:table-cell>
          <table:table-cell/>
          <table:table-cell office:value-type="float" office:value="0.0606000013649" calcext:value-type="float">
            <text:p>0.0606000013649</text:p>
          </table:table-cell>
          <table:table-cell table:formula="of:=([.K457]-[.K456])/([.B457]-[.B456])" office:value-type="float" office:value="0.0192232601939586" calcext:value-type="float">
            <text:p>0.019223260193959</text:p>
          </table:table-cell>
          <table:table-cell table:formula="of:= ROUNDUP([.L456]; 4)" office:value-type="float" office:value="0.0193" calcext:value-type="float">
            <text:p>0.0193</text:p>
          </table:table-cell>
          <table:table-cell office:value-type="float" office:value="0.0593300014734" calcext:value-type="float">
            <text:p>0.0593300014734</text:p>
          </table:table-cell>
          <table:table-cell office:value-type="float" office:value="-0.0123399998993" calcext:value-type="float">
            <text:p>-0.0123399998993</text:p>
          </table:table-cell>
          <table:table-cell table:style-name="Default" office:value-type="float" office:value="0.000180000002729" calcext:value-type="float">
            <text:p>0.000180000002729</text:p>
          </table:table-cell>
        </table:table-row>
        <table:table-row table:style-name="ro1">
          <table:table-cell office:value-type="float" office:value="1.59204319139626E+018" calcext:value-type="float">
            <text:p>1.59204319139626E+018</text:p>
          </table:table-cell>
          <table:table-cell table:formula="of:= ([.A457]-1.59204316535084E+018)*0.000000001" office:value-type="float" office:value="26.045420032" calcext:value-type="float">
            <text:p>26.045420032</text:p>
          </table:table-cell>
          <table:table-cell office:value-type="float" office:value="0.0488400012255" calcext:value-type="float">
            <text:p>0.0488400012255</text:p>
          </table:table-cell>
          <table:table-cell/>
          <table:table-cell office:value-type="float" office:value="-1.23400104046" calcext:value-type="float">
            <text:p>-1.23400104046</text:p>
          </table:table-cell>
          <table:table-cell office:value-type="float" office:value="-0.57797396183" calcext:value-type="float">
            <text:p>-0.57797396183</text:p>
          </table:table-cell>
          <table:table-cell office:value-type="float" office:value="-0.866567790508" calcext:value-type="float">
            <text:p>-0.866567790508</text:p>
          </table:table-cell>
          <table:table-cell/>
          <table:table-cell office:value-type="float" office:value="8.16077518463" calcext:value-type="float">
            <text:p>8.16077518463</text:p>
          </table:table-cell>
          <table:table-cell/>
          <table:table-cell office:value-type="float" office:value="0.0615999996662" calcext:value-type="float">
            <text:p>0.0615999996662</text:p>
          </table:table-cell>
          <table:table-cell table:formula="of:=([.K458]-[.K457])/([.B458]-[.B457])" office:value-type="float" office:value="-0.0287743199608399" calcext:value-type="float">
            <text:p>-0.02877431996084</text:p>
          </table:table-cell>
          <table:table-cell table:formula="of:= ROUNDUP([.L457]; 4)" office:value-type="float" office:value="-0.0288" calcext:value-type="float">
            <text:p>-0.0288</text:p>
          </table:table-cell>
          <table:table-cell office:value-type="float" office:value="0.0603399984539" calcext:value-type="float">
            <text:p>0.0603399984539</text:p>
          </table:table-cell>
          <table:table-cell office:value-type="float" office:value="-0.0125900004059" calcext:value-type="float">
            <text:p>-0.0125900004059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144839E+018" calcext:value-type="float">
            <text:p>1.59204319144839E+018</text:p>
          </table:table-cell>
          <table:table-cell table:formula="of:= ([.A458]-1.59204316535084E+018)*0.000000001" office:value-type="float" office:value="26.097549824" calcext:value-type="float">
            <text:p>26.097549824</text:p>
          </table:table-cell>
          <table:table-cell office:value-type="float" office:value="0.064209997654" calcext:value-type="float">
            <text:p>0.064209997654</text:p>
          </table:table-cell>
          <table:table-cell/>
          <table:table-cell office:value-type="float" office:value="-1.23114442825" calcext:value-type="float">
            <text:p>-1.23114442825</text:p>
          </table:table-cell>
          <table:table-cell office:value-type="float" office:value="-0.581064760685" calcext:value-type="float">
            <text:p>-0.581064760685</text:p>
          </table:table-cell>
          <table:table-cell office:value-type="float" office:value="-0.866554558277" calcext:value-type="float">
            <text:p>-0.866554558277</text:p>
          </table:table-cell>
          <table:table-cell/>
          <table:table-cell office:value-type="float" office:value="8.26644420624" calcext:value-type="float">
            <text:p>8.26644420624</text:p>
          </table:table-cell>
          <table:table-cell/>
          <table:table-cell office:value-type="float" office:value="0.0601000003517" calcext:value-type="float">
            <text:p>0.0601000003517</text:p>
          </table:table-cell>
          <table:table-cell table:formula="of:=([.K459]-[.K458])/([.B459]-[.B458])" office:value-type="float" office:value="-0.0326482480017713" calcext:value-type="float">
            <text:p>-0.032648248001771</text:p>
          </table:table-cell>
          <table:table-cell table:formula="of:= ROUNDUP([.L458]; 4)" office:value-type="float" office:value="-0.0327" calcext:value-type="float">
            <text:p>-0.0327</text:p>
          </table:table-cell>
          <table:table-cell office:value-type="float" office:value="0.0579999983311" calcext:value-type="float">
            <text:p>0.0579999983311</text:p>
          </table:table-cell>
          <table:table-cell office:value-type="float" office:value="-0.0159300006926" calcext:value-type="float">
            <text:p>-0.0159300006926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150046E+018" calcext:value-type="float">
            <text:p>1.59204319150046E+018</text:p>
          </table:table-cell>
          <table:table-cell table:formula="of:= ([.A459]-1.59204316535084E+018)*0.000000001" office:value-type="float" office:value="26.149619968" calcext:value-type="float">
            <text:p>26.149619968</text:p>
          </table:table-cell>
          <table:table-cell office:value-type="float" office:value="0.0716599971056" calcext:value-type="float">
            <text:p>0.0716599971056</text:p>
          </table:table-cell>
          <table:table-cell/>
          <table:table-cell office:value-type="float" office:value="-1.23014974594" calcext:value-type="float">
            <text:p>-1.23014974594</text:p>
          </table:table-cell>
          <table:table-cell office:value-type="float" office:value="-0.584793150425" calcext:value-type="float">
            <text:p>-0.584793150425</text:p>
          </table:table-cell>
          <table:table-cell office:value-type="float" office:value="-0.866540551186" calcext:value-type="float">
            <text:p>-0.866540551186</text:p>
          </table:table-cell>
          <table:table-cell/>
          <table:table-cell office:value-type="float" office:value="8.31766223907" calcext:value-type="float">
            <text:p>8.31766223907</text:p>
          </table:table-cell>
          <table:table-cell/>
          <table:table-cell office:value-type="float" office:value="0.0584000013769" calcext:value-type="float">
            <text:p>0.0584000013769</text:p>
          </table:table-cell>
          <table:table-cell table:formula="of:=([.K460]-[.K459])/([.B460]-[.B459])" office:value-type="float" office:value="0.0250384524148327" calcext:value-type="float">
            <text:p>0.025038452414833</text:p>
          </table:table-cell>
          <table:table-cell table:formula="of:= ROUNDUP([.L459]; 4)" office:value-type="float" office:value="0.0251" calcext:value-type="float">
            <text:p>0.0251</text:p>
          </table:table-cell>
          <table:table-cell office:value-type="float" office:value="0.0537200011313" calcext:value-type="float">
            <text:p>0.0537200011313</text:p>
          </table:table-cell>
          <table:table-cell office:value-type="float" office:value="-0.0229199994355" calcext:value-type="float">
            <text:p>-0.0229199994355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office:value-type="float" office:value="1.59204319155238E+018" calcext:value-type="float">
            <text:p>1.59204319155238E+018</text:p>
          </table:table-cell>
          <table:table-cell table:formula="of:= ([.A460]-1.59204316535084E+018)*0.000000001" office:value-type="float" office:value="26.201540096" calcext:value-type="float">
            <text:p>26.201540096</text:p>
          </table:table-cell>
          <table:table-cell office:value-type="float" office:value="0.0649700015783" calcext:value-type="float">
            <text:p>0.0649700015783</text:p>
          </table:table-cell>
          <table:table-cell/>
          <table:table-cell office:value-type="float" office:value="-1.22989797592" calcext:value-type="float">
            <text:p>-1.22989797592</text:p>
          </table:table-cell>
          <table:table-cell office:value-type="float" office:value="-0.588568925858" calcext:value-type="float">
            <text:p>-0.588568925858</text:p>
          </table:table-cell>
          <table:table-cell office:value-type="float" office:value="-0.866560101509" calcext:value-type="float">
            <text:p>-0.866560101509</text:p>
          </table:table-cell>
          <table:table-cell/>
          <table:table-cell office:value-type="float" office:value="8.27166843414" calcext:value-type="float">
            <text:p>8.27166843414</text:p>
          </table:table-cell>
          <table:table-cell/>
          <table:table-cell office:value-type="float" office:value="0.0597000010312" calcext:value-type="float">
            <text:p>0.0597000010312</text:p>
          </table:table-cell>
          <table:table-cell table:formula="of:=([.K461]-[.K460])/([.B461]-[.B460])" office:value-type="float" office:value="-0.0693379807585645" calcext:value-type="float">
            <text:p>-0.069337980758565</text:p>
          </table:table-cell>
          <table:table-cell table:formula="of:= ROUNDUP([.L460]; 4)" office:value-type="float" office:value="-0.0694" calcext:value-type="float">
            <text:p>-0.0694</text:p>
          </table:table-cell>
          <table:table-cell office:value-type="float" office:value="0.049059998244" calcext:value-type="float">
            <text:p>0.049059998244</text:p>
          </table:table-cell>
          <table:table-cell office:value-type="float" office:value="-0.0339699983597" calcext:value-type="float">
            <text:p>-0.0339699983597</text:p>
          </table:table-cell>
          <table:table-cell table:style-name="Default" office:value-type="float" office:value="0.000140000003739" calcext:value-type="float">
            <text:p>0.000140000003739</text:p>
          </table:table-cell>
        </table:table-row>
        <table:table-row table:style-name="ro1">
          <table:table-cell office:value-type="float" office:value="1.5920431916043E+018" calcext:value-type="float">
            <text:p>1.5920431916043E+018</text:p>
          </table:table-cell>
          <table:table-cell table:formula="of:= ([.A461]-1.59204316535084E+018)*0.000000001" office:value-type="float" office:value="26.253459712" calcext:value-type="float">
            <text:p>26.253459712</text:p>
          </table:table-cell>
          <table:table-cell office:value-type="float" office:value="0.0435100011528" calcext:value-type="float">
            <text:p>0.0435100011528</text:p>
          </table:table-cell>
          <table:table-cell/>
          <table:table-cell office:value-type="float" office:value="-1.23098349571" calcext:value-type="float">
            <text:p>-1.23098349571</text:p>
          </table:table-cell>
          <table:table-cell office:value-type="float" office:value="-0.590789139271" calcext:value-type="float">
            <text:p>-0.590789139271</text:p>
          </table:table-cell>
          <table:table-cell office:value-type="float" office:value="-0.866540551186" calcext:value-type="float">
            <text:p>-0.866540551186</text:p>
          </table:table-cell>
          <table:table-cell/>
          <table:table-cell office:value-type="float" office:value="8.1241312027" calcext:value-type="float">
            <text:p>8.1241312027</text:p>
          </table:table-cell>
          <table:table-cell/>
          <table:table-cell office:value-type="float" office:value="0.056099999696" calcext:value-type="float">
            <text:p>0.056099999696</text:p>
          </table:table-cell>
          <table:table-cell table:formula="of:=([.K462]-[.K461])/([.B462]-[.B461])" office:value-type="float" office:value="-0.201960838502629" calcext:value-type="float">
            <text:p>-0.201960838502629</text:p>
          </table:table-cell>
          <table:table-cell table:formula="of:= ROUNDUP([.L461]; 4)" office:value-type="float" office:value="-0.202" calcext:value-type="float">
            <text:p>-0.202</text:p>
          </table:table-cell>
          <table:table-cell office:value-type="float" office:value="0.0402700006962" calcext:value-type="float">
            <text:p>0.0402700006962</text:p>
          </table:table-cell>
          <table:table-cell office:value-type="float" office:value="-0.0390300005674" calcext:value-type="float">
            <text:p>-0.0390300005674</text:p>
          </table:table-cell>
          <table:table-cell office:value-type="float" office:value="-0.0000599999984843" calcext:value-type="float">
            <text:p>-6.00E-05</text:p>
          </table:table-cell>
        </table:table-row>
        <table:table-row table:style-name="ro1">
          <table:table-cell office:value-type="float" office:value="1.59204319165629E+018" calcext:value-type="float">
            <text:p>1.59204319165629E+018</text:p>
          </table:table-cell>
          <table:table-cell table:formula="of:= ([.A462]-1.59204316535084E+018)*0.000000001" office:value-type="float" office:value="26.305449984" calcext:value-type="float">
            <text:p>26.305449984</text:p>
          </table:table-cell>
          <table:table-cell office:value-type="float" office:value="0.00789000000805" calcext:value-type="float">
            <text:p>0.00789000000805</text:p>
          </table:table-cell>
          <table:table-cell/>
          <table:table-cell office:value-type="float" office:value="-1.23369252682" calcext:value-type="float">
            <text:p>-1.23369252682</text:p>
          </table:table-cell>
          <table:table-cell office:value-type="float" office:value="-0.591174602509" calcext:value-type="float">
            <text:p>-0.591174602509</text:p>
          </table:table-cell>
          <table:table-cell office:value-type="float" office:value="-0.86658257246" calcext:value-type="float">
            <text:p>-0.86658257246</text:p>
          </table:table-cell>
          <table:table-cell/>
          <table:table-cell office:value-type="float" office:value="7.87924385071" calcext:value-type="float">
            <text:p>7.87924385071</text:p>
          </table:table-cell>
          <table:table-cell/>
          <table:table-cell office:value-type="float" office:value="0.0456000007689" calcext:value-type="float">
            <text:p>0.0456000007689</text:p>
          </table:table-cell>
          <table:table-cell table:formula="of:=([.K463]-[.K462])/([.B463]-[.B462])" office:value-type="float" office:value="-0.230531521876097" calcext:value-type="float">
            <text:p>-0.230531521876097</text:p>
          </table:table-cell>
          <table:table-cell table:formula="of:= ROUNDUP([.L462]; 4)" office:value-type="float" office:value="-0.2306" calcext:value-type="float">
            <text:p>-0.2306</text:p>
          </table:table-cell>
          <table:table-cell office:value-type="float" office:value="0.0287399999797" calcext:value-type="float">
            <text:p>0.0287399999797</text:p>
          </table:table-cell>
          <table:table-cell office:value-type="float" office:value="-0.0354500003159" calcext:value-type="float">
            <text:p>-0.0354500003159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170791E+018" calcext:value-type="float">
            <text:p>1.59204319170791E+018</text:p>
          </table:table-cell>
          <table:table-cell table:formula="of:= ([.A463]-1.59204316535084E+018)*0.000000001" office:value-type="float" office:value="26.357069824" calcext:value-type="float">
            <text:p>26.357069824</text:p>
          </table:table-cell>
          <table:table-cell office:value-type="float" office:value="-0.0280600003898" calcext:value-type="float">
            <text:p>-0.0280600003898</text:p>
          </table:table-cell>
          <table:table-cell/>
          <table:table-cell office:value-type="float" office:value="-1.23747527599" calcext:value-type="float">
            <text:p>-1.23747527599</text:p>
          </table:table-cell>
          <table:table-cell office:value-type="float" office:value="-0.591283380985" calcext:value-type="float">
            <text:p>-0.591283380985</text:p>
          </table:table-cell>
          <table:table-cell office:value-type="float" office:value="-0.866604626179" calcext:value-type="float">
            <text:p>-0.866604626179</text:p>
          </table:table-cell>
          <table:table-cell/>
          <table:table-cell office:value-type="float" office:value="7.63208770752" calcext:value-type="float">
            <text:p>7.63208770752</text:p>
          </table:table-cell>
          <table:table-cell/>
          <table:table-cell office:value-type="float" office:value="0.0337000004947" calcext:value-type="float">
            <text:p>0.0337000004947</text:p>
          </table:table-cell>
          <table:table-cell table:formula="of:=([.K464]-[.K463])/([.B464]-[.B463])" office:value-type="float" office:value="-0.165767621878819" calcext:value-type="float">
            <text:p>-0.165767621878819</text:p>
          </table:table-cell>
          <table:table-cell table:formula="of:= ROUNDUP([.L463]; 4)" office:value-type="float" office:value="-0.1658" calcext:value-type="float">
            <text:p>-0.1658</text:p>
          </table:table-cell>
          <table:table-cell office:value-type="float" office:value="0.015909999609" calcext:value-type="float">
            <text:p>0.015909999609</text:p>
          </table:table-cell>
          <table:table-cell office:value-type="float" office:value="-0.0296599995345" calcext:value-type="float">
            <text:p>-0.0296599995345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9180986E+018" calcext:value-type="float">
            <text:p>1.59204319180986E+018</text:p>
          </table:table-cell>
          <table:table-cell table:formula="of:= ([.A464]-1.59204316535084E+018)*0.000000001" office:value-type="float" office:value="26.459019776" calcext:value-type="float">
            <text:p>26.459019776</text:p>
          </table:table-cell>
          <table:table-cell office:value-type="float" office:value="-0.0655599981546" calcext:value-type="float">
            <text:p>-0.0655599981546</text:p>
          </table:table-cell>
          <table:table-cell/>
          <table:table-cell office:value-type="float" office:value="-1.24394571781" calcext:value-type="float">
            <text:p>-1.24394571781</text:p>
          </table:table-cell>
          <table:table-cell office:value-type="float" office:value="-0.58766824007" calcext:value-type="float">
            <text:p>-0.58766824007</text:p>
          </table:table-cell>
          <table:table-cell office:value-type="float" office:value="-0.866663813591" calcext:value-type="float">
            <text:p>-0.866663813591</text:p>
          </table:table-cell>
          <table:table-cell/>
          <table:table-cell office:value-type="float" office:value="7.37427520752" calcext:value-type="float">
            <text:p>7.37427520752</text:p>
          </table:table-cell>
          <table:table-cell/>
          <table:table-cell office:value-type="float" office:value="0.016799999401" calcext:value-type="float">
            <text:p>0.016799999401</text:p>
          </table:table-cell>
          <table:table-cell table:formula="of:=([.K465]-[.K464])/([.B465]-[.B464])" office:value-type="float" office:value="0.00582410733532895" calcext:value-type="float">
            <text:p>0.005824107335329</text:p>
          </table:table-cell>
          <table:table-cell table:formula="of:= ROUNDUP([.L464]; 4)" office:value-type="float" office:value="0.0059" calcext:value-type="float">
            <text:p>0.0059</text:p>
          </table:table-cell>
          <table:table-cell office:value-type="float" office:value="-0.00124000001233" calcext:value-type="float">
            <text:p>-0.00124000001233</text:p>
          </table:table-cell>
          <table:table-cell office:value-type="float" office:value="-0.0167399998754" calcext:value-type="float">
            <text:p>-0.0167399998754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186137E+018" calcext:value-type="float">
            <text:p>1.59204319186137E+018</text:p>
          </table:table-cell>
          <table:table-cell table:formula="of:= ([.A465]-1.59204316535084E+018)*0.000000001" office:value-type="float" office:value="26.510530048" calcext:value-type="float">
            <text:p>26.510530048</text:p>
          </table:table-cell>
          <table:table-cell office:value-type="float" office:value="-0.0716700032353" calcext:value-type="float">
            <text:p>-0.0716700032353</text:p>
          </table:table-cell>
          <table:table-cell/>
          <table:table-cell office:value-type="float" office:value="-1.24685251713" calcext:value-type="float">
            <text:p>-1.24685251713</text:p>
          </table:table-cell>
          <table:table-cell office:value-type="float" office:value="-0.585073471069" calcext:value-type="float">
            <text:p>-0.585073471069</text:p>
          </table:table-cell>
          <table:table-cell office:value-type="float" office:value="-0.866424143314" calcext:value-type="float">
            <text:p>-0.866424143314</text:p>
          </table:table-cell>
          <table:table-cell/>
          <table:table-cell office:value-type="float" office:value="7.3322687149" calcext:value-type="float">
            <text:p>7.3322687149</text:p>
          </table:table-cell>
          <table:table-cell/>
          <table:table-cell office:value-type="float" office:value="0.017100000754" calcext:value-type="float">
            <text:p>0.017100000754</text:p>
          </table:table-cell>
          <table:table-cell table:formula="of:=([.K466]-[.K465])/([.B466]-[.B465])" office:value-type="float" office:value="0.177846771709681" calcext:value-type="float">
            <text:p>0.177846771709681</text:p>
          </table:table-cell>
          <table:table-cell table:formula="of:= ROUNDUP([.L465]; 4)" office:value-type="float" office:value="0.1779" calcext:value-type="float">
            <text:p>0.1779</text:p>
          </table:table-cell>
          <table:table-cell office:value-type="float" office:value="-0.0104700000957" calcext:value-type="float">
            <text:p>-0.0104700000957</text:p>
          </table:table-cell>
          <table:table-cell office:value-type="float" office:value="-0.013530000113" calcext:value-type="float">
            <text:p>-0.013530000113</text:p>
          </table:table-cell>
          <table:table-cell table:style-name="Default" office:value-type="float" office:value="0.000399999989895" calcext:value-type="float">
            <text:p>0.000399999989895</text:p>
          </table:table-cell>
        </table:table-row>
        <table:table-row table:style-name="ro1">
          <table:table-cell office:value-type="float" office:value="1.5920431919131E+018" calcext:value-type="float">
            <text:p>1.5920431919131E+018</text:p>
          </table:table-cell>
          <table:table-cell table:formula="of:= ([.A466]-1.59204316535084E+018)*0.000000001" office:value-type="float" office:value="26.562259968" calcext:value-type="float">
            <text:p>26.562259968</text:p>
          </table:table-cell>
          <table:table-cell office:value-type="float" office:value="-0.0603000000119" calcext:value-type="float">
            <text:p>-0.0603000000119</text:p>
          </table:table-cell>
          <table:table-cell/>
          <table:table-cell office:value-type="float" office:value="-1.25011479855" calcext:value-type="float">
            <text:p>-1.25011479855</text:p>
          </table:table-cell>
          <table:table-cell office:value-type="float" office:value="-0.584934532642" calcext:value-type="float">
            <text:p>-0.584934532642</text:p>
          </table:table-cell>
          <table:table-cell office:value-type="float" office:value="-0.866605460644" calcext:value-type="float">
            <text:p>-0.866605460644</text:p>
          </table:table-cell>
          <table:table-cell/>
          <table:table-cell office:value-type="float" office:value="7.41043758392" calcext:value-type="float">
            <text:p>7.41043758392</text:p>
          </table:table-cell>
          <table:table-cell/>
          <table:table-cell office:value-type="float" office:value="0.0263000000268" calcext:value-type="float">
            <text:p>0.0263000000268</text:p>
          </table:table-cell>
          <table:table-cell table:formula="of:=([.K467]-[.K466])/([.B467]-[.B466])" office:value-type="float" office:value="0.17663042396545" calcext:value-type="float">
            <text:p>0.17663042396545</text:p>
          </table:table-cell>
          <table:table-cell table:formula="of:= ROUNDUP([.L466]; 4)" office:value-type="float" office:value="0.1767" calcext:value-type="float">
            <text:p>0.1767</text:p>
          </table:table-cell>
          <table:table-cell office:value-type="float" office:value="-0.0219299998134" calcext:value-type="float">
            <text:p>-0.0219299998134</text:p>
          </table:table-cell>
          <table:table-cell office:value-type="float" office:value="-0.0144800003618" calcext:value-type="float">
            <text:p>-0.0144800003618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office:value-type="float" office:value="1.59204319196462E+018" calcext:value-type="float">
            <text:p>1.59204319196462E+018</text:p>
          </table:table-cell>
          <table:table-cell table:formula="of:= ([.A467]-1.59204316535084E+018)*0.000000001" office:value-type="float" office:value="26.613779968" calcext:value-type="float">
            <text:p>26.613779968</text:p>
          </table:table-cell>
          <table:table-cell office:value-type="float" office:value="-0.0461000017822" calcext:value-type="float">
            <text:p>-0.0461000017822</text:p>
          </table:table-cell>
          <table:table-cell/>
          <table:table-cell office:value-type="float" office:value="-1.25347745419" calcext:value-type="float">
            <text:p>-1.25347745419</text:p>
          </table:table-cell>
          <table:table-cell office:value-type="float" office:value="-0.583031117916" calcext:value-type="float">
            <text:p>-0.583031117916</text:p>
          </table:table-cell>
          <table:table-cell office:value-type="float" office:value="-0.866606354713" calcext:value-type="float">
            <text:p>-0.866606354713</text:p>
          </table:table-cell>
          <table:table-cell/>
          <table:table-cell office:value-type="float" office:value="7.50806236267" calcext:value-type="float">
            <text:p>7.50806236267</text:p>
          </table:table-cell>
          <table:table-cell/>
          <table:table-cell office:value-type="float" office:value="0.0353999994695" calcext:value-type="float">
            <text:p>0.0353999994695</text:p>
          </table:table-cell>
          <table:table-cell table:formula="of:=([.K468]-[.K467])/([.B468]-[.B467])" office:value-type="float" office:value="0.175067250928204" calcext:value-type="float">
            <text:p>0.175067250928204</text:p>
          </table:table-cell>
          <table:table-cell table:formula="of:= ROUNDUP([.L467]; 4)" office:value-type="float" office:value="0.1751" calcext:value-type="float">
            <text:p>0.1751</text:p>
          </table:table-cell>
          <table:table-cell office:value-type="float" office:value="-0.0342699997127" calcext:value-type="float">
            <text:p>-0.0342699997127</text:p>
          </table:table-cell>
          <table:table-cell office:value-type="float" office:value="-0.00889999978244" calcext:value-type="float">
            <text:p>-0.00889999978244</text:p>
          </table:table-cell>
          <table:table-cell office:value-type="float" office:value="-0.0000700000018696" calcext:value-type="float">
            <text:p>-7.00E-05</text:p>
          </table:table-cell>
        </table:table-row>
        <table:table-row table:style-name="ro1">
          <table:table-cell office:value-type="float" office:value="1.5920431920166E+018" calcext:value-type="float">
            <text:p>1.5920431920166E+018</text:p>
          </table:table-cell>
          <table:table-cell table:formula="of:= ([.A468]-1.59204316535084E+018)*0.000000001" office:value-type="float" office:value="26.66576" calcext:value-type="float">
            <text:p>26.66576</text:p>
          </table:table-cell>
          <table:table-cell office:value-type="float" office:value="-0.0274500008672" calcext:value-type="float">
            <text:p>-0.0274500008672</text:p>
          </table:table-cell>
          <table:table-cell/>
          <table:table-cell office:value-type="float" office:value="-1.25641310215" calcext:value-type="float">
            <text:p>-1.25641310215</text:p>
          </table:table-cell>
          <table:table-cell office:value-type="float" office:value="-0.579820156097" calcext:value-type="float">
            <text:p>-0.579820156097</text:p>
          </table:table-cell>
          <table:table-cell office:value-type="float" office:value="-0.866535186768" calcext:value-type="float">
            <text:p>-0.866535186768</text:p>
          </table:table-cell>
          <table:table-cell/>
          <table:table-cell office:value-type="float" office:value="7.63628101349" calcext:value-type="float">
            <text:p>7.63628101349</text:p>
          </table:table-cell>
          <table:table-cell/>
          <table:table-cell office:value-type="float" office:value="0.0445000007749" calcext:value-type="float">
            <text:p>0.0445000007749</text:p>
          </table:table-cell>
          <table:table-cell table:formula="of:=([.K469]-[.K468])/([.B469]-[.B468])" office:value-type="float" office:value="0.0477304561296814" calcext:value-type="float">
            <text:p>0.047730456129682</text:p>
          </table:table-cell>
          <table:table-cell table:formula="of:= ROUNDUP([.L468]; 4)" office:value-type="float" office:value="0.0478" calcext:value-type="float">
            <text:p>0.0478</text:p>
          </table:table-cell>
          <table:table-cell office:value-type="float" office:value="-0.0444700010121" calcext:value-type="float">
            <text:p>-0.0444700010121</text:p>
          </table:table-cell>
          <table:table-cell office:value-type="float" office:value="0.00218999991193" calcext:value-type="float">
            <text:p>0.00218999991193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9211926E+018" calcext:value-type="float">
            <text:p>1.59204319211926E+018</text:p>
          </table:table-cell>
          <table:table-cell table:formula="of:= ([.A469]-1.59204316535084E+018)*0.000000001" office:value-type="float" office:value="26.76841984" calcext:value-type="float">
            <text:p>26.76841984</text:p>
          </table:table-cell>
          <table:table-cell office:value-type="float" office:value="-0.0145399998873" calcext:value-type="float">
            <text:p>-0.0145399998873</text:p>
          </table:table-cell>
          <table:table-cell/>
          <table:table-cell office:value-type="float" office:value="-1.2589007616" calcext:value-type="float">
            <text:p>-1.2589007616</text:p>
          </table:table-cell>
          <table:table-cell office:value-type="float" office:value="-0.574419617653" calcext:value-type="float">
            <text:p>-0.574419617653</text:p>
          </table:table-cell>
          <table:table-cell office:value-type="float" office:value="-0.866560876369" calcext:value-type="float">
            <text:p>-0.866560876369</text:p>
          </table:table-cell>
          <table:table-cell/>
          <table:table-cell office:value-type="float" office:value="7.72503757477" calcext:value-type="float">
            <text:p>7.72503757477</text:p>
          </table:table-cell>
          <table:table-cell/>
          <table:table-cell office:value-type="float" office:value="0.0494000017643" calcext:value-type="float">
            <text:p>0.0494000017643</text:p>
          </table:table-cell>
          <table:table-cell table:formula="of:=([.K470]-[.K469])/([.B470]-[.B469])" office:value-type="float" office:value="0.042258801895727" calcext:value-type="float">
            <text:p>0.042258801895727</text:p>
          </table:table-cell>
          <table:table-cell table:formula="of:= ROUNDUP([.L469]; 4)" office:value-type="float" office:value="0.0423" calcext:value-type="float">
            <text:p>0.0423</text:p>
          </table:table-cell>
          <table:table-cell office:value-type="float" office:value="-0.0464599989355" calcext:value-type="float">
            <text:p>-0.0464599989355</text:p>
          </table:table-cell>
          <table:table-cell office:value-type="float" office:value="0.0167599990964" calcext:value-type="float">
            <text:p>0.0167599990964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9217132E+018" calcext:value-type="float">
            <text:p>1.59204319217132E+018</text:p>
          </table:table-cell>
          <table:table-cell table:formula="of:= ([.A470]-1.59204316535084E+018)*0.000000001" office:value-type="float" office:value="26.82048" calcext:value-type="float">
            <text:p>26.82048</text:p>
          </table:table-cell>
          <table:table-cell office:value-type="float" office:value="-0.0130899995565" calcext:value-type="float">
            <text:p>-0.0130899995565</text:p>
          </table:table-cell>
          <table:table-cell/>
          <table:table-cell office:value-type="float" office:value="-1.25837886333" calcext:value-type="float">
            <text:p>-1.25837886333</text:p>
          </table:table-cell>
          <table:table-cell office:value-type="float" office:value="-0.574074089527" calcext:value-type="float">
            <text:p>-0.574074089527</text:p>
          </table:table-cell>
          <table:table-cell office:value-type="float" office:value="-0.866639077663" calcext:value-type="float">
            <text:p>-0.866639077663</text:p>
          </table:table-cell>
          <table:table-cell/>
          <table:table-cell office:value-type="float" office:value="7.7350063324" calcext:value-type="float">
            <text:p>7.7350063324</text:p>
          </table:table-cell>
          <table:table-cell/>
          <table:table-cell office:value-type="float" office:value="0.0516000017524" calcext:value-type="float">
            <text:p>0.0516000017524</text:p>
          </table:table-cell>
          <table:table-cell table:formula="of:=([.K471]-[.K470])/([.B471]-[.B470])" office:value-type="float" office:value="-0.0595696413212346" calcext:value-type="float">
            <text:p>-0.059569641321235</text:p>
          </table:table-cell>
          <table:table-cell table:formula="of:= ROUNDUP([.L470]; 4)" office:value-type="float" office:value="-0.0596" calcext:value-type="float">
            <text:p>-0.0596</text:p>
          </table:table-cell>
          <table:table-cell office:value-type="float" office:value="-0.046020001173" calcext:value-type="float">
            <text:p>-0.046020001173</text:p>
          </table:table-cell>
          <table:table-cell office:value-type="float" office:value="0.0234200004488" calcext:value-type="float">
            <text:p>0.0234200004488</text:p>
          </table:table-cell>
          <table:table-cell table:style-name="Default" office:value-type="float" office:value="-0.000130000000354" calcext:value-type="float">
            <text:p>-0.000130000000354</text:p>
          </table:table-cell>
        </table:table-row>
        <table:table-row table:style-name="ro1">
          <table:table-cell office:value-type="float" office:value="1.59204319222336E+018" calcext:value-type="float">
            <text:p>1.59204319222336E+018</text:p>
          </table:table-cell>
          <table:table-cell table:formula="of:= ([.A471]-1.59204316535084E+018)*0.000000001" office:value-type="float" office:value="26.872519936" calcext:value-type="float">
            <text:p>26.872519936</text:p>
          </table:table-cell>
          <table:table-cell office:value-type="float" office:value="-0.0122800003737" calcext:value-type="float">
            <text:p>-0.0122800003737</text:p>
          </table:table-cell>
          <table:table-cell/>
          <table:table-cell office:value-type="float" office:value="-1.25650930405" calcext:value-type="float">
            <text:p>-1.25650930405</text:p>
          </table:table-cell>
          <table:table-cell office:value-type="float" office:value="-0.575014829636" calcext:value-type="float">
            <text:p>-0.575014829636</text:p>
          </table:table-cell>
          <table:table-cell office:value-type="float" office:value="-0.866587042809" calcext:value-type="float">
            <text:p>-0.866587042809</text:p>
          </table:table-cell>
          <table:table-cell/>
          <table:table-cell office:value-type="float" office:value="7.74057483673" calcext:value-type="float">
            <text:p>7.74057483673</text:p>
          </table:table-cell>
          <table:table-cell/>
          <table:table-cell office:value-type="float" office:value="0.0485000014305" calcext:value-type="float">
            <text:p>0.0485000014305</text:p>
          </table:table-cell>
          <table:table-cell table:formula="of:=([.K472]-[.K471])/([.B472]-[.B471])" office:value-type="float" office:value="-0.184828351464737" calcext:value-type="float">
            <text:p>-0.184828351464737</text:p>
          </table:table-cell>
          <table:table-cell table:formula="of:= ROUNDUP([.L471]; 4)" office:value-type="float" office:value="-0.1849" calcext:value-type="float">
            <text:p>-0.1849</text:p>
          </table:table-cell>
          <table:table-cell office:value-type="float" office:value="-0.0412300005555" calcext:value-type="float">
            <text:p>-0.0412300005555</text:p>
          </table:table-cell>
          <table:table-cell office:value-type="float" office:value="0.0254800003022" calcext:value-type="float">
            <text:p>0.0254800003022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office:value-type="float" office:value="1.5920431922753E+018" calcext:value-type="float">
            <text:p>1.5920431922753E+018</text:p>
          </table:table-cell>
          <table:table-cell table:formula="of:= ([.A472]-1.59204316535084E+018)*0.000000001" office:value-type="float" office:value="26.924460032" calcext:value-type="float">
            <text:p>26.924460032</text:p>
          </table:table-cell>
          <table:table-cell office:value-type="float" office:value="-0.0108200004324" calcext:value-type="float">
            <text:p>-0.0108200004324</text:p>
          </table:table-cell>
          <table:table-cell/>
          <table:table-cell office:value-type="float" office:value="-1.25323021412" calcext:value-type="float">
            <text:p>-1.25323021412</text:p>
          </table:table-cell>
          <table:table-cell office:value-type="float" office:value="-0.577071547508" calcext:value-type="float">
            <text:p>-0.577071547508</text:p>
          </table:table-cell>
          <table:table-cell office:value-type="float" office:value="-0.866492152214" calcext:value-type="float">
            <text:p>-0.866492152214</text:p>
          </table:table-cell>
          <table:table-cell/>
          <table:table-cell office:value-type="float" office:value="7.75061225891" calcext:value-type="float">
            <text:p>7.75061225891</text:p>
          </table:table-cell>
          <table:table-cell/>
          <table:table-cell office:value-type="float" office:value="0.0388999991119" calcext:value-type="float">
            <text:p>0.0388999991119</text:p>
          </table:table-cell>
          <table:table-cell table:formula="of:=([.K473]-[.K472])/([.B473]-[.B472])" office:value-type="float" office:value="-0.221197387543248" calcext:value-type="float">
            <text:p>-0.221197387543248</text:p>
          </table:table-cell>
          <table:table-cell table:formula="of:= ROUNDUP([.L472]; 4)" office:value-type="float" office:value="-0.2212" calcext:value-type="float">
            <text:p>-0.2212</text:p>
          </table:table-cell>
          <table:table-cell office:value-type="float" office:value="-0.0315600000322" calcext:value-type="float">
            <text:p>-0.0315600000322</text:p>
          </table:table-cell>
          <table:table-cell office:value-type="float" office:value="0.0227799993008" calcext:value-type="float">
            <text:p>0.0227799993008</text:p>
          </table:table-cell>
          <table:table-cell table:style-name="Default" office:value-type="float" office:value="0.000150000007125" calcext:value-type="float">
            <text:p>0.000150000007125</text:p>
          </table:table-cell>
        </table:table-row>
        <table:table-row table:style-name="ro1">
          <table:table-cell office:value-type="float" office:value="1.59204319232729E+018" calcext:value-type="float">
            <text:p>1.59204319232729E+018</text:p>
          </table:table-cell>
          <table:table-cell table:formula="of:= ([.A473]-1.59204316535084E+018)*0.000000001" office:value-type="float" office:value="26.976449792" calcext:value-type="float">
            <text:p>26.976449792</text:p>
          </table:table-cell>
          <table:table-cell office:value-type="float" office:value="-0.010169999674" calcext:value-type="float">
            <text:p>-0.010169999674</text:p>
          </table:table-cell>
          <table:table-cell/>
          <table:table-cell office:value-type="float" office:value="-1.24944615364" calcext:value-type="float">
            <text:p>-1.24944615364</text:p>
          </table:table-cell>
          <table:table-cell office:value-type="float" office:value="-0.579215288162" calcext:value-type="float">
            <text:p>-0.579215288162</text:p>
          </table:table-cell>
          <table:table-cell office:value-type="float" office:value="-0.866510212421" calcext:value-type="float">
            <text:p>-0.866510212421</text:p>
          </table:table-cell>
          <table:table-cell/>
          <table:table-cell office:value-type="float" office:value="7.75508117676" calcext:value-type="float">
            <text:p>7.75508117676</text:p>
          </table:table-cell>
          <table:table-cell/>
          <table:table-cell office:value-type="float" office:value="0.0274000000209" calcext:value-type="float">
            <text:p>0.0274000000209</text:p>
          </table:table-cell>
          <table:table-cell table:formula="of:=([.K474]-[.K473])/([.B474]-[.B473])" office:value-type="float" office:value="-0.298535468685656" calcext:value-type="float">
            <text:p>-0.298535468685656</text:p>
          </table:table-cell>
          <table:table-cell table:formula="of:= ROUNDUP([.L473]; 4)" office:value-type="float" office:value="-0.2986" calcext:value-type="float">
            <text:p>-0.2986</text:p>
          </table:table-cell>
          <table:table-cell office:value-type="float" office:value="-0.0193300005049" calcext:value-type="float">
            <text:p>-0.0193300005049</text:p>
          </table:table-cell>
          <table:table-cell office:value-type="float" office:value="0.0194799993187" calcext:value-type="float">
            <text:p>0.0194799993187</text:p>
          </table:table-cell>
          <table:table-cell table:style-name="Default" office:value-type="float" office:value="0.000150000007125" calcext:value-type="float">
            <text:p>0.000150000007125</text:p>
          </table:table-cell>
        </table:table-row>
        <table:table-row table:style-name="ro1">
          <table:table-cell office:value-type="float" office:value="1.59204319237921E+018" calcext:value-type="float">
            <text:p>1.59204319237921E+018</text:p>
          </table:table-cell>
          <table:table-cell table:formula="of:= ([.A474]-1.59204316535084E+018)*0.000000001" office:value-type="float" office:value="27.02836992" calcext:value-type="float">
            <text:p>27.02836992</text:p>
          </table:table-cell>
          <table:table-cell office:value-type="float" office:value="-0.00860999990255" calcext:value-type="float">
            <text:p>-0.00860999990255</text:p>
          </table:table-cell>
          <table:table-cell/>
          <table:table-cell office:value-type="float" office:value="-1.24585390091" calcext:value-type="float">
            <text:p>-1.24585390091</text:p>
          </table:table-cell>
          <table:table-cell office:value-type="float" office:value="-0.581197679043" calcext:value-type="float">
            <text:p>-0.581197679043</text:p>
          </table:table-cell>
          <table:table-cell office:value-type="float" office:value="-0.866542994976" calcext:value-type="float">
            <text:p>-0.866542994976</text:p>
          </table:table-cell>
          <table:table-cell/>
          <table:table-cell office:value-type="float" office:value="7.76580619812" calcext:value-type="float">
            <text:p>7.76580619812</text:p>
          </table:table-cell>
          <table:table-cell/>
          <table:table-cell office:value-type="float" office:value="0.0119000002742" calcext:value-type="float">
            <text:p>0.0119000002742</text:p>
          </table:table-cell>
          <table:table-cell table:formula="of:=([.K475]-[.K474])/([.B475]-[.B474])" office:value-type="float" office:value="-0.0602762409647896" calcext:value-type="float">
            <text:p>-0.06027624096479</text:p>
          </table:table-cell>
          <table:table-cell table:formula="of:= ROUNDUP([.L474]; 4)" office:value-type="float" office:value="-0.0603" calcext:value-type="float">
            <text:p>-0.0603</text:p>
          </table:table-cell>
          <table:table-cell office:value-type="float" office:value="-0.00334999989718" calcext:value-type="float">
            <text:p>-0.00334999989718</text:p>
          </table:table-cell>
          <table:table-cell office:value-type="float" office:value="0.0113599998876" calcext:value-type="float">
            <text:p>0.0113599998876</text:p>
          </table:table-cell>
          <table:table-cell table:style-name="Default" office:value-type="float" office:value="0.000209999998333" calcext:value-type="float">
            <text:p>0.000209999998333</text:p>
          </table:table-cell>
        </table:table-row>
        <table:table-row table:style-name="ro1">
          <table:table-cell office:value-type="float" office:value="1.59204319243064E+018" calcext:value-type="float">
            <text:p>1.59204319243064E+018</text:p>
          </table:table-cell>
          <table:table-cell table:formula="of:= ([.A475]-1.59204316535084E+018)*0.000000001" office:value-type="float" office:value="27.079799808" calcext:value-type="float">
            <text:p>27.079799808</text:p>
          </table:table-cell>
          <table:table-cell office:value-type="float" office:value="-0.0145800001919" calcext:value-type="float">
            <text:p>-0.0145800001919</text:p>
          </table:table-cell>
          <table:table-cell/>
          <table:table-cell office:value-type="float" office:value="-1.24215316772" calcext:value-type="float">
            <text:p>-1.24215316772</text:p>
          </table:table-cell>
          <table:table-cell office:value-type="float" office:value="-0.583317399025" calcext:value-type="float">
            <text:p>-0.583317399025</text:p>
          </table:table-cell>
          <table:table-cell office:value-type="float" office:value="-0.866545021534" calcext:value-type="float">
            <text:p>-0.866545021534</text:p>
          </table:table-cell>
          <table:table-cell/>
          <table:table-cell office:value-type="float" office:value="7.72476243973" calcext:value-type="float">
            <text:p>7.72476243973</text:p>
          </table:table-cell>
          <table:table-cell/>
          <table:table-cell office:value-type="float" office:value="0.00879999995232" calcext:value-type="float">
            <text:p>0.00879999995232</text:p>
          </table:table-cell>
          <table:table-cell table:formula="of:=([.K476]-[.K475])/([.B476]-[.B475])" office:value-type="float" office:value="0.226923085463079" calcext:value-type="float">
            <text:p>0.226923085463079</text:p>
          </table:table-cell>
          <table:table-cell table:formula="of:= ROUNDUP([.L475]; 4)" office:value-type="float" office:value="0.227" calcext:value-type="float">
            <text:p>0.227</text:p>
          </table:table-cell>
          <table:table-cell office:value-type="float" office:value="0.0082499999553" calcext:value-type="float">
            <text:p>0.0082499999553</text:p>
          </table:table-cell>
          <table:table-cell office:value-type="float" office:value="0.00307999993674" calcext:value-type="float">
            <text:p>0.00307999993674</text:p>
          </table:table-cell>
          <table:table-cell table:style-name="Default" office:value-type="float" office:value="-0.000209999998333" calcext:value-type="float">
            <text:p>-0.000209999998333</text:p>
          </table:table-cell>
        </table:table-row>
        <table:table-row table:style-name="ro1">
          <table:table-cell office:value-type="float" office:value="1.59204319248264E+018" calcext:value-type="float">
            <text:p>1.59204319248264E+018</text:p>
          </table:table-cell>
          <table:table-cell table:formula="of:= ([.A476]-1.59204316535084E+018)*0.000000001" office:value-type="float" office:value="27.131799808" calcext:value-type="float">
            <text:p>27.131799808</text:p>
          </table:table-cell>
          <table:table-cell office:value-type="float" office:value="-0.0100100003183" calcext:value-type="float">
            <text:p>-0.0100100003183</text:p>
          </table:table-cell>
          <table:table-cell/>
          <table:table-cell office:value-type="float" office:value="-1.23840928078" calcext:value-type="float">
            <text:p>-1.23840928078</text:p>
          </table:table-cell>
          <table:table-cell office:value-type="float" office:value="-0.585410296917" calcext:value-type="float">
            <text:p>-0.585410296917</text:p>
          </table:table-cell>
          <table:table-cell office:value-type="float" office:value="-0.866549491882" calcext:value-type="float">
            <text:p>-0.866549491882</text:p>
          </table:table-cell>
          <table:table-cell/>
          <table:table-cell office:value-type="float" office:value="7.75618124008" calcext:value-type="float">
            <text:p>7.75618124008</text:p>
          </table:table-cell>
          <table:table-cell/>
          <table:table-cell office:value-type="float" office:value="0.0206000003964" calcext:value-type="float">
            <text:p>0.0206000003964</text:p>
          </table:table-cell>
          <table:table-cell table:formula="of:=([.K477]-[.K476])/([.B477]-[.B476])" office:value-type="float" office:value="0.153219370516103" calcext:value-type="float">
            <text:p>0.153219370516103</text:p>
          </table:table-cell>
          <table:table-cell table:formula="of:= ROUNDUP([.L476]; 4)" office:value-type="float" office:value="0.1533" calcext:value-type="float">
            <text:p>0.1533</text:p>
          </table:table-cell>
          <table:table-cell office:value-type="float" office:value="0.02054999955" calcext:value-type="float">
            <text:p>0.02054999955</text:p>
          </table:table-cell>
          <table:table-cell office:value-type="float" office:value="-0.000839999993332" calcext:value-type="float">
            <text:p>-0.000839999993332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9204319258576E+018" calcext:value-type="float">
            <text:p>1.59204319258576E+018</text:p>
          </table:table-cell>
          <table:table-cell table:formula="of:= ([.A477]-1.59204316535084E+018)*0.000000001" office:value-type="float" office:value="27.234919936" calcext:value-type="float">
            <text:p>27.234919936</text:p>
          </table:table-cell>
          <table:table-cell office:value-type="float" office:value="0.00161000003573" calcext:value-type="float">
            <text:p>0.00161000003573</text:p>
          </table:table-cell>
          <table:table-cell/>
          <table:table-cell office:value-type="float" office:value="-1.23177099228" calcext:value-type="float">
            <text:p>-1.23177099228</text:p>
          </table:table-cell>
          <table:table-cell office:value-type="float" office:value="-0.589353322983" calcext:value-type="float">
            <text:p>-0.589353322983</text:p>
          </table:table-cell>
          <table:table-cell office:value-type="float" office:value="-0.866474747658" calcext:value-type="float">
            <text:p>-0.866474747658</text:p>
          </table:table-cell>
          <table:table-cell/>
          <table:table-cell office:value-type="float" office:value="7.83606863022" calcext:value-type="float">
            <text:p>7.83606863022</text:p>
          </table:table-cell>
          <table:table-cell/>
          <table:table-cell office:value-type="float" office:value="0.0364000014961" calcext:value-type="float">
            <text:p>0.0364000014961</text:p>
          </table:table-cell>
          <table:table-cell table:formula="of:=([.K478]-[.K477])/([.B478]-[.B477])" office:value-type="float" office:value="0.169231601453654" calcext:value-type="float">
            <text:p>0.169231601453654</text:p>
          </table:table-cell>
          <table:table-cell table:formula="of:= ROUNDUP([.L477]; 4)" office:value-type="float" office:value="0.1693" calcext:value-type="float">
            <text:p>0.1693</text:p>
          </table:table-cell>
          <table:table-cell office:value-type="float" office:value="0.0349499993026" calcext:value-type="float">
            <text:p>0.0349499993026</text:p>
          </table:table-cell>
          <table:table-cell office:value-type="float" office:value="-0.0101800002158" calcext:value-type="float">
            <text:p>-0.0101800002158</text:p>
          </table:table-cell>
          <table:table-cell table:style-name="Default" office:value-type="float" office:value="0.000209999998333" calcext:value-type="float">
            <text:p>0.000209999998333</text:p>
          </table:table-cell>
        </table:table-row>
        <table:table-row table:style-name="ro1">
          <table:table-cell office:value-type="float" office:value="1.59204319263776E+018" calcext:value-type="float">
            <text:p>1.59204319263776E+018</text:p>
          </table:table-cell>
          <table:table-cell table:formula="of:= ([.A478]-1.59204316535084E+018)*0.000000001" office:value-type="float" office:value="27.28691968" calcext:value-type="float">
            <text:p>27.28691968</text:p>
          </table:table-cell>
          <table:table-cell office:value-type="float" office:value="0.00112999998964" calcext:value-type="float">
            <text:p>0.00112999998964</text:p>
          </table:table-cell>
          <table:table-cell/>
          <table:table-cell office:value-type="float" office:value="-1.23023724556" calcext:value-type="float">
            <text:p>-1.23023724556</text:p>
          </table:table-cell>
          <table:table-cell office:value-type="float" office:value="-0.590048015118" calcext:value-type="float">
            <text:p>-0.590048015118</text:p>
          </table:table-cell>
          <table:table-cell office:value-type="float" office:value="-0.866546034813" calcext:value-type="float">
            <text:p>-0.866546034813</text:p>
          </table:table-cell>
          <table:table-cell/>
          <table:table-cell office:value-type="float" office:value="7.83276891708" calcext:value-type="float">
            <text:p>7.83276891708</text:p>
          </table:table-cell>
          <table:table-cell/>
          <table:table-cell office:value-type="float" office:value="0.0452000014484" calcext:value-type="float">
            <text:p>0.0452000014484</text:p>
          </table:table-cell>
          <table:table-cell table:formula="of:=([.K479]-[.K478])/([.B479]-[.B478])" office:value-type="float" office:value="0.237083527010011" calcext:value-type="float">
            <text:p>0.237083527010011</text:p>
          </table:table-cell>
          <table:table-cell table:formula="of:= ROUNDUP([.L478]; 4)" office:value-type="float" office:value="0.2371" calcext:value-type="float">
            <text:p>0.2371</text:p>
          </table:table-cell>
          <table:table-cell office:value-type="float" office:value="0.0421399995685" calcext:value-type="float">
            <text:p>0.0421399995685</text:p>
          </table:table-cell>
          <table:table-cell office:value-type="float" office:value="-0.0164700001478" calcext:value-type="float">
            <text:p>-0.0164700001478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9268964E+018" calcext:value-type="float">
            <text:p>1.59204319268964E+018</text:p>
          </table:table-cell>
          <table:table-cell table:formula="of:= ([.A479]-1.59204316535084E+018)*0.000000001" office:value-type="float" office:value="27.338800128" calcext:value-type="float">
            <text:p>27.338800128</text:p>
          </table:table-cell>
          <table:table-cell office:value-type="float" office:value="0.0142000000924" calcext:value-type="float">
            <text:p>0.0142000000924</text:p>
          </table:table-cell>
          <table:table-cell/>
          <table:table-cell office:value-type="float" office:value="-1.23004055023" calcext:value-type="float">
            <text:p>-1.23004055023</text:p>
          </table:table-cell>
          <table:table-cell office:value-type="float" office:value="-0.590050756931" calcext:value-type="float">
            <text:p>-0.590050756931</text:p>
          </table:table-cell>
          <table:table-cell office:value-type="float" office:value="-0.866582870483" calcext:value-type="float">
            <text:p>-0.866582870483</text:p>
          </table:table-cell>
          <table:table-cell/>
          <table:table-cell office:value-type="float" office:value="7.92262506485" calcext:value-type="float">
            <text:p>7.92262506485</text:p>
          </table:table-cell>
          <table:table-cell/>
          <table:table-cell office:value-type="float" office:value="0.0575000010431" calcext:value-type="float">
            <text:p>0.0575000010431</text:p>
          </table:table-cell>
          <table:table-cell table:formula="of:=([.K480]-[.K479])/([.B480]-[.B479])" office:value-type="float" office:value="-0.011280390477604" calcext:value-type="float">
            <text:p>-0.011280390477604</text:p>
          </table:table-cell>
          <table:table-cell table:formula="of:= ROUNDUP([.L479]; 4)" office:value-type="float" office:value="-0.0113" calcext:value-type="float">
            <text:p>-0.0113</text:p>
          </table:table-cell>
          <table:table-cell office:value-type="float" office:value="0.0505999997258" calcext:value-type="float">
            <text:p>0.0505999997258</text:p>
          </table:table-cell>
          <table:table-cell office:value-type="float" office:value="-0.0274000000209" calcext:value-type="float">
            <text:p>-0.0274000000209</text:p>
          </table:table-cell>
          <table:table-cell office:value-type="float" office:value="-0.0000399999989895" calcext:value-type="float">
            <text:p>-4.00E-05</text:p>
          </table:table-cell>
        </table:table-row>
        <table:table-row table:style-name="ro1">
          <table:table-cell office:value-type="float" office:value="1.59204319274283E+018" calcext:value-type="float">
            <text:p>1.59204319274283E+018</text:p>
          </table:table-cell>
          <table:table-cell table:formula="of:= ([.A480]-1.59204316535084E+018)*0.000000001" office:value-type="float" office:value="27.391990016" calcext:value-type="float">
            <text:p>27.391990016</text:p>
          </table:table-cell>
          <table:table-cell office:value-type="float" office:value="0.0092700002715" calcext:value-type="float">
            <text:p>0.0092700002715</text:p>
          </table:table-cell>
          <table:table-cell/>
          <table:table-cell office:value-type="float" office:value="-1.23004436493" calcext:value-type="float">
            <text:p>-1.23004436493</text:p>
          </table:table-cell>
          <table:table-cell office:value-type="float" office:value="-0.590053021908" calcext:value-type="float">
            <text:p>-0.590053021908</text:p>
          </table:table-cell>
          <table:table-cell office:value-type="float" office:value="-0.866581439972" calcext:value-type="float">
            <text:p>-0.866581439972</text:p>
          </table:table-cell>
          <table:table-cell/>
          <table:table-cell office:value-type="float" office:value="7.88873147964" calcext:value-type="float">
            <text:p>7.88873147964</text:p>
          </table:table-cell>
          <table:table-cell/>
          <table:table-cell office:value-type="float" office:value="0.056899998337" calcext:value-type="float">
            <text:p>0.056899998337</text:p>
          </table:table-cell>
          <table:table-cell table:formula="of:=([.K481]-[.K480])/([.B481]-[.B480])" office:value-type="float" office:value="-0.0532220117654123" calcext:value-type="float">
            <text:p>-0.053222011765412</text:p>
          </table:table-cell>
          <table:table-cell table:formula="of:= ROUNDUP([.L480]; 4)" office:value-type="float" office:value="-0.0533" calcext:value-type="float">
            <text:p>-0.0533</text:p>
          </table:table-cell>
          <table:table-cell office:value-type="float" office:value="0.0495800003409" calcext:value-type="float">
            <text:p>0.0495800003409</text:p>
          </table:table-cell>
          <table:table-cell office:value-type="float" office:value="-0.0279600005597" calcext:value-type="float">
            <text:p>-0.0279600005597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9204319279544E+018" calcext:value-type="float">
            <text:p>1.59204319279544E+018</text:p>
          </table:table-cell>
          <table:table-cell table:formula="of:= ([.A481]-1.59204316535084E+018)*0.000000001" office:value-type="float" office:value="27.444599808" calcext:value-type="float">
            <text:p>27.444599808</text:p>
          </table:table-cell>
          <table:table-cell office:value-type="float" office:value="0.00978999957442" calcext:value-type="float">
            <text:p>0.00978999957442</text:p>
          </table:table-cell>
          <table:table-cell/>
          <table:table-cell office:value-type="float" office:value="-1.22989153862" calcext:value-type="float">
            <text:p>-1.22989153862</text:p>
          </table:table-cell>
          <table:table-cell office:value-type="float" office:value="-0.590773224831" calcext:value-type="float">
            <text:p>-0.590773224831</text:p>
          </table:table-cell>
          <table:table-cell office:value-type="float" office:value="-0.866577863693" calcext:value-type="float">
            <text:p>-0.866577863693</text:p>
          </table:table-cell>
          <table:table-cell/>
          <table:table-cell office:value-type="float" office:value="7.89230632782" calcext:value-type="float">
            <text:p>7.89230632782</text:p>
          </table:table-cell>
          <table:table-cell/>
          <table:table-cell office:value-type="float" office:value="0.0540999993682" calcext:value-type="float">
            <text:p>0.0540999993682</text:p>
          </table:table-cell>
          <table:table-cell table:formula="of:=([.K482]-[.K481])/([.B482]-[.B481])" office:value-type="float" office:value="-0.0852381207543716" calcext:value-type="float">
            <text:p>-0.085238120754372</text:p>
          </table:table-cell>
          <table:table-cell table:formula="of:= ROUNDUP([.L481]; 4)" office:value-type="float" office:value="-0.0853" calcext:value-type="float">
            <text:p>-0.0853</text:p>
          </table:table-cell>
          <table:table-cell office:value-type="float" office:value="0.0465300008655" calcext:value-type="float">
            <text:p>0.0465300008655</text:p>
          </table:table-cell>
          <table:table-cell office:value-type="float" office:value="-0.0275500006974" calcext:value-type="float">
            <text:p>-0.0275500006974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9284706E+018" calcext:value-type="float">
            <text:p>1.59204319284706E+018</text:p>
          </table:table-cell>
          <table:table-cell table:formula="of:= ([.A482]-1.59204316535084E+018)*0.000000001" office:value-type="float" office:value="27.496219904" calcext:value-type="float">
            <text:p>27.496219904</text:p>
          </table:table-cell>
          <table:table-cell office:value-type="float" office:value="0.0188900008798" calcext:value-type="float">
            <text:p>0.0188900008798</text:p>
          </table:table-cell>
          <table:table-cell/>
          <table:table-cell office:value-type="float" office:value="-1.2305161953" calcext:value-type="float">
            <text:p>-1.2305161953</text:p>
          </table:table-cell>
          <table:table-cell office:value-type="float" office:value="-0.594109296799" calcext:value-type="float">
            <text:p>-0.594109296799</text:p>
          </table:table-cell>
          <table:table-cell office:value-type="float" office:value="-0.866320848465" calcext:value-type="float">
            <text:p>-0.866320848465</text:p>
          </table:table-cell>
          <table:table-cell/>
          <table:table-cell office:value-type="float" office:value="7.95486879349" calcext:value-type="float">
            <text:p>7.95486879349</text:p>
          </table:table-cell>
          <table:table-cell/>
          <table:table-cell office:value-type="float" office:value="0.049699999392" calcext:value-type="float">
            <text:p>0.049699999392</text:p>
          </table:table-cell>
          <table:table-cell table:formula="of:=([.K483]-[.K482])/([.B483]-[.B482])" office:value-type="float" office:value="-0.165210050369325" calcext:value-type="float">
            <text:p>-0.165210050369325</text:p>
          </table:table-cell>
          <table:table-cell table:formula="of:= ROUNDUP([.L482]; 4)" office:value-type="float" office:value="-0.1653" calcext:value-type="float">
            <text:p>-0.1653</text:p>
          </table:table-cell>
          <table:table-cell office:value-type="float" office:value="0.039730001241" calcext:value-type="float">
            <text:p>0.039730001241</text:p>
          </table:table-cell>
          <table:table-cell office:value-type="float" office:value="-0.0297999996692" calcext:value-type="float">
            <text:p>-0.0297999996692</text:p>
          </table:table-cell>
          <table:table-cell table:style-name="Default" office:value-type="float" office:value="0.000300000014249" calcext:value-type="float">
            <text:p>0.000300000014249</text:p>
          </table:table-cell>
        </table:table-row>
        <table:table-row table:style-name="ro1">
          <table:table-cell office:value-type="float" office:value="1.59204319289972E+018" calcext:value-type="float">
            <text:p>1.59204319289972E+018</text:p>
          </table:table-cell>
          <table:table-cell table:formula="of:= ([.A483]-1.59204316535084E+018)*0.000000001" office:value-type="float" office:value="27.548880128" calcext:value-type="float">
            <text:p>27.548880128</text:p>
          </table:table-cell>
          <table:table-cell office:value-type="float" office:value="0.0237600002438" calcext:value-type="float">
            <text:p>0.0237600002438</text:p>
          </table:table-cell>
          <table:table-cell/>
          <table:table-cell office:value-type="float" office:value="-1.23313939571" calcext:value-type="float">
            <text:p>-1.23313939571</text:p>
          </table:table-cell>
          <table:table-cell office:value-type="float" office:value="-0.596075117588" calcext:value-type="float">
            <text:p>-0.596075117588</text:p>
          </table:table-cell>
          <table:table-cell office:value-type="float" office:value="-0.866511583328" calcext:value-type="float">
            <text:p>-0.866511583328</text:p>
          </table:table-cell>
          <table:table-cell/>
          <table:table-cell office:value-type="float" office:value="7.98834991455" calcext:value-type="float">
            <text:p>7.98834991455</text:p>
          </table:table-cell>
          <table:table-cell/>
          <table:table-cell office:value-type="float" office:value="0.0410000011325" calcext:value-type="float">
            <text:p>0.0410000011325</text:p>
          </table:table-cell>
          <table:table-cell table:formula="of:=([.K484]-[.K483])/([.B484]-[.B483])" office:value-type="float" office:value="-0.206383650230324" calcext:value-type="float">
            <text:p>-0.206383650230324</text:p>
          </table:table-cell>
          <table:table-cell table:formula="of:= ROUNDUP([.L483]; 4)" office:value-type="float" office:value="-0.2064" calcext:value-type="float">
            <text:p>-0.2064</text:p>
          </table:table-cell>
          <table:table-cell office:value-type="float" office:value="0.0284899994731" calcext:value-type="float">
            <text:p>0.0284899994731</text:p>
          </table:table-cell>
          <table:table-cell office:value-type="float" office:value="-0.0294499993324" calcext:value-type="float">
            <text:p>-0.0294499993324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295205E+018" calcext:value-type="float">
            <text:p>1.59204319295205E+018</text:p>
          </table:table-cell>
          <table:table-cell table:formula="of:= ([.A484]-1.59204316535084E+018)*0.000000001" office:value-type="float" office:value="27.601209856" calcext:value-type="float">
            <text:p>27.601209856</text:p>
          </table:table-cell>
          <table:table-cell office:value-type="float" office:value="0.0319500006735" calcext:value-type="float">
            <text:p>0.0319500006735</text:p>
          </table:table-cell>
          <table:table-cell/>
          <table:table-cell office:value-type="float" office:value="-1.23752439022" calcext:value-type="float">
            <text:p>-1.23752439022</text:p>
          </table:table-cell>
          <table:table-cell office:value-type="float" office:value="-0.596365690231" calcext:value-type="float">
            <text:p>-0.596365690231</text:p>
          </table:table-cell>
          <table:table-cell office:value-type="float" office:value="-0.866532325745" calcext:value-type="float">
            <text:p>-0.866532325745</text:p>
          </table:table-cell>
          <table:table-cell/>
          <table:table-cell office:value-type="float" office:value="8.04465579987" calcext:value-type="float">
            <text:p>8.04465579987</text:p>
          </table:table-cell>
          <table:table-cell/>
          <table:table-cell office:value-type="float" office:value="0.0302000008523" calcext:value-type="float">
            <text:p>0.0302000008523</text:p>
          </table:table-cell>
          <table:table-cell table:formula="of:=([.K485]-[.K484])/([.B485]-[.B484])" office:value-type="float" office:value="-0.141696457520688" calcext:value-type="float">
            <text:p>-0.141696457520688</text:p>
          </table:table-cell>
          <table:table-cell table:formula="of:= ROUNDUP([.L484]; 4)" office:value-type="float" office:value="-0.1417" calcext:value-type="float">
            <text:p>-0.1417</text:p>
          </table:table-cell>
          <table:table-cell office:value-type="float" office:value="0.0145399998873" calcext:value-type="float">
            <text:p>0.0145399998873</text:p>
          </table:table-cell>
          <table:table-cell office:value-type="float" office:value="-0.0264800004661" calcext:value-type="float">
            <text:p>-0.0264800004661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9300498E+018" calcext:value-type="float">
            <text:p>1.59204319300498E+018</text:p>
          </table:table-cell>
          <table:table-cell table:formula="of:= ([.A485]-1.59204316535084E+018)*0.000000001" office:value-type="float" office:value="27.654139904" calcext:value-type="float">
            <text:p>27.654139904</text:p>
          </table:table-cell>
          <table:table-cell office:value-type="float" office:value="0.0241999998689" calcext:value-type="float">
            <text:p>0.0241999998689</text:p>
          </table:table-cell>
          <table:table-cell/>
          <table:table-cell office:value-type="float" office:value="-1.2416292429" calcext:value-type="float">
            <text:p>-1.2416292429</text:p>
          </table:table-cell>
          <table:table-cell office:value-type="float" office:value="-0.596351087093" calcext:value-type="float">
            <text:p>-0.596351087093</text:p>
          </table:table-cell>
          <table:table-cell office:value-type="float" office:value="-0.866557538509" calcext:value-type="float">
            <text:p>-0.866557538509</text:p>
          </table:table-cell>
          <table:table-cell/>
          <table:table-cell office:value-type="float" office:value="7.99137496948" calcext:value-type="float">
            <text:p>7.99137496948</text:p>
          </table:table-cell>
          <table:table-cell/>
          <table:table-cell office:value-type="float" office:value="0.0227000005543" calcext:value-type="float">
            <text:p>0.0227000005543</text:p>
          </table:table-cell>
          <table:table-cell table:formula="of:=([.K486]-[.K485])/([.B486]-[.B485])" office:value-type="float" office:value="0.00768045962751857" calcext:value-type="float">
            <text:p>0.007680459627519</text:p>
          </table:table-cell>
          <table:table-cell table:formula="of:= ROUNDUP([.L485]; 4)" office:value-type="float" office:value="0.0077" calcext:value-type="float">
            <text:p>0.0077</text:p>
          </table:table-cell>
          <table:table-cell office:value-type="float" office:value="0.000910000002477" calcext:value-type="float">
            <text:p>0.000910000002477</text:p>
          </table:table-cell>
          <table:table-cell office:value-type="float" office:value="-0.0226900000125" calcext:value-type="float">
            <text:p>-0.022690000012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9305706E+018" calcext:value-type="float">
            <text:p>1.59204319305706E+018</text:p>
          </table:table-cell>
          <table:table-cell table:formula="of:= ([.A486]-1.59204316535084E+018)*0.000000001" office:value-type="float" office:value="27.706220032" calcext:value-type="float">
            <text:p>27.706220032</text:p>
          </table:table-cell>
          <table:table-cell office:value-type="float" office:value="0.00435000006109" calcext:value-type="float">
            <text:p>0.00435000006109</text:p>
          </table:table-cell>
          <table:table-cell/>
          <table:table-cell office:value-type="float" office:value="-1.2459731102" calcext:value-type="float">
            <text:p>-1.2459731102</text:p>
          </table:table-cell>
          <table:table-cell office:value-type="float" office:value="-0.596311807632" calcext:value-type="float">
            <text:p>-0.596311807632</text:p>
          </table:table-cell>
          <table:table-cell office:value-type="float" office:value="-0.866545915604" calcext:value-type="float">
            <text:p>-0.866545915604</text:p>
          </table:table-cell>
          <table:table-cell/>
          <table:table-cell office:value-type="float" office:value="7.85490608215" calcext:value-type="float">
            <text:p>7.85490608215</text:p>
          </table:table-cell>
          <table:table-cell/>
          <table:table-cell office:value-type="float" office:value="0.0230999998748" calcext:value-type="float">
            <text:p>0.0230999998748</text:p>
          </table:table-cell>
          <table:table-cell table:formula="of:=([.K487]-[.K486])/([.B487]-[.B486])" office:value-type="float" office:value="0.26143805488308" calcext:value-type="float">
            <text:p>0.26143805488308</text:p>
          </table:table-cell>
          <table:table-cell table:formula="of:= ROUNDUP([.L486]; 4)" office:value-type="float" office:value="0.2615" calcext:value-type="float">
            <text:p>0.2615</text:p>
          </table:table-cell>
          <table:table-cell office:value-type="float" office:value="-0.0131700001657" calcext:value-type="float">
            <text:p>-0.0131700001657</text:p>
          </table:table-cell>
          <table:table-cell office:value-type="float" office:value="-0.0189800001681" calcext:value-type="float">
            <text:p>-0.0189800001681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310908E+018" calcext:value-type="float">
            <text:p>1.59204319310908E+018</text:p>
          </table:table-cell>
          <table:table-cell table:formula="of:= ([.A487]-1.59204316535084E+018)*0.000000001" office:value-type="float" office:value="27.75824" calcext:value-type="float">
            <text:p>27.75824</text:p>
          </table:table-cell>
          <table:table-cell office:value-type="float" office:value="0.000569999974687" calcext:value-type="float">
            <text:p>0.000569999974687</text:p>
          </table:table-cell>
          <table:table-cell/>
          <table:table-cell office:value-type="float" office:value="-1.24993097782" calcext:value-type="float">
            <text:p>-1.24993097782</text:p>
          </table:table-cell>
          <table:table-cell office:value-type="float" office:value="-0.595556735992" calcext:value-type="float">
            <text:p>-0.595556735992</text:p>
          </table:table-cell>
          <table:table-cell office:value-type="float" office:value="-0.866554498672" calcext:value-type="float">
            <text:p>-0.866554498672</text:p>
          </table:table-cell>
          <table:table-cell/>
          <table:table-cell office:value-type="float" office:value="7.82891893387" calcext:value-type="float">
            <text:p>7.82891893387</text:p>
          </table:table-cell>
          <table:table-cell/>
          <table:table-cell office:value-type="float" office:value="0.0366999991238" calcext:value-type="float">
            <text:p>0.0366999991238</text:p>
          </table:table-cell>
          <table:table-cell table:formula="of:=([.K488]-[.K487])/([.B488]-[.B487])" office:value-type="float" office:value="0.174148599315012" calcext:value-type="float">
            <text:p>0.174148599315012</text:p>
          </table:table-cell>
          <table:table-cell table:formula="of:= ROUNDUP([.L487]; 4)" office:value-type="float" office:value="0.1742" calcext:value-type="float">
            <text:p>0.1742</text:p>
          </table:table-cell>
          <table:table-cell office:value-type="float" office:value="-0.034699998796" calcext:value-type="float">
            <text:p>-0.034699998796</text:p>
          </table:table-cell>
          <table:table-cell office:value-type="float" office:value="-0.0118500003591" calcext:value-type="float">
            <text:p>-0.0118500003591</text:p>
          </table:table-cell>
          <table:table-cell table:style-name="Default" office:value-type="float" office:value="-0.000150000007125" calcext:value-type="float">
            <text:p>-0.000150000007125</text:p>
          </table:table-cell>
        </table:table-row>
        <table:table-row table:style-name="ro1">
          <table:table-cell office:value-type="float" office:value="1.59204319316076E+018" calcext:value-type="float">
            <text:p>1.59204319316076E+018</text:p>
          </table:table-cell>
          <table:table-cell table:formula="of:= ([.A488]-1.59204316535084E+018)*0.000000001" office:value-type="float" office:value="27.80992" calcext:value-type="float">
            <text:p>27.80992</text:p>
          </table:table-cell>
          <table:table-cell office:value-type="float" office:value="0.000959999975748" calcext:value-type="float">
            <text:p>0.000959999975748</text:p>
          </table:table-cell>
          <table:table-cell/>
          <table:table-cell office:value-type="float" office:value="-1.25385820866" calcext:value-type="float">
            <text:p>-1.25385820866</text:p>
          </table:table-cell>
          <table:table-cell office:value-type="float" office:value="-0.593815028667" calcext:value-type="float">
            <text:p>-0.593815028667</text:p>
          </table:table-cell>
          <table:table-cell office:value-type="float" office:value="-0.866569936275" calcext:value-type="float">
            <text:p>-0.866569936275</text:p>
          </table:table-cell>
          <table:table-cell/>
          <table:table-cell office:value-type="float" office:value="7.83160018921" calcext:value-type="float">
            <text:p>7.83160018921</text:p>
          </table:table-cell>
          <table:table-cell/>
          <table:table-cell office:value-type="float" office:value="0.0456999987364" calcext:value-type="float">
            <text:p>0.0456999987364</text:p>
          </table:table-cell>
          <table:table-cell table:formula="of:=([.K489]-[.K488])/([.B489]-[.B488])" office:value-type="float" office:value="0.119277171254067" calcext:value-type="float">
            <text:p>0.119277171254067</text:p>
          </table:table-cell>
          <table:table-cell table:formula="of:= ROUNDUP([.L488]; 4)" office:value-type="float" office:value="0.1193" calcext:value-type="float">
            <text:p>0.1193</text:p>
          </table:table-cell>
          <table:table-cell office:value-type="float" office:value="-0.0451599992812" calcext:value-type="float">
            <text:p>-0.0451599992812</text:p>
          </table:table-cell>
          <table:table-cell office:value-type="float" office:value="-0.00719999987632" calcext:value-type="float">
            <text:p>-0.00719999987632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office:value-type="float" office:value="1.59204319321274E+018" calcext:value-type="float">
            <text:p>1.59204319321274E+018</text:p>
          </table:table-cell>
          <table:table-cell table:formula="of:= ([.A489]-1.59204316535084E+018)*0.000000001" office:value-type="float" office:value="27.861899776" calcext:value-type="float">
            <text:p>27.861899776</text:p>
          </table:table-cell>
          <table:table-cell office:value-type="float" office:value="-0.0107100000605" calcext:value-type="float">
            <text:p>-0.0107100000605</text:p>
          </table:table-cell>
          <table:table-cell/>
          <table:table-cell office:value-type="float" office:value="-1.25716352463" calcext:value-type="float">
            <text:p>-1.25716352463</text:p>
          </table:table-cell>
          <table:table-cell office:value-type="float" office:value="-0.591428816319" calcext:value-type="float">
            <text:p>-0.591428816319</text:p>
          </table:table-cell>
          <table:table-cell office:value-type="float" office:value="-0.866561472416" calcext:value-type="float">
            <text:p>-0.866561472416</text:p>
          </table:table-cell>
          <table:table-cell/>
          <table:table-cell office:value-type="float" office:value="7.75136852264" calcext:value-type="float">
            <text:p>7.75136852264</text:p>
          </table:table-cell>
          <table:table-cell/>
          <table:table-cell office:value-type="float" office:value="0.0518999993801" calcext:value-type="float">
            <text:p>0.0518999993801</text:p>
          </table:table-cell>
          <table:table-cell table:formula="of:=([.K490]-[.K489])/([.B490]-[.B489])" office:value-type="float" office:value="0.109614837867338" calcext:value-type="float">
            <text:p>0.109614837867338</text:p>
          </table:table-cell>
          <table:table-cell table:formula="of:= ROUNDUP([.L489]; 4)" office:value-type="float" office:value="0.1097" calcext:value-type="float">
            <text:p>0.1097</text:p>
          </table:table-cell>
          <table:table-cell office:value-type="float" office:value="-0.0518499985337" calcext:value-type="float">
            <text:p>-0.0518499985337</text:p>
          </table:table-cell>
          <table:table-cell office:value-type="float" office:value="-0.00263000000268" calcext:value-type="float">
            <text:p>-0.00263000000268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9326474E+018" calcext:value-type="float">
            <text:p>1.59204319326474E+018</text:p>
          </table:table-cell>
          <table:table-cell table:formula="of:= ([.A490]-1.59204316535084E+018)*0.000000001" office:value-type="float" office:value="27.913900032" calcext:value-type="float">
            <text:p>27.913900032</text:p>
          </table:table-cell>
          <table:table-cell office:value-type="float" office:value="0.00133999995887" calcext:value-type="float">
            <text:p>0.00133999995887</text:p>
          </table:table-cell>
          <table:table-cell/>
          <table:table-cell office:value-type="float" office:value="-1.26008105278" calcext:value-type="float">
            <text:p>-1.26008105278</text:p>
          </table:table-cell>
          <table:table-cell office:value-type="float" office:value="-0.588483035564" calcext:value-type="float">
            <text:p>-0.588483035564</text:p>
          </table:table-cell>
          <table:table-cell office:value-type="float" office:value="-0.866508305073" calcext:value-type="float">
            <text:p>-0.866508305073</text:p>
          </table:table-cell>
          <table:table-cell/>
          <table:table-cell office:value-type="float" office:value="7.83421230316" calcext:value-type="float">
            <text:p>7.83421230316</text:p>
          </table:table-cell>
          <table:table-cell/>
          <table:table-cell office:value-type="float" office:value="0.0575999990106" calcext:value-type="float">
            <text:p>0.0575999990106</text:p>
          </table:table-cell>
          <table:table-cell table:formula="of:=([.K491]-[.K490])/([.B491]-[.B490])" office:value-type="float" office:value="0.126189016741905" calcext:value-type="float">
            <text:p>0.126189016741905</text:p>
          </table:table-cell>
          <table:table-cell table:formula="of:= ROUNDUP([.L490]; 4)" office:value-type="float" office:value="0.1262" calcext:value-type="float">
            <text:p>0.1262</text:p>
          </table:table-cell>
          <table:table-cell office:value-type="float" office:value="-0.0575499981642" calcext:value-type="float">
            <text:p>-0.0575499981642</text:p>
          </table:table-cell>
          <table:table-cell office:value-type="float" office:value="0.00301000010222" calcext:value-type="float">
            <text:p>0.00301000010222</text:p>
          </table:table-cell>
          <table:table-cell table:style-name="Default" office:value-type="float" office:value="0.000140000003739" calcext:value-type="float">
            <text:p>0.000140000003739</text:p>
          </table:table-cell>
        </table:table-row>
        <table:table-row table:style-name="ro1">
          <table:table-cell office:value-type="float" office:value="1.59204319331625E+018" calcext:value-type="float">
            <text:p>1.59204319331625E+018</text:p>
          </table:table-cell>
          <table:table-cell table:formula="of:= ([.A491]-1.59204316535084E+018)*0.000000001" office:value-type="float" office:value="27.965410048" calcext:value-type="float">
            <text:p>27.965410048</text:p>
          </table:table-cell>
          <table:table-cell office:value-type="float" office:value="0.019200000912" calcext:value-type="float">
            <text:p>0.019200000912</text:p>
          </table:table-cell>
          <table:table-cell/>
          <table:table-cell office:value-type="float" office:value="-1.26284003258" calcext:value-type="float">
            <text:p>-1.26284003258</text:p>
          </table:table-cell>
          <table:table-cell office:value-type="float" office:value="-0.585304677486" calcext:value-type="float">
            <text:p>-0.585304677486</text:p>
          </table:table-cell>
          <table:table-cell office:value-type="float" office:value="-0.86649531126" calcext:value-type="float">
            <text:p>-0.86649531126</text:p>
          </table:table-cell>
          <table:table-cell/>
          <table:table-cell office:value-type="float" office:value="7.95699977875" calcext:value-type="float">
            <text:p>7.95699977875</text:p>
          </table:table-cell>
          <table:table-cell/>
          <table:table-cell office:value-type="float" office:value="0.064099997282" calcext:value-type="float">
            <text:p>0.064099997282</text:p>
          </table:table-cell>
          <table:table-cell table:formula="of:=([.K492]-[.K491])/([.B492]-[.B491])" office:value-type="float" office:value="0.12685063476635" calcext:value-type="float">
            <text:p>0.12685063476635</text:p>
          </table:table-cell>
          <table:table-cell table:formula="of:= ROUNDUP([.L491]; 4)" office:value-type="float" office:value="0.1269" calcext:value-type="float">
            <text:p>0.1269</text:p>
          </table:table-cell>
          <table:table-cell office:value-type="float" office:value="-0.0632599964738" calcext:value-type="float">
            <text:p>-0.0632599964738</text:p>
          </table:table-cell>
          <table:table-cell office:value-type="float" office:value="0.0104999998584" calcext:value-type="float">
            <text:p>0.0104999998584</text:p>
          </table:table-cell>
          <table:table-cell table:style-name="Default" office:value-type="float" office:value="0.000159999995958" calcext:value-type="float">
            <text:p>0.000159999995958</text:p>
          </table:table-cell>
        </table:table-row>
        <table:table-row table:style-name="ro1">
          <table:table-cell office:value-type="float" office:value="1.59204319336828E+018" calcext:value-type="float">
            <text:p>1.59204319336828E+018</text:p>
          </table:table-cell>
          <table:table-cell table:formula="of:= ([.A492]-1.59204316535084E+018)*0.000000001" office:value-type="float" office:value="28.017439744" calcext:value-type="float">
            <text:p>28.017439744</text:p>
          </table:table-cell>
          <table:table-cell office:value-type="float" office:value="0.0402900017798" calcext:value-type="float">
            <text:p>0.0402900017798</text:p>
          </table:table-cell>
          <table:table-cell/>
          <table:table-cell office:value-type="float" office:value="-1.26540374756" calcext:value-type="float">
            <text:p>-1.26540374756</text:p>
          </table:table-cell>
          <table:table-cell office:value-type="float" office:value="-0.582270145416" calcext:value-type="float">
            <text:p>-0.582270145416</text:p>
          </table:table-cell>
          <table:table-cell office:value-type="float" office:value="-0.866516172886" calcext:value-type="float">
            <text:p>-0.866516172886</text:p>
          </table:table-cell>
          <table:table-cell/>
          <table:table-cell office:value-type="float" office:value="8.10199356079" calcext:value-type="float">
            <text:p>8.10199356079</text:p>
          </table:table-cell>
          <table:table-cell/>
          <table:table-cell office:value-type="float" office:value="0.0706999972463" calcext:value-type="float">
            <text:p>0.0706999972463</text:p>
          </table:table-cell>
          <table:table-cell table:formula="of:=([.K493]-[.K492])/([.B493]-[.B492])" office:value-type="float" office:value="0.0786792537357626" calcext:value-type="float">
            <text:p>0.078679253735763</text:p>
          </table:table-cell>
          <table:table-cell table:formula="of:= ROUNDUP([.L492]; 4)" office:value-type="float" office:value="0.0787" calcext:value-type="float">
            <text:p>0.0787</text:p>
          </table:table-cell>
          <table:table-cell office:value-type="float" office:value="-0.0669300034642" calcext:value-type="float">
            <text:p>-0.0669300034642</text:p>
          </table:table-cell>
          <table:table-cell office:value-type="float" office:value="0.0227099992335" calcext:value-type="float">
            <text:p>0.0227099992335</text:p>
          </table:table-cell>
          <table:table-cell table:style-name="Default" office:value-type="float" office:value="-0.000369999994291" calcext:value-type="float">
            <text:p>-0.000369999994291</text:p>
          </table:table-cell>
        </table:table-row>
        <table:table-row table:style-name="ro1">
          <table:table-cell office:value-type="float" office:value="1.59204319342039E+018" calcext:value-type="float">
            <text:p>1.59204319342039E+018</text:p>
          </table:table-cell>
          <table:table-cell table:formula="of:= ([.A493]-1.59204316535084E+018)*0.000000001" office:value-type="float" office:value="28.06955008" calcext:value-type="float">
            <text:p>28.06955008</text:p>
          </table:table-cell>
          <table:table-cell office:value-type="float" office:value="0.0649200007319" calcext:value-type="float">
            <text:p>0.0649200007319</text:p>
          </table:table-cell>
          <table:table-cell/>
          <table:table-cell office:value-type="float" office:value="-1.26812505722" calcext:value-type="float">
            <text:p>-1.26812505722</text:p>
          </table:table-cell>
          <table:table-cell office:value-type="float" office:value="-0.578953027725" calcext:value-type="float">
            <text:p>-0.578953027725</text:p>
          </table:table-cell>
          <table:table-cell office:value-type="float" office:value="-0.866511106491" calcext:value-type="float">
            <text:p>-0.866511106491</text:p>
          </table:table-cell>
          <table:table-cell/>
          <table:table-cell office:value-type="float" office:value="8.27132511139" calcext:value-type="float">
            <text:p>8.27132511139</text:p>
          </table:table-cell>
          <table:table-cell/>
          <table:table-cell office:value-type="float" office:value="0.0747999995947" calcext:value-type="float">
            <text:p>0.0747999995947</text:p>
          </table:table-cell>
          <table:table-cell table:formula="of:=([.K494]-[.K493])/([.B494]-[.B493])" office:value-type="float" office:value="-0.00942688951624932" calcext:value-type="float">
            <text:p>-0.009426889516249</text:p>
          </table:table-cell>
          <table:table-cell table:formula="of:= ROUNDUP([.L493]; 4)" office:value-type="float" office:value="-0.0095" calcext:value-type="float">
            <text:p>-0.0095</text:p>
          </table:table-cell>
          <table:table-cell office:value-type="float" office:value="-0.0671899989247" calcext:value-type="float">
            <text:p>-0.0671899989247</text:p>
          </table:table-cell>
          <table:table-cell office:value-type="float" office:value="0.0328800007701" calcext:value-type="float">
            <text:p>0.032880000770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347343E+018" calcext:value-type="float">
            <text:p>1.59204319347343E+018</text:p>
          </table:table-cell>
          <table:table-cell table:formula="of:= ([.A494]-1.59204316535084E+018)*0.000000001" office:value-type="float" office:value="28.122589952" calcext:value-type="float">
            <text:p>28.122589952</text:p>
          </table:table-cell>
          <table:table-cell office:value-type="float" office:value="0.0845799967647" calcext:value-type="float">
            <text:p>0.0845799967647</text:p>
          </table:table-cell>
          <table:table-cell/>
          <table:table-cell office:value-type="float" office:value="-1.27040970325" calcext:value-type="float">
            <text:p>-1.27040970325</text:p>
          </table:table-cell>
          <table:table-cell office:value-type="float" office:value="-0.575858056545" calcext:value-type="float">
            <text:p>-0.575858056545</text:p>
          </table:table-cell>
          <table:table-cell office:value-type="float" office:value="-0.86658090353" calcext:value-type="float">
            <text:p>-0.86658090353</text:p>
          </table:table-cell>
          <table:table-cell/>
          <table:table-cell office:value-type="float" office:value="8.4064874649" calcext:value-type="float">
            <text:p>8.4064874649</text:p>
          </table:table-cell>
          <table:table-cell/>
          <table:table-cell office:value-type="float" office:value="0.0742999985814" calcext:value-type="float">
            <text:p>0.0742999985814</text:p>
          </table:table-cell>
          <table:table-cell table:formula="of:=([.K495]-[.K494])/([.B495]-[.B494])" office:value-type="float" office:value="-0.0674241944387587" calcext:value-type="float">
            <text:p>-0.067424194438759</text:p>
          </table:table-cell>
          <table:table-cell table:formula="of:= ROUNDUP([.L494]; 4)" office:value-type="float" office:value="-0.0675" calcext:value-type="float">
            <text:p>-0.0675</text:p>
          </table:table-cell>
          <table:table-cell office:value-type="float" office:value="-0.063069999218" calcext:value-type="float">
            <text:p>-0.063069999218</text:p>
          </table:table-cell>
          <table:table-cell office:value-type="float" office:value="0.0393299981952" calcext:value-type="float">
            <text:p>0.0393299981952</text:p>
          </table:table-cell>
          <table:table-cell office:value-type="float" office:value="-0.0000900000013644" calcext:value-type="float">
            <text:p>-9.00E-05</text:p>
          </table:table-cell>
        </table:table-row>
        <table:table-row table:style-name="ro1">
          <table:table-cell office:value-type="float" office:value="1.59204319352534E+018" calcext:value-type="float">
            <text:p>1.59204319352534E+018</text:p>
          </table:table-cell>
          <table:table-cell table:formula="of:= ([.A495]-1.59204316535084E+018)*0.000000001" office:value-type="float" office:value="28.174500096" calcext:value-type="float">
            <text:p>28.174500096</text:p>
          </table:table-cell>
          <table:table-cell office:value-type="float" office:value="0.0924400016665" calcext:value-type="float">
            <text:p>0.0924400016665</text:p>
          </table:table-cell>
          <table:table-cell/>
          <table:table-cell office:value-type="float" office:value="-1.27146160603" calcext:value-type="float">
            <text:p>-1.27146160603</text:p>
          </table:table-cell>
          <table:table-cell office:value-type="float" office:value="-0.574738204479" calcext:value-type="float">
            <text:p>-0.574738204479</text:p>
          </table:table-cell>
          <table:table-cell office:value-type="float" office:value="-0.866538047791" calcext:value-type="float">
            <text:p>-0.866538047791</text:p>
          </table:table-cell>
          <table:table-cell/>
          <table:table-cell office:value-type="float" office:value="8.46052455902" calcext:value-type="float">
            <text:p>8.46052455902</text:p>
          </table:table-cell>
          <table:table-cell/>
          <table:table-cell office:value-type="float" office:value="0.070799998939" calcext:value-type="float">
            <text:p>0.070799998939</text:p>
          </table:table-cell>
          <table:table-cell table:formula="of:=([.K496]-[.K495])/([.B496]-[.B495])" office:value-type="float" office:value="-0.120459451614099" calcext:value-type="float">
            <text:p>-0.120459451614099</text:p>
          </table:table-cell>
          <table:table-cell table:formula="of:= ROUNDUP([.L495]; 4)" office:value-type="float" office:value="-0.1205" calcext:value-type="float">
            <text:p>-0.1205</text:p>
          </table:table-cell>
          <table:table-cell office:value-type="float" office:value="-0.0573300011456" calcext:value-type="float">
            <text:p>-0.0573300011456</text:p>
          </table:table-cell>
          <table:table-cell office:value-type="float" office:value="0.0415299981833" calcext:value-type="float">
            <text:p>0.0415299981833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9357764E+018" calcext:value-type="float">
            <text:p>1.59204319357764E+018</text:p>
          </table:table-cell>
          <table:table-cell table:formula="of:= ([.A496]-1.59204316535084E+018)*0.000000001" office:value-type="float" office:value="28.226799872" calcext:value-type="float">
            <text:p>28.226799872</text:p>
          </table:table-cell>
          <table:table-cell office:value-type="float" office:value="0.0795300006866" calcext:value-type="float">
            <text:p>0.0795300006866</text:p>
          </table:table-cell>
          <table:table-cell/>
          <table:table-cell office:value-type="float" office:value="-1.27161407471" calcext:value-type="float">
            <text:p>-1.27161407471</text:p>
          </table:table-cell>
          <table:table-cell office:value-type="float" office:value="-0.574668109417" calcext:value-type="float">
            <text:p>-0.574668109417</text:p>
          </table:table-cell>
          <table:table-cell office:value-type="float" office:value="-0.86650788784" calcext:value-type="float">
            <text:p>-0.86650788784</text:p>
          </table:table-cell>
          <table:table-cell/>
          <table:table-cell office:value-type="float" office:value="8.37176895142" calcext:value-type="float">
            <text:p>8.37176895142</text:p>
          </table:table-cell>
          <table:table-cell/>
          <table:table-cell office:value-type="float" office:value="0.0644999966025" calcext:value-type="float">
            <text:p>0.0644999966025</text:p>
          </table:table-cell>
          <table:table-cell table:formula="of:=([.K497]-[.K496])/([.B497]-[.B496])" office:value-type="float" office:value="-0.114773401622021" calcext:value-type="float">
            <text:p>-0.114773401622021</text:p>
          </table:table-cell>
          <table:table-cell table:formula="of:= ROUNDUP([.L496]; 4)" office:value-type="float" office:value="-0.1148" calcext:value-type="float">
            <text:p>-0.1148</text:p>
          </table:table-cell>
          <table:table-cell office:value-type="float" office:value="-0.0492499992251" calcext:value-type="float">
            <text:p>-0.0492499992251</text:p>
          </table:table-cell>
          <table:table-cell office:value-type="float" office:value="0.0415799990296" calcext:value-type="float">
            <text:p>0.0415799990296</text:p>
          </table:table-cell>
          <table:table-cell office:value-type="float" office:value="0.0000700000018696" calcext:value-type="float">
            <text:p>7.00E-05</text:p>
          </table:table-cell>
        </table:table-row>
        <table:table-row table:style-name="ro1">
          <table:table-cell office:value-type="float" office:value="1.59204319367958E+018" calcext:value-type="float">
            <text:p>1.59204319367958E+018</text:p>
          </table:table-cell>
          <table:table-cell table:formula="of:= ([.A497]-1.59204316535084E+018)*0.000000001" office:value-type="float" office:value="28.32873984" calcext:value-type="float">
            <text:p>28.32873984</text:p>
          </table:table-cell>
          <table:table-cell office:value-type="float" office:value="0.0282199997455" calcext:value-type="float">
            <text:p>0.0282199997455</text:p>
          </table:table-cell>
          <table:table-cell/>
          <table:table-cell office:value-type="float" office:value="-1.27162313461" calcext:value-type="float">
            <text:p>-1.27162313461</text:p>
          </table:table-cell>
          <table:table-cell office:value-type="float" office:value="-0.574663758278" calcext:value-type="float">
            <text:p>-0.574663758278</text:p>
          </table:table-cell>
          <table:table-cell office:value-type="float" office:value="-0.866504848003" calcext:value-type="float">
            <text:p>-0.866504848003</text:p>
          </table:table-cell>
          <table:table-cell/>
          <table:table-cell office:value-type="float" office:value="8.01901245117" calcext:value-type="float">
            <text:p>8.01901245117</text:p>
          </table:table-cell>
          <table:table-cell/>
          <table:table-cell office:value-type="float" office:value="0.0527999997139" calcext:value-type="float">
            <text:p>0.0527999997139</text:p>
          </table:table-cell>
          <table:table-cell table:formula="of:=([.K498]-[.K497])/([.B498]-[.B497])" office:value-type="float" office:value="-0.135491217175742" calcext:value-type="float">
            <text:p>-0.135491217175742</text:p>
          </table:table-cell>
          <table:table-cell table:formula="of:= ROUNDUP([.L497]; 4)" office:value-type="float" office:value="-0.1355" calcext:value-type="float">
            <text:p>-0.1355</text:p>
          </table:table-cell>
          <table:table-cell office:value-type="float" office:value="-0.0380199998617" calcext:value-type="float">
            <text:p>-0.0380199998617</text:p>
          </table:table-cell>
          <table:table-cell office:value-type="float" office:value="0.0366199985147" calcext:value-type="float">
            <text:p>0.0366199985147</text:p>
          </table:table-cell>
          <table:table-cell office:value-type="float" office:value="0.0000900000013644" calcext:value-type="float">
            <text:p>9.00E-05</text:p>
          </table:table-cell>
        </table:table-row>
        <table:table-row table:style-name="ro1">
          <table:table-cell office:value-type="float" office:value="1.59204319373272E+018" calcext:value-type="float">
            <text:p>1.59204319373272E+018</text:p>
          </table:table-cell>
          <table:table-cell table:formula="of:= ([.A498]-1.59204316535084E+018)*0.000000001" office:value-type="float" office:value="28.381879808" calcext:value-type="float">
            <text:p>28.381879808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-1.27160942554" calcext:value-type="float">
            <text:p>-1.27160942554</text:p>
          </table:table-cell>
          <table:table-cell office:value-type="float" office:value="-0.574679255486" calcext:value-type="float">
            <text:p>-0.574679255486</text:p>
          </table:table-cell>
          <table:table-cell office:value-type="float" office:value="-0.866508901119" calcext:value-type="float">
            <text:p>-0.866508901119</text:p>
          </table:table-cell>
          <table:table-cell/>
          <table:table-cell office:value-type="float" office:value="7.82383108139" calcext:value-type="float">
            <text:p>7.82383108139</text:p>
          </table:table-cell>
          <table:table-cell/>
          <table:table-cell office:value-type="float" office:value="0.0456000007689" calcext:value-type="float">
            <text:p>0.0456000007689</text:p>
          </table:table-cell>
          <table:table-cell table:formula="of:=([.K499]-[.K498])/([.B499]-[.B498])" office:value-type="float" office:value="-0.132870911530094" calcext:value-type="float">
            <text:p>-0.132870911530094</text:p>
          </table:table-cell>
          <table:table-cell table:formula="of:= ROUNDUP([.L498]; 4)" office:value-type="float" office:value="-0.1329" calcext:value-type="float">
            <text:p>-0.1329</text:p>
          </table:table-cell>
          <table:table-cell office:value-type="float" office:value="-0.0310399997979" calcext:value-type="float">
            <text:p>-0.0310399997979</text:p>
          </table:table-cell>
          <table:table-cell office:value-type="float" office:value="0.0334599986672" calcext:value-type="float">
            <text:p>0.0334599986672</text:p>
          </table:table-cell>
          <table:table-cell table:style-name="Default" office:value-type="float" office:value="0.000110000000859" calcext:value-type="float">
            <text:p>0.000110000000859</text:p>
          </table:table-cell>
        </table:table-row>
        <table:table-row table:style-name="ro1">
          <table:table-cell office:value-type="float" office:value="1.59204319378465E+018" calcext:value-type="float">
            <text:p>1.59204319378465E+018</text:p>
          </table:table-cell>
          <table:table-cell table:formula="of:= ([.A499]-1.59204316535084E+018)*0.000000001" office:value-type="float" office:value="28.43380992" calcext:value-type="float">
            <text:p>28.43380992</text:p>
          </table:table-cell>
          <table:table-cell office:value-type="float" office:value="-0.0230800006539" calcext:value-type="float">
            <text:p>-0.0230800006539</text:p>
          </table:table-cell>
          <table:table-cell/>
          <table:table-cell office:value-type="float" office:value="-1.27160930634" calcext:value-type="float">
            <text:p>-1.27160930634</text:p>
          </table:table-cell>
          <table:table-cell office:value-type="float" office:value="-0.57466506958" calcext:value-type="float">
            <text:p>-0.57466506958</text:p>
          </table:table-cell>
          <table:table-cell office:value-type="float" office:value="-0.866509377956" calcext:value-type="float">
            <text:p>-0.866509377956</text:p>
          </table:table-cell>
          <table:table-cell/>
          <table:table-cell office:value-type="float" office:value="7.66632509232" calcext:value-type="float">
            <text:p>7.66632509232</text:p>
          </table:table-cell>
          <table:table-cell/>
          <table:table-cell office:value-type="float" office:value="0.0386999994516" calcext:value-type="float">
            <text:p>0.0386999994516</text:p>
          </table:table-cell>
          <table:table-cell table:formula="of:=([.K500]-[.K499])/([.B500]-[.B499])" office:value-type="float" office:value="-0.0955287681242681" calcext:value-type="float">
            <text:p>-0.095528768124268</text:p>
          </table:table-cell>
          <table:table-cell table:formula="of:= ROUNDUP([.L499]; 4)" office:value-type="float" office:value="-0.0956" calcext:value-type="float">
            <text:p>-0.0956</text:p>
          </table:table-cell>
          <table:table-cell office:value-type="float" office:value="-0.0252599995583" calcext:value-type="float">
            <text:p>-0.0252599995583</text:p>
          </table:table-cell>
          <table:table-cell office:value-type="float" office:value="0.0293099991977" calcext:value-type="float">
            <text:p>0.0293099991977</text:p>
          </table:table-cell>
          <table:table-cell office:value-type="float" office:value="0.0000900000013644" calcext:value-type="float">
            <text:p>9.00E-05</text:p>
          </table:table-cell>
        </table:table-row>
        <table:table-row table:style-name="ro1">
          <table:table-cell office:value-type="float" office:value="1.59204319388619E+018" calcext:value-type="float">
            <text:p>1.59204319388619E+018</text:p>
          </table:table-cell>
          <table:table-cell table:formula="of:= ([.A500]-1.59204316535084E+018)*0.000000001" office:value-type="float" office:value="28.535350016" calcext:value-type="float">
            <text:p>28.535350016</text:p>
          </table:table-cell>
          <table:table-cell office:value-type="float" office:value="-0.046020001173" calcext:value-type="float">
            <text:p>-0.046020001173</text:p>
          </table:table-cell>
          <table:table-cell/>
          <table:table-cell office:value-type="float" office:value="-1.27160596848" calcext:value-type="float">
            <text:p>-1.27160596848</text:p>
          </table:table-cell>
          <table:table-cell office:value-type="float" office:value="-0.574666798115" calcext:value-type="float">
            <text:p>-0.574666798115</text:p>
          </table:table-cell>
          <table:table-cell office:value-type="float" office:value="-0.866508424282" calcext:value-type="float">
            <text:p>-0.866508424282</text:p>
          </table:table-cell>
          <table:table-cell/>
          <table:table-cell office:value-type="float" office:value="7.50861263275" calcext:value-type="float">
            <text:p>7.50861263275</text:p>
          </table:table-cell>
          <table:table-cell/>
          <table:table-cell office:value-type="float" office:value="0.0289999991655" calcext:value-type="float">
            <text:p>0.0289999991655</text:p>
          </table:table-cell>
          <table:table-cell table:formula="of:=([.K501]-[.K500])/([.B501]-[.B500])" office:value-type="float" office:value="-0.132692297203847" calcext:value-type="float">
            <text:p>-0.132692297203847</text:p>
          </table:table-cell>
          <table:table-cell table:formula="of:= ROUNDUP([.L500]; 4)" office:value-type="float" office:value="-0.1327" calcext:value-type="float">
            <text:p>-0.1327</text:p>
          </table:table-cell>
          <table:table-cell office:value-type="float" office:value="-0.0185499992222" calcext:value-type="float">
            <text:p>-0.0185499992222</text:p>
          </table:table-cell>
          <table:table-cell office:value-type="float" office:value="0.0222299993038" calcext:value-type="float">
            <text:p>0.0222299993038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393819E+018" calcext:value-type="float">
            <text:p>1.59204319393819E+018</text:p>
          </table:table-cell>
          <table:table-cell table:formula="of:= ([.A501]-1.59204316535084E+018)*0.000000001" office:value-type="float" office:value="28.587350016" calcext:value-type="float">
            <text:p>28.587350016</text:p>
          </table:table-cell>
          <table:table-cell office:value-type="float" office:value="-0.0675299987197" calcext:value-type="float">
            <text:p>-0.0675299987197</text:p>
          </table:table-cell>
          <table:table-cell/>
          <table:table-cell office:value-type="float" office:value="-1.27159261703" calcext:value-type="float">
            <text:p>-1.27159261703</text:p>
          </table:table-cell>
          <table:table-cell office:value-type="float" office:value="-0.5746768713" calcext:value-type="float">
            <text:p>-0.5746768713</text:p>
          </table:table-cell>
          <table:table-cell office:value-type="float" office:value="-0.866513669491" calcext:value-type="float">
            <text:p>-0.866513669491</text:p>
          </table:table-cell>
          <table:table-cell/>
          <table:table-cell office:value-type="float" office:value="7.36073112488" calcext:value-type="float">
            <text:p>7.36073112488</text:p>
          </table:table-cell>
          <table:table-cell/>
          <table:table-cell office:value-type="float" office:value="0.0220999997109" calcext:value-type="float">
            <text:p>0.0220999997109</text:p>
          </table:table-cell>
          <table:table-cell table:formula="of:=([.K502]-[.K501])/([.B502]-[.B501])" office:value-type="float" office:value="-0.114102113113984" calcext:value-type="float">
            <text:p>-0.114102113113984</text:p>
          </table:table-cell>
          <table:table-cell table:formula="of:= ROUNDUP([.L501]; 4)" office:value-type="float" office:value="-0.1142" calcext:value-type="float">
            <text:p>-0.1142</text:p>
          </table:table-cell>
          <table:table-cell office:value-type="float" office:value="-0.0140699995682" calcext:value-type="float">
            <text:p>-0.0140699995682</text:p>
          </table:table-cell>
          <table:table-cell office:value-type="float" office:value="0.0170900002122" calcext:value-type="float">
            <text:p>0.0170900002122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9399428E+018" calcext:value-type="float">
            <text:p>1.59204319399428E+018</text:p>
          </table:table-cell>
          <table:table-cell table:formula="of:= ([.A502]-1.59204316535084E+018)*0.000000001" office:value-type="float" office:value="28.643440128" calcext:value-type="float">
            <text:p>28.643440128</text:p>
          </table:table-cell>
          <table:table-cell office:value-type="float" office:value="-0.0878600031137" calcext:value-type="float">
            <text:p>-0.0878600031137</text:p>
          </table:table-cell>
          <table:table-cell/>
          <table:table-cell office:value-type="float" office:value="-1.27159881592" calcext:value-type="float">
            <text:p>-1.27159881592</text:p>
          </table:table-cell>
          <table:table-cell office:value-type="float" office:value="-0.574673593044" calcext:value-type="float">
            <text:p>-0.574673593044</text:p>
          </table:table-cell>
          <table:table-cell office:value-type="float" office:value="-0.866509139538" calcext:value-type="float">
            <text:p>-0.866509139538</text:p>
          </table:table-cell>
          <table:table-cell/>
          <table:table-cell office:value-type="float" office:value="7.22096252441" calcext:value-type="float">
            <text:p>7.22096252441</text:p>
          </table:table-cell>
          <table:table-cell/>
          <table:table-cell office:value-type="float" office:value="0.0156999994069" calcext:value-type="float">
            <text:p>0.0156999994069</text:p>
          </table:table-cell>
          <table:table-cell table:formula="of:=([.K503]-[.K502])/([.B503]-[.B502])" office:value-type="float" office:value="-0.132285265616946" calcext:value-type="float">
            <text:p>-0.132285265616946</text:p>
          </table:table-cell>
          <table:table-cell table:formula="of:= ROUNDUP([.L502]; 4)" office:value-type="float" office:value="-0.1323" calcext:value-type="float">
            <text:p>-0.1323</text:p>
          </table:table-cell>
          <table:table-cell office:value-type="float" office:value="-0.00989999994636" calcext:value-type="float">
            <text:p>-0.00989999994636</text:p>
          </table:table-cell>
          <table:table-cell office:value-type="float" office:value="0.012140000239" calcext:value-type="float">
            <text:p>0.012140000239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404644E+018" calcext:value-type="float">
            <text:p>1.59204319404644E+018</text:p>
          </table:table-cell>
          <table:table-cell table:formula="of:= ([.A503]-1.59204316535084E+018)*0.000000001" office:value-type="float" office:value="28.695600128" calcext:value-type="float">
            <text:p>28.695600128</text:p>
          </table:table-cell>
          <table:table-cell office:value-type="float" office:value="-0.105420000851" calcext:value-type="float">
            <text:p>-0.105420000851</text:p>
          </table:table-cell>
          <table:table-cell/>
          <table:table-cell office:value-type="float" office:value="-1.27158856392" calcext:value-type="float">
            <text:p>-1.27158856392</text:p>
          </table:table-cell>
          <table:table-cell office:value-type="float" office:value="-0.574670135975" calcext:value-type="float">
            <text:p>-0.574670135975</text:p>
          </table:table-cell>
          <table:table-cell office:value-type="float" office:value="-0.866512358189" calcext:value-type="float">
            <text:p>-0.866512358189</text:p>
          </table:table-cell>
          <table:table-cell/>
          <table:table-cell office:value-type="float" office:value="7.10023736954" calcext:value-type="float">
            <text:p>7.10023736954</text:p>
          </table:table-cell>
          <table:table-cell/>
          <table:table-cell office:value-type="float" office:value="0.00879999995232" calcext:value-type="float">
            <text:p>0.00879999995232</text:p>
          </table:table-cell>
          <table:table-cell table:formula="of:=([.K504]-[.K503])/([.B504]-[.B503])" office:value-type="float" office:value="-0.118723901805446" calcext:value-type="float">
            <text:p>-0.118723901805446</text:p>
          </table:table-cell>
          <table:table-cell table:formula="of:= ROUNDUP([.L503]; 4)" office:value-type="float" office:value="-0.1188" calcext:value-type="float">
            <text:p>-0.1188</text:p>
          </table:table-cell>
          <table:table-cell office:value-type="float" office:value="-0.00553000019863" calcext:value-type="float">
            <text:p>-0.00553000019863</text:p>
          </table:table-cell>
          <table:table-cell office:value-type="float" office:value="0.00683999992907" calcext:value-type="float">
            <text:p>0.00683999992907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409782E+018" calcext:value-type="float">
            <text:p>1.59204319409782E+018</text:p>
          </table:table-cell>
          <table:table-cell table:formula="of:= ([.A504]-1.59204316535084E+018)*0.000000001" office:value-type="float" office:value="28.74697984" calcext:value-type="float">
            <text:p>28.74697984</text:p>
          </table:table-cell>
          <table:table-cell office:value-type="float" office:value="-0.11467000097" calcext:value-type="float">
            <text:p>-0.11467000097</text:p>
          </table:table-cell>
          <table:table-cell/>
          <table:table-cell office:value-type="float" office:value="-1.27158010006" calcext:value-type="float">
            <text:p>-1.27158010006</text:p>
          </table:table-cell>
          <table:table-cell office:value-type="float" office:value="-0.574671268463" calcext:value-type="float">
            <text:p>-0.574671268463</text:p>
          </table:table-cell>
          <table:table-cell office:value-type="float" office:value="-0.866519629955" calcext:value-type="float">
            <text:p>-0.866519629955</text:p>
          </table:table-cell>
          <table:table-cell/>
          <table:table-cell office:value-type="float" office:value="7.0366435051" calcext:value-type="float">
            <text:p>7.0366435051</text:p>
          </table:table-cell>
          <table:table-cell/>
          <table:table-cell office:value-type="float" office:value="0.00270000007004" calcext:value-type="float">
            <text:p>0.00270000007004</text:p>
          </table:table-cell>
          <table:table-cell table:formula="of:=([.K505]-[.K504])/([.B505]-[.B504])" office:value-type="float" office:value="-0.0471518772310767" calcext:value-type="float">
            <text:p>-0.047151877231077</text:p>
          </table:table-cell>
          <table:table-cell table:formula="of:= ROUNDUP([.L504]; 4)" office:value-type="float" office:value="-0.0472" calcext:value-type="float">
            <text:p>-0.0472</text:p>
          </table:table-cell>
          <table:table-cell office:value-type="float" office:value="-0.00187000003643" calcext:value-type="float">
            <text:p>-0.00187000003643</text:p>
          </table:table-cell>
          <table:table-cell office:value-type="float" office:value="0.00190000003204" calcext:value-type="float">
            <text:p>0.00190000003204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office:value-type="float" office:value="1.59204319415084E+018" calcext:value-type="float">
            <text:p>1.59204319415084E+018</text:p>
          </table:table-cell>
          <table:table-cell table:formula="of:= ([.A505]-1.59204316535084E+018)*0.000000001" office:value-type="float" office:value="28.8" calcext:value-type="float">
            <text:p>28.8</text:p>
          </table:table-cell>
          <table:table-cell office:value-type="float" office:value="-0.112870000303" calcext:value-type="float">
            <text:p>-0.112870000303</text:p>
          </table:table-cell>
          <table:table-cell/>
          <table:table-cell office:value-type="float" office:value="-1.27157890797" calcext:value-type="float">
            <text:p>-1.27157890797</text:p>
          </table:table-cell>
          <table:table-cell office:value-type="float" office:value="-0.574683487415" calcext:value-type="float">
            <text:p>-0.574683487415</text:p>
          </table:table-cell>
          <table:table-cell office:value-type="float" office:value="-0.866514623165" calcext:value-type="float">
            <text:p>-0.866514623165</text:p>
          </table:table-cell>
          <table:table-cell/>
          <table:table-cell office:value-type="float" office:value="7.04901885986" calcext:value-type="float">
            <text:p>7.04901885986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formula="of:=([.K506]-[.K505])/([.B506]-[.B505])" office:value-type="float" office:value="-0.00384099145648235" calcext:value-type="float">
            <text:p>-0.003840991456482</text:p>
          </table:table-cell>
          <table:table-cell table:formula="of:= ROUNDUP([.L505]; 4)" office:value-type="float" office:value="-0.0039" calcext:value-type="float">
            <text:p>-0.0039</text:p>
          </table:table-cell>
          <table:table-cell office:value-type="float" office:value="-0.000190000006114" calcext:value-type="float">
            <text:p>-0.000190000006114</text:p>
          </table:table-cell>
          <table:table-cell table:style-name="ce1" office:value-type="float" office:value="0.0000900000013644" calcext:value-type="float">
            <text:p>9.00E-05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office:value-type="float" office:value="1.59204319420291E+018" calcext:value-type="float">
            <text:p>1.59204319420291E+018</text:p>
          </table:table-cell>
          <table:table-cell table:formula="of:= ([.A506]-1.59204316535084E+018)*0.000000001" office:value-type="float" office:value="28.852069888" calcext:value-type="float">
            <text:p>28.852069888</text:p>
          </table:table-cell>
          <table:table-cell office:value-type="float" office:value="-0.103160001338" calcext:value-type="float">
            <text:p>-0.103160001338</text:p>
          </table:table-cell>
          <table:table-cell/>
          <table:table-cell office:value-type="float" office:value="-1.2715883255" calcext:value-type="float">
            <text:p>-1.2715883255</text:p>
          </table:table-cell>
          <table:table-cell office:value-type="float" office:value="-0.574677765369" calcext:value-type="float">
            <text:p>-0.574677765369</text:p>
          </table:table-cell>
          <table:table-cell office:value-type="float" office:value="-0.866509079933" calcext:value-type="float">
            <text:p>-0.866509079933</text:p>
          </table:table-cell>
          <table:table-cell/>
          <table:table-cell office:value-type="float" office:value="7.11577510834" calcext:value-type="float">
            <text:p>7.11577510834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07]-[.K506])/([.B507]-[.B506])" office:value-type="float" office:value="0.00192011812017436" calcext:value-type="float">
            <text:p>0.001920118120174</text:p>
          </table:table-cell>
          <table:table-cell table:formula="of:= ROUNDUP([.L506]; 4)" office:value-type="float" office:value="0.002" calcext:value-type="float">
            <text:p>0.002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425499E+018" calcext:value-type="float">
            <text:p>1.59204319425499E+018</text:p>
          </table:table-cell>
          <table:table-cell table:formula="of:= ([.A507]-1.59204316535084E+018)*0.000000001" office:value-type="float" office:value="28.904150016" calcext:value-type="float">
            <text:p>28.904150016</text:p>
          </table:table-cell>
          <table:table-cell office:value-type="float" office:value="-0.0915900021791" calcext:value-type="float">
            <text:p>-0.0915900021791</text:p>
          </table:table-cell>
          <table:table-cell/>
          <table:table-cell office:value-type="float" office:value="-1.27156770229" calcext:value-type="float">
            <text:p>-1.27156770229</text:p>
          </table:table-cell>
          <table:table-cell office:value-type="float" office:value="-0.574677467346" calcext:value-type="float">
            <text:p>-0.574677467346</text:p>
          </table:table-cell>
          <table:table-cell office:value-type="float" office:value="-0.866521835327" calcext:value-type="float">
            <text:p>-0.866521835327</text:p>
          </table:table-cell>
          <table:table-cell/>
          <table:table-cell office:value-type="float" office:value="7.19531869888" calcext:value-type="float">
            <text:p>7.1953186988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508]-[.K507])/([.B508]-[.B507])" office:value-type="float" office:value="0" calcext:value-type="float">
            <text:p>0</text:p>
          </table:table-cell>
          <table:table-cell table:formula="of:= ROUNDUP([.L507]; 4)" office:value-type="float" office:value="0" calcext:value-type="float">
            <text:p>0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9430696E+018" calcext:value-type="float">
            <text:p>1.59204319430696E+018</text:p>
          </table:table-cell>
          <table:table-cell table:formula="of:= ([.A508]-1.59204316535084E+018)*0.000000001" office:value-type="float" office:value="28.956119808" calcext:value-type="float">
            <text:p>28.956119808</text:p>
          </table:table-cell>
          <table:table-cell office:value-type="float" office:value="-0.0792400017381" calcext:value-type="float">
            <text:p>-0.0792400017381</text:p>
          </table:table-cell>
          <table:table-cell/>
          <table:table-cell office:value-type="float" office:value="-1.27156877518" calcext:value-type="float">
            <text:p>-1.27156877518</text:p>
          </table:table-cell>
          <table:table-cell office:value-type="float" office:value="-0.574682891369" calcext:value-type="float">
            <text:p>-0.574682891369</text:p>
          </table:table-cell>
          <table:table-cell office:value-type="float" office:value="-0.86651712656" calcext:value-type="float">
            <text:p>-0.86651712656</text:p>
          </table:table-cell>
          <table:table-cell/>
          <table:table-cell office:value-type="float" office:value="7.28022480011" calcext:value-type="float">
            <text:p>7.28022480011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509]-[.K508])/([.B509]-[.B508])" office:value-type="float" office:value="0" calcext:value-type="float">
            <text:p>0</text:p>
          </table:table-cell>
          <table:table-cell table:formula="of:= ROUNDUP([.L508]; 4)" office:value-type="float" office:value="0" calcext:value-type="float">
            <text:p>0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435887E+018" calcext:value-type="float">
            <text:p>1.59204319435887E+018</text:p>
          </table:table-cell>
          <table:table-cell table:formula="of:= ([.A509]-1.59204316535084E+018)*0.000000001" office:value-type="float" office:value="29.008029952" calcext:value-type="float">
            <text:p>29.008029952</text:p>
          </table:table-cell>
          <table:table-cell office:value-type="float" office:value="-0.0672200024128" calcext:value-type="float">
            <text:p>-0.0672200024128</text:p>
          </table:table-cell>
          <table:table-cell/>
          <table:table-cell office:value-type="float" office:value="-1.27156412601" calcext:value-type="float">
            <text:p>-1.27156412601</text:p>
          </table:table-cell>
          <table:table-cell office:value-type="float" office:value="-0.574679255486" calcext:value-type="float">
            <text:p>-0.574679255486</text:p>
          </table:table-cell>
          <table:table-cell office:value-type="float" office:value="-0.86652225256" calcext:value-type="float">
            <text:p>-0.86652225256</text:p>
          </table:table-cell>
          <table:table-cell/>
          <table:table-cell office:value-type="float" office:value="7.36286258698" calcext:value-type="float">
            <text:p>7.3628625869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510]-[.K509])/([.B510]-[.B509])" office:value-type="float" office:value="0" calcext:value-type="float">
            <text:p>0</text:p>
          </table:table-cell>
          <table:table-cell table:formula="of:= ROUNDUP([.L509]; 4)" office:value-type="float" office:value="0" calcext:value-type="float">
            <text:p>0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9446099E+018" calcext:value-type="float">
            <text:p>1.59204319446099E+018</text:p>
          </table:table-cell>
          <table:table-cell table:formula="of:= ([.A510]-1.59204316535084E+018)*0.000000001" office:value-type="float" office:value="29.110149888" calcext:value-type="float">
            <text:p>29.110149888</text:p>
          </table:table-cell>
          <table:table-cell office:value-type="float" office:value="-0.0502800010145" calcext:value-type="float">
            <text:p>-0.0502800010145</text:p>
          </table:table-cell>
          <table:table-cell/>
          <table:table-cell office:value-type="float" office:value="-1.27155530453" calcext:value-type="float">
            <text:p>-1.27155530453</text:p>
          </table:table-cell>
          <table:table-cell office:value-type="float" office:value="-0.574687421322" calcext:value-type="float">
            <text:p>-0.574687421322</text:p>
          </table:table-cell>
          <table:table-cell office:value-type="float" office:value="-0.866522014141" calcext:value-type="float">
            <text:p>-0.866522014141</text:p>
          </table:table-cell>
          <table:table-cell/>
          <table:table-cell office:value-type="float" office:value="7.47932481766" calcext:value-type="float">
            <text:p>7.47932481766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511]-[.K510])/([.B511]-[.B510])" office:value-type="float" office:value="0" calcext:value-type="float">
            <text:p>0</text:p>
          </table:table-cell>
          <table:table-cell table:formula="of:= ROUNDUP([.L510]; 4)" office:value-type="float" office:value="0" calcext:value-type="float">
            <text:p>0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9451308E+018" calcext:value-type="float">
            <text:p>1.59204319451308E+018</text:p>
          </table:table-cell>
          <table:table-cell table:formula="of:= ([.A511]-1.59204316535084E+018)*0.000000001" office:value-type="float" office:value="29.16224" calcext:value-type="float">
            <text:p>29.16224</text:p>
          </table:table-cell>
          <table:table-cell office:value-type="float" office:value="-0.0382700003684" calcext:value-type="float">
            <text:p>-0.0382700003684</text:p>
          </table:table-cell>
          <table:table-cell/>
          <table:table-cell office:value-type="float" office:value="-1.27154898643" calcext:value-type="float">
            <text:p>-1.27154898643</text:p>
          </table:table-cell>
          <table:table-cell office:value-type="float" office:value="-0.57468944788" calcext:value-type="float">
            <text:p>-0.57468944788</text:p>
          </table:table-cell>
          <table:table-cell office:value-type="float" office:value="-0.866526186466" calcext:value-type="float">
            <text:p>-0.866526186466</text:p>
          </table:table-cell>
          <table:table-cell/>
          <table:table-cell office:value-type="float" office:value="7.56189393997" calcext:value-type="float">
            <text:p>7.56189393997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512]-[.K511])/([.B512]-[.B511])" office:value-type="float" office:value="0" calcext:value-type="float">
            <text:p>0</text:p>
          </table:table-cell>
          <table:table-cell table:formula="of:= ROUNDUP([.L511]; 4)" office:value-type="float" office:value="0" calcext:value-type="float">
            <text:p>0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945651E+018" calcext:value-type="float">
            <text:p>1.5920431945651E+018</text:p>
          </table:table-cell>
          <table:table-cell table:formula="of:= ([.A512]-1.59204316535084E+018)*0.000000001" office:value-type="float" office:value="29.214259968" calcext:value-type="float">
            <text:p>29.214259968</text:p>
          </table:table-cell>
          <table:table-cell office:value-type="float" office:value="-0.0273299999535" calcext:value-type="float">
            <text:p>-0.0273299999535</text:p>
          </table:table-cell>
          <table:table-cell/>
          <table:table-cell office:value-type="float" office:value="-1.27155423164" calcext:value-type="float">
            <text:p>-1.27155423164</text:p>
          </table:table-cell>
          <table:table-cell office:value-type="float" office:value="-0.574686408043" calcext:value-type="float">
            <text:p>-0.574686408043</text:p>
          </table:table-cell>
          <table:table-cell office:value-type="float" office:value="-0.866524636745" calcext:value-type="float">
            <text:p>-0.866524636745</text:p>
          </table:table-cell>
          <table:table-cell/>
          <table:table-cell office:value-type="float" office:value="7.63710641861" calcext:value-type="float">
            <text:p>7.63710641861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513]-[.K512])/([.B513]-[.B512])" office:value-type="float" office:value="0" calcext:value-type="float">
            <text:p>0</text:p>
          </table:table-cell>
          <table:table-cell table:formula="of:= ROUNDUP([.L512]; 4)" office:value-type="float" office:value="0" calcext:value-type="float">
            <text:p>0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9467079E+018" calcext:value-type="float">
            <text:p>1.59204319467079E+018</text:p>
          </table:table-cell>
          <table:table-cell table:formula="of:= ([.A513]-1.59204316535084E+018)*0.000000001" office:value-type="float" office:value="29.31995008" calcext:value-type="float">
            <text:p>29.31995008</text:p>
          </table:table-cell>
          <table:table-cell office:value-type="float" office:value="-0.0139300003648" calcext:value-type="float">
            <text:p>-0.0139300003648</text:p>
          </table:table-cell>
          <table:table-cell/>
          <table:table-cell office:value-type="float" office:value="-1.27155041695" calcext:value-type="float">
            <text:p>-1.27155041695</text:p>
          </table:table-cell>
          <table:table-cell office:value-type="float" office:value="-0.574688076973" calcext:value-type="float">
            <text:p>-0.574688076973</text:p>
          </table:table-cell>
          <table:table-cell office:value-type="float" office:value="-0.866520524025" calcext:value-type="float">
            <text:p>-0.866520524025</text:p>
          </table:table-cell>
          <table:table-cell/>
          <table:table-cell office:value-type="float" office:value="7.72923135757" calcext:value-type="float">
            <text:p>7.72923135757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514]-[.K513])/([.B514]-[.B513])" office:value-type="float" office:value="-0.00192382509447137" calcext:value-type="float">
            <text:p>-0.001923825094471</text:p>
          </table:table-cell>
          <table:table-cell table:formula="of:= ROUNDUP([.L513]; 4)" office:value-type="float" office:value="-0.002" calcext:value-type="float">
            <text:p>-0.002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472277E+018" calcext:value-type="float">
            <text:p>1.59204319472277E+018</text:p>
          </table:table-cell>
          <table:table-cell table:formula="of:= ([.A514]-1.59204316535084E+018)*0.000000001" office:value-type="float" office:value="29.371929856" calcext:value-type="float">
            <text:p>29.371929856</text:p>
          </table:table-cell>
          <table:table-cell office:value-type="float" office:value="-0.00431999983266" calcext:value-type="float">
            <text:p>-0.00431999983266</text:p>
          </table:table-cell>
          <table:table-cell/>
          <table:table-cell office:value-type="float" office:value="-1.27155578136" calcext:value-type="float">
            <text:p>-1.27155578136</text:p>
          </table:table-cell>
          <table:table-cell office:value-type="float" office:value="-0.574677526951" calcext:value-type="float">
            <text:p>-0.574677526951</text:p>
          </table:table-cell>
          <table:table-cell office:value-type="float" office:value="-0.866519868374" calcext:value-type="float">
            <text:p>-0.866519868374</text:p>
          </table:table-cell>
          <table:table-cell/>
          <table:table-cell office:value-type="float" office:value="7.79530000687" calcext:value-type="float">
            <text:p>7.7953000068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15]-[.K514])/([.B515]-[.B514])" office:value-type="float" office:value="0" calcext:value-type="float">
            <text:p>0</text:p>
          </table:table-cell>
          <table:table-cell table:formula="of:= ROUNDUP([.L514]; 4)" office:value-type="float" office:value="0" calcext:value-type="float">
            <text:p>0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477477E+018" calcext:value-type="float">
            <text:p>1.59204319477477E+018</text:p>
          </table:table-cell>
          <table:table-cell table:formula="of:= ([.A515]-1.59204316535084E+018)*0.000000001" office:value-type="float" office:value="29.423929856" calcext:value-type="float">
            <text:p>29.423929856</text:p>
          </table:table-cell>
          <table:table-cell office:value-type="float" office:value="-0.000319999991916" calcext:value-type="float">
            <text:p>-0.000319999991916</text:p>
          </table:table-cell>
          <table:table-cell/>
          <table:table-cell office:value-type="float" office:value="-1.2715498209" calcext:value-type="float">
            <text:p>-1.2715498209</text:p>
          </table:table-cell>
          <table:table-cell office:value-type="float" office:value="-0.574681043625" calcext:value-type="float">
            <text:p>-0.574681043625</text:p>
          </table:table-cell>
          <table:table-cell office:value-type="float" office:value="-0.866523385048" calcext:value-type="float">
            <text:p>-0.866523385048</text:p>
          </table:table-cell>
          <table:table-cell/>
          <table:table-cell office:value-type="float" office:value="7.82280015945" calcext:value-type="float">
            <text:p>7.8228001594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16]-[.K515])/([.B516]-[.B515])" office:value-type="float" office:value="0.00192270771461489" calcext:value-type="float">
            <text:p>0.001922707714615</text:p>
          </table:table-cell>
          <table:table-cell table:formula="of:= ROUNDUP([.L515]; 4)" office:value-type="float" office:value="0.002" calcext:value-type="float">
            <text:p>0.002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482678E+018" calcext:value-type="float">
            <text:p>1.59204319482678E+018</text:p>
          </table:table-cell>
          <table:table-cell table:formula="of:= ([.A516]-1.59204316535084E+018)*0.000000001" office:value-type="float" office:value="29.47593984" calcext:value-type="float">
            <text:p>29.47593984</text:p>
          </table:table-cell>
          <table:table-cell office:value-type="float" office:value="0.000159999995958" calcext:value-type="float">
            <text:p>0.000159999995958</text:p>
          </table:table-cell>
          <table:table-cell/>
          <table:table-cell office:value-type="float" office:value="-1.27154839039" calcext:value-type="float">
            <text:p>-1.27154839039</text:p>
          </table:table-cell>
          <table:table-cell office:value-type="float" office:value="-0.574686467648" calcext:value-type="float">
            <text:p>-0.574686467648</text:p>
          </table:table-cell>
          <table:table-cell office:value-type="float" office:value="-0.866523265839" calcext:value-type="float">
            <text:p>-0.866523265839</text:p>
          </table:table-cell>
          <table:table-cell/>
          <table:table-cell office:value-type="float" office:value="7.82609987259" calcext:value-type="float">
            <text:p>7.82609987259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517]-[.K516])/([.B517]-[.B516])" office:value-type="float" office:value="-0.00195197328642118" calcext:value-type="float">
            <text:p>-0.001951973286421</text:p>
          </table:table-cell>
          <table:table-cell table:formula="of:= ROUNDUP([.L516]; 4)" office:value-type="float" office:value="-0.002" calcext:value-type="float">
            <text:p>-0.002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9487801E+018" calcext:value-type="float">
            <text:p>1.59204319487801E+018</text:p>
          </table:table-cell>
          <table:table-cell table:formula="of:= ([.A517]-1.59204316535084E+018)*0.000000001" office:value-type="float" office:value="29.527170048" calcext:value-type="float">
            <text:p>29.527170048</text:p>
          </table:table-cell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-1.27154529095" calcext:value-type="float">
            <text:p>-1.27154529095</text:p>
          </table:table-cell>
          <table:table-cell office:value-type="float" office:value="-0.574680626392" calcext:value-type="float">
            <text:p>-0.574680626392</text:p>
          </table:table-cell>
          <table:table-cell office:value-type="float" office:value="-0.866527736187" calcext:value-type="float">
            <text:p>-0.866527736187</text:p>
          </table:table-cell>
          <table:table-cell/>
          <table:table-cell office:value-type="float" office:value="7.82390022278" calcext:value-type="float">
            <text:p>7.82390022278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18]-[.K517])/([.B518]-[.B517])" office:value-type="float" office:value="0" calcext:value-type="float">
            <text:p>0</text:p>
          </table:table-cell>
          <table:table-cell table:formula="of:= ROUNDUP([.L517]; 4)" office:value-type="float" office:value="0" calcext:value-type="float">
            <text:p>0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493027E+018" calcext:value-type="float">
            <text:p>1.59204319493027E+018</text:p>
          </table:table-cell>
          <table:table-cell table:formula="of:= ([.A518]-1.59204316535084E+018)*0.000000001" office:value-type="float" office:value="29.579429888" calcext:value-type="float">
            <text:p>29.579429888</text:p>
          </table:table-cell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-1.27154743671" calcext:value-type="float">
            <text:p>-1.27154743671</text:p>
          </table:table-cell>
          <table:table-cell office:value-type="float" office:value="-0.574677348137" calcext:value-type="float">
            <text:p>-0.574677348137</text:p>
          </table:table-cell>
          <table:table-cell office:value-type="float" office:value="-0.866526722908" calcext:value-type="float">
            <text:p>-0.866526722908</text:p>
          </table:table-cell>
          <table:table-cell/>
          <table:table-cell office:value-type="float" office:value="7.82390022278" calcext:value-type="float">
            <text:p>7.82390022278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19]-[.K518])/([.B519]-[.B518])" office:value-type="float" office:value="0" calcext:value-type="float">
            <text:p>0</text:p>
          </table:table-cell>
          <table:table-cell table:formula="of:= ROUNDUP([.L518]; 4)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9498236E+018" calcext:value-type="float">
            <text:p>1.59204319498236E+018</text:p>
          </table:table-cell>
          <table:table-cell table:formula="of:= ([.A519]-1.59204316535084E+018)*0.000000001" office:value-type="float" office:value="29.631519744" calcext:value-type="float">
            <text:p>29.631519744</text:p>
          </table:table-cell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-1.27155411243" calcext:value-type="float">
            <text:p>-1.27155411243</text:p>
          </table:table-cell>
          <table:table-cell office:value-type="float" office:value="-0.574685752392" calcext:value-type="float">
            <text:p>-0.574685752392</text:p>
          </table:table-cell>
          <table:table-cell office:value-type="float" office:value="-0.86652058363" calcext:value-type="float">
            <text:p>-0.86652058363</text:p>
          </table:table-cell>
          <table:table-cell/>
          <table:table-cell office:value-type="float" office:value="7.82390022278" calcext:value-type="float">
            <text:p>7.82390022278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20]-[.K519])/([.B520]-[.B519])" office:value-type="float" office:value="0" calcext:value-type="float">
            <text:p>0</text:p>
          </table:table-cell>
          <table:table-cell table:formula="of:= ROUNDUP([.L519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503363E+018" calcext:value-type="float">
            <text:p>1.59204319503363E+018</text:p>
          </table:table-cell>
          <table:table-cell table:formula="of:= ([.A520]-1.59204316535084E+018)*0.000000001" office:value-type="float" office:value="29.682789888" calcext:value-type="float">
            <text:p>29.682789888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-1.27155387402" calcext:value-type="float">
            <text:p>-1.27155387402</text:p>
          </table:table-cell>
          <table:table-cell office:value-type="float" office:value="-0.574687898159" calcext:value-type="float">
            <text:p>-0.574687898159</text:p>
          </table:table-cell>
          <table:table-cell office:value-type="float" office:value="-0.866517722607" calcext:value-type="float">
            <text:p>-0.866517722607</text:p>
          </table:table-cell>
          <table:table-cell/>
          <table:table-cell office:value-type="float" office:value="7.82383108139" calcext:value-type="float">
            <text:p>7.82383108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21]-[.K520])/([.B521]-[.B520])" office:value-type="float" office:value="0" calcext:value-type="float">
            <text:p>0</text:p>
          </table:table-cell>
          <table:table-cell table:formula="of:= ROUNDUP([.L520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508491E+018" calcext:value-type="float">
            <text:p>1.59204319508491E+018</text:p>
          </table:table-cell>
          <table:table-cell table:formula="of:= ([.A521]-1.59204316535084E+018)*0.000000001" office:value-type="float" office:value="29.73406976" calcext:value-type="float">
            <text:p>29.73406976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-1.27154397964" calcext:value-type="float">
            <text:p>-1.27154397964</text:p>
          </table:table-cell>
          <table:table-cell office:value-type="float" office:value="-0.574690580368" calcext:value-type="float">
            <text:p>-0.574690580368</text:p>
          </table:table-cell>
          <table:table-cell office:value-type="float" office:value="-0.866525709629" calcext:value-type="float">
            <text:p>-0.866525709629</text:p>
          </table:table-cell>
          <table:table-cell/>
          <table:table-cell office:value-type="float" office:value="7.82383108139" calcext:value-type="float">
            <text:p>7.82383108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22]-[.K521])/([.B522]-[.B521])" office:value-type="float" office:value="0" calcext:value-type="float">
            <text:p>0</text:p>
          </table:table-cell>
          <table:table-cell table:formula="of:= ROUNDUP([.L521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518646E+018" calcext:value-type="float">
            <text:p>1.59204319518646E+018</text:p>
          </table:table-cell>
          <table:table-cell table:formula="of:= ([.A522]-1.59204316535084E+018)*0.000000001" office:value-type="float" office:value="29.83561984" calcext:value-type="float">
            <text:p>29.83561984</text:p>
          </table:table-cell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-1.27154636383" calcext:value-type="float">
            <text:p>-1.27154636383</text:p>
          </table:table-cell>
          <table:table-cell office:value-type="float" office:value="-0.574690043926" calcext:value-type="float">
            <text:p>-0.574690043926</text:p>
          </table:table-cell>
          <table:table-cell office:value-type="float" office:value="-0.866522729397" calcext:value-type="float">
            <text:p>-0.866522729397</text:p>
          </table:table-cell>
          <table:table-cell/>
          <table:table-cell office:value-type="float" office:value="7.82390022278" calcext:value-type="float">
            <text:p>7.82390022278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23]-[.K522])/([.B523]-[.B522])" office:value-type="float" office:value="0" calcext:value-type="float">
            <text:p>0</text:p>
          </table:table-cell>
          <table:table-cell table:formula="of:= ROUNDUP([.L522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523773E+018" calcext:value-type="float">
            <text:p>1.59204319523773E+018</text:p>
          </table:table-cell>
          <table:table-cell table:formula="of:= ([.A523]-1.59204316535084E+018)*0.000000001" office:value-type="float" office:value="29.886889728" calcext:value-type="float">
            <text:p>29.886889728</text:p>
          </table:table-cell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-1.27155065536" calcext:value-type="float">
            <text:p>-1.27155065536</text:p>
          </table:table-cell>
          <table:table-cell office:value-type="float" office:value="-0.574686586857" calcext:value-type="float">
            <text:p>-0.574686586857</text:p>
          </table:table-cell>
          <table:table-cell office:value-type="float" office:value="-0.866519749165" calcext:value-type="float">
            <text:p>-0.866519749165</text:p>
          </table:table-cell>
          <table:table-cell/>
          <table:table-cell office:value-type="float" office:value="7.82376241684" calcext:value-type="float">
            <text:p>7.82376241684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24]-[.K523])/([.B524]-[.B523])" office:value-type="float" office:value="0" calcext:value-type="float">
            <text:p>0</text:p>
          </table:table-cell>
          <table:table-cell table:formula="of:= ROUNDUP([.L523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528894E+018" calcext:value-type="float">
            <text:p>1.59204319528894E+018</text:p>
          </table:table-cell>
          <table:table-cell table:formula="of:= ([.A524]-1.59204316535084E+018)*0.000000001" office:value-type="float" office:value="29.938099968" calcext:value-type="float">
            <text:p>29.93809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900002" calcext:value-type="float">
            <text:p>-1.27155900002</text:p>
          </table:table-cell>
          <table:table-cell office:value-type="float" office:value="-0.57468521595" calcext:value-type="float">
            <text:p>-0.57468521595</text:p>
          </table:table-cell>
          <table:table-cell office:value-type="float" office:value="-0.866513133049" calcext:value-type="float">
            <text:p>-0.86651313304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25]-[.K524])/([.B525]-[.B524])" office:value-type="float" office:value="0" calcext:value-type="float">
            <text:p>0</text:p>
          </table:table-cell>
          <table:table-cell table:formula="of:= ROUNDUP([.L524]; 4)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534013E+018" calcext:value-type="float">
            <text:p>1.59204319534013E+018</text:p>
          </table:table-cell>
          <table:table-cell table:formula="of:= ([.A525]-1.59204316535084E+018)*0.000000001" office:value-type="float" office:value="29.989289984" calcext:value-type="float">
            <text:p>29.98928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73175" calcext:value-type="float">
            <text:p>-1.2715473175</text:p>
          </table:table-cell>
          <table:table-cell office:value-type="float" office:value="-0.574685931206" calcext:value-type="float">
            <text:p>-0.574685931206</text:p>
          </table:table-cell>
          <table:table-cell office:value-type="float" office:value="-0.866523683071" calcext:value-type="float">
            <text:p>-0.86652368307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26]-[.K525])/([.B526]-[.B525])" office:value-type="float" office:value="0" calcext:value-type="float">
            <text:p>0</text:p>
          </table:table-cell>
          <table:table-cell table:formula="of:= ROUNDUP([.L525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539187E+018" calcext:value-type="float">
            <text:p>1.59204319539187E+018</text:p>
          </table:table-cell>
          <table:table-cell table:formula="of:= ([.A526]-1.59204316535084E+018)*0.000000001" office:value-type="float" office:value="30.041030144" calcext:value-type="float">
            <text:p>30.041030144</text:p>
          </table:table-cell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-1.27154827118" calcext:value-type="float">
            <text:p>-1.27154827118</text:p>
          </table:table-cell>
          <table:table-cell office:value-type="float" office:value="-0.574685633183" calcext:value-type="float">
            <text:p>-0.574685633183</text:p>
          </table:table-cell>
          <table:table-cell office:value-type="float" office:value="-0.866522729397" calcext:value-type="float">
            <text:p>-0.866522729397</text:p>
          </table:table-cell>
          <table:table-cell/>
          <table:table-cell office:value-type="float" office:value="7.82376241684" calcext:value-type="float">
            <text:p>7.82376241684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27]-[.K526])/([.B527]-[.B526])" office:value-type="float" office:value="0" calcext:value-type="float">
            <text:p>0</text:p>
          </table:table-cell>
          <table:table-cell table:formula="of:= ROUNDUP([.L526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544388E+018" calcext:value-type="float">
            <text:p>1.59204319544388E+018</text:p>
          </table:table-cell>
          <table:table-cell table:formula="of:= ([.A527]-1.59204316535084E+018)*0.000000001" office:value-type="float" office:value="30.093040128" calcext:value-type="float">
            <text:p>30.093040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695988" calcext:value-type="float">
            <text:p>-1.27154695988</text:p>
          </table:table-cell>
          <table:table-cell office:value-type="float" office:value="-0.574682891369" calcext:value-type="float">
            <text:p>-0.574682891369</text:p>
          </table:table-cell>
          <table:table-cell office:value-type="float" office:value="-0.866523683071" calcext:value-type="float">
            <text:p>-0.86652368307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28]-[.K527])/([.B528]-[.B527])" office:value-type="float" office:value="0" calcext:value-type="float">
            <text:p>0</text:p>
          </table:table-cell>
          <table:table-cell table:formula="of:= ROUNDUP([.L527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549593E+018" calcext:value-type="float">
            <text:p>1.59204319549593E+018</text:p>
          </table:table-cell>
          <table:table-cell table:formula="of:= ([.A528]-1.59204316535084E+018)*0.000000001" office:value-type="float" office:value="30.145090048" calcext:value-type="float">
            <text:p>30.145090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017853" calcext:value-type="float">
            <text:p>-1.27155017853</text:p>
          </table:table-cell>
          <table:table-cell office:value-type="float" office:value="-0.574683904648" calcext:value-type="float">
            <text:p>-0.574683904648</text:p>
          </table:table-cell>
          <table:table-cell office:value-type="float" office:value="-0.86652380228" calcext:value-type="float">
            <text:p>-0.8665238022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29]-[.K528])/([.B529]-[.B528])" office:value-type="float" office:value="0" calcext:value-type="float">
            <text:p>0</text:p>
          </table:table-cell>
          <table:table-cell table:formula="of:= ROUNDUP([.L528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554796E+018" calcext:value-type="float">
            <text:p>1.59204319554796E+018</text:p>
          </table:table-cell>
          <table:table-cell table:formula="of:= ([.A529]-1.59204316535084E+018)*0.000000001" office:value-type="float" office:value="30.197119744" calcext:value-type="float">
            <text:p>30.197119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839039" calcext:value-type="float">
            <text:p>-1.27154839039</text:p>
          </table:table-cell>
          <table:table-cell office:value-type="float" office:value="-0.57468521595" calcext:value-type="float">
            <text:p>-0.57468521595</text:p>
          </table:table-cell>
          <table:table-cell office:value-type="float" office:value="-0.866520285606" calcext:value-type="float">
            <text:p>-0.86652028560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30]-[.K529])/([.B530]-[.B529])" office:value-type="float" office:value="0" calcext:value-type="float">
            <text:p>0</text:p>
          </table:table-cell>
          <table:table-cell table:formula="of:= ROUNDUP([.L529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560002E+018" calcext:value-type="float">
            <text:p>1.59204319560002E+018</text:p>
          </table:table-cell>
          <table:table-cell table:formula="of:= ([.A530]-1.59204316535084E+018)*0.000000001" office:value-type="float" office:value="30.249179904" calcext:value-type="float">
            <text:p>30.24917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554295" calcext:value-type="float">
            <text:p>-1.27155554295</text:p>
          </table:table-cell>
          <table:table-cell office:value-type="float" office:value="-0.574688434601" calcext:value-type="float">
            <text:p>-0.574688434601</text:p>
          </table:table-cell>
          <table:table-cell office:value-type="float" office:value="-0.86651802063" calcext:value-type="float">
            <text:p>-0.8665180206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31]-[.K530])/([.B531]-[.B530])" office:value-type="float" office:value="0" calcext:value-type="float">
            <text:p>0</text:p>
          </table:table-cell>
          <table:table-cell table:formula="of:= ROUNDUP([.L530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565136E+018" calcext:value-type="float">
            <text:p>1.59204319565136E+018</text:p>
          </table:table-cell>
          <table:table-cell table:formula="of:= ([.A531]-1.59204316535084E+018)*0.000000001" office:value-type="float" office:value="30.300519936" calcext:value-type="float">
            <text:p>30.300519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374123" calcext:value-type="float">
            <text:p>-1.27154374123</text:p>
          </table:table-cell>
          <table:table-cell office:value-type="float" office:value="-0.574685394764" calcext:value-type="float">
            <text:p>-0.574685394764</text:p>
          </table:table-cell>
          <table:table-cell office:value-type="float" office:value="-0.866525828838" calcext:value-type="float">
            <text:p>-0.86652582883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32]-[.K531])/([.B532]-[.B531])" office:value-type="float" office:value="0" calcext:value-type="float">
            <text:p>0</text:p>
          </table:table-cell>
          <table:table-cell table:formula="of:= ROUNDUP([.L531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575255E+018" calcext:value-type="float">
            <text:p>1.59204319575255E+018</text:p>
          </table:table-cell>
          <table:table-cell table:formula="of:= ([.A532]-1.59204316535084E+018)*0.000000001" office:value-type="float" office:value="30.40171008" calcext:value-type="float">
            <text:p>30.40171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148983" calcext:value-type="float">
            <text:p>-1.27155148983</text:p>
          </table:table-cell>
          <table:table-cell office:value-type="float" office:value="-0.574690580368" calcext:value-type="float">
            <text:p>-0.574690580368</text:p>
          </table:table-cell>
          <table:table-cell office:value-type="float" office:value="-0.866522312164" calcext:value-type="float">
            <text:p>-0.86652231216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33]-[.K532])/([.B533]-[.B532])" office:value-type="float" office:value="0" calcext:value-type="float">
            <text:p>0</text:p>
          </table:table-cell>
          <table:table-cell table:formula="of:= ROUNDUP([.L532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580376E+018" calcext:value-type="float">
            <text:p>1.59204319580376E+018</text:p>
          </table:table-cell>
          <table:table-cell table:formula="of:= ([.A533]-1.59204316535084E+018)*0.000000001" office:value-type="float" office:value="30.452919808" calcext:value-type="float">
            <text:p>30.452919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862881" calcext:value-type="float">
            <text:p>-1.27154862881</text:p>
          </table:table-cell>
          <table:table-cell office:value-type="float" office:value="-0.574678361416" calcext:value-type="float">
            <text:p>-0.574678361416</text:p>
          </table:table-cell>
          <table:table-cell office:value-type="float" office:value="-0.866525650024" calcext:value-type="float">
            <text:p>-0.86652565002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34]-[.K533])/([.B534]-[.B533])" office:value-type="float" office:value="0" calcext:value-type="float">
            <text:p>0</text:p>
          </table:table-cell>
          <table:table-cell table:formula="of:= ROUNDUP([.L533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5855E+018" calcext:value-type="float">
            <text:p>1.592043195855E+018</text:p>
          </table:table-cell>
          <table:table-cell table:formula="of:= ([.A534]-1.59204316535084E+018)*0.000000001" office:value-type="float" office:value="30.50416" calcext:value-type="float">
            <text:p>30.50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280113" calcext:value-type="float">
            <text:p>-1.27155280113</text:p>
          </table:table-cell>
          <table:table-cell office:value-type="float" office:value="-0.574685394764" calcext:value-type="float">
            <text:p>-0.574685394764</text:p>
          </table:table-cell>
          <table:table-cell office:value-type="float" office:value="-0.86652058363" calcext:value-type="float">
            <text:p>-0.8665205836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35]-[.K534])/([.B535]-[.B534])" office:value-type="float" office:value="0" calcext:value-type="float">
            <text:p>0</text:p>
          </table:table-cell>
          <table:table-cell table:formula="of:= ROUNDUP([.L534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590617E+018" calcext:value-type="float">
            <text:p>1.59204319590617E+018</text:p>
          </table:table-cell>
          <table:table-cell table:formula="of:= ([.A535]-1.59204316535084E+018)*0.000000001" office:value-type="float" office:value="30.555330048" calcext:value-type="float">
            <text:p>30.555330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24435" calcext:value-type="float">
            <text:p>-1.2715524435</text:p>
          </table:table-cell>
          <table:table-cell office:value-type="float" office:value="-0.574679017067" calcext:value-type="float">
            <text:p>-0.574679017067</text:p>
          </table:table-cell>
          <table:table-cell office:value-type="float" office:value="-0.866522908211" calcext:value-type="float">
            <text:p>-0.86652290821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36]-[.K535])/([.B536]-[.B535])" office:value-type="float" office:value="0" calcext:value-type="float">
            <text:p>0</text:p>
          </table:table-cell>
          <table:table-cell table:formula="of:= ROUNDUP([.L535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595866E+018" calcext:value-type="float">
            <text:p>1.59204319595866E+018</text:p>
          </table:table-cell>
          <table:table-cell table:formula="of:= ([.A536]-1.59204316535084E+018)*0.000000001" office:value-type="float" office:value="30.607819776" calcext:value-type="float">
            <text:p>30.6078197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421806" calcext:value-type="float">
            <text:p>-1.27154421806</text:p>
          </table:table-cell>
          <table:table-cell office:value-type="float" office:value="-0.574682474136" calcext:value-type="float">
            <text:p>-0.574682474136</text:p>
          </table:table-cell>
          <table:table-cell office:value-type="float" office:value="-0.866527974606" calcext:value-type="float">
            <text:p>-0.86652797460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37]-[.K536])/([.B537]-[.B536])" office:value-type="float" office:value="0" calcext:value-type="float">
            <text:p>0</text:p>
          </table:table-cell>
          <table:table-cell table:formula="of:= ROUNDUP([.L536]; 4)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606067E+018" calcext:value-type="float">
            <text:p>1.59204319606067E+018</text:p>
          </table:table-cell>
          <table:table-cell table:formula="of:= ([.A537]-1.59204316535084E+018)*0.000000001" office:value-type="float" office:value="30.709829888" calcext:value-type="float">
            <text:p>30.709829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016495" calcext:value-type="float">
            <text:p>-1.27154016495</text:p>
          </table:table-cell>
          <table:table-cell office:value-type="float" office:value="-0.574684023857" calcext:value-type="float">
            <text:p>-0.574684023857</text:p>
          </table:table-cell>
          <table:table-cell office:value-type="float" office:value="-0.866531550884" calcext:value-type="float">
            <text:p>-0.86653155088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38]-[.K537])/([.B538]-[.B537])" office:value-type="float" office:value="0" calcext:value-type="float">
            <text:p>0</text:p>
          </table:table-cell>
          <table:table-cell table:formula="of:= ROUNDUP([.L537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611271E+018" calcext:value-type="float">
            <text:p>1.59204319611271E+018</text:p>
          </table:table-cell>
          <table:table-cell table:formula="of:= ([.A538]-1.59204316535084E+018)*0.000000001" office:value-type="float" office:value="30.761869824" calcext:value-type="float">
            <text:p>30.761869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357542" calcext:value-type="float">
            <text:p>-1.2715357542</text:p>
          </table:table-cell>
          <table:table-cell office:value-type="float" office:value="-0.574674487114" calcext:value-type="float">
            <text:p>-0.574674487114</text:p>
          </table:table-cell>
          <table:table-cell office:value-type="float" office:value="-0.866534352303" calcext:value-type="float">
            <text:p>-0.86653435230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39]-[.K538])/([.B539]-[.B538])" office:value-type="float" office:value="0" calcext:value-type="float">
            <text:p>0</text:p>
          </table:table-cell>
          <table:table-cell table:formula="of:= ROUNDUP([.L538]; 4)" office:value-type="float" office:value="0" calcext:value-type="float">
            <text:p>0</text:p>
          </table:table-cell>
          <table:table-cell table:number-columns-repeated="2" table:style-name="ce1" office:value-type="float" office:value="0.0000199999994948" calcext:value-type="float">
            <text:p>2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9616502E+018" calcext:value-type="float">
            <text:p>1.59204319616502E+018</text:p>
          </table:table-cell>
          <table:table-cell table:formula="of:= ([.A539]-1.59204316535084E+018)*0.000000001" office:value-type="float" office:value="30.814180096" calcext:value-type="float">
            <text:p>30.814180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386044" calcext:value-type="float">
            <text:p>-1.27154386044</text:p>
          </table:table-cell>
          <table:table-cell office:value-type="float" office:value="-0.574677050114" calcext:value-type="float">
            <text:p>-0.574677050114</text:p>
          </table:table-cell>
          <table:table-cell office:value-type="float" office:value="-0.86652892828" calcext:value-type="float">
            <text:p>-0.8665289282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40]-[.K539])/([.B540]-[.B539])" office:value-type="float" office:value="0" calcext:value-type="float">
            <text:p>0</text:p>
          </table:table-cell>
          <table:table-cell table:formula="of:= ROUNDUP([.L539]; 4)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621634E+018" calcext:value-type="float">
            <text:p>1.59204319621634E+018</text:p>
          </table:table-cell>
          <table:table-cell table:formula="of:= ([.A540]-1.59204316535084E+018)*0.000000001" office:value-type="float" office:value="30.865499904" calcext:value-type="float">
            <text:p>30.86549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517174" calcext:value-type="float">
            <text:p>-1.27154517174</text:p>
          </table:table-cell>
          <table:table-cell office:value-type="float" office:value="-0.574682056904" calcext:value-type="float">
            <text:p>-0.574682056904</text:p>
          </table:table-cell>
          <table:table-cell office:value-type="float" office:value="-0.866526544094" calcext:value-type="float">
            <text:p>-0.86652654409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41]-[.K540])/([.B541]-[.B540])" office:value-type="float" office:value="0" calcext:value-type="float">
            <text:p>0</text:p>
          </table:table-cell>
          <table:table-cell table:formula="of:= ROUNDUP([.L540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626866E+018" calcext:value-type="float">
            <text:p>1.59204319626866E+018</text:p>
          </table:table-cell>
          <table:table-cell table:formula="of:= ([.A541]-1.59204316535084E+018)*0.000000001" office:value-type="float" office:value="30.917819904" calcext:value-type="float">
            <text:p>30.91781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447006" calcext:value-type="float">
            <text:p>-1.27155447006</text:p>
          </table:table-cell>
          <table:table-cell office:value-type="float" office:value="-0.574685931206" calcext:value-type="float">
            <text:p>-0.574685931206</text:p>
          </table:table-cell>
          <table:table-cell office:value-type="float" office:value="-0.866517424583" calcext:value-type="float">
            <text:p>-0.86651742458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42]-[.K541])/([.B542]-[.B541])" office:value-type="float" office:value="0" calcext:value-type="float">
            <text:p>0</text:p>
          </table:table-cell>
          <table:table-cell table:formula="of:= ROUNDUP([.L541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632056E+018" calcext:value-type="float">
            <text:p>1.59204319632056E+018</text:p>
          </table:table-cell>
          <table:table-cell table:formula="of:= ([.A542]-1.59204316535084E+018)*0.000000001" office:value-type="float" office:value="30.969720064" calcext:value-type="float">
            <text:p>30.96972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994011" calcext:value-type="float">
            <text:p>-1.27154994011</text:p>
          </table:table-cell>
          <table:table-cell office:value-type="float" office:value="-0.57468354702" calcext:value-type="float">
            <text:p>-0.57468354702</text:p>
          </table:table-cell>
          <table:table-cell office:value-type="float" office:value="-0.866523325443" calcext:value-type="float">
            <text:p>-0.86652332544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43]-[.K542])/([.B543]-[.B542])" office:value-type="float" office:value="0" calcext:value-type="float">
            <text:p>0</text:p>
          </table:table-cell>
          <table:table-cell table:formula="of:= ROUNDUP([.L542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637288E+018" calcext:value-type="float">
            <text:p>1.59204319637288E+018</text:p>
          </table:table-cell>
          <table:table-cell table:formula="of:= ([.A543]-1.59204316535084E+018)*0.000000001" office:value-type="float" office:value="31.022040064" calcext:value-type="float">
            <text:p>31.02204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065536" calcext:value-type="float">
            <text:p>-1.27155065536</text:p>
          </table:table-cell>
          <table:table-cell office:value-type="float" office:value="-0.57468855381" calcext:value-type="float">
            <text:p>-0.57468855381</text:p>
          </table:table-cell>
          <table:table-cell office:value-type="float" office:value="-0.866522371769" calcext:value-type="float">
            <text:p>-0.86652237176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44]-[.K543])/([.B544]-[.B543])" office:value-type="float" office:value="0" calcext:value-type="float">
            <text:p>0</text:p>
          </table:table-cell>
          <table:table-cell table:formula="of:= ROUNDUP([.L543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642568E+018" calcext:value-type="float">
            <text:p>1.59204319642568E+018</text:p>
          </table:table-cell>
          <table:table-cell table:formula="of:= ([.A544]-1.59204316535084E+018)*0.000000001" office:value-type="float" office:value="31.074840064" calcext:value-type="float">
            <text:p>31.07484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350281" calcext:value-type="float">
            <text:p>-1.27154350281</text:p>
          </table:table-cell>
          <table:table-cell office:value-type="float" office:value="-0.574689686298" calcext:value-type="float">
            <text:p>-0.574689686298</text:p>
          </table:table-cell>
          <table:table-cell office:value-type="float" office:value="-0.866528987885" calcext:value-type="float">
            <text:p>-0.866528987885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45]-[.K544])/([.B545]-[.B544])" office:value-type="float" office:value="0" calcext:value-type="float">
            <text:p>0</text:p>
          </table:table-cell>
          <table:table-cell table:formula="of:= ROUNDUP([.L544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647781E+018" calcext:value-type="float">
            <text:p>1.59204319647781E+018</text:p>
          </table:table-cell>
          <table:table-cell table:formula="of:= ([.A545]-1.59204316535084E+018)*0.000000001" office:value-type="float" office:value="31.126969856" calcext:value-type="float">
            <text:p>31.12696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280113" calcext:value-type="float">
            <text:p>-1.27155280113</text:p>
          </table:table-cell>
          <table:table-cell office:value-type="float" office:value="-0.574676036835" calcext:value-type="float">
            <text:p>-0.574676036835</text:p>
          </table:table-cell>
          <table:table-cell office:value-type="float" office:value="-0.866522848606" calcext:value-type="float">
            <text:p>-0.86652284860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46]-[.K545])/([.B546]-[.B545])" office:value-type="float" office:value="0" calcext:value-type="float">
            <text:p>0</text:p>
          </table:table-cell>
          <table:table-cell table:formula="of:= ROUNDUP([.L545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653147E+018" calcext:value-type="float">
            <text:p>1.59204319653147E+018</text:p>
          </table:table-cell>
          <table:table-cell table:formula="of:= ([.A546]-1.59204316535084E+018)*0.000000001" office:value-type="float" office:value="31.180630016" calcext:value-type="float">
            <text:p>31.180630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089378" calcext:value-type="float">
            <text:p>-1.27155089378</text:p>
          </table:table-cell>
          <table:table-cell office:value-type="float" office:value="-0.574669837952" calcext:value-type="float">
            <text:p>-0.574669837952</text:p>
          </table:table-cell>
          <table:table-cell office:value-type="float" office:value="-0.866527616978" calcext:value-type="float">
            <text:p>-0.86652761697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47]-[.K546])/([.B547]-[.B546])" office:value-type="float" office:value="0" calcext:value-type="float">
            <text:p>0</text:p>
          </table:table-cell>
          <table:table-cell table:formula="of:= ROUNDUP([.L546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658342E+018" calcext:value-type="float">
            <text:p>1.59204319658342E+018</text:p>
          </table:table-cell>
          <table:table-cell table:formula="of:= ([.A547]-1.59204316535084E+018)*0.000000001" office:value-type="float" office:value="31.232580096" calcext:value-type="float">
            <text:p>31.232580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922485" calcext:value-type="float">
            <text:p>-1.27154922485</text:p>
          </table:table-cell>
          <table:table-cell office:value-type="float" office:value="-0.574690997601" calcext:value-type="float">
            <text:p>-0.574690997601</text:p>
          </table:table-cell>
          <table:table-cell office:value-type="float" office:value="-0.866522789001" calcext:value-type="float">
            <text:p>-0.86652278900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48]-[.K547])/([.B548]-[.B547])" office:value-type="float" office:value="0.00192456441474536" calcext:value-type="float">
            <text:p>0.001924564414745</text:p>
          </table:table-cell>
          <table:table-cell table:formula="of:= ROUNDUP([.L547]; 4)" office:value-type="float" office:value="0.002" calcext:value-type="float">
            <text:p>0.002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9663538E+018" calcext:value-type="float">
            <text:p>1.59204319663538E+018</text:p>
          </table:table-cell>
          <table:table-cell table:formula="of:= ([.A548]-1.59204316535084E+018)*0.000000001" office:value-type="float" office:value="31.284539904" calcext:value-type="float">
            <text:p>31.284539904</text:p>
          </table:table-cell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-1.27155649662" calcext:value-type="float">
            <text:p>-1.27155649662</text:p>
          </table:table-cell>
          <table:table-cell office:value-type="float" office:value="-0.574683785439" calcext:value-type="float">
            <text:p>-0.574683785439</text:p>
          </table:table-cell>
          <table:table-cell office:value-type="float" office:value="-0.866519510746" calcext:value-type="float">
            <text:p>-0.866519510746</text:p>
          </table:table-cell>
          <table:table-cell/>
          <table:table-cell office:value-type="float" office:value="7.82630634308" calcext:value-type="float">
            <text:p>7.8263063430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formula="of:=([.K549]-[.K548])/([.B549]-[.B548])" office:value-type="float" office:value="-0.00195426819755575" calcext:value-type="float">
            <text:p>-0.001954268197556</text:p>
          </table:table-cell>
          <table:table-cell table:formula="of:= ROUNDUP([.L548]; 4)" office:value-type="float" office:value="-0.002" calcext:value-type="float">
            <text:p>-0.002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9668655E+018" calcext:value-type="float">
            <text:p>1.59204319668655E+018</text:p>
          </table:table-cell>
          <table:table-cell table:formula="of:= ([.A549]-1.59204316535084E+018)*0.000000001" office:value-type="float" office:value="31.335709952" calcext:value-type="float">
            <text:p>31.335709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11322" calcext:value-type="float">
            <text:p>-1.2715511322</text:p>
          </table:table-cell>
          <table:table-cell office:value-type="float" office:value="-0.574683427811" calcext:value-type="float">
            <text:p>-0.574683427811</text:p>
          </table:table-cell>
          <table:table-cell office:value-type="float" office:value="-0.866525232792" calcext:value-type="float">
            <text:p>-0.86652523279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50]-[.K549])/([.B550]-[.B549])" office:value-type="float" office:value="0" calcext:value-type="float">
            <text:p>0</text:p>
          </table:table-cell>
          <table:table-cell table:formula="of:= ROUNDUP([.L549]; 4)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673807E+018" calcext:value-type="float">
            <text:p>1.59204319673807E+018</text:p>
          </table:table-cell>
          <table:table-cell table:formula="of:= ([.A550]-1.59204316535084E+018)*0.000000001" office:value-type="float" office:value="31.387230208" calcext:value-type="float">
            <text:p>31.387230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3611183" calcext:value-type="float">
            <text:p>-1.27153611183</text:p>
          </table:table-cell>
          <table:table-cell office:value-type="float" office:value="-0.574681401253" calcext:value-type="float">
            <text:p>-0.574681401253</text:p>
          </table:table-cell>
          <table:table-cell office:value-type="float" office:value="-0.866531789303" calcext:value-type="float">
            <text:p>-0.86653178930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51]-[.K550])/([.B551]-[.B550])" office:value-type="float" office:value="0" calcext:value-type="float">
            <text:p>0</text:p>
          </table:table-cell>
          <table:table-cell table:formula="of:= ROUNDUP([.L550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679164E+018" calcext:value-type="float">
            <text:p>1.59204319679164E+018</text:p>
          </table:table-cell>
          <table:table-cell table:formula="of:= ([.A551]-1.59204316535084E+018)*0.000000001" office:value-type="float" office:value="31.4408" calcext:value-type="float">
            <text:p>31.4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517174" calcext:value-type="float">
            <text:p>-1.27154517174</text:p>
          </table:table-cell>
          <table:table-cell office:value-type="float" office:value="-0.574683427811" calcext:value-type="float">
            <text:p>-0.574683427811</text:p>
          </table:table-cell>
          <table:table-cell office:value-type="float" office:value="-0.866527020931" calcext:value-type="float">
            <text:p>-0.86652702093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52]-[.K551])/([.B552]-[.B551])" office:value-type="float" office:value="0" calcext:value-type="float">
            <text:p>0</text:p>
          </table:table-cell>
          <table:table-cell table:formula="of:= ROUNDUP([.L551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9684412E+018" calcext:value-type="float">
            <text:p>1.59204319684412E+018</text:p>
          </table:table-cell>
          <table:table-cell table:formula="of:= ([.A552]-1.59204316535084E+018)*0.000000001" office:value-type="float" office:value="31.49328" calcext:value-type="float">
            <text:p>31.49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3968811" calcext:value-type="float">
            <text:p>-1.27153968811</text:p>
          </table:table-cell>
          <table:table-cell office:value-type="float" office:value="-0.574689507484" calcext:value-type="float">
            <text:p>-0.574689507484</text:p>
          </table:table-cell>
          <table:table-cell office:value-type="float" office:value="-0.866530060768" calcext:value-type="float">
            <text:p>-0.86653006076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53]-[.K552])/([.B553]-[.B552])" office:value-type="float" office:value="0" calcext:value-type="float">
            <text:p>0</text:p>
          </table:table-cell>
          <table:table-cell table:formula="of:= ROUNDUP([.L552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689623E+018" calcext:value-type="float">
            <text:p>1.59204319689623E+018</text:p>
          </table:table-cell>
          <table:table-cell table:formula="of:= ([.A553]-1.59204316535084E+018)*0.000000001" office:value-type="float" office:value="31.545389824" calcext:value-type="float">
            <text:p>31.545389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6019211" calcext:value-type="float">
            <text:p>-1.27156019211</text:p>
          </table:table-cell>
          <table:table-cell office:value-type="float" office:value="-0.574685931206" calcext:value-type="float">
            <text:p>-0.574685931206</text:p>
          </table:table-cell>
          <table:table-cell office:value-type="float" office:value="-0.866513907909" calcext:value-type="float">
            <text:p>-0.86651390790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54]-[.K553])/([.B554]-[.B553])" office:value-type="float" office:value="0" calcext:value-type="float">
            <text:p>0</text:p>
          </table:table-cell>
          <table:table-cell table:formula="of:= ROUNDUP([.L553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9694833E+018" calcext:value-type="float">
            <text:p>1.59204319694833E+018</text:p>
          </table:table-cell>
          <table:table-cell table:formula="of:= ([.A554]-1.59204316535084E+018)*0.000000001" office:value-type="float" office:value="31.59748992" calcext:value-type="float">
            <text:p>31.59748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49469" calcext:value-type="float">
            <text:p>-1.2715549469</text:p>
          </table:table-cell>
          <table:table-cell office:value-type="float" office:value="-0.57468354702" calcext:value-type="float">
            <text:p>-0.57468354702</text:p>
          </table:table-cell>
          <table:table-cell office:value-type="float" office:value="-0.866516470909" calcext:value-type="float">
            <text:p>-0.86651647090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55]-[.K554])/([.B555]-[.B554])" office:value-type="float" office:value="0" calcext:value-type="float">
            <text:p>0</text:p>
          </table:table-cell>
          <table:table-cell table:formula="of:= ROUNDUP([.L554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9700034E+018" calcext:value-type="float">
            <text:p>1.59204319700034E+018</text:p>
          </table:table-cell>
          <table:table-cell table:formula="of:= ([.A555]-1.59204316535084E+018)*0.000000001" office:value-type="float" office:value="31.649499904" calcext:value-type="float">
            <text:p>31.64949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827118" calcext:value-type="float">
            <text:p>-1.27154827118</text:p>
          </table:table-cell>
          <table:table-cell office:value-type="float" office:value="-0.574692904949" calcext:value-type="float">
            <text:p>-0.574692904949</text:p>
          </table:table-cell>
          <table:table-cell office:value-type="float" office:value="-0.866521179676" calcext:value-type="float">
            <text:p>-0.86652117967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56]-[.K555])/([.B556]-[.B555])" office:value-type="float" office:value="0" calcext:value-type="float">
            <text:p>0</text:p>
          </table:table-cell>
          <table:table-cell table:formula="of:= ROUNDUP([.L555]; 4)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710414E+018" calcext:value-type="float">
            <text:p>1.59204319710414E+018</text:p>
          </table:table-cell>
          <table:table-cell table:formula="of:= ([.A556]-1.59204316535084E+018)*0.000000001" office:value-type="float" office:value="31.753299968" calcext:value-type="float">
            <text:p>31.75329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828476" calcext:value-type="float">
            <text:p>-1.27155828476</text:p>
          </table:table-cell>
          <table:table-cell office:value-type="float" office:value="-0.574684262276" calcext:value-type="float">
            <text:p>-0.574684262276</text:p>
          </table:table-cell>
          <table:table-cell office:value-type="float" office:value="-0.86651211977" calcext:value-type="float">
            <text:p>-0.86651211977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57]-[.K556])/([.B557]-[.B556])" office:value-type="float" office:value="0" calcext:value-type="float">
            <text:p>0</text:p>
          </table:table-cell>
          <table:table-cell table:formula="of:= ROUNDUP([.L556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office:value-type="float" office:value="1.59204319715639E+018" calcext:value-type="float">
            <text:p>1.59204319715639E+018</text:p>
          </table:table-cell>
          <table:table-cell table:formula="of:= ([.A557]-1.59204316535084E+018)*0.000000001" office:value-type="float" office:value="31.805549824" calcext:value-type="float">
            <text:p>31.805549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695988" calcext:value-type="float">
            <text:p>-1.27154695988</text:p>
          </table:table-cell>
          <table:table-cell office:value-type="float" office:value="-0.574684798717" calcext:value-type="float">
            <text:p>-0.574684798717</text:p>
          </table:table-cell>
          <table:table-cell office:value-type="float" office:value="-0.866524279118" calcext:value-type="float">
            <text:p>-0.866524279118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58]-[.K557])/([.B558]-[.B557])" office:value-type="float" office:value="0" calcext:value-type="float">
            <text:p>0</text:p>
          </table:table-cell>
          <table:table-cell table:formula="of:= ROUNDUP([.L557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720763E+018" calcext:value-type="float">
            <text:p>1.59204319720763E+018</text:p>
          </table:table-cell>
          <table:table-cell table:formula="of:= ([.A558]-1.59204316535084E+018)*0.000000001" office:value-type="float" office:value="31.856790016" calcext:value-type="float">
            <text:p>31.856790016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-1.27155399323" calcext:value-type="float">
            <text:p>-1.27155399323</text:p>
          </table:table-cell>
          <table:table-cell office:value-type="float" office:value="-0.574684619904" calcext:value-type="float">
            <text:p>-0.574684619904</text:p>
          </table:table-cell>
          <table:table-cell office:value-type="float" office:value="-0.866518616676" calcext:value-type="float">
            <text:p>-0.866518616676</text:p>
          </table:table-cell>
          <table:table-cell/>
          <table:table-cell office:value-type="float" office:value="7.82383108139" calcext:value-type="float">
            <text:p>7.82383108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59]-[.K558])/([.B559]-[.B558])" office:value-type="float" office:value="0" calcext:value-type="float">
            <text:p>0</text:p>
          </table:table-cell>
          <table:table-cell table:formula="of:= ROUNDUP([.L558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730961E+018" calcext:value-type="float">
            <text:p>1.59204319730961E+018</text:p>
          </table:table-cell>
          <table:table-cell table:formula="of:= ([.A559]-1.59204316535084E+018)*0.000000001" office:value-type="float" office:value="31.95876992" calcext:value-type="float">
            <text:p>31.95876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685425" calcext:value-type="float">
            <text:p>-1.27155685425</text:p>
          </table:table-cell>
          <table:table-cell office:value-type="float" office:value="-0.574679613113" calcext:value-type="float">
            <text:p>-0.574679613113</text:p>
          </table:table-cell>
          <table:table-cell office:value-type="float" office:value="-0.866519570351" calcext:value-type="float">
            <text:p>-0.86651957035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60]-[.K559])/([.B560]-[.B559])" office:value-type="float" office:value="0" calcext:value-type="float">
            <text:p>0</text:p>
          </table:table-cell>
          <table:table-cell table:formula="of:= ROUNDUP([.L559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736211E+018" calcext:value-type="float">
            <text:p>1.59204319736211E+018</text:p>
          </table:table-cell>
          <table:table-cell table:formula="of:= ([.A560]-1.59204316535084E+018)*0.000000001" office:value-type="float" office:value="32.011270144" calcext:value-type="float">
            <text:p>32.011270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481411" calcext:value-type="float">
            <text:p>-1.27154481411</text:p>
          </table:table-cell>
          <table:table-cell office:value-type="float" office:value="-0.574676811695" calcext:value-type="float">
            <text:p>-0.574676811695</text:p>
          </table:table-cell>
          <table:table-cell office:value-type="float" office:value="-0.866526186466" calcext:value-type="float">
            <text:p>-0.86652618646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61]-[.K560])/([.B561]-[.B560])" office:value-type="float" office:value="0" calcext:value-type="float">
            <text:p>0</text:p>
          </table:table-cell>
          <table:table-cell table:formula="of:= ROUNDUP([.L560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741423E+018" calcext:value-type="float">
            <text:p>1.59204319741423E+018</text:p>
          </table:table-cell>
          <table:table-cell table:formula="of:= ([.A561]-1.59204316535084E+018)*0.000000001" office:value-type="float" office:value="32.063389952" calcext:value-type="float">
            <text:p>32.063389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266834" calcext:value-type="float">
            <text:p>-1.27154266834</text:p>
          </table:table-cell>
          <table:table-cell office:value-type="float" office:value="-0.57467854023" calcext:value-type="float">
            <text:p>-0.57467854023</text:p>
          </table:table-cell>
          <table:table-cell office:value-type="float" office:value="-0.866529643536" calcext:value-type="float">
            <text:p>-0.86652964353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62]-[.K561])/([.B562]-[.B561])" office:value-type="float" office:value="0" calcext:value-type="float">
            <text:p>0</text:p>
          </table:table-cell>
          <table:table-cell table:formula="of:= ROUNDUP([.L561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59204319746638E+018" calcext:value-type="float">
            <text:p>1.59204319746638E+018</text:p>
          </table:table-cell>
          <table:table-cell table:formula="of:= ([.A562]-1.59204316535084E+018)*0.000000001" office:value-type="float" office:value="32.115539968" calcext:value-type="float">
            <text:p>32.11553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183388" calcext:value-type="float">
            <text:p>-1.27154183388</text:p>
          </table:table-cell>
          <table:table-cell office:value-type="float" office:value="-0.574689090252" calcext:value-type="float">
            <text:p>-0.574689090252</text:p>
          </table:table-cell>
          <table:table-cell office:value-type="float" office:value="-0.866528749466" calcext:value-type="float">
            <text:p>-0.86652874946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63]-[.K562])/([.B563]-[.B562])" office:value-type="float" office:value="0" calcext:value-type="float">
            <text:p>0</text:p>
          </table:table-cell>
          <table:table-cell table:formula="of:= ROUNDUP([.L562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751869E+018" calcext:value-type="float">
            <text:p>1.59204319751869E+018</text:p>
          </table:table-cell>
          <table:table-cell table:formula="of:= ([.A563]-1.59204316535084E+018)*0.000000001" office:value-type="float" office:value="32.167849984" calcext:value-type="float">
            <text:p>32.16784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101299" calcext:value-type="float">
            <text:p>-1.27155101299</text:p>
          </table:table-cell>
          <table:table-cell office:value-type="float" office:value="-0.574680089951" calcext:value-type="float">
            <text:p>-0.574680089951</text:p>
          </table:table-cell>
          <table:table-cell office:value-type="float" office:value="-0.866520106792" calcext:value-type="float">
            <text:p>-0.866520106792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64]-[.K563])/([.B564]-[.B563])" office:value-type="float" office:value="0" calcext:value-type="float">
            <text:p>0</text:p>
          </table:table-cell>
          <table:table-cell table:formula="of:= ROUNDUP([.L563]; 4)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757096E+018" calcext:value-type="float">
            <text:p>1.59204319757096E+018</text:p>
          </table:table-cell>
          <table:table-cell table:formula="of:= ([.A564]-1.59204316535084E+018)*0.000000001" office:value-type="float" office:value="32.220119808" calcext:value-type="float">
            <text:p>32.220119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017853" calcext:value-type="float">
            <text:p>-1.27155017853</text:p>
          </table:table-cell>
          <table:table-cell office:value-type="float" office:value="-0.574677228928" calcext:value-type="float">
            <text:p>-0.574677228928</text:p>
          </table:table-cell>
          <table:table-cell office:value-type="float" office:value="-0.866523206234" calcext:value-type="float">
            <text:p>-0.86652320623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65]-[.K564])/([.B565]-[.B564])" office:value-type="float" office:value="0" calcext:value-type="float">
            <text:p>0</text:p>
          </table:table-cell>
          <table:table-cell table:formula="of:= ROUNDUP([.L564]; 4)"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76727E+018" calcext:value-type="float">
            <text:p>1.5920431976727E+018</text:p>
          </table:table-cell>
          <table:table-cell table:formula="of:= ([.A565]-1.59204316535084E+018)*0.000000001" office:value-type="float" office:value="32.32185984" calcext:value-type="float">
            <text:p>32.32185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648304" calcext:value-type="float">
            <text:p>-1.27154648304</text:p>
          </table:table-cell>
          <table:table-cell office:value-type="float" office:value="-0.574686348438" calcext:value-type="float">
            <text:p>-0.574686348438</text:p>
          </table:table-cell>
          <table:table-cell office:value-type="float" office:value="-0.866524875164" calcext:value-type="float">
            <text:p>-0.866524875164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66]-[.K565])/([.B566]-[.B565])" office:value-type="float" office:value="0" calcext:value-type="float">
            <text:p>0</text:p>
          </table:table-cell>
          <table:table-cell table:formula="of:= ROUNDUP([.L565]; 4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772404E+018" calcext:value-type="float">
            <text:p>1.59204319772404E+018</text:p>
          </table:table-cell>
          <table:table-cell table:formula="of:= ([.A566]-1.59204316535084E+018)*0.000000001" office:value-type="float" office:value="32.373200128" calcext:value-type="float">
            <text:p>32.373200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85096" calcext:value-type="float">
            <text:p>-1.2715485096</text:p>
          </table:table-cell>
          <table:table-cell office:value-type="float" office:value="-0.574679672718" calcext:value-type="float">
            <text:p>-0.574679672718</text:p>
          </table:table-cell>
          <table:table-cell office:value-type="float" office:value="-0.866528689861" calcext:value-type="float">
            <text:p>-0.866528689861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67]-[.K566])/([.B567]-[.B566])" office:value-type="float" office:value="0" calcext:value-type="float">
            <text:p>0</text:p>
          </table:table-cell>
          <table:table-cell table:formula="of:= ROUNDUP([.L566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office:value-type="float" office:value="1.59204319777534E+018" calcext:value-type="float">
            <text:p>1.59204319777534E+018</text:p>
          </table:table-cell>
          <table:table-cell table:formula="of:= ([.A567]-1.59204316535084E+018)*0.000000001" office:value-type="float" office:value="32.424499968" calcext:value-type="float">
            <text:p>32.424499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196667" calcext:value-type="float">
            <text:p>-1.27155196667</text:p>
          </table:table-cell>
          <table:table-cell office:value-type="float" office:value="-0.574677824974" calcext:value-type="float">
            <text:p>-0.574677824974</text:p>
          </table:table-cell>
          <table:table-cell office:value-type="float" office:value="-0.866521656513" calcext:value-type="float">
            <text:p>-0.86652165651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68]-[.K567])/([.B568]-[.B567])" office:value-type="float" office:value="0" calcext:value-type="float">
            <text:p>0</text:p>
          </table:table-cell>
          <table:table-cell table:formula="of:= ROUNDUP([.L567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787741E+018" calcext:value-type="float">
            <text:p>1.59204319787741E+018</text:p>
          </table:table-cell>
          <table:table-cell table:formula="of:= ([.A568]-1.59204316535084E+018)*0.000000001" office:value-type="float" office:value="32.526569728" calcext:value-type="float">
            <text:p>32.526569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3861523" calcext:value-type="float">
            <text:p>-1.27153861523</text:p>
          </table:table-cell>
          <table:table-cell office:value-type="float" office:value="-0.574674010277" calcext:value-type="float">
            <text:p>-0.574674010277</text:p>
          </table:table-cell>
          <table:table-cell office:value-type="float" office:value="-0.866532564163" calcext:value-type="float">
            <text:p>-0.86653256416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69]-[.K568])/([.B569]-[.B568])" office:value-type="float" office:value="0" calcext:value-type="float">
            <text:p>0</text:p>
          </table:table-cell>
          <table:table-cell table:formula="of:= ROUNDUP([.L568]; 4)" office:value-type="float" office:value="0" calcext:value-type="float">
            <text:p>0</text:p>
          </table:table-cell>
          <table:table-cell table:number-columns-repeated="2" table:style-name="ce1" office:value-type="float" office:value="0.0000199999994948" calcext:value-type="float">
            <text:p>2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office:value-type="float" office:value="1.59204319793013E+018" calcext:value-type="float">
            <text:p>1.59204319793013E+018</text:p>
          </table:table-cell>
          <table:table-cell table:formula="of:= ([.A569]-1.59204316535084E+018)*0.000000001" office:value-type="float" office:value="32.579289856" calcext:value-type="float">
            <text:p>32.57928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278755" calcext:value-type="float">
            <text:p>-1.27154278755</text:p>
          </table:table-cell>
          <table:table-cell office:value-type="float" office:value="-0.574690103531" calcext:value-type="float">
            <text:p>-0.574690103531</text:p>
          </table:table-cell>
          <table:table-cell office:value-type="float" office:value="-0.866528272629" calcext:value-type="float">
            <text:p>-0.86652827262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70]-[.K569])/([.B570]-[.B569])" office:value-type="float" office:value="0" calcext:value-type="float">
            <text:p>0</text:p>
          </table:table-cell>
          <table:table-cell table:formula="of:= ROUNDUP([.L569]; 4)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office:value-type="float" office:value="1.59204319798221E+018" calcext:value-type="float">
            <text:p>1.59204319798221E+018</text:p>
          </table:table-cell>
          <table:table-cell table:formula="of:= ([.A570]-1.59204316535084E+018)*0.000000001" office:value-type="float" office:value="32.631369984" calcext:value-type="float">
            <text:p>32.631369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315876" calcext:value-type="float">
            <text:p>-1.27155315876</text:p>
          </table:table-cell>
          <table:table-cell office:value-type="float" office:value="-0.574694097042" calcext:value-type="float">
            <text:p>-0.574694097042</text:p>
          </table:table-cell>
          <table:table-cell office:value-type="float" office:value="-0.86651802063" calcext:value-type="float">
            <text:p>-0.8665180206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71]-[.K570])/([.B571]-[.B570])" office:value-type="float" office:value="0" calcext:value-type="float">
            <text:p>0</text:p>
          </table:table-cell>
          <table:table-cell table:formula="of:= ROUNDUP([.L570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803393E+018" calcext:value-type="float">
            <text:p>1.59204319803393E+018</text:p>
          </table:table-cell>
          <table:table-cell table:formula="of:= ([.A571]-1.59204316535084E+018)*0.000000001" office:value-type="float" office:value="32.68308992" calcext:value-type="float">
            <text:p>32.68308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684067" calcext:value-type="float">
            <text:p>-1.27154684067</text:p>
          </table:table-cell>
          <table:table-cell office:value-type="float" office:value="-0.574675440788" calcext:value-type="float">
            <text:p>-0.574675440788</text:p>
          </table:table-cell>
          <table:table-cell office:value-type="float" office:value="-0.866526603699" calcext:value-type="float">
            <text:p>-0.86652660369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72]-[.K571])/([.B572]-[.B571])" office:value-type="float" office:value="0" calcext:value-type="float">
            <text:p>0</text:p>
          </table:table-cell>
          <table:table-cell table:formula="of:= ROUNDUP([.L571]; 4)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80853E+018" calcext:value-type="float">
            <text:p>1.5920431980853E+018</text:p>
          </table:table-cell>
          <table:table-cell table:formula="of:= ([.A572]-1.59204316535084E+018)*0.000000001" office:value-type="float" office:value="32.734459904" calcext:value-type="float">
            <text:p>32.734459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506611" calcext:value-type="float">
            <text:p>-1.27155506611</text:p>
          </table:table-cell>
          <table:table-cell office:value-type="float" office:value="-0.574682414532" calcext:value-type="float">
            <text:p>-0.574682414532</text:p>
          </table:table-cell>
          <table:table-cell office:value-type="float" office:value="-0.866519987583" calcext:value-type="float">
            <text:p>-0.86651998758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73]-[.K572])/([.B573]-[.B572])" office:value-type="float" office:value="0" calcext:value-type="float">
            <text:p>0</text:p>
          </table:table-cell>
          <table:table-cell table:formula="of:= ROUNDUP([.L572]; 4)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813667E+018" calcext:value-type="float">
            <text:p>1.59204319813667E+018</text:p>
          </table:table-cell>
          <table:table-cell table:formula="of:= ([.A573]-1.59204316535084E+018)*0.000000001" office:value-type="float" office:value="32.785829888" calcext:value-type="float">
            <text:p>32.785829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983448" calcext:value-type="float">
            <text:p>-1.27155983448</text:p>
          </table:table-cell>
          <table:table-cell office:value-type="float" office:value="-0.574683248997" calcext:value-type="float">
            <text:p>-0.574683248997</text:p>
          </table:table-cell>
          <table:table-cell office:value-type="float" office:value="-0.866516172886" calcext:value-type="float">
            <text:p>-0.866516172886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74]-[.K573])/([.B574]-[.B573])" office:value-type="float" office:value="0" calcext:value-type="float">
            <text:p>0</text:p>
          </table:table-cell>
          <table:table-cell table:formula="of:= ROUNDUP([.L573]; 4)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office:value-type="float" office:value="1.59204319818896E+018" calcext:value-type="float">
            <text:p>1.59204319818896E+018</text:p>
          </table:table-cell>
          <table:table-cell table:formula="of:= ([.A574]-1.59204316535084E+018)*0.000000001" office:value-type="float" office:value="32.838119936" calcext:value-type="float">
            <text:p>32.838119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506611" calcext:value-type="float">
            <text:p>-1.27155506611</text:p>
          </table:table-cell>
          <table:table-cell office:value-type="float" office:value="-0.574683010578" calcext:value-type="float">
            <text:p>-0.574683010578</text:p>
          </table:table-cell>
          <table:table-cell office:value-type="float" office:value="-0.866520881653" calcext:value-type="float">
            <text:p>-0.86652088165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75]-[.K574])/([.B575]-[.B574])" office:value-type="float" office:value="0" calcext:value-type="float">
            <text:p>0</text:p>
          </table:table-cell>
          <table:table-cell table:formula="of:= ROUNDUP([.L574]; 4)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824107E+018" calcext:value-type="float">
            <text:p>1.59204319824107E+018</text:p>
          </table:table-cell>
          <table:table-cell table:formula="of:= ([.A575]-1.59204316535084E+018)*0.000000001" office:value-type="float" office:value="32.890230016" calcext:value-type="float">
            <text:p>32.890230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922485" calcext:value-type="float">
            <text:p>-1.27154922485</text:p>
          </table:table-cell>
          <table:table-cell office:value-type="float" office:value="-0.574687182903" calcext:value-type="float">
            <text:p>-0.574687182903</text:p>
          </table:table-cell>
          <table:table-cell office:value-type="float" office:value="-0.866524040699" calcext:value-type="float">
            <text:p>-0.86652404069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76]-[.K575])/([.B576]-[.B575])" office:value-type="float" office:value="0" calcext:value-type="float">
            <text:p>0</text:p>
          </table:table-cell>
          <table:table-cell table:formula="of:= ROUNDUP([.L575]; 4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04319829242E+018" calcext:value-type="float">
            <text:p>1.59204319829242E+018</text:p>
          </table:table-cell>
          <table:table-cell table:formula="of:= ([.A576]-1.59204316535084E+018)*0.000000001" office:value-type="float" office:value="32.941580032" calcext:value-type="float">
            <text:p>32.941580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5387402" calcext:value-type="float">
            <text:p>-1.27155387402</text:p>
          </table:table-cell>
          <table:table-cell office:value-type="float" office:value="-0.574684560299" calcext:value-type="float">
            <text:p>-0.574684560299</text:p>
          </table:table-cell>
          <table:table-cell office:value-type="float" office:value="-0.866519808769" calcext:value-type="float">
            <text:p>-0.866519808769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77]-[.K576])/([.B577]-[.B576])" office:value-type="float" office:value="0" calcext:value-type="float">
            <text:p>0</text:p>
          </table:table-cell>
          <table:table-cell table:formula="of:= ROUNDUP([.L576]; 4)"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office:value-type="float" office:value="1.59204319834438E+018" calcext:value-type="float">
            <text:p>1.59204319834438E+018</text:p>
          </table:table-cell>
          <table:table-cell table:formula="of:= ([.A577]-1.59204316535084E+018)*0.000000001" office:value-type="float" office:value="32.99353984" calcext:value-type="float">
            <text:p>32.99353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154302597" calcext:value-type="float">
            <text:p>-1.27154302597</text:p>
          </table:table-cell>
          <table:table-cell office:value-type="float" office:value="-0.574696063995" calcext:value-type="float">
            <text:p>-0.574696063995</text:p>
          </table:table-cell>
          <table:table-cell office:value-type="float" office:value="-0.866527557373" calcext:value-type="float">
            <text:p>-0.866527557373</text:p>
          </table:table-cell>
          <table:table-cell/>
          <table:table-cell office:value-type="float" office:value="7.82499980927" calcext:value-type="float">
            <text:p>7.82499980927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K578]-[.K577])/([.B578]-[.B577])" office:value-type="float" office:value="-0" calcext:value-type="float">
            <text:p>0</text:p>
          </table:table-cell>
          <table:table-cell table:formula="of:= ROUNDUP([.L577]; 4)" office:value-type="float" office:value="-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number-columns-repeated="4"/>
          <table:table-cell office:value-type="float" office:value="-1.27154624462" calcext:value-type="float">
            <text:p>-1.27154624462</text:p>
          </table:table-cell>
          <table:table-cell office:value-type="float" office:value="-0.574686288834" calcext:value-type="float">
            <text:p>-0.574686288834</text:p>
          </table:table-cell>
          <table:table-cell office:value-type="float" office:value="-0.866524159908" calcext:value-type="float">
            <text:p>-0.866524159908</text:p>
          </table:table-cell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20:15:39.035450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22:31:08.287926053</meta:creation-date>
    <dc:date>2020-06-14T21:42:36.813109296</dc:date>
    <meta:editing-duration>PT1H4S</meta:editing-duration>
    <meta:editing-cycles>2</meta:editing-cycles>
    <meta:generator>LibreOffice/6.0.7.3$Linux_X86_64 LibreOffice_project/00m0$Build-3</meta:generator>
    <meta:document-statistic meta:table-count="1" meta:cell-count="75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567cm" svg:height="17.335cm" xlink:href=".." xlink:type="simple" chart:class="chart:scatter" chart:style-name="ch1">
        <chart:legend chart:legend-position="end" svg:x="37.186cm" svg:y="8.119cm" style:legend-expansion="high" chart:style-name="ch2"/>
        <chart:plot-area chart:style-name="ch3" table:cell-range-address="Sheet1.B1:Sheet1.B577 Sheet1.K1:Sheet1.L577" chart:data-source-has-labels="row" svg:x="0.811cm" svg:y="0.346cm" svg:width="35.564cm" svg:height="16.643cm">
          <chartooo:coordinate-region svg:x="1.644cm" svg:y="0.545cm" svg:width="34.544cm" svg:height="16.2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577" chart:label-cell-address="Sheet1.K1:Sheet1.K1" chart:class="chart:scatter">
            <chart:domain table:cell-range-address="Sheet1.B2:Sheet1.B577"/>
            <chart:data-point chart:repeated="576"/>
          </chart:series>
          <chart:series chart:style-name="ch7" chart:values-cell-range-address="Sheet1.L2:Sheet1.L577" chart:label-cell-address="Sheet1.L1:Sheet1.L1" chart:class="chart:scatter">
            <chart:data-point chart:repeated="5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eld.speed</text:p>
                <draw:g>
                  <svg:desc>Sheet1.K1:Sheet1.K1</svg:desc>
                </draw:g>
              </table:table-cell>
              <table:table-cell office:value-type="string">
                <text:p>acceleration2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77</svg:desc>
                </draw:g>
              </table:table-cell>
              <table:table-cell office:value-type="float" office:value="0">
                <text:p>0</text:p>
                <draw:g>
                  <svg:desc>Sheet1.K2:Sheet1.K577</svg:desc>
                </draw:g>
              </table:table-cell>
              <table:table-cell office:value-type="float" office:value="0">
                <text:p>0</text:p>
                <draw:g>
                  <svg:desc>Sheet1.L2:Sheet1.L5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029952">
                <text:p>0.05202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09984">
                <text:p>0.104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608">
                <text:p>0.2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">
                <text:p>0.25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719744">
                <text:p>0.31071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3200128">
                <text:p>0.4132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5139968">
                <text:p>0.46513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6339712">
                <text:p>0.516339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7660032">
                <text:p>0.56766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971968">
                <text:p>0.61971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1160064">
                <text:p>0.67116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2520064">
                <text:p>0.72252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4530048">
                <text:p>0.77453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6569984">
                <text:p>0.8265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9149952">
                <text:p>0.92914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0669952">
                <text:p>0.98066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2610048">
                <text:p>1.03261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4280064">
                <text:p>1.0842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5640064">
                <text:p>1.1356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8772992">
                <text:p>1.18772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9649792">
                <text:p>1.23964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92329984">
                <text:p>1.29232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4382976">
                <text:p>1.34382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6129792">
                <text:p>1.39612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48150016">
                <text:p>1.44815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00999936">
                <text:p>1.500999936</text:p>
              </table:table-cell>
              <table:table-cell office:value-type="float" office:value="0">
                <text:p>0</text:p>
              </table:table-cell>
              <table:table-cell office:value-type="float" office:value="0.00185116289822588">
                <text:p>0.00185116289822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5020032">
                <text:p>1.55502003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192382509447136">
                <text:p>-0.00192382509447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6999808">
                <text:p>1.60699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8139904">
                <text:p>1.65813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10040064">
                <text:p>1.7100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6208">
                <text:p>1.76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13289984">
                <text:p>1.8132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64560128">
                <text:p>1.86456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65700096">
                <text:p>1.96570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17769984">
                <text:p>2.0177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7028992">
                <text:p>2.0702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22249984">
                <text:p>2.12224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74230016">
                <text:p>2.174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76159744">
                <text:p>2.27615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2820992">
                <text:p>2.32820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7945984">
                <text:p>2.3794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31510016">
                <text:p>2.43151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8427008">
                <text:p>2.48427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6899968">
                <text:p>2.5868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39059968">
                <text:p>2.63905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91099904">
                <text:p>2.6910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43170048">
                <text:p>2.7431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95160064">
                <text:p>2.79516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4756992">
                <text:p>2.84756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99620096">
                <text:p>2.89962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01459968">
                <text:p>3.00145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53480192">
                <text:p>3.0534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05419776">
                <text:p>3.10541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57519872">
                <text:p>3.15751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59279872">
                <text:p>3.25927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1163008">
                <text:p>3.31163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63709952">
                <text:p>3.36370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16570112">
                <text:p>3.4165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68499968">
                <text:p>3.4684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52020992">
                <text:p>3.52020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72429824">
                <text:p>3.57242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24499968">
                <text:p>3.6244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75919872">
                <text:p>3.67591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78969856">
                <text:p>3.77896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30370048">
                <text:p>3.8303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81619968">
                <text:p>3.88161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33359872">
                <text:p>3.93335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85149952">
                <text:p>3.98514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037080064">
                <text:p>4.0370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89999872">
                <text:p>4.08999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42149888">
                <text:p>4.14214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93639936">
                <text:p>4.19363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45289728">
                <text:p>4.24528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96440064">
                <text:p>4.2964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49299968">
                <text:p>4.3492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02230016">
                <text:p>4.402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55109888">
                <text:p>4.45510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58689792">
                <text:p>4.55868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610230016">
                <text:p>4.610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661449728">
                <text:p>4.66144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713499904">
                <text:p>4.7134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766469888">
                <text:p>4.76646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19929856">
                <text:p>4.81992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71929856">
                <text:p>4.87192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927439872">
                <text:p>4.92743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97968">
                <text:p>4.9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031650048">
                <text:p>5.03165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84079872">
                <text:p>5.08407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136339968">
                <text:p>5.13633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188439808">
                <text:p>5.18843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23968">
                <text:p>5.23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291859968">
                <text:p>5.29185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43849984">
                <text:p>5.34384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95800064">
                <text:p>5.39580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4889984">
                <text:p>5.448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500159744">
                <text:p>5.50015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5188992">
                <text:p>5.5518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603949824">
                <text:p>5.60394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56059904">
                <text:p>5.65605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757799936">
                <text:p>5.75779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809479936">
                <text:p>5.80947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862189824">
                <text:p>5.86218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1403008">
                <text:p>5.91403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1598976">
                <text:p>6.01598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068769792">
                <text:p>6.06876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70749952">
                <text:p>6.17074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2288">
                <text:p>6.2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274809856">
                <text:p>6.27480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27049984">
                <text:p>6.32704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8102016">
                <text:p>6.3810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432439808">
                <text:p>6.43243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84519936">
                <text:p>6.48451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536179968">
                <text:p>6.53617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588260096">
                <text:p>6.58826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640250112">
                <text:p>6.64025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692169984">
                <text:p>6.6921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4409984">
                <text:p>6.744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796179968">
                <text:p>6.796179968</text:p>
              </table:table-cell>
              <table:table-cell office:value-type="float" office:value="0">
                <text:p>0</text:p>
              </table:table-cell>
              <table:table-cell office:value-type="float" office:value="0.00192344617616199">
                <text:p>0.001923446176161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848169984">
                <text:p>6.84816998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194893474096706">
                <text:p>-0.001948934740967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899480064">
                <text:p>6.8994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95129984">
                <text:p>6.9512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003279872">
                <text:p>7.00327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055479808">
                <text:p>7.05547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108219904">
                <text:p>7.1082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211010048">
                <text:p>7.21101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264190208">
                <text:p>7.26419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16009984">
                <text:p>7.3160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67469824">
                <text:p>7.36746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418710016">
                <text:p>7.41871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47081984">
                <text:p>7.47081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22860032">
                <text:p>7.52286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24219904">
                <text:p>7.6242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675910144">
                <text:p>7.67591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727379968">
                <text:p>7.72737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779670016">
                <text:p>7.77967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8155008">
                <text:p>7.88155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933609984">
                <text:p>7.9336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8564992">
                <text:p>7.98564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037849856">
                <text:p>8.03784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089769984">
                <text:p>8.0897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141599744">
                <text:p>8.14159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93570048">
                <text:p>8.1935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2448">
                <text:p>8.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296719872">
                <text:p>8.29671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3984">
                <text:p>8.3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450519808">
                <text:p>8.45051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501869824">
                <text:p>8.501869824</text:p>
              </table:table-cell>
              <table:table-cell office:value-type="float" office:value="0">
                <text:p>0</text:p>
              </table:table-cell>
              <table:table-cell office:value-type="float" office:value="0.00195083272221156">
                <text:p>0.001950832722211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553129984">
                <text:p>8.55312998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192122304204697">
                <text:p>-0.001921223042046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60518016">
                <text:p>8.6051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657049856">
                <text:p>8.65704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709019904">
                <text:p>8.7090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62009856">
                <text:p>8.76200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813899776">
                <text:p>8.81389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865039872">
                <text:p>8.86503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66619904">
                <text:p>8.9666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01812992">
                <text:p>9.01812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070419968">
                <text:p>9.07041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122729984">
                <text:p>9.12272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174089984">
                <text:p>9.1740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225570048">
                <text:p>9.2255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77039872">
                <text:p>9.27703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329200128">
                <text:p>9.3292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381270016">
                <text:p>9.38127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433259776">
                <text:p>9.43325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485019904">
                <text:p>9.4850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36249856">
                <text:p>9.53624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58740992">
                <text:p>9.58740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638589952">
                <text:p>9.63858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739809792">
                <text:p>9.73980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792250112">
                <text:p>9.792250112</text:p>
              </table:table-cell>
              <table:table-cell office:value-type="float" office:value="0">
                <text:p>0</text:p>
              </table:table-cell>
              <table:table-cell office:value-type="float" office:value="0.000284179772679479">
                <text:p>0.0002841797726794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144140032">
                <text:p>10.14414003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196079872">
                <text:p>10.19607987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.0151572471018241">
                <text:p>0.01515724710182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248859904">
                <text:p>10.248859904</text:p>
              </table:table-cell>
              <table:table-cell office:value-type="float" office:value="0.00089999998454">
                <text:p>0.00089999998454</text:p>
              </table:table-cell>
              <table:table-cell office:value-type="float" office:value="0.0624055948111997">
                <text:p>0.0624055948111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301739776">
                <text:p>10.301739776</text:p>
              </table:table-cell>
              <table:table-cell office:value-type="float" office:value="0.00419999985024">
                <text:p>0.00419999985024</text:p>
              </table:table-cell>
              <table:table-cell office:value-type="float" office:value="0.0846641596678899">
                <text:p>0.08466415966788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353709824">
                <text:p>10.353709824</text:p>
              </table:table-cell>
              <table:table-cell office:value-type="float" office:value="0.00860000029206">
                <text:p>0.00860000029206</text:p>
              </table:table-cell>
              <table:table-cell office:value-type="float" office:value="0.0963388145285122">
                <text:p>0.09633881452851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405609984">
                <text:p>10.405609984</text:p>
              </table:table-cell>
              <table:table-cell office:value-type="float" office:value="0.0136000001803">
                <text:p>0.0136000001803</text:p>
              </table:table-cell>
              <table:table-cell office:value-type="float" office:value="0.0944125071618616">
                <text:p>0.0944125071618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457509888">
                <text:p>10.457509888</text:p>
              </table:table-cell>
              <table:table-cell office:value-type="float" office:value="0.0185000002384">
                <text:p>0.0185000002384</text:p>
              </table:table-cell>
              <table:table-cell office:value-type="float" office:value="0.0915642912821736">
                <text:p>0.09156429128217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508839936">
                <text:p>10.508839936</text:p>
              </table:table-cell>
              <table:table-cell office:value-type="float" office:value="0.023199999705">
                <text:p>0.023199999705</text:p>
              </table:table-cell>
              <table:table-cell office:value-type="float" office:value="0.120991243034746">
                <text:p>0.1209912430347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560909824">
                <text:p>10.560909824</text:p>
              </table:table-cell>
              <table:table-cell office:value-type="float" office:value="0.0295000001788">
                <text:p>0.0295000001788</text:p>
              </table:table-cell>
              <table:table-cell office:value-type="float" office:value="0.10198182441548">
                <text:p>0.101981824415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612879872">
                <text:p>10.612879872</text:p>
              </table:table-cell>
              <table:table-cell office:value-type="float" office:value="0.0348000004888">
                <text:p>0.0348000004888</text:p>
              </table:table-cell>
              <table:table-cell office:value-type="float" office:value="0.543221647818494">
                <text:p>0.5432216478184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664240128">
                <text:p>10.664240128</text:p>
              </table:table-cell>
              <table:table-cell office:value-type="float" office:value="0.0627000033855">
                <text:p>0.0627000033855</text:p>
              </table:table-cell>
              <table:table-cell office:value-type="float" office:value="0.15691632429508">
                <text:p>0.156916324295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715859968">
                <text:p>10.715859968</text:p>
              </table:table-cell>
              <table:table-cell office:value-type="float" office:value="0.070799998939">
                <text:p>0.070799998939</text:p>
              </table:table-cell>
              <table:table-cell office:value-type="float" office:value="0.128454730923536">
                <text:p>0.1284547309235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767239936">
                <text:p>10.767239936</text:p>
              </table:table-cell>
              <table:table-cell office:value-type="float" office:value="0.0773999989033">
                <text:p>0.0773999989033</text:p>
              </table:table-cell>
              <table:table-cell office:value-type="float" office:value="0.0243356176887948">
                <text:p>0.02433561768879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6996992">
                <text:p>10.86996992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135685684226815">
                <text:p>0.01356856842268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21560064">
                <text:p>10.921560064</text:p>
              </table:table-cell>
              <table:table-cell office:value-type="float" office:value="0.0806000009179">
                <text:p>0.0806000009179</text:p>
              </table:table-cell>
              <table:table-cell office:value-type="float" office:value="-0.00971444964140546">
                <text:p>-0.00971444964140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973029888">
                <text:p>10.973029888</text:p>
              </table:table-cell>
              <table:table-cell office:value-type="float" office:value="0.0800999999046">
                <text:p>0.0800999999046</text:p>
              </table:table-cell>
              <table:table-cell office:value-type="float" office:value="-0.00389945308561612">
                <text:p>-0.003899453085616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02432">
                <text:p>11.02432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0193614899359134">
                <text:p>0.001936148993591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075969792">
                <text:p>11.075969792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0586501773517181">
                <text:p>-0.005865017735171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127120128">
                <text:p>11.12712012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84050320974622">
                <text:p>-0.0840503209746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178279936">
                <text:p>11.178279936</text:p>
              </table:table-cell>
              <table:table-cell office:value-type="float" office:value="0.0754000023007">
                <text:p>0.0754000023007</text:p>
              </table:table-cell>
              <table:table-cell office:value-type="float" office:value="-0.129302015697638">
                <text:p>-0.1293020156976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230870016">
                <text:p>11.230870016</text:p>
              </table:table-cell>
              <table:table-cell office:value-type="float" office:value="0.068599998951">
                <text:p>0.068599998951</text:p>
              </table:table-cell>
              <table:table-cell office:value-type="float" office:value="-0.169657175813542">
                <text:p>-0.1696571758135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282149888">
                <text:p>11.282149888</text:p>
              </table:table-cell>
              <table:table-cell office:value-type="float" office:value="0.0599000006914">
                <text:p>0.0599000006914</text:p>
              </table:table-cell>
              <table:table-cell office:value-type="float" office:value="-0.22070315026172">
                <text:p>-0.220703150261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33349888">
                <text:p>11.333349888</text:p>
              </table:table-cell>
              <table:table-cell office:value-type="float" office:value="0.048599999398">
                <text:p>0.048599999398</text:p>
              </table:table-cell>
              <table:table-cell office:value-type="float" office:value="-0.314269288991331">
                <text:p>-0.3142692889913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38457984">
                <text:p>11.38457984</text:p>
              </table:table-cell>
              <table:table-cell office:value-type="float" office:value="0.0324999988079">
                <text:p>0.0324999988079</text:p>
              </table:table-cell>
              <table:table-cell office:value-type="float" office:value="-0.0790514779366516">
                <text:p>-0.07905147793665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485779712">
                <text:p>11.485779712</text:p>
              </table:table-cell>
              <table:table-cell office:value-type="float" office:value="0.0244999993593">
                <text:p>0.0244999993593</text:p>
              </table:table-cell>
              <table:table-cell office:value-type="float" office:value="0.0639533293812776">
                <text:p>0.06395332938127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53737984">
                <text:p>11.53737984</text:p>
              </table:table-cell>
              <table:table-cell office:value-type="float" office:value="0.0277999993414">
                <text:p>0.0277999993414</text:p>
              </table:table-cell>
              <table:table-cell office:value-type="float" office:value="0.125905180330648">
                <text:p>0.1259051803306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9536">
                <text:p>11.59536</text:p>
              </table:table-cell>
              <table:table-cell office:value-type="float" office:value="0.0351000018418">
                <text:p>0.0351000018418</text:p>
              </table:table-cell>
              <table:table-cell office:value-type="float" office:value="0.142061483860891">
                <text:p>0.1420614838608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647450112">
                <text:p>11.647450112</text:p>
              </table:table-cell>
              <table:table-cell office:value-type="float" office:value="0.042500000447">
                <text:p>0.042500000447</text:p>
              </table:table-cell>
              <table:table-cell office:value-type="float" office:value="0.133588098932764">
                <text:p>0.1335880989327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699849984">
                <text:p>11.699849984</text:p>
              </table:table-cell>
              <table:table-cell office:value-type="float" office:value="0.0494999997318">
                <text:p>0.0494999997318</text:p>
              </table:table-cell>
              <table:table-cell office:value-type="float" office:value="0.122887568632704">
                <text:p>0.1228875686327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751930112">
                <text:p>11.751930112</text:p>
              </table:table-cell>
              <table:table-cell office:value-type="float" office:value="0.0559000000358">
                <text:p>0.0559000000358</text:p>
              </table:table-cell>
              <table:table-cell office:value-type="float" office:value="0.10182533056535">
                <text:p>0.101825330565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03980032">
                <text:p>11.803980032</text:p>
              </table:table-cell>
              <table:table-cell office:value-type="float" office:value="0.0612000003457">
                <text:p>0.0612000003457</text:p>
              </table:table-cell>
              <table:table-cell office:value-type="float" office:value="0.0818551947414615">
                <text:p>0.08185519474146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855290112">
                <text:p>11.855290112</text:p>
              </table:table-cell>
              <table:table-cell office:value-type="float" office:value="0.0653999969363">
                <text:p>0.0653999969363</text:p>
              </table:table-cell>
              <table:table-cell office:value-type="float" office:value="0.00767769672805128">
                <text:p>0.007677696728051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07389952">
                <text:p>11.907389952</text:p>
              </table:table-cell>
              <table:table-cell office:value-type="float" office:value="0.0658000037074">
                <text:p>0.0658000037074</text:p>
              </table:table-cell>
              <table:table-cell office:value-type="float" office:value="-0.00784320681892615">
                <text:p>-0.007843206818926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009389824">
                <text:p>12.009389824</text:p>
              </table:table-cell>
              <table:table-cell office:value-type="float" office:value="0.0649999976158">
                <text:p>0.0649999976158</text:p>
              </table:table-cell>
              <table:table-cell office:value-type="float" office:value="0.0348162820448945">
                <text:p>0.03481628204489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061089792">
                <text:p>12.061089792</text:p>
              </table:table-cell>
              <table:table-cell office:value-type="float" office:value="0.0667999982834">
                <text:p>0.0667999982834</text:p>
              </table:table-cell>
              <table:table-cell office:value-type="float" office:value="0.0806141324806771">
                <text:p>0.08061413248067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113189888">
                <text:p>12.113189888</text:p>
              </table:table-cell>
              <table:table-cell office:value-type="float" office:value="0.0710000023246">
                <text:p>0.0710000023246</text:p>
              </table:table-cell>
              <table:table-cell office:value-type="float" office:value="0.107650930075544">
                <text:p>0.1076509300755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165209856">
                <text:p>12.165209856</text:p>
              </table:table-cell>
              <table:table-cell office:value-type="float" office:value="0.0766000002623">
                <text:p>0.0766000002623</text:p>
              </table:table-cell>
              <table:table-cell office:value-type="float" office:value="0.0594211476430576">
                <text:p>0.05942114764305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21737984">
                <text:p>12.2173798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577583891643187">
                <text:p>0.005775838916431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269319936">
                <text:p>12.269319936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0.00384769646736653">
                <text:p>0.003847696467366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321299968">
                <text:p>12.321299968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-0.00962839206216921">
                <text:p>-0.009628392062169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373229824">
                <text:p>12.37322982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38468142614152">
                <text:p>0.00384681426141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42521984">
                <text:p>12.42521984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-0.00575810124610899">
                <text:p>-0.005758101246108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477319936">
                <text:p>12.477319936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19216336603488">
                <text:p>0.00192163366034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529359872">
                <text:p>12.52935987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192051884281321">
                <text:p>-0.001920518842813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581430016">
                <text:p>12.581430016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195087553616949">
                <text:p>0.001950875536169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63268992">
                <text:p>12.6326899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386853983159137">
                <text:p>-0.003868539831591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684389888">
                <text:p>12.684389888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193389645381991">
                <text:p>0.00193389645381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73609984">
                <text:p>12.73609984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788229888">
                <text:p>12.788229888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195315806054676">
                <text:p>0.001953158060546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839429888">
                <text:p>12.83942988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890739968">
                <text:p>12.89073996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193689780348651">
                <text:p>-0.001936897803486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942369792">
                <text:p>12.942369792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994099968">
                <text:p>12.994099968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193576521013373">
                <text:p>0.001935765210133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04576">
                <text:p>13.04576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384533736830228">
                <text:p>0.003845337368302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097769984">
                <text:p>13.097769984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-0.0019229661961539">
                <text:p>-0.00192296619615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149769984">
                <text:p>13.149769984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0.00769233249494462">
                <text:p>0.007692332494944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201769728">
                <text:p>13.201769728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-0.00565403482999871">
                <text:p>-0.005654034829998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25483008">
                <text:p>13.25483008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019164861009582">
                <text:p>0.00191648610095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07009792">
                <text:p>13.307009792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13440834652973">
                <text:p>-0.013440834652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359089664">
                <text:p>13.359089664</text:p>
              </table:table-cell>
              <table:table-cell office:value-type="float" office:value="0.0793000012636">
                <text:p>0.0793000012636</text:p>
              </table:table-cell>
              <table:table-cell office:value-type="float" office:value="-0.0254900933372956">
                <text:p>-0.02549009333729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461090048">
                <text:p>13.461090048</text:p>
              </table:table-cell>
              <table:table-cell office:value-type="float" office:value="0.076700001955">
                <text:p>0.076700001955</text:p>
              </table:table-cell>
              <table:table-cell office:value-type="float" office:value="-0.0446690808306237">
                <text:p>-0.04466908083062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51257984">
                <text:p>13.51257984</text:p>
              </table:table-cell>
              <table:table-cell office:value-type="float" office:value="0.0744000002742">
                <text:p>0.0744000002742</text:p>
              </table:table-cell>
              <table:table-cell office:value-type="float" office:value="-0.0234276181253261">
                <text:p>-0.02342761812532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568069888">
                <text:p>13.568069888</text:p>
              </table:table-cell>
              <table:table-cell office:value-type="float" office:value="0.0731000006199">
                <text:p>0.0731000006199</text:p>
              </table:table-cell>
              <table:table-cell office:value-type="float" office:value="-0.0284229605259545">
                <text:p>-0.02842296052595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670099968">
                <text:p>13.670099968</text:p>
              </table:table-cell>
              <table:table-cell office:value-type="float" office:value="0.0702000036836">
                <text:p>0.0702000036836</text:p>
              </table:table-cell>
              <table:table-cell office:value-type="float" office:value="-0.0466787837149202">
                <text:p>-0.04667878371492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25799936">
                <text:p>13.725799936</text:p>
              </table:table-cell>
              <table:table-cell office:value-type="float" office:value="0.0675999969244">
                <text:p>0.0675999969244</text:p>
              </table:table-cell>
              <table:table-cell office:value-type="float" office:value="-0.0452659424468221">
                <text:p>-0.04526594244682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7881984">
                <text:p>13.77881984</text:p>
              </table:table-cell>
              <table:table-cell office:value-type="float" office:value="0.0652000010014">
                <text:p>0.0652000010014</text:p>
              </table:table-cell>
              <table:table-cell office:value-type="float" office:value="-0.0253558806914995">
                <text:p>-0.02535588069149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830089984">
                <text:p>13.830089984</text:p>
              </table:table-cell>
              <table:table-cell office:value-type="float" office:value="0.0639000013471">
                <text:p>0.0639000013471</text:p>
              </table:table-cell>
              <table:table-cell office:value-type="float" office:value="0.0155279239324534">
                <text:p>0.01552792393245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881609984">
                <text:p>13.881609984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0.0311829036711692">
                <text:p>0.03118290367116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932920064">
                <text:p>13.932920064</text:p>
              </table:table-cell>
              <table:table-cell office:value-type="float" office:value="0.0662999972701">
                <text:p>0.0662999972701</text:p>
              </table:table-cell>
              <table:table-cell office:value-type="float" office:value="0.0499426985868208">
                <text:p>0.04994269858682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984979712">
                <text:p>13.984979712</text:p>
              </table:table-cell>
              <table:table-cell office:value-type="float" office:value="0.0688999965787">
                <text:p>0.0688999965787</text:p>
              </table:table-cell>
              <table:table-cell office:value-type="float" office:value="0.0537942982959369">
                <text:p>0.05379429829593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037029888">
                <text:p>14.037029888</text:p>
              </table:table-cell>
              <table:table-cell office:value-type="float" office:value="0.0716999992728">
                <text:p>0.0716999992728</text:p>
              </table:table-cell>
              <table:table-cell office:value-type="float" office:value="0.0228919451330266">
                <text:p>0.02289194513302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089449984">
                <text:p>14.089449984</text:p>
              </table:table-cell>
              <table:table-cell office:value-type="float" office:value="0.0728999972343">
                <text:p>0.0728999972343</text:p>
              </table:table-cell>
              <table:table-cell office:value-type="float" office:value="0.0442138234475656">
                <text:p>0.04421382344756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141469952">
                <text:p>14.141469952</text:p>
              </table:table-cell>
              <table:table-cell office:value-type="float" office:value="0.0751999989152">
                <text:p>0.0751999989152</text:p>
              </table:table-cell>
              <table:table-cell office:value-type="float" office:value="0.0312928125950517">
                <text:p>0.03129281259505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24372992">
                <text:p>14.24372992</text:p>
              </table:table-cell>
              <table:table-cell office:value-type="float" office:value="0.0784000009298">
                <text:p>0.0784000009298</text:p>
              </table:table-cell>
              <table:table-cell office:value-type="float" office:value="0.0172777577018839">
                <text:p>0.0172777577018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295820032">
                <text:p>14.295820032</text:p>
              </table:table-cell>
              <table:table-cell office:value-type="float" office:value="0.0793000012636">
                <text:p>0.0793000012636</text:p>
              </table:table-cell>
              <table:table-cell office:value-type="float" office:value="0.0116572237647443">
                <text:p>0.01165722376474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347289856">
                <text:p>14.347289856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00985043013342156">
                <text:p>0.0009850430133421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448809984">
                <text:p>14.448809984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0968809161761648">
                <text:p>-0.009688091617616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50041984">
                <text:p>14.50041984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192421782639111">
                <text:p>0.001924217826391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552389888">
                <text:p>14.552389888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-0.00189361338946819">
                <text:p>-0.001893613389468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605199872">
                <text:p>14.605199872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378722677704261">
                <text:p>0.003787226777042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658009856">
                <text:p>14.658009856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70937984">
                <text:p>14.7093798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290077263753791">
                <text:p>-0.002900772637537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812799744">
                <text:p>14.812799744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86478976">
                <text:p>14.86478976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0574815926581467">
                <text:p>0.005748159265814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916979968">
                <text:p>14.91697996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568287538530203">
                <text:p>-0.005682875385302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969769728">
                <text:p>14.969769728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0778810994438959">
                <text:p>0.007788109944389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021129984">
                <text:p>15.021129984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-0.0018508522067708">
                <text:p>-0.00185085220677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075160064">
                <text:p>15.07516006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27279872">
                <text:p>15.12727987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19231094769231">
                <text:p>0.00192310947692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179279872">
                <text:p>15.179279872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-0.00189972820668693">
                <text:p>-0.001899728206686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31919872">
                <text:p>15.23191987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586047145990353">
                <text:p>0.005860471459903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283109888">
                <text:p>15.283109888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0193952321430344">
                <text:p>-0.001939523214303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334669824">
                <text:p>15.334669824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0771762824435876">
                <text:p>0.007717628244358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386500096">
                <text:p>15.386500096</text:p>
              </table:table-cell>
              <table:table-cell office:value-type="float" office:value="0.0803000032902">
                <text:p>0.0803000032902</text:p>
              </table:table-cell>
              <table:table-cell office:value-type="float" office:value="-0.0409199844609702">
                <text:p>-0.04091998446097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37819904">
                <text:p>15.437819904</text:p>
              </table:table-cell>
              <table:table-cell office:value-type="float" office:value="0.0781999975443">
                <text:p>0.0781999975443</text:p>
              </table:table-cell>
              <table:table-cell office:value-type="float" office:value="-0.0961820582153426">
                <text:p>-0.09618205821534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539709952">
                <text:p>15.539709952</text:p>
              </table:table-cell>
              <table:table-cell office:value-type="float" office:value="0.068400003016">
                <text:p>0.068400003016</text:p>
              </table:table-cell>
              <table:table-cell office:value-type="float" office:value="-0.0710584018905512">
                <text:p>-0.07105840189055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59177984">
                <text:p>15.59177984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-0.0155975218186304">
                <text:p>-0.01559752181863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643069952">
                <text:p>15.643069952</text:p>
              </table:table-cell>
              <table:table-cell office:value-type="float" office:value="0.0639000013471">
                <text:p>0.0639000013471</text:p>
              </table:table-cell>
              <table:table-cell office:value-type="float" office:value="0.00780483798728809">
                <text:p>0.007804837987288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694320128">
                <text:p>15.694320128</text:p>
              </table:table-cell>
              <table:table-cell office:value-type="float" office:value="0.0643000006676">
                <text:p>0.0643000006676</text:p>
              </table:table-cell>
              <table:table-cell office:value-type="float" office:value="0.0252919795278884">
                <text:p>0.02529197952788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745719808">
                <text:p>15.745719808</text:p>
              </table:table-cell>
              <table:table-cell office:value-type="float" office:value="0.0656000003219">
                <text:p>0.0656000003219</text:p>
              </table:table-cell>
              <table:table-cell office:value-type="float" office:value="0.026907471655697">
                <text:p>0.0269074716556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797750016">
                <text:p>15.797750016</text:p>
              </table:table-cell>
              <table:table-cell office:value-type="float" office:value="0.0670000016689">
                <text:p>0.0670000016689</text:p>
              </table:table-cell>
              <table:table-cell office:value-type="float" office:value="0.0327175761465469">
                <text:p>0.03271757614654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849709824">
                <text:p>15.849709824</text:p>
              </table:table-cell>
              <table:table-cell office:value-type="float" office:value="0.0687000006437">
                <text:p>0.0687000006437</text:p>
              </table:table-cell>
              <table:table-cell office:value-type="float" office:value="0.0210766791502347">
                <text:p>0.02107667915023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901900032">
                <text:p>15.901900032</text:p>
              </table:table-cell>
              <table:table-cell office:value-type="float" office:value="0.0697999969125">
                <text:p>0.0697999969125</text:p>
              </table:table-cell>
              <table:table-cell office:value-type="float" office:value="0.00191574359018368">
                <text:p>0.001915743590183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954099968">
                <text:p>15.954099968</text:p>
              </table:table-cell>
              <table:table-cell office:value-type="float" office:value="0.0698999986053">
                <text:p>0.0698999986053</text:p>
              </table:table-cell>
              <table:table-cell office:value-type="float" office:value="-0.00195315806249995">
                <text:p>-0.001953158062499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005299968">
                <text:p>16.005299968</text:p>
              </table:table-cell>
              <table:table-cell office:value-type="float" office:value="0.0697999969125">
                <text:p>0.0697999969125</text:p>
              </table:table-cell>
              <table:table-cell office:value-type="float" office:value="-0.0175097559226535">
                <text:p>-0.01750975592265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056699904">
                <text:p>16.056699904</text:p>
              </table:table-cell>
              <table:table-cell office:value-type="float" office:value="0.0688999965787">
                <text:p>0.0688999965787</text:p>
              </table:table-cell>
              <table:table-cell office:value-type="float" office:value="-0.0253609459412964">
                <text:p>-0.02536094594129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107959808">
                <text:p>16.107959808</text:p>
              </table:table-cell>
              <table:table-cell office:value-type="float" office:value="0.0675999969244">
                <text:p>0.0675999969244</text:p>
              </table:table-cell>
              <table:table-cell office:value-type="float" office:value="-0.00887571492673792">
                <text:p>-0.008875714926737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209360128">
                <text:p>16.209360128</text:p>
              </table:table-cell>
              <table:table-cell office:value-type="float" office:value="0.0666999965906">
                <text:p>0.0666999965906</text:p>
              </table:table-cell>
              <table:table-cell office:value-type="float" office:value="-0.00959867431194247">
                <text:p>-0.009598674311942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261449984">
                <text:p>16.261449984</text:p>
              </table:table-cell>
              <table:table-cell office:value-type="float" office:value="0.0662000030279">
                <text:p>0.0662000030279</text:p>
              </table:table-cell>
              <table:table-cell office:value-type="float" office:value="0.00192000761211651">
                <text:p>0.001920007612116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313530112">
                <text:p>16.313530112</text:p>
              </table:table-cell>
              <table:table-cell office:value-type="float" office:value="0.0662999972701">
                <text:p>0.0662999972701</text:p>
              </table:table-cell>
              <table:table-cell office:value-type="float" office:value="-0.0133485795409474">
                <text:p>-0.01334857954094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36596992">
                <text:p>16.36596992</text:p>
              </table:table-cell>
              <table:table-cell office:value-type="float" office:value="0.0656000003219">
                <text:p>0.0656000003219</text:p>
              </table:table-cell>
              <table:table-cell office:value-type="float" office:value="-0.0286588451850037">
                <text:p>-0.02865884518500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418309888">
                <text:p>16.418309888</text:p>
              </table:table-cell>
              <table:table-cell office:value-type="float" office:value="0.064099997282">
                <text:p>0.064099997282</text:p>
              </table:table-cell>
              <table:table-cell office:value-type="float" office:value="0.0230814587958574">
                <text:p>0.02308145879585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470299904">
                <text:p>16.470299904</text:p>
              </table:table-cell>
              <table:table-cell office:value-type="float" office:value="0.0653000026941">
                <text:p>0.0653000026941</text:p>
              </table:table-cell>
              <table:table-cell office:value-type="float" office:value="0.0117255167612899">
                <text:p>0.01172551676128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521469952">
                <text:p>16.521469952</text:p>
              </table:table-cell>
              <table:table-cell office:value-type="float" office:value="0.0658999979496">
                <text:p>0.0658999979496</text:p>
              </table:table-cell>
              <table:table-cell office:value-type="float" office:value="-0.0840172133639571">
                <text:p>-0.08401721336395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573840128">
                <text:p>16.573840128</text:p>
              </table:table-cell>
              <table:table-cell office:value-type="float" office:value="0.0615000016987">
                <text:p>0.0615000016987</text:p>
              </table:table-cell>
              <table:table-cell office:value-type="float" office:value="-0.157875753712238">
                <text:p>-0.1578757537122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625779712">
                <text:p>16.625779712</text:p>
              </table:table-cell>
              <table:table-cell office:value-type="float" office:value="0.0533000007272">
                <text:p>0.0533000007272</text:p>
              </table:table-cell>
              <table:table-cell office:value-type="float" office:value="-0.185114255118892">
                <text:p>-0.1851142551188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67872">
                <text:p>16.67872</text:p>
              </table:table-cell>
              <table:table-cell office:value-type="float" office:value="0.0434999987483">
                <text:p>0.0434999987483</text:p>
              </table:table-cell>
              <table:table-cell office:value-type="float" office:value="-0.169786623598102">
                <text:p>-0.1697866235981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73054976">
                <text:p>16.73054976</text:p>
              </table:table-cell>
              <table:table-cell office:value-type="float" office:value="0.034699998796">
                <text:p>0.034699998796</text:p>
              </table:table-cell>
              <table:table-cell office:value-type="float" office:value="-0.0019256258777181">
                <text:p>-0.00192562587771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782479872">
                <text:p>16.782479872</text:p>
              </table:table-cell>
              <table:table-cell office:value-type="float" office:value="0.0346000008285">
                <text:p>0.0346000008285</text:p>
              </table:table-cell>
              <table:table-cell office:value-type="float" office:value="0.117602725661016">
                <text:p>0.1176027256610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35199744">
                <text:p>16.835199744</text:p>
              </table:table-cell>
              <table:table-cell office:value-type="float" office:value="0.0408000014722">
                <text:p>0.0408000014722</text:p>
              </table:table-cell>
              <table:table-cell office:value-type="float" office:value="0.140377914265424">
                <text:p>0.1403779142654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886489856">
                <text:p>16.886489856</text:p>
              </table:table-cell>
              <table:table-cell office:value-type="float" office:value="0.0480000004172">
                <text:p>0.0480000004172</text:p>
              </table:table-cell>
              <table:table-cell office:value-type="float" office:value="0.100038388148742">
                <text:p>0.1000383881487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938469888">
                <text:p>16.938469888</text:p>
              </table:table-cell>
              <table:table-cell office:value-type="float" office:value="0.0531999990344">
                <text:p>0.0531999990344</text:p>
              </table:table-cell>
              <table:table-cell office:value-type="float" office:value="0.0774738238345176">
                <text:p>0.07747382383451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040439808">
                <text:p>17.040439808</text:p>
              </table:table-cell>
              <table:table-cell office:value-type="float" office:value="0.0610999986529">
                <text:p>0.0610999986529</text:p>
              </table:table-cell>
              <table:table-cell office:value-type="float" office:value="0.138381200980405">
                <text:p>0.1383812009804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092470016">
                <text:p>17.092470016</text:p>
              </table:table-cell>
              <table:table-cell office:value-type="float" office:value="0.0683000013232">
                <text:p>0.0683000013232</text:p>
              </table:table-cell>
              <table:table-cell office:value-type="float" office:value="0.120643106733106">
                <text:p>0.1206431067331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144690176">
                <text:p>17.144690176</text:p>
              </table:table-cell>
              <table:table-cell office:value-type="float" office:value="0.0746000036597">
                <text:p>0.0746000036597</text:p>
              </table:table-cell>
              <table:table-cell office:value-type="float" office:value="0.0962286055064532">
                <text:p>0.09622860550645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196649728">
                <text:p>17.196649728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57780317591643">
                <text:p>0.00577803175916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248570112">
                <text:p>17.248570112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-0.0487805174291003">
                <text:p>-0.0487805174291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299820032">
                <text:p>17.299820032</text:p>
              </table:table-cell>
              <table:table-cell office:value-type="float" office:value="0.0773999989033">
                <text:p>0.0773999989033</text:p>
              </table:table-cell>
              <table:table-cell office:value-type="float" office:value="-0.128623291441565">
                <text:p>-0.1286232914415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351910144">
                <text:p>17.351910144</text:p>
              </table:table-cell>
              <table:table-cell office:value-type="float" office:value="0.0706999972463">
                <text:p>0.0706999972463</text:p>
              </table:table-cell>
              <table:table-cell office:value-type="float" office:value="-0.137757726061798">
                <text:p>-0.1377577260617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403449856">
                <text:p>17.403449856</text:p>
              </table:table-cell>
              <table:table-cell office:value-type="float" office:value="0.0636000037193">
                <text:p>0.0636000037193</text:p>
              </table:table-cell>
              <table:table-cell office:value-type="float" office:value="-0.136398953243709">
                <text:p>-0.1363989532437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45476992">
                <text:p>17.45476992</text:p>
              </table:table-cell>
              <table:table-cell office:value-type="float" office:value="0.0566000007093">
                <text:p>0.0566000007093</text:p>
              </table:table-cell>
              <table:table-cell office:value-type="float" office:value="-0.116913940588003">
                <text:p>-0.1169139405880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506089728">
                <text:p>17.506089728</text:p>
              </table:table-cell>
              <table:table-cell office:value-type="float" office:value="0.0505999997258">
                <text:p>0.0505999997258</text:p>
              </table:table-cell>
              <table:table-cell office:value-type="float" office:value="-0.200935761160331">
                <text:p>-0.2009357611603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557349888">
                <text:p>17.557349888</text:p>
              </table:table-cell>
              <table:table-cell office:value-type="float" office:value="0.040300000459">
                <text:p>0.040300000459</text:p>
              </table:table-cell>
              <table:table-cell office:value-type="float" office:value="-0.130193009318529">
                <text:p>-0.1301930093185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609580032">
                <text:p>17.609580032</text:p>
              </table:table-cell>
              <table:table-cell office:value-type="float" office:value="0.0335000008345">
                <text:p>0.0335000008345</text:p>
              </table:table-cell>
              <table:table-cell office:value-type="float" office:value="-0.0485060708826981">
                <text:p>-0.04850607088269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66112">
                <text:p>17.66112</text:p>
              </table:table-cell>
              <table:table-cell office:value-type="float" office:value="0.0309999994934">
                <text:p>0.0309999994934</text:p>
              </table:table-cell>
              <table:table-cell office:value-type="float" office:value="0.0681596602092579">
                <text:p>0.06815966020925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712470016">
                <text:p>17.712470016</text:p>
              </table:table-cell>
              <table:table-cell office:value-type="float" office:value="0.0344999991357">
                <text:p>0.0344999991357</text:p>
              </table:table-cell>
              <table:table-cell office:value-type="float" office:value="0.140708069915548">
                <text:p>0.1407080699155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763639808">
                <text:p>17.763639808</text:p>
              </table:table-cell>
              <table:table-cell office:value-type="float" office:value="0.041700001806">
                <text:p>0.041700001806</text:p>
              </table:table-cell>
              <table:table-cell office:value-type="float" office:value="0.169359567244558">
                <text:p>0.1693595672445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815009792">
                <text:p>17.815009792</text:p>
              </table:table-cell>
              <table:table-cell office:value-type="float" office:value="0.0504000000656">
                <text:p>0.0504000000656</text:p>
              </table:table-cell>
              <table:table-cell office:value-type="float" office:value="0.120998778531123">
                <text:p>0.1209987785311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866249984">
                <text:p>17.866249984</text:p>
              </table:table-cell>
              <table:table-cell office:value-type="float" office:value="0.0566000007093">
                <text:p>0.0566000007093</text:p>
              </table:table-cell>
              <table:table-cell office:value-type="float" office:value="0.0678600511741387">
                <text:p>0.06786005117413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967929856">
                <text:p>17.967929856</text:p>
              </table:table-cell>
              <table:table-cell office:value-type="float" office:value="0.0635000020266">
                <text:p>0.0635000020266</text:p>
              </table:table-cell>
              <table:table-cell office:value-type="float" office:value="0.0767900183359202">
                <text:p>0.07679001833592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020019968">
                <text:p>18.020019968</text:p>
              </table:table-cell>
              <table:table-cell office:value-type="float" office:value="0.0675000026822">
                <text:p>0.0675000026822</text:p>
              </table:table-cell>
              <table:table-cell office:value-type="float" office:value="0.00192000761211624">
                <text:p>0.001920007612116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072100096">
                <text:p>18.072100096</text:p>
              </table:table-cell>
              <table:table-cell office:value-type="float" office:value="0.0675999969244">
                <text:p>0.0675999969244</text:p>
              </table:table-cell>
              <table:table-cell office:value-type="float" office:value="-0.0573944658604555">
                <text:p>-0.05739446586045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12436992">
                <text:p>18.12436992</text:p>
              </table:table-cell>
              <table:table-cell office:value-type="float" office:value="0.0645999982953">
                <text:p>0.0645999982953</text:p>
              </table:table-cell>
              <table:table-cell office:value-type="float" office:value="-0.0199486841086825">
                <text:p>-0.01994868410868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229639936">
                <text:p>18.229639936</text:p>
              </table:table-cell>
              <table:table-cell office:value-type="float" office:value="0.0625">
                <text:p>0.0625</text:p>
              </table:table-cell>
              <table:table-cell office:value-type="float" office:value="0.0529102957837653">
                <text:p>0.05291029578376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282559744">
                <text:p>18.282559744</text:p>
              </table:table-cell>
              <table:table-cell office:value-type="float" office:value="0.0653000026941">
                <text:p>0.0653000026941</text:p>
              </table:table-cell>
              <table:table-cell office:value-type="float" office:value="0.0769378616021182">
                <text:p>0.07693786160211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33454976">
                <text:p>18.33454976</text:p>
              </table:table-cell>
              <table:table-cell office:value-type="float" office:value="0.0693000033498">
                <text:p>0.0693000033498</text:p>
              </table:table-cell>
              <table:table-cell office:value-type="float" office:value="0.0625117710646279">
                <text:p>0.06251177106462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385740032">
                <text:p>18.385740032</text:p>
              </table:table-cell>
              <table:table-cell office:value-type="float" office:value="0.0724999979138">
                <text:p>0.0724999979138</text:p>
              </table:table-cell>
              <table:table-cell office:value-type="float" office:value="0.00768045962751857">
                <text:p>0.007680459627518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43782016">
                <text:p>18.43782016</text:p>
              </table:table-cell>
              <table:table-cell office:value-type="float" office:value="0.0728999972343">
                <text:p>0.0728999972343</text:p>
              </table:table-cell>
              <table:table-cell office:value-type="float" office:value="-0.0225511987051111">
                <text:p>-0.02255119870511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539810048">
                <text:p>18.539810048</text:p>
              </table:table-cell>
              <table:table-cell office:value-type="float" office:value="0.0706000030041">
                <text:p>0.0706000030041</text:p>
              </table:table-cell>
              <table:table-cell office:value-type="float" office:value="-0.0485437575339762">
                <text:p>-0.04854375753397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59131008">
                <text:p>18.59131008</text:p>
              </table:table-cell>
              <table:table-cell office:value-type="float" office:value="0.0680999979377">
                <text:p>0.0680999979377</text:p>
              </table:table-cell>
              <table:table-cell office:value-type="float" office:value="-0.0368861145887679">
                <text:p>-0.03688611458876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64281984">
                <text:p>18.64281984</text:p>
              </table:table-cell>
              <table:table-cell office:value-type="float" office:value="0.0662000030279">
                <text:p>0.0662000030279</text:p>
              </table:table-cell>
              <table:table-cell office:value-type="float" office:value="-0.0156220726723914">
                <text:p>-0.01562207267239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694029824">
                <text:p>18.694029824</text:p>
              </table:table-cell>
              <table:table-cell office:value-type="float" office:value="0.0653999969363">
                <text:p>0.0653999969363</text:p>
              </table:table-cell>
              <table:table-cell office:value-type="float" office:value="0.00765269100602106">
                <text:p>0.007652691006021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746299904">
                <text:p>18.746299904</text:p>
              </table:table-cell>
              <table:table-cell office:value-type="float" office:value="0.0658000037074">
                <text:p>0.0658000037074</text:p>
              </table:table-cell>
              <table:table-cell office:value-type="float" office:value="0.0956656891878546">
                <text:p>0.09566568918785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797519872">
                <text:p>18.797519872</text:p>
              </table:table-cell>
              <table:table-cell office:value-type="float" office:value="0.0706999972463">
                <text:p>0.0706999972463</text:p>
              </table:table-cell>
              <table:table-cell office:value-type="float" office:value="0.0701071122373204">
                <text:p>0.07010711223732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848869888">
                <text:p>18.848869888</text:p>
              </table:table-cell>
              <table:table-cell office:value-type="float" office:value="0.0742999985814">
                <text:p>0.0742999985814</text:p>
              </table:table-cell>
              <table:table-cell office:value-type="float" office:value="0.0714010178129542">
                <text:p>0.07140101781295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90068992">
                <text:p>18.90068992</text:p>
              </table:table-cell>
              <table:table-cell office:value-type="float" office:value="0.0780000016093">
                <text:p>0.0780000016093</text:p>
              </table:table-cell>
              <table:table-cell office:value-type="float" office:value="0.0272372785514113">
                <text:p>0.02723727855141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952090112">
                <text:p>18.952090112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-0.0272058426881182">
                <text:p>-0.02720584268811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003549696">
                <text:p>19.003549696</text:p>
              </table:table-cell>
              <table:table-cell office:value-type="float" office:value="0.0780000016093">
                <text:p>0.0780000016093</text:p>
              </table:table-cell>
              <table:table-cell office:value-type="float" office:value="-0.0365243017850136">
                <text:p>-0.03652430178501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05556992">
                <text:p>19.05556992</text:p>
              </table:table-cell>
              <table:table-cell office:value-type="float" office:value="0.076099999249">
                <text:p>0.076099999249</text:p>
              </table:table-cell>
              <table:table-cell office:value-type="float" office:value="-0.0365806478370756">
                <text:p>-0.03658064783707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107510016">
                <text:p>19.107510016</text:p>
              </table:table-cell>
              <table:table-cell office:value-type="float" office:value="0.0741999968886">
                <text:p>0.0741999968886</text:p>
              </table:table-cell>
              <table:table-cell office:value-type="float" office:value="-0.0965998376425698">
                <text:p>-0.09659983764256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159269888">
                <text:p>19.159269888</text:p>
              </table:table-cell>
              <table:table-cell office:value-type="float" office:value="0.069200001657">
                <text:p>0.069200001657</text:p>
              </table:table-cell>
              <table:table-cell office:value-type="float" office:value="-0.222526130537854">
                <text:p>-0.2225261305378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21049984">
                <text:p>19.21049984</text:p>
              </table:table-cell>
              <table:table-cell office:value-type="float" office:value="0.0577999986708">
                <text:p>0.0577999986708</text:p>
              </table:table-cell>
              <table:table-cell office:value-type="float" office:value="-0.259036419839363">
                <text:p>-0.2590364198393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262230016">
                <text:p>19.262230016</text:p>
              </table:table-cell>
              <table:table-cell office:value-type="float" office:value="0.0443999990821">
                <text:p>0.0443999990821</text:p>
              </table:table-cell>
              <table:table-cell office:value-type="float" office:value="-0.134458657621791">
                <text:p>-0.1344586576217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364120064">
                <text:p>19.364120064</text:p>
              </table:table-cell>
              <table:table-cell office:value-type="float" office:value="0.030700000003">
                <text:p>0.030700000003</text:p>
              </table:table-cell>
              <table:table-cell office:value-type="float" office:value="-0.0293256007019694">
                <text:p>-0.02932560070196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415269888">
                <text:p>19.415269888</text:p>
              </table:table-cell>
              <table:table-cell office:value-type="float" office:value="0.0292000006884">
                <text:p>0.0292000006884</text:p>
              </table:table-cell>
              <table:table-cell office:value-type="float" office:value="0.0175780951406245">
                <text:p>0.01757809514062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466469888">
                <text:p>19.466469888</text:p>
              </table:table-cell>
              <table:table-cell office:value-type="float" office:value="0.0300999991596">
                <text:p>0.0300999991596</text:p>
              </table:table-cell>
              <table:table-cell office:value-type="float" office:value="0.0345623097441558">
                <text:p>0.03456230974415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51854976">
                <text:p>19.51854976</text:p>
              </table:table-cell>
              <table:table-cell office:value-type="float" office:value="0.0318999998271">
                <text:p>0.0318999998271</text:p>
              </table:table-cell>
              <table:table-cell office:value-type="float" office:value="0.0153432710033636">
                <text:p>0.01534327100336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570689792">
                <text:p>19.570689792</text:p>
              </table:table-cell>
              <table:table-cell office:value-type="float" office:value="0.0326999984682">
                <text:p>0.032699998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622719744">
                <text:p>19.622719744</text:p>
              </table:table-cell>
              <table:table-cell office:value-type="float" office:value="0.0326999984682">
                <text:p>0.0326999984682</text:p>
              </table:table-cell>
              <table:table-cell office:value-type="float" office:value="0.016236658770001">
                <text:p>0.0162366587700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678149888">
                <text:p>19.678149888</text:p>
              </table:table-cell>
              <table:table-cell office:value-type="float" office:value="0.0335999988019">
                <text:p>0.0335999988019</text:p>
              </table:table-cell>
              <table:table-cell office:value-type="float" office:value="0.051823594878602">
                <text:p>0.0518235948786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730249728">
                <text:p>19.730249728</text:p>
              </table:table-cell>
              <table:table-cell office:value-type="float" office:value="0.0362999998033">
                <text:p>0.0362999998033</text:p>
              </table:table-cell>
              <table:table-cell office:value-type="float" office:value="0.0116662901196619">
                <text:p>0.01166629011966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781679872">
                <text:p>19.781679872</text:p>
              </table:table-cell>
              <table:table-cell office:value-type="float" office:value="0.0368999987841">
                <text:p>0.0368999987841</text:p>
              </table:table-cell>
              <table:table-cell office:value-type="float" office:value="-0.0422833368768068">
                <text:p>-0.04228333687680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833709824">
                <text:p>19.833709824</text:p>
              </table:table-cell>
              <table:table-cell office:value-type="float" office:value="0.034699998796">
                <text:p>0.034699998796</text:p>
              </table:table-cell>
              <table:table-cell office:value-type="float" office:value="-0.0753471798605647">
                <text:p>-0.07534717986056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885470208">
                <text:p>19.885470208</text:p>
              </table:table-cell>
              <table:table-cell office:value-type="float" office:value="0.0307999998331">
                <text:p>0.0307999998331</text:p>
              </table:table-cell>
              <table:table-cell office:value-type="float" office:value="-0.0136532514660456">
                <text:p>-0.01365325146604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.936740096">
                <text:p>19.936740096</text:p>
              </table:table-cell>
              <table:table-cell office:value-type="float" office:value="0.0300999991596">
                <text:p>0.0300999991596</text:p>
              </table:table-cell>
              <table:table-cell office:value-type="float" office:value="-0.0094715177848887">
                <text:p>-0.00947151778488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.989529856">
                <text:p>19.989529856</text:p>
              </table:table-cell>
              <table:table-cell office:value-type="float" office:value="0.0296000000089">
                <text:p>0.0296000000089</text:p>
              </table:table-cell>
              <table:table-cell office:value-type="float" office:value="-0.0378285394456275">
                <text:p>-0.03782853944562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0424">
                <text:p>20.0424</text:p>
              </table:table-cell>
              <table:table-cell office:value-type="float" office:value="0.0275999996811">
                <text:p>0.0275999996811</text:p>
              </table:table-cell>
              <table:table-cell office:value-type="float" office:value="-0.0154499617690931">
                <text:p>-0.01544996176909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094180096">
                <text:p>20.094180096</text:p>
              </table:table-cell>
              <table:table-cell office:value-type="float" office:value="0.0267999991775">
                <text:p>0.0267999991775</text:p>
              </table:table-cell>
              <table:table-cell office:value-type="float" office:value="0.0390472779639392">
                <text:p>0.03904727796393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145400064">
                <text:p>20.145400064</text:p>
              </table:table-cell>
              <table:table-cell office:value-type="float" office:value="0.0287999995053">
                <text:p>0.0287999995053</text:p>
              </table:table-cell>
              <table:table-cell office:value-type="float" office:value="0.155159256041357">
                <text:p>0.1551592560413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19696">
                <text:p>20.19696</text:p>
              </table:table-cell>
              <table:table-cell office:value-type="float" office:value="0.0368000008166">
                <text:p>0.0368000008166</text:p>
              </table:table-cell>
              <table:table-cell office:value-type="float" office:value="0.233795635288141">
                <text:p>0.2337956352881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249570048">
                <text:p>20.249570048</text:p>
              </table:table-cell>
              <table:table-cell office:value-type="float" office:value="0.0491000004113">
                <text:p>0.0491000004113</text:p>
              </table:table-cell>
              <table:table-cell office:value-type="float" office:value="0.199731579211392">
                <text:p>0.1997315792113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301639936">
                <text:p>20.301639936</text:p>
              </table:table-cell>
              <table:table-cell office:value-type="float" office:value="0.0595000013709">
                <text:p>0.0595000013709</text:p>
              </table:table-cell>
              <table:table-cell office:value-type="float" office:value="0.109847917100275">
                <text:p>0.1098479171002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353529856">
                <text:p>20.353529856</text:p>
              </table:table-cell>
              <table:table-cell office:value-type="float" office:value="0.0652000010014">
                <text:p>0.0652000010014</text:p>
              </table:table-cell>
              <table:table-cell office:value-type="float" office:value="0.0349176012326852">
                <text:p>0.03491760123268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405079808">
                <text:p>20.405079808</text:p>
              </table:table-cell>
              <table:table-cell office:value-type="float" office:value="0.0670000016689">
                <text:p>0.0670000016689</text:p>
              </table:table-cell>
              <table:table-cell office:value-type="float" office:value="0.0136424840557642">
                <text:p>0.01364248405576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456389888">
                <text:p>20.456389888</text:p>
              </table:table-cell>
              <table:table-cell office:value-type="float" office:value="0.0676999986172">
                <text:p>0.0676999986172</text:p>
              </table:table-cell>
              <table:table-cell office:value-type="float" office:value="0.0407292649723224">
                <text:p>0.04072926497232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507949824">
                <text:p>20.507949824</text:p>
              </table:table-cell>
              <table:table-cell office:value-type="float" office:value="0.0697999969125">
                <text:p>0.0697999969125</text:p>
              </table:table-cell>
              <table:table-cell office:value-type="float" office:value="0.0153581180935065">
                <text:p>0.01535811809350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560039936">
                <text:p>20.560039936</text:p>
              </table:table-cell>
              <table:table-cell office:value-type="float" office:value="0.0706000030041">
                <text:p>0.0706000030041</text:p>
              </table:table-cell>
              <table:table-cell office:value-type="float" office:value="0.00293971079464855">
                <text:p>0.002939710794648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662089984">
                <text:p>20.662089984</text:p>
              </table:table-cell>
              <table:table-cell office:value-type="float" office:value="0.0709000006318">
                <text:p>0.0709000006318</text:p>
              </table:table-cell>
              <table:table-cell office:value-type="float" office:value="0.0346353474139558">
                <text:p>0.03463534741395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714060032">
                <text:p>20.714060032</text:p>
              </table:table-cell>
              <table:table-cell office:value-type="float" office:value="0.0727000012994">
                <text:p>0.0727000012994</text:p>
              </table:table-cell>
              <table:table-cell office:value-type="float" office:value="0.00768049738102271">
                <text:p>0.007680497381022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766139904">
                <text:p>20.766139904</text:p>
              </table:table-cell>
              <table:table-cell office:value-type="float" office:value="0.0731000006199">
                <text:p>0.0731000006199</text:p>
              </table:table-cell>
              <table:table-cell office:value-type="float" office:value="-0.0729644379925486">
                <text:p>-0.07296443799254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818220032">
                <text:p>20.818220032</text:p>
              </table:table-cell>
              <table:table-cell office:value-type="float" office:value="0.0693000033498">
                <text:p>0.0693000033498</text:p>
              </table:table-cell>
              <table:table-cell office:value-type="float" office:value="-0.196041023153363">
                <text:p>-0.1960410231533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870249984">
                <text:p>20.870249984</text:p>
              </table:table-cell>
              <table:table-cell office:value-type="float" office:value="0.0590999983251">
                <text:p>0.0590999983251</text:p>
              </table:table-cell>
              <table:table-cell office:value-type="float" office:value="-0.237012460691951">
                <text:p>-0.2370124606919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922989824">
                <text:p>20.922989824</text:p>
              </table:table-cell>
              <table:table-cell office:value-type="float" office:value="0.0465999990702">
                <text:p>0.0465999990702</text:p>
              </table:table-cell>
              <table:table-cell office:value-type="float" office:value="-0.256459816866843">
                <text:p>-0.2564598168668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974849792">
                <text:p>20.974849792</text:p>
              </table:table-cell>
              <table:table-cell office:value-type="float" office:value="0.0333000011742">
                <text:p>0.0333000011742</text:p>
              </table:table-cell>
              <table:table-cell office:value-type="float" office:value="-0.242153775103399">
                <text:p>-0.2421537751033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026469888">
                <text:p>21.026469888</text:p>
              </table:table-cell>
              <table:table-cell office:value-type="float" office:value="0.0208000000566">
                <text:p>0.0208000000566</text:p>
              </table:table-cell>
              <table:table-cell office:value-type="float" office:value="-0.163430168751826">
                <text:p>-0.1634301687518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078479872">
                <text:p>21.078479872</text:p>
              </table:table-cell>
              <table:table-cell office:value-type="float" office:value="0.0122999995947">
                <text:p>0.0122999995947</text:p>
              </table:table-cell>
              <table:table-cell office:value-type="float" office:value="0.0994150313032581">
                <text:p>0.09941503130325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129779968">
                <text:p>21.129779968</text:p>
              </table:table-cell>
              <table:table-cell office:value-type="float" office:value="0.0174000002444">
                <text:p>0.0174000002444</text:p>
              </table:table-cell>
              <table:table-cell office:value-type="float" office:value="0.415952301423987">
                <text:p>0.4159523014239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182189824">
                <text:p>21.182189824</text:p>
              </table:table-cell>
              <table:table-cell office:value-type="float" office:value="0.0392000004649">
                <text:p>0.0392000004649</text:p>
              </table:table-cell>
              <table:table-cell office:value-type="float" office:value="0.160736894627547">
                <text:p>0.1607368946275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.284219904">
                <text:p>21.284219904</text:p>
              </table:table-cell>
              <table:table-cell office:value-type="float" office:value="0.0555999986827">
                <text:p>0.0555999986827</text:p>
              </table:table-cell>
              <table:table-cell office:value-type="float" office:value="0.23318594313693">
                <text:p>0.23318594313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336109824">
                <text:p>21.336109824</text:p>
              </table:table-cell>
              <table:table-cell office:value-type="float" office:value="0.0676999986172">
                <text:p>0.0676999986172</text:p>
              </table:table-cell>
              <table:table-cell office:value-type="float" office:value="0.119001712467094">
                <text:p>0.1190017124670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38820992">
                <text:p>21.38820992</text:p>
              </table:table-cell>
              <table:table-cell office:value-type="float" office:value="0.0738999992609">
                <text:p>0.0738999992609</text:p>
              </table:table-cell>
              <table:table-cell office:value-type="float" office:value="0.0290586534131058">
                <text:p>0.02905865341310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43982976">
                <text:p>21.43982976</text:p>
              </table:table-cell>
              <table:table-cell office:value-type="float" office:value="0.0754000023007">
                <text:p>0.0754000023007</text:p>
              </table:table-cell>
              <table:table-cell office:value-type="float" office:value="-0.0115384567722129">
                <text:p>-0.01153845677221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491830016">
                <text:p>21.491830016</text:p>
              </table:table-cell>
              <table:table-cell office:value-type="float" office:value="0.0747999995947">
                <text:p>0.0747999995947</text:p>
              </table:table-cell>
              <table:table-cell office:value-type="float" office:value="-0.0448606730114173">
                <text:p>-0.04486067301141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543099904">
                <text:p>21.543099904</text:p>
              </table:table-cell>
              <table:table-cell office:value-type="float" office:value="0.0724999979138">
                <text:p>0.0724999979138</text:p>
              </table:table-cell>
              <table:table-cell office:value-type="float" office:value="-0.0522546964432922">
                <text:p>-0.05225469644329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59476992">
                <text:p>21.59476992</text:p>
              </table:table-cell>
              <table:table-cell office:value-type="float" office:value="0.0697999969125">
                <text:p>0.0697999969125</text:p>
              </table:table-cell>
              <table:table-cell office:value-type="float" office:value="-0.0634006018990978">
                <text:p>-0.06340060189909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64681984">
                <text:p>21.64681984</text:p>
              </table:table-cell>
              <table:table-cell office:value-type="float" office:value="0.0665000006557">
                <text:p>0.0665000006557</text:p>
              </table:table-cell>
              <table:table-cell office:value-type="float" office:value="-0.032641989182515">
                <text:p>-0.0326419891825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698899968">
                <text:p>21.698899968</text:p>
              </table:table-cell>
              <table:table-cell office:value-type="float" office:value="0.0648000016809">
                <text:p>0.0648000016809</text:p>
              </table:table-cell>
              <table:table-cell office:value-type="float" office:value="-0.020944498473875">
                <text:p>-0.0209444984738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751419904">
                <text:p>21.751419904</text:p>
              </table:table-cell>
              <table:table-cell office:value-type="float" office:value="0.0636999979615">
                <text:p>0.0636999979615</text:p>
              </table:table-cell>
              <table:table-cell office:value-type="float" office:value="-0.0540435509498079">
                <text:p>-0.05404355094980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803229952">
                <text:p>21.803229952</text:p>
              </table:table-cell>
              <table:table-cell office:value-type="float" office:value="0.0608999989927">
                <text:p>0.0608999989927</text:p>
              </table:table-cell>
              <table:table-cell office:value-type="float" office:value="-0.110187130051521">
                <text:p>-0.1101871300515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854960128">
                <text:p>21.854960128</text:p>
              </table:table-cell>
              <table:table-cell office:value-type="float" office:value="0.0551999993622">
                <text:p>0.0551999993622</text:p>
              </table:table-cell>
              <table:table-cell office:value-type="float" office:value="-0.0307279517732024">
                <text:p>-0.03072795177320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.907030016">
                <text:p>21.907030016</text:p>
              </table:table-cell>
              <table:table-cell office:value-type="float" office:value="0.0535999983549">
                <text:p>0.0535999983549</text:p>
              </table:table-cell>
              <table:table-cell office:value-type="float" office:value="0.0855699764861492">
                <text:p>0.08556997648614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.95844992">
                <text:p>21.95844992</text:p>
              </table:table-cell>
              <table:table-cell office:value-type="float" office:value="0.0579999983311">
                <text:p>0.0579999983311</text:p>
              </table:table-cell>
              <table:table-cell office:value-type="float" office:value="0.0906567370559958">
                <text:p>0.09065673705599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012499968">
                <text:p>22.012499968</text:p>
              </table:table-cell>
              <table:table-cell office:value-type="float" office:value="0.0628999993205">
                <text:p>0.0628999993205</text:p>
              </table:table-cell>
              <table:table-cell office:value-type="float" office:value="0.0882582560875889">
                <text:p>0.08825825608758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064619776">
                <text:p>22.064619776</text:p>
              </table:table-cell>
              <table:table-cell office:value-type="float" office:value="0.0675000026822">
                <text:p>0.0675000026822</text:p>
              </table:table-cell>
              <table:table-cell office:value-type="float" office:value="0.0271683946455507">
                <text:p>0.02716839464555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116150016">
                <text:p>22.116150016</text:p>
              </table:table-cell>
              <table:table-cell office:value-type="float" office:value="0.0688999965787">
                <text:p>0.0688999965787</text:p>
              </table:table-cell>
              <table:table-cell office:value-type="float" office:value="0.0345158219625485">
                <text:p>0.03451582196254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168300032">
                <text:p>22.168300032</text:p>
              </table:table-cell>
              <table:table-cell office:value-type="float" office:value="0.0706999972463">
                <text:p>0.0706999972463</text:p>
              </table:table-cell>
              <table:table-cell office:value-type="float" office:value="0.0443931849948362">
                <text:p>0.04439318499483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220109824">
                <text:p>22.220109824</text:p>
              </table:table-cell>
              <table:table-cell office:value-type="float" office:value="0.0729999989271">
                <text:p>0.0729999989271</text:p>
              </table:table-cell>
              <table:table-cell office:value-type="float" office:value="0.0741606261096733">
                <text:p>0.07416062610967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271350016">
                <text:p>22.271350016</text:p>
              </table:table-cell>
              <table:table-cell office:value-type="float" office:value="0.0768000036478">
                <text:p>0.0768000036478</text:p>
              </table:table-cell>
              <table:table-cell office:value-type="float" office:value="-0.0365948968499003">
                <text:p>-0.03659489684990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323269888">
                <text:p>22.323269888</text:p>
              </table:table-cell>
              <table:table-cell office:value-type="float" office:value="0.0749000012875">
                <text:p>0.0749000012875</text:p>
              </table:table-cell>
              <table:table-cell office:value-type="float" office:value="-0.101463039213758">
                <text:p>-0.1014630392137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374520064">
                <text:p>22.374520064</text:p>
              </table:table-cell>
              <table:table-cell office:value-type="float" office:value="0.0697000026703">
                <text:p>0.0697000026703</text:p>
              </table:table-cell>
              <table:table-cell office:value-type="float" office:value="-0.0992798513427594">
                <text:p>-0.09927985134275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425890048">
                <text:p>22.425890048</text:p>
              </table:table-cell>
              <table:table-cell office:value-type="float" office:value="0.0645999982953">
                <text:p>0.0645999982953</text:p>
              </table:table-cell>
              <table:table-cell office:value-type="float" office:value="-0.0467744281104248">
                <text:p>-0.04677442811042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477200128">
                <text:p>22.477200128</text:p>
              </table:table-cell>
              <table:table-cell office:value-type="float" office:value="0.062199998647">
                <text:p>0.062199998647</text:p>
              </table:table-cell>
              <table:table-cell office:value-type="float" office:value="-0.00577589585238083">
                <text:p>-0.005775895852380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529139712">
                <text:p>22.529139712</text:p>
              </table:table-cell>
              <table:table-cell office:value-type="float" office:value="0.0619000010192">
                <text:p>0.0619000010192</text:p>
              </table:table-cell>
              <table:table-cell office:value-type="float" office:value="0.0107768890250436">
                <text:p>0.01077688902504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631209984">
                <text:p>22.631209984</text:p>
              </table:table-cell>
              <table:table-cell office:value-type="float" office:value="0.0630000010133">
                <text:p>0.0630000010133</text:p>
              </table:table-cell>
              <table:table-cell office:value-type="float" office:value="0.013443345733786">
                <text:p>0.0134433457337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683280128">
                <text:p>22.683280128</text:p>
              </table:table-cell>
              <table:table-cell office:value-type="float" office:value="0.0636999979615">
                <text:p>0.0636999979615</text:p>
              </table:table-cell>
              <table:table-cell office:value-type="float" office:value="0.00770120432600443">
                <text:p>0.007701204326004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735219968">
                <text:p>22.735219968</text:p>
              </table:table-cell>
              <table:table-cell office:value-type="float" office:value="0.064099997282">
                <text:p>0.064099997282</text:p>
              </table:table-cell>
              <table:table-cell office:value-type="float" office:value="0.0245170837282215">
                <text:p>0.02451708372822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837189888">
                <text:p>22.837189888</text:p>
              </table:table-cell>
              <table:table-cell office:value-type="float" office:value="0.0666000023484">
                <text:p>0.0666000023484</text:p>
              </table:table-cell>
              <table:table-cell office:value-type="float" office:value="0.0115450202297288">
                <text:p>0.01154502022972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.889159936">
                <text:p>22.889159936</text:p>
              </table:table-cell>
              <table:table-cell office:value-type="float" office:value="0.0671999976039">
                <text:p>0.0671999976039</text:p>
              </table:table-cell>
              <table:table-cell office:value-type="float" office:value="0.0542320037873281">
                <text:p>0.05423200378732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940790016">
                <text:p>22.940790016</text:p>
              </table:table-cell>
              <table:table-cell office:value-type="float" office:value="0.070000000298">
                <text:p>0.070000000298</text:p>
              </table:table-cell>
              <table:table-cell office:value-type="float" office:value="0.0941589377471193">
                <text:p>0.09415893774711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.992829696">
                <text:p>22.992829696</text:p>
              </table:table-cell>
              <table:table-cell office:value-type="float" office:value="0.0749000012875">
                <text:p>0.0749000012875</text:p>
              </table:table-cell>
              <table:table-cell office:value-type="float" office:value="0.0748845886630691">
                <text:p>0.07488458866306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044909824">
                <text:p>23.044909824</text:p>
              </table:table-cell>
              <table:table-cell office:value-type="float" office:value="0.0788000002503">
                <text:p>0.0788000002503</text:p>
              </table:table-cell>
              <table:table-cell office:value-type="float" office:value="0.0249424032614386">
                <text:p>0.02494240326143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097029888">
                <text:p>23.097029888</text:p>
              </table:table-cell>
              <table:table-cell office:value-type="float" office:value="0.0800999999046">
                <text:p>0.0800999999046</text:p>
              </table:table-cell>
              <table:table-cell office:value-type="float" office:value="-0.00194102664402168">
                <text:p>-0.001941026644021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148549888">
                <text:p>23.148549888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522647953721738">
                <text:p>-0.05226479537217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20020992">
                <text:p>23.20020992</text:p>
              </table:table-cell>
              <table:table-cell office:value-type="float" office:value="0.0772999972105">
                <text:p>0.0772999972105</text:p>
              </table:table-cell>
              <table:table-cell office:value-type="float" office:value="-0.122958212066377">
                <text:p>-0.1229582120663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252260096">
                <text:p>23.252260096</text:p>
              </table:table-cell>
              <table:table-cell office:value-type="float" office:value="0.0709000006318">
                <text:p>0.0709000006318</text:p>
              </table:table-cell>
              <table:table-cell office:value-type="float" office:value="-0.150000698574594">
                <text:p>-0.1500006985745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30425984">
                <text:p>23.30425984</text:p>
              </table:table-cell>
              <table:table-cell office:value-type="float" office:value="0.0631000027061">
                <text:p>0.0631000027061</text:p>
              </table:table-cell>
              <table:table-cell office:value-type="float" office:value="-0.202117160406679">
                <text:p>-0.2021171604066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35620992">
                <text:p>23.35620992</text:p>
              </table:table-cell>
              <table:table-cell office:value-type="float" office:value="0.0526000000536">
                <text:p>0.0526000000536</text:p>
              </table:table-cell>
              <table:table-cell office:value-type="float" office:value="-0.169558138798136">
                <text:p>-0.1695581387981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407519744">
                <text:p>23.407519744</text:p>
              </table:table-cell>
              <table:table-cell office:value-type="float" office:value="0.0439000017941">
                <text:p>0.0439000017941</text:p>
              </table:table-cell>
              <table:table-cell office:value-type="float" office:value="-0.201754028775111">
                <text:p>-0.2017540287751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510119936">
                <text:p>23.510119936</text:p>
              </table:table-cell>
              <table:table-cell office:value-type="float" office:value="0.023199999705">
                <text:p>0.023199999705</text:p>
              </table:table-cell>
              <table:table-cell office:value-type="float" office:value="-0.270796545343769">
                <text:p>-0.2707965453437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561449984">
                <text:p>23.561449984</text:p>
              </table:table-cell>
              <table:table-cell office:value-type="float" office:value="0.00930000003427">
                <text:p>0.00930000003427</text:p>
              </table:table-cell>
              <table:table-cell office:value-type="float" office:value="-0.0134900909889635">
                <text:p>-0.01349009098896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613339904">
                <text:p>23.613339904</text:p>
              </table:table-cell>
              <table:table-cell office:value-type="float" office:value="0.00860000029206">
                <text:p>0.00860000029206</text:p>
              </table:table-cell>
              <table:table-cell office:value-type="float" office:value="0.256411211332413">
                <text:p>0.2564112113324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664819712">
                <text:p>23.664819712</text:p>
              </table:table-cell>
              <table:table-cell office:value-type="float" office:value="0.0218000002205">
                <text:p>0.0218000002205</text:p>
              </table:table-cell>
              <table:table-cell office:value-type="float" office:value="0.272237893728893">
                <text:p>0.2722378937288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716979968">
                <text:p>23.716979968</text:p>
              </table:table-cell>
              <table:table-cell office:value-type="float" office:value="0.0359999984503">
                <text:p>0.0359999984503</text:p>
              </table:table-cell>
              <table:table-cell office:value-type="float" office:value="0.215509874003339">
                <text:p>0.2155098740033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76894976">
                <text:p>23.76894976</text:p>
              </table:table-cell>
              <table:table-cell office:value-type="float" office:value="0.0472000017762">
                <text:p>0.0472000017762</text:p>
              </table:table-cell>
              <table:table-cell office:value-type="float" office:value="0.132916167276488">
                <text:p>0.1329161672764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820109824">
                <text:p>23.820109824</text:p>
              </table:table-cell>
              <table:table-cell office:value-type="float" office:value="0.0540000014007">
                <text:p>0.0540000014007</text:p>
              </table:table-cell>
              <table:table-cell office:value-type="float" office:value="0.040983419720599">
                <text:p>0.0409834197205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871350016">
                <text:p>23.871350016</text:p>
              </table:table-cell>
              <table:table-cell office:value-type="float" office:value="0.056099999696">
                <text:p>0.056099999696</text:p>
              </table:table-cell>
              <table:table-cell office:value-type="float" office:value="0.0472324044103552">
                <text:p>0.04723240441035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924279808">
                <text:p>23.924279808</text:p>
              </table:table-cell>
              <table:table-cell office:value-type="float" office:value="0.0586000010371">
                <text:p>0.0586000010371</text:p>
              </table:table-cell>
              <table:table-cell office:value-type="float" office:value="0.0944903821989551">
                <text:p>0.09449038219895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980370176">
                <text:p>23.980370176</text:p>
              </table:table-cell>
              <table:table-cell office:value-type="float" office:value="0.0639000013471">
                <text:p>0.0639000013471</text:p>
              </table:table-cell>
              <table:table-cell office:value-type="float" office:value="0.0531110705263852">
                <text:p>0.05311107052638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033089792">
                <text:p>24.033089792</text:p>
              </table:table-cell>
              <table:table-cell office:value-type="float" office:value="0.0666999965906">
                <text:p>0.0666999965906</text:p>
              </table:table-cell>
              <table:table-cell office:value-type="float" office:value="-0.0672068110902385">
                <text:p>-0.06720681109023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134269952">
                <text:p>24.134269952</text:p>
              </table:table-cell>
              <table:table-cell office:value-type="float" office:value="0.0599000006914">
                <text:p>0.0599000006914</text:p>
              </table:table-cell>
              <table:table-cell office:value-type="float" office:value="-0.16760839764818">
                <text:p>-0.167608397648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185580032">
                <text:p>24.185580032</text:p>
              </table:table-cell>
              <table:table-cell office:value-type="float" office:value="0.0513000003994">
                <text:p>0.0513000003994</text:p>
              </table:table-cell>
              <table:table-cell office:value-type="float" office:value="-0.215054502248143">
                <text:p>-0.2150545022481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236729856">
                <text:p>24.236729856</text:p>
              </table:table-cell>
              <table:table-cell office:value-type="float" office:value="0.040300000459">
                <text:p>0.040300000459</text:p>
              </table:table-cell>
              <table:table-cell office:value-type="float" office:value="-0.214621044413619">
                <text:p>-0.2146210444136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338770176">
                <text:p>24.338770176</text:p>
              </table:table-cell>
              <table:table-cell office:value-type="float" office:value="0.0184000004083">
                <text:p>0.0184000004083</text:p>
              </table:table-cell>
              <table:table-cell office:value-type="float" office:value="-0.199226432755041">
                <text:p>-0.1992264327550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390470144">
                <text:p>24.390470144</text:p>
              </table:table-cell>
              <table:table-cell office:value-type="float" office:value="0.00810000021011">
                <text:p>0.00810000021011</text:p>
              </table:table-cell>
              <table:table-cell office:value-type="float" office:value="-0.112725118205277">
                <text:p>-0.1127251182052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442809856">
                <text:p>24.442809856</text:p>
              </table:table-cell>
              <table:table-cell office:value-type="float" office:value="0.00219999998808">
                <text:p>0.00219999998808</text:p>
              </table:table-cell>
              <table:table-cell office:value-type="float" office:value="-0.00192455619300227">
                <text:p>-0.001924556193002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49476992">
                <text:p>24.49476992</text:p>
              </table:table-cell>
              <table:table-cell office:value-type="float" office:value="0.00209999992512">
                <text:p>0.00209999992512</text:p>
              </table:table-cell>
              <table:table-cell office:value-type="float" office:value="0.0214675228781352">
                <text:p>0.02146752287813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546010112">
                <text:p>24.546010112</text:p>
              </table:table-cell>
              <table:table-cell office:value-type="float" office:value="0.00319999991916">
                <text:p>0.00319999991916</text:p>
              </table:table-cell>
              <table:table-cell office:value-type="float" office:value="0.103576745881243">
                <text:p>0.1035767458812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597179904">
                <text:p>24.597179904</text:p>
              </table:table-cell>
              <table:table-cell office:value-type="float" office:value="0.00850000046194">
                <text:p>0.00850000046194</text:p>
              </table:table-cell>
              <table:table-cell office:value-type="float" office:value="0.157813491316333">
                <text:p>0.1578134913163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649139968">
                <text:p>24.649139968</text:p>
              </table:table-cell>
              <table:table-cell office:value-type="float" office:value="0.0166999995708">
                <text:p>0.0166999995708</text:p>
              </table:table-cell>
              <table:table-cell office:value-type="float" office:value="0.357623681083991">
                <text:p>0.3576236810839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701149952">
                <text:p>24.701149952</text:p>
              </table:table-cell>
              <table:table-cell office:value-type="float" office:value="0.035300001502">
                <text:p>0.035300001502</text:p>
              </table:table-cell>
              <table:table-cell office:value-type="float" office:value="0.211254534298218">
                <text:p>0.2112545342982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75321984">
                <text:p>24.75321984</text:p>
              </table:table-cell>
              <table:table-cell office:value-type="float" office:value="0.0463000014424">
                <text:p>0.0463000014424</text:p>
              </table:table-cell>
              <table:table-cell office:value-type="float" office:value="0.173176665386182">
                <text:p>0.1731766653861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805189888">
                <text:p>24.805189888</text:p>
              </table:table-cell>
              <table:table-cell office:value-type="float" office:value="0.055300001055">
                <text:p>0.055300001055</text:p>
              </table:table-cell>
              <table:table-cell office:value-type="float" office:value="0.183413983458321">
                <text:p>0.1834139834583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856440064">
                <text:p>24.856440064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0.0326609334807804">
                <text:p>0.03266093348078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908489984">
                <text:p>24.908489984</text:p>
              </table:table-cell>
              <table:table-cell office:value-type="float" office:value="0.0663999989629">
                <text:p>0.0663999989629</text:p>
              </table:table-cell>
              <table:table-cell office:value-type="float" office:value="0.115407432323216">
                <text:p>0.1154074323232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960479744">
                <text:p>24.960479744</text:p>
              </table:table-cell>
              <table:table-cell office:value-type="float" office:value="0.0724000036716">
                <text:p>0.0724000036716</text:p>
              </table:table-cell>
              <table:table-cell office:value-type="float" office:value="0.115451062469672">
                <text:p>0.1154510624696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012449792">
                <text:p>25.012449792</text:p>
              </table:table-cell>
              <table:table-cell office:value-type="float" office:value="0.0784000009298">
                <text:p>0.0784000009298</text:p>
              </table:table-cell>
              <table:table-cell office:value-type="float" office:value="0.0135988284494287">
                <text:p>0.01359882844942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115399936">
                <text:p>25.115399936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0.00776095399399546">
                <text:p>0.007760953993995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166939904">
                <text:p>25.166939904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-0.00976945487841863">
                <text:p>-0.009769454878418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.218119936">
                <text:p>25.218119936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563215038428379">
                <text:p>-0.05632150384283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269609984">
                <text:p>25.269609984</text:p>
              </table:table-cell>
              <table:table-cell office:value-type="float" office:value="0.0768000036478">
                <text:p>0.0768000036478</text:p>
              </table:table-cell>
              <table:table-cell office:value-type="float" office:value="-0.132734915500214">
                <text:p>-0.1327349155002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320839936">
                <text:p>25.320839936</text:p>
              </table:table-cell>
              <table:table-cell office:value-type="float" office:value="0.070000000298">
                <text:p>0.070000000298</text:p>
              </table:table-cell>
              <table:table-cell office:value-type="float" office:value="-0.137852156035641">
                <text:p>-0.1378521560356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373069824">
                <text:p>25.373069824</text:p>
              </table:table-cell>
              <table:table-cell office:value-type="float" office:value="0.0627999976277">
                <text:p>0.0627999976277</text:p>
              </table:table-cell>
              <table:table-cell office:value-type="float" office:value="-0.146633145270493">
                <text:p>-0.1466331452704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42489984">
                <text:p>25.42489984</text:p>
              </table:table-cell>
              <table:table-cell office:value-type="float" office:value="0.0551999993622">
                <text:p>0.0551999993622</text:p>
              </table:table-cell>
              <table:table-cell office:value-type="float" office:value="-0.158203110914069">
                <text:p>-0.1582031109140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47609984">
                <text:p>25.47609984</text:p>
              </table:table-cell>
              <table:table-cell office:value-type="float" office:value="0.0471000000834">
                <text:p>0.0471000000834</text:p>
              </table:table-cell>
              <table:table-cell office:value-type="float" office:value="-0.210689944785573">
                <text:p>-0.2106899447855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52736">
                <text:p>25.52736</text:p>
              </table:table-cell>
              <table:table-cell office:value-type="float" office:value="0.0362999998033">
                <text:p>0.0362999998033</text:p>
              </table:table-cell>
              <table:table-cell office:value-type="float" office:value="-0.18421592714901">
                <text:p>-0.184215927149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57892992">
                <text:p>25.57892992</text:p>
              </table:table-cell>
              <table:table-cell office:value-type="float" office:value="0.0267999991775">
                <text:p>0.0267999991775</text:p>
              </table:table-cell>
              <table:table-cell office:value-type="float" office:value="-0.108526858700815">
                <text:p>-0.1085268587008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630530048">
                <text:p>25.630530048</text:p>
              </table:table-cell>
              <table:table-cell office:value-type="float" office:value="0.0211999993771">
                <text:p>0.0211999993771</text:p>
              </table:table-cell>
              <table:table-cell office:value-type="float" office:value="0.091778168688307">
                <text:p>0.0917781686883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.68283008">
                <text:p>25.68283008</text:p>
              </table:table-cell>
              <table:table-cell office:value-type="float" office:value="0.0260000005364">
                <text:p>0.0260000005364</text:p>
              </table:table-cell>
              <table:table-cell office:value-type="float" office:value="0.146370212056866">
                <text:p>0.1463702120568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734070016">
                <text:p>25.734070016</text:p>
              </table:table-cell>
              <table:table-cell office:value-type="float" office:value="0.0335000008345">
                <text:p>0.0335000008345</text:p>
              </table:table-cell>
              <table:table-cell office:value-type="float" office:value="0.155250141937479">
                <text:p>0.1552501419374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785599744">
                <text:p>25.785599744</text:p>
              </table:table-cell>
              <table:table-cell office:value-type="float" office:value="0.0414999984205">
                <text:p>0.0414999984205</text:p>
              </table:table-cell>
              <table:table-cell office:value-type="float" office:value="0.132708389340154">
                <text:p>0.1327083893401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836839936">
                <text:p>25.836839936</text:p>
              </table:table-cell>
              <table:table-cell office:value-type="float" office:value="0.0483000017703">
                <text:p>0.0483000017703</text:p>
              </table:table-cell>
              <table:table-cell office:value-type="float" office:value="0.114097945608228">
                <text:p>0.1140979456082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.888549888">
                <text:p>25.888549888</text:p>
              </table:table-cell>
              <table:table-cell office:value-type="float" office:value="0.054200001061">
                <text:p>0.054200001061</text:p>
              </table:table-cell>
              <table:table-cell office:value-type="float" office:value="0.0702487692147478">
                <text:p>0.07024876921474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94121984">
                <text:p>25.94121984</text:p>
              </table:table-cell>
              <table:table-cell office:value-type="float" office:value="0.0579000003636">
                <text:p>0.0579000003636</text:p>
              </table:table-cell>
              <table:table-cell office:value-type="float" office:value="0.0517440141262631">
                <text:p>0.05174401412626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.993399808">
                <text:p>25.993399808</text:p>
              </table:table-cell>
              <table:table-cell office:value-type="float" office:value="0.0606000013649">
                <text:p>0.0606000013649</text:p>
              </table:table-cell>
              <table:table-cell office:value-type="float" office:value="0.0192232601939586">
                <text:p>0.01922326019395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.045420032">
                <text:p>26.045420032</text:p>
              </table:table-cell>
              <table:table-cell office:value-type="float" office:value="0.0615999996662">
                <text:p>0.0615999996662</text:p>
              </table:table-cell>
              <table:table-cell office:value-type="float" office:value="-0.0287743199608399">
                <text:p>-0.02877431996083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.097549824">
                <text:p>26.097549824</text:p>
              </table:table-cell>
              <table:table-cell office:value-type="float" office:value="0.0601000003517">
                <text:p>0.0601000003517</text:p>
              </table:table-cell>
              <table:table-cell office:value-type="float" office:value="-0.0326482480017713">
                <text:p>-0.03264824800177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.149619968">
                <text:p>26.149619968</text:p>
              </table:table-cell>
              <table:table-cell office:value-type="float" office:value="0.0584000013769">
                <text:p>0.0584000013769</text:p>
              </table:table-cell>
              <table:table-cell office:value-type="float" office:value="0.0250384524148327">
                <text:p>0.02503845241483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.201540096">
                <text:p>26.201540096</text:p>
              </table:table-cell>
              <table:table-cell office:value-type="float" office:value="0.0597000010312">
                <text:p>0.0597000010312</text:p>
              </table:table-cell>
              <table:table-cell office:value-type="float" office:value="-0.0693379807585645">
                <text:p>-0.06933798075856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253459712">
                <text:p>26.253459712</text:p>
              </table:table-cell>
              <table:table-cell office:value-type="float" office:value="0.056099999696">
                <text:p>0.056099999696</text:p>
              </table:table-cell>
              <table:table-cell office:value-type="float" office:value="-0.201960838502629">
                <text:p>-0.2019608385026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305449984">
                <text:p>26.305449984</text:p>
              </table:table-cell>
              <table:table-cell office:value-type="float" office:value="0.0456000007689">
                <text:p>0.0456000007689</text:p>
              </table:table-cell>
              <table:table-cell office:value-type="float" office:value="-0.230531521876097">
                <text:p>-0.2305315218760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357069824">
                <text:p>26.357069824</text:p>
              </table:table-cell>
              <table:table-cell office:value-type="float" office:value="0.0337000004947">
                <text:p>0.0337000004947</text:p>
              </table:table-cell>
              <table:table-cell office:value-type="float" office:value="-0.165767621878819">
                <text:p>-0.1657676218788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459019776">
                <text:p>26.459019776</text:p>
              </table:table-cell>
              <table:table-cell office:value-type="float" office:value="0.016799999401">
                <text:p>0.016799999401</text:p>
              </table:table-cell>
              <table:table-cell office:value-type="float" office:value="0.00582410733532895">
                <text:p>0.005824107335328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510530048">
                <text:p>26.510530048</text:p>
              </table:table-cell>
              <table:table-cell office:value-type="float" office:value="0.017100000754">
                <text:p>0.017100000754</text:p>
              </table:table-cell>
              <table:table-cell office:value-type="float" office:value="0.177846771709681">
                <text:p>0.1778467717096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562259968">
                <text:p>26.562259968</text:p>
              </table:table-cell>
              <table:table-cell office:value-type="float" office:value="0.0263000000268">
                <text:p>0.0263000000268</text:p>
              </table:table-cell>
              <table:table-cell office:value-type="float" office:value="0.17663042396545">
                <text:p>0.176630423965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.613779968">
                <text:p>26.613779968</text:p>
              </table:table-cell>
              <table:table-cell office:value-type="float" office:value="0.0353999994695">
                <text:p>0.0353999994695</text:p>
              </table:table-cell>
              <table:table-cell office:value-type="float" office:value="0.175067250928204">
                <text:p>0.1750672509282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66576">
                <text:p>26.66576</text:p>
              </table:table-cell>
              <table:table-cell office:value-type="float" office:value="0.0445000007749">
                <text:p>0.0445000007749</text:p>
              </table:table-cell>
              <table:table-cell office:value-type="float" office:value="0.0477304561296814">
                <text:p>0.04773045612968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76841984">
                <text:p>26.76841984</text:p>
              </table:table-cell>
              <table:table-cell office:value-type="float" office:value="0.0494000017643">
                <text:p>0.0494000017643</text:p>
              </table:table-cell>
              <table:table-cell office:value-type="float" office:value="0.042258801895727">
                <text:p>0.0422588018957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.82048">
                <text:p>26.82048</text:p>
              </table:table-cell>
              <table:table-cell office:value-type="float" office:value="0.0516000017524">
                <text:p>0.0516000017524</text:p>
              </table:table-cell>
              <table:table-cell office:value-type="float" office:value="-0.0595696413212346">
                <text:p>-0.05956964132123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.872519936">
                <text:p>26.872519936</text:p>
              </table:table-cell>
              <table:table-cell office:value-type="float" office:value="0.0485000014305">
                <text:p>0.0485000014305</text:p>
              </table:table-cell>
              <table:table-cell office:value-type="float" office:value="-0.184828351464737">
                <text:p>-0.1848283514647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.924460032">
                <text:p>26.924460032</text:p>
              </table:table-cell>
              <table:table-cell office:value-type="float" office:value="0.0388999991119">
                <text:p>0.0388999991119</text:p>
              </table:table-cell>
              <table:table-cell office:value-type="float" office:value="-0.221197387543248">
                <text:p>-0.2211973875432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.976449792">
                <text:p>26.976449792</text:p>
              </table:table-cell>
              <table:table-cell office:value-type="float" office:value="0.0274000000209">
                <text:p>0.0274000000209</text:p>
              </table:table-cell>
              <table:table-cell office:value-type="float" office:value="-0.298535468685656">
                <text:p>-0.2985354686856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02836992">
                <text:p>27.02836992</text:p>
              </table:table-cell>
              <table:table-cell office:value-type="float" office:value="0.0119000002742">
                <text:p>0.0119000002742</text:p>
              </table:table-cell>
              <table:table-cell office:value-type="float" office:value="-0.0602762409647896">
                <text:p>-0.06027624096478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079799808">
                <text:p>27.079799808</text:p>
              </table:table-cell>
              <table:table-cell office:value-type="float" office:value="0.00879999995232">
                <text:p>0.00879999995232</text:p>
              </table:table-cell>
              <table:table-cell office:value-type="float" office:value="0.226923085463079">
                <text:p>0.2269230854630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131799808">
                <text:p>27.131799808</text:p>
              </table:table-cell>
              <table:table-cell office:value-type="float" office:value="0.0206000003964">
                <text:p>0.0206000003964</text:p>
              </table:table-cell>
              <table:table-cell office:value-type="float" office:value="0.153219370516103">
                <text:p>0.1532193705161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234919936">
                <text:p>27.234919936</text:p>
              </table:table-cell>
              <table:table-cell office:value-type="float" office:value="0.0364000014961">
                <text:p>0.0364000014961</text:p>
              </table:table-cell>
              <table:table-cell office:value-type="float" office:value="0.169231601453654">
                <text:p>0.1692316014536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28691968">
                <text:p>27.28691968</text:p>
              </table:table-cell>
              <table:table-cell office:value-type="float" office:value="0.0452000014484">
                <text:p>0.0452000014484</text:p>
              </table:table-cell>
              <table:table-cell office:value-type="float" office:value="0.237083527010011">
                <text:p>0.2370835270100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338800128">
                <text:p>27.338800128</text:p>
              </table:table-cell>
              <table:table-cell office:value-type="float" office:value="0.0575000010431">
                <text:p>0.0575000010431</text:p>
              </table:table-cell>
              <table:table-cell office:value-type="float" office:value="-0.011280390477604">
                <text:p>-0.0112803904776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391990016">
                <text:p>27.391990016</text:p>
              </table:table-cell>
              <table:table-cell office:value-type="float" office:value="0.056899998337">
                <text:p>0.056899998337</text:p>
              </table:table-cell>
              <table:table-cell office:value-type="float" office:value="-0.0532220117654123">
                <text:p>-0.05322201176541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444599808">
                <text:p>27.444599808</text:p>
              </table:table-cell>
              <table:table-cell office:value-type="float" office:value="0.0540999993682">
                <text:p>0.0540999993682</text:p>
              </table:table-cell>
              <table:table-cell office:value-type="float" office:value="-0.0852381207543716">
                <text:p>-0.08523812075437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496219904">
                <text:p>27.496219904</text:p>
              </table:table-cell>
              <table:table-cell office:value-type="float" office:value="0.049699999392">
                <text:p>0.049699999392</text:p>
              </table:table-cell>
              <table:table-cell office:value-type="float" office:value="-0.165210050369325">
                <text:p>-0.1652100503693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.548880128">
                <text:p>27.548880128</text:p>
              </table:table-cell>
              <table:table-cell office:value-type="float" office:value="0.0410000011325">
                <text:p>0.0410000011325</text:p>
              </table:table-cell>
              <table:table-cell office:value-type="float" office:value="-0.206383650230324">
                <text:p>-0.2063836502303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.601209856">
                <text:p>27.601209856</text:p>
              </table:table-cell>
              <table:table-cell office:value-type="float" office:value="0.0302000008523">
                <text:p>0.0302000008523</text:p>
              </table:table-cell>
              <table:table-cell office:value-type="float" office:value="-0.141696457520688">
                <text:p>-0.1416964575206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.654139904">
                <text:p>27.654139904</text:p>
              </table:table-cell>
              <table:table-cell office:value-type="float" office:value="0.0227000005543">
                <text:p>0.0227000005543</text:p>
              </table:table-cell>
              <table:table-cell office:value-type="float" office:value="0.00768045962751857">
                <text:p>0.007680459627518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.706220032">
                <text:p>27.706220032</text:p>
              </table:table-cell>
              <table:table-cell office:value-type="float" office:value="0.0230999998748">
                <text:p>0.0230999998748</text:p>
              </table:table-cell>
              <table:table-cell office:value-type="float" office:value="0.26143805488308">
                <text:p>0.261438054883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75824">
                <text:p>27.75824</text:p>
              </table:table-cell>
              <table:table-cell office:value-type="float" office:value="0.0366999991238">
                <text:p>0.0366999991238</text:p>
              </table:table-cell>
              <table:table-cell office:value-type="float" office:value="0.174148599315012">
                <text:p>0.1741485993150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.80992">
                <text:p>27.80992</text:p>
              </table:table-cell>
              <table:table-cell office:value-type="float" office:value="0.0456999987364">
                <text:p>0.0456999987364</text:p>
              </table:table-cell>
              <table:table-cell office:value-type="float" office:value="0.119277171254067">
                <text:p>0.1192771712540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861899776">
                <text:p>27.861899776</text:p>
              </table:table-cell>
              <table:table-cell office:value-type="float" office:value="0.0518999993801">
                <text:p>0.0518999993801</text:p>
              </table:table-cell>
              <table:table-cell office:value-type="float" office:value="0.109614837867338">
                <text:p>0.1096148378673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.913900032">
                <text:p>27.913900032</text:p>
              </table:table-cell>
              <table:table-cell office:value-type="float" office:value="0.0575999990106">
                <text:p>0.0575999990106</text:p>
              </table:table-cell>
              <table:table-cell office:value-type="float" office:value="0.126189016741905">
                <text:p>0.1261890167419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.965410048">
                <text:p>27.965410048</text:p>
              </table:table-cell>
              <table:table-cell office:value-type="float" office:value="0.064099997282">
                <text:p>0.064099997282</text:p>
              </table:table-cell>
              <table:table-cell office:value-type="float" office:value="0.12685063476635">
                <text:p>0.126850634766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.017439744">
                <text:p>28.017439744</text:p>
              </table:table-cell>
              <table:table-cell office:value-type="float" office:value="0.0706999972463">
                <text:p>0.0706999972463</text:p>
              </table:table-cell>
              <table:table-cell office:value-type="float" office:value="0.0786792537357626">
                <text:p>0.07867925373576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.06955008">
                <text:p>28.06955008</text:p>
              </table:table-cell>
              <table:table-cell office:value-type="float" office:value="0.0747999995947">
                <text:p>0.0747999995947</text:p>
              </table:table-cell>
              <table:table-cell office:value-type="float" office:value="-0.00942688951624932">
                <text:p>-0.009426889516249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.122589952">
                <text:p>28.122589952</text:p>
              </table:table-cell>
              <table:table-cell office:value-type="float" office:value="0.0742999985814">
                <text:p>0.0742999985814</text:p>
              </table:table-cell>
              <table:table-cell office:value-type="float" office:value="-0.0674241944387587">
                <text:p>-0.06742419443875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.174500096">
                <text:p>28.174500096</text:p>
              </table:table-cell>
              <table:table-cell office:value-type="float" office:value="0.070799998939">
                <text:p>0.070799998939</text:p>
              </table:table-cell>
              <table:table-cell office:value-type="float" office:value="-0.120459451614099">
                <text:p>-0.1204594516140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.226799872">
                <text:p>28.226799872</text:p>
              </table:table-cell>
              <table:table-cell office:value-type="float" office:value="0.0644999966025">
                <text:p>0.0644999966025</text:p>
              </table:table-cell>
              <table:table-cell office:value-type="float" office:value="-0.114773401622021">
                <text:p>-0.1147734016220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.32873984">
                <text:p>28.32873984</text:p>
              </table:table-cell>
              <table:table-cell office:value-type="float" office:value="0.0527999997139">
                <text:p>0.0527999997139</text:p>
              </table:table-cell>
              <table:table-cell office:value-type="float" office:value="-0.135491217175742">
                <text:p>-0.1354912171757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.381879808">
                <text:p>28.381879808</text:p>
              </table:table-cell>
              <table:table-cell office:value-type="float" office:value="0.0456000007689">
                <text:p>0.0456000007689</text:p>
              </table:table-cell>
              <table:table-cell office:value-type="float" office:value="-0.132870911530094">
                <text:p>-0.1328709115300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.43380992">
                <text:p>28.43380992</text:p>
              </table:table-cell>
              <table:table-cell office:value-type="float" office:value="0.0386999994516">
                <text:p>0.0386999994516</text:p>
              </table:table-cell>
              <table:table-cell office:value-type="float" office:value="-0.0955287681242681">
                <text:p>-0.09552876812426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.535350016">
                <text:p>28.535350016</text:p>
              </table:table-cell>
              <table:table-cell office:value-type="float" office:value="0.0289999991655">
                <text:p>0.0289999991655</text:p>
              </table:table-cell>
              <table:table-cell office:value-type="float" office:value="-0.132692297203847">
                <text:p>-0.1326922972038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.587350016">
                <text:p>28.587350016</text:p>
              </table:table-cell>
              <table:table-cell office:value-type="float" office:value="0.0220999997109">
                <text:p>0.0220999997109</text:p>
              </table:table-cell>
              <table:table-cell office:value-type="float" office:value="-0.114102113113984">
                <text:p>-0.1141021131139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.643440128">
                <text:p>28.643440128</text:p>
              </table:table-cell>
              <table:table-cell office:value-type="float" office:value="0.0156999994069">
                <text:p>0.0156999994069</text:p>
              </table:table-cell>
              <table:table-cell office:value-type="float" office:value="-0.132285265616946">
                <text:p>-0.1322852656169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.695600128">
                <text:p>28.695600128</text:p>
              </table:table-cell>
              <table:table-cell office:value-type="float" office:value="0.00879999995232">
                <text:p>0.00879999995232</text:p>
              </table:table-cell>
              <table:table-cell office:value-type="float" office:value="-0.118723901805446">
                <text:p>-0.1187239018054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.74697984">
                <text:p>28.74697984</text:p>
              </table:table-cell>
              <table:table-cell office:value-type="float" office:value="0.00270000007004">
                <text:p>0.00270000007004</text:p>
              </table:table-cell>
              <table:table-cell office:value-type="float" office:value="-0.0471518772310767">
                <text:p>-0.04715187723107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.8">
                <text:p>28.8</text:p>
              </table:table-cell>
              <table:table-cell office:value-type="float" office:value="0.000199999994948">
                <text:p>0.000199999994948</text:p>
              </table:table-cell>
              <table:table-cell office:value-type="float" office:value="-0.00384099145648235">
                <text:p>-0.003840991456482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.852069888">
                <text:p>28.852069888</text:p>
              </table:table-cell>
              <table:table-cell office:value-type="float" office:value="0">
                <text:p>0</text:p>
              </table:table-cell>
              <table:table-cell office:value-type="float" office:value="0.00192011812017436">
                <text:p>0.001920118120174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.904150016">
                <text:p>28.90415001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.956119808">
                <text:p>28.95611980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.008029952">
                <text:p>29.00802995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9.110149888">
                <text:p>29.11014988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9.16224">
                <text:p>29.1622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.214259968">
                <text:p>29.21425996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.31995008">
                <text:p>29.3199500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192382509447137">
                <text:p>-0.001923825094471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.371929856">
                <text:p>29.37192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9.423929856">
                <text:p>29.423929856</text:p>
              </table:table-cell>
              <table:table-cell office:value-type="float" office:value="0">
                <text:p>0</text:p>
              </table:table-cell>
              <table:table-cell office:value-type="float" office:value="0.00192270771461489">
                <text:p>0.001922707714614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.47593984">
                <text:p>29.4759398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195197328642118">
                <text:p>-0.001951973286421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.527170048">
                <text:p>29.5271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.579429888">
                <text:p>29.57942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.631519744">
                <text:p>29.63151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.682789888">
                <text:p>29.68278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.73406976">
                <text:p>29.73406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.83561984">
                <text:p>29.83561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.886889728">
                <text:p>29.88688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.938099968">
                <text:p>29.9380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.989289984">
                <text:p>29.9892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.041030144">
                <text:p>30.04103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.093040128">
                <text:p>30.0930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.145090048">
                <text:p>30.14509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.197119744">
                <text:p>30.19711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.249179904">
                <text:p>30.24917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.300519936">
                <text:p>30.30051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.40171008">
                <text:p>30.4017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.452919808">
                <text:p>30.45291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.50416">
                <text:p>30.5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.555330048">
                <text:p>30.55533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.607819776">
                <text:p>30.60781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.709829888">
                <text:p>30.70982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.761869824">
                <text:p>30.76186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.814180096">
                <text:p>30.81418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.865499904">
                <text:p>30.8654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.917819904">
                <text:p>30.9178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.969720064">
                <text:p>30.96972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1.022040064">
                <text:p>31.0220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1.074840064">
                <text:p>31.0748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1.126969856">
                <text:p>31.12696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.180630016">
                <text:p>31.1806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1.232580096">
                <text:p>31.232580096</text:p>
              </table:table-cell>
              <table:table-cell office:value-type="float" office:value="0">
                <text:p>0</text:p>
              </table:table-cell>
              <table:table-cell office:value-type="float" office:value="0.00192456441474536">
                <text:p>0.001924564414745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.284539904">
                <text:p>31.28453990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195426819755575">
                <text:p>-0.001954268197555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1.335709952">
                <text:p>31.33570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.387230208">
                <text:p>31.38723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.4408">
                <text:p>31.4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.49328">
                <text:p>31.49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.545389824">
                <text:p>31.54538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.59748992">
                <text:p>31.5974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.649499904">
                <text:p>31.6494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.753299968">
                <text:p>31.7532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.805549824">
                <text:p>31.80554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.856790016">
                <text:p>31.85679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1.95876992">
                <text:p>31.95876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2.011270144">
                <text:p>32.0112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2.063389952">
                <text:p>32.06338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2.115539968">
                <text:p>32.11553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.167849984">
                <text:p>32.16784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.220119808">
                <text:p>32.22011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2.32185984">
                <text:p>32.3218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.373200128">
                <text:p>32.3732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2.424499968">
                <text:p>32.4244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.526569728">
                <text:p>32.52656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.579289856">
                <text:p>32.57928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2.631369984">
                <text:p>32.6313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2.68308992">
                <text:p>32.6830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2.734459904">
                <text:p>32.73445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2.785829888">
                <text:p>32.78582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.838119936">
                <text:p>32.83811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2.890230016">
                <text:p>32.890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2.941580032">
                <text:p>32.94158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.99353984">
                <text:p>32.9935398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4.201cm" style:legend-expansion="high" chart:style-name="ch2"/>
        <chart:plot-area chart:style-name="ch3" table:cell-range-address="Sheet1.E2:Sheet1.F578 Sheet1.F1:Sheet1.F1" chart:data-source-has-labels="row" svg:x="0.32cm" svg:y="0.18cm" svg:width="13.09cm" svg:height="8.64cm">
          <chartooo:coordinate-region svg:x="0.704cm" svg:y="0.379cm" svg:width="12.32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578" chart:label-cell-address="Sheet1.F1:Sheet1.F1" chart:class="chart:scatter">
            <chart:domain table:cell-range-address="Sheet1.E2:Sheet1.E578"/>
            <chart:data-point chart:repeated="5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ield.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716023922">
                <text:p>-1.2716023922</text:p>
                <draw:g>
                  <svg:desc>Sheet1.E2:Sheet1.E578</svg:desc>
                </draw:g>
              </table:table-cell>
              <table:table-cell office:value-type="float" office:value="-0.57467186451">
                <text:p>-0.57467186451</text:p>
                <draw:g>
                  <svg:desc>Sheet1.F2:Sheet1.F5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715947628">
                <text:p>-1.2715947628</text:p>
              </table:table-cell>
              <table:table-cell office:value-type="float" office:value="-0.574673771858">
                <text:p>-0.574673771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7159941196">
                <text:p>-1.27159941196</text:p>
              </table:table-cell>
              <table:table-cell office:value-type="float" office:value="-0.574670791626">
                <text:p>-0.574670791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7159881592">
                <text:p>-1.27159881592</text:p>
              </table:table-cell>
              <table:table-cell office:value-type="float" office:value="-0.57467764616">
                <text:p>-0.57467764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7159655094">
                <text:p>-1.27159655094</text:p>
              </table:table-cell>
              <table:table-cell office:value-type="float" office:value="-0.574678480625">
                <text:p>-0.57467848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7159619331">
                <text:p>-1.27159619331</text:p>
              </table:table-cell>
              <table:table-cell office:value-type="float" office:value="-0.574676394463">
                <text:p>-0.574676394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7159535885">
                <text:p>-1.27159535885</text:p>
              </table:table-cell>
              <table:table-cell office:value-type="float" office:value="-0.574674546719">
                <text:p>-0.574674546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7160191536">
                <text:p>-1.27160191536</text:p>
              </table:table-cell>
              <table:table-cell office:value-type="float" office:value="-0.574667215347">
                <text:p>-0.574667215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7159368992">
                <text:p>-1.27159368992</text:p>
              </table:table-cell>
              <table:table-cell office:value-type="float" office:value="-0.574684262276">
                <text:p>-0.574684262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7160155773">
                <text:p>-1.27160155773</text:p>
              </table:table-cell>
              <table:table-cell office:value-type="float" office:value="-0.574678421021">
                <text:p>-0.574678421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7160048485">
                <text:p>-1.27160048485</text:p>
              </table:table-cell>
              <table:table-cell office:value-type="float" office:value="-0.574676454067">
                <text:p>-0.574676454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7159225941">
                <text:p>-1.27159225941</text:p>
              </table:table-cell>
              <table:table-cell office:value-type="float" office:value="-0.574676811695">
                <text:p>-0.574676811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7159321308">
                <text:p>-1.27159321308</text:p>
              </table:table-cell>
              <table:table-cell office:value-type="float" office:value="-0.574673712254">
                <text:p>-0.574673712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27160573006">
                <text:p>-1.27160573006</text:p>
              </table:table-cell>
              <table:table-cell office:value-type="float" office:value="-0.574675858021">
                <text:p>-0.574675858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7159750462">
                <text:p>-1.27159750462</text:p>
              </table:table-cell>
              <table:table-cell office:value-type="float" office:value="-0.574680328369">
                <text:p>-0.574680328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27160763741">
                <text:p>-1.27160763741</text:p>
              </table:table-cell>
              <table:table-cell office:value-type="float" office:value="-0.574669718742">
                <text:p>-0.574669718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27160286903">
                <text:p>-1.27160286903</text:p>
              </table:table-cell>
              <table:table-cell office:value-type="float" office:value="-0.574683070183">
                <text:p>-0.574683070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7160847187">
                <text:p>-1.27160847187</text:p>
              </table:table-cell>
              <table:table-cell office:value-type="float" office:value="-0.574667692184">
                <text:p>-0.574667692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27159202099">
                <text:p>-1.27159202099</text:p>
              </table:table-cell>
              <table:table-cell office:value-type="float" office:value="-0.574678599834">
                <text:p>-0.5746785998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7159559727">
                <text:p>-1.27159559727</text:p>
              </table:table-cell>
              <table:table-cell office:value-type="float" office:value="-0.574682533741">
                <text:p>-0.574682533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27159774303">
                <text:p>-1.27159774303</text:p>
              </table:table-cell>
              <table:table-cell office:value-type="float" office:value="-0.574671089649">
                <text:p>-0.574671089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27160835266">
                <text:p>-1.27160835266</text:p>
              </table:table-cell>
              <table:table-cell office:value-type="float" office:value="-0.574678719044">
                <text:p>-0.5746787190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7160346508">
                <text:p>-1.27160346508</text:p>
              </table:table-cell>
              <table:table-cell office:value-type="float" office:value="-0.574675619602">
                <text:p>-0.574675619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27160012722">
                <text:p>-1.27160012722</text:p>
              </table:table-cell>
              <table:table-cell office:value-type="float" office:value="-0.574672102928">
                <text:p>-0.574672102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7160346508">
                <text:p>-1.27160346508</text:p>
              </table:table-cell>
              <table:table-cell office:value-type="float" office:value="-0.574667930603">
                <text:p>-0.5746679306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7159297466">
                <text:p>-1.27159297466</text:p>
              </table:table-cell>
              <table:table-cell office:value-type="float" office:value="-0.574675142765">
                <text:p>-0.574675142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7159953117">
                <text:p>-1.27159953117</text:p>
              </table:table-cell>
              <table:table-cell office:value-type="float" office:value="-0.57467353344">
                <text:p>-0.57467353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27158749104">
                <text:p>-1.27158749104</text:p>
              </table:table-cell>
              <table:table-cell office:value-type="float" office:value="-0.574688196182">
                <text:p>-0.574688196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7158236504">
                <text:p>-1.27158236504</text:p>
              </table:table-cell>
              <table:table-cell office:value-type="float" office:value="-0.574679970741">
                <text:p>-0.574679970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7159738541">
                <text:p>-1.27159738541</text:p>
              </table:table-cell>
              <table:table-cell office:value-type="float" office:value="-0.574671149254">
                <text:p>-0.574671149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7159869671">
                <text:p>-1.27159869671</text:p>
              </table:table-cell>
              <table:table-cell office:value-type="float" office:value="-0.574668049812">
                <text:p>-0.5746680498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27159047127">
                <text:p>-1.27159047127</text:p>
              </table:table-cell>
              <table:table-cell office:value-type="float" office:value="-0.574686408043">
                <text:p>-0.574686408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7160537243">
                <text:p>-1.27160537243</text:p>
              </table:table-cell>
              <table:table-cell office:value-type="float" office:value="-0.574667334557">
                <text:p>-0.574667334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27159142494">
                <text:p>-1.27159142494</text:p>
              </table:table-cell>
              <table:table-cell office:value-type="float" office:value="-0.574673116207">
                <text:p>-0.574673116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7159130573">
                <text:p>-1.27159130573</text:p>
              </table:table-cell>
              <table:table-cell office:value-type="float" office:value="-0.574672579765">
                <text:p>-0.574672579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27158558369">
                <text:p>-1.27158558369</text:p>
              </table:table-cell>
              <table:table-cell office:value-type="float" office:value="-0.574674904346">
                <text:p>-0.574674904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27159869671">
                <text:p>-1.27159869671</text:p>
              </table:table-cell>
              <table:table-cell office:value-type="float" office:value="-0.574677050114">
                <text:p>-0.574677050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27160489559">
                <text:p>-1.27160489559</text:p>
              </table:table-cell>
              <table:table-cell office:value-type="float" office:value="-0.574679195881">
                <text:p>-0.574679195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7160191536">
                <text:p>-1.27160191536</text:p>
              </table:table-cell>
              <table:table-cell office:value-type="float" office:value="-0.574676454067">
                <text:p>-0.5746764540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7159285545">
                <text:p>-1.27159285545</text:p>
              </table:table-cell>
              <table:table-cell office:value-type="float" office:value="-0.574681341648">
                <text:p>-0.574681341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2715985775">
                <text:p>-1.2715985775</text:p>
              </table:table-cell>
              <table:table-cell office:value-type="float" office:value="-0.574676692486">
                <text:p>-0.5746766924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7159714699">
                <text:p>-1.27159714699</text:p>
              </table:table-cell>
              <table:table-cell office:value-type="float" office:value="-0.57468265295">
                <text:p>-0.57468265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27159643173">
                <text:p>-1.27159643173</text:p>
              </table:table-cell>
              <table:table-cell office:value-type="float" office:value="-0.574679434299">
                <text:p>-0.574679434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27159225941">
                <text:p>-1.27159225941</text:p>
              </table:table-cell>
              <table:table-cell office:value-type="float" office:value="-0.574677348137">
                <text:p>-0.574677348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7160131931">
                <text:p>-1.27160131931</text:p>
              </table:table-cell>
              <table:table-cell office:value-type="float" office:value="-0.574674248695">
                <text:p>-0.574674248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27159559727">
                <text:p>-1.27159559727</text:p>
              </table:table-cell>
              <table:table-cell office:value-type="float" office:value="-0.574670135975">
                <text:p>-0.574670135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7158820629">
                <text:p>-1.27158820629</text:p>
              </table:table-cell>
              <table:table-cell office:value-type="float" office:value="-0.57467097044">
                <text:p>-0.57467097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27158617973">
                <text:p>-1.27158617973</text:p>
              </table:table-cell>
              <table:table-cell office:value-type="float" office:value="-0.574674904346">
                <text:p>-0.5746749043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27159941196">
                <text:p>-1.27159941196</text:p>
              </table:table-cell>
              <table:table-cell office:value-type="float" office:value="-0.574679970741">
                <text:p>-0.574679970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7159380913">
                <text:p>-1.27159380913</text:p>
              </table:table-cell>
              <table:table-cell office:value-type="float" office:value="-0.57467186451">
                <text:p>-0.57467186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7160441875">
                <text:p>-1.27160441875</text:p>
              </table:table-cell>
              <table:table-cell office:value-type="float" office:value="-0.574676036835">
                <text:p>-0.574676036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2716101408">
                <text:p>-1.2716101408</text:p>
              </table:table-cell>
              <table:table-cell office:value-type="float" office:value="-0.574671328068">
                <text:p>-0.574671328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27159762383">
                <text:p>-1.27159762383</text:p>
              </table:table-cell>
              <table:table-cell office:value-type="float" office:value="-0.574678719044">
                <text:p>-0.5746787190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27159750462">
                <text:p>-1.27159750462</text:p>
              </table:table-cell>
              <table:table-cell office:value-type="float" office:value="-0.574676036835">
                <text:p>-0.5746760368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27160036564">
                <text:p>-1.27160036564</text:p>
              </table:table-cell>
              <table:table-cell office:value-type="float" office:value="-0.574676811695">
                <text:p>-0.5746768116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7159750462">
                <text:p>-1.27159750462</text:p>
              </table:table-cell>
              <table:table-cell office:value-type="float" office:value="-0.574680030346">
                <text:p>-0.574680030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2715959549">
                <text:p>-1.2715959549</text:p>
              </table:table-cell>
              <table:table-cell office:value-type="float" office:value="-0.574671447277">
                <text:p>-0.5746714472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7159643173">
                <text:p>-1.27159643173</text:p>
              </table:table-cell>
              <table:table-cell office:value-type="float" office:value="-0.574673950672">
                <text:p>-0.5746739506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27160000801">
                <text:p>-1.27160000801</text:p>
              </table:table-cell>
              <table:table-cell office:value-type="float" office:value="-0.574670135975">
                <text:p>-0.574670135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2715947628">
                <text:p>-1.2715947628</text:p>
              </table:table-cell>
              <table:table-cell office:value-type="float" office:value="-0.574677884579">
                <text:p>-0.574677884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27159392834">
                <text:p>-1.27159392834</text:p>
              </table:table-cell>
              <table:table-cell office:value-type="float" office:value="-0.574674129486">
                <text:p>-0.5746741294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27159690857">
                <text:p>-1.27159690857</text:p>
              </table:table-cell>
              <table:table-cell office:value-type="float" office:value="-0.574685454369">
                <text:p>-0.5746854543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27159535885">
                <text:p>-1.27159535885</text:p>
              </table:table-cell>
              <table:table-cell office:value-type="float" office:value="-0.574678719044">
                <text:p>-0.5746787190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27158987522">
                <text:p>-1.27158987522</text:p>
              </table:table-cell>
              <table:table-cell office:value-type="float" office:value="-0.574675261974">
                <text:p>-0.5746752619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2715959549">
                <text:p>-1.2715959549</text:p>
              </table:table-cell>
              <table:table-cell office:value-type="float" office:value="-0.574682354927">
                <text:p>-0.574682354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27160036564">
                <text:p>-1.27160036564</text:p>
              </table:table-cell>
              <table:table-cell office:value-type="float" office:value="-0.574670314789">
                <text:p>-0.574670314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27160012722">
                <text:p>-1.27160012722</text:p>
              </table:table-cell>
              <table:table-cell office:value-type="float" office:value="-0.574676513672">
                <text:p>-0.574676513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2715896368">
                <text:p>-1.2715896368</text:p>
              </table:table-cell>
              <table:table-cell office:value-type="float" office:value="-0.574672460556">
                <text:p>-0.574672460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27159416676">
                <text:p>-1.27159416676</text:p>
              </table:table-cell>
              <table:table-cell office:value-type="float" office:value="-0.574675023556">
                <text:p>-0.574675023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27159535885">
                <text:p>-1.27159535885</text:p>
              </table:table-cell>
              <table:table-cell office:value-type="float" office:value="-0.57467097044">
                <text:p>-0.574670970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7159702778">
                <text:p>-1.27159702778</text:p>
              </table:table-cell>
              <table:table-cell office:value-type="float" office:value="-0.574671626091">
                <text:p>-0.574671626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2716012001">
                <text:p>-1.2716012001</text:p>
              </table:table-cell>
              <table:table-cell office:value-type="float" office:value="-0.574677288532">
                <text:p>-0.5746772885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27158808708">
                <text:p>-1.27158808708</text:p>
              </table:table-cell>
              <table:table-cell office:value-type="float" office:value="-0.574688255787">
                <text:p>-0.574688255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27159583569">
                <text:p>-1.27159583569</text:p>
              </table:table-cell>
              <table:table-cell office:value-type="float" office:value="-0.574686408043">
                <text:p>-0.5746864080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27159571648">
                <text:p>-1.27159571648</text:p>
              </table:table-cell>
              <table:table-cell office:value-type="float" office:value="-0.574674904346">
                <text:p>-0.574674904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27160286903">
                <text:p>-1.27160286903</text:p>
              </table:table-cell>
              <table:table-cell office:value-type="float" office:value="-0.574667692184">
                <text:p>-0.5746676921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2715972662">
                <text:p>-1.2715972662</text:p>
              </table:table-cell>
              <table:table-cell office:value-type="float" office:value="-0.574671208858">
                <text:p>-0.5746712088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27159905434">
                <text:p>-1.27159905434</text:p>
              </table:table-cell>
              <table:table-cell office:value-type="float" office:value="-0.574679732323">
                <text:p>-0.574679732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27159106731">
                <text:p>-1.27159106731</text:p>
              </table:table-cell>
              <table:table-cell office:value-type="float" office:value="-0.57467597723">
                <text:p>-0.574675977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27159690857">
                <text:p>-1.27159690857</text:p>
              </table:table-cell>
              <table:table-cell office:value-type="float" office:value="-0.574678838253">
                <text:p>-0.5746788382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27160251141">
                <text:p>-1.27160251141</text:p>
              </table:table-cell>
              <table:table-cell office:value-type="float" office:value="-0.574678719044">
                <text:p>-0.574678719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27158808708">
                <text:p>-1.27158808708</text:p>
              </table:table-cell>
              <table:table-cell office:value-type="float" office:value="-0.574684798717">
                <text:p>-0.5746847987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27159261703">
                <text:p>-1.27159261703</text:p>
              </table:table-cell>
              <table:table-cell office:value-type="float" office:value="-0.57467675209">
                <text:p>-0.57467675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27159714699">
                <text:p>-1.27159714699</text:p>
              </table:table-cell>
              <table:table-cell office:value-type="float" office:value="-0.574681818485">
                <text:p>-0.5746818184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27158665657">
                <text:p>-1.27158665657</text:p>
              </table:table-cell>
              <table:table-cell office:value-type="float" office:value="-0.574687719345">
                <text:p>-0.5746877193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27159357071">
                <text:p>-1.27159357071</text:p>
              </table:table-cell>
              <table:table-cell office:value-type="float" office:value="-0.574672996998">
                <text:p>-0.574672996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27159166336">
                <text:p>-1.27159166336</text:p>
              </table:table-cell>
              <table:table-cell office:value-type="float" office:value="-0.574682414532">
                <text:p>-0.5746824145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7160596848">
                <text:p>-1.27160596848</text:p>
              </table:table-cell>
              <table:table-cell office:value-type="float" office:value="-0.574674546719">
                <text:p>-0.5746745467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7159631252">
                <text:p>-1.27159631252</text:p>
              </table:table-cell>
              <table:table-cell office:value-type="float" office:value="-0.574683785439">
                <text:p>-0.574683785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27160620689">
                <text:p>-1.27160620689</text:p>
              </table:table-cell>
              <table:table-cell office:value-type="float" office:value="-0.574671149254">
                <text:p>-0.5746711492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7159798145">
                <text:p>-1.27159798145</text:p>
              </table:table-cell>
              <table:table-cell office:value-type="float" office:value="-0.574674189091">
                <text:p>-0.574674189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27158761024">
                <text:p>-1.27158761024</text:p>
              </table:table-cell>
              <table:table-cell office:value-type="float" office:value="-0.574681043625">
                <text:p>-0.574681043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27158784866">
                <text:p>-1.27158784866</text:p>
              </table:table-cell>
              <table:table-cell office:value-type="float" office:value="-0.574674785137">
                <text:p>-0.574674785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27159702778">
                <text:p>-1.27159702778</text:p>
              </table:table-cell>
              <table:table-cell office:value-type="float" office:value="-0.574675619602">
                <text:p>-0.574675619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27159428596">
                <text:p>-1.27159428596</text:p>
              </table:table-cell>
              <table:table-cell office:value-type="float" office:value="-0.57467764616">
                <text:p>-0.57467764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7159070969">
                <text:p>-1.27159070969</text:p>
              </table:table-cell>
              <table:table-cell office:value-type="float" office:value="-0.574674069881">
                <text:p>-0.5746740698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27157819271">
                <text:p>-1.27157819271</text:p>
              </table:table-cell>
              <table:table-cell office:value-type="float" office:value="-0.574669420719">
                <text:p>-0.5746694207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27159202099">
                <text:p>-1.27159202099</text:p>
              </table:table-cell>
              <table:table-cell office:value-type="float" office:value="-0.574684560299">
                <text:p>-0.5746845602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2715908289">
                <text:p>-1.2715908289</text:p>
              </table:table-cell>
              <table:table-cell office:value-type="float" office:value="-0.574684083462">
                <text:p>-0.574684083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27159285545">
                <text:p>-1.27159285545</text:p>
              </table:table-cell>
              <table:table-cell office:value-type="float" office:value="-0.574674367905">
                <text:p>-0.574674367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27159667015">
                <text:p>-1.27159667015</text:p>
              </table:table-cell>
              <table:table-cell office:value-type="float" office:value="-0.574677109718">
                <text:p>-0.5746771097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27159321308">
                <text:p>-1.27159321308</text:p>
              </table:table-cell>
              <table:table-cell office:value-type="float" office:value="-0.574672162533">
                <text:p>-0.5746721625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27159047127">
                <text:p>-1.27159047127</text:p>
              </table:table-cell>
              <table:table-cell office:value-type="float" office:value="-0.574677944183">
                <text:p>-0.574677944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27160048485">
                <text:p>-1.27160048485</text:p>
              </table:table-cell>
              <table:table-cell office:value-type="float" office:value="-0.574676334858">
                <text:p>-0.5746763348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27159512043">
                <text:p>-1.27159512043</text:p>
              </table:table-cell>
              <table:table-cell office:value-type="float" office:value="-0.574681162834">
                <text:p>-0.5746811628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27159738541">
                <text:p>-1.27159738541</text:p>
              </table:table-cell>
              <table:table-cell office:value-type="float" office:value="-0.574680924416">
                <text:p>-0.5746809244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7159202099">
                <text:p>-1.27159202099</text:p>
              </table:table-cell>
              <table:table-cell office:value-type="float" office:value="-0.574677467346">
                <text:p>-0.574677467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27159619331">
                <text:p>-1.27159619331</text:p>
              </table:table-cell>
              <table:table-cell office:value-type="float" office:value="-0.57467520237">
                <text:p>-0.574675202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27159011364">
                <text:p>-1.27159011364</text:p>
              </table:table-cell>
              <table:table-cell office:value-type="float" office:value="-0.574675679207">
                <text:p>-0.5746756792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27160012722">
                <text:p>-1.27160012722</text:p>
              </table:table-cell>
              <table:table-cell office:value-type="float" office:value="-0.574674189091">
                <text:p>-0.5746741890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27159285545">
                <text:p>-1.27159285545</text:p>
              </table:table-cell>
              <table:table-cell office:value-type="float" office:value="-0.574678242207">
                <text:p>-0.5746782422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27159798145">
                <text:p>-1.27159798145</text:p>
              </table:table-cell>
              <table:table-cell office:value-type="float" office:value="-0.574675142765">
                <text:p>-0.5746751427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27160191536">
                <text:p>-1.27160191536</text:p>
              </table:table-cell>
              <table:table-cell office:value-type="float" office:value="-0.574669003487">
                <text:p>-0.5746690034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27159321308">
                <text:p>-1.27159321308</text:p>
              </table:table-cell>
              <table:table-cell office:value-type="float" office:value="-0.574678719044">
                <text:p>-0.5746787190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27159667015">
                <text:p>-1.27159667015</text:p>
              </table:table-cell>
              <table:table-cell office:value-type="float" office:value="-0.574677884579">
                <text:p>-0.5746778845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27159190178">
                <text:p>-1.27159190178</text:p>
              </table:table-cell>
              <table:table-cell office:value-type="float" office:value="-0.574683845043">
                <text:p>-0.5746838450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2715998888">
                <text:p>-1.2715998888</text:p>
              </table:table-cell>
              <table:table-cell office:value-type="float" office:value="-0.574671030045">
                <text:p>-0.5746710300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27158927917">
                <text:p>-1.27158927917</text:p>
              </table:table-cell>
              <table:table-cell office:value-type="float" office:value="-0.574682831764">
                <text:p>-0.5746828317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27160108089">
                <text:p>-1.27160108089</text:p>
              </table:table-cell>
              <table:table-cell office:value-type="float" office:value="-0.574674665928">
                <text:p>-0.574674665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27158391476">
                <text:p>-1.27158391476</text:p>
              </table:table-cell>
              <table:table-cell office:value-type="float" office:value="-0.574691712856">
                <text:p>-0.5746917128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27159059048">
                <text:p>-1.27159059048</text:p>
              </table:table-cell>
              <table:table-cell office:value-type="float" office:value="-0.574677050114">
                <text:p>-0.574677050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27159750462">
                <text:p>-1.27159750462</text:p>
              </table:table-cell>
              <table:table-cell office:value-type="float" office:value="-0.574675321579">
                <text:p>-0.5746753215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2716012001">
                <text:p>-1.2716012001</text:p>
              </table:table-cell>
              <table:table-cell office:value-type="float" office:value="-0.574678659439">
                <text:p>-0.5746786594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27159786224">
                <text:p>-1.27159786224</text:p>
              </table:table-cell>
              <table:table-cell office:value-type="float" office:value="-0.574676036835">
                <text:p>-0.5746760368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27160418034">
                <text:p>-1.27160418034</text:p>
              </table:table-cell>
              <table:table-cell office:value-type="float" office:value="-0.574672281742">
                <text:p>-0.574672281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27160286903">
                <text:p>-1.27160286903</text:p>
              </table:table-cell>
              <table:table-cell office:value-type="float" office:value="-0.574678480625">
                <text:p>-0.574678480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27160179615">
                <text:p>-1.27160179615</text:p>
              </table:table-cell>
              <table:table-cell office:value-type="float" office:value="-0.574667394161">
                <text:p>-0.5746673941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27160251141">
                <text:p>-1.27160251141</text:p>
              </table:table-cell>
              <table:table-cell office:value-type="float" office:value="-0.574682891369">
                <text:p>-0.5746828913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27160298824">
                <text:p>-1.27160298824</text:p>
              </table:table-cell>
              <table:table-cell office:value-type="float" office:value="-0.57467097044">
                <text:p>-0.57467097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2715921402">
                <text:p>-1.2715921402</text:p>
              </table:table-cell>
              <table:table-cell office:value-type="float" office:value="-0.574671983719">
                <text:p>-0.5746719837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27158808708">
                <text:p>-1.27158808708</text:p>
              </table:table-cell>
              <table:table-cell office:value-type="float" office:value="-0.574676096439">
                <text:p>-0.5746760964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27158844471">
                <text:p>-1.27158844471</text:p>
              </table:table-cell>
              <table:table-cell office:value-type="float" office:value="-0.574676990509">
                <text:p>-0.5746769905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27159512043">
                <text:p>-1.27159512043</text:p>
              </table:table-cell>
              <table:table-cell office:value-type="float" office:value="-0.574678421021">
                <text:p>-0.574678421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27159869671">
                <text:p>-1.27159869671</text:p>
              </table:table-cell>
              <table:table-cell office:value-type="float" office:value="-0.57467186451">
                <text:p>-0.574671864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27160179615">
                <text:p>-1.27160179615</text:p>
              </table:table-cell>
              <table:table-cell office:value-type="float" office:value="-0.574679374695">
                <text:p>-0.5746793746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27159166336">
                <text:p>-1.27159166336</text:p>
              </table:table-cell>
              <table:table-cell office:value-type="float" office:value="-0.574679255486">
                <text:p>-0.5746792554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27159917355">
                <text:p>-1.27159917355</text:p>
              </table:table-cell>
              <table:table-cell office:value-type="float" office:value="-0.574676215649">
                <text:p>-0.5746762156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2716127634">
                <text:p>-1.2716127634</text:p>
              </table:table-cell>
              <table:table-cell office:value-type="float" office:value="-0.574670314789">
                <text:p>-0.5746703147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27158987522">
                <text:p>-1.27158987522</text:p>
              </table:table-cell>
              <table:table-cell office:value-type="float" office:value="-0.57468020916">
                <text:p>-0.574680209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27160453796">
                <text:p>-1.27160453796</text:p>
              </table:table-cell>
              <table:table-cell office:value-type="float" office:value="-0.574665188789">
                <text:p>-0.5746651887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2715998888">
                <text:p>-1.2715998888</text:p>
              </table:table-cell>
              <table:table-cell office:value-type="float" office:value="-0.574677407742">
                <text:p>-0.574677407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27159750462">
                <text:p>-1.27159750462</text:p>
              </table:table-cell>
              <table:table-cell office:value-type="float" office:value="-0.574678778648">
                <text:p>-0.5746787786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27159798145">
                <text:p>-1.27159798145</text:p>
              </table:table-cell>
              <table:table-cell office:value-type="float" office:value="-0.574666082859">
                <text:p>-0.5746660828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27159798145">
                <text:p>-1.27159798145</text:p>
              </table:table-cell>
              <table:table-cell office:value-type="float" office:value="-0.574686706066">
                <text:p>-0.5746867060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27159571648">
                <text:p>-1.27159571648</text:p>
              </table:table-cell>
              <table:table-cell office:value-type="float" office:value="-0.574673712254">
                <text:p>-0.5746737122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27159225941">
                <text:p>-1.27159225941</text:p>
              </table:table-cell>
              <table:table-cell office:value-type="float" office:value="-0.574681937695">
                <text:p>-0.5746819376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27159965038">
                <text:p>-1.27159965038</text:p>
              </table:table-cell>
              <table:table-cell office:value-type="float" office:value="-0.574679255486">
                <text:p>-0.5746792554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27160465717">
                <text:p>-1.27160465717</text:p>
              </table:table-cell>
              <table:table-cell office:value-type="float" office:value="-0.574671924114">
                <text:p>-0.5746719241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27161717415">
                <text:p>-1.27161717415</text:p>
              </table:table-cell>
              <table:table-cell office:value-type="float" office:value="-0.574671030045">
                <text:p>-0.5746710300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27159821987">
                <text:p>-1.27159821987</text:p>
              </table:table-cell>
              <table:table-cell office:value-type="float" office:value="-0.574679911137">
                <text:p>-0.5746799111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27160155773">
                <text:p>-1.27160155773</text:p>
              </table:table-cell>
              <table:table-cell office:value-type="float" office:value="-0.574675798416">
                <text:p>-0.5746757984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27159309387">
                <text:p>-1.27159309387</text:p>
              </table:table-cell>
              <table:table-cell office:value-type="float" office:value="-0.574669599533">
                <text:p>-0.5746695995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27159810066">
                <text:p>-1.27159810066</text:p>
              </table:table-cell>
              <table:table-cell office:value-type="float" office:value="-0.574676096439">
                <text:p>-0.5746760964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27159905434">
                <text:p>-1.27159905434</text:p>
              </table:table-cell>
              <table:table-cell office:value-type="float" office:value="-0.574681162834">
                <text:p>-0.5746811628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27159142494">
                <text:p>-1.27159142494</text:p>
              </table:table-cell>
              <table:table-cell office:value-type="float" office:value="-0.574688196182">
                <text:p>-0.5746881961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27159202099">
                <text:p>-1.27159202099</text:p>
              </table:table-cell>
              <table:table-cell office:value-type="float" office:value="-0.574671447277">
                <text:p>-0.5746714472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2715998888">
                <text:p>-1.2715998888</text:p>
              </table:table-cell>
              <table:table-cell office:value-type="float" office:value="-0.574678063393">
                <text:p>-0.5746780633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27159643173">
                <text:p>-1.27159643173</text:p>
              </table:table-cell>
              <table:table-cell office:value-type="float" office:value="-0.574678421021">
                <text:p>-0.5746784210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27159869671">
                <text:p>-1.27159869671</text:p>
              </table:table-cell>
              <table:table-cell office:value-type="float" office:value="-0.574668288231">
                <text:p>-0.5746682882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27160346508">
                <text:p>-1.27160346508</text:p>
              </table:table-cell>
              <table:table-cell office:value-type="float" office:value="-0.574672460556">
                <text:p>-0.5746724605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27159845829">
                <text:p>-1.27159845829</text:p>
              </table:table-cell>
              <table:table-cell office:value-type="float" office:value="-0.574674904346">
                <text:p>-0.5746749043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27159380913">
                <text:p>-1.27159380913</text:p>
              </table:table-cell>
              <table:table-cell office:value-type="float" office:value="-0.574681460857">
                <text:p>-0.5746814608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27159249783">
                <text:p>-1.27159249783</text:p>
              </table:table-cell>
              <table:table-cell office:value-type="float" office:value="-0.574669420719">
                <text:p>-0.5746694207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27159237862">
                <text:p>-1.27159237862</text:p>
              </table:table-cell>
              <table:table-cell office:value-type="float" office:value="-0.574678421021">
                <text:p>-0.5746784210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27158737183">
                <text:p>-1.27158737183</text:p>
              </table:table-cell>
              <table:table-cell office:value-type="float" office:value="-0.574672341347">
                <text:p>-0.5746723413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27159905434">
                <text:p>-1.27159905434</text:p>
              </table:table-cell>
              <table:table-cell office:value-type="float" office:value="-0.574671328068">
                <text:p>-0.5746713280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27159321308">
                <text:p>-1.27159321308</text:p>
              </table:table-cell>
              <table:table-cell office:value-type="float" office:value="-0.574673593044">
                <text:p>-0.5746735930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27159965038">
                <text:p>-1.27159965038</text:p>
              </table:table-cell>
              <table:table-cell office:value-type="float" office:value="-0.574672102928">
                <text:p>-0.5746721029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2715972662">
                <text:p>-1.2715972662</text:p>
              </table:table-cell>
              <table:table-cell office:value-type="float" office:value="-0.574675917625">
                <text:p>-0.574675917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27159547806">
                <text:p>-1.27159547806</text:p>
              </table:table-cell>
              <table:table-cell office:value-type="float" office:value="-0.574674487114">
                <text:p>-0.5746744871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27160954475">
                <text:p>-1.27160954475</text:p>
              </table:table-cell>
              <table:table-cell office:value-type="float" office:value="-0.574668467045">
                <text:p>-0.5746684670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27160060406">
                <text:p>-1.27160060406</text:p>
              </table:table-cell>
              <table:table-cell office:value-type="float" office:value="-0.574725449085">
                <text:p>-0.5747254490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27157568932">
                <text:p>-1.27157568932</text:p>
              </table:table-cell>
              <table:table-cell office:value-type="float" office:value="-0.574710607529">
                <text:p>-0.5747106075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27083992958">
                <text:p>-1.27083992958</text:p>
              </table:table-cell>
              <table:table-cell office:value-type="float" office:value="-0.574563801289">
                <text:p>-0.5745638012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26794970036">
                <text:p>-1.26794970036</text:p>
              </table:table-cell>
              <table:table-cell office:value-type="float" office:value="-0.574812173843">
                <text:p>-0.5748121738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26412642002">
                <text:p>-1.26412642002</text:p>
              </table:table-cell>
              <table:table-cell office:value-type="float" office:value="-0.575141489506">
                <text:p>-0.5751414895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25979971886">
                <text:p>-1.25979971886</text:p>
              </table:table-cell>
              <table:table-cell office:value-type="float" office:value="-0.575496971607">
                <text:p>-0.5754969716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25552916527">
                <text:p>-1.25552916527</text:p>
              </table:table-cell>
              <table:table-cell office:value-type="float" office:value="-0.575792968273">
                <text:p>-0.5757929682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2514936924">
                <text:p>-1.2514936924</text:p>
              </table:table-cell>
              <table:table-cell office:value-type="float" office:value="-0.576075673103">
                <text:p>-0.5760756731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24743878841">
                <text:p>-1.24743878841</text:p>
              </table:table-cell>
              <table:table-cell office:value-type="float" office:value="-0.576365172863">
                <text:p>-0.5763651728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24309837818">
                <text:p>-1.24309837818</text:p>
              </table:table-cell>
              <table:table-cell office:value-type="float" office:value="-0.576664090157">
                <text:p>-0.5766640901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23904752731">
                <text:p>-1.23904752731</text:p>
              </table:table-cell>
              <table:table-cell office:value-type="float" office:value="-0.57693362236">
                <text:p>-0.576933622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23488044739">
                <text:p>-1.23488044739</text:p>
              </table:table-cell>
              <table:table-cell office:value-type="float" office:value="-0.577198684216">
                <text:p>-0.5771986842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083376884">
                <text:p>-1.23083376884</text:p>
              </table:table-cell>
              <table:table-cell office:value-type="float" office:value="-0.577497005463">
                <text:p>-0.577497005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22264790535">
                <text:p>-1.22264790535</text:p>
              </table:table-cell>
              <table:table-cell office:value-type="float" office:value="-0.578032612801">
                <text:p>-0.5780326128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21847069263">
                <text:p>-1.21847069263</text:p>
              </table:table-cell>
              <table:table-cell office:value-type="float" office:value="-0.57833969593">
                <text:p>-0.578339695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214433074">
                <text:p>-1.214433074</text:p>
              </table:table-cell>
              <table:table-cell office:value-type="float" office:value="-0.57861417532">
                <text:p>-0.578614175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21036159992">
                <text:p>-1.21036159992</text:p>
              </table:table-cell>
              <table:table-cell office:value-type="float" office:value="-0.578869104385">
                <text:p>-0.5788691043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0623850822">
                <text:p>-1.20623850822</text:p>
              </table:table-cell>
              <table:table-cell office:value-type="float" office:value="-0.579142689705">
                <text:p>-0.5791426897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20243263245">
                <text:p>-1.20243263245</text:p>
              </table:table-cell>
              <table:table-cell office:value-type="float" office:value="-0.57955378294">
                <text:p>-0.579553782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20057320595">
                <text:p>-1.20057320595</text:p>
              </table:table-cell>
              <table:table-cell office:value-type="float" office:value="-0.579665124416">
                <text:p>-0.5796651244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20024621487">
                <text:p>-1.20024621487</text:p>
              </table:table-cell>
              <table:table-cell office:value-type="float" office:value="-0.579543411732">
                <text:p>-0.5795434117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20104289055">
                <text:p>-1.20104289055</text:p>
              </table:table-cell>
              <table:table-cell office:value-type="float" office:value="-0.579397857189">
                <text:p>-0.5793978571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203322649">
                <text:p>-1.203322649</text:p>
              </table:table-cell>
              <table:table-cell office:value-type="float" office:value="-0.577454924583">
                <text:p>-0.5774549245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20630133152">
                <text:p>-1.20630133152</text:p>
              </table:table-cell>
              <table:table-cell office:value-type="float" office:value="-0.574408113956">
                <text:p>-0.5744081139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20997536182">
                <text:p>-1.20997536182</text:p>
              </table:table-cell>
              <table:table-cell office:value-type="float" office:value="-0.567432522774">
                <text:p>-0.5674325227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21076154709">
                <text:p>-1.21076154709</text:p>
              </table:table-cell>
              <table:table-cell office:value-type="float" office:value="-0.563338220119">
                <text:p>-0.5633382201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21161496639">
                <text:p>-1.21161496639</text:p>
              </table:table-cell>
              <table:table-cell office:value-type="float" office:value="-0.558882653713">
                <text:p>-0.5588826537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21406781673">
                <text:p>-1.21406781673</text:p>
              </table:table-cell>
              <table:table-cell office:value-type="float" office:value="-0.556180119514">
                <text:p>-0.5561801195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21795558929">
                <text:p>-1.21795558929</text:p>
              </table:table-cell>
              <table:table-cell office:value-type="float" office:value="-0.555815935135">
                <text:p>-0.5558159351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22211456299">
                <text:p>-1.22211456299</text:p>
              </table:table-cell>
              <table:table-cell office:value-type="float" office:value="-0.555937111378">
                <text:p>-0.5559371113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22630226612">
                <text:p>-1.22630226612</text:p>
              </table:table-cell>
              <table:table-cell office:value-type="float" office:value="-0.55606675148">
                <text:p>-0.556066751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23045420647">
                <text:p>-1.23045420647</text:p>
              </table:table-cell>
              <table:table-cell office:value-type="float" office:value="-0.556205093861">
                <text:p>-0.5562050938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23467576504">
                <text:p>-1.23467576504</text:p>
              </table:table-cell>
              <table:table-cell office:value-type="float" office:value="-0.556351482868">
                <text:p>-0.5563514828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24280965328">
                <text:p>-1.24280965328</text:p>
              </table:table-cell>
              <table:table-cell office:value-type="float" office:value="-0.556588172913">
                <text:p>-0.5565881729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24690675735">
                <text:p>-1.24690675735</text:p>
              </table:table-cell>
              <table:table-cell office:value-type="float" office:value="-0.556722521782">
                <text:p>-0.5567225217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25111830235">
                <text:p>-1.25111830235</text:p>
              </table:table-cell>
              <table:table-cell office:value-type="float" office:value="-0.556850671768">
                <text:p>-0.5568506717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25521981716">
                <text:p>-1.25521981716</text:p>
              </table:table-cell>
              <table:table-cell office:value-type="float" office:value="-0.5569678545">
                <text:p>-0.55696785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25945687294">
                <text:p>-1.25945687294</text:p>
              </table:table-cell>
              <table:table-cell office:value-type="float" office:value="-0.557194054127">
                <text:p>-0.5571940541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2635062933">
                <text:p>-1.2635062933</text:p>
              </table:table-cell>
              <table:table-cell office:value-type="float" office:value="-0.557543992996">
                <text:p>-0.5575439929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26772129536">
                <text:p>-1.26772129536</text:p>
              </table:table-cell>
              <table:table-cell office:value-type="float" office:value="-0.55808031559">
                <text:p>-0.558080315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27158796787">
                <text:p>-1.27158796787</text:p>
              </table:table-cell>
              <table:table-cell office:value-type="float" office:value="-0.55873465538">
                <text:p>-0.558734655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2758910656">
                <text:p>-1.2758910656</text:p>
              </table:table-cell>
              <table:table-cell office:value-type="float" office:value="-0.559569776058">
                <text:p>-0.5595697760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2798486948">
                <text:p>-1.2798486948</text:p>
              </table:table-cell>
              <table:table-cell office:value-type="float" office:value="-0.560398519039">
                <text:p>-0.5603985190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28399765491">
                <text:p>-1.28399765491</text:p>
              </table:table-cell>
              <table:table-cell office:value-type="float" office:value="-0.561296582222">
                <text:p>-0.5612965822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28794229031">
                <text:p>-1.28794229031</text:p>
              </table:table-cell>
              <table:table-cell office:value-type="float" office:value="-0.562289893627">
                <text:p>-0.5622898936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29196941853">
                <text:p>-1.29196941853</text:p>
              </table:table-cell>
              <table:table-cell office:value-type="float" office:value="-0.563549041748">
                <text:p>-0.5635490417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2957521677">
                <text:p>-1.2957521677</text:p>
              </table:table-cell>
              <table:table-cell office:value-type="float" office:value="-0.564764738083">
                <text:p>-0.5647647380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29973936081">
                <text:p>-1.29973936081</text:p>
              </table:table-cell>
              <table:table-cell office:value-type="float" office:value="-0.566213130951">
                <text:p>-0.5662131309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30351436138">
                <text:p>-1.30351436138</text:p>
              </table:table-cell>
              <table:table-cell office:value-type="float" office:value="-0.567743599415">
                <text:p>-0.5677435994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30742669106">
                <text:p>-1.30742669106</text:p>
              </table:table-cell>
              <table:table-cell office:value-type="float" office:value="-0.569446146488">
                <text:p>-0.5694461464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31095337868">
                <text:p>-1.31095337868</text:p>
              </table:table-cell>
              <table:table-cell office:value-type="float" office:value="-0.571076571941">
                <text:p>-0.5710765719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31478917599">
                <text:p>-1.31478917599</text:p>
              </table:table-cell>
              <table:table-cell office:value-type="float" office:value="-0.572999536991">
                <text:p>-0.572999536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31835055351">
                <text:p>-1.31835055351</text:p>
              </table:table-cell>
              <table:table-cell office:value-type="float" office:value="-0.574864208698">
                <text:p>-0.5748642086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32204902172">
                <text:p>-1.32204902172</text:p>
              </table:table-cell>
              <table:table-cell office:value-type="float" office:value="-0.576963722706">
                <text:p>-0.5769637227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32564878464">
                <text:p>-1.32564878464</text:p>
              </table:table-cell>
              <table:table-cell office:value-type="float" office:value="-0.579028844833">
                <text:p>-0.5790288448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32921516895">
                <text:p>-1.32921516895</text:p>
              </table:table-cell>
              <table:table-cell office:value-type="float" office:value="-0.581253170967">
                <text:p>-0.5812531709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33269679546">
                <text:p>-1.33269679546</text:p>
              </table:table-cell>
              <table:table-cell office:value-type="float" office:value="-0.58360004425">
                <text:p>-0.583600044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33613705635">
                <text:p>-1.33613705635</text:p>
              </table:table-cell>
              <table:table-cell office:value-type="float" office:value="-0.586022019386">
                <text:p>-0.5860220193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33939898014">
                <text:p>-1.33939898014</text:p>
              </table:table-cell>
              <table:table-cell office:value-type="float" office:value="-0.588640332222">
                <text:p>-0.5886403322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34211885929">
                <text:p>-1.34211885929</text:p>
              </table:table-cell>
              <table:table-cell office:value-type="float" office:value="-0.591663658619">
                <text:p>-0.5916636586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34426665306">
                <text:p>-1.34426665306</text:p>
              </table:table-cell>
              <table:table-cell office:value-type="float" office:value="-0.599426805973">
                <text:p>-0.599426805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34430074692">
                <text:p>-1.34430074692</text:p>
              </table:table-cell>
              <table:table-cell office:value-type="float" office:value="-0.603477835655">
                <text:p>-0.6034778356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34419631958">
                <text:p>-1.34419631958</text:p>
              </table:table-cell>
              <table:table-cell office:value-type="float" office:value="-0.607879400253">
                <text:p>-0.6078794002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34236621857">
                <text:p>-1.34236621857</text:p>
              </table:table-cell>
              <table:table-cell office:value-type="float" office:value="-0.615778744221">
                <text:p>-0.6157787442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33970105648">
                <text:p>-1.33970105648</text:p>
              </table:table-cell>
              <table:table-cell office:value-type="float" office:value="-0.619109690189">
                <text:p>-0.6191096901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33648645878">
                <text:p>-1.33648645878</text:p>
              </table:table-cell>
              <table:table-cell office:value-type="float" office:value="-0.621593594551">
                <text:p>-0.6215935945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3331540823">
                <text:p>-1.3331540823</text:p>
              </table:table-cell>
              <table:table-cell office:value-type="float" office:value="-0.623754441738">
                <text:p>-0.6237544417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32942473888">
                <text:p>-1.32942473888</text:p>
              </table:table-cell>
              <table:table-cell office:value-type="float" office:value="-0.62599670887">
                <text:p>-0.625996708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32587015629">
                <text:p>-1.32587015629</text:p>
              </table:table-cell>
              <table:table-cell office:value-type="float" office:value="-0.627876758575">
                <text:p>-0.6278767585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32212102413">
                <text:p>-1.32212102413</text:p>
              </table:table-cell>
              <table:table-cell office:value-type="float" office:value="-0.629858791828">
                <text:p>-0.6298587918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31847178936">
                <text:p>-1.31847178936</text:p>
              </table:table-cell>
              <table:table-cell office:value-type="float" office:value="-0.63165050745">
                <text:p>-0.63165050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31479454041">
                <text:p>-1.31479454041</text:p>
              </table:table-cell>
              <table:table-cell office:value-type="float" office:value="-0.633420407772">
                <text:p>-0.6334204077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31080698967">
                <text:p>-1.31080698967</text:p>
              </table:table-cell>
              <table:table-cell office:value-type="float" office:value="-0.635198354721">
                <text:p>-0.6351983547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30341160297">
                <text:p>-1.30341160297</text:p>
              </table:table-cell>
              <table:table-cell office:value-type="float" office:value="-0.638248622417">
                <text:p>-0.6382486224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29945373535">
                <text:p>-1.29945373535</text:p>
              </table:table-cell>
              <table:table-cell office:value-type="float" office:value="-0.639705836773">
                <text:p>-0.6397058367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29547214508">
                <text:p>-1.29547214508</text:p>
              </table:table-cell>
              <table:table-cell office:value-type="float" office:value="-0.641043186188">
                <text:p>-0.6410431861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28767240047">
                <text:p>-1.28767240047</text:p>
              </table:table-cell>
              <table:table-cell office:value-type="float" office:value="-0.643266797066">
                <text:p>-0.6432667970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28372764587">
                <text:p>-1.28372764587</text:p>
              </table:table-cell>
              <table:table-cell office:value-type="float" office:value="-0.644151866436">
                <text:p>-0.644151866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27960073948">
                <text:p>-1.27960073948</text:p>
              </table:table-cell>
              <table:table-cell office:value-type="float" office:value="-0.644942522049">
                <text:p>-0.6449425220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275411129">
                <text:p>-1.275411129</text:p>
              </table:table-cell>
              <table:table-cell office:value-type="float" office:value="-0.645578205585">
                <text:p>-0.6455782055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27114856243">
                <text:p>-1.27114856243</text:p>
              </table:table-cell>
              <table:table-cell office:value-type="float" office:value="-0.646044552326">
                <text:p>-0.6460445523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26714348793">
                <text:p>-1.26714348793</text:p>
              </table:table-cell>
              <table:table-cell office:value-type="float" office:value="-0.646369099617">
                <text:p>-0.6463690996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2588518858">
                <text:p>-1.2588518858</text:p>
              </table:table-cell>
              <table:table-cell office:value-type="float" office:value="-0.646992146969">
                <text:p>-0.6469921469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25486922264">
                <text:p>-1.25486922264</text:p>
              </table:table-cell>
              <table:table-cell office:value-type="float" office:value="-0.646996736526">
                <text:p>-0.6469967365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25048279762">
                <text:p>-1.25048279762</text:p>
              </table:table-cell>
              <table:table-cell office:value-type="float" office:value="-0.646909534931">
                <text:p>-0.6469095349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24638545513">
                <text:p>-1.24638545513</text:p>
              </table:table-cell>
              <table:table-cell office:value-type="float" office:value="-0.646808028221">
                <text:p>-0.6468080282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24212217331">
                <text:p>-1.24212217331</text:p>
              </table:table-cell>
              <table:table-cell office:value-type="float" office:value="-0.646708786488">
                <text:p>-0.646708786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23796617985">
                <text:p>-1.23796617985</text:p>
              </table:table-cell>
              <table:table-cell office:value-type="float" office:value="-0.646627247334">
                <text:p>-0.6466272473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23383378983">
                <text:p>-1.23383378983</text:p>
              </table:table-cell>
              <table:table-cell office:value-type="float" office:value="-0.646556019783">
                <text:p>-0.6465560197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22959005833">
                <text:p>-1.22959005833</text:p>
              </table:table-cell>
              <table:table-cell office:value-type="float" office:value="-0.646446347237">
                <text:p>-0.6464463472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2254242897">
                <text:p>-1.2254242897</text:p>
              </table:table-cell>
              <table:table-cell office:value-type="float" office:value="-0.646342098713">
                <text:p>-0.6463420987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22122192383">
                <text:p>-1.22122192383</text:p>
              </table:table-cell>
              <table:table-cell office:value-type="float" office:value="-0.646249830723">
                <text:p>-0.6462498307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2171599865">
                <text:p>-1.2171599865</text:p>
              </table:table-cell>
              <table:table-cell office:value-type="float" office:value="-0.646143853664">
                <text:p>-0.6461438536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2129856348">
                <text:p>-1.2129856348</text:p>
              </table:table-cell>
              <table:table-cell office:value-type="float" office:value="-0.646082997322">
                <text:p>-0.6460829973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20977461338">
                <text:p>-1.20977461338</text:p>
              </table:table-cell>
              <table:table-cell office:value-type="float" office:value="-0.644965171814">
                <text:p>-0.6449651718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2086802721">
                <text:p>-1.2086802721</text:p>
              </table:table-cell>
              <table:table-cell office:value-type="float" office:value="-0.636874139309">
                <text:p>-0.6368741393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20794153214">
                <text:p>-1.20794153214</text:p>
              </table:table-cell>
              <table:table-cell office:value-type="float" office:value="-0.632806658745">
                <text:p>-0.6328066587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20630252361">
                <text:p>-1.20630252361</text:p>
              </table:table-cell>
              <table:table-cell office:value-type="float" office:value="-0.628844916821">
                <text:p>-0.628844916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20396089554">
                <text:p>-1.20396089554</text:p>
              </table:table-cell>
              <table:table-cell office:value-type="float" office:value="-0.625615179539">
                <text:p>-0.6256151795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20087349415">
                <text:p>-1.20087349415</text:p>
              </table:table-cell>
              <table:table-cell office:value-type="float" office:value="-0.6228723526">
                <text:p>-0.62287235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19737374783">
                <text:p>-1.19737374783</text:p>
              </table:table-cell>
              <table:table-cell office:value-type="float" office:value="-0.620830416679">
                <text:p>-0.6208304166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19356667995">
                <text:p>-1.19356667995</text:p>
              </table:table-cell>
              <table:table-cell office:value-type="float" office:value="-0.618834257126">
                <text:p>-0.6188342571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19030547142">
                <text:p>-1.19030547142</text:p>
              </table:table-cell>
              <table:table-cell office:value-type="float" office:value="-0.617086529732">
                <text:p>-0.6170865297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18864500523">
                <text:p>-1.18864500523</text:p>
              </table:table-cell>
              <table:table-cell office:value-type="float" office:value="-0.61477202177">
                <text:p>-0.614772021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18855071068">
                <text:p>-1.18855071068</text:p>
              </table:table-cell>
              <table:table-cell office:value-type="float" office:value="-0.611501693726">
                <text:p>-0.6115016937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18870556355">
                <text:p>-1.18870556355</text:p>
              </table:table-cell>
              <table:table-cell office:value-type="float" office:value="-0.60737901926">
                <text:p>-0.607379019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18890273571">
                <text:p>-1.18890273571</text:p>
              </table:table-cell>
              <table:table-cell office:value-type="float" office:value="-0.603574812412">
                <text:p>-0.6035748124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1891657114">
                <text:p>-1.1891657114</text:p>
              </table:table-cell>
              <table:table-cell office:value-type="float" office:value="-0.595174729824">
                <text:p>-0.5951747298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18930530548">
                <text:p>-1.18930530548</text:p>
              </table:table-cell>
              <table:table-cell office:value-type="float" office:value="-0.591066002846">
                <text:p>-0.5910660028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18944215775">
                <text:p>-1.18944215775</text:p>
              </table:table-cell>
              <table:table-cell office:value-type="float" office:value="-0.587003052235">
                <text:p>-0.5870030522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19089531898">
                <text:p>-1.19089531898</text:p>
              </table:table-cell>
              <table:table-cell office:value-type="float" office:value="-0.58409923315">
                <text:p>-0.584099233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19369804859">
                <text:p>-1.19369804859</text:p>
              </table:table-cell>
              <table:table-cell office:value-type="float" office:value="-0.582396626472">
                <text:p>-0.5823966264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19737434387">
                <text:p>-1.19737434387</text:p>
              </table:table-cell>
              <table:table-cell office:value-type="float" office:value="-0.580636560917">
                <text:p>-0.5806365609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20005428791">
                <text:p>-1.20005428791</text:p>
              </table:table-cell>
              <table:table-cell office:value-type="float" office:value="-0.579174935818">
                <text:p>-0.5791749358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20135784149">
                <text:p>-1.20135784149</text:p>
              </table:table-cell>
              <table:table-cell office:value-type="float" office:value="-0.578988075256">
                <text:p>-0.5789880752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2022203207">
                <text:p>-1.2022203207</text:p>
              </table:table-cell>
              <table:table-cell office:value-type="float" office:value="-0.580205976963">
                <text:p>-0.580205976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20375323296">
                <text:p>-1.20375323296</text:p>
              </table:table-cell>
              <table:table-cell office:value-type="float" office:value="-0.58368819952">
                <text:p>-0.583688199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2054977417">
                <text:p>-1.2054977417</text:p>
              </table:table-cell>
              <table:table-cell office:value-type="float" office:value="-0.587379455566">
                <text:p>-0.5873794555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20734977722">
                <text:p>-1.20734977722</text:p>
              </table:table-cell>
              <table:table-cell office:value-type="float" office:value="-0.591279387474">
                <text:p>-0.5912793874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20915794373">
                <text:p>-1.20915794373</text:p>
              </table:table-cell>
              <table:table-cell office:value-type="float" office:value="-0.595015108585">
                <text:p>-0.5950151085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21101343632">
                <text:p>-1.21101343632</text:p>
              </table:table-cell>
              <table:table-cell office:value-type="float" office:value="-0.598896086216">
                <text:p>-0.5988960862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21274936199">
                <text:p>-1.21274936199</text:p>
              </table:table-cell>
              <table:table-cell office:value-type="float" office:value="-0.602490067482">
                <text:p>-0.6024900674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21636664867">
                <text:p>-1.21636664867</text:p>
              </table:table-cell>
              <table:table-cell office:value-type="float" office:value="-0.609844207764">
                <text:p>-0.6098442077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21823465824">
                <text:p>-1.21823465824</text:p>
              </table:table-cell>
              <table:table-cell office:value-type="float" office:value="-0.613683700562">
                <text:p>-0.6136837005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22000014782">
                <text:p>-1.22000014782</text:p>
              </table:table-cell>
              <table:table-cell office:value-type="float" office:value="-0.617251038551">
                <text:p>-0.6172510385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22188854218">
                <text:p>-1.22188854218</text:p>
              </table:table-cell>
              <table:table-cell office:value-type="float" office:value="-0.621146917343">
                <text:p>-0.6211469173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22357785702">
                <text:p>-1.22357785702</text:p>
              </table:table-cell>
              <table:table-cell office:value-type="float" office:value="-0.624676764011">
                <text:p>-0.6246767640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22460985184">
                <text:p>-1.22460985184</text:p>
              </table:table-cell>
              <table:table-cell office:value-type="float" office:value="-0.627061128616">
                <text:p>-0.6270611286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22501671314">
                <text:p>-1.22501671314</text:p>
              </table:table-cell>
              <table:table-cell office:value-type="float" office:value="-0.627471506596">
                <text:p>-0.6274715065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22500765324">
                <text:p>-1.22500765324</text:p>
              </table:table-cell>
              <table:table-cell office:value-type="float" office:value="-0.627494692802">
                <text:p>-0.6274946928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22542834282">
                <text:p>-1.22542834282</text:p>
              </table:table-cell>
              <table:table-cell office:value-type="float" office:value="-0.627637147903">
                <text:p>-0.6276371479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22743487358">
                <text:p>-1.22743487358</text:p>
              </table:table-cell>
              <table:table-cell office:value-type="float" office:value="-0.627199172974">
                <text:p>-0.6271991729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23065137863">
                <text:p>-1.23065137863</text:p>
              </table:table-cell>
              <table:table-cell office:value-type="float" office:value="-0.625034034252">
                <text:p>-0.6250340342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23339259624">
                <text:p>-1.23339259624</text:p>
              </table:table-cell>
              <table:table-cell office:value-type="float" office:value="-0.622082769871">
                <text:p>-0.6220827698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23594450951">
                <text:p>-1.23594450951</text:p>
              </table:table-cell>
              <table:table-cell office:value-type="float" office:value="-0.618488132954">
                <text:p>-0.6184881329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23871517181">
                <text:p>-1.23871517181</text:p>
              </table:table-cell>
              <table:table-cell office:value-type="float" office:value="-0.615413606167">
                <text:p>-0.6154136061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24184429646">
                <text:p>-1.24184429646</text:p>
              </table:table-cell>
              <table:table-cell office:value-type="float" office:value="-0.613331675529">
                <text:p>-0.6133316755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24589157104">
                <text:p>-1.24589157104</text:p>
              </table:table-cell>
              <table:table-cell office:value-type="float" office:value="-0.612224280834">
                <text:p>-0.6122242808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24985551834">
                <text:p>-1.24985551834</text:p>
              </table:table-cell>
              <table:table-cell office:value-type="float" office:value="-0.612275660038">
                <text:p>-0.6122756600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2579754591">
                <text:p>-1.2579754591</text:p>
              </table:table-cell>
              <table:table-cell office:value-type="float" office:value="-0.613491356373">
                <text:p>-0.6134913563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26152849197">
                <text:p>-1.26152849197</text:p>
              </table:table-cell>
              <table:table-cell office:value-type="float" office:value="-0.615325510502">
                <text:p>-0.6153255105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26458382607">
                <text:p>-1.26458382607</text:p>
              </table:table-cell>
              <table:table-cell office:value-type="float" office:value="-0.618085741997">
                <text:p>-0.6180857419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26713144779">
                <text:p>-1.26713144779</text:p>
              </table:table-cell>
              <table:table-cell office:value-type="float" office:value="-0.621644198895">
                <text:p>-0.6216441988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2715908289">
                <text:p>-1.2715908289</text:p>
              </table:table-cell>
              <table:table-cell office:value-type="float" office:value="-0.62847340107">
                <text:p>-0.628473401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27411651611">
                <text:p>-1.27411651611</text:p>
              </table:table-cell>
              <table:table-cell office:value-type="float" office:value="-0.632273316383">
                <text:p>-0.6322733163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27707636356">
                <text:p>-1.27707636356</text:p>
              </table:table-cell>
              <table:table-cell office:value-type="float" office:value="-0.635097622871">
                <text:p>-0.6350976228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28062069416">
                <text:p>-1.28062069416</text:p>
              </table:table-cell>
              <table:table-cell office:value-type="float" office:value="-0.636325836182">
                <text:p>-0.6363258361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28476977348">
                <text:p>-1.28476977348</text:p>
              </table:table-cell>
              <table:table-cell office:value-type="float" office:value="-0.635733306408">
                <text:p>-0.6357333064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29257369041">
                <text:p>-1.29257369041</text:p>
              </table:table-cell>
              <table:table-cell office:value-type="float" office:value="-0.633100986481">
                <text:p>-0.6331009864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296474576">
                <text:p>-1.296474576</text:p>
              </table:table-cell>
              <table:table-cell office:value-type="float" office:value="-0.631415069103">
                <text:p>-0.6314150691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30016171932">
                <text:p>-1.30016171932</text:p>
              </table:table-cell>
              <table:table-cell office:value-type="float" office:value="-0.629806280136">
                <text:p>-0.6298062801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30400943756">
                <text:p>-1.30400943756</text:p>
              </table:table-cell>
              <table:table-cell office:value-type="float" office:value="-0.628145158291">
                <text:p>-0.6281451582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30776321888">
                <text:p>-1.30776321888</text:p>
              </table:table-cell>
              <table:table-cell office:value-type="float" office:value="-0.626551389694">
                <text:p>-0.6265513896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31160104275">
                <text:p>-1.31160104275</text:p>
              </table:table-cell>
              <table:table-cell office:value-type="float" office:value="-0.624915957451">
                <text:p>-0.6249159574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31521511078">
                <text:p>-1.31521511078</text:p>
              </table:table-cell>
              <table:table-cell office:value-type="float" office:value="-0.623344182968">
                <text:p>-0.6233441829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31915855408">
                <text:p>-1.31915855408</text:p>
              </table:table-cell>
              <table:table-cell office:value-type="float" office:value="-0.621640324593">
                <text:p>-0.6216403245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3222373724">
                <text:p>-1.3222373724</text:p>
              </table:table-cell>
              <table:table-cell office:value-type="float" office:value="-0.619297027588">
                <text:p>-0.6192970275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32415819168">
                <text:p>-1.32415819168</text:p>
              </table:table-cell>
              <table:table-cell office:value-type="float" office:value="-0.615819036961">
                <text:p>-0.6158190369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32582247257">
                <text:p>-1.32582247257</text:p>
              </table:table-cell>
              <table:table-cell office:value-type="float" office:value="-0.612262010574">
                <text:p>-0.6122620105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32869052887">
                <text:p>-1.32869052887</text:p>
              </table:table-cell>
              <table:table-cell office:value-type="float" office:value="-0.610652983189">
                <text:p>-0.6106529831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33142399788">
                <text:p>-1.33142399788</text:p>
              </table:table-cell>
              <table:table-cell office:value-type="float" office:value="-0.61252528429">
                <text:p>-0.612525284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33133983612">
                <text:p>-1.33133983612</text:p>
              </table:table-cell>
              <table:table-cell office:value-type="float" office:value="-0.616086006165">
                <text:p>-0.6160860061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32893371582">
                <text:p>-1.32893371582</text:p>
              </table:table-cell>
              <table:table-cell office:value-type="float" office:value="-0.61774545908">
                <text:p>-0.617745459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32460856438">
                <text:p>-1.32460856438</text:p>
              </table:table-cell>
              <table:table-cell office:value-type="float" office:value="-0.613396525383">
                <text:p>-0.6133965253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3245357275">
                <text:p>-1.3245357275</text:p>
              </table:table-cell>
              <table:table-cell office:value-type="float" office:value="-0.609684228897">
                <text:p>-0.6096842288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32457983494">
                <text:p>-1.32457983494</text:p>
              </table:table-cell>
              <table:table-cell office:value-type="float" office:value="-0.605468928814">
                <text:p>-0.6054689288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32468223572">
                <text:p>-1.32468223572</text:p>
              </table:table-cell>
              <table:table-cell office:value-type="float" office:value="-0.601380586624">
                <text:p>-0.6013805866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32479083538">
                <text:p>-1.32479083538</text:p>
              </table:table-cell>
              <table:table-cell office:value-type="float" office:value="-0.597266614437">
                <text:p>-0.5972666144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32571840286">
                <text:p>-1.32571840286</text:p>
              </table:table-cell>
              <table:table-cell office:value-type="float" office:value="-0.593740820885">
                <text:p>-0.5937408208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32801699638">
                <text:p>-1.32801699638</text:p>
              </table:table-cell>
              <table:table-cell office:value-type="float" office:value="-0.591480135918">
                <text:p>-0.5914801359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33142185211">
                <text:p>-1.33142185211</text:p>
              </table:table-cell>
              <table:table-cell office:value-type="float" office:value="-0.591801464558">
                <text:p>-0.5918014645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33210921288">
                <text:p>-1.33210921288</text:p>
              </table:table-cell>
              <table:table-cell office:value-type="float" office:value="-0.595011234283">
                <text:p>-0.5950112342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32989931107">
                <text:p>-1.32989931107</text:p>
              </table:table-cell>
              <table:table-cell office:value-type="float" office:value="-0.597954154015">
                <text:p>-0.5979541540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32675373554">
                <text:p>-1.32675373554</text:p>
              </table:table-cell>
              <table:table-cell office:value-type="float" office:value="-0.597483456135">
                <text:p>-0.5974834561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32506716251">
                <text:p>-1.32506716251</text:p>
              </table:table-cell>
              <table:table-cell office:value-type="float" office:value="-0.594014406204">
                <text:p>-0.5940144062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32375144958">
                <text:p>-1.32375144958</text:p>
              </table:table-cell>
              <table:table-cell office:value-type="float" office:value="-0.589996933937">
                <text:p>-0.5899969339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2096219063">
                <text:p>-1.32096219063</text:p>
              </table:table-cell>
              <table:table-cell office:value-type="float" office:value="-0.587417781353">
                <text:p>-0.5874177813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31733345985">
                <text:p>-1.31733345985</text:p>
              </table:table-cell>
              <table:table-cell office:value-type="float" office:value="-0.585372149944">
                <text:p>-0.5853721499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31457960606">
                <text:p>-1.31457960606</text:p>
              </table:table-cell>
              <table:table-cell office:value-type="float" office:value="-0.583649933338">
                <text:p>-0.5836499333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312286973">
                <text:p>-1.312286973</text:p>
              </table:table-cell>
              <table:table-cell office:value-type="float" office:value="-0.580708324909">
                <text:p>-0.5807083249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30951869488">
                <text:p>-1.30951869488</text:p>
              </table:table-cell>
              <table:table-cell office:value-type="float" office:value="-0.578779399395">
                <text:p>-0.5787793993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30583119392">
                <text:p>-1.30583119392</text:p>
              </table:table-cell>
              <table:table-cell office:value-type="float" office:value="-0.578647315502">
                <text:p>-0.5786473155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30267727375">
                <text:p>-1.30267727375</text:p>
              </table:table-cell>
              <table:table-cell office:value-type="float" office:value="-0.577728867531">
                <text:p>-0.5777288675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29927837849">
                <text:p>-1.29927837849</text:p>
              </table:table-cell>
              <table:table-cell office:value-type="float" office:value="-0.576136827469">
                <text:p>-0.5761368274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29579305649">
                <text:p>-1.29579305649</text:p>
              </table:table-cell>
              <table:table-cell office:value-type="float" office:value="-0.574545562267">
                <text:p>-0.5745455622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29184556007">
                <text:p>-1.29184556007</text:p>
              </table:table-cell>
              <table:table-cell office:value-type="float" office:value="-0.572935223579">
                <text:p>-0.5729352235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28803217411">
                <text:p>-1.28803217411</text:p>
              </table:table-cell>
              <table:table-cell office:value-type="float" office:value="-0.571562945843">
                <text:p>-0.5715629458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28037452698">
                <text:p>-1.28037452698</text:p>
              </table:table-cell>
              <table:table-cell office:value-type="float" office:value="-0.569391191006">
                <text:p>-0.5693911910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2761169672">
                <text:p>-1.2761169672</text:p>
              </table:table-cell>
              <table:table-cell office:value-type="float" office:value="-0.56844997406">
                <text:p>-0.568449974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27249717712">
                <text:p>-1.27249717712</text:p>
              </table:table-cell>
              <table:table-cell office:value-type="float" office:value="-0.568581044674">
                <text:p>-0.5685810446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27074956894">
                <text:p>-1.27074956894</text:p>
              </table:table-cell>
              <table:table-cell office:value-type="float" office:value="-0.571788609028">
                <text:p>-0.5717886090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27245545387">
                <text:p>-1.27245545387</text:p>
              </table:table-cell>
              <table:table-cell office:value-type="float" office:value="-0.574657618999">
                <text:p>-0.5746576189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27620184422">
                <text:p>-1.27620184422</text:p>
              </table:table-cell>
              <table:table-cell office:value-type="float" office:value="-0.57571965456">
                <text:p>-0.575719654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28032338619">
                <text:p>-1.28032338619</text:p>
              </table:table-cell>
              <table:table-cell office:value-type="float" office:value="-0.576655387878">
                <text:p>-0.5766553878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28439354897">
                <text:p>-1.28439354897</text:p>
              </table:table-cell>
              <table:table-cell office:value-type="float" office:value="-0.577734470367">
                <text:p>-0.5777344703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28849625587">
                <text:p>-1.28849625587</text:p>
              </table:table-cell>
              <table:table-cell office:value-type="float" office:value="-0.579089701176">
                <text:p>-0.5790897011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29223155975">
                <text:p>-1.29223155975</text:p>
              </table:table-cell>
              <table:table-cell office:value-type="float" office:value="-0.580569028854">
                <text:p>-0.5805690288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2961435318">
                <text:p>-1.2961435318</text:p>
              </table:table-cell>
              <table:table-cell office:value-type="float" office:value="-0.582350850105">
                <text:p>-0.5823508501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302313447">
                <text:p>-1.302313447</text:p>
              </table:table-cell>
              <table:table-cell office:value-type="float" office:value="-0.586305499077">
                <text:p>-0.5863054990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3050403595">
                <text:p>-1.3050403595</text:p>
              </table:table-cell>
              <table:table-cell office:value-type="float" office:value="-0.5892816782">
                <text:p>-0.58928167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30837535858">
                <text:p>-1.30837535858</text:p>
              </table:table-cell>
              <table:table-cell office:value-type="float" office:value="-0.590685009956">
                <text:p>-0.5906850099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31215536594">
                <text:p>-1.31215536594</text:p>
              </table:table-cell>
              <table:table-cell office:value-type="float" office:value="-0.590976476669">
                <text:p>-0.5909764766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31540870667">
                <text:p>-1.31540870667</text:p>
              </table:table-cell>
              <table:table-cell office:value-type="float" office:value="-0.592299938202">
                <text:p>-0.5922999382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31735575199">
                <text:p>-1.31735575199</text:p>
              </table:table-cell>
              <table:table-cell office:value-type="float" office:value="-0.594683527946">
                <text:p>-0.5946835279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31787443161">
                <text:p>-1.31787443161</text:p>
              </table:table-cell>
              <table:table-cell office:value-type="float" office:value="-0.59900033474">
                <text:p>-0.599000334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31772494316">
                <text:p>-1.31772494316</text:p>
              </table:table-cell>
              <table:table-cell office:value-type="float" office:value="-0.603078186512">
                <text:p>-0.6030781865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31761050224">
                <text:p>-1.31761050224</text:p>
              </table:table-cell>
              <table:table-cell office:value-type="float" office:value="-0.607323586941">
                <text:p>-0.6073235869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31751942635">
                <text:p>-1.31751942635</text:p>
              </table:table-cell>
              <table:table-cell office:value-type="float" office:value="-0.611666440964">
                <text:p>-0.6116664409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31575596333">
                <text:p>-1.31575596333</text:p>
              </table:table-cell>
              <table:table-cell office:value-type="float" office:value="-0.614917516708">
                <text:p>-0.6149175167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3125936985">
                <text:p>-1.3125936985</text:p>
              </table:table-cell>
              <table:table-cell office:value-type="float" office:value="-0.616914927959">
                <text:p>-0.6169149279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30896675587">
                <text:p>-1.30896675587</text:p>
              </table:table-cell>
              <table:table-cell office:value-type="float" office:value="-0.618481338024">
                <text:p>-0.6184813380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30492448807">
                <text:p>-1.30492448807</text:p>
              </table:table-cell>
              <table:table-cell office:value-type="float" office:value="-0.620192348957">
                <text:p>-0.6201923489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30115377903">
                <text:p>-1.30115377903</text:p>
              </table:table-cell>
              <table:table-cell office:value-type="float" office:value="-0.621812283993">
                <text:p>-0.6218122839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29719913006">
                <text:p>-1.29719913006</text:p>
              </table:table-cell>
              <table:table-cell office:value-type="float" office:value="-0.623557388783">
                <text:p>-0.6235573887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29332602024">
                <text:p>-1.29332602024</text:p>
              </table:table-cell>
              <table:table-cell office:value-type="float" office:value="-0.625235676765">
                <text:p>-0.6252356767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28940498829">
                <text:p>-1.28940498829</text:p>
              </table:table-cell>
              <table:table-cell office:value-type="float" office:value="-0.626715123653">
                <text:p>-0.6267151236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28562891483">
                <text:p>-1.28562891483</text:p>
              </table:table-cell>
              <table:table-cell office:value-type="float" office:value="-0.627893447876">
                <text:p>-0.6278934478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28161656857">
                <text:p>-1.28161656857</text:p>
              </table:table-cell>
              <table:table-cell office:value-type="float" office:value="-0.629094481468">
                <text:p>-0.6290944814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27932727337">
                <text:p>-1.27932727337</text:p>
              </table:table-cell>
              <table:table-cell office:value-type="float" office:value="-0.628727078438">
                <text:p>-0.6287270784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27820110321">
                <text:p>-1.27820110321</text:p>
              </table:table-cell>
              <table:table-cell office:value-type="float" office:value="-0.628191649914">
                <text:p>-0.6281916499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27673494816">
                <text:p>-1.27673494816</text:p>
              </table:table-cell>
              <table:table-cell office:value-type="float" office:value="-0.62762349844">
                <text:p>-0.627623498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27337777615">
                <text:p>-1.27337777615</text:p>
              </table:table-cell>
              <table:table-cell office:value-type="float" office:value="-0.626853525639">
                <text:p>-0.6268535256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26946187019">
                <text:p>-1.26946187019</text:p>
              </table:table-cell>
              <table:table-cell office:value-type="float" office:value="-0.625968754292">
                <text:p>-0.6259687542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26149642467">
                <text:p>-1.26149642467</text:p>
              </table:table-cell>
              <table:table-cell office:value-type="float" office:value="-0.624171853065">
                <text:p>-0.6241718530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25725543499">
                <text:p>-1.25725543499</text:p>
              </table:table-cell>
              <table:table-cell office:value-type="float" office:value="-0.623241424561">
                <text:p>-0.6232414245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2533094883">
                <text:p>-1.2533094883</text:p>
              </table:table-cell>
              <table:table-cell office:value-type="float" office:value="-0.62233966589">
                <text:p>-0.622339665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24521589279">
                <text:p>-1.24521589279</text:p>
              </table:table-cell>
              <table:table-cell office:value-type="float" office:value="-0.620504081249">
                <text:p>-0.6205040812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24123954773">
                <text:p>-1.24123954773</text:p>
              </table:table-cell>
              <table:table-cell office:value-type="float" office:value="-0.619564890862">
                <text:p>-0.6195648908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23725771904">
                <text:p>-1.23725771904</text:p>
              </table:table-cell>
              <table:table-cell office:value-type="float" office:value="-0.618668377399">
                <text:p>-0.6186683773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23310148716">
                <text:p>-1.23310148716</text:p>
              </table:table-cell>
              <table:table-cell office:value-type="float" office:value="-0.617721259594">
                <text:p>-0.6177212595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22915506363">
                <text:p>-1.22915506363</text:p>
              </table:table-cell>
              <table:table-cell office:value-type="float" office:value="-0.616821527481">
                <text:p>-0.6168215274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22495889664">
                <text:p>-1.22495889664</text:p>
              </table:table-cell>
              <table:table-cell office:value-type="float" office:value="-0.615863442421">
                <text:p>-0.6158634424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22115540504">
                <text:p>-1.22115540504</text:p>
              </table:table-cell>
              <table:table-cell office:value-type="float" office:value="-0.615008890629">
                <text:p>-0.6150088906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21861696243">
                <text:p>-1.21861696243</text:p>
              </table:table-cell>
              <table:table-cell office:value-type="float" office:value="-0.614474773407">
                <text:p>-0.6144747734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21793818474">
                <text:p>-1.21793818474</text:p>
              </table:table-cell>
              <table:table-cell office:value-type="float" office:value="-0.614270091057">
                <text:p>-0.6142700910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21828341484">
                <text:p>-1.21828341484</text:p>
              </table:table-cell>
              <table:table-cell office:value-type="float" office:value="-0.614420115948">
                <text:p>-0.6144201159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21856224537">
                <text:p>-1.21856224537</text:p>
              </table:table-cell>
              <table:table-cell office:value-type="float" office:value="-0.614580214024">
                <text:p>-0.6145802140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21897435188">
                <text:p>-1.21897435188</text:p>
              </table:table-cell>
              <table:table-cell office:value-type="float" office:value="-0.614789664745">
                <text:p>-0.6147896647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22412979603">
                <text:p>-1.22412979603</text:p>
              </table:table-cell>
              <table:table-cell office:value-type="float" office:value="-0.617454707623">
                <text:p>-0.6174547076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22801434994">
                <text:p>-1.22801434994</text:p>
              </table:table-cell>
              <table:table-cell office:value-type="float" office:value="-0.619214773178">
                <text:p>-0.6192147731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23174488544">
                <text:p>-1.23174488544</text:p>
              </table:table-cell>
              <table:table-cell office:value-type="float" office:value="-0.620940685272">
                <text:p>-0.6209406852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23533928394">
                <text:p>-1.23533928394</text:p>
              </table:table-cell>
              <table:table-cell office:value-type="float" office:value="-0.622560679913">
                <text:p>-0.6225606799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2393475771">
                <text:p>-1.2393475771</text:p>
              </table:table-cell>
              <table:table-cell office:value-type="float" office:value="-0.624393761158">
                <text:p>-0.6243937611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24319553375">
                <text:p>-1.24319553375</text:p>
              </table:table-cell>
              <table:table-cell office:value-type="float" office:value="-0.625269889832">
                <text:p>-0.6252698898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24639070034">
                <text:p>-1.24639070034</text:p>
              </table:table-cell>
              <table:table-cell office:value-type="float" office:value="-0.62563586235">
                <text:p>-0.625635862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24847769737">
                <text:p>-1.24847769737</text:p>
              </table:table-cell>
              <table:table-cell office:value-type="float" office:value="-0.624437987804">
                <text:p>-0.6244379878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25095057487">
                <text:p>-1.25095057487</text:p>
              </table:table-cell>
              <table:table-cell office:value-type="float" office:value="-0.622330129147">
                <text:p>-0.6223301291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25502157211">
                <text:p>-1.25502157211</text:p>
              </table:table-cell>
              <table:table-cell office:value-type="float" office:value="-0.621284663677">
                <text:p>-0.6212846636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25864040852">
                <text:p>-1.25864040852</text:p>
              </table:table-cell>
              <table:table-cell office:value-type="float" office:value="-0.622704565525">
                <text:p>-0.6227045655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26062905788">
                <text:p>-1.26062905788</text:p>
              </table:table-cell>
              <table:table-cell office:value-type="float" office:value="-0.629799008369">
                <text:p>-0.6297990083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258420825">
                <text:p>-1.258420825</text:p>
              </table:table-cell>
              <table:table-cell office:value-type="float" office:value="-0.633242547512">
                <text:p>-0.6332425475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25491249561">
                <text:p>-1.25491249561</text:p>
              </table:table-cell>
              <table:table-cell office:value-type="float" office:value="-0.63474136591">
                <text:p>-0.634741365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24837648869">
                <text:p>-1.24837648869</text:p>
              </table:table-cell>
              <table:table-cell office:value-type="float" office:value="-0.631399273872">
                <text:p>-0.6313992738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24756741524">
                <text:p>-1.24756741524</text:p>
              </table:table-cell>
              <table:table-cell office:value-type="float" office:value="-0.627753376961">
                <text:p>-0.6277533769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24749398232">
                <text:p>-1.24749398232</text:p>
              </table:table-cell>
              <table:table-cell office:value-type="float" office:value="-0.626453876495">
                <text:p>-0.6264538764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24779999256">
                <text:p>-1.24779999256</text:p>
              </table:table-cell>
              <table:table-cell office:value-type="float" office:value="-0.625527083874">
                <text:p>-0.6255270838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24897897243">
                <text:p>-1.24897897243</text:p>
              </table:table-cell>
              <table:table-cell office:value-type="float" office:value="-0.62244027853">
                <text:p>-0.622440278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25047361851">
                <text:p>-1.25047361851</text:p>
              </table:table-cell>
              <table:table-cell office:value-type="float" office:value="-0.618707418442">
                <text:p>-0.6187074184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25207841396">
                <text:p>-1.25207841396</text:p>
              </table:table-cell>
              <table:table-cell office:value-type="float" office:value="-0.614786803722">
                <text:p>-0.6147868037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25360774994">
                <text:p>-1.25360774994</text:p>
              </table:table-cell>
              <table:table-cell office:value-type="float" office:value="-0.611043214798">
                <text:p>-0.6110432147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25517904758">
                <text:p>-1.25517904758</text:p>
              </table:table-cell>
              <table:table-cell office:value-type="float" office:value="-0.607171416283">
                <text:p>-0.6071714162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25672745705">
                <text:p>-1.25672745705</text:p>
              </table:table-cell>
              <table:table-cell office:value-type="float" office:value="-0.60338306427">
                <text:p>-0.603383064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25832939148">
                <text:p>-1.25832939148</text:p>
              </table:table-cell>
              <table:table-cell office:value-type="float" office:value="-0.599433004856">
                <text:p>-0.5994330048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25987029076">
                <text:p>-1.25987029076</text:p>
              </table:table-cell>
              <table:table-cell office:value-type="float" office:value="-0.595652520657">
                <text:p>-0.5956525206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26146423817">
                <text:p>-1.26146423817</text:p>
              </table:table-cell>
              <table:table-cell office:value-type="float" office:value="-0.591679215431">
                <text:p>-0.5916792154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26299405098">
                <text:p>-1.26299405098</text:p>
              </table:table-cell>
              <table:table-cell office:value-type="float" office:value="-0.587884664536">
                <text:p>-0.5878846645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26603198051">
                <text:p>-1.26603198051</text:p>
              </table:table-cell>
              <table:table-cell office:value-type="float" office:value="-0.580314934254">
                <text:p>-0.5803149342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26763725281">
                <text:p>-1.26763725281</text:p>
              </table:table-cell>
              <table:table-cell office:value-type="float" office:value="-0.576367735863">
                <text:p>-0.5763677358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26906633377">
                <text:p>-1.26906633377</text:p>
              </table:table-cell>
              <table:table-cell office:value-type="float" office:value="-0.57275480032">
                <text:p>-0.572754800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26993644238">
                <text:p>-1.26993644238</text:p>
              </table:table-cell>
              <table:table-cell office:value-type="float" office:value="-0.570569634438">
                <text:p>-0.5705696344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27007377148">
                <text:p>-1.27007377148</text:p>
              </table:table-cell>
              <table:table-cell office:value-type="float" office:value="-0.570341706276">
                <text:p>-0.5703417062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27009153366">
                <text:p>-1.27009153366</text:p>
              </table:table-cell>
              <table:table-cell office:value-type="float" office:value="-0.570323824883">
                <text:p>-0.5703238248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26995480061">
                <text:p>-1.26995480061</text:p>
              </table:table-cell>
              <table:table-cell office:value-type="float" office:value="-0.570283949375">
                <text:p>-0.5702839493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26832962036">
                <text:p>-1.26832962036</text:p>
              </table:table-cell>
              <table:table-cell office:value-type="float" office:value="-0.570316970348">
                <text:p>-0.5703169703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26526010036">
                <text:p>-1.26526010036</text:p>
              </table:table-cell>
              <table:table-cell office:value-type="float" office:value="-0.571453928947">
                <text:p>-0.57145392894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26122331619">
                <text:p>-1.26122331619</text:p>
              </table:table-cell>
              <table:table-cell office:value-type="float" office:value="-0.572805583477">
                <text:p>-0.5728055834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25803673267">
                <text:p>-1.25803673267</text:p>
              </table:table-cell>
              <table:table-cell office:value-type="float" office:value="-0.572895824909">
                <text:p>-0.5728958249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25534772873">
                <text:p>-1.25534772873</text:p>
              </table:table-cell>
              <table:table-cell office:value-type="float" office:value="-0.570949196815">
                <text:p>-0.5709491968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25190198421">
                <text:p>-1.25190198421</text:p>
              </table:table-cell>
              <table:table-cell office:value-type="float" office:value="-0.570518672466">
                <text:p>-0.5705186724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2486345768">
                <text:p>-1.2486345768</text:p>
              </table:table-cell>
              <table:table-cell office:value-type="float" office:value="-0.572746753693">
                <text:p>-0.5727467536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24574995041">
                <text:p>-1.24574995041</text:p>
              </table:table-cell>
              <table:table-cell office:value-type="float" office:value="-0.575850903988">
                <text:p>-0.5758509039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24324035645">
                <text:p>-1.24324035645</text:p>
              </table:table-cell>
              <table:table-cell office:value-type="float" office:value="-0.57811665535">
                <text:p>-0.578116655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24089252949">
                <text:p>-1.24089252949</text:p>
              </table:table-cell>
              <table:table-cell office:value-type="float" office:value="-0.577373445034">
                <text:p>-0.5773734450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23763942719">
                <text:p>-1.23763942719</text:p>
              </table:table-cell>
              <table:table-cell office:value-type="float" office:value="-0.576699078083">
                <text:p>-0.5766990780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23400104046">
                <text:p>-1.23400104046</text:p>
              </table:table-cell>
              <table:table-cell office:value-type="float" office:value="-0.57797396183">
                <text:p>-0.577973961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23114442825">
                <text:p>-1.23114442825</text:p>
              </table:table-cell>
              <table:table-cell office:value-type="float" office:value="-0.581064760685">
                <text:p>-0.5810647606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23014974594">
                <text:p>-1.23014974594</text:p>
              </table:table-cell>
              <table:table-cell office:value-type="float" office:value="-0.584793150425">
                <text:p>-0.5847931504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22989797592">
                <text:p>-1.22989797592</text:p>
              </table:table-cell>
              <table:table-cell office:value-type="float" office:value="-0.588568925858">
                <text:p>-0.5885689258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23098349571">
                <text:p>-1.23098349571</text:p>
              </table:table-cell>
              <table:table-cell office:value-type="float" office:value="-0.590789139271">
                <text:p>-0.5907891392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23369252682">
                <text:p>-1.23369252682</text:p>
              </table:table-cell>
              <table:table-cell office:value-type="float" office:value="-0.591174602509">
                <text:p>-0.5911746025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23747527599">
                <text:p>-1.23747527599</text:p>
              </table:table-cell>
              <table:table-cell office:value-type="float" office:value="-0.591283380985">
                <text:p>-0.5912833809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24394571781">
                <text:p>-1.24394571781</text:p>
              </table:table-cell>
              <table:table-cell office:value-type="float" office:value="-0.58766824007">
                <text:p>-0.587668240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24685251713">
                <text:p>-1.24685251713</text:p>
              </table:table-cell>
              <table:table-cell office:value-type="float" office:value="-0.585073471069">
                <text:p>-0.5850734710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.25011479855">
                <text:p>-1.25011479855</text:p>
              </table:table-cell>
              <table:table-cell office:value-type="float" office:value="-0.584934532642">
                <text:p>-0.5849345326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25347745419">
                <text:p>-1.25347745419</text:p>
              </table:table-cell>
              <table:table-cell office:value-type="float" office:value="-0.583031117916">
                <text:p>-0.5830311179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25641310215">
                <text:p>-1.25641310215</text:p>
              </table:table-cell>
              <table:table-cell office:value-type="float" office:value="-0.579820156097">
                <text:p>-0.5798201560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2589007616">
                <text:p>-1.2589007616</text:p>
              </table:table-cell>
              <table:table-cell office:value-type="float" office:value="-0.574419617653">
                <text:p>-0.5744196176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25837886333">
                <text:p>-1.25837886333</text:p>
              </table:table-cell>
              <table:table-cell office:value-type="float" office:value="-0.574074089527">
                <text:p>-0.5740740895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25650930405">
                <text:p>-1.25650930405</text:p>
              </table:table-cell>
              <table:table-cell office:value-type="float" office:value="-0.575014829636">
                <text:p>-0.5750148296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25323021412">
                <text:p>-1.25323021412</text:p>
              </table:table-cell>
              <table:table-cell office:value-type="float" office:value="-0.577071547508">
                <text:p>-0.5770715475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24944615364">
                <text:p>-1.24944615364</text:p>
              </table:table-cell>
              <table:table-cell office:value-type="float" office:value="-0.579215288162">
                <text:p>-0.5792152881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24585390091">
                <text:p>-1.24585390091</text:p>
              </table:table-cell>
              <table:table-cell office:value-type="float" office:value="-0.581197679043">
                <text:p>-0.5811976790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.24215316772">
                <text:p>-1.24215316772</text:p>
              </table:table-cell>
              <table:table-cell office:value-type="float" office:value="-0.583317399025">
                <text:p>-0.5833173990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23840928078">
                <text:p>-1.23840928078</text:p>
              </table:table-cell>
              <table:table-cell office:value-type="float" office:value="-0.585410296917">
                <text:p>-0.5854102969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23177099228">
                <text:p>-1.23177099228</text:p>
              </table:table-cell>
              <table:table-cell office:value-type="float" office:value="-0.589353322983">
                <text:p>-0.5893533229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23023724556">
                <text:p>-1.23023724556</text:p>
              </table:table-cell>
              <table:table-cell office:value-type="float" office:value="-0.590048015118">
                <text:p>-0.5900480151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23004055023">
                <text:p>-1.23004055023</text:p>
              </table:table-cell>
              <table:table-cell office:value-type="float" office:value="-0.590050756931">
                <text:p>-0.5900507569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23004436493">
                <text:p>-1.23004436493</text:p>
              </table:table-cell>
              <table:table-cell office:value-type="float" office:value="-0.590053021908">
                <text:p>-0.5900530219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.22989153862">
                <text:p>-1.22989153862</text:p>
              </table:table-cell>
              <table:table-cell office:value-type="float" office:value="-0.590773224831">
                <text:p>-0.5907732248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2305161953">
                <text:p>-1.2305161953</text:p>
              </table:table-cell>
              <table:table-cell office:value-type="float" office:value="-0.594109296799">
                <text:p>-0.5941092967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23313939571">
                <text:p>-1.23313939571</text:p>
              </table:table-cell>
              <table:table-cell office:value-type="float" office:value="-0.596075117588">
                <text:p>-0.5960751175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23752439022">
                <text:p>-1.23752439022</text:p>
              </table:table-cell>
              <table:table-cell office:value-type="float" office:value="-0.596365690231">
                <text:p>-0.5963656902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.2416292429">
                <text:p>-1.2416292429</text:p>
              </table:table-cell>
              <table:table-cell office:value-type="float" office:value="-0.596351087093">
                <text:p>-0.5963510870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.2459731102">
                <text:p>-1.2459731102</text:p>
              </table:table-cell>
              <table:table-cell office:value-type="float" office:value="-0.596311807632">
                <text:p>-0.5963118076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24993097782">
                <text:p>-1.24993097782</text:p>
              </table:table-cell>
              <table:table-cell office:value-type="float" office:value="-0.595556735992">
                <text:p>-0.5955567359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.25385820866">
                <text:p>-1.25385820866</text:p>
              </table:table-cell>
              <table:table-cell office:value-type="float" office:value="-0.593815028667">
                <text:p>-0.5938150286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.25716352463">
                <text:p>-1.25716352463</text:p>
              </table:table-cell>
              <table:table-cell office:value-type="float" office:value="-0.591428816319">
                <text:p>-0.5914288163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26008105278">
                <text:p>-1.26008105278</text:p>
              </table:table-cell>
              <table:table-cell office:value-type="float" office:value="-0.588483035564">
                <text:p>-0.5884830355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.26284003258">
                <text:p>-1.26284003258</text:p>
              </table:table-cell>
              <table:table-cell office:value-type="float" office:value="-0.585304677486">
                <text:p>-0.5853046774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.26540374756">
                <text:p>-1.26540374756</text:p>
              </table:table-cell>
              <table:table-cell office:value-type="float" office:value="-0.582270145416">
                <text:p>-0.5822701454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26812505722">
                <text:p>-1.26812505722</text:p>
              </table:table-cell>
              <table:table-cell office:value-type="float" office:value="-0.578953027725">
                <text:p>-0.5789530277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27040970325">
                <text:p>-1.27040970325</text:p>
              </table:table-cell>
              <table:table-cell office:value-type="float" office:value="-0.575858056545">
                <text:p>-0.5758580565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27146160603">
                <text:p>-1.27146160603</text:p>
              </table:table-cell>
              <table:table-cell office:value-type="float" office:value="-0.574738204479">
                <text:p>-0.5747382044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27161407471">
                <text:p>-1.27161407471</text:p>
              </table:table-cell>
              <table:table-cell office:value-type="float" office:value="-0.574668109417">
                <text:p>-0.5746681094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27162313461">
                <text:p>-1.27162313461</text:p>
              </table:table-cell>
              <table:table-cell office:value-type="float" office:value="-0.574663758278">
                <text:p>-0.5746637582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27160942554">
                <text:p>-1.27160942554</text:p>
              </table:table-cell>
              <table:table-cell office:value-type="float" office:value="-0.574679255486">
                <text:p>-0.5746792554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27160930634">
                <text:p>-1.27160930634</text:p>
              </table:table-cell>
              <table:table-cell office:value-type="float" office:value="-0.57466506958">
                <text:p>-0.574665069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27160596848">
                <text:p>-1.27160596848</text:p>
              </table:table-cell>
              <table:table-cell office:value-type="float" office:value="-0.574666798115">
                <text:p>-0.5746667981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27159261703">
                <text:p>-1.27159261703</text:p>
              </table:table-cell>
              <table:table-cell office:value-type="float" office:value="-0.5746768713">
                <text:p>-0.57467687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27159881592">
                <text:p>-1.27159881592</text:p>
              </table:table-cell>
              <table:table-cell office:value-type="float" office:value="-0.574673593044">
                <text:p>-0.5746735930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27158856392">
                <text:p>-1.27158856392</text:p>
              </table:table-cell>
              <table:table-cell office:value-type="float" office:value="-0.574670135975">
                <text:p>-0.5746701359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27158010006">
                <text:p>-1.27158010006</text:p>
              </table:table-cell>
              <table:table-cell office:value-type="float" office:value="-0.574671268463">
                <text:p>-0.5746712684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27157890797">
                <text:p>-1.27157890797</text:p>
              </table:table-cell>
              <table:table-cell office:value-type="float" office:value="-0.574683487415">
                <text:p>-0.5746834874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2715883255">
                <text:p>-1.2715883255</text:p>
              </table:table-cell>
              <table:table-cell office:value-type="float" office:value="-0.574677765369">
                <text:p>-0.5746777653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.27156770229">
                <text:p>-1.27156770229</text:p>
              </table:table-cell>
              <table:table-cell office:value-type="float" office:value="-0.574677467346">
                <text:p>-0.5746774673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27156877518">
                <text:p>-1.27156877518</text:p>
              </table:table-cell>
              <table:table-cell office:value-type="float" office:value="-0.574682891369">
                <text:p>-0.5746828913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27156412601">
                <text:p>-1.27156412601</text:p>
              </table:table-cell>
              <table:table-cell office:value-type="float" office:value="-0.574679255486">
                <text:p>-0.5746792554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27155530453">
                <text:p>-1.27155530453</text:p>
              </table:table-cell>
              <table:table-cell office:value-type="float" office:value="-0.574687421322">
                <text:p>-0.5746874213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27154898643">
                <text:p>-1.27154898643</text:p>
              </table:table-cell>
              <table:table-cell office:value-type="float" office:value="-0.57468944788">
                <text:p>-0.574689447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27155423164">
                <text:p>-1.27155423164</text:p>
              </table:table-cell>
              <table:table-cell office:value-type="float" office:value="-0.574686408043">
                <text:p>-0.5746864080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27155041695">
                <text:p>-1.27155041695</text:p>
              </table:table-cell>
              <table:table-cell office:value-type="float" office:value="-0.574688076973">
                <text:p>-0.5746880769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27155578136">
                <text:p>-1.27155578136</text:p>
              </table:table-cell>
              <table:table-cell office:value-type="float" office:value="-0.574677526951">
                <text:p>-0.5746775269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2715498209">
                <text:p>-1.2715498209</text:p>
              </table:table-cell>
              <table:table-cell office:value-type="float" office:value="-0.574681043625">
                <text:p>-0.5746810436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27154839039">
                <text:p>-1.27154839039</text:p>
              </table:table-cell>
              <table:table-cell office:value-type="float" office:value="-0.574686467648">
                <text:p>-0.5746864676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27154529095">
                <text:p>-1.27154529095</text:p>
              </table:table-cell>
              <table:table-cell office:value-type="float" office:value="-0.574680626392">
                <text:p>-0.5746806263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.27154743671">
                <text:p>-1.27154743671</text:p>
              </table:table-cell>
              <table:table-cell office:value-type="float" office:value="-0.574677348137">
                <text:p>-0.5746773481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.27155411243">
                <text:p>-1.27155411243</text:p>
              </table:table-cell>
              <table:table-cell office:value-type="float" office:value="-0.574685752392">
                <text:p>-0.5746857523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.27155387402">
                <text:p>-1.27155387402</text:p>
              </table:table-cell>
              <table:table-cell office:value-type="float" office:value="-0.574687898159">
                <text:p>-0.5746878981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27154397964">
                <text:p>-1.27154397964</text:p>
              </table:table-cell>
              <table:table-cell office:value-type="float" office:value="-0.574690580368">
                <text:p>-0.5746905803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27154636383">
                <text:p>-1.27154636383</text:p>
              </table:table-cell>
              <table:table-cell office:value-type="float" office:value="-0.574690043926">
                <text:p>-0.5746900439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.27155065536">
                <text:p>-1.27155065536</text:p>
              </table:table-cell>
              <table:table-cell office:value-type="float" office:value="-0.574686586857">
                <text:p>-0.5746865868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.27155900002">
                <text:p>-1.27155900002</text:p>
              </table:table-cell>
              <table:table-cell office:value-type="float" office:value="-0.57468521595">
                <text:p>-0.574685215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.2715473175">
                <text:p>-1.2715473175</text:p>
              </table:table-cell>
              <table:table-cell office:value-type="float" office:value="-0.574685931206">
                <text:p>-0.5746859312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27154827118">
                <text:p>-1.27154827118</text:p>
              </table:table-cell>
              <table:table-cell office:value-type="float" office:value="-0.574685633183">
                <text:p>-0.57468563318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27154695988">
                <text:p>-1.27154695988</text:p>
              </table:table-cell>
              <table:table-cell office:value-type="float" office:value="-0.574682891369">
                <text:p>-0.5746828913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27155017853">
                <text:p>-1.27155017853</text:p>
              </table:table-cell>
              <table:table-cell office:value-type="float" office:value="-0.574683904648">
                <text:p>-0.5746839046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.27154839039">
                <text:p>-1.27154839039</text:p>
              </table:table-cell>
              <table:table-cell office:value-type="float" office:value="-0.57468521595">
                <text:p>-0.574685215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.27155554295">
                <text:p>-1.27155554295</text:p>
              </table:table-cell>
              <table:table-cell office:value-type="float" office:value="-0.574688434601">
                <text:p>-0.5746884346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.27154374123">
                <text:p>-1.27154374123</text:p>
              </table:table-cell>
              <table:table-cell office:value-type="float" office:value="-0.574685394764">
                <text:p>-0.5746853947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.27155148983">
                <text:p>-1.27155148983</text:p>
              </table:table-cell>
              <table:table-cell office:value-type="float" office:value="-0.574690580368">
                <text:p>-0.5746905803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.27154862881">
                <text:p>-1.27154862881</text:p>
              </table:table-cell>
              <table:table-cell office:value-type="float" office:value="-0.574678361416">
                <text:p>-0.5746783614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27155280113">
                <text:p>-1.27155280113</text:p>
              </table:table-cell>
              <table:table-cell office:value-type="float" office:value="-0.574685394764">
                <text:p>-0.5746853947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.2715524435">
                <text:p>-1.2715524435</text:p>
              </table:table-cell>
              <table:table-cell office:value-type="float" office:value="-0.574679017067">
                <text:p>-0.5746790170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.27154421806">
                <text:p>-1.27154421806</text:p>
              </table:table-cell>
              <table:table-cell office:value-type="float" office:value="-0.574682474136">
                <text:p>-0.5746824741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.27154016495">
                <text:p>-1.27154016495</text:p>
              </table:table-cell>
              <table:table-cell office:value-type="float" office:value="-0.574684023857">
                <text:p>-0.5746840238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.2715357542">
                <text:p>-1.2715357542</text:p>
              </table:table-cell>
              <table:table-cell office:value-type="float" office:value="-0.574674487114">
                <text:p>-0.5746744871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.27154386044">
                <text:p>-1.27154386044</text:p>
              </table:table-cell>
              <table:table-cell office:value-type="float" office:value="-0.574677050114">
                <text:p>-0.5746770501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.27154517174">
                <text:p>-1.27154517174</text:p>
              </table:table-cell>
              <table:table-cell office:value-type="float" office:value="-0.574682056904">
                <text:p>-0.5746820569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.27155447006">
                <text:p>-1.27155447006</text:p>
              </table:table-cell>
              <table:table-cell office:value-type="float" office:value="-0.574685931206">
                <text:p>-0.5746859312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.27154994011">
                <text:p>-1.27154994011</text:p>
              </table:table-cell>
              <table:table-cell office:value-type="float" office:value="-0.57468354702">
                <text:p>-0.574683547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.27155065536">
                <text:p>-1.27155065536</text:p>
              </table:table-cell>
              <table:table-cell office:value-type="float" office:value="-0.57468855381">
                <text:p>-0.5746885538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27154350281">
                <text:p>-1.27154350281</text:p>
              </table:table-cell>
              <table:table-cell office:value-type="float" office:value="-0.574689686298">
                <text:p>-0.5746896862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27155280113">
                <text:p>-1.27155280113</text:p>
              </table:table-cell>
              <table:table-cell office:value-type="float" office:value="-0.574676036835">
                <text:p>-0.5746760368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.27155089378">
                <text:p>-1.27155089378</text:p>
              </table:table-cell>
              <table:table-cell office:value-type="float" office:value="-0.574669837952">
                <text:p>-0.5746698379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27154922485">
                <text:p>-1.27154922485</text:p>
              </table:table-cell>
              <table:table-cell office:value-type="float" office:value="-0.574690997601">
                <text:p>-0.5746909976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.27155649662">
                <text:p>-1.27155649662</text:p>
              </table:table-cell>
              <table:table-cell office:value-type="float" office:value="-0.574683785439">
                <text:p>-0.5746837854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.2715511322">
                <text:p>-1.2715511322</text:p>
              </table:table-cell>
              <table:table-cell office:value-type="float" office:value="-0.574683427811">
                <text:p>-0.5746834278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.27153611183">
                <text:p>-1.27153611183</text:p>
              </table:table-cell>
              <table:table-cell office:value-type="float" office:value="-0.574681401253">
                <text:p>-0.5746814012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27154517174">
                <text:p>-1.27154517174</text:p>
              </table:table-cell>
              <table:table-cell office:value-type="float" office:value="-0.574683427811">
                <text:p>-0.5746834278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27153968811">
                <text:p>-1.27153968811</text:p>
              </table:table-cell>
              <table:table-cell office:value-type="float" office:value="-0.574689507484">
                <text:p>-0.5746895074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27156019211">
                <text:p>-1.27156019211</text:p>
              </table:table-cell>
              <table:table-cell office:value-type="float" office:value="-0.574685931206">
                <text:p>-0.5746859312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2715549469">
                <text:p>-1.2715549469</text:p>
              </table:table-cell>
              <table:table-cell office:value-type="float" office:value="-0.57468354702">
                <text:p>-0.574683547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27154827118">
                <text:p>-1.27154827118</text:p>
              </table:table-cell>
              <table:table-cell office:value-type="float" office:value="-0.574692904949">
                <text:p>-0.5746929049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27155828476">
                <text:p>-1.27155828476</text:p>
              </table:table-cell>
              <table:table-cell office:value-type="float" office:value="-0.574684262276">
                <text:p>-0.5746842622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.27154695988">
                <text:p>-1.27154695988</text:p>
              </table:table-cell>
              <table:table-cell office:value-type="float" office:value="-0.574684798717">
                <text:p>-0.5746847987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27155399323">
                <text:p>-1.27155399323</text:p>
              </table:table-cell>
              <table:table-cell office:value-type="float" office:value="-0.574684619904">
                <text:p>-0.5746846199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27155685425">
                <text:p>-1.27155685425</text:p>
              </table:table-cell>
              <table:table-cell office:value-type="float" office:value="-0.574679613113">
                <text:p>-0.5746796131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27154481411">
                <text:p>-1.27154481411</text:p>
              </table:table-cell>
              <table:table-cell office:value-type="float" office:value="-0.574676811695">
                <text:p>-0.5746768116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.27154266834">
                <text:p>-1.27154266834</text:p>
              </table:table-cell>
              <table:table-cell office:value-type="float" office:value="-0.57467854023">
                <text:p>-0.5746785402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.27154183388">
                <text:p>-1.27154183388</text:p>
              </table:table-cell>
              <table:table-cell office:value-type="float" office:value="-0.574689090252">
                <text:p>-0.5746890902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.27155101299">
                <text:p>-1.27155101299</text:p>
              </table:table-cell>
              <table:table-cell office:value-type="float" office:value="-0.574680089951">
                <text:p>-0.5746800899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.27155017853">
                <text:p>-1.27155017853</text:p>
              </table:table-cell>
              <table:table-cell office:value-type="float" office:value="-0.574677228928">
                <text:p>-0.5746772289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.27154648304">
                <text:p>-1.27154648304</text:p>
              </table:table-cell>
              <table:table-cell office:value-type="float" office:value="-0.574686348438">
                <text:p>-0.57468634843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.2715485096">
                <text:p>-1.2715485096</text:p>
              </table:table-cell>
              <table:table-cell office:value-type="float" office:value="-0.574679672718">
                <text:p>-0.5746796727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.27155196667">
                <text:p>-1.27155196667</text:p>
              </table:table-cell>
              <table:table-cell office:value-type="float" office:value="-0.574677824974">
                <text:p>-0.5746778249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.27153861523">
                <text:p>-1.27153861523</text:p>
              </table:table-cell>
              <table:table-cell office:value-type="float" office:value="-0.574674010277">
                <text:p>-0.5746740102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.27154278755">
                <text:p>-1.27154278755</text:p>
              </table:table-cell>
              <table:table-cell office:value-type="float" office:value="-0.574690103531">
                <text:p>-0.5746901035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.27155315876">
                <text:p>-1.27155315876</text:p>
              </table:table-cell>
              <table:table-cell office:value-type="float" office:value="-0.574694097042">
                <text:p>-0.5746940970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.27154684067">
                <text:p>-1.27154684067</text:p>
              </table:table-cell>
              <table:table-cell office:value-type="float" office:value="-0.574675440788">
                <text:p>-0.5746754407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.27155506611">
                <text:p>-1.27155506611</text:p>
              </table:table-cell>
              <table:table-cell office:value-type="float" office:value="-0.574682414532">
                <text:p>-0.5746824145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27155983448">
                <text:p>-1.27155983448</text:p>
              </table:table-cell>
              <table:table-cell office:value-type="float" office:value="-0.574683248997">
                <text:p>-0.5746832489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.27155506611">
                <text:p>-1.27155506611</text:p>
              </table:table-cell>
              <table:table-cell office:value-type="float" office:value="-0.574683010578">
                <text:p>-0.5746830105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.27154922485">
                <text:p>-1.27154922485</text:p>
              </table:table-cell>
              <table:table-cell office:value-type="float" office:value="-0.574687182903">
                <text:p>-0.5746871829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.27155387402">
                <text:p>-1.27155387402</text:p>
              </table:table-cell>
              <table:table-cell office:value-type="float" office:value="-0.574684560299">
                <text:p>-0.5746845602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.27154302597">
                <text:p>-1.27154302597</text:p>
              </table:table-cell>
              <table:table-cell office:value-type="float" office:value="-0.574696063995">
                <text:p>-0.5746960639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.27154624462">
                <text:p>-1.27154624462</text:p>
              </table:table-cell>
              <table:table-cell office:value-type="float" office:value="-0.574686288834">
                <text:p>-0.5746862888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161cm" svg:height="9cm" xlink:href=".." xlink:type="simple" chart:class="chart:scatter" chart:style-name="ch1">
        <chart:legend chart:legend-position="end" svg:x="33.864cm" svg:y="4.201cm" style:legend-expansion="high" chart:style-name="ch2"/>
        <chart:plot-area chart:style-name="ch3" table:cell-range-address="Sheet1.B2:Sheet1.B577 Sheet1.I1:Sheet1.I577" chart:data-source-has-labels="row" svg:x="0.723cm" svg:y="0.18cm" svg:width="32.418cm" svg:height="8.64cm">
          <chartooo:coordinate-region svg:x="1.159cm" svg:y="0.379cm" svg:width="31.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577" chart:label-cell-address="Sheet1.I1:Sheet1.I1" chart:class="chart:scatter">
            <chart:domain table:cell-range-address="Sheet1.B2:Sheet1.B577"/>
            <chart:data-point chart:repeated="5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77</svg:desc>
                </draw:g>
              </table:table-cell>
              <table:table-cell office:value-type="float" office:value="7.82499980927">
                <text:p>7.82499980927</text:p>
                <draw:g>
                  <svg:desc>Sheet1.I2:Sheet1.I5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029952">
                <text:p>0.05202995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09984">
                <text:p>0.1040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608">
                <text:p>0.206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">
                <text:p>0.2585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719744">
                <text:p>0.31071974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3200128">
                <text:p>0.41320012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5139968">
                <text:p>0.46513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6339712">
                <text:p>0.51633971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7660032">
                <text:p>0.56766003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971968">
                <text:p>0.61971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1160064">
                <text:p>0.67116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2520064">
                <text:p>0.72252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4530048">
                <text:p>0.77453004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6569984">
                <text:p>0.82656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9149952">
                <text:p>0.92914995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0669952">
                <text:p>0.98066995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2610048">
                <text:p>1.03261004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4280064">
                <text:p>1.08428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5640064">
                <text:p>1.13564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8772992">
                <text:p>1.18772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9649792">
                <text:p>1.2396497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92329984">
                <text:p>1.29232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4382976">
                <text:p>1.3438297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6129792">
                <text:p>1.3961297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48150016">
                <text:p>1.4481500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00999936">
                <text:p>1.50099993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5020032">
                <text:p>1.555020032</text:p>
              </table:table-cell>
              <table:table-cell office:value-type="float" office:value="7.82630634308">
                <text:p>7.82630634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6999808">
                <text:p>1.6069998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8139904">
                <text:p>1.65813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10040064">
                <text:p>1.71004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6208">
                <text:p>1.762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13289984">
                <text:p>1.81328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64560128">
                <text:p>1.86456012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65700096">
                <text:p>1.96570009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17769984">
                <text:p>2.01776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7028992">
                <text:p>2.07028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22249984">
                <text:p>2.122249984</text:p>
              </table:table-cell>
              <table:table-cell office:value-type="float" office:value="7.82376241684">
                <text:p>7.82376241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74230016">
                <text:p>2.1742300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76159744">
                <text:p>2.27615974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2820992">
                <text:p>2.32820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7945984">
                <text:p>2.37945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31510016">
                <text:p>2.4315100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8427008">
                <text:p>2.484270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6899968">
                <text:p>2.58689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39059968">
                <text:p>2.63905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91099904">
                <text:p>2.69109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43170048">
                <text:p>2.74317004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95160064">
                <text:p>2.79516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4756992">
                <text:p>2.84756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99620096">
                <text:p>2.89962009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01459968">
                <text:p>3.00145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53480192">
                <text:p>3.0534801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05419776">
                <text:p>3.10541977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57519872">
                <text:p>3.15751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59279872">
                <text:p>3.25927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1163008">
                <text:p>3.311630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63709952">
                <text:p>3.36370995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16570112">
                <text:p>3.41657011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68499968">
                <text:p>3.46849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52020992">
                <text:p>3.52020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72429824">
                <text:p>3.57242982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24499968">
                <text:p>3.62449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75919872">
                <text:p>3.67591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78969856">
                <text:p>3.77896985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30370048">
                <text:p>3.83037004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81619968">
                <text:p>3.88161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33359872">
                <text:p>3.93335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85149952">
                <text:p>3.98514995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037080064">
                <text:p>4.03708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89999872">
                <text:p>4.08999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42149888">
                <text:p>4.14214988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93639936">
                <text:p>4.19363993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45289728">
                <text:p>4.24528972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96440064">
                <text:p>4.29644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49299968">
                <text:p>4.34929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02230016">
                <text:p>4.4022300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55109888">
                <text:p>4.45510988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58689792">
                <text:p>4.5586897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610230016">
                <text:p>4.6102300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661449728">
                <text:p>4.66144972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713499904">
                <text:p>4.71349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766469888">
                <text:p>4.76646988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19929856">
                <text:p>4.81992985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71929856">
                <text:p>4.87192985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927439872">
                <text:p>4.92743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97968">
                <text:p>4.97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031650048">
                <text:p>5.03165004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84079872">
                <text:p>5.08407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136339968">
                <text:p>5.13633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188439808">
                <text:p>5.1884398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23968">
                <text:p>5.23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291859968">
                <text:p>5.29185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43849984">
                <text:p>5.34384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95800064">
                <text:p>5.39580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4889984">
                <text:p>5.4488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500159744">
                <text:p>5.50015974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5188992">
                <text:p>5.55188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603949824">
                <text:p>5.60394982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56059904">
                <text:p>5.65605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757799936">
                <text:p>5.75779993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809479936">
                <text:p>5.80947993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862189824">
                <text:p>5.86218982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1403008">
                <text:p>5.914030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1598976">
                <text:p>6.0159897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068769792">
                <text:p>6.0687697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70749952">
                <text:p>6.17074995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2288">
                <text:p>6.2228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274809856">
                <text:p>6.27480985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27049984">
                <text:p>6.32704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8102016">
                <text:p>6.381020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432439808">
                <text:p>6.4324398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84519936">
                <text:p>6.48451993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536179968">
                <text:p>6.53617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588260096">
                <text:p>6.58826009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640250112">
                <text:p>6.64025011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692169984">
                <text:p>6.69216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4409984">
                <text:p>6.7440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796179968">
                <text:p>6.79617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848169984">
                <text:p>6.848169984</text:p>
              </table:table-cell>
              <table:table-cell office:value-type="float" office:value="7.82630634308">
                <text:p>7.826306343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899480064">
                <text:p>6.89948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95129984">
                <text:p>6.9512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003279872">
                <text:p>7.00327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055479808">
                <text:p>7.0554798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108219904">
                <text:p>7.10821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211010048">
                <text:p>7.21101004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264190208">
                <text:p>7.2641902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16009984">
                <text:p>7.31600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67469824">
                <text:p>7.36746982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418710016">
                <text:p>7.418710016</text:p>
              </table:table-cell>
              <table:table-cell office:value-type="float" office:value="7.82376241684">
                <text:p>7.823762416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47081984">
                <text:p>7.47081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22860032">
                <text:p>7.52286003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24219904">
                <text:p>7.62421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675910144">
                <text:p>7.67591014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727379968">
                <text:p>7.72737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779670016">
                <text:p>7.7796700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8155008">
                <text:p>7.881550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933609984">
                <text:p>7.93360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8564992">
                <text:p>7.98564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037849856">
                <text:p>8.03784985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089769984">
                <text:p>8.08976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141599744">
                <text:p>8.14159974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93570048">
                <text:p>8.19357004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2448">
                <text:p>8.244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296719872">
                <text:p>8.29671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3984">
                <text:p>8.3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450519808">
                <text:p>8.4505198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501869824">
                <text:p>8.50186982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553129984">
                <text:p>8.553129984</text:p>
              </table:table-cell>
              <table:table-cell office:value-type="float" office:value="7.82623767853">
                <text:p>7.826237678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60518016">
                <text:p>8.605180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657049856">
                <text:p>8.65704985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709019904">
                <text:p>8.70901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62009856">
                <text:p>8.76200985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813899776">
                <text:p>8.81389977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865039872">
                <text:p>8.86503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66619904">
                <text:p>8.96661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01812992">
                <text:p>9.01812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070419968">
                <text:p>9.07041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122729984">
                <text:p>9.122729984</text:p>
              </table:table-cell>
              <table:table-cell office:value-type="float" office:value="7.82376241684">
                <text:p>7.823762416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174089984">
                <text:p>9.17408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225570048">
                <text:p>9.22557004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77039872">
                <text:p>9.27703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329200128">
                <text:p>9.32920012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381270016">
                <text:p>9.3812700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433259776">
                <text:p>9.43325977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485019904">
                <text:p>9.48501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36249856">
                <text:p>9.53624985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58740992">
                <text:p>9.58740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638589952">
                <text:p>9.63858995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739809792">
                <text:p>9.7398097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792250112">
                <text:p>9.79225011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144140032">
                <text:p>10.144140032</text:p>
              </table:table-cell>
              <table:table-cell office:value-type="float" office:value="7.82582521439">
                <text:p>7.825825214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196079872">
                <text:p>10.196079872</text:p>
              </table:table-cell>
              <table:table-cell office:value-type="float" office:value="7.82582521439">
                <text:p>7.825825214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248859904">
                <text:p>10.248859904</text:p>
              </table:table-cell>
              <table:table-cell office:value-type="float" office:value="7.83214998245">
                <text:p>7.832149982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301739776">
                <text:p>10.301739776</text:p>
              </table:table-cell>
              <table:table-cell office:value-type="float" office:value="7.85827493668">
                <text:p>7.858274936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353709824">
                <text:p>10.353709824</text:p>
              </table:table-cell>
              <table:table-cell office:value-type="float" office:value="7.89306259155">
                <text:p>7.893062591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405609984">
                <text:p>10.405609984</text:p>
              </table:table-cell>
              <table:table-cell office:value-type="float" office:value="7.93252515793">
                <text:p>7.932525157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457509888">
                <text:p>10.457509888</text:p>
              </table:table-cell>
              <table:table-cell office:value-type="float" office:value="7.97116231918">
                <text:p>7.971162319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508839936">
                <text:p>10.508839936</text:p>
              </table:table-cell>
              <table:table-cell office:value-type="float" office:value="8.00828742981">
                <text:p>8.00828742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560909824">
                <text:p>10.560909824</text:p>
              </table:table-cell>
              <table:table-cell office:value-type="float" office:value="8.07201862335">
                <text:p>8.072018623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612879872">
                <text:p>10.612879872</text:p>
              </table:table-cell>
              <table:table-cell office:value-type="float" office:value="8.11656856537">
                <text:p>8.116568565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664240128">
                <text:p>10.66424012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715859968">
                <text:p>10.715859968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767239936">
                <text:p>10.76723993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6996992">
                <text:p>10.869969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21560064">
                <text:p>10.92156006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973029888">
                <text:p>10.973029888</text:p>
              </table:table-cell>
              <table:table-cell office:value-type="float" office:value="8.63074970245">
                <text:p>8.630749702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02432">
                <text:p>11.02432</text:p>
              </table:table-cell>
              <table:table-cell office:value-type="float" office:value="8.56976890564">
                <text:p>8.569768905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075969792">
                <text:p>11.075969792</text:p>
              </table:table-cell>
              <table:table-cell office:value-type="float" office:value="8.51353168488">
                <text:p>8.513531684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127120128">
                <text:p>11.127120128</text:p>
              </table:table-cell>
              <table:table-cell office:value-type="float" office:value="8.43453788757">
                <text:p>8.434537887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178279936">
                <text:p>11.178279936</text:p>
              </table:table-cell>
              <table:table-cell office:value-type="float" office:value="8.31869411469">
                <text:p>8.318694114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230870016">
                <text:p>11.230870016</text:p>
              </table:table-cell>
              <table:table-cell office:value-type="float" office:value="7.89656877518">
                <text:p>7.89656877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282149888">
                <text:p>11.282149888</text:p>
              </table:table-cell>
              <table:table-cell office:value-type="float" office:value="7.69265604019">
                <text:p>7.692656040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33349888">
                <text:p>11.333349888</text:p>
              </table:table-cell>
              <table:table-cell office:value-type="float" office:value="7.47526884079">
                <text:p>7.475268840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38457984">
                <text:p>11.38457984</text:p>
              </table:table-cell>
              <table:table-cell office:value-type="float" office:value="7.19174385071">
                <text:p>7.191743850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485779712">
                <text:p>11.485779712</text:p>
              </table:table-cell>
              <table:table-cell office:value-type="float" office:value="7.14141893387">
                <text:p>7.141418933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53737984">
                <text:p>11.53737984</text:p>
              </table:table-cell>
              <table:table-cell office:value-type="float" office:value="7.18789386749">
                <text:p>7.187893867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9536">
                <text:p>11.59536</text:p>
              </table:table-cell>
              <table:table-cell office:value-type="float" office:value="7.28565645218">
                <text:p>7.285656452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647450112">
                <text:p>11.647450112</text:p>
              </table:table-cell>
              <table:table-cell office:value-type="float" office:value="7.37386274338">
                <text:p>7.373862743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699849984">
                <text:p>11.699849984</text:p>
              </table:table-cell>
              <table:table-cell office:value-type="float" office:value="7.46248102188">
                <text:p>7.462481021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751930112">
                <text:p>11.751930112</text:p>
              </table:table-cell>
              <table:table-cell office:value-type="float" office:value="7.59131860733">
                <text:p>7.591318607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03980032">
                <text:p>11.803980032</text:p>
              </table:table-cell>
              <table:table-cell office:value-type="float" office:value="7.73624372482">
                <text:p>7.736243724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855290112">
                <text:p>11.855290112</text:p>
              </table:table-cell>
              <table:table-cell office:value-type="float" office:value="7.89099979401">
                <text:p>7.890999794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07389952">
                <text:p>11.907389952</text:p>
              </table:table-cell>
              <table:table-cell office:value-type="float" office:value="8.0309753418">
                <text:p>8.03097534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009389824">
                <text:p>12.009389824</text:p>
              </table:table-cell>
              <table:table-cell office:value-type="float" office:value="8.18263721466">
                <text:p>8.182637214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061089792">
                <text:p>12.061089792</text:p>
              </table:table-cell>
              <table:table-cell office:value-type="float" office:value="8.33045005798">
                <text:p>8.330450057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113189888">
                <text:p>12.113189888</text:p>
              </table:table-cell>
              <table:table-cell office:value-type="float" office:value="8.34083080292">
                <text:p>8.340830802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165209856">
                <text:p>12.165209856</text:p>
              </table:table-cell>
              <table:table-cell office:value-type="float" office:value="8.32570648193">
                <text:p>8.325706481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21737984">
                <text:p>12.21737984</text:p>
              </table:table-cell>
              <table:table-cell office:value-type="float" office:value="8.27373123169">
                <text:p>8.273731231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269319936">
                <text:p>12.269319936</text:p>
              </table:table-cell>
              <table:table-cell office:value-type="float" office:value="8.19322490692">
                <text:p>8.193224906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321299968">
                <text:p>12.321299968</text:p>
              </table:table-cell>
              <table:table-cell office:value-type="float" office:value="8.11842536926">
                <text:p>8.118425369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373229824">
                <text:p>12.373229824</text:p>
              </table:table-cell>
              <table:table-cell office:value-type="float" office:value="8.04843711853">
                <text:p>8.048437118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42521984">
                <text:p>12.42521984</text:p>
              </table:table-cell>
              <table:table-cell office:value-type="float" office:value="7.9998998642">
                <text:p>7.99989986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477319936">
                <text:p>12.477319936</text:p>
              </table:table-cell>
              <table:table-cell office:value-type="float" office:value="7.99144363403">
                <text:p>7.991443634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529359872">
                <text:p>12.529359872</text:p>
              </table:table-cell>
              <table:table-cell office:value-type="float" office:value="8.0193567276">
                <text:p>8.01935672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581430016">
                <text:p>12.581430016</text:p>
              </table:table-cell>
              <table:table-cell office:value-type="float" office:value="7.99412488937">
                <text:p>7.994124889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63268992">
                <text:p>12.63268992</text:p>
              </table:table-cell>
              <table:table-cell office:value-type="float" office:value="7.94015645981">
                <text:p>7.940156459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684389888">
                <text:p>12.684389888</text:p>
              </table:table-cell>
              <table:table-cell office:value-type="float" office:value="7.8634314537">
                <text:p>7.86343145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73609984">
                <text:p>12.73609984</text:p>
              </table:table-cell>
              <table:table-cell office:value-type="float" office:value="7.82369375229">
                <text:p>7.823693752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788229888">
                <text:p>12.788229888</text:p>
              </table:table-cell>
              <table:table-cell office:value-type="float" office:value="7.81970643997">
                <text:p>7.819706439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839429888">
                <text:p>12.839429888</text:p>
              </table:table-cell>
              <table:table-cell office:value-type="float" office:value="7.81839990616">
                <text:p>7.818399906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890739968">
                <text:p>12.89073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942369792">
                <text:p>12.942369792</text:p>
              </table:table-cell>
              <table:table-cell office:value-type="float" office:value="7.82101249695">
                <text:p>7.821012496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994099968">
                <text:p>12.99409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04576">
                <text:p>13.0457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097769984">
                <text:p>13.097769984</text:p>
              </table:table-cell>
              <table:table-cell office:value-type="float" office:value="7.82898759842">
                <text:p>7.828987598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149769984">
                <text:p>13.149769984</text:p>
              </table:table-cell>
              <table:table-cell office:value-type="float" office:value="7.82630634308">
                <text:p>7.826306343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201769728">
                <text:p>13.201769728</text:p>
              </table:table-cell>
              <table:table-cell office:value-type="float" office:value="7.83428144455">
                <text:p>7.83428144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25483008">
                <text:p>13.25483008</text:p>
              </table:table-cell>
              <table:table-cell office:value-type="float" office:value="7.82898759842">
                <text:p>7.828987598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07009792">
                <text:p>13.307009792</text:p>
              </table:table-cell>
              <table:table-cell office:value-type="float" office:value="7.8302936554">
                <text:p>7.83029365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359089664">
                <text:p>13.359089664</text:p>
              </table:table-cell>
              <table:table-cell office:value-type="float" office:value="7.81970643997">
                <text:p>7.819706439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461090048">
                <text:p>13.461090048</text:p>
              </table:table-cell>
              <table:table-cell office:value-type="float" office:value="7.78883743286">
                <text:p>7.788837432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51257984">
                <text:p>13.51257984</text:p>
              </table:table-cell>
              <table:table-cell office:value-type="float" office:value="7.7623000145">
                <text:p>7.76230001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568069888">
                <text:p>13.568069888</text:p>
              </table:table-cell>
              <table:table-cell office:value-type="float" office:value="7.74717521667">
                <text:p>7.74717521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670099968">
                <text:p>13.670099968</text:p>
              </table:table-cell>
              <table:table-cell office:value-type="float" office:value="7.72036266327">
                <text:p>7.720362663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25799936">
                <text:p>13.725799936</text:p>
              </table:table-cell>
              <table:table-cell office:value-type="float" office:value="7.69031858444">
                <text:p>7.690318584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7881984">
                <text:p>13.77881984</text:p>
              </table:table-cell>
              <table:table-cell office:value-type="float" office:value="7.66543102264">
                <text:p>7.665431022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830089984">
                <text:p>13.830089984</text:p>
              </table:table-cell>
              <table:table-cell office:value-type="float" office:value="7.6466627121">
                <text:p>7.64666271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881609984">
                <text:p>13.881609984</text:p>
              </table:table-cell>
              <table:table-cell office:value-type="float" office:value="7.65828132629">
                <text:p>7.658281326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932920064">
                <text:p>13.932920064</text:p>
              </table:table-cell>
              <table:table-cell office:value-type="float" office:value="7.67450618744">
                <text:p>7.674506187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984979712">
                <text:p>13.984979712</text:p>
              </table:table-cell>
              <table:table-cell office:value-type="float" office:value="7.71073770523">
                <text:p>7.710737705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037029888">
                <text:p>14.037029888</text:p>
              </table:table-cell>
              <table:table-cell office:value-type="float" office:value="7.76532506943">
                <text:p>7.765325069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089449984">
                <text:p>14.089449984</text:p>
              </table:table-cell>
              <table:table-cell office:value-type="float" office:value="7.80712509155">
                <text:p>7.807125091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141469952">
                <text:p>14.141469952</text:p>
              </table:table-cell>
              <table:table-cell office:value-type="float" office:value="7.8501625061">
                <text:p>7.85016250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24372992">
                <text:p>14.24372992</text:p>
              </table:table-cell>
              <table:table-cell office:value-type="float" office:value="7.92331266403">
                <text:p>7.923312664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295820032">
                <text:p>14.295820032</text:p>
              </table:table-cell>
              <table:table-cell office:value-type="float" office:value="7.96614360809">
                <text:p>7.966143608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347289856">
                <text:p>14.347289856</text:p>
              </table:table-cell>
              <table:table-cell office:value-type="float" office:value="8.00278759003">
                <text:p>8.002787590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448809984">
                <text:p>14.448809984</text:p>
              </table:table-cell>
              <table:table-cell office:value-type="float" office:value="8.00388717651">
                <text:p>8.003887176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50041984">
                <text:p>14.50041984</text:p>
              </table:table-cell>
              <table:table-cell office:value-type="float" office:value="7.98944997787">
                <text:p>7.989449977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552389888">
                <text:p>14.552389888</text:p>
              </table:table-cell>
              <table:table-cell office:value-type="float" office:value="7.9726061821">
                <text:p>7.97260618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605199872">
                <text:p>14.605199872</text:p>
              </table:table-cell>
              <table:table-cell office:value-type="float" office:value="7.94249391556">
                <text:p>7.942493915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658009856">
                <text:p>14.658009856</text:p>
              </table:table-cell>
              <table:table-cell office:value-type="float" office:value="7.91354990005">
                <text:p>7.91354990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70937984">
                <text:p>14.70937984</text:p>
              </table:table-cell>
              <table:table-cell office:value-type="float" office:value="7.90041875839">
                <text:p>7.900418758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812799744">
                <text:p>14.812799744</text:p>
              </table:table-cell>
              <table:table-cell office:value-type="float" office:value="7.86803770065">
                <text:p>7.868037700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86478976">
                <text:p>14.86478976</text:p>
              </table:table-cell>
              <table:table-cell office:value-type="float" office:value="7.83606863022">
                <text:p>7.836068630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916979968">
                <text:p>14.916979968</text:p>
              </table:table-cell>
              <table:table-cell office:value-type="float" office:value="7.82940006256">
                <text:p>7.829400062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969769728">
                <text:p>14.969769728</text:p>
              </table:table-cell>
              <table:table-cell office:value-type="float" office:value="7.81949996948">
                <text:p>7.819499969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021129984">
                <text:p>15.021129984</text:p>
              </table:table-cell>
              <table:table-cell office:value-type="float" office:value="7.82259368896">
                <text:p>7.822593688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075160064">
                <text:p>15.075160064</text:p>
              </table:table-cell>
              <table:table-cell office:value-type="float" office:value="7.8274064064">
                <text:p>7.8274064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27279872">
                <text:p>15.127279872</text:p>
              </table:table-cell>
              <table:table-cell office:value-type="float" office:value="7.82616853714">
                <text:p>7.826168537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179279872">
                <text:p>15.179279872</text:p>
              </table:table-cell>
              <table:table-cell office:value-type="float" office:value="7.82857513428">
                <text:p>7.828575134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31919872">
                <text:p>15.23191987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283109888">
                <text:p>15.283109888</text:p>
              </table:table-cell>
              <table:table-cell office:value-type="float" office:value="7.82857513428">
                <text:p>7.828575134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334669824">
                <text:p>15.334669824</text:p>
              </table:table-cell>
              <table:table-cell office:value-type="float" office:value="7.83160018921">
                <text:p>7.831600189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386500096">
                <text:p>15.386500096</text:p>
              </table:table-cell>
              <table:table-cell office:value-type="float" office:value="7.8368935585">
                <text:p>7.83689355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37819904">
                <text:p>15.437819904</text:p>
              </table:table-cell>
              <table:table-cell office:value-type="float" office:value="7.80520009995">
                <text:p>7.805200099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539709952">
                <text:p>15.539709952</text:p>
              </table:table-cell>
              <table:table-cell office:value-type="float" office:value="7.69231271744">
                <text:p>7.692312717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59177984">
                <text:p>15.59177984</text:p>
              </table:table-cell>
              <table:table-cell office:value-type="float" office:value="7.64308738708">
                <text:p>7.643087387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643069952">
                <text:p>15.643069952</text:p>
              </table:table-cell>
              <table:table-cell office:value-type="float" office:value="7.63373756409">
                <text:p>7.633737564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694320128">
                <text:p>15.694320128</text:p>
              </table:table-cell>
              <table:table-cell office:value-type="float" office:value="7.63827514648">
                <text:p>7.638275146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745719808">
                <text:p>15.745719808</text:p>
              </table:table-cell>
              <table:table-cell office:value-type="float" office:value="7.65264368057">
                <text:p>7.652643680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797750016">
                <text:p>15.797750016</text:p>
              </table:table-cell>
              <table:table-cell office:value-type="float" office:value="7.67072486877">
                <text:p>7.670724868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849709824">
                <text:p>15.849709824</text:p>
              </table:table-cell>
              <table:table-cell office:value-type="float" office:value="7.68791246414">
                <text:p>7.687912464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901900032">
                <text:p>15.901900032</text:p>
              </table:table-cell>
              <table:table-cell office:value-type="float" office:value="7.70255613327">
                <text:p>7.702556133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954099968">
                <text:p>15.954099968</text:p>
              </table:table-cell>
              <table:table-cell office:value-type="float" office:value="7.69904994965">
                <text:p>7.699049949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005299968">
                <text:p>16.005299968</text:p>
              </table:table-cell>
              <table:table-cell office:value-type="float" office:value="7.72324991226">
                <text:p>7.723249912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056699904">
                <text:p>16.056699904</text:p>
              </table:table-cell>
              <table:table-cell office:value-type="float" office:value="7.83166885376">
                <text:p>7.831668853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107959808">
                <text:p>16.107959808</text:p>
              </table:table-cell>
              <table:table-cell office:value-type="float" office:value="7.86363744736">
                <text:p>7.863637447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209360128">
                <text:p>16.209360128</text:p>
              </table:table-cell>
              <table:table-cell office:value-type="float" office:value="7.85896253586">
                <text:p>7.858962535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261449984">
                <text:p>16.261449984</text:p>
              </table:table-cell>
              <table:table-cell office:value-type="float" office:value="7.84803104401">
                <text:p>7.848031044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313530112">
                <text:p>16.313530112</text:p>
              </table:table-cell>
              <table:table-cell office:value-type="float" office:value="7.83345603943">
                <text:p>7.833456039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36596992">
                <text:p>16.36596992</text:p>
              </table:table-cell>
              <table:table-cell office:value-type="float" office:value="7.80808734894">
                <text:p>7.808087348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418309888">
                <text:p>16.418309888</text:p>
              </table:table-cell>
              <table:table-cell office:value-type="float" office:value="7.7693810463">
                <text:p>7.76938104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470299904">
                <text:p>16.470299904</text:p>
              </table:table-cell>
              <table:table-cell office:value-type="float" office:value="7.77054977417">
                <text:p>7.770549774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521469952">
                <text:p>16.521469952</text:p>
              </table:table-cell>
              <table:table-cell office:value-type="float" office:value="7.77653121948">
                <text:p>7.776531219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573840128">
                <text:p>16.573840128</text:p>
              </table:table-cell>
              <table:table-cell office:value-type="float" office:value="7.72462511063">
                <text:p>7.724625110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625779712">
                <text:p>16.625779712</text:p>
              </table:table-cell>
              <table:table-cell office:value-type="float" office:value="7.63655614853">
                <text:p>7.636556148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67872">
                <text:p>16.67872</text:p>
              </table:table-cell>
              <table:table-cell office:value-type="float" office:value="7.53473758698">
                <text:p>7.534737586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73054976">
                <text:p>16.73054976</text:p>
              </table:table-cell>
              <table:table-cell office:value-type="float" office:value="7.40287494659">
                <text:p>7.402874946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782479872">
                <text:p>16.782479872</text:p>
              </table:table-cell>
              <table:table-cell office:value-type="float" office:value="7.40803146362">
                <text:p>7.408031463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35199744">
                <text:p>16.835199744</text:p>
              </table:table-cell>
              <table:table-cell office:value-type="float" office:value="7.4889497757">
                <text:p>7.48894977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886489856">
                <text:p>16.886489856</text:p>
              </table:table-cell>
              <table:table-cell office:value-type="float" office:value="7.59255647659">
                <text:p>7.592556476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938469888">
                <text:p>16.938469888</text:p>
              </table:table-cell>
              <table:table-cell office:value-type="float" office:value="7.68090009689">
                <text:p>7.680900096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040439808">
                <text:p>17.040439808</text:p>
              </table:table-cell>
              <table:table-cell office:value-type="float" office:value="7.77433109283">
                <text:p>7.774331092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092470016">
                <text:p>17.092470016</text:p>
              </table:table-cell>
              <table:table-cell office:value-type="float" office:value="7.85387516022">
                <text:p>7.853875160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144690176">
                <text:p>17.144690176</text:p>
              </table:table-cell>
              <table:table-cell office:value-type="float" office:value="7.98278141022">
                <text:p>7.982781410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196649728">
                <text:p>17.196649728</text:p>
              </table:table-cell>
              <table:table-cell office:value-type="float" office:value="8.14173126221">
                <text:p>8.141731262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248570112">
                <text:p>17.248570112</text:p>
              </table:table-cell>
              <table:table-cell office:value-type="float" office:value="8.26417541504">
                <text:p>8.264175415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299820032">
                <text:p>17.299820032</text:p>
              </table:table-cell>
              <table:table-cell office:value-type="float" office:value="8.34069347382">
                <text:p>8.340693473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351910144">
                <text:p>17.351910144</text:p>
              </table:table-cell>
              <table:table-cell office:value-type="float" office:value="8.26087474823">
                <text:p>8.260874748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403449856">
                <text:p>17.403449856</text:p>
              </table:table-cell>
              <table:table-cell office:value-type="float" office:value="8.10082530975">
                <text:p>8.100825309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45476992">
                <text:p>17.45476992</text:p>
              </table:table-cell>
              <table:table-cell office:value-type="float" office:value="7.9290189743">
                <text:p>7.92901897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506089728">
                <text:p>17.506089728</text:p>
              </table:table-cell>
              <table:table-cell office:value-type="float" office:value="7.79351234436">
                <text:p>7.793512344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557349888">
                <text:p>17.557349888</text:p>
              </table:table-cell>
              <table:table-cell office:value-type="float" office:value="7.54834985733">
                <text:p>7.548349857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609580032">
                <text:p>17.609580032</text:p>
              </table:table-cell>
              <table:table-cell office:value-type="float" office:value="7.36231231689">
                <text:p>7.362312316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66112">
                <text:p>17.66112</text:p>
              </table:table-cell>
              <table:table-cell office:value-type="float" office:value="7.2445435524">
                <text:p>7.24454355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712470016">
                <text:p>17.712470016</text:p>
              </table:table-cell>
              <table:table-cell office:value-type="float" office:value="7.22391891479">
                <text:p>7.223918914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763639808">
                <text:p>17.763639808</text:p>
              </table:table-cell>
              <table:table-cell office:value-type="float" office:value="7.31508111954">
                <text:p>7.315081119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815009792">
                <text:p>17.815009792</text:p>
              </table:table-cell>
              <table:table-cell office:value-type="float" office:value="7.46468114853">
                <text:p>7.464681148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866249984">
                <text:p>17.866249984</text:p>
              </table:table-cell>
              <table:table-cell office:value-type="float" office:value="7.63655614853">
                <text:p>7.636556148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967929856">
                <text:p>17.967929856</text:p>
              </table:table-cell>
              <table:table-cell office:value-type="float" office:value="7.82376241684">
                <text:p>7.823762416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020019968">
                <text:p>18.020019968</text:p>
              </table:table-cell>
              <table:table-cell office:value-type="float" office:value="7.95755004883">
                <text:p>7.957550048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072100096">
                <text:p>18.072100096</text:p>
              </table:table-cell>
              <table:table-cell office:value-type="float" office:value="8.03145599365">
                <text:p>8.031455993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12436992">
                <text:p>18.12436992</text:p>
              </table:table-cell>
              <table:table-cell office:value-type="float" office:value="8.11966228485">
                <text:p>8.119662284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229639936">
                <text:p>18.229639936</text:p>
              </table:table-cell>
              <table:table-cell office:value-type="float" office:value="8.14654350281">
                <text:p>8.146543502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282559744">
                <text:p>18.282559744</text:p>
              </table:table-cell>
              <table:table-cell office:value-type="float" office:value="8.20443153381">
                <text:p>8.204431533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33454976">
                <text:p>18.33454976</text:p>
              </table:table-cell>
              <table:table-cell office:value-type="float" office:value="8.20958709717">
                <text:p>8.209587097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385740032">
                <text:p>18.385740032</text:p>
              </table:table-cell>
              <table:table-cell office:value-type="float" office:value="8.16538143158">
                <text:p>8.165381431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43782016">
                <text:p>18.43782016</text:p>
              </table:table-cell>
              <table:table-cell office:value-type="float" office:value="8.07339382172">
                <text:p>8.073393821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539810048">
                <text:p>18.539810048</text:p>
              </table:table-cell>
              <table:table-cell office:value-type="float" office:value="7.9679312706">
                <text:p>7.96793127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59131008">
                <text:p>18.59131008</text:p>
              </table:table-cell>
              <table:table-cell office:value-type="float" office:value="7.87573766708">
                <text:p>7.875737667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64281984">
                <text:p>18.64281984</text:p>
              </table:table-cell>
              <table:table-cell office:value-type="float" office:value="7.81063127518">
                <text:p>7.810631275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694029824">
                <text:p>18.694029824</text:p>
              </table:table-cell>
              <table:table-cell office:value-type="float" office:value="7.80066251755">
                <text:p>7.800662517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746299904">
                <text:p>18.746299904</text:p>
              </table:table-cell>
              <table:table-cell office:value-type="float" office:value="7.83826875687">
                <text:p>7.838268756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797519872">
                <text:p>18.797519872</text:p>
              </table:table-cell>
              <table:table-cell office:value-type="float" office:value="7.92427492142">
                <text:p>7.924274921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848869888">
                <text:p>18.848869888</text:p>
              </table:table-cell>
              <table:table-cell office:value-type="float" office:value="7.93424367905">
                <text:p>7.934243679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90068992">
                <text:p>18.90068992</text:p>
              </table:table-cell>
              <table:table-cell office:value-type="float" office:value="7.93066883087">
                <text:p>7.930668830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952090112">
                <text:p>18.952090112</text:p>
              </table:table-cell>
              <table:table-cell office:value-type="float" office:value="7.90873765945">
                <text:p>7.908737659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003549696">
                <text:p>19.003549696</text:p>
              </table:table-cell>
              <table:table-cell office:value-type="float" office:value="7.88694381714">
                <text:p>7.886943817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05556992">
                <text:p>19.05556992</text:p>
              </table:table-cell>
              <table:table-cell office:value-type="float" office:value="7.8982872963">
                <text:p>7.8982872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107510016">
                <text:p>19.107510016</text:p>
              </table:table-cell>
              <table:table-cell office:value-type="float" office:value="7.90626239777">
                <text:p>7.906262397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159269888">
                <text:p>19.159269888</text:p>
              </table:table-cell>
              <table:table-cell office:value-type="float" office:value="7.86494398117">
                <text:p>7.864943981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21049984">
                <text:p>19.21049984</text:p>
              </table:table-cell>
              <table:table-cell office:value-type="float" office:value="7.72380018234">
                <text:p>7.723800182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262230016">
                <text:p>19.262230016</text:p>
              </table:table-cell>
              <table:table-cell office:value-type="float" office:value="7.53982496262">
                <text:p>7.539824962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364120064">
                <text:p>19.364120064</text:p>
              </table:table-cell>
              <table:table-cell office:value-type="float" office:value="7.33962488174">
                <text:p>7.339624881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415269888">
                <text:p>19.415269888</text:p>
              </table:table-cell>
              <table:table-cell office:value-type="float" office:value="7.27754354477">
                <text:p>7.277543544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466469888">
                <text:p>19.466469888</text:p>
              </table:table-cell>
              <table:table-cell office:value-type="float" office:value="7.24296236038">
                <text:p>7.242962360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51854976">
                <text:p>19.51854976</text:p>
              </table:table-cell>
              <table:table-cell office:value-type="float" office:value="7.24853134155">
                <text:p>7.248531341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570689792">
                <text:p>19.570689792</text:p>
              </table:table-cell>
              <table:table-cell office:value-type="float" office:value="7.27582502365">
                <text:p>7.275825023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622719744">
                <text:p>19.622719744</text:p>
              </table:table-cell>
              <table:table-cell office:value-type="float" office:value="7.29892492294">
                <text:p>7.298924922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678149888">
                <text:p>19.678149888</text:p>
              </table:table-cell>
              <table:table-cell office:value-type="float" office:value="7.33584356308">
                <text:p>7.335843563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730249728">
                <text:p>19.730249728</text:p>
              </table:table-cell>
              <table:table-cell office:value-type="float" office:value="7.42886257172">
                <text:p>7.428862571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781679872">
                <text:p>19.781679872</text:p>
              </table:table-cell>
              <table:table-cell office:value-type="float" office:value="7.57344388962">
                <text:p>7.573443889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833709824">
                <text:p>19.833709824</text:p>
              </table:table-cell>
              <table:table-cell office:value-type="float" office:value="7.70833110809">
                <text:p>7.708331108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885470208">
                <text:p>19.885470208</text:p>
              </table:table-cell>
              <table:table-cell office:value-type="float" office:value="7.82630634308">
                <text:p>7.826306343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.936740096">
                <text:p>19.936740096</text:p>
              </table:table-cell>
              <table:table-cell office:value-type="float" office:value="7.8368935585">
                <text:p>7.83689355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.989529856">
                <text:p>19.989529856</text:p>
              </table:table-cell>
              <table:table-cell office:value-type="float" office:value="7.81839990616">
                <text:p>7.818399906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0424">
                <text:p>20.0424</text:p>
              </table:table-cell>
              <table:table-cell office:value-type="float" office:value="7.76855611801">
                <text:p>7.768556118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094180096">
                <text:p>20.094180096</text:p>
              </table:table-cell>
              <table:table-cell office:value-type="float" office:value="7.74751853943">
                <text:p>7.74751853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145400064">
                <text:p>20.145400064</text:p>
              </table:table-cell>
              <table:table-cell office:value-type="float" office:value="7.77371263504">
                <text:p>7.773712635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19696">
                <text:p>20.19696</text:p>
              </table:table-cell>
              <table:table-cell office:value-type="float" office:value="7.86741876602">
                <text:p>7.867418766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249570048">
                <text:p>20.249570048</text:p>
              </table:table-cell>
              <table:table-cell office:value-type="float" office:value="7.99446868896">
                <text:p>7.994468688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301639936">
                <text:p>20.301639936</text:p>
              </table:table-cell>
              <table:table-cell office:value-type="float" office:value="8.12378787994">
                <text:p>8.123787879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353529856">
                <text:p>20.353529856</text:p>
              </table:table-cell>
              <table:table-cell office:value-type="float" office:value="8.22835636139">
                <text:p>8.228356361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405079808">
                <text:p>20.405079808</text:p>
              </table:table-cell>
              <table:table-cell office:value-type="float" office:value="8.30398082733">
                <text:p>8.303980827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456389888">
                <text:p>20.456389888</text:p>
              </table:table-cell>
              <table:table-cell office:value-type="float" office:value="8.32247543335">
                <text:p>8.322475433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507949824">
                <text:p>20.507949824</text:p>
              </table:table-cell>
              <table:table-cell office:value-type="float" office:value="8.35808753967">
                <text:p>8.358087539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560039936">
                <text:p>20.560039936</text:p>
              </table:table-cell>
              <table:table-cell office:value-type="float" office:value="8.39610671997">
                <text:p>8.396106719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662089984">
                <text:p>20.662089984</text:p>
              </table:table-cell>
              <table:table-cell office:value-type="float" office:value="8.35884380341">
                <text:p>8.358843803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714060032">
                <text:p>20.714060032</text:p>
              </table:table-cell>
              <table:table-cell office:value-type="float" office:value="8.35575008392">
                <text:p>8.355750083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766139904">
                <text:p>20.766139904</text:p>
              </table:table-cell>
              <table:table-cell office:value-type="float" office:value="8.26348781586">
                <text:p>8.263487815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818220032">
                <text:p>20.818220032</text:p>
              </table:table-cell>
              <table:table-cell office:value-type="float" office:value="8.06919956207">
                <text:p>8.069199562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870249984">
                <text:p>20.870249984</text:p>
              </table:table-cell>
              <table:table-cell office:value-type="float" office:value="7.82018756866">
                <text:p>7.820187568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922989824">
                <text:p>20.922989824</text:p>
              </table:table-cell>
              <table:table-cell office:value-type="float" office:value="7.60046243668">
                <text:p>7.600462436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974849792">
                <text:p>20.974849792</text:p>
              </table:table-cell>
              <table:table-cell office:value-type="float" office:value="7.41834354401">
                <text:p>7.418343544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026469888">
                <text:p>21.026469888</text:p>
              </table:table-cell>
              <table:table-cell office:value-type="float" office:value="7.25939369202">
                <text:p>7.259393692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078479872">
                <text:p>21.078479872</text:p>
              </table:table-cell>
              <table:table-cell office:value-type="float" office:value="7.13213729858">
                <text:p>7.132137298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129779968">
                <text:p>21.129779968</text:p>
              </table:table-cell>
              <table:table-cell office:value-type="float" office:value="7.18308115005">
                <text:p>7.183081150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182189824">
                <text:p>21.182189824</text:p>
              </table:table-cell>
              <table:table-cell office:value-type="float" office:value="7.40596866608">
                <text:p>7.405968666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.284219904">
                <text:p>21.284219904</text:p>
              </table:table-cell>
              <table:table-cell office:value-type="float" office:value="7.61881875992">
                <text:p>7.618818759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336109824">
                <text:p>21.336109824</text:p>
              </table:table-cell>
              <table:table-cell office:value-type="float" office:value="7.7598938942">
                <text:p>7.75989389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38820992">
                <text:p>21.38820992</text:p>
              </table:table-cell>
              <table:table-cell office:value-type="float" office:value="7.88048124313">
                <text:p>7.880481243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43982976">
                <text:p>21.43982976</text:p>
              </table:table-cell>
              <table:table-cell office:value-type="float" office:value="8.0217628479">
                <text:p>8.02176284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491830016">
                <text:p>21.491830016</text:p>
              </table:table-cell>
              <table:table-cell office:value-type="float" office:value="8.16586208344">
                <text:p>8.165862083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543099904">
                <text:p>21.543099904</text:p>
              </table:table-cell>
              <table:table-cell office:value-type="float" office:value="8.29923725128">
                <text:p>8.299237251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59476992">
                <text:p>21.59476992</text:p>
              </table:table-cell>
              <table:table-cell office:value-type="float" office:value="8.41776275635">
                <text:p>8.417762756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64681984">
                <text:p>21.64681984</text:p>
              </table:table-cell>
              <table:table-cell office:value-type="float" office:value="8.48066902161">
                <text:p>8.480669021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698899968">
                <text:p>21.698899968</text:p>
              </table:table-cell>
              <table:table-cell office:value-type="float" office:value="8.39761924744">
                <text:p>8.397619247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751419904">
                <text:p>21.751419904</text:p>
              </table:table-cell>
              <table:table-cell office:value-type="float" office:value="8.12090015411">
                <text:p>8.120900154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803229952">
                <text:p>21.803229952</text:p>
              </table:table-cell>
              <table:table-cell office:value-type="float" office:value="7.89519357681">
                <text:p>7.8951935768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854960128">
                <text:p>21.854960128</text:p>
              </table:table-cell>
              <table:table-cell office:value-type="float" office:value="7.65938138962">
                <text:p>7.659381389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.907030016">
                <text:p>21.907030016</text:p>
              </table:table-cell>
              <table:table-cell office:value-type="float" office:value="7.55598115921">
                <text:p>7.555981159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.95844992">
                <text:p>21.95844992</text:p>
              </table:table-cell>
              <table:table-cell office:value-type="float" office:value="7.59434366226">
                <text:p>7.594343662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012499968">
                <text:p>22.012499968</text:p>
              </table:table-cell>
              <table:table-cell office:value-type="float" office:value="7.66783761978">
                <text:p>7.667837619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064619776">
                <text:p>22.064619776</text:p>
              </table:table-cell>
              <table:table-cell office:value-type="float" office:value="7.75906896591">
                <text:p>7.759068965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116150016">
                <text:p>22.116150016</text:p>
              </table:table-cell>
              <table:table-cell office:value-type="float" office:value="7.81310606003">
                <text:p>7.813106060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168300032">
                <text:p>22.168300032</text:p>
              </table:table-cell>
              <table:table-cell office:value-type="float" office:value="7.88034391403">
                <text:p>7.880343914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220109824">
                <text:p>22.220109824</text:p>
              </table:table-cell>
              <table:table-cell office:value-type="float" office:value="7.93314361572">
                <text:p>7.933143615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271350016">
                <text:p>22.271350016</text:p>
              </table:table-cell>
              <table:table-cell office:value-type="float" office:value="7.99825000763">
                <text:p>7.998250007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323269888">
                <text:p>22.323269888</text:p>
              </table:table-cell>
              <table:table-cell office:value-type="float" office:value="8.01007461548">
                <text:p>8.010074615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374520064">
                <text:p>22.374520064</text:p>
              </table:table-cell>
              <table:table-cell office:value-type="float" office:value="8.01688098907">
                <text:p>8.016880989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425890048">
                <text:p>22.425890048</text:p>
              </table:table-cell>
              <table:table-cell office:value-type="float" office:value="7.97074985504">
                <text:p>7.970749855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477200128">
                <text:p>22.477200128</text:p>
              </table:table-cell>
              <table:table-cell office:value-type="float" office:value="7.88068771362">
                <text:p>7.880687713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529139712">
                <text:p>22.529139712</text:p>
              </table:table-cell>
              <table:table-cell office:value-type="float" office:value="7.81166267395">
                <text:p>7.811662673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631209984">
                <text:p>22.631209984</text:p>
              </table:table-cell>
              <table:table-cell office:value-type="float" office:value="7.77041244507">
                <text:p>7.770412445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683280128">
                <text:p>22.683280128</text:p>
              </table:table-cell>
              <table:table-cell office:value-type="float" office:value="7.7619562149">
                <text:p>7.76195621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735219968">
                <text:p>22.735219968</text:p>
              </table:table-cell>
              <table:table-cell office:value-type="float" office:value="7.74497509003">
                <text:p>7.744975090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837189888">
                <text:p>22.837189888</text:p>
              </table:table-cell>
              <table:table-cell office:value-type="float" office:value="7.75370645523">
                <text:p>7.753706455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.889159936">
                <text:p>22.889159936</text:p>
              </table:table-cell>
              <table:table-cell office:value-type="float" office:value="7.71816253662">
                <text:p>7.718162536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940790016">
                <text:p>22.940790016</text:p>
              </table:table-cell>
              <table:table-cell office:value-type="float" office:value="7.77048110962">
                <text:p>7.770481109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.992829696">
                <text:p>22.992829696</text:p>
              </table:table-cell>
              <table:table-cell office:value-type="float" office:value="7.88281869888">
                <text:p>7.882818698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044909824">
                <text:p>23.044909824</text:p>
              </table:table-cell>
              <table:table-cell office:value-type="float" office:value="7.98271226883">
                <text:p>7.982712268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097029888">
                <text:p>23.097029888</text:p>
              </table:table-cell>
              <table:table-cell office:value-type="float" office:value="8.02355003357">
                <text:p>8.023550033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148549888">
                <text:p>23.148549888</text:p>
              </table:table-cell>
              <table:table-cell office:value-type="float" office:value="8.02588748932">
                <text:p>8.025887489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20020992">
                <text:p>23.20020992</text:p>
              </table:table-cell>
              <table:table-cell office:value-type="float" office:value="7.99776887894">
                <text:p>7.997768878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252260096">
                <text:p>23.252260096</text:p>
              </table:table-cell>
              <table:table-cell office:value-type="float" office:value="7.91196870804">
                <text:p>7.911968708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30425984">
                <text:p>23.30425984</text:p>
              </table:table-cell>
              <table:table-cell office:value-type="float" office:value="7.81290006638">
                <text:p>7.812900066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35620992">
                <text:p>23.35620992</text:p>
              </table:table-cell>
              <table:table-cell office:value-type="float" office:value="7.63958120346">
                <text:p>7.639581203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407519744">
                <text:p>23.407519744</text:p>
              </table:table-cell>
              <table:table-cell office:value-type="float" office:value="7.51596879959">
                <text:p>7.515968799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510119936">
                <text:p>23.510119936</text:p>
              </table:table-cell>
              <table:table-cell office:value-type="float" office:value="7.25987482071">
                <text:p>7.259874820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561449984">
                <text:p>23.561449984</text:p>
              </table:table-cell>
              <table:table-cell office:value-type="float" office:value="7.0318312645">
                <text:p>7.03183126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613339904">
                <text:p>23.6133399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664819712">
                <text:p>23.664819712</text:p>
              </table:table-cell>
              <table:table-cell office:value-type="float" office:value="7.11907482147">
                <text:p>7.119074821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716979968">
                <text:p>23.716979968</text:p>
              </table:table-cell>
              <table:table-cell office:value-type="float" office:value="7.29280614853">
                <text:p>7.292806148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76894976">
                <text:p>23.76894976</text:p>
              </table:table-cell>
              <table:table-cell office:value-type="float" office:value="7.4611749649">
                <text:p>7.46117496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820109824">
                <text:p>23.820109824</text:p>
              </table:table-cell>
              <table:table-cell office:value-type="float" office:value="7.62039995193">
                <text:p>7.620399951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871350016">
                <text:p>23.871350016</text:p>
              </table:table-cell>
              <table:table-cell office:value-type="float" office:value="7.74016237259">
                <text:p>7.740162372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924279808">
                <text:p>23.924279808</text:p>
              </table:table-cell>
              <table:table-cell office:value-type="float" office:value="7.89760017395">
                <text:p>7.897600173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980370176">
                <text:p>23.980370176</text:p>
              </table:table-cell>
              <table:table-cell office:value-type="float" office:value="8.0650062561">
                <text:p>8.06500625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033089792">
                <text:p>24.033089792</text:p>
              </table:table-cell>
              <table:table-cell office:value-type="float" office:value="8.3968629837">
                <text:p>8.39686298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134269952">
                <text:p>24.134269952</text:p>
              </table:table-cell>
              <table:table-cell office:value-type="float" office:value="8.43233776093">
                <text:p>8.432337760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185580032">
                <text:p>24.185580032</text:p>
              </table:table-cell>
              <table:table-cell office:value-type="float" office:value="8.33801269531">
                <text:p>8.338012695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236729856">
                <text:p>24.236729856</text:p>
              </table:table-cell>
              <table:table-cell office:value-type="float" office:value="8.04740619659">
                <text:p>8.047406196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338770176">
                <text:p>24.338770176</text:p>
              </table:table-cell>
              <table:table-cell office:value-type="float" office:value="7.63036870956">
                <text:p>7.630368709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390470144">
                <text:p>24.390470144</text:p>
              </table:table-cell>
              <table:table-cell office:value-type="float" office:value="7.39249372482">
                <text:p>7.392493724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442809856">
                <text:p>24.442809856</text:p>
              </table:table-cell>
              <table:table-cell office:value-type="float" office:value="7.25306892395">
                <text:p>7.253068923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49476992">
                <text:p>24.49476992</text:p>
              </table:table-cell>
              <table:table-cell office:value-type="float" office:value="7.22948741913">
                <text:p>7.229487419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546010112">
                <text:p>24.546010112</text:p>
              </table:table-cell>
              <table:table-cell office:value-type="float" office:value="7.21236896515">
                <text:p>7.212368965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597179904">
                <text:p>24.597179904</text:p>
              </table:table-cell>
              <table:table-cell office:value-type="float" office:value="7.20748758316">
                <text:p>7.207487583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649139968">
                <text:p>24.649139968</text:p>
              </table:table-cell>
              <table:table-cell office:value-type="float" office:value="7.2670249939">
                <text:p>7.26702499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701149952">
                <text:p>24.701149952</text:p>
              </table:table-cell>
              <table:table-cell office:value-type="float" office:value="7.52669382095">
                <text:p>7.526693820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75321984">
                <text:p>24.75321984</text:p>
              </table:table-cell>
              <table:table-cell office:value-type="float" office:value="7.76443147659">
                <text:p>7.764431476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805189888">
                <text:p>24.805189888</text:p>
              </table:table-cell>
              <table:table-cell office:value-type="float" office:value="8.00643157959">
                <text:p>8.006431579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856440064">
                <text:p>24.856440064</text:p>
              </table:table-cell>
              <table:table-cell office:value-type="float" office:value="8.43990039825">
                <text:p>8.439900398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908489984">
                <text:p>24.908489984</text:p>
              </table:table-cell>
              <table:table-cell office:value-type="float" office:value="8.59871292114">
                <text:p>8.598712921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960479744">
                <text:p>24.96047974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012449792">
                <text:p>25.01244979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115399936">
                <text:p>25.115399936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166939904">
                <text:p>25.16693990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.218119936">
                <text:p>25.218119936</text:p>
              </table:table-cell>
              <table:table-cell office:value-type="float" office:value="8.58619976044">
                <text:p>8.586199760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269609984">
                <text:p>25.269609984</text:p>
              </table:table-cell>
              <table:table-cell office:value-type="float" office:value="8.32687473297">
                <text:p>8.326874732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320839936">
                <text:p>25.320839936</text:p>
              </table:table-cell>
              <table:table-cell office:value-type="float" office:value="8.11203098297">
                <text:p>8.112030982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373069824">
                <text:p>25.373069824</text:p>
              </table:table-cell>
              <table:table-cell office:value-type="float" office:value="7.91581869125">
                <text:p>7.915818691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42489984">
                <text:p>25.42489984</text:p>
              </table:table-cell>
              <table:table-cell office:value-type="float" office:value="7.7101187706">
                <text:p>7.71011877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47609984">
                <text:p>25.47609984</text:p>
              </table:table-cell>
              <table:table-cell office:value-type="float" office:value="7.59124994278">
                <text:p>7.591249942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52736">
                <text:p>25.52736</text:p>
              </table:table-cell>
              <table:table-cell office:value-type="float" office:value="7.38719987869">
                <text:p>7.387199878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57892992">
                <text:p>25.57892992</text:p>
              </table:table-cell>
              <table:table-cell office:value-type="float" office:value="7.19875621796">
                <text:p>7.198756217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630530048">
                <text:p>25.630530048</text:p>
              </table:table-cell>
              <table:table-cell office:value-type="float" office:value="7.04290008545">
                <text:p>7.042900085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.68283008">
                <text:p>25.68283008</text:p>
              </table:table-cell>
              <table:table-cell office:value-type="float" office:value="7.10271263123">
                <text:p>7.102712631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734070016">
                <text:p>25.734070016</text:p>
              </table:table-cell>
              <table:table-cell office:value-type="float" office:value="7.20941257477">
                <text:p>7.209412574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785599744">
                <text:p>25.785599744</text:p>
              </table:table-cell>
              <table:table-cell office:value-type="float" office:value="7.35468101501">
                <text:p>7.354681015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836839936">
                <text:p>25.836839936</text:p>
              </table:table-cell>
              <table:table-cell office:value-type="float" office:value="7.53590631485">
                <text:p>7.535906314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.888549888">
                <text:p>25.888549888</text:p>
              </table:table-cell>
              <table:table-cell office:value-type="float" office:value="7.71032476425">
                <text:p>7.710324764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94121984">
                <text:p>25.94121984</text:p>
              </table:table-cell>
              <table:table-cell office:value-type="float" office:value="7.86095619202">
                <text:p>7.860956192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.993399808">
                <text:p>25.993399808</text:p>
              </table:table-cell>
              <table:table-cell office:value-type="float" office:value="8.00443744659">
                <text:p>8.004437446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.045420032">
                <text:p>26.045420032</text:p>
              </table:table-cell>
              <table:table-cell office:value-type="float" office:value="8.16077518463">
                <text:p>8.160775184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.097549824">
                <text:p>26.097549824</text:p>
              </table:table-cell>
              <table:table-cell office:value-type="float" office:value="8.26644420624">
                <text:p>8.266444206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.149619968">
                <text:p>26.149619968</text:p>
              </table:table-cell>
              <table:table-cell office:value-type="float" office:value="8.31766223907">
                <text:p>8.317662239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.201540096">
                <text:p>26.201540096</text:p>
              </table:table-cell>
              <table:table-cell office:value-type="float" office:value="8.27166843414">
                <text:p>8.271668434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253459712">
                <text:p>26.253459712</text:p>
              </table:table-cell>
              <table:table-cell office:value-type="float" office:value="8.1241312027">
                <text:p>8.12413120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305449984">
                <text:p>26.305449984</text:p>
              </table:table-cell>
              <table:table-cell office:value-type="float" office:value="7.87924385071">
                <text:p>7.879243850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357069824">
                <text:p>26.357069824</text:p>
              </table:table-cell>
              <table:table-cell office:value-type="float" office:value="7.63208770752">
                <text:p>7.632087707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459019776">
                <text:p>26.459019776</text:p>
              </table:table-cell>
              <table:table-cell office:value-type="float" office:value="7.37427520752">
                <text:p>7.374275207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510530048">
                <text:p>26.510530048</text:p>
              </table:table-cell>
              <table:table-cell office:value-type="float" office:value="7.3322687149">
                <text:p>7.33226871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562259968">
                <text:p>26.562259968</text:p>
              </table:table-cell>
              <table:table-cell office:value-type="float" office:value="7.41043758392">
                <text:p>7.410437583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.613779968">
                <text:p>26.613779968</text:p>
              </table:table-cell>
              <table:table-cell office:value-type="float" office:value="7.50806236267">
                <text:p>7.508062362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66576">
                <text:p>26.66576</text:p>
              </table:table-cell>
              <table:table-cell office:value-type="float" office:value="7.63628101349">
                <text:p>7.636281013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76841984">
                <text:p>26.76841984</text:p>
              </table:table-cell>
              <table:table-cell office:value-type="float" office:value="7.72503757477">
                <text:p>7.725037574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.82048">
                <text:p>26.82048</text:p>
              </table:table-cell>
              <table:table-cell office:value-type="float" office:value="7.7350063324">
                <text:p>7.73500633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.872519936">
                <text:p>26.872519936</text:p>
              </table:table-cell>
              <table:table-cell office:value-type="float" office:value="7.74057483673">
                <text:p>7.740574836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.924460032">
                <text:p>26.924460032</text:p>
              </table:table-cell>
              <table:table-cell office:value-type="float" office:value="7.75061225891">
                <text:p>7.750612258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.976449792">
                <text:p>26.976449792</text:p>
              </table:table-cell>
              <table:table-cell office:value-type="float" office:value="7.75508117676">
                <text:p>7.755081176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02836992">
                <text:p>27.02836992</text:p>
              </table:table-cell>
              <table:table-cell office:value-type="float" office:value="7.76580619812">
                <text:p>7.765806198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079799808">
                <text:p>27.079799808</text:p>
              </table:table-cell>
              <table:table-cell office:value-type="float" office:value="7.72476243973">
                <text:p>7.724762439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131799808">
                <text:p>27.131799808</text:p>
              </table:table-cell>
              <table:table-cell office:value-type="float" office:value="7.75618124008">
                <text:p>7.756181240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234919936">
                <text:p>27.234919936</text:p>
              </table:table-cell>
              <table:table-cell office:value-type="float" office:value="7.83606863022">
                <text:p>7.836068630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28691968">
                <text:p>27.28691968</text:p>
              </table:table-cell>
              <table:table-cell office:value-type="float" office:value="7.83276891708">
                <text:p>7.832768917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338800128">
                <text:p>27.338800128</text:p>
              </table:table-cell>
              <table:table-cell office:value-type="float" office:value="7.92262506485">
                <text:p>7.922625064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391990016">
                <text:p>27.391990016</text:p>
              </table:table-cell>
              <table:table-cell office:value-type="float" office:value="7.88873147964">
                <text:p>7.888731479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444599808">
                <text:p>27.444599808</text:p>
              </table:table-cell>
              <table:table-cell office:value-type="float" office:value="7.89230632782">
                <text:p>7.892306327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496219904">
                <text:p>27.496219904</text:p>
              </table:table-cell>
              <table:table-cell office:value-type="float" office:value="7.95486879349">
                <text:p>7.954868793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.548880128">
                <text:p>27.548880128</text:p>
              </table:table-cell>
              <table:table-cell office:value-type="float" office:value="7.98834991455">
                <text:p>7.988349914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.601209856">
                <text:p>27.601209856</text:p>
              </table:table-cell>
              <table:table-cell office:value-type="float" office:value="8.04465579987">
                <text:p>8.044655799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.654139904">
                <text:p>27.654139904</text:p>
              </table:table-cell>
              <table:table-cell office:value-type="float" office:value="7.99137496948">
                <text:p>7.991374969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.706220032">
                <text:p>27.706220032</text:p>
              </table:table-cell>
              <table:table-cell office:value-type="float" office:value="7.85490608215">
                <text:p>7.854906082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75824">
                <text:p>27.75824</text:p>
              </table:table-cell>
              <table:table-cell office:value-type="float" office:value="7.82891893387">
                <text:p>7.828918933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.80992">
                <text:p>27.80992</text:p>
              </table:table-cell>
              <table:table-cell office:value-type="float" office:value="7.83160018921">
                <text:p>7.831600189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861899776">
                <text:p>27.861899776</text:p>
              </table:table-cell>
              <table:table-cell office:value-type="float" office:value="7.75136852264">
                <text:p>7.751368522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.913900032">
                <text:p>27.913900032</text:p>
              </table:table-cell>
              <table:table-cell office:value-type="float" office:value="7.83421230316">
                <text:p>7.834212303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.965410048">
                <text:p>27.965410048</text:p>
              </table:table-cell>
              <table:table-cell office:value-type="float" office:value="7.95699977875">
                <text:p>7.956999778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.017439744">
                <text:p>28.017439744</text:p>
              </table:table-cell>
              <table:table-cell office:value-type="float" office:value="8.10199356079">
                <text:p>8.101993560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.06955008">
                <text:p>28.06955008</text:p>
              </table:table-cell>
              <table:table-cell office:value-type="float" office:value="8.27132511139">
                <text:p>8.271325111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.122589952">
                <text:p>28.122589952</text:p>
              </table:table-cell>
              <table:table-cell office:value-type="float" office:value="8.4064874649">
                <text:p>8.40648746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.174500096">
                <text:p>28.174500096</text:p>
              </table:table-cell>
              <table:table-cell office:value-type="float" office:value="8.46052455902">
                <text:p>8.460524559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.226799872">
                <text:p>28.226799872</text:p>
              </table:table-cell>
              <table:table-cell office:value-type="float" office:value="8.37176895142">
                <text:p>8.371768951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.32873984">
                <text:p>28.32873984</text:p>
              </table:table-cell>
              <table:table-cell office:value-type="float" office:value="8.01901245117">
                <text:p>8.019012451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.381879808">
                <text:p>28.381879808</text:p>
              </table:table-cell>
              <table:table-cell office:value-type="float" office:value="7.82383108139">
                <text:p>7.823831081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.43380992">
                <text:p>28.43380992</text:p>
              </table:table-cell>
              <table:table-cell office:value-type="float" office:value="7.66632509232">
                <text:p>7.666325092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.535350016">
                <text:p>28.535350016</text:p>
              </table:table-cell>
              <table:table-cell office:value-type="float" office:value="7.50861263275">
                <text:p>7.508612632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.587350016">
                <text:p>28.587350016</text:p>
              </table:table-cell>
              <table:table-cell office:value-type="float" office:value="7.36073112488">
                <text:p>7.360731124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.643440128">
                <text:p>28.643440128</text:p>
              </table:table-cell>
              <table:table-cell office:value-type="float" office:value="7.22096252441">
                <text:p>7.220962524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.695600128">
                <text:p>28.695600128</text:p>
              </table:table-cell>
              <table:table-cell office:value-type="float" office:value="7.10023736954">
                <text:p>7.100237369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.74697984">
                <text:p>28.74697984</text:p>
              </table:table-cell>
              <table:table-cell office:value-type="float" office:value="7.0366435051">
                <text:p>7.03664350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.8">
                <text:p>28.8</text:p>
              </table:table-cell>
              <table:table-cell office:value-type="float" office:value="7.04901885986">
                <text:p>7.0490188598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.852069888">
                <text:p>28.852069888</text:p>
              </table:table-cell>
              <table:table-cell office:value-type="float" office:value="7.11577510834">
                <text:p>7.115775108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.904150016">
                <text:p>28.904150016</text:p>
              </table:table-cell>
              <table:table-cell office:value-type="float" office:value="7.19531869888">
                <text:p>7.195318698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.956119808">
                <text:p>28.956119808</text:p>
              </table:table-cell>
              <table:table-cell office:value-type="float" office:value="7.28022480011">
                <text:p>7.280224800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.008029952">
                <text:p>29.008029952</text:p>
              </table:table-cell>
              <table:table-cell office:value-type="float" office:value="7.36286258698">
                <text:p>7.362862586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9.110149888">
                <text:p>29.110149888</text:p>
              </table:table-cell>
              <table:table-cell office:value-type="float" office:value="7.47932481766">
                <text:p>7.479324817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9.16224">
                <text:p>29.16224</text:p>
              </table:table-cell>
              <table:table-cell office:value-type="float" office:value="7.56189393997">
                <text:p>7.561893939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.214259968">
                <text:p>29.214259968</text:p>
              </table:table-cell>
              <table:table-cell office:value-type="float" office:value="7.63710641861">
                <text:p>7.637106418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.31995008">
                <text:p>29.31995008</text:p>
              </table:table-cell>
              <table:table-cell office:value-type="float" office:value="7.72923135757">
                <text:p>7.729231357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.371929856">
                <text:p>29.371929856</text:p>
              </table:table-cell>
              <table:table-cell office:value-type="float" office:value="7.79530000687">
                <text:p>7.795300006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9.423929856">
                <text:p>29.423929856</text:p>
              </table:table-cell>
              <table:table-cell office:value-type="float" office:value="7.82280015945">
                <text:p>7.822800159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.47593984">
                <text:p>29.47593984</text:p>
              </table:table-cell>
              <table:table-cell office:value-type="float" office:value="7.82609987259">
                <text:p>7.826099872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.527170048">
                <text:p>29.527170048</text:p>
              </table:table-cell>
              <table:table-cell office:value-type="float" office:value="7.82390022278">
                <text:p>7.823900222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.579429888">
                <text:p>29.579429888</text:p>
              </table:table-cell>
              <table:table-cell office:value-type="float" office:value="7.82390022278">
                <text:p>7.823900222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.631519744">
                <text:p>29.631519744</text:p>
              </table:table-cell>
              <table:table-cell office:value-type="float" office:value="7.82390022278">
                <text:p>7.823900222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.682789888">
                <text:p>29.682789888</text:p>
              </table:table-cell>
              <table:table-cell office:value-type="float" office:value="7.82383108139">
                <text:p>7.823831081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.73406976">
                <text:p>29.73406976</text:p>
              </table:table-cell>
              <table:table-cell office:value-type="float" office:value="7.82383108139">
                <text:p>7.823831081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.83561984">
                <text:p>29.83561984</text:p>
              </table:table-cell>
              <table:table-cell office:value-type="float" office:value="7.82390022278">
                <text:p>7.823900222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.886889728">
                <text:p>29.886889728</text:p>
              </table:table-cell>
              <table:table-cell office:value-type="float" office:value="7.82376241684">
                <text:p>7.823762416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.938099968">
                <text:p>29.93809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.989289984">
                <text:p>29.98928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.041030144">
                <text:p>30.041030144</text:p>
              </table:table-cell>
              <table:table-cell office:value-type="float" office:value="7.82376241684">
                <text:p>7.823762416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.093040128">
                <text:p>30.09304012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.145090048">
                <text:p>30.14509004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.197119744">
                <text:p>30.19711974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.249179904">
                <text:p>30.24917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.300519936">
                <text:p>30.30051993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.40171008">
                <text:p>30.401710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.452919808">
                <text:p>30.4529198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.50416">
                <text:p>30.504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.555330048">
                <text:p>30.55533004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.607819776">
                <text:p>30.60781977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.709829888">
                <text:p>30.70982988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.761869824">
                <text:p>30.76186982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.814180096">
                <text:p>30.81418009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.865499904">
                <text:p>30.86549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.917819904">
                <text:p>30.91781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.969720064">
                <text:p>30.96972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1.022040064">
                <text:p>31.02204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1.074840064">
                <text:p>31.07484006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1.126969856">
                <text:p>31.12696985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.180630016">
                <text:p>31.1806300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1.232580096">
                <text:p>31.23258009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.284539904">
                <text:p>31.284539904</text:p>
              </table:table-cell>
              <table:table-cell office:value-type="float" office:value="7.82630634308">
                <text:p>7.826306343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1.335709952">
                <text:p>31.33570995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.387230208">
                <text:p>31.3872302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.4408">
                <text:p>31.44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.49328">
                <text:p>31.4932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.545389824">
                <text:p>31.54538982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.59748992">
                <text:p>31.59748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.649499904">
                <text:p>31.64949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.753299968">
                <text:p>31.75329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.805549824">
                <text:p>31.80554982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.856790016">
                <text:p>31.856790016</text:p>
              </table:table-cell>
              <table:table-cell office:value-type="float" office:value="7.82383108139">
                <text:p>7.823831081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1.95876992">
                <text:p>31.95876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2.011270144">
                <text:p>32.01127014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2.063389952">
                <text:p>32.06338995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2.115539968">
                <text:p>32.11553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.167849984">
                <text:p>32.16784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.220119808">
                <text:p>32.22011980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2.32185984">
                <text:p>32.32185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.373200128">
                <text:p>32.37320012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2.424499968">
                <text:p>32.42449996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.526569728">
                <text:p>32.52656972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.579289856">
                <text:p>32.57928985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2.631369984">
                <text:p>32.63136998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2.68308992">
                <text:p>32.6830899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2.734459904">
                <text:p>32.734459904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2.785829888">
                <text:p>32.785829888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.838119936">
                <text:p>32.83811993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2.890230016">
                <text:p>32.890230016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2.941580032">
                <text:p>32.941580032</text:p>
              </table:table-cell>
              <table:table-cell office:value-type="float" office:value="7.82499980927">
                <text:p>7.824999809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.99353984">
                <text:p>32.99353984</text:p>
              </table:table-cell>
              <table:table-cell office:value-type="float" office:value="7.82499980927">
                <text:p>7.824999809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3cm" svg:height="9cm" xlink:href=".." xlink:type="simple" chart:class="chart:scatter" chart:style-name="ch1">
        <chart:legend chart:legend-position="end" svg:x="35.919cm" svg:y="3.952cm" style:legend-expansion="high" chart:style-name="ch2"/>
        <chart:plot-area chart:style-name="ch3" table:cell-range-address="Sheet1.B1:Sheet1.B577 Sheet1.K1:Sheet1.K577 Sheet1.M1:Sheet1.M577" chart:data-source-has-labels="row" svg:x="0.786cm" svg:y="0.18cm" svg:width="34.347cm" svg:height="8.64cm">
          <chartooo:coordinate-region svg:x="1.619cm" svg:y="0.379cm" svg:width="33.3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577" chart:label-cell-address="Sheet1.K1:Sheet1.K1" chart:class="chart:scatter">
            <chart:domain table:cell-range-address="Sheet1.B2:Sheet1.B577"/>
            <chart:data-point chart:repeated="576"/>
          </chart:series>
          <chart:series chart:style-name="ch7" chart:values-cell-range-address="Sheet1.M2:Sheet1.M577" chart:label-cell-address="Sheet1.M1:Sheet1.M1" chart:class="chart:scatter">
            <chart:data-point chart:repeated="5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eld.speed</text:p>
                <draw:g>
                  <svg:desc>Sheet1.K1:Sheet1.K1</svg:desc>
                </draw:g>
              </table:table-cell>
              <table:table-cell office:value-type="string">
                <text:p>acceleration3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77</svg:desc>
                </draw:g>
              </table:table-cell>
              <table:table-cell office:value-type="float" office:value="0">
                <text:p>0</text:p>
                <draw:g>
                  <svg:desc>Sheet1.K2:Sheet1.K577</svg:desc>
                </draw:g>
              </table:table-cell>
              <table:table-cell office:value-type="float" office:value="0">
                <text:p>0</text:p>
                <draw:g>
                  <svg:desc>Sheet1.M2:Sheet1.M5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029952">
                <text:p>0.05202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09984">
                <text:p>0.104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608">
                <text:p>0.2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">
                <text:p>0.25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719744">
                <text:p>0.31071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3200128">
                <text:p>0.4132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5139968">
                <text:p>0.46513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6339712">
                <text:p>0.516339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7660032">
                <text:p>0.56766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971968">
                <text:p>0.61971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1160064">
                <text:p>0.67116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2520064">
                <text:p>0.72252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4530048">
                <text:p>0.77453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6569984">
                <text:p>0.8265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9149952">
                <text:p>0.92914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0669952">
                <text:p>0.98066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2610048">
                <text:p>1.03261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4280064">
                <text:p>1.0842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5640064">
                <text:p>1.1356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8772992">
                <text:p>1.18772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9649792">
                <text:p>1.23964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92329984">
                <text:p>1.29232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4382976">
                <text:p>1.34382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6129792">
                <text:p>1.39612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48150016">
                <text:p>1.44815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00999936">
                <text:p>1.500999936</text:p>
              </table:table-cell>
              <table:table-cell office:value-type="float" office:value="0">
                <text:p>0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5020032">
                <text:p>1.55502003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6999808">
                <text:p>1.60699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8139904">
                <text:p>1.65813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10040064">
                <text:p>1.7100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6208">
                <text:p>1.76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13289984">
                <text:p>1.8132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64560128">
                <text:p>1.86456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65700096">
                <text:p>1.96570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17769984">
                <text:p>2.0177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7028992">
                <text:p>2.0702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22249984">
                <text:p>2.12224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74230016">
                <text:p>2.174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76159744">
                <text:p>2.27615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2820992">
                <text:p>2.32820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7945984">
                <text:p>2.3794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31510016">
                <text:p>2.43151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8427008">
                <text:p>2.48427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6899968">
                <text:p>2.5868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39059968">
                <text:p>2.63905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91099904">
                <text:p>2.6910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43170048">
                <text:p>2.7431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95160064">
                <text:p>2.79516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4756992">
                <text:p>2.84756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99620096">
                <text:p>2.89962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01459968">
                <text:p>3.00145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53480192">
                <text:p>3.0534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05419776">
                <text:p>3.10541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57519872">
                <text:p>3.15751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59279872">
                <text:p>3.25927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1163008">
                <text:p>3.31163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63709952">
                <text:p>3.36370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16570112">
                <text:p>3.4165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68499968">
                <text:p>3.4684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52020992">
                <text:p>3.52020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72429824">
                <text:p>3.57242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24499968">
                <text:p>3.6244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75919872">
                <text:p>3.67591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78969856">
                <text:p>3.77896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30370048">
                <text:p>3.8303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81619968">
                <text:p>3.88161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33359872">
                <text:p>3.93335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85149952">
                <text:p>3.98514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037080064">
                <text:p>4.0370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89999872">
                <text:p>4.08999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42149888">
                <text:p>4.14214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93639936">
                <text:p>4.19363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45289728">
                <text:p>4.24528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96440064">
                <text:p>4.2964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49299968">
                <text:p>4.3492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02230016">
                <text:p>4.402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55109888">
                <text:p>4.45510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58689792">
                <text:p>4.55868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610230016">
                <text:p>4.610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661449728">
                <text:p>4.66144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713499904">
                <text:p>4.7134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766469888">
                <text:p>4.76646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19929856">
                <text:p>4.81992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71929856">
                <text:p>4.87192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927439872">
                <text:p>4.92743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97968">
                <text:p>4.9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031650048">
                <text:p>5.03165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84079872">
                <text:p>5.08407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136339968">
                <text:p>5.13633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188439808">
                <text:p>5.18843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23968">
                <text:p>5.23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291859968">
                <text:p>5.29185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43849984">
                <text:p>5.34384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95800064">
                <text:p>5.39580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4889984">
                <text:p>5.448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500159744">
                <text:p>5.50015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5188992">
                <text:p>5.5518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603949824">
                <text:p>5.60394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56059904">
                <text:p>5.65605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757799936">
                <text:p>5.75779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809479936">
                <text:p>5.80947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862189824">
                <text:p>5.86218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1403008">
                <text:p>5.91403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1598976">
                <text:p>6.01598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068769792">
                <text:p>6.06876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70749952">
                <text:p>6.17074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2288">
                <text:p>6.2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274809856">
                <text:p>6.27480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27049984">
                <text:p>6.32704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8102016">
                <text:p>6.3810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432439808">
                <text:p>6.43243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84519936">
                <text:p>6.48451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536179968">
                <text:p>6.53617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588260096">
                <text:p>6.58826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640250112">
                <text:p>6.64025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692169984">
                <text:p>6.6921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4409984">
                <text:p>6.744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796179968">
                <text:p>6.796179968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848169984">
                <text:p>6.84816998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899480064">
                <text:p>6.8994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95129984">
                <text:p>6.9512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003279872">
                <text:p>7.00327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055479808">
                <text:p>7.05547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108219904">
                <text:p>7.1082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211010048">
                <text:p>7.21101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264190208">
                <text:p>7.26419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16009984">
                <text:p>7.3160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67469824">
                <text:p>7.36746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418710016">
                <text:p>7.41871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47081984">
                <text:p>7.47081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22860032">
                <text:p>7.52286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24219904">
                <text:p>7.6242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675910144">
                <text:p>7.67591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727379968">
                <text:p>7.72737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779670016">
                <text:p>7.77967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8155008">
                <text:p>7.88155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933609984">
                <text:p>7.9336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8564992">
                <text:p>7.98564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037849856">
                <text:p>8.03784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089769984">
                <text:p>8.0897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141599744">
                <text:p>8.14159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93570048">
                <text:p>8.1935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2448">
                <text:p>8.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296719872">
                <text:p>8.29671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3984">
                <text:p>8.3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450519808">
                <text:p>8.45051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501869824">
                <text:p>8.501869824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553129984">
                <text:p>8.55312998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60518016">
                <text:p>8.6051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657049856">
                <text:p>8.65704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709019904">
                <text:p>8.7090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62009856">
                <text:p>8.76200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813899776">
                <text:p>8.81389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865039872">
                <text:p>8.86503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66619904">
                <text:p>8.9666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01812992">
                <text:p>9.01812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070419968">
                <text:p>9.07041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122729984">
                <text:p>9.12272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174089984">
                <text:p>9.1740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225570048">
                <text:p>9.2255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77039872">
                <text:p>9.27703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329200128">
                <text:p>9.3292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381270016">
                <text:p>9.38127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433259776">
                <text:p>9.43325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485019904">
                <text:p>9.4850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36249856">
                <text:p>9.53624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58740992">
                <text:p>9.58740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638589952">
                <text:p>9.63858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739809792">
                <text:p>9.73980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792250112">
                <text:p>9.792250112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144140032">
                <text:p>10.14414003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196079872">
                <text:p>10.19607987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248859904">
                <text:p>10.248859904</text:p>
              </table:table-cell>
              <table:table-cell office:value-type="float" office:value="0.00089999998454">
                <text:p>0.0008999999845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301739776">
                <text:p>10.301739776</text:p>
              </table:table-cell>
              <table:table-cell office:value-type="float" office:value="0.00419999985024">
                <text:p>0.00419999985024</text:p>
              </table:table-cell>
              <table:table-cell office:value-type="float" office:value="0.0847">
                <text:p>0.08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353709824">
                <text:p>10.353709824</text:p>
              </table:table-cell>
              <table:table-cell office:value-type="float" office:value="0.00860000029206">
                <text:p>0.00860000029206</text:p>
              </table:table-cell>
              <table:table-cell office:value-type="float" office:value="0.0964">
                <text:p>0.09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405609984">
                <text:p>10.405609984</text:p>
              </table:table-cell>
              <table:table-cell office:value-type="float" office:value="0.0136000001803">
                <text:p>0.0136000001803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457509888">
                <text:p>10.457509888</text:p>
              </table:table-cell>
              <table:table-cell office:value-type="float" office:value="0.0185000002384">
                <text:p>0.0185000002384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508839936">
                <text:p>10.508839936</text:p>
              </table:table-cell>
              <table:table-cell office:value-type="float" office:value="0.023199999705">
                <text:p>0.023199999705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560909824">
                <text:p>10.560909824</text:p>
              </table:table-cell>
              <table:table-cell office:value-type="float" office:value="0.0295000001788">
                <text:p>0.029500000178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612879872">
                <text:p>10.612879872</text:p>
              </table:table-cell>
              <table:table-cell office:value-type="float" office:value="0.0348000004888">
                <text:p>0.0348000004888</text:p>
              </table:table-cell>
              <table:table-cell office:value-type="float" office:value="0.5433">
                <text:p>0.54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664240128">
                <text:p>10.664240128</text:p>
              </table:table-cell>
              <table:table-cell office:value-type="float" office:value="0.0627000033855">
                <text:p>0.062700003385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715859968">
                <text:p>10.715859968</text:p>
              </table:table-cell>
              <table:table-cell office:value-type="float" office:value="0.070799998939">
                <text:p>0.070799998939</text:p>
              </table:table-cell>
              <table:table-cell office:value-type="float" office:value="0.1285">
                <text:p>0.12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767239936">
                <text:p>10.767239936</text:p>
              </table:table-cell>
              <table:table-cell office:value-type="float" office:value="0.0773999989033">
                <text:p>0.0773999989033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6996992">
                <text:p>10.86996992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21560064">
                <text:p>10.921560064</text:p>
              </table:table-cell>
              <table:table-cell office:value-type="float" office:value="0.0806000009179">
                <text:p>0.0806000009179</text:p>
              </table:table-cell>
              <table:table-cell office:value-type="float" office:value="-0.0098">
                <text:p>-0.00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973029888">
                <text:p>10.973029888</text:p>
              </table:table-cell>
              <table:table-cell office:value-type="float" office:value="0.0800999999046">
                <text:p>0.0800999999046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02432">
                <text:p>11.02432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075969792">
                <text:p>11.075969792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059">
                <text:p>-0.00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127120128">
                <text:p>11.12712012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841">
                <text:p>-0.08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178279936">
                <text:p>11.178279936</text:p>
              </table:table-cell>
              <table:table-cell office:value-type="float" office:value="0.0754000023007">
                <text:p>0.0754000023007</text:p>
              </table:table-cell>
              <table:table-cell office:value-type="float" office:value="-0.1294">
                <text:p>-0.12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230870016">
                <text:p>11.230870016</text:p>
              </table:table-cell>
              <table:table-cell office:value-type="float" office:value="0.068599998951">
                <text:p>0.068599998951</text:p>
              </table:table-cell>
              <table:table-cell office:value-type="float" office:value="-0.1697">
                <text:p>-0.1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282149888">
                <text:p>11.282149888</text:p>
              </table:table-cell>
              <table:table-cell office:value-type="float" office:value="0.0599000006914">
                <text:p>0.0599000006914</text:p>
              </table:table-cell>
              <table:table-cell office:value-type="float" office:value="-0.2208">
                <text:p>-0.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33349888">
                <text:p>11.333349888</text:p>
              </table:table-cell>
              <table:table-cell office:value-type="float" office:value="0.048599999398">
                <text:p>0.048599999398</text:p>
              </table:table-cell>
              <table:table-cell office:value-type="float" office:value="-0.3143">
                <text:p>-0.31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38457984">
                <text:p>11.38457984</text:p>
              </table:table-cell>
              <table:table-cell office:value-type="float" office:value="0.0324999988079">
                <text:p>0.0324999988079</text:p>
              </table:table-cell>
              <table:table-cell office:value-type="float" office:value="-0.0791">
                <text:p>-0.07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485779712">
                <text:p>11.485779712</text:p>
              </table:table-cell>
              <table:table-cell office:value-type="float" office:value="0.0244999993593">
                <text:p>0.024499999359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53737984">
                <text:p>11.53737984</text:p>
              </table:table-cell>
              <table:table-cell office:value-type="float" office:value="0.0277999993414">
                <text:p>0.027799999341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9536">
                <text:p>11.59536</text:p>
              </table:table-cell>
              <table:table-cell office:value-type="float" office:value="0.0351000018418">
                <text:p>0.0351000018418</text:p>
              </table:table-cell>
              <table:table-cell office:value-type="float" office:value="0.1421">
                <text:p>0.14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647450112">
                <text:p>11.647450112</text:p>
              </table:table-cell>
              <table:table-cell office:value-type="float" office:value="0.042500000447">
                <text:p>0.042500000447</text:p>
              </table:table-cell>
              <table:table-cell office:value-type="float" office:value="0.1336">
                <text:p>0.13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699849984">
                <text:p>11.699849984</text:p>
              </table:table-cell>
              <table:table-cell office:value-type="float" office:value="0.0494999997318">
                <text:p>0.0494999997318</text:p>
              </table:table-cell>
              <table:table-cell office:value-type="float" office:value="0.1229">
                <text:p>0.12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751930112">
                <text:p>11.751930112</text:p>
              </table:table-cell>
              <table:table-cell office:value-type="float" office:value="0.0559000000358">
                <text:p>0.0559000000358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03980032">
                <text:p>11.803980032</text:p>
              </table:table-cell>
              <table:table-cell office:value-type="float" office:value="0.0612000003457">
                <text:p>0.0612000003457</text:p>
              </table:table-cell>
              <table:table-cell office:value-type="float" office:value="0.0819">
                <text:p>0.08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855290112">
                <text:p>11.855290112</text:p>
              </table:table-cell>
              <table:table-cell office:value-type="float" office:value="0.0653999969363">
                <text:p>0.0653999969363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07389952">
                <text:p>11.907389952</text:p>
              </table:table-cell>
              <table:table-cell office:value-type="float" office:value="0.0658000037074">
                <text:p>0.0658000037074</text:p>
              </table:table-cell>
              <table:table-cell office:value-type="float" office:value="-0.0079">
                <text:p>-0.00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009389824">
                <text:p>12.009389824</text:p>
              </table:table-cell>
              <table:table-cell office:value-type="float" office:value="0.0649999976158">
                <text:p>0.0649999976158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061089792">
                <text:p>12.061089792</text:p>
              </table:table-cell>
              <table:table-cell office:value-type="float" office:value="0.0667999982834">
                <text:p>0.0667999982834</text:p>
              </table:table-cell>
              <table:table-cell office:value-type="float" office:value="0.0807">
                <text:p>0.08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113189888">
                <text:p>12.113189888</text:p>
              </table:table-cell>
              <table:table-cell office:value-type="float" office:value="0.0710000023246">
                <text:p>0.0710000023246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165209856">
                <text:p>12.165209856</text:p>
              </table:table-cell>
              <table:table-cell office:value-type="float" office:value="0.0766000002623">
                <text:p>0.0766000002623</text:p>
              </table:table-cell>
              <table:table-cell office:value-type="float" office:value="0.0595">
                <text:p>0.05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21737984">
                <text:p>12.2173798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269319936">
                <text:p>12.269319936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321299968">
                <text:p>12.321299968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-0.0097">
                <text:p>-0.00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373229824">
                <text:p>12.37322982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42521984">
                <text:p>12.42521984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477319936">
                <text:p>12.477319936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529359872">
                <text:p>12.52935987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581430016">
                <text:p>12.581430016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63268992">
                <text:p>12.6326899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684389888">
                <text:p>12.684389888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73609984">
                <text:p>12.73609984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788229888">
                <text:p>12.788229888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839429888">
                <text:p>12.83942988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890739968">
                <text:p>12.89073996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942369792">
                <text:p>12.942369792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994099968">
                <text:p>12.994099968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04576">
                <text:p>13.04576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097769984">
                <text:p>13.097769984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149769984">
                <text:p>13.149769984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201769728">
                <text:p>13.201769728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-0.0057">
                <text:p>-0.00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25483008">
                <text:p>13.25483008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07009792">
                <text:p>13.307009792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135">
                <text:p>-0.01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359089664">
                <text:p>13.359089664</text:p>
              </table:table-cell>
              <table:table-cell office:value-type="float" office:value="0.0793000012636">
                <text:p>0.0793000012636</text:p>
              </table:table-cell>
              <table:table-cell office:value-type="float" office:value="-0.0255">
                <text:p>-0.02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461090048">
                <text:p>13.461090048</text:p>
              </table:table-cell>
              <table:table-cell office:value-type="float" office:value="0.076700001955">
                <text:p>0.076700001955</text:p>
              </table:table-cell>
              <table:table-cell office:value-type="float" office:value="-0.0447">
                <text:p>-0.04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51257984">
                <text:p>13.51257984</text:p>
              </table:table-cell>
              <table:table-cell office:value-type="float" office:value="0.0744000002742">
                <text:p>0.0744000002742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568069888">
                <text:p>13.568069888</text:p>
              </table:table-cell>
              <table:table-cell office:value-type="float" office:value="0.0731000006199">
                <text:p>0.0731000006199</text:p>
              </table:table-cell>
              <table:table-cell office:value-type="float" office:value="-0.0285">
                <text:p>-0.02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670099968">
                <text:p>13.670099968</text:p>
              </table:table-cell>
              <table:table-cell office:value-type="float" office:value="0.0702000036836">
                <text:p>0.0702000036836</text:p>
              </table:table-cell>
              <table:table-cell office:value-type="float" office:value="-0.0467">
                <text:p>-0.04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25799936">
                <text:p>13.725799936</text:p>
              </table:table-cell>
              <table:table-cell office:value-type="float" office:value="0.0675999969244">
                <text:p>0.0675999969244</text:p>
              </table:table-cell>
              <table:table-cell office:value-type="float" office:value="-0.0453">
                <text:p>-0.04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7881984">
                <text:p>13.77881984</text:p>
              </table:table-cell>
              <table:table-cell office:value-type="float" office:value="0.0652000010014">
                <text:p>0.0652000010014</text:p>
              </table:table-cell>
              <table:table-cell office:value-type="float" office:value="-0.0254">
                <text:p>-0.02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830089984">
                <text:p>13.830089984</text:p>
              </table:table-cell>
              <table:table-cell office:value-type="float" office:value="0.0639000013471">
                <text:p>0.0639000013471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881609984">
                <text:p>13.881609984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932920064">
                <text:p>13.932920064</text:p>
              </table:table-cell>
              <table:table-cell office:value-type="float" office:value="0.0662999972701">
                <text:p>0.06629999727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984979712">
                <text:p>13.984979712</text:p>
              </table:table-cell>
              <table:table-cell office:value-type="float" office:value="0.0688999965787">
                <text:p>0.0688999965787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037029888">
                <text:p>14.037029888</text:p>
              </table:table-cell>
              <table:table-cell office:value-type="float" office:value="0.0716999992728">
                <text:p>0.071699999272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089449984">
                <text:p>14.089449984</text:p>
              </table:table-cell>
              <table:table-cell office:value-type="float" office:value="0.0728999972343">
                <text:p>0.0728999972343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141469952">
                <text:p>14.141469952</text:p>
              </table:table-cell>
              <table:table-cell office:value-type="float" office:value="0.0751999989152">
                <text:p>0.0751999989152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24372992">
                <text:p>14.24372992</text:p>
              </table:table-cell>
              <table:table-cell office:value-type="float" office:value="0.0784000009298">
                <text:p>0.0784000009298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295820032">
                <text:p>14.295820032</text:p>
              </table:table-cell>
              <table:table-cell office:value-type="float" office:value="0.0793000012636">
                <text:p>0.0793000012636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347289856">
                <text:p>14.347289856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448809984">
                <text:p>14.448809984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097">
                <text:p>-0.00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50041984">
                <text:p>14.50041984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552389888">
                <text:p>14.552389888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605199872">
                <text:p>14.605199872</text:p>
              </table:table-cell>
              <table:table-cell office:value-type="float" office:value="0.0794999971986">
                <text:p>0.0794999971986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658009856">
                <text:p>14.658009856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70937984">
                <text:p>14.7093798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812799744">
                <text:p>14.812799744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86478976">
                <text:p>14.86478976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916979968">
                <text:p>14.916979968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057">
                <text:p>-0.00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969769728">
                <text:p>14.969769728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021129984">
                <text:p>15.021129984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075160064">
                <text:p>15.075160064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27279872">
                <text:p>15.12727987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179279872">
                <text:p>15.179279872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31919872">
                <text:p>15.231919872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283109888">
                <text:p>15.283109888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334669824">
                <text:p>15.334669824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386500096">
                <text:p>15.386500096</text:p>
              </table:table-cell>
              <table:table-cell office:value-type="float" office:value="0.0803000032902">
                <text:p>0.0803000032902</text:p>
              </table:table-cell>
              <table:table-cell office:value-type="float" office:value="-0.041">
                <text:p>-0.0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37819904">
                <text:p>15.437819904</text:p>
              </table:table-cell>
              <table:table-cell office:value-type="float" office:value="0.0781999975443">
                <text:p>0.0781999975443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539709952">
                <text:p>15.539709952</text:p>
              </table:table-cell>
              <table:table-cell office:value-type="float" office:value="0.068400003016">
                <text:p>0.068400003016</text:p>
              </table:table-cell>
              <table:table-cell office:value-type="float" office:value="-0.0711">
                <text:p>-0.07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59177984">
                <text:p>15.59177984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643069952">
                <text:p>15.643069952</text:p>
              </table:table-cell>
              <table:table-cell office:value-type="float" office:value="0.0639000013471">
                <text:p>0.0639000013471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694320128">
                <text:p>15.694320128</text:p>
              </table:table-cell>
              <table:table-cell office:value-type="float" office:value="0.0643000006676">
                <text:p>0.0643000006676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745719808">
                <text:p>15.745719808</text:p>
              </table:table-cell>
              <table:table-cell office:value-type="float" office:value="0.0656000003219">
                <text:p>0.065600000321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797750016">
                <text:p>15.797750016</text:p>
              </table:table-cell>
              <table:table-cell office:value-type="float" office:value="0.0670000016689">
                <text:p>0.0670000016689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849709824">
                <text:p>15.849709824</text:p>
              </table:table-cell>
              <table:table-cell office:value-type="float" office:value="0.0687000006437">
                <text:p>0.0687000006437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901900032">
                <text:p>15.901900032</text:p>
              </table:table-cell>
              <table:table-cell office:value-type="float" office:value="0.0697999969125">
                <text:p>0.069799996912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954099968">
                <text:p>15.954099968</text:p>
              </table:table-cell>
              <table:table-cell office:value-type="float" office:value="0.0698999986053">
                <text:p>0.0698999986053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005299968">
                <text:p>16.005299968</text:p>
              </table:table-cell>
              <table:table-cell office:value-type="float" office:value="0.0697999969125">
                <text:p>0.0697999969125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056699904">
                <text:p>16.056699904</text:p>
              </table:table-cell>
              <table:table-cell office:value-type="float" office:value="0.0688999965787">
                <text:p>0.0688999965787</text:p>
              </table:table-cell>
              <table:table-cell office:value-type="float" office:value="-0.0254">
                <text:p>-0.02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107959808">
                <text:p>16.107959808</text:p>
              </table:table-cell>
              <table:table-cell office:value-type="float" office:value="0.0675999969244">
                <text:p>0.0675999969244</text:p>
              </table:table-cell>
              <table:table-cell office:value-type="float" office:value="-0.0089">
                <text:p>-0.00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209360128">
                <text:p>16.209360128</text:p>
              </table:table-cell>
              <table:table-cell office:value-type="float" office:value="0.0666999965906">
                <text:p>0.0666999965906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261449984">
                <text:p>16.261449984</text:p>
              </table:table-cell>
              <table:table-cell office:value-type="float" office:value="0.0662000030279">
                <text:p>0.066200003027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313530112">
                <text:p>16.313530112</text:p>
              </table:table-cell>
              <table:table-cell office:value-type="float" office:value="0.0662999972701">
                <text:p>0.0662999972701</text:p>
              </table:table-cell>
              <table:table-cell office:value-type="float" office:value="-0.0134">
                <text:p>-0.01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36596992">
                <text:p>16.36596992</text:p>
              </table:table-cell>
              <table:table-cell office:value-type="float" office:value="0.0656000003219">
                <text:p>0.0656000003219</text:p>
              </table:table-cell>
              <table:table-cell office:value-type="float" office:value="-0.0287">
                <text:p>-0.02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418309888">
                <text:p>16.418309888</text:p>
              </table:table-cell>
              <table:table-cell office:value-type="float" office:value="0.064099997282">
                <text:p>0.064099997282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470299904">
                <text:p>16.470299904</text:p>
              </table:table-cell>
              <table:table-cell office:value-type="float" office:value="0.0653000026941">
                <text:p>0.0653000026941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521469952">
                <text:p>16.521469952</text:p>
              </table:table-cell>
              <table:table-cell office:value-type="float" office:value="0.0658999979496">
                <text:p>0.0658999979496</text:p>
              </table:table-cell>
              <table:table-cell office:value-type="float" office:value="-0.0841">
                <text:p>-0.08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573840128">
                <text:p>16.573840128</text:p>
              </table:table-cell>
              <table:table-cell office:value-type="float" office:value="0.0615000016987">
                <text:p>0.0615000016987</text:p>
              </table:table-cell>
              <table:table-cell office:value-type="float" office:value="-0.1579">
                <text:p>-0.15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625779712">
                <text:p>16.625779712</text:p>
              </table:table-cell>
              <table:table-cell office:value-type="float" office:value="0.0533000007272">
                <text:p>0.0533000007272</text:p>
              </table:table-cell>
              <table:table-cell office:value-type="float" office:value="-0.1852">
                <text:p>-0.18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67872">
                <text:p>16.67872</text:p>
              </table:table-cell>
              <table:table-cell office:value-type="float" office:value="0.0434999987483">
                <text:p>0.0434999987483</text:p>
              </table:table-cell>
              <table:table-cell office:value-type="float" office:value="-0.1698">
                <text:p>-0.16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73054976">
                <text:p>16.73054976</text:p>
              </table:table-cell>
              <table:table-cell office:value-type="float" office:value="0.034699998796">
                <text:p>0.03469999879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782479872">
                <text:p>16.782479872</text:p>
              </table:table-cell>
              <table:table-cell office:value-type="float" office:value="0.0346000008285">
                <text:p>0.0346000008285</text:p>
              </table:table-cell>
              <table:table-cell office:value-type="float" office:value="0.1177">
                <text:p>0.11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35199744">
                <text:p>16.835199744</text:p>
              </table:table-cell>
              <table:table-cell office:value-type="float" office:value="0.0408000014722">
                <text:p>0.0408000014722</text:p>
              </table:table-cell>
              <table:table-cell office:value-type="float" office:value="0.1404">
                <text:p>0.14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886489856">
                <text:p>16.886489856</text:p>
              </table:table-cell>
              <table:table-cell office:value-type="float" office:value="0.0480000004172">
                <text:p>0.0480000004172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938469888">
                <text:p>16.938469888</text:p>
              </table:table-cell>
              <table:table-cell office:value-type="float" office:value="0.0531999990344">
                <text:p>0.0531999990344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040439808">
                <text:p>17.040439808</text:p>
              </table:table-cell>
              <table:table-cell office:value-type="float" office:value="0.0610999986529">
                <text:p>0.0610999986529</text:p>
              </table:table-cell>
              <table:table-cell office:value-type="float" office:value="0.1384">
                <text:p>0.13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092470016">
                <text:p>17.092470016</text:p>
              </table:table-cell>
              <table:table-cell office:value-type="float" office:value="0.0683000013232">
                <text:p>0.0683000013232</text:p>
              </table:table-cell>
              <table:table-cell office:value-type="float" office:value="0.1207">
                <text:p>0.12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144690176">
                <text:p>17.144690176</text:p>
              </table:table-cell>
              <table:table-cell office:value-type="float" office:value="0.0746000036597">
                <text:p>0.0746000036597</text:p>
              </table:table-cell>
              <table:table-cell office:value-type="float" office:value="0.0963">
                <text:p>0.0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196649728">
                <text:p>17.196649728</text:p>
              </table:table-cell>
              <table:table-cell office:value-type="float" office:value="0.0795999988914">
                <text:p>0.0795999988914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248570112">
                <text:p>17.248570112</text:p>
              </table:table-cell>
              <table:table-cell office:value-type="float" office:value="0.0798999965191">
                <text:p>0.0798999965191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299820032">
                <text:p>17.299820032</text:p>
              </table:table-cell>
              <table:table-cell office:value-type="float" office:value="0.0773999989033">
                <text:p>0.0773999989033</text:p>
              </table:table-cell>
              <table:table-cell office:value-type="float" office:value="-0.1287">
                <text:p>-0.12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351910144">
                <text:p>17.351910144</text:p>
              </table:table-cell>
              <table:table-cell office:value-type="float" office:value="0.0706999972463">
                <text:p>0.0706999972463</text:p>
              </table:table-cell>
              <table:table-cell office:value-type="float" office:value="-0.1378">
                <text:p>-0.13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403449856">
                <text:p>17.403449856</text:p>
              </table:table-cell>
              <table:table-cell office:value-type="float" office:value="0.0636000037193">
                <text:p>0.0636000037193</text:p>
              </table:table-cell>
              <table:table-cell office:value-type="float" office:value="-0.1364">
                <text:p>-0.13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45476992">
                <text:p>17.45476992</text:p>
              </table:table-cell>
              <table:table-cell office:value-type="float" office:value="0.0566000007093">
                <text:p>0.0566000007093</text:p>
              </table:table-cell>
              <table:table-cell office:value-type="float" office:value="-0.117">
                <text:p>-0.1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506089728">
                <text:p>17.506089728</text:p>
              </table:table-cell>
              <table:table-cell office:value-type="float" office:value="0.0505999997258">
                <text:p>0.0505999997258</text:p>
              </table:table-cell>
              <table:table-cell office:value-type="float" office:value="-0.201">
                <text:p>-0.2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557349888">
                <text:p>17.557349888</text:p>
              </table:table-cell>
              <table:table-cell office:value-type="float" office:value="0.040300000459">
                <text:p>0.040300000459</text:p>
              </table:table-cell>
              <table:table-cell office:value-type="float" office:value="-0.1302">
                <text:p>-0.13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609580032">
                <text:p>17.609580032</text:p>
              </table:table-cell>
              <table:table-cell office:value-type="float" office:value="0.0335000008345">
                <text:p>0.0335000008345</text:p>
              </table:table-cell>
              <table:table-cell office:value-type="float" office:value="-0.0486">
                <text:p>-0.04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66112">
                <text:p>17.66112</text:p>
              </table:table-cell>
              <table:table-cell office:value-type="float" office:value="0.0309999994934">
                <text:p>0.0309999994934</text:p>
              </table:table-cell>
              <table:table-cell office:value-type="float" office:value="0.0682">
                <text:p>0.06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712470016">
                <text:p>17.712470016</text:p>
              </table:table-cell>
              <table:table-cell office:value-type="float" office:value="0.0344999991357">
                <text:p>0.0344999991357</text:p>
              </table:table-cell>
              <table:table-cell office:value-type="float" office:value="0.1408">
                <text:p>0.14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763639808">
                <text:p>17.763639808</text:p>
              </table:table-cell>
              <table:table-cell office:value-type="float" office:value="0.041700001806">
                <text:p>0.041700001806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815009792">
                <text:p>17.815009792</text:p>
              </table:table-cell>
              <table:table-cell office:value-type="float" office:value="0.0504000000656">
                <text:p>0.0504000000656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866249984">
                <text:p>17.866249984</text:p>
              </table:table-cell>
              <table:table-cell office:value-type="float" office:value="0.0566000007093">
                <text:p>0.0566000007093</text:p>
              </table:table-cell>
              <table:table-cell office:value-type="float" office:value="0.0679">
                <text:p>0.06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967929856">
                <text:p>17.967929856</text:p>
              </table:table-cell>
              <table:table-cell office:value-type="float" office:value="0.0635000020266">
                <text:p>0.0635000020266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020019968">
                <text:p>18.020019968</text:p>
              </table:table-cell>
              <table:table-cell office:value-type="float" office:value="0.0675000026822">
                <text:p>0.067500002682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072100096">
                <text:p>18.072100096</text:p>
              </table:table-cell>
              <table:table-cell office:value-type="float" office:value="0.0675999969244">
                <text:p>0.0675999969244</text:p>
              </table:table-cell>
              <table:table-cell office:value-type="float" office:value="-0.0574">
                <text:p>-0.05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12436992">
                <text:p>18.12436992</text:p>
              </table:table-cell>
              <table:table-cell office:value-type="float" office:value="0.0645999982953">
                <text:p>0.064599998295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229639936">
                <text:p>18.229639936</text:p>
              </table:table-cell>
              <table:table-cell office:value-type="float" office:value="0.0625">
                <text:p>0.0625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282559744">
                <text:p>18.282559744</text:p>
              </table:table-cell>
              <table:table-cell office:value-type="float" office:value="0.0653000026941">
                <text:p>0.065300002694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33454976">
                <text:p>18.33454976</text:p>
              </table:table-cell>
              <table:table-cell office:value-type="float" office:value="0.0693000033498">
                <text:p>0.0693000033498</text:p>
              </table:table-cell>
              <table:table-cell office:value-type="float" office:value="0.0626">
                <text:p>0.06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385740032">
                <text:p>18.385740032</text:p>
              </table:table-cell>
              <table:table-cell office:value-type="float" office:value="0.0724999979138">
                <text:p>0.0724999979138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43782016">
                <text:p>18.43782016</text:p>
              </table:table-cell>
              <table:table-cell office:value-type="float" office:value="0.0728999972343">
                <text:p>0.0728999972343</text:p>
              </table:table-cell>
              <table:table-cell office:value-type="float" office:value="-0.0226">
                <text:p>-0.02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539810048">
                <text:p>18.539810048</text:p>
              </table:table-cell>
              <table:table-cell office:value-type="float" office:value="0.0706000030041">
                <text:p>0.0706000030041</text:p>
              </table:table-cell>
              <table:table-cell office:value-type="float" office:value="-0.0486">
                <text:p>-0.04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59131008">
                <text:p>18.59131008</text:p>
              </table:table-cell>
              <table:table-cell office:value-type="float" office:value="0.0680999979377">
                <text:p>0.0680999979377</text:p>
              </table:table-cell>
              <table:table-cell office:value-type="float" office:value="-0.0369">
                <text:p>-0.03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64281984">
                <text:p>18.64281984</text:p>
              </table:table-cell>
              <table:table-cell office:value-type="float" office:value="0.0662000030279">
                <text:p>0.0662000030279</text:p>
              </table:table-cell>
              <table:table-cell office:value-type="float" office:value="-0.0157">
                <text:p>-0.01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694029824">
                <text:p>18.694029824</text:p>
              </table:table-cell>
              <table:table-cell office:value-type="float" office:value="0.0653999969363">
                <text:p>0.0653999969363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746299904">
                <text:p>18.746299904</text:p>
              </table:table-cell>
              <table:table-cell office:value-type="float" office:value="0.0658000037074">
                <text:p>0.0658000037074</text:p>
              </table:table-cell>
              <table:table-cell office:value-type="float" office:value="0.0957">
                <text:p>0.09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797519872">
                <text:p>18.797519872</text:p>
              </table:table-cell>
              <table:table-cell office:value-type="float" office:value="0.0706999972463">
                <text:p>0.0706999972463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848869888">
                <text:p>18.848869888</text:p>
              </table:table-cell>
              <table:table-cell office:value-type="float" office:value="0.0742999985814">
                <text:p>0.0742999985814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90068992">
                <text:p>18.90068992</text:p>
              </table:table-cell>
              <table:table-cell office:value-type="float" office:value="0.0780000016093">
                <text:p>0.0780000016093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952090112">
                <text:p>18.952090112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-0.0273">
                <text:p>-0.02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003549696">
                <text:p>19.003549696</text:p>
              </table:table-cell>
              <table:table-cell office:value-type="float" office:value="0.0780000016093">
                <text:p>0.0780000016093</text:p>
              </table:table-cell>
              <table:table-cell office:value-type="float" office:value="-0.0366">
                <text:p>-0.03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05556992">
                <text:p>19.05556992</text:p>
              </table:table-cell>
              <table:table-cell office:value-type="float" office:value="0.076099999249">
                <text:p>0.076099999249</text:p>
              </table:table-cell>
              <table:table-cell office:value-type="float" office:value="-0.0366">
                <text:p>-0.03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107510016">
                <text:p>19.107510016</text:p>
              </table:table-cell>
              <table:table-cell office:value-type="float" office:value="0.0741999968886">
                <text:p>0.0741999968886</text:p>
              </table:table-cell>
              <table:table-cell office:value-type="float" office:value="-0.0966">
                <text:p>-0.09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159269888">
                <text:p>19.159269888</text:p>
              </table:table-cell>
              <table:table-cell office:value-type="float" office:value="0.069200001657">
                <text:p>0.069200001657</text:p>
              </table:table-cell>
              <table:table-cell office:value-type="float" office:value="-0.2226">
                <text:p>-0.22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21049984">
                <text:p>19.21049984</text:p>
              </table:table-cell>
              <table:table-cell office:value-type="float" office:value="0.0577999986708">
                <text:p>0.0577999986708</text:p>
              </table:table-cell>
              <table:table-cell office:value-type="float" office:value="-0.2591">
                <text:p>-0.25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262230016">
                <text:p>19.262230016</text:p>
              </table:table-cell>
              <table:table-cell office:value-type="float" office:value="0.0443999990821">
                <text:p>0.0443999990821</text:p>
              </table:table-cell>
              <table:table-cell office:value-type="float" office:value="-0.1345">
                <text:p>-0.13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364120064">
                <text:p>19.364120064</text:p>
              </table:table-cell>
              <table:table-cell office:value-type="float" office:value="0.030700000003">
                <text:p>0.030700000003</text:p>
              </table:table-cell>
              <table:table-cell office:value-type="float" office:value="-0.0294">
                <text:p>-0.02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415269888">
                <text:p>19.415269888</text:p>
              </table:table-cell>
              <table:table-cell office:value-type="float" office:value="0.0292000006884">
                <text:p>0.0292000006884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466469888">
                <text:p>19.466469888</text:p>
              </table:table-cell>
              <table:table-cell office:value-type="float" office:value="0.0300999991596">
                <text:p>0.0300999991596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51854976">
                <text:p>19.51854976</text:p>
              </table:table-cell>
              <table:table-cell office:value-type="float" office:value="0.0318999998271">
                <text:p>0.0318999998271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570689792">
                <text:p>19.570689792</text:p>
              </table:table-cell>
              <table:table-cell office:value-type="float" office:value="0.0326999984682">
                <text:p>0.032699998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622719744">
                <text:p>19.622719744</text:p>
              </table:table-cell>
              <table:table-cell office:value-type="float" office:value="0.0326999984682">
                <text:p>0.0326999984682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678149888">
                <text:p>19.678149888</text:p>
              </table:table-cell>
              <table:table-cell office:value-type="float" office:value="0.0335999988019">
                <text:p>0.0335999988019</text:p>
              </table:table-cell>
              <table:table-cell office:value-type="float" office:value="0.0519">
                <text:p>0.05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730249728">
                <text:p>19.730249728</text:p>
              </table:table-cell>
              <table:table-cell office:value-type="float" office:value="0.0362999998033">
                <text:p>0.0362999998033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781679872">
                <text:p>19.781679872</text:p>
              </table:table-cell>
              <table:table-cell office:value-type="float" office:value="0.0368999987841">
                <text:p>0.0368999987841</text:p>
              </table:table-cell>
              <table:table-cell office:value-type="float" office:value="-0.0423">
                <text:p>-0.04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833709824">
                <text:p>19.833709824</text:p>
              </table:table-cell>
              <table:table-cell office:value-type="float" office:value="0.034699998796">
                <text:p>0.034699998796</text:p>
              </table:table-cell>
              <table:table-cell office:value-type="float" office:value="-0.0754">
                <text:p>-0.07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885470208">
                <text:p>19.885470208</text:p>
              </table:table-cell>
              <table:table-cell office:value-type="float" office:value="0.0307999998331">
                <text:p>0.0307999998331</text:p>
              </table:table-cell>
              <table:table-cell office:value-type="float" office:value="-0.0137">
                <text:p>-0.01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.936740096">
                <text:p>19.936740096</text:p>
              </table:table-cell>
              <table:table-cell office:value-type="float" office:value="0.0300999991596">
                <text:p>0.0300999991596</text:p>
              </table:table-cell>
              <table:table-cell office:value-type="float" office:value="-0.0095">
                <text:p>-0.00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.989529856">
                <text:p>19.989529856</text:p>
              </table:table-cell>
              <table:table-cell office:value-type="float" office:value="0.0296000000089">
                <text:p>0.0296000000089</text:p>
              </table:table-cell>
              <table:table-cell office:value-type="float" office:value="-0.0379">
                <text:p>-0.03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0424">
                <text:p>20.0424</text:p>
              </table:table-cell>
              <table:table-cell office:value-type="float" office:value="0.0275999996811">
                <text:p>0.0275999996811</text:p>
              </table:table-cell>
              <table:table-cell office:value-type="float" office:value="-0.0155">
                <text:p>-0.01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094180096">
                <text:p>20.094180096</text:p>
              </table:table-cell>
              <table:table-cell office:value-type="float" office:value="0.0267999991775">
                <text:p>0.0267999991775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145400064">
                <text:p>20.145400064</text:p>
              </table:table-cell>
              <table:table-cell office:value-type="float" office:value="0.0287999995053">
                <text:p>0.0287999995053</text:p>
              </table:table-cell>
              <table:table-cell office:value-type="float" office:value="0.1552">
                <text:p>0.15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19696">
                <text:p>20.19696</text:p>
              </table:table-cell>
              <table:table-cell office:value-type="float" office:value="0.0368000008166">
                <text:p>0.0368000008166</text:p>
              </table:table-cell>
              <table:table-cell office:value-type="float" office:value="0.2338">
                <text:p>0.23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249570048">
                <text:p>20.249570048</text:p>
              </table:table-cell>
              <table:table-cell office:value-type="float" office:value="0.0491000004113">
                <text:p>0.0491000004113</text:p>
              </table:table-cell>
              <table:table-cell office:value-type="float" office:value="0.1998">
                <text:p>0.19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301639936">
                <text:p>20.301639936</text:p>
              </table:table-cell>
              <table:table-cell office:value-type="float" office:value="0.0595000013709">
                <text:p>0.0595000013709</text:p>
              </table:table-cell>
              <table:table-cell office:value-type="float" office:value="0.1099">
                <text:p>0.10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353529856">
                <text:p>20.353529856</text:p>
              </table:table-cell>
              <table:table-cell office:value-type="float" office:value="0.0652000010014">
                <text:p>0.065200001001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405079808">
                <text:p>20.405079808</text:p>
              </table:table-cell>
              <table:table-cell office:value-type="float" office:value="0.0670000016689">
                <text:p>0.0670000016689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456389888">
                <text:p>20.456389888</text:p>
              </table:table-cell>
              <table:table-cell office:value-type="float" office:value="0.0676999986172">
                <text:p>0.0676999986172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507949824">
                <text:p>20.507949824</text:p>
              </table:table-cell>
              <table:table-cell office:value-type="float" office:value="0.0697999969125">
                <text:p>0.0697999969125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560039936">
                <text:p>20.560039936</text:p>
              </table:table-cell>
              <table:table-cell office:value-type="float" office:value="0.0706000030041">
                <text:p>0.070600003004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662089984">
                <text:p>20.662089984</text:p>
              </table:table-cell>
              <table:table-cell office:value-type="float" office:value="0.0709000006318">
                <text:p>0.0709000006318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714060032">
                <text:p>20.714060032</text:p>
              </table:table-cell>
              <table:table-cell office:value-type="float" office:value="0.0727000012994">
                <text:p>0.0727000012994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766139904">
                <text:p>20.766139904</text:p>
              </table:table-cell>
              <table:table-cell office:value-type="float" office:value="0.0731000006199">
                <text:p>0.0731000006199</text:p>
              </table:table-cell>
              <table:table-cell office:value-type="float" office:value="-0.073">
                <text:p>-0.0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818220032">
                <text:p>20.818220032</text:p>
              </table:table-cell>
              <table:table-cell office:value-type="float" office:value="0.0693000033498">
                <text:p>0.0693000033498</text:p>
              </table:table-cell>
              <table:table-cell office:value-type="float" office:value="-0.1961">
                <text:p>-0.19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870249984">
                <text:p>20.870249984</text:p>
              </table:table-cell>
              <table:table-cell office:value-type="float" office:value="0.0590999983251">
                <text:p>0.0590999983251</text:p>
              </table:table-cell>
              <table:table-cell office:value-type="float" office:value="-0.2371">
                <text:p>-0.23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922989824">
                <text:p>20.922989824</text:p>
              </table:table-cell>
              <table:table-cell office:value-type="float" office:value="0.0465999990702">
                <text:p>0.0465999990702</text:p>
              </table:table-cell>
              <table:table-cell office:value-type="float" office:value="-0.2565">
                <text:p>-0.25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974849792">
                <text:p>20.974849792</text:p>
              </table:table-cell>
              <table:table-cell office:value-type="float" office:value="0.0333000011742">
                <text:p>0.0333000011742</text:p>
              </table:table-cell>
              <table:table-cell office:value-type="float" office:value="-0.2422">
                <text:p>-0.24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026469888">
                <text:p>21.026469888</text:p>
              </table:table-cell>
              <table:table-cell office:value-type="float" office:value="0.0208000000566">
                <text:p>0.0208000000566</text:p>
              </table:table-cell>
              <table:table-cell office:value-type="float" office:value="-0.1635">
                <text:p>-0.16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078479872">
                <text:p>21.078479872</text:p>
              </table:table-cell>
              <table:table-cell office:value-type="float" office:value="0.0122999995947">
                <text:p>0.0122999995947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129779968">
                <text:p>21.129779968</text:p>
              </table:table-cell>
              <table:table-cell office:value-type="float" office:value="0.0174000002444">
                <text:p>0.0174000002444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182189824">
                <text:p>21.182189824</text:p>
              </table:table-cell>
              <table:table-cell office:value-type="float" office:value="0.0392000004649">
                <text:p>0.0392000004649</text:p>
              </table:table-cell>
              <table:table-cell office:value-type="float" office:value="0.1608">
                <text:p>0.16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.284219904">
                <text:p>21.284219904</text:p>
              </table:table-cell>
              <table:table-cell office:value-type="float" office:value="0.0555999986827">
                <text:p>0.0555999986827</text:p>
              </table:table-cell>
              <table:table-cell office:value-type="float" office:value="0.2332">
                <text:p>0.23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336109824">
                <text:p>21.336109824</text:p>
              </table:table-cell>
              <table:table-cell office:value-type="float" office:value="0.0676999986172">
                <text:p>0.0676999986172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38820992">
                <text:p>21.38820992</text:p>
              </table:table-cell>
              <table:table-cell office:value-type="float" office:value="0.0738999992609">
                <text:p>0.0738999992609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43982976">
                <text:p>21.43982976</text:p>
              </table:table-cell>
              <table:table-cell office:value-type="float" office:value="0.0754000023007">
                <text:p>0.0754000023007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491830016">
                <text:p>21.491830016</text:p>
              </table:table-cell>
              <table:table-cell office:value-type="float" office:value="0.0747999995947">
                <text:p>0.0747999995947</text:p>
              </table:table-cell>
              <table:table-cell office:value-type="float" office:value="-0.0449">
                <text:p>-0.04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543099904">
                <text:p>21.543099904</text:p>
              </table:table-cell>
              <table:table-cell office:value-type="float" office:value="0.0724999979138">
                <text:p>0.0724999979138</text:p>
              </table:table-cell>
              <table:table-cell office:value-type="float" office:value="-0.0523">
                <text:p>-0.05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59476992">
                <text:p>21.59476992</text:p>
              </table:table-cell>
              <table:table-cell office:value-type="float" office:value="0.0697999969125">
                <text:p>0.0697999969125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64681984">
                <text:p>21.64681984</text:p>
              </table:table-cell>
              <table:table-cell office:value-type="float" office:value="0.0665000006557">
                <text:p>0.0665000006557</text:p>
              </table:table-cell>
              <table:table-cell office:value-type="float" office:value="-0.0327">
                <text:p>-0.03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698899968">
                <text:p>21.698899968</text:p>
              </table:table-cell>
              <table:table-cell office:value-type="float" office:value="0.0648000016809">
                <text:p>0.0648000016809</text:p>
              </table:table-cell>
              <table:table-cell office:value-type="float" office:value="-0.021">
                <text:p>-0.0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751419904">
                <text:p>21.751419904</text:p>
              </table:table-cell>
              <table:table-cell office:value-type="float" office:value="0.0636999979615">
                <text:p>0.0636999979615</text:p>
              </table:table-cell>
              <table:table-cell office:value-type="float" office:value="-0.0541">
                <text:p>-0.05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803229952">
                <text:p>21.803229952</text:p>
              </table:table-cell>
              <table:table-cell office:value-type="float" office:value="0.0608999989927">
                <text:p>0.0608999989927</text:p>
              </table:table-cell>
              <table:table-cell office:value-type="float" office:value="-0.1102">
                <text:p>-0.11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854960128">
                <text:p>21.854960128</text:p>
              </table:table-cell>
              <table:table-cell office:value-type="float" office:value="0.0551999993622">
                <text:p>0.0551999993622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.907030016">
                <text:p>21.907030016</text:p>
              </table:table-cell>
              <table:table-cell office:value-type="float" office:value="0.0535999983549">
                <text:p>0.0535999983549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.95844992">
                <text:p>21.95844992</text:p>
              </table:table-cell>
              <table:table-cell office:value-type="float" office:value="0.0579999983311">
                <text:p>0.0579999983311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012499968">
                <text:p>22.012499968</text:p>
              </table:table-cell>
              <table:table-cell office:value-type="float" office:value="0.0628999993205">
                <text:p>0.0628999993205</text:p>
              </table:table-cell>
              <table:table-cell office:value-type="float" office:value="0.0883">
                <text:p>0.08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064619776">
                <text:p>22.064619776</text:p>
              </table:table-cell>
              <table:table-cell office:value-type="float" office:value="0.0675000026822">
                <text:p>0.0675000026822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116150016">
                <text:p>22.116150016</text:p>
              </table:table-cell>
              <table:table-cell office:value-type="float" office:value="0.0688999965787">
                <text:p>0.0688999965787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168300032">
                <text:p>22.168300032</text:p>
              </table:table-cell>
              <table:table-cell office:value-type="float" office:value="0.0706999972463">
                <text:p>0.0706999972463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220109824">
                <text:p>22.220109824</text:p>
              </table:table-cell>
              <table:table-cell office:value-type="float" office:value="0.0729999989271">
                <text:p>0.0729999989271</text:p>
              </table:table-cell>
              <table:table-cell office:value-type="float" office:value="0.0742">
                <text:p>0.07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271350016">
                <text:p>22.271350016</text:p>
              </table:table-cell>
              <table:table-cell office:value-type="float" office:value="0.0768000036478">
                <text:p>0.0768000036478</text:p>
              </table:table-cell>
              <table:table-cell office:value-type="float" office:value="-0.0366">
                <text:p>-0.03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323269888">
                <text:p>22.323269888</text:p>
              </table:table-cell>
              <table:table-cell office:value-type="float" office:value="0.0749000012875">
                <text:p>0.0749000012875</text:p>
              </table:table-cell>
              <table:table-cell office:value-type="float" office:value="-0.1015">
                <text:p>-0.10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374520064">
                <text:p>22.374520064</text:p>
              </table:table-cell>
              <table:table-cell office:value-type="float" office:value="0.0697000026703">
                <text:p>0.0697000026703</text:p>
              </table:table-cell>
              <table:table-cell office:value-type="float" office:value="-0.0993">
                <text:p>-0.09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425890048">
                <text:p>22.425890048</text:p>
              </table:table-cell>
              <table:table-cell office:value-type="float" office:value="0.0645999982953">
                <text:p>0.0645999982953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477200128">
                <text:p>22.477200128</text:p>
              </table:table-cell>
              <table:table-cell office:value-type="float" office:value="0.062199998647">
                <text:p>0.062199998647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529139712">
                <text:p>22.529139712</text:p>
              </table:table-cell>
              <table:table-cell office:value-type="float" office:value="0.0619000010192">
                <text:p>0.0619000010192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631209984">
                <text:p>22.631209984</text:p>
              </table:table-cell>
              <table:table-cell office:value-type="float" office:value="0.0630000010133">
                <text:p>0.0630000010133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683280128">
                <text:p>22.683280128</text:p>
              </table:table-cell>
              <table:table-cell office:value-type="float" office:value="0.0636999979615">
                <text:p>0.0636999979615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735219968">
                <text:p>22.735219968</text:p>
              </table:table-cell>
              <table:table-cell office:value-type="float" office:value="0.064099997282">
                <text:p>0.064099997282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837189888">
                <text:p>22.837189888</text:p>
              </table:table-cell>
              <table:table-cell office:value-type="float" office:value="0.0666000023484">
                <text:p>0.0666000023484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.889159936">
                <text:p>22.889159936</text:p>
              </table:table-cell>
              <table:table-cell office:value-type="float" office:value="0.0671999976039">
                <text:p>0.0671999976039</text:p>
              </table:table-cell>
              <table:table-cell office:value-type="float" office:value="0.0543">
                <text:p>0.05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940790016">
                <text:p>22.940790016</text:p>
              </table:table-cell>
              <table:table-cell office:value-type="float" office:value="0.070000000298">
                <text:p>0.070000000298</text:p>
              </table:table-cell>
              <table:table-cell office:value-type="float" office:value="0.0942">
                <text:p>0.09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.992829696">
                <text:p>22.992829696</text:p>
              </table:table-cell>
              <table:table-cell office:value-type="float" office:value="0.0749000012875">
                <text:p>0.0749000012875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044909824">
                <text:p>23.044909824</text:p>
              </table:table-cell>
              <table:table-cell office:value-type="float" office:value="0.0788000002503">
                <text:p>0.078800000250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097029888">
                <text:p>23.097029888</text:p>
              </table:table-cell>
              <table:table-cell office:value-type="float" office:value="0.0800999999046">
                <text:p>0.080099999904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148549888">
                <text:p>23.148549888</text:p>
              </table:table-cell>
              <table:table-cell office:value-type="float" office:value="0.0799999982119">
                <text:p>0.0799999982119</text:p>
              </table:table-cell>
              <table:table-cell office:value-type="float" office:value="-0.0523">
                <text:p>-0.05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20020992">
                <text:p>23.20020992</text:p>
              </table:table-cell>
              <table:table-cell office:value-type="float" office:value="0.0772999972105">
                <text:p>0.0772999972105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252260096">
                <text:p>23.252260096</text:p>
              </table:table-cell>
              <table:table-cell office:value-type="float" office:value="0.0709000006318">
                <text:p>0.0709000006318</text:p>
              </table:table-cell>
              <table:table-cell office:value-type="float" office:value="-0.1501">
                <text:p>-0.15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30425984">
                <text:p>23.30425984</text:p>
              </table:table-cell>
              <table:table-cell office:value-type="float" office:value="0.0631000027061">
                <text:p>0.0631000027061</text:p>
              </table:table-cell>
              <table:table-cell office:value-type="float" office:value="-0.2022">
                <text:p>-0.20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35620992">
                <text:p>23.35620992</text:p>
              </table:table-cell>
              <table:table-cell office:value-type="float" office:value="0.0526000000536">
                <text:p>0.0526000000536</text:p>
              </table:table-cell>
              <table:table-cell office:value-type="float" office:value="-0.1696">
                <text:p>-0.16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407519744">
                <text:p>23.407519744</text:p>
              </table:table-cell>
              <table:table-cell office:value-type="float" office:value="0.0439000017941">
                <text:p>0.0439000017941</text:p>
              </table:table-cell>
              <table:table-cell office:value-type="float" office:value="-0.2018">
                <text:p>-0.20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510119936">
                <text:p>23.510119936</text:p>
              </table:table-cell>
              <table:table-cell office:value-type="float" office:value="0.023199999705">
                <text:p>0.023199999705</text:p>
              </table:table-cell>
              <table:table-cell office:value-type="float" office:value="-0.2708">
                <text:p>-0.27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561449984">
                <text:p>23.561449984</text:p>
              </table:table-cell>
              <table:table-cell office:value-type="float" office:value="0.00930000003427">
                <text:p>0.00930000003427</text:p>
              </table:table-cell>
              <table:table-cell office:value-type="float" office:value="-0.0135">
                <text:p>-0.01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613339904">
                <text:p>23.613339904</text:p>
              </table:table-cell>
              <table:table-cell office:value-type="float" office:value="0.00860000029206">
                <text:p>0.00860000029206</text:p>
              </table:table-cell>
              <table:table-cell office:value-type="float" office:value="0.2565">
                <text:p>0.25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664819712">
                <text:p>23.664819712</text:p>
              </table:table-cell>
              <table:table-cell office:value-type="float" office:value="0.0218000002205">
                <text:p>0.0218000002205</text:p>
              </table:table-cell>
              <table:table-cell office:value-type="float" office:value="0.2723">
                <text:p>0.27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716979968">
                <text:p>23.716979968</text:p>
              </table:table-cell>
              <table:table-cell office:value-type="float" office:value="0.0359999984503">
                <text:p>0.0359999984503</text:p>
              </table:table-cell>
              <table:table-cell office:value-type="float" office:value="0.2156">
                <text:p>0.21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76894976">
                <text:p>23.76894976</text:p>
              </table:table-cell>
              <table:table-cell office:value-type="float" office:value="0.0472000017762">
                <text:p>0.0472000017762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820109824">
                <text:p>23.820109824</text:p>
              </table:table-cell>
              <table:table-cell office:value-type="float" office:value="0.0540000014007">
                <text:p>0.054000001400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871350016">
                <text:p>23.871350016</text:p>
              </table:table-cell>
              <table:table-cell office:value-type="float" office:value="0.056099999696">
                <text:p>0.056099999696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924279808">
                <text:p>23.924279808</text:p>
              </table:table-cell>
              <table:table-cell office:value-type="float" office:value="0.0586000010371">
                <text:p>0.0586000010371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980370176">
                <text:p>23.980370176</text:p>
              </table:table-cell>
              <table:table-cell office:value-type="float" office:value="0.0639000013471">
                <text:p>0.0639000013471</text:p>
              </table:table-cell>
              <table:table-cell office:value-type="float" office:value="0.0532">
                <text:p>0.05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033089792">
                <text:p>24.033089792</text:p>
              </table:table-cell>
              <table:table-cell office:value-type="float" office:value="0.0666999965906">
                <text:p>0.0666999965906</text:p>
              </table:table-cell>
              <table:table-cell office:value-type="float" office:value="-0.0673">
                <text:p>-0.06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134269952">
                <text:p>24.134269952</text:p>
              </table:table-cell>
              <table:table-cell office:value-type="float" office:value="0.0599000006914">
                <text:p>0.0599000006914</text:p>
              </table:table-cell>
              <table:table-cell office:value-type="float" office:value="-0.1677">
                <text:p>-0.16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185580032">
                <text:p>24.185580032</text:p>
              </table:table-cell>
              <table:table-cell office:value-type="float" office:value="0.0513000003994">
                <text:p>0.0513000003994</text:p>
              </table:table-cell>
              <table:table-cell office:value-type="float" office:value="-0.2151">
                <text:p>-0.21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236729856">
                <text:p>24.236729856</text:p>
              </table:table-cell>
              <table:table-cell office:value-type="float" office:value="0.040300000459">
                <text:p>0.040300000459</text:p>
              </table:table-cell>
              <table:table-cell office:value-type="float" office:value="-0.2147">
                <text:p>-0.21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338770176">
                <text:p>24.338770176</text:p>
              </table:table-cell>
              <table:table-cell office:value-type="float" office:value="0.0184000004083">
                <text:p>0.0184000004083</text:p>
              </table:table-cell>
              <table:table-cell office:value-type="float" office:value="-0.1993">
                <text:p>-0.19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390470144">
                <text:p>24.390470144</text:p>
              </table:table-cell>
              <table:table-cell office:value-type="float" office:value="0.00810000021011">
                <text:p>0.00810000021011</text:p>
              </table:table-cell>
              <table:table-cell office:value-type="float" office:value="-0.1128">
                <text:p>-0.11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442809856">
                <text:p>24.442809856</text:p>
              </table:table-cell>
              <table:table-cell office:value-type="float" office:value="0.00219999998808">
                <text:p>0.00219999998808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49476992">
                <text:p>24.49476992</text:p>
              </table:table-cell>
              <table:table-cell office:value-type="float" office:value="0.00209999992512">
                <text:p>0.00209999992512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546010112">
                <text:p>24.546010112</text:p>
              </table:table-cell>
              <table:table-cell office:value-type="float" office:value="0.00319999991916">
                <text:p>0.00319999991916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597179904">
                <text:p>24.597179904</text:p>
              </table:table-cell>
              <table:table-cell office:value-type="float" office:value="0.00850000046194">
                <text:p>0.00850000046194</text:p>
              </table:table-cell>
              <table:table-cell office:value-type="float" office:value="0.1579">
                <text:p>0.15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649139968">
                <text:p>24.649139968</text:p>
              </table:table-cell>
              <table:table-cell office:value-type="float" office:value="0.0166999995708">
                <text:p>0.0166999995708</text:p>
              </table:table-cell>
              <table:table-cell office:value-type="float" office:value="0.3577">
                <text:p>0.35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701149952">
                <text:p>24.701149952</text:p>
              </table:table-cell>
              <table:table-cell office:value-type="float" office:value="0.035300001502">
                <text:p>0.035300001502</text:p>
              </table:table-cell>
              <table:table-cell office:value-type="float" office:value="0.2113">
                <text:p>0.21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75321984">
                <text:p>24.75321984</text:p>
              </table:table-cell>
              <table:table-cell office:value-type="float" office:value="0.0463000014424">
                <text:p>0.0463000014424</text:p>
              </table:table-cell>
              <table:table-cell office:value-type="float" office:value="0.1732">
                <text:p>0.17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805189888">
                <text:p>24.805189888</text:p>
              </table:table-cell>
              <table:table-cell office:value-type="float" office:value="0.055300001055">
                <text:p>0.055300001055</text:p>
              </table:table-cell>
              <table:table-cell office:value-type="float" office:value="0.1835">
                <text:p>0.18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856440064">
                <text:p>24.856440064</text:p>
              </table:table-cell>
              <table:table-cell office:value-type="float" office:value="0.0646999999881">
                <text:p>0.0646999999881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908489984">
                <text:p>24.908489984</text:p>
              </table:table-cell>
              <table:table-cell office:value-type="float" office:value="0.0663999989629">
                <text:p>0.0663999989629</text:p>
              </table:table-cell>
              <table:table-cell office:value-type="float" office:value="0.1155">
                <text:p>0.11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960479744">
                <text:p>24.960479744</text:p>
              </table:table-cell>
              <table:table-cell office:value-type="float" office:value="0.0724000036716">
                <text:p>0.0724000036716</text:p>
              </table:table-cell>
              <table:table-cell office:value-type="float" office:value="0.1155">
                <text:p>0.11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012449792">
                <text:p>25.012449792</text:p>
              </table:table-cell>
              <table:table-cell office:value-type="float" office:value="0.0784000009298">
                <text:p>0.07840000092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115399936">
                <text:p>25.115399936</text:p>
              </table:table-cell>
              <table:table-cell office:value-type="float" office:value="0.0798000022769">
                <text:p>0.0798000022769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166939904">
                <text:p>25.166939904</text:p>
              </table:table-cell>
              <table:table-cell office:value-type="float" office:value="0.0802000015974">
                <text:p>0.0802000015974</text:p>
              </table:table-cell>
              <table:table-cell office:value-type="float" office:value="-0.0098">
                <text:p>-0.00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.218119936">
                <text:p>25.218119936</text:p>
              </table:table-cell>
              <table:table-cell office:value-type="float" office:value="0.0797000005841">
                <text:p>0.0797000005841</text:p>
              </table:table-cell>
              <table:table-cell office:value-type="float" office:value="-0.0564">
                <text:p>-0.05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269609984">
                <text:p>25.269609984</text:p>
              </table:table-cell>
              <table:table-cell office:value-type="float" office:value="0.0768000036478">
                <text:p>0.0768000036478</text:p>
              </table:table-cell>
              <table:table-cell office:value-type="float" office:value="-0.1328">
                <text:p>-0.13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320839936">
                <text:p>25.320839936</text:p>
              </table:table-cell>
              <table:table-cell office:value-type="float" office:value="0.070000000298">
                <text:p>0.070000000298</text:p>
              </table:table-cell>
              <table:table-cell office:value-type="float" office:value="-0.1379">
                <text:p>-0.13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373069824">
                <text:p>25.373069824</text:p>
              </table:table-cell>
              <table:table-cell office:value-type="float" office:value="0.0627999976277">
                <text:p>0.0627999976277</text:p>
              </table:table-cell>
              <table:table-cell office:value-type="float" office:value="-0.1467">
                <text:p>-0.14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42489984">
                <text:p>25.42489984</text:p>
              </table:table-cell>
              <table:table-cell office:value-type="float" office:value="0.0551999993622">
                <text:p>0.0551999993622</text:p>
              </table:table-cell>
              <table:table-cell office:value-type="float" office:value="-0.1583">
                <text:p>-0.15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47609984">
                <text:p>25.47609984</text:p>
              </table:table-cell>
              <table:table-cell office:value-type="float" office:value="0.0471000000834">
                <text:p>0.0471000000834</text:p>
              </table:table-cell>
              <table:table-cell office:value-type="float" office:value="-0.2107">
                <text:p>-0.21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52736">
                <text:p>25.52736</text:p>
              </table:table-cell>
              <table:table-cell office:value-type="float" office:value="0.0362999998033">
                <text:p>0.0362999998033</text:p>
              </table:table-cell>
              <table:table-cell office:value-type="float" office:value="-0.1843">
                <text:p>-0.18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57892992">
                <text:p>25.57892992</text:p>
              </table:table-cell>
              <table:table-cell office:value-type="float" office:value="0.0267999991775">
                <text:p>0.0267999991775</text:p>
              </table:table-cell>
              <table:table-cell office:value-type="float" office:value="-0.1086">
                <text:p>-0.10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630530048">
                <text:p>25.630530048</text:p>
              </table:table-cell>
              <table:table-cell office:value-type="float" office:value="0.0211999993771">
                <text:p>0.0211999993771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.68283008">
                <text:p>25.68283008</text:p>
              </table:table-cell>
              <table:table-cell office:value-type="float" office:value="0.0260000005364">
                <text:p>0.0260000005364</text:p>
              </table:table-cell>
              <table:table-cell office:value-type="float" office:value="0.1464">
                <text:p>0.14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734070016">
                <text:p>25.734070016</text:p>
              </table:table-cell>
              <table:table-cell office:value-type="float" office:value="0.0335000008345">
                <text:p>0.0335000008345</text:p>
              </table:table-cell>
              <table:table-cell office:value-type="float" office:value="0.1553">
                <text:p>0.15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785599744">
                <text:p>25.785599744</text:p>
              </table:table-cell>
              <table:table-cell office:value-type="float" office:value="0.0414999984205">
                <text:p>0.0414999984205</text:p>
              </table:table-cell>
              <table:table-cell office:value-type="float" office:value="0.1328">
                <text:p>0.13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836839936">
                <text:p>25.836839936</text:p>
              </table:table-cell>
              <table:table-cell office:value-type="float" office:value="0.0483000017703">
                <text:p>0.0483000017703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.888549888">
                <text:p>25.888549888</text:p>
              </table:table-cell>
              <table:table-cell office:value-type="float" office:value="0.054200001061">
                <text:p>0.054200001061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94121984">
                <text:p>25.94121984</text:p>
              </table:table-cell>
              <table:table-cell office:value-type="float" office:value="0.0579000003636">
                <text:p>0.0579000003636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.993399808">
                <text:p>25.993399808</text:p>
              </table:table-cell>
              <table:table-cell office:value-type="float" office:value="0.0606000013649">
                <text:p>0.0606000013649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.045420032">
                <text:p>26.045420032</text:p>
              </table:table-cell>
              <table:table-cell office:value-type="float" office:value="0.0615999996662">
                <text:p>0.0615999996662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.097549824">
                <text:p>26.097549824</text:p>
              </table:table-cell>
              <table:table-cell office:value-type="float" office:value="0.0601000003517">
                <text:p>0.0601000003517</text:p>
              </table:table-cell>
              <table:table-cell office:value-type="float" office:value="-0.0327">
                <text:p>-0.03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.149619968">
                <text:p>26.149619968</text:p>
              </table:table-cell>
              <table:table-cell office:value-type="float" office:value="0.0584000013769">
                <text:p>0.0584000013769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.201540096">
                <text:p>26.201540096</text:p>
              </table:table-cell>
              <table:table-cell office:value-type="float" office:value="0.0597000010312">
                <text:p>0.0597000010312</text:p>
              </table:table-cell>
              <table:table-cell office:value-type="float" office:value="-0.0694">
                <text:p>-0.06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253459712">
                <text:p>26.253459712</text:p>
              </table:table-cell>
              <table:table-cell office:value-type="float" office:value="0.056099999696">
                <text:p>0.056099999696</text:p>
              </table:table-cell>
              <table:table-cell office:value-type="float" office:value="-0.202">
                <text:p>-0.2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305449984">
                <text:p>26.305449984</text:p>
              </table:table-cell>
              <table:table-cell office:value-type="float" office:value="0.0456000007689">
                <text:p>0.0456000007689</text:p>
              </table:table-cell>
              <table:table-cell office:value-type="float" office:value="-0.2306">
                <text:p>-0.23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357069824">
                <text:p>26.357069824</text:p>
              </table:table-cell>
              <table:table-cell office:value-type="float" office:value="0.0337000004947">
                <text:p>0.0337000004947</text:p>
              </table:table-cell>
              <table:table-cell office:value-type="float" office:value="-0.1658">
                <text:p>-0.16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459019776">
                <text:p>26.459019776</text:p>
              </table:table-cell>
              <table:table-cell office:value-type="float" office:value="0.016799999401">
                <text:p>0.016799999401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510530048">
                <text:p>26.510530048</text:p>
              </table:table-cell>
              <table:table-cell office:value-type="float" office:value="0.017100000754">
                <text:p>0.017100000754</text:p>
              </table:table-cell>
              <table:table-cell office:value-type="float" office:value="0.1779">
                <text:p>0.17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562259968">
                <text:p>26.562259968</text:p>
              </table:table-cell>
              <table:table-cell office:value-type="float" office:value="0.0263000000268">
                <text:p>0.0263000000268</text:p>
              </table:table-cell>
              <table:table-cell office:value-type="float" office:value="0.1767">
                <text:p>0.17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.613779968">
                <text:p>26.613779968</text:p>
              </table:table-cell>
              <table:table-cell office:value-type="float" office:value="0.0353999994695">
                <text:p>0.0353999994695</text:p>
              </table:table-cell>
              <table:table-cell office:value-type="float" office:value="0.1751">
                <text:p>0.175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66576">
                <text:p>26.66576</text:p>
              </table:table-cell>
              <table:table-cell office:value-type="float" office:value="0.0445000007749">
                <text:p>0.0445000007749</text:p>
              </table:table-cell>
              <table:table-cell office:value-type="float" office:value="0.0478">
                <text:p>0.04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76841984">
                <text:p>26.76841984</text:p>
              </table:table-cell>
              <table:table-cell office:value-type="float" office:value="0.0494000017643">
                <text:p>0.0494000017643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.82048">
                <text:p>26.82048</text:p>
              </table:table-cell>
              <table:table-cell office:value-type="float" office:value="0.0516000017524">
                <text:p>0.0516000017524</text:p>
              </table:table-cell>
              <table:table-cell office:value-type="float" office:value="-0.0596">
                <text:p>-0.05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.872519936">
                <text:p>26.872519936</text:p>
              </table:table-cell>
              <table:table-cell office:value-type="float" office:value="0.0485000014305">
                <text:p>0.0485000014305</text:p>
              </table:table-cell>
              <table:table-cell office:value-type="float" office:value="-0.1849">
                <text:p>-0.18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.924460032">
                <text:p>26.924460032</text:p>
              </table:table-cell>
              <table:table-cell office:value-type="float" office:value="0.0388999991119">
                <text:p>0.0388999991119</text:p>
              </table:table-cell>
              <table:table-cell office:value-type="float" office:value="-0.2212">
                <text:p>-0.22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.976449792">
                <text:p>26.976449792</text:p>
              </table:table-cell>
              <table:table-cell office:value-type="float" office:value="0.0274000000209">
                <text:p>0.0274000000209</text:p>
              </table:table-cell>
              <table:table-cell office:value-type="float" office:value="-0.2986">
                <text:p>-0.29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02836992">
                <text:p>27.02836992</text:p>
              </table:table-cell>
              <table:table-cell office:value-type="float" office:value="0.0119000002742">
                <text:p>0.0119000002742</text:p>
              </table:table-cell>
              <table:table-cell office:value-type="float" office:value="-0.0603">
                <text:p>-0.06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079799808">
                <text:p>27.079799808</text:p>
              </table:table-cell>
              <table:table-cell office:value-type="float" office:value="0.00879999995232">
                <text:p>0.00879999995232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131799808">
                <text:p>27.131799808</text:p>
              </table:table-cell>
              <table:table-cell office:value-type="float" office:value="0.0206000003964">
                <text:p>0.0206000003964</text:p>
              </table:table-cell>
              <table:table-cell office:value-type="float" office:value="0.1533">
                <text:p>0.15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234919936">
                <text:p>27.234919936</text:p>
              </table:table-cell>
              <table:table-cell office:value-type="float" office:value="0.0364000014961">
                <text:p>0.0364000014961</text:p>
              </table:table-cell>
              <table:table-cell office:value-type="float" office:value="0.1693">
                <text:p>0.16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28691968">
                <text:p>27.28691968</text:p>
              </table:table-cell>
              <table:table-cell office:value-type="float" office:value="0.0452000014484">
                <text:p>0.0452000014484</text:p>
              </table:table-cell>
              <table:table-cell office:value-type="float" office:value="0.2371">
                <text:p>0.23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338800128">
                <text:p>27.338800128</text:p>
              </table:table-cell>
              <table:table-cell office:value-type="float" office:value="0.0575000010431">
                <text:p>0.0575000010431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391990016">
                <text:p>27.391990016</text:p>
              </table:table-cell>
              <table:table-cell office:value-type="float" office:value="0.056899998337">
                <text:p>0.056899998337</text:p>
              </table:table-cell>
              <table:table-cell office:value-type="float" office:value="-0.0533">
                <text:p>-0.05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444599808">
                <text:p>27.444599808</text:p>
              </table:table-cell>
              <table:table-cell office:value-type="float" office:value="0.0540999993682">
                <text:p>0.0540999993682</text:p>
              </table:table-cell>
              <table:table-cell office:value-type="float" office:value="-0.0853">
                <text:p>-0.08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496219904">
                <text:p>27.496219904</text:p>
              </table:table-cell>
              <table:table-cell office:value-type="float" office:value="0.049699999392">
                <text:p>0.049699999392</text:p>
              </table:table-cell>
              <table:table-cell office:value-type="float" office:value="-0.1653">
                <text:p>-0.16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.548880128">
                <text:p>27.548880128</text:p>
              </table:table-cell>
              <table:table-cell office:value-type="float" office:value="0.0410000011325">
                <text:p>0.0410000011325</text:p>
              </table:table-cell>
              <table:table-cell office:value-type="float" office:value="-0.2064">
                <text:p>-0.20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.601209856">
                <text:p>27.601209856</text:p>
              </table:table-cell>
              <table:table-cell office:value-type="float" office:value="0.0302000008523">
                <text:p>0.0302000008523</text:p>
              </table:table-cell>
              <table:table-cell office:value-type="float" office:value="-0.1417">
                <text:p>-0.14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.654139904">
                <text:p>27.654139904</text:p>
              </table:table-cell>
              <table:table-cell office:value-type="float" office:value="0.0227000005543">
                <text:p>0.0227000005543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.706220032">
                <text:p>27.706220032</text:p>
              </table:table-cell>
              <table:table-cell office:value-type="float" office:value="0.0230999998748">
                <text:p>0.0230999998748</text:p>
              </table:table-cell>
              <table:table-cell office:value-type="float" office:value="0.2615">
                <text:p>0.26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75824">
                <text:p>27.75824</text:p>
              </table:table-cell>
              <table:table-cell office:value-type="float" office:value="0.0366999991238">
                <text:p>0.0366999991238</text:p>
              </table:table-cell>
              <table:table-cell office:value-type="float" office:value="0.1742">
                <text:p>0.17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.80992">
                <text:p>27.80992</text:p>
              </table:table-cell>
              <table:table-cell office:value-type="float" office:value="0.0456999987364">
                <text:p>0.0456999987364</text:p>
              </table:table-cell>
              <table:table-cell office:value-type="float" office:value="0.1193">
                <text:p>0.11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861899776">
                <text:p>27.861899776</text:p>
              </table:table-cell>
              <table:table-cell office:value-type="float" office:value="0.0518999993801">
                <text:p>0.0518999993801</text:p>
              </table:table-cell>
              <table:table-cell office:value-type="float" office:value="0.1097">
                <text:p>0.10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.913900032">
                <text:p>27.913900032</text:p>
              </table:table-cell>
              <table:table-cell office:value-type="float" office:value="0.0575999990106">
                <text:p>0.0575999990106</text:p>
              </table:table-cell>
              <table:table-cell office:value-type="float" office:value="0.1262">
                <text:p>0.12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.965410048">
                <text:p>27.965410048</text:p>
              </table:table-cell>
              <table:table-cell office:value-type="float" office:value="0.064099997282">
                <text:p>0.064099997282</text:p>
              </table:table-cell>
              <table:table-cell office:value-type="float" office:value="0.1269">
                <text:p>0.12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.017439744">
                <text:p>28.017439744</text:p>
              </table:table-cell>
              <table:table-cell office:value-type="float" office:value="0.0706999972463">
                <text:p>0.0706999972463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.06955008">
                <text:p>28.06955008</text:p>
              </table:table-cell>
              <table:table-cell office:value-type="float" office:value="0.0747999995947">
                <text:p>0.0747999995947</text:p>
              </table:table-cell>
              <table:table-cell office:value-type="float" office:value="-0.0095">
                <text:p>-0.00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.122589952">
                <text:p>28.122589952</text:p>
              </table:table-cell>
              <table:table-cell office:value-type="float" office:value="0.0742999985814">
                <text:p>0.0742999985814</text:p>
              </table:table-cell>
              <table:table-cell office:value-type="float" office:value="-0.0675">
                <text:p>-0.06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.174500096">
                <text:p>28.174500096</text:p>
              </table:table-cell>
              <table:table-cell office:value-type="float" office:value="0.070799998939">
                <text:p>0.070799998939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.226799872">
                <text:p>28.226799872</text:p>
              </table:table-cell>
              <table:table-cell office:value-type="float" office:value="0.0644999966025">
                <text:p>0.0644999966025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.32873984">
                <text:p>28.32873984</text:p>
              </table:table-cell>
              <table:table-cell office:value-type="float" office:value="0.0527999997139">
                <text:p>0.0527999997139</text:p>
              </table:table-cell>
              <table:table-cell office:value-type="float" office:value="-0.1355">
                <text:p>-0.13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.381879808">
                <text:p>28.381879808</text:p>
              </table:table-cell>
              <table:table-cell office:value-type="float" office:value="0.0456000007689">
                <text:p>0.0456000007689</text:p>
              </table:table-cell>
              <table:table-cell office:value-type="float" office:value="-0.1329">
                <text:p>-0.13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.43380992">
                <text:p>28.43380992</text:p>
              </table:table-cell>
              <table:table-cell office:value-type="float" office:value="0.0386999994516">
                <text:p>0.0386999994516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.535350016">
                <text:p>28.535350016</text:p>
              </table:table-cell>
              <table:table-cell office:value-type="float" office:value="0.0289999991655">
                <text:p>0.0289999991655</text:p>
              </table:table-cell>
              <table:table-cell office:value-type="float" office:value="-0.1327">
                <text:p>-0.13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.587350016">
                <text:p>28.587350016</text:p>
              </table:table-cell>
              <table:table-cell office:value-type="float" office:value="0.0220999997109">
                <text:p>0.0220999997109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.643440128">
                <text:p>28.643440128</text:p>
              </table:table-cell>
              <table:table-cell office:value-type="float" office:value="0.0156999994069">
                <text:p>0.0156999994069</text:p>
              </table:table-cell>
              <table:table-cell office:value-type="float" office:value="-0.1323">
                <text:p>-0.13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.695600128">
                <text:p>28.695600128</text:p>
              </table:table-cell>
              <table:table-cell office:value-type="float" office:value="0.00879999995232">
                <text:p>0.00879999995232</text:p>
              </table:table-cell>
              <table:table-cell office:value-type="float" office:value="-0.1188">
                <text:p>-0.11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.74697984">
                <text:p>28.74697984</text:p>
              </table:table-cell>
              <table:table-cell office:value-type="float" office:value="0.00270000007004">
                <text:p>0.00270000007004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.8">
                <text:p>28.8</text:p>
              </table:table-cell>
              <table:table-cell office:value-type="float" office:value="0.000199999994948">
                <text:p>0.000199999994948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.852069888">
                <text:p>28.852069888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.904150016">
                <text:p>28.90415001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.956119808">
                <text:p>28.95611980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.008029952">
                <text:p>29.00802995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9.110149888">
                <text:p>29.11014988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9.16224">
                <text:p>29.1622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.214259968">
                <text:p>29.21425996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.31995008">
                <text:p>29.3199500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.371929856">
                <text:p>29.37192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9.423929856">
                <text:p>29.423929856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.47593984">
                <text:p>29.4759398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.527170048">
                <text:p>29.5271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.579429888">
                <text:p>29.57942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.631519744">
                <text:p>29.63151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.682789888">
                <text:p>29.68278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.73406976">
                <text:p>29.73406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.83561984">
                <text:p>29.83561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.886889728">
                <text:p>29.88688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.938099968">
                <text:p>29.9380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.989289984">
                <text:p>29.9892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.041030144">
                <text:p>30.04103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.093040128">
                <text:p>30.0930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.145090048">
                <text:p>30.14509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.197119744">
                <text:p>30.19711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.249179904">
                <text:p>30.24917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.300519936">
                <text:p>30.30051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.40171008">
                <text:p>30.4017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.452919808">
                <text:p>30.45291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.50416">
                <text:p>30.5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.555330048">
                <text:p>30.55533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.607819776">
                <text:p>30.60781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.709829888">
                <text:p>30.70982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.761869824">
                <text:p>30.76186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.814180096">
                <text:p>30.81418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.865499904">
                <text:p>30.8654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.917819904">
                <text:p>30.9178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.969720064">
                <text:p>30.96972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1.022040064">
                <text:p>31.0220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1.074840064">
                <text:p>31.0748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1.126969856">
                <text:p>31.12696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.180630016">
                <text:p>31.1806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1.232580096">
                <text:p>31.232580096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.284539904">
                <text:p>31.284539904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1.335709952">
                <text:p>31.33570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.387230208">
                <text:p>31.38723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.4408">
                <text:p>31.4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.49328">
                <text:p>31.49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.545389824">
                <text:p>31.54538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.59748992">
                <text:p>31.5974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.649499904">
                <text:p>31.6494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.753299968">
                <text:p>31.7532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.805549824">
                <text:p>31.80554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.856790016">
                <text:p>31.85679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1.95876992">
                <text:p>31.95876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2.011270144">
                <text:p>32.0112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2.063389952">
                <text:p>32.06338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2.115539968">
                <text:p>32.11553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.167849984">
                <text:p>32.16784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.220119808">
                <text:p>32.22011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2.32185984">
                <text:p>32.3218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.373200128">
                <text:p>32.3732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2.424499968">
                <text:p>32.4244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.526569728">
                <text:p>32.52656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.579289856">
                <text:p>32.57928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2.631369984">
                <text:p>32.6313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2.68308992">
                <text:p>32.6830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2.734459904">
                <text:p>32.73445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2.785829888">
                <text:p>32.78582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.838119936">
                <text:p>32.83811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2.890230016">
                <text:p>32.890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2.941580032">
                <text:p>32.94158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.99353984">
                <text:p>32.9935398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742cm" svg:height="9cm" xlink:href=".." xlink:type="simple" chart:class="chart:scatter" chart:style-name="ch1">
        <chart:legend chart:legend-position="end" svg:x="37.805cm" svg:y="3.952cm" style:legend-expansion="high" chart:style-name="ch2"/>
        <chart:plot-area chart:style-name="ch3" table:cell-range-address="Sheet1.B1:Sheet1.C577 Sheet1.K1:Sheet1.K577" chart:data-source-has-labels="row" svg:x="0.834cm" svg:y="0.18cm" svg:width="36.137cm" svg:height="8.64cm">
          <chartooo:coordinate-region svg:x="1.852cm" svg:y="0.379cm" svg:width="34.93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77" chart:label-cell-address="Sheet1.C1:Sheet1.C1" chart:class="chart:scatter">
            <chart:domain table:cell-range-address="Sheet1.B2:Sheet1.B577"/>
            <chart:data-point chart:repeated="576"/>
          </chart:series>
          <chart:series chart:style-name="ch7" chart:values-cell-range-address="Sheet1.K2:Sheet1.K577" chart:label-cell-address="Sheet1.K1:Sheet1.K1" chart:class="chart:scatter">
            <chart:data-point chart:repeated="5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eld.acceleration</text:p>
                <draw:g>
                  <svg:desc>Sheet1.C1:Sheet1.C1</svg:desc>
                </draw:g>
              </table:table-cell>
              <table:table-cell office:value-type="string">
                <text:p>field.speed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577</svg:desc>
                </draw:g>
              </table:table-cell>
              <table:table-cell office:value-type="float" office:value="0">
                <text:p>0</text:p>
                <draw:g>
                  <svg:desc>Sheet1.C2:Sheet1.C577</svg:desc>
                </draw:g>
              </table:table-cell>
              <table:table-cell office:value-type="float" office:value="0">
                <text:p>0</text:p>
                <draw:g>
                  <svg:desc>Sheet1.K2:Sheet1.K5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029952">
                <text:p>0.05202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09984">
                <text:p>0.104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608">
                <text:p>0.2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56">
                <text:p>0.25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719744">
                <text:p>0.31071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3200128">
                <text:p>0.4132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5139968">
                <text:p>0.46513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6339712">
                <text:p>0.516339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7660032">
                <text:p>0.56766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971968">
                <text:p>0.61971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1160064">
                <text:p>0.67116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2520064">
                <text:p>0.72252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4530048">
                <text:p>0.77453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6569984">
                <text:p>0.8265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9149952">
                <text:p>0.92914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0669952">
                <text:p>0.98066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2610048">
                <text:p>1.03261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4280064">
                <text:p>1.0842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5640064">
                <text:p>1.1356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8772992">
                <text:p>1.18772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9649792">
                <text:p>1.23964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92329984">
                <text:p>1.29232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4382976">
                <text:p>1.34382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6129792">
                <text:p>1.39612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48150016">
                <text:p>1.44815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00999936">
                <text:p>1.50099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5020032">
                <text:p>1.555020032</text:p>
              </table:table-cell>
              <table:table-cell office:value-type="float" office:value="0.000190000006114">
                <text:p>0.00019000000611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6999808">
                <text:p>1.60699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8139904">
                <text:p>1.65813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10040064">
                <text:p>1.7100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6208">
                <text:p>1.76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13289984">
                <text:p>1.8132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64560128">
                <text:p>1.86456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65700096">
                <text:p>1.96570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17769984">
                <text:p>2.0177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7028992">
                <text:p>2.0702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22249984">
                <text:p>2.122249984</text:p>
              </table:table-cell>
              <table:table-cell office:value-type="float" office:value="-0.000180000002729">
                <text:p>-0.00018000000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74230016">
                <text:p>2.174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76159744">
                <text:p>2.27615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2820992">
                <text:p>2.32820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7945984">
                <text:p>2.3794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31510016">
                <text:p>2.43151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8427008">
                <text:p>2.48427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6899968">
                <text:p>2.5868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39059968">
                <text:p>2.63905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91099904">
                <text:p>2.6910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43170048">
                <text:p>2.7431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95160064">
                <text:p>2.79516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4756992">
                <text:p>2.84756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99620096">
                <text:p>2.89962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01459968">
                <text:p>3.00145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53480192">
                <text:p>3.05348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05419776">
                <text:p>3.10541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57519872">
                <text:p>3.15751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59279872">
                <text:p>3.25927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1163008">
                <text:p>3.31163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63709952">
                <text:p>3.36370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16570112">
                <text:p>3.41657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68499968">
                <text:p>3.4684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52020992">
                <text:p>3.52020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72429824">
                <text:p>3.57242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24499968">
                <text:p>3.6244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75919872">
                <text:p>3.67591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78969856">
                <text:p>3.77896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30370048">
                <text:p>3.8303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81619968">
                <text:p>3.88161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33359872">
                <text:p>3.93335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85149952">
                <text:p>3.98514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037080064">
                <text:p>4.0370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89999872">
                <text:p>4.08999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42149888">
                <text:p>4.14214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93639936">
                <text:p>4.19363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45289728">
                <text:p>4.24528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96440064">
                <text:p>4.2964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49299968">
                <text:p>4.3492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02230016">
                <text:p>4.402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55109888">
                <text:p>4.45510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58689792">
                <text:p>4.55868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610230016">
                <text:p>4.610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661449728">
                <text:p>4.66144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713499904">
                <text:p>4.7134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766469888">
                <text:p>4.76646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19929856">
                <text:p>4.81992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71929856">
                <text:p>4.87192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927439872">
                <text:p>4.92743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97968">
                <text:p>4.97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031650048">
                <text:p>5.03165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84079872">
                <text:p>5.08407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136339968">
                <text:p>5.13633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188439808">
                <text:p>5.18843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23968">
                <text:p>5.23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291859968">
                <text:p>5.29185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43849984">
                <text:p>5.34384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395800064">
                <text:p>5.39580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4889984">
                <text:p>5.448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500159744">
                <text:p>5.50015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5188992">
                <text:p>5.5518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603949824">
                <text:p>5.60394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56059904">
                <text:p>5.65605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757799936">
                <text:p>5.75779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809479936">
                <text:p>5.80947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862189824">
                <text:p>5.86218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1403008">
                <text:p>5.91403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1598976">
                <text:p>6.01598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068769792">
                <text:p>6.06876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70749952">
                <text:p>6.17074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2288">
                <text:p>6.22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274809856">
                <text:p>6.27480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27049984">
                <text:p>6.32704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8102016">
                <text:p>6.3810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432439808">
                <text:p>6.43243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84519936">
                <text:p>6.48451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536179968">
                <text:p>6.53617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588260096">
                <text:p>6.58826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640250112">
                <text:p>6.64025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692169984">
                <text:p>6.6921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74409984">
                <text:p>6.744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796179968">
                <text:p>6.79617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848169984">
                <text:p>6.848169984</text:p>
              </table:table-cell>
              <table:table-cell office:value-type="float" office:value="0.000190000006114">
                <text:p>0.00019000000611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899480064">
                <text:p>6.8994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95129984">
                <text:p>6.9512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003279872">
                <text:p>7.00327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055479808">
                <text:p>7.05547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108219904">
                <text:p>7.1082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211010048">
                <text:p>7.21101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264190208">
                <text:p>7.26419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16009984">
                <text:p>7.3160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67469824">
                <text:p>7.36746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418710016">
                <text:p>7.418710016</text:p>
              </table:table-cell>
              <table:table-cell office:value-type="float" office:value="-0.000180000002729">
                <text:p>-0.00018000000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47081984">
                <text:p>7.47081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22860032">
                <text:p>7.52286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24219904">
                <text:p>7.6242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675910144">
                <text:p>7.67591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727379968">
                <text:p>7.72737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779670016">
                <text:p>7.77967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8155008">
                <text:p>7.88155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933609984">
                <text:p>7.93360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8564992">
                <text:p>7.98564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037849856">
                <text:p>8.03784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089769984">
                <text:p>8.0897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141599744">
                <text:p>8.14159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193570048">
                <text:p>8.1935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2448">
                <text:p>8.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296719872">
                <text:p>8.29671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3984">
                <text:p>8.3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450519808">
                <text:p>8.45051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501869824">
                <text:p>8.50186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553129984">
                <text:p>8.553129984</text:p>
              </table:table-cell>
              <table:table-cell office:value-type="float" office:value="0.000180000002729">
                <text:p>0.00018000000272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60518016">
                <text:p>8.60518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657049856">
                <text:p>8.65704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709019904">
                <text:p>8.7090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62009856">
                <text:p>8.76200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813899776">
                <text:p>8.81389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865039872">
                <text:p>8.86503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66619904">
                <text:p>8.9666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01812992">
                <text:p>9.01812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070419968">
                <text:p>9.07041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122729984">
                <text:p>9.122729984</text:p>
              </table:table-cell>
              <table:table-cell office:value-type="float" office:value="-0.000180000002729">
                <text:p>-0.00018000000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174089984">
                <text:p>9.1740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225570048">
                <text:p>9.22557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77039872">
                <text:p>9.277039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329200128">
                <text:p>9.3292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381270016">
                <text:p>9.38127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433259776">
                <text:p>9.43325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485019904">
                <text:p>9.4850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36249856">
                <text:p>9.53624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58740992">
                <text:p>9.58740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638589952">
                <text:p>9.63858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739809792">
                <text:p>9.73980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792250112">
                <text:p>9.792250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144140032">
                <text:p>10.144140032</text:p>
              </table:table-cell>
              <table:table-cell office:value-type="float" office:value="0.000119999996969">
                <text:p>0.00011999999696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196079872">
                <text:p>10.196079872</text:p>
              </table:table-cell>
              <table:table-cell office:value-type="float" office:value="0.000119999996969">
                <text:p>0.000119999996969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248859904">
                <text:p>10.248859904</text:p>
              </table:table-cell>
              <table:table-cell office:value-type="float" office:value="0.00104000000283">
                <text:p>0.00104000000283</text:p>
              </table:table-cell>
              <table:table-cell office:value-type="float" office:value="0.00089999998454">
                <text:p>0.000899999984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301739776">
                <text:p>10.301739776</text:p>
              </table:table-cell>
              <table:table-cell office:value-type="float" office:value="0.00484000006691">
                <text:p>0.00484000006691</text:p>
              </table:table-cell>
              <table:table-cell office:value-type="float" office:value="0.00419999985024">
                <text:p>0.004199999850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353709824">
                <text:p>10.353709824</text:p>
              </table:table-cell>
              <table:table-cell office:value-type="float" office:value="0.00989999994636">
                <text:p>0.00989999994636</text:p>
              </table:table-cell>
              <table:table-cell office:value-type="float" office:value="0.00860000029206">
                <text:p>0.008600000292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405609984">
                <text:p>10.405609984</text:p>
              </table:table-cell>
              <table:table-cell office:value-type="float" office:value="0.0156399998814">
                <text:p>0.0156399998814</text:p>
              </table:table-cell>
              <table:table-cell office:value-type="float" office:value="0.0136000001803">
                <text:p>0.01360000018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457509888">
                <text:p>10.457509888</text:p>
              </table:table-cell>
              <table:table-cell office:value-type="float" office:value="0.0212600007653">
                <text:p>0.0212600007653</text:p>
              </table:table-cell>
              <table:table-cell office:value-type="float" office:value="0.0185000002384">
                <text:p>0.01850000023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508839936">
                <text:p>10.508839936</text:p>
              </table:table-cell>
              <table:table-cell office:value-type="float" office:value="0.0266600009054">
                <text:p>0.0266600009054</text:p>
              </table:table-cell>
              <table:table-cell office:value-type="float" office:value="0.023199999705">
                <text:p>0.0231999997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560909824">
                <text:p>10.560909824</text:p>
              </table:table-cell>
              <table:table-cell office:value-type="float" office:value="0.0359300002456">
                <text:p>0.0359300002456</text:p>
              </table:table-cell>
              <table:table-cell office:value-type="float" office:value="0.0295000001788">
                <text:p>0.02950000017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612879872">
                <text:p>10.612879872</text:p>
              </table:table-cell>
              <table:table-cell office:value-type="float" office:value="0.0424100011587">
                <text:p>0.0424100011587</text:p>
              </table:table-cell>
              <table:table-cell office:value-type="float" office:value="0.0348000004888">
                <text:p>0.03480000048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664240128">
                <text:p>10.664240128</text:p>
              </table:table-cell>
              <table:table-cell office:value-type="float" office:value="0.120360001922">
                <text:p>0.120360001922</text:p>
              </table:table-cell>
              <table:table-cell office:value-type="float" office:value="0.0627000033855">
                <text:p>0.06270000338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715859968">
                <text:p>10.715859968</text:p>
              </table:table-cell>
              <table:table-cell office:value-type="float" office:value="0.136020004749">
                <text:p>0.136020004749</text:p>
              </table:table-cell>
              <table:table-cell office:value-type="float" office:value="0.070799998939">
                <text:p>0.0707999989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767239936">
                <text:p>10.767239936</text:p>
              </table:table-cell>
              <table:table-cell office:value-type="float" office:value="0.147569999099">
                <text:p>0.147569999099</text:p>
              </table:table-cell>
              <table:table-cell office:value-type="float" office:value="0.0773999989033">
                <text:p>0.07739999890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6996992">
                <text:p>10.86996992</text:p>
              </table:table-cell>
              <table:table-cell office:value-type="float" office:value="0.133220002055">
                <text:p>0.133220002055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21560064">
                <text:p>10.921560064</text:p>
              </table:table-cell>
              <table:table-cell office:value-type="float" office:value="0.126790001988">
                <text:p>0.126790001988</text:p>
              </table:table-cell>
              <table:table-cell office:value-type="float" office:value="0.0806000009179">
                <text:p>0.0806000009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973029888">
                <text:p>10.973029888</text:p>
              </table:table-cell>
              <table:table-cell office:value-type="float" office:value="0.117200002074">
                <text:p>0.117200002074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02432">
                <text:p>11.02432</text:p>
              </table:table-cell>
              <table:table-cell office:value-type="float" office:value="0.108329996467">
                <text:p>0.108329996467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075969792">
                <text:p>11.075969792</text:p>
              </table:table-cell>
              <table:table-cell office:value-type="float" office:value="0.100149996579">
                <text:p>0.100149996579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127120128">
                <text:p>11.127120128</text:p>
              </table:table-cell>
              <table:table-cell office:value-type="float" office:value="0.0886600017548">
                <text:p>0.0886600017548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178279936">
                <text:p>11.178279936</text:p>
              </table:table-cell>
              <table:table-cell office:value-type="float" office:value="0.0718099996448">
                <text:p>0.0718099996448</text:p>
              </table:table-cell>
              <table:table-cell office:value-type="float" office:value="0.0754000023007">
                <text:p>0.07540000230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230870016">
                <text:p>11.230870016</text:p>
              </table:table-cell>
              <table:table-cell office:value-type="float" office:value="0.0104099996388">
                <text:p>0.0104099996388</text:p>
              </table:table-cell>
              <table:table-cell office:value-type="float" office:value="0.068599998951">
                <text:p>0.0685999989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282149888">
                <text:p>11.282149888</text:p>
              </table:table-cell>
              <table:table-cell office:value-type="float" office:value="-0.0192499998957">
                <text:p>-0.0192499998957</text:p>
              </table:table-cell>
              <table:table-cell office:value-type="float" office:value="0.0599000006914">
                <text:p>0.05990000069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33349888">
                <text:p>11.333349888</text:p>
              </table:table-cell>
              <table:table-cell office:value-type="float" office:value="-0.0508700013161">
                <text:p>-0.0508700013161</text:p>
              </table:table-cell>
              <table:table-cell office:value-type="float" office:value="0.048599999398">
                <text:p>0.0485999993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38457984">
                <text:p>11.38457984</text:p>
              </table:table-cell>
              <table:table-cell office:value-type="float" office:value="-0.0921100005507">
                <text:p>-0.0921100005507</text:p>
              </table:table-cell>
              <table:table-cell office:value-type="float" office:value="0.0324999988079">
                <text:p>0.03249999880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485779712">
                <text:p>11.485779712</text:p>
              </table:table-cell>
              <table:table-cell office:value-type="float" office:value="-0.0994300022721">
                <text:p>-0.0994300022721</text:p>
              </table:table-cell>
              <table:table-cell office:value-type="float" office:value="0.0244999993593">
                <text:p>0.02449999935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53737984">
                <text:p>11.53737984</text:p>
              </table:table-cell>
              <table:table-cell office:value-type="float" office:value="-0.0926700010896">
                <text:p>-0.0926700010896</text:p>
              </table:table-cell>
              <table:table-cell office:value-type="float" office:value="0.0277999993414">
                <text:p>0.0277999993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9536">
                <text:p>11.59536</text:p>
              </table:table-cell>
              <table:table-cell office:value-type="float" office:value="-0.0784500017762">
                <text:p>-0.0784500017762</text:p>
              </table:table-cell>
              <table:table-cell office:value-type="float" office:value="0.0351000018418">
                <text:p>0.03510000184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647450112">
                <text:p>11.647450112</text:p>
              </table:table-cell>
              <table:table-cell office:value-type="float" office:value="-0.0656199976802">
                <text:p>-0.0656199976802</text:p>
              </table:table-cell>
              <table:table-cell office:value-type="float" office:value="0.042500000447">
                <text:p>0.0425000004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699849984">
                <text:p>11.699849984</text:p>
              </table:table-cell>
              <table:table-cell office:value-type="float" office:value="-0.0527300015092">
                <text:p>-0.0527300015092</text:p>
              </table:table-cell>
              <table:table-cell office:value-type="float" office:value="0.0494999997318">
                <text:p>0.0494999997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751930112">
                <text:p>11.751930112</text:p>
              </table:table-cell>
              <table:table-cell office:value-type="float" office:value="-0.0339899994433">
                <text:p>-0.0339899994433</text:p>
              </table:table-cell>
              <table:table-cell office:value-type="float" office:value="0.0559000000358">
                <text:p>0.05590000003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03980032">
                <text:p>11.803980032</text:p>
              </table:table-cell>
              <table:table-cell office:value-type="float" office:value="-0.0129100000486">
                <text:p>-0.0129100000486</text:p>
              </table:table-cell>
              <table:table-cell office:value-type="float" office:value="0.0612000003457">
                <text:p>0.06120000034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855290112">
                <text:p>11.855290112</text:p>
              </table:table-cell>
              <table:table-cell office:value-type="float" office:value="0.00960000045598">
                <text:p>0.00960000045598</text:p>
              </table:table-cell>
              <table:table-cell office:value-type="float" office:value="0.0653999969363">
                <text:p>0.06539999693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07389952">
                <text:p>11.907389952</text:p>
              </table:table-cell>
              <table:table-cell office:value-type="float" office:value="0.0299600008875">
                <text:p>0.0299600008875</text:p>
              </table:table-cell>
              <table:table-cell office:value-type="float" office:value="0.0658000037074">
                <text:p>0.06580000370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009389824">
                <text:p>12.009389824</text:p>
              </table:table-cell>
              <table:table-cell office:value-type="float" office:value="0.0520199984312">
                <text:p>0.0520199984312</text:p>
              </table:table-cell>
              <table:table-cell office:value-type="float" office:value="0.0649999976158">
                <text:p>0.06499999761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061089792">
                <text:p>12.061089792</text:p>
              </table:table-cell>
              <table:table-cell office:value-type="float" office:value="0.0735199972987">
                <text:p>0.0735199972987</text:p>
              </table:table-cell>
              <table:table-cell office:value-type="float" office:value="0.0667999982834">
                <text:p>0.06679999828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113189888">
                <text:p>12.113189888</text:p>
              </table:table-cell>
              <table:table-cell office:value-type="float" office:value="0.0750299990177">
                <text:p>0.0750299990177</text:p>
              </table:table-cell>
              <table:table-cell office:value-type="float" office:value="0.0710000023246">
                <text:p>0.07100000232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165209856">
                <text:p>12.165209856</text:p>
              </table:table-cell>
              <table:table-cell office:value-type="float" office:value="0.0728299990296">
                <text:p>0.0728299990296</text:p>
              </table:table-cell>
              <table:table-cell office:value-type="float" office:value="0.0766000002623">
                <text:p>0.07660000026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21737984">
                <text:p>12.21737984</text:p>
              </table:table-cell>
              <table:table-cell office:value-type="float" office:value="0.0652699992061">
                <text:p>0.0652699992061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269319936">
                <text:p>12.269319936</text:p>
              </table:table-cell>
              <table:table-cell office:value-type="float" office:value="0.053559999913">
                <text:p>0.053559999913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321299968">
                <text:p>12.321299968</text:p>
              </table:table-cell>
              <table:table-cell office:value-type="float" office:value="0.0426799990237">
                <text:p>0.0426799990237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373229824">
                <text:p>12.373229824</text:p>
              </table:table-cell>
              <table:table-cell office:value-type="float" office:value="0.0324999988079">
                <text:p>0.0324999988079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42521984">
                <text:p>12.42521984</text:p>
              </table:table-cell>
              <table:table-cell office:value-type="float" office:value="0.0254399999976">
                <text:p>0.0254399999976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477319936">
                <text:p>12.477319936</text:p>
              </table:table-cell>
              <table:table-cell office:value-type="float" office:value="0.0242100004107">
                <text:p>0.0242100004107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529359872">
                <text:p>12.529359872</text:p>
              </table:table-cell>
              <table:table-cell office:value-type="float" office:value="0.0282700005919">
                <text:p>0.0282700005919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581430016">
                <text:p>12.581430016</text:p>
              </table:table-cell>
              <table:table-cell office:value-type="float" office:value="0.0245999991894">
                <text:p>0.0245999991894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63268992">
                <text:p>12.63268992</text:p>
              </table:table-cell>
              <table:table-cell office:value-type="float" office:value="0.0167500004172">
                <text:p>0.0167500004172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684389888">
                <text:p>12.684389888</text:p>
              </table:table-cell>
              <table:table-cell office:value-type="float" office:value="0.00559000018984">
                <text:p>0.00559000018984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73609984">
                <text:p>12.73609984</text:p>
              </table:table-cell>
              <table:table-cell office:value-type="float" office:value="-0.000190000006114">
                <text:p>-0.000190000006114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788229888">
                <text:p>12.788229888</text:p>
              </table:table-cell>
              <table:table-cell office:value-type="float" office:value="-0.000769999984186">
                <text:p>-0.000769999984186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839429888">
                <text:p>12.839429888</text:p>
              </table:table-cell>
              <table:table-cell office:value-type="float" office:value="-0.000959999975748">
                <text:p>-0.000959999975748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890739968">
                <text:p>12.890739968</text:p>
              </table:table-cell>
              <table:table-cell office:value-type="float" office:value="0">
                <text:p>0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942369792">
                <text:p>12.942369792</text:p>
              </table:table-cell>
              <table:table-cell office:value-type="float" office:value="-0.000579999992624">
                <text:p>-0.000579999992624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994099968">
                <text:p>12.994099968</text:p>
              </table:table-cell>
              <table:table-cell office:value-type="float" office:value="0">
                <text:p>0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04576">
                <text:p>13.04576</text:p>
              </table:table-cell>
              <table:table-cell office:value-type="float" office:value="0">
                <text:p>0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097769984">
                <text:p>13.097769984</text:p>
              </table:table-cell>
              <table:table-cell office:value-type="float" office:value="0.000579999992624">
                <text:p>0.000579999992624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149769984">
                <text:p>13.149769984</text:p>
              </table:table-cell>
              <table:table-cell office:value-type="float" office:value="0.000190000006114">
                <text:p>0.000190000006114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201769728">
                <text:p>13.201769728</text:p>
              </table:table-cell>
              <table:table-cell office:value-type="float" office:value="0.00135000003502">
                <text:p>0.00135000003502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25483008">
                <text:p>13.25483008</text:p>
              </table:table-cell>
              <table:table-cell office:value-type="float" office:value="0.000579999992624">
                <text:p>0.000579999992624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07009792">
                <text:p>13.307009792</text:p>
              </table:table-cell>
              <table:table-cell office:value-type="float" office:value="0.000769999984186">
                <text:p>0.000769999984186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359089664">
                <text:p>13.359089664</text:p>
              </table:table-cell>
              <table:table-cell office:value-type="float" office:value="-0.000769999984186">
                <text:p>-0.000769999984186</text:p>
              </table:table-cell>
              <table:table-cell office:value-type="float" office:value="0.0793000012636">
                <text:p>0.07930000126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461090048">
                <text:p>13.461090048</text:p>
              </table:table-cell>
              <table:table-cell office:value-type="float" office:value="-0.00526000000536">
                <text:p>-0.00526000000536</text:p>
              </table:table-cell>
              <table:table-cell office:value-type="float" office:value="0.076700001955">
                <text:p>0.0767000019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51257984">
                <text:p>13.51257984</text:p>
              </table:table-cell>
              <table:table-cell office:value-type="float" office:value="-0.00911999959499">
                <text:p>-0.00911999959499</text:p>
              </table:table-cell>
              <table:table-cell office:value-type="float" office:value="0.0744000002742">
                <text:p>0.07440000027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568069888">
                <text:p>13.568069888</text:p>
              </table:table-cell>
              <table:table-cell office:value-type="float" office:value="-0.0113199995831">
                <text:p>-0.0113199995831</text:p>
              </table:table-cell>
              <table:table-cell office:value-type="float" office:value="0.0731000006199">
                <text:p>0.07310000061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670099968">
                <text:p>13.670099968</text:p>
              </table:table-cell>
              <table:table-cell office:value-type="float" office:value="-0.0152200004086">
                <text:p>-0.0152200004086</text:p>
              </table:table-cell>
              <table:table-cell office:value-type="float" office:value="0.0702000036836">
                <text:p>0.07020000368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25799936">
                <text:p>13.725799936</text:p>
              </table:table-cell>
              <table:table-cell office:value-type="float" office:value="-0.0195899996907">
                <text:p>-0.0195899996907</text:p>
              </table:table-cell>
              <table:table-cell office:value-type="float" office:value="0.0675999969244">
                <text:p>0.06759999692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7881984">
                <text:p>13.77881984</text:p>
              </table:table-cell>
              <table:table-cell office:value-type="float" office:value="-0.0232100002468">
                <text:p>-0.0232100002468</text:p>
              </table:table-cell>
              <table:table-cell office:value-type="float" office:value="0.0652000010014">
                <text:p>0.06520000100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830089984">
                <text:p>13.830089984</text:p>
              </table:table-cell>
              <table:table-cell office:value-type="float" office:value="-0.0259399991482">
                <text:p>-0.0259399991482</text:p>
              </table:table-cell>
              <table:table-cell office:value-type="float" office:value="0.0639000013471">
                <text:p>0.06390000134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881609984">
                <text:p>13.881609984</text:p>
              </table:table-cell>
              <table:table-cell office:value-type="float" office:value="-0.0242500007153">
                <text:p>-0.0242500007153</text:p>
              </table:table-cell>
              <table:table-cell office:value-type="float" office:value="0.0646999999881">
                <text:p>0.06469999998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932920064">
                <text:p>13.932920064</text:p>
              </table:table-cell>
              <table:table-cell office:value-type="float" office:value="-0.0218899995089">
                <text:p>-0.0218899995089</text:p>
              </table:table-cell>
              <table:table-cell office:value-type="float" office:value="0.0662999972701">
                <text:p>0.06629999727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984979712">
                <text:p>13.984979712</text:p>
              </table:table-cell>
              <table:table-cell office:value-type="float" office:value="-0.0166200008243">
                <text:p>-0.0166200008243</text:p>
              </table:table-cell>
              <table:table-cell office:value-type="float" office:value="0.0688999965787">
                <text:p>0.06889999657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037029888">
                <text:p>14.037029888</text:p>
              </table:table-cell>
              <table:table-cell office:value-type="float" office:value="-0.0086799999699">
                <text:p>-0.0086799999699</text:p>
              </table:table-cell>
              <table:table-cell office:value-type="float" office:value="0.0716999992728">
                <text:p>0.07169999927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089449984">
                <text:p>14.089449984</text:p>
              </table:table-cell>
              <table:table-cell office:value-type="float" office:value="-0.00260000000708">
                <text:p>-0.00260000000708</text:p>
              </table:table-cell>
              <table:table-cell office:value-type="float" office:value="0.0728999972343">
                <text:p>0.07289999723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141469952">
                <text:p>14.141469952</text:p>
              </table:table-cell>
              <table:table-cell office:value-type="float" office:value="0.00365999992937">
                <text:p>0.00365999992937</text:p>
              </table:table-cell>
              <table:table-cell office:value-type="float" office:value="0.0751999989152">
                <text:p>0.07519999891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24372992">
                <text:p>14.24372992</text:p>
              </table:table-cell>
              <table:table-cell office:value-type="float" office:value="0.0142999999225">
                <text:p>0.0142999999225</text:p>
              </table:table-cell>
              <table:table-cell office:value-type="float" office:value="0.0784000009298">
                <text:p>0.07840000092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295820032">
                <text:p>14.295820032</text:p>
              </table:table-cell>
              <table:table-cell office:value-type="float" office:value="0.020530000329">
                <text:p>0.020530000329</text:p>
              </table:table-cell>
              <table:table-cell office:value-type="float" office:value="0.0793000012636">
                <text:p>0.07930000126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347289856">
                <text:p>14.347289856</text:p>
              </table:table-cell>
              <table:table-cell office:value-type="float" office:value="0.0258600004017">
                <text:p>0.0258600004017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448809984">
                <text:p>14.448809984</text:p>
              </table:table-cell>
              <table:table-cell office:value-type="float" office:value="0.0260199997574">
                <text:p>0.0260199997574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50041984">
                <text:p>14.50041984</text:p>
              </table:table-cell>
              <table:table-cell office:value-type="float" office:value="0.0239199995995">
                <text:p>0.0239199995995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552389888">
                <text:p>14.552389888</text:p>
              </table:table-cell>
              <table:table-cell office:value-type="float" office:value="0.0214699991047">
                <text:p>0.0214699991047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605199872">
                <text:p>14.605199872</text:p>
              </table:table-cell>
              <table:table-cell office:value-type="float" office:value="0.0170900002122">
                <text:p>0.0170900002122</text:p>
              </table:table-cell>
              <table:table-cell office:value-type="float" office:value="0.0794999971986">
                <text:p>0.07949999719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658009856">
                <text:p>14.658009856</text:p>
              </table:table-cell>
              <table:table-cell office:value-type="float" office:value="0.0128800002858">
                <text:p>0.0128800002858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70937984">
                <text:p>14.70937984</text:p>
              </table:table-cell>
              <table:table-cell office:value-type="float" office:value="0.0109700001776">
                <text:p>0.0109700001776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812799744">
                <text:p>14.812799744</text:p>
              </table:table-cell>
              <table:table-cell office:value-type="float" office:value="0.00626000016928">
                <text:p>0.00626000016928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86478976">
                <text:p>14.86478976</text:p>
              </table:table-cell>
              <table:table-cell office:value-type="float" office:value="0.00161000003573">
                <text:p>0.00161000003573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916979968">
                <text:p>14.916979968</text:p>
              </table:table-cell>
              <table:table-cell office:value-type="float" office:value="0.000639999983832">
                <text:p>0.000639999983832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969769728">
                <text:p>14.969769728</text:p>
              </table:table-cell>
              <table:table-cell office:value-type="float" office:value="-0.00079999997979">
                <text:p>-0.00079999997979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021129984">
                <text:p>15.021129984</text:p>
              </table:table-cell>
              <table:table-cell office:value-type="float" office:value="-0.00034999998752">
                <text:p>-0.00034999998752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075160064">
                <text:p>15.075160064</text:p>
              </table:table-cell>
              <table:table-cell office:value-type="float" office:value="0.00034999998752">
                <text:p>0.00034999998752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27279872">
                <text:p>15.127279872</text:p>
              </table:table-cell>
              <table:table-cell office:value-type="float" office:value="0.000169999999343">
                <text:p>0.000169999999343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179279872">
                <text:p>15.179279872</text:p>
              </table:table-cell>
              <table:table-cell office:value-type="float" office:value="0.000520000001416">
                <text:p>0.000520000001416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31919872">
                <text:p>15.231919872</text:p>
              </table:table-cell>
              <table:table-cell office:value-type="float" office:value="0">
                <text:p>0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283109888">
                <text:p>15.283109888</text:p>
              </table:table-cell>
              <table:table-cell office:value-type="float" office:value="0.000520000001416">
                <text:p>0.000520000001416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334669824">
                <text:p>15.334669824</text:p>
              </table:table-cell>
              <table:table-cell office:value-type="float" office:value="0.000959999975748">
                <text:p>0.000959999975748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386500096">
                <text:p>15.386500096</text:p>
              </table:table-cell>
              <table:table-cell office:value-type="float" office:value="0.00173000001814">
                <text:p>0.00173000001814</text:p>
              </table:table-cell>
              <table:table-cell office:value-type="float" office:value="0.0803000032902">
                <text:p>0.08030000329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37819904">
                <text:p>15.437819904</text:p>
              </table:table-cell>
              <table:table-cell office:value-type="float" office:value="-0.00288000004366">
                <text:p>-0.00288000004366</text:p>
              </table:table-cell>
              <table:table-cell office:value-type="float" office:value="0.0781999975443">
                <text:p>0.07819999754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539709952">
                <text:p>15.539709952</text:p>
              </table:table-cell>
              <table:table-cell office:value-type="float" office:value="-0.0193000007421">
                <text:p>-0.0193000007421</text:p>
              </table:table-cell>
              <table:table-cell office:value-type="float" office:value="0.068400003016">
                <text:p>0.0684000030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59177984">
                <text:p>15.59177984</text:p>
              </table:table-cell>
              <table:table-cell office:value-type="float" office:value="-0.0264599993825">
                <text:p>-0.0264599993825</text:p>
              </table:table-cell>
              <table:table-cell office:value-type="float" office:value="0.0646999999881">
                <text:p>0.06469999998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643069952">
                <text:p>15.643069952</text:p>
              </table:table-cell>
              <table:table-cell office:value-type="float" office:value="-0.027820000425">
                <text:p>-0.027820000425</text:p>
              </table:table-cell>
              <table:table-cell office:value-type="float" office:value="0.0639000013471">
                <text:p>0.06390000134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694320128">
                <text:p>15.694320128</text:p>
              </table:table-cell>
              <table:table-cell office:value-type="float" office:value="-0.027160000056">
                <text:p>-0.027160000056</text:p>
              </table:table-cell>
              <table:table-cell office:value-type="float" office:value="0.0643000006676">
                <text:p>0.06430000066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745719808">
                <text:p>15.745719808</text:p>
              </table:table-cell>
              <table:table-cell office:value-type="float" office:value="-0.0250700004399">
                <text:p>-0.0250700004399</text:p>
              </table:table-cell>
              <table:table-cell office:value-type="float" office:value="0.0656000003219">
                <text:p>0.06560000032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797750016">
                <text:p>15.797750016</text:p>
              </table:table-cell>
              <table:table-cell office:value-type="float" office:value="-0.0224399995059">
                <text:p>-0.0224399995059</text:p>
              </table:table-cell>
              <table:table-cell office:value-type="float" office:value="0.0670000016689">
                <text:p>0.06700000166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849709824">
                <text:p>15.849709824</text:p>
              </table:table-cell>
              <table:table-cell office:value-type="float" office:value="-0.0199400000274">
                <text:p>-0.0199400000274</text:p>
              </table:table-cell>
              <table:table-cell office:value-type="float" office:value="0.0687000006437">
                <text:p>0.06870000064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901900032">
                <text:p>15.901900032</text:p>
              </table:table-cell>
              <table:table-cell office:value-type="float" office:value="-0.0178100001067">
                <text:p>-0.0178100001067</text:p>
              </table:table-cell>
              <table:table-cell office:value-type="float" office:value="0.0697999969125">
                <text:p>0.0697999969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954099968">
                <text:p>15.954099968</text:p>
              </table:table-cell>
              <table:table-cell office:value-type="float" office:value="-0.0183199997991">
                <text:p>-0.0183199997991</text:p>
              </table:table-cell>
              <table:table-cell office:value-type="float" office:value="0.0698999986053">
                <text:p>0.06989999860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005299968">
                <text:p>16.005299968</text:p>
              </table:table-cell>
              <table:table-cell office:value-type="float" office:value="-0.0148000000045">
                <text:p>-0.0148000000045</text:p>
              </table:table-cell>
              <table:table-cell office:value-type="float" office:value="0.0697999969125">
                <text:p>0.0697999969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056699904">
                <text:p>16.056699904</text:p>
              </table:table-cell>
              <table:table-cell office:value-type="float" office:value="0.000969999993686">
                <text:p>0.000969999993686</text:p>
              </table:table-cell>
              <table:table-cell office:value-type="float" office:value="0.0688999965787">
                <text:p>0.06889999657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107959808">
                <text:p>16.107959808</text:p>
              </table:table-cell>
              <table:table-cell office:value-type="float" office:value="0.00561999995261">
                <text:p>0.00561999995261</text:p>
              </table:table-cell>
              <table:table-cell office:value-type="float" office:value="0.0675999969244">
                <text:p>0.06759999692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209360128">
                <text:p>16.209360128</text:p>
              </table:table-cell>
              <table:table-cell office:value-type="float" office:value="0.00493999989703">
                <text:p>0.00493999989703</text:p>
              </table:table-cell>
              <table:table-cell office:value-type="float" office:value="0.0666999965906">
                <text:p>0.06669999659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261449984">
                <text:p>16.261449984</text:p>
              </table:table-cell>
              <table:table-cell office:value-type="float" office:value="0.00334999989718">
                <text:p>0.00334999989718</text:p>
              </table:table-cell>
              <table:table-cell office:value-type="float" office:value="0.0662000030279">
                <text:p>0.06620000302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313530112">
                <text:p>16.313530112</text:p>
              </table:table-cell>
              <table:table-cell office:value-type="float" office:value="0.0012300000526">
                <text:p>0.0012300000526</text:p>
              </table:table-cell>
              <table:table-cell office:value-type="float" office:value="0.0662999972701">
                <text:p>0.06629999727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36596992">
                <text:p>16.36596992</text:p>
              </table:table-cell>
              <table:table-cell office:value-type="float" office:value="-0.0024600001052">
                <text:p>-0.0024600001052</text:p>
              </table:table-cell>
              <table:table-cell office:value-type="float" office:value="0.0656000003219">
                <text:p>0.06560000032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418309888">
                <text:p>16.418309888</text:p>
              </table:table-cell>
              <table:table-cell office:value-type="float" office:value="-0.0080899996683">
                <text:p>-0.0080899996683</text:p>
              </table:table-cell>
              <table:table-cell office:value-type="float" office:value="0.064099997282">
                <text:p>0.0640999972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470299904">
                <text:p>16.470299904</text:p>
              </table:table-cell>
              <table:table-cell office:value-type="float" office:value="-0.00791999977082">
                <text:p>-0.00791999977082</text:p>
              </table:table-cell>
              <table:table-cell office:value-type="float" office:value="0.0653000026941">
                <text:p>0.06530000269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521469952">
                <text:p>16.521469952</text:p>
              </table:table-cell>
              <table:table-cell office:value-type="float" office:value="-0.00705000013113">
                <text:p>-0.00705000013113</text:p>
              </table:table-cell>
              <table:table-cell office:value-type="float" office:value="0.0658999979496">
                <text:p>0.06589999794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573840128">
                <text:p>16.573840128</text:p>
              </table:table-cell>
              <table:table-cell office:value-type="float" office:value="-0.0146000003442">
                <text:p>-0.0146000003442</text:p>
              </table:table-cell>
              <table:table-cell office:value-type="float" office:value="0.0615000016987">
                <text:p>0.06150000169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625779712">
                <text:p>16.625779712</text:p>
              </table:table-cell>
              <table:table-cell office:value-type="float" office:value="-0.0274100005627">
                <text:p>-0.0274100005627</text:p>
              </table:table-cell>
              <table:table-cell office:value-type="float" office:value="0.0533000007272">
                <text:p>0.05330000072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67872">
                <text:p>16.67872</text:p>
              </table:table-cell>
              <table:table-cell office:value-type="float" office:value="-0.0422200001776">
                <text:p>-0.0422200001776</text:p>
              </table:table-cell>
              <table:table-cell office:value-type="float" office:value="0.0434999987483">
                <text:p>0.04349999874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73054976">
                <text:p>16.73054976</text:p>
              </table:table-cell>
              <table:table-cell office:value-type="float" office:value="-0.061400000006">
                <text:p>-0.061400000006</text:p>
              </table:table-cell>
              <table:table-cell office:value-type="float" office:value="0.034699998796">
                <text:p>0.0346999987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782479872">
                <text:p>16.782479872</text:p>
              </table:table-cell>
              <table:table-cell office:value-type="float" office:value="-0.060649998486">
                <text:p>-0.060649998486</text:p>
              </table:table-cell>
              <table:table-cell office:value-type="float" office:value="0.0346000008285">
                <text:p>0.03460000082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35199744">
                <text:p>16.835199744</text:p>
              </table:table-cell>
              <table:table-cell office:value-type="float" office:value="-0.0488799996674">
                <text:p>-0.0488799996674</text:p>
              </table:table-cell>
              <table:table-cell office:value-type="float" office:value="0.0408000014722">
                <text:p>0.04080000147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886489856">
                <text:p>16.886489856</text:p>
              </table:table-cell>
              <table:table-cell office:value-type="float" office:value="-0.0338100008667">
                <text:p>-0.0338100008667</text:p>
              </table:table-cell>
              <table:table-cell office:value-type="float" office:value="0.0480000004172">
                <text:p>0.04800000041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938469888">
                <text:p>16.938469888</text:p>
              </table:table-cell>
              <table:table-cell office:value-type="float" office:value="-0.0209599994123">
                <text:p>-0.0209599994123</text:p>
              </table:table-cell>
              <table:table-cell office:value-type="float" office:value="0.0531999990344">
                <text:p>0.05319999903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040439808">
                <text:p>17.040439808</text:p>
              </table:table-cell>
              <table:table-cell office:value-type="float" office:value="-0.0073699997738">
                <text:p>-0.0073699997738</text:p>
              </table:table-cell>
              <table:table-cell office:value-type="float" office:value="0.0610999986529">
                <text:p>0.06109999865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092470016">
                <text:p>17.092470016</text:p>
              </table:table-cell>
              <table:table-cell office:value-type="float" office:value="0.00419999985024">
                <text:p>0.00419999985024</text:p>
              </table:table-cell>
              <table:table-cell office:value-type="float" office:value="0.0683000013232">
                <text:p>0.06830000132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144690176">
                <text:p>17.144690176</text:p>
              </table:table-cell>
              <table:table-cell office:value-type="float" office:value="0.0229499991983">
                <text:p>0.0229499991983</text:p>
              </table:table-cell>
              <table:table-cell office:value-type="float" office:value="0.0746000036597">
                <text:p>0.07460000365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196649728">
                <text:p>17.196649728</text:p>
              </table:table-cell>
              <table:table-cell office:value-type="float" office:value="0.0460699982941">
                <text:p>0.0460699982941</text:p>
              </table:table-cell>
              <table:table-cell office:value-type="float" office:value="0.0795999988914">
                <text:p>0.07959999889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248570112">
                <text:p>17.248570112</text:p>
              </table:table-cell>
              <table:table-cell office:value-type="float" office:value="0.0638799965382">
                <text:p>0.0638799965382</text:p>
              </table:table-cell>
              <table:table-cell office:value-type="float" office:value="0.0798999965191">
                <text:p>0.07989999651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299820032">
                <text:p>17.299820032</text:p>
              </table:table-cell>
              <table:table-cell office:value-type="float" office:value="0.0750100016594">
                <text:p>0.0750100016594</text:p>
              </table:table-cell>
              <table:table-cell office:value-type="float" office:value="0.0773999989033">
                <text:p>0.07739999890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351910144">
                <text:p>17.351910144</text:p>
              </table:table-cell>
              <table:table-cell office:value-type="float" office:value="0.0634000003338">
                <text:p>0.0634000003338</text:p>
              </table:table-cell>
              <table:table-cell office:value-type="float" office:value="0.0706999972463">
                <text:p>0.07069999724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403449856">
                <text:p>17.403449856</text:p>
              </table:table-cell>
              <table:table-cell office:value-type="float" office:value="0.040119998157">
                <text:p>0.040119998157</text:p>
              </table:table-cell>
              <table:table-cell office:value-type="float" office:value="0.0636000037193">
                <text:p>0.06360000371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45476992">
                <text:p>17.45476992</text:p>
              </table:table-cell>
              <table:table-cell office:value-type="float" office:value="0.0151300001889">
                <text:p>0.0151300001889</text:p>
              </table:table-cell>
              <table:table-cell office:value-type="float" office:value="0.0566000007093">
                <text:p>0.05660000070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506089728">
                <text:p>17.506089728</text:p>
              </table:table-cell>
              <table:table-cell office:value-type="float" office:value="-0.00457999994978">
                <text:p>-0.00457999994978</text:p>
              </table:table-cell>
              <table:table-cell office:value-type="float" office:value="0.0505999997258">
                <text:p>0.05059999972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557349888">
                <text:p>17.557349888</text:p>
              </table:table-cell>
              <table:table-cell office:value-type="float" office:value="-0.0402400009334">
                <text:p>-0.0402400009334</text:p>
              </table:table-cell>
              <table:table-cell office:value-type="float" office:value="0.040300000459">
                <text:p>0.0403000004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609580032">
                <text:p>17.609580032</text:p>
              </table:table-cell>
              <table:table-cell office:value-type="float" office:value="-0.0672999992967">
                <text:p>-0.0672999992967</text:p>
              </table:table-cell>
              <table:table-cell office:value-type="float" office:value="0.0335000008345">
                <text:p>0.03350000083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66112">
                <text:p>17.66112</text:p>
              </table:table-cell>
              <table:table-cell office:value-type="float" office:value="-0.0844300016761">
                <text:p>-0.0844300016761</text:p>
              </table:table-cell>
              <table:table-cell office:value-type="float" office:value="0.0309999994934">
                <text:p>0.03099999949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712470016">
                <text:p>17.712470016</text:p>
              </table:table-cell>
              <table:table-cell office:value-type="float" office:value="-0.0874300003052">
                <text:p>-0.0874300003052</text:p>
              </table:table-cell>
              <table:table-cell office:value-type="float" office:value="0.0344999991357">
                <text:p>0.03449999913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763639808">
                <text:p>17.763639808</text:p>
              </table:table-cell>
              <table:table-cell office:value-type="float" office:value="-0.0741700008512">
                <text:p>-0.0741700008512</text:p>
              </table:table-cell>
              <table:table-cell office:value-type="float" office:value="0.041700001806">
                <text:p>0.0417000018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815009792">
                <text:p>17.815009792</text:p>
              </table:table-cell>
              <table:table-cell office:value-type="float" office:value="-0.0524099990726">
                <text:p>-0.0524099990726</text:p>
              </table:table-cell>
              <table:table-cell office:value-type="float" office:value="0.0504000000656">
                <text:p>0.05040000006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866249984">
                <text:p>17.866249984</text:p>
              </table:table-cell>
              <table:table-cell office:value-type="float" office:value="-0.0274100005627">
                <text:p>-0.0274100005627</text:p>
              </table:table-cell>
              <table:table-cell office:value-type="float" office:value="0.0566000007093">
                <text:p>0.05660000070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967929856">
                <text:p>17.967929856</text:p>
              </table:table-cell>
              <table:table-cell office:value-type="float" office:value="-0.000180000002729">
                <text:p>-0.000180000002729</text:p>
              </table:table-cell>
              <table:table-cell office:value-type="float" office:value="0.0635000020266">
                <text:p>0.06350000202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020019968">
                <text:p>18.020019968</text:p>
              </table:table-cell>
              <table:table-cell office:value-type="float" office:value="0.0192799996585">
                <text:p>0.0192799996585</text:p>
              </table:table-cell>
              <table:table-cell office:value-type="float" office:value="0.0675000026822">
                <text:p>0.06750000268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072100096">
                <text:p>18.072100096</text:p>
              </table:table-cell>
              <table:table-cell office:value-type="float" office:value="0.0300299990922">
                <text:p>0.0300299990922</text:p>
              </table:table-cell>
              <table:table-cell office:value-type="float" office:value="0.0675999969244">
                <text:p>0.06759999692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12436992">
                <text:p>18.12436992</text:p>
              </table:table-cell>
              <table:table-cell office:value-type="float" office:value="0.0428600013256">
                <text:p>0.0428600013256</text:p>
              </table:table-cell>
              <table:table-cell office:value-type="float" office:value="0.0645999982953">
                <text:p>0.06459999829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229639936">
                <text:p>18.229639936</text:p>
              </table:table-cell>
              <table:table-cell office:value-type="float" office:value="0.0467699989676">
                <text:p>0.046769998967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282559744">
                <text:p>18.282559744</text:p>
              </table:table-cell>
              <table:table-cell office:value-type="float" office:value="0.0551900006831">
                <text:p>0.0551900006831</text:p>
              </table:table-cell>
              <table:table-cell office:value-type="float" office:value="0.0653000026941">
                <text:p>0.06530000269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33454976">
                <text:p>18.33454976</text:p>
              </table:table-cell>
              <table:table-cell office:value-type="float" office:value="0.0559399984777">
                <text:p>0.0559399984777</text:p>
              </table:table-cell>
              <table:table-cell office:value-type="float" office:value="0.0693000033498">
                <text:p>0.0693000033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385740032">
                <text:p>18.385740032</text:p>
              </table:table-cell>
              <table:table-cell office:value-type="float" office:value="0.0495099984109">
                <text:p>0.0495099984109</text:p>
              </table:table-cell>
              <table:table-cell office:value-type="float" office:value="0.0724999979138">
                <text:p>0.0724999979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43782016">
                <text:p>18.43782016</text:p>
              </table:table-cell>
              <table:table-cell office:value-type="float" office:value="0.0361299999058">
                <text:p>0.0361299999058</text:p>
              </table:table-cell>
              <table:table-cell office:value-type="float" office:value="0.0728999972343">
                <text:p>0.07289999723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539810048">
                <text:p>18.539810048</text:p>
              </table:table-cell>
              <table:table-cell office:value-type="float" office:value="0.0207899995148">
                <text:p>0.0207899995148</text:p>
              </table:table-cell>
              <table:table-cell office:value-type="float" office:value="0.0706000030041">
                <text:p>0.07060000300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59131008">
                <text:p>18.59131008</text:p>
              </table:table-cell>
              <table:table-cell office:value-type="float" office:value="0.00737999984995">
                <text:p>0.00737999984995</text:p>
              </table:table-cell>
              <table:table-cell office:value-type="float" office:value="0.0680999979377">
                <text:p>0.06809999793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64281984">
                <text:p>18.64281984</text:p>
              </table:table-cell>
              <table:table-cell office:value-type="float" office:value="-0.00209000008181">
                <text:p>-0.00209000008181</text:p>
              </table:table-cell>
              <table:table-cell office:value-type="float" office:value="0.0662000030279">
                <text:p>0.06620000302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694029824">
                <text:p>18.694029824</text:p>
              </table:table-cell>
              <table:table-cell office:value-type="float" office:value="-0.00353999994695">
                <text:p>-0.00353999994695</text:p>
              </table:table-cell>
              <table:table-cell office:value-type="float" office:value="0.0653999969363">
                <text:p>0.06539999693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746299904">
                <text:p>18.746299904</text:p>
              </table:table-cell>
              <table:table-cell office:value-type="float" office:value="0.00193000002764">
                <text:p>0.00193000002764</text:p>
              </table:table-cell>
              <table:table-cell office:value-type="float" office:value="0.0658000037074">
                <text:p>0.06580000370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797519872">
                <text:p>18.797519872</text:p>
              </table:table-cell>
              <table:table-cell office:value-type="float" office:value="0.0144400000572">
                <text:p>0.0144400000572</text:p>
              </table:table-cell>
              <table:table-cell office:value-type="float" office:value="0.0706999972463">
                <text:p>0.07069999724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848869888">
                <text:p>18.848869888</text:p>
              </table:table-cell>
              <table:table-cell office:value-type="float" office:value="0.015890000388">
                <text:p>0.015890000388</text:p>
              </table:table-cell>
              <table:table-cell office:value-type="float" office:value="0.0742999985814">
                <text:p>0.07429999858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90068992">
                <text:p>18.90068992</text:p>
              </table:table-cell>
              <table:table-cell office:value-type="float" office:value="0.0153700001538">
                <text:p>0.0153700001538</text:p>
              </table:table-cell>
              <table:table-cell office:value-type="float" office:value="0.0780000016093">
                <text:p>0.07800000160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952090112">
                <text:p>18.952090112</text:p>
              </table:table-cell>
              <table:table-cell office:value-type="float" office:value="0.0121799996123">
                <text:p>0.0121799996123</text:p>
              </table:table-cell>
              <table:table-cell office:value-type="float" office:value="0.0794000029564">
                <text:p>0.07940000295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003549696">
                <text:p>19.003549696</text:p>
              </table:table-cell>
              <table:table-cell office:value-type="float" office:value="0.00901000015438">
                <text:p>0.00901000015438</text:p>
              </table:table-cell>
              <table:table-cell office:value-type="float" office:value="0.0780000016093">
                <text:p>0.07800000160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05556992">
                <text:p>19.05556992</text:p>
              </table:table-cell>
              <table:table-cell office:value-type="float" office:value="0.0106600001454">
                <text:p>0.0106600001454</text:p>
              </table:table-cell>
              <table:table-cell office:value-type="float" office:value="0.076099999249">
                <text:p>0.0760999992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107510016">
                <text:p>19.107510016</text:p>
              </table:table-cell>
              <table:table-cell office:value-type="float" office:value="0.011819999665">
                <text:p>0.011819999665</text:p>
              </table:table-cell>
              <table:table-cell office:value-type="float" office:value="0.0741999968886">
                <text:p>0.07419999688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159269888">
                <text:p>19.159269888</text:p>
              </table:table-cell>
              <table:table-cell office:value-type="float" office:value="0.00581000000238">
                <text:p>0.00581000000238</text:p>
              </table:table-cell>
              <table:table-cell office:value-type="float" office:value="0.069200001657">
                <text:p>0.0692000016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21049984">
                <text:p>19.21049984</text:p>
              </table:table-cell>
              <table:table-cell office:value-type="float" office:value="-0.0147200003266">
                <text:p>-0.0147200003266</text:p>
              </table:table-cell>
              <table:table-cell office:value-type="float" office:value="0.0577999986708">
                <text:p>0.05779999867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262230016">
                <text:p>19.262230016</text:p>
              </table:table-cell>
              <table:table-cell office:value-type="float" office:value="-0.0414800010622">
                <text:p>-0.0414800010622</text:p>
              </table:table-cell>
              <table:table-cell office:value-type="float" office:value="0.0443999990821">
                <text:p>0.04439999908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364120064">
                <text:p>19.364120064</text:p>
              </table:table-cell>
              <table:table-cell office:value-type="float" office:value="-0.0706000030041">
                <text:p>-0.0706000030041</text:p>
              </table:table-cell>
              <table:table-cell office:value-type="float" office:value="0.030700000003">
                <text:p>0.0307000000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415269888">
                <text:p>19.415269888</text:p>
              </table:table-cell>
              <table:table-cell office:value-type="float" office:value="-0.0796300023794">
                <text:p>-0.0796300023794</text:p>
              </table:table-cell>
              <table:table-cell office:value-type="float" office:value="0.0292000006884">
                <text:p>0.02920000068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466469888">
                <text:p>19.466469888</text:p>
              </table:table-cell>
              <table:table-cell office:value-type="float" office:value="-0.0846600010991">
                <text:p>-0.0846600010991</text:p>
              </table:table-cell>
              <table:table-cell office:value-type="float" office:value="0.0300999991596">
                <text:p>0.03009999915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51854976">
                <text:p>19.51854976</text:p>
              </table:table-cell>
              <table:table-cell office:value-type="float" office:value="-0.0838499963284">
                <text:p>-0.0838499963284</text:p>
              </table:table-cell>
              <table:table-cell office:value-type="float" office:value="0.0318999998271">
                <text:p>0.03189999982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570689792">
                <text:p>19.570689792</text:p>
              </table:table-cell>
              <table:table-cell office:value-type="float" office:value="-0.0798799991608">
                <text:p>-0.0798799991608</text:p>
              </table:table-cell>
              <table:table-cell office:value-type="float" office:value="0.0326999984682">
                <text:p>0.03269999846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622719744">
                <text:p>19.622719744</text:p>
              </table:table-cell>
              <table:table-cell office:value-type="float" office:value="-0.0765200033784">
                <text:p>-0.0765200033784</text:p>
              </table:table-cell>
              <table:table-cell office:value-type="float" office:value="0.0326999984682">
                <text:p>0.03269999846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678149888">
                <text:p>19.678149888</text:p>
              </table:table-cell>
              <table:table-cell office:value-type="float" office:value="-0.0711499974132">
                <text:p>-0.0711499974132</text:p>
              </table:table-cell>
              <table:table-cell office:value-type="float" office:value="0.0335999988019">
                <text:p>0.03359999880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730249728">
                <text:p>19.730249728</text:p>
              </table:table-cell>
              <table:table-cell office:value-type="float" office:value="-0.0576200000942">
                <text:p>-0.0576200000942</text:p>
              </table:table-cell>
              <table:table-cell office:value-type="float" office:value="0.0362999998033">
                <text:p>0.03629999980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781679872">
                <text:p>19.781679872</text:p>
              </table:table-cell>
              <table:table-cell office:value-type="float" office:value="-0.0365899987519">
                <text:p>-0.0365899987519</text:p>
              </table:table-cell>
              <table:table-cell office:value-type="float" office:value="0.0368999987841">
                <text:p>0.03689999878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833709824">
                <text:p>19.833709824</text:p>
              </table:table-cell>
              <table:table-cell office:value-type="float" office:value="-0.0169699992985">
                <text:p>-0.0169699992985</text:p>
              </table:table-cell>
              <table:table-cell office:value-type="float" office:value="0.034699998796">
                <text:p>0.0346999987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885470208">
                <text:p>19.885470208</text:p>
              </table:table-cell>
              <table:table-cell office:value-type="float" office:value="0.000190000006114">
                <text:p>0.000190000006114</text:p>
              </table:table-cell>
              <table:table-cell office:value-type="float" office:value="0.0307999998331">
                <text:p>0.03079999983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.936740096">
                <text:p>19.936740096</text:p>
              </table:table-cell>
              <table:table-cell office:value-type="float" office:value="0.00173000001814">
                <text:p>0.00173000001814</text:p>
              </table:table-cell>
              <table:table-cell office:value-type="float" office:value="0.0300999991596">
                <text:p>0.03009999915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.989529856">
                <text:p>19.989529856</text:p>
              </table:table-cell>
              <table:table-cell office:value-type="float" office:value="-0.000959999975748">
                <text:p>-0.000959999975748</text:p>
              </table:table-cell>
              <table:table-cell office:value-type="float" office:value="0.0296000000089">
                <text:p>0.02960000000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0424">
                <text:p>20.0424</text:p>
              </table:table-cell>
              <table:table-cell office:value-type="float" office:value="-0.00820999965072">
                <text:p>-0.00820999965072</text:p>
              </table:table-cell>
              <table:table-cell office:value-type="float" office:value="0.0275999996811">
                <text:p>0.02759999968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094180096">
                <text:p>20.094180096</text:p>
              </table:table-cell>
              <table:table-cell office:value-type="float" office:value="-0.011269999668">
                <text:p>-0.011269999668</text:p>
              </table:table-cell>
              <table:table-cell office:value-type="float" office:value="0.0267999991775">
                <text:p>0.02679999917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145400064">
                <text:p>20.145400064</text:p>
              </table:table-cell>
              <table:table-cell office:value-type="float" office:value="-0.00745999999344">
                <text:p>-0.00745999999344</text:p>
              </table:table-cell>
              <table:table-cell office:value-type="float" office:value="0.0287999995053">
                <text:p>0.02879999950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19696">
                <text:p>20.19696</text:p>
              </table:table-cell>
              <table:table-cell office:value-type="float" office:value="0.00616999994963">
                <text:p>0.00616999994963</text:p>
              </table:table-cell>
              <table:table-cell office:value-type="float" office:value="0.0368000008166">
                <text:p>0.03680000081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249570048">
                <text:p>20.249570048</text:p>
              </table:table-cell>
              <table:table-cell office:value-type="float" office:value="0.0246500000358">
                <text:p>0.0246500000358</text:p>
              </table:table-cell>
              <table:table-cell office:value-type="float" office:value="0.0491000004113">
                <text:p>0.04910000041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301639936">
                <text:p>20.301639936</text:p>
              </table:table-cell>
              <table:table-cell office:value-type="float" office:value="0.0434600003064">
                <text:p>0.0434600003064</text:p>
              </table:table-cell>
              <table:table-cell office:value-type="float" office:value="0.0595000013709">
                <text:p>0.05950000137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353529856">
                <text:p>20.353529856</text:p>
              </table:table-cell>
              <table:table-cell office:value-type="float" office:value="0.0586699992418">
                <text:p>0.0586699992418</text:p>
              </table:table-cell>
              <table:table-cell office:value-type="float" office:value="0.0652000010014">
                <text:p>0.06520000100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405079808">
                <text:p>20.405079808</text:p>
              </table:table-cell>
              <table:table-cell office:value-type="float" office:value="0.0696699991822">
                <text:p>0.0696699991822</text:p>
              </table:table-cell>
              <table:table-cell office:value-type="float" office:value="0.0670000016689">
                <text:p>0.06700000166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456389888">
                <text:p>20.456389888</text:p>
              </table:table-cell>
              <table:table-cell office:value-type="float" office:value="0.0723600015044">
                <text:p>0.0723600015044</text:p>
              </table:table-cell>
              <table:table-cell office:value-type="float" office:value="0.0676999986172">
                <text:p>0.06769999861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507949824">
                <text:p>20.507949824</text:p>
              </table:table-cell>
              <table:table-cell office:value-type="float" office:value="0.0775400027633">
                <text:p>0.0775400027633</text:p>
              </table:table-cell>
              <table:table-cell office:value-type="float" office:value="0.0697999969125">
                <text:p>0.0697999969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560039936">
                <text:p>20.560039936</text:p>
              </table:table-cell>
              <table:table-cell office:value-type="float" office:value="0.0830700024962">
                <text:p>0.0830700024962</text:p>
              </table:table-cell>
              <table:table-cell office:value-type="float" office:value="0.0706000030041">
                <text:p>0.07060000300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662089984">
                <text:p>20.662089984</text:p>
              </table:table-cell>
              <table:table-cell office:value-type="float" office:value="0.0776500031352">
                <text:p>0.0776500031352</text:p>
              </table:table-cell>
              <table:table-cell office:value-type="float" office:value="0.0709000006318">
                <text:p>0.07090000063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714060032">
                <text:p>20.714060032</text:p>
              </table:table-cell>
              <table:table-cell office:value-type="float" office:value="0.0772000029683">
                <text:p>0.0772000029683</text:p>
              </table:table-cell>
              <table:table-cell office:value-type="float" office:value="0.0727000012994">
                <text:p>0.07270000129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766139904">
                <text:p>20.766139904</text:p>
              </table:table-cell>
              <table:table-cell office:value-type="float" office:value="0.063780002296">
                <text:p>0.063780002296</text:p>
              </table:table-cell>
              <table:table-cell office:value-type="float" office:value="0.0731000006199">
                <text:p>0.07310000061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818220032">
                <text:p>20.818220032</text:p>
              </table:table-cell>
              <table:table-cell office:value-type="float" office:value="0.0355199985206">
                <text:p>0.0355199985206</text:p>
              </table:table-cell>
              <table:table-cell office:value-type="float" office:value="0.0693000033498">
                <text:p>0.06930000334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870249984">
                <text:p>20.870249984</text:p>
              </table:table-cell>
              <table:table-cell office:value-type="float" office:value="-0.000699999975041">
                <text:p>-0.000699999975041</text:p>
              </table:table-cell>
              <table:table-cell office:value-type="float" office:value="0.0590999983251">
                <text:p>0.05909999832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922989824">
                <text:p>20.922989824</text:p>
              </table:table-cell>
              <table:table-cell office:value-type="float" office:value="-0.0326600000262">
                <text:p>-0.0326600000262</text:p>
              </table:table-cell>
              <table:table-cell office:value-type="float" office:value="0.0465999990702">
                <text:p>0.04659999907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974849792">
                <text:p>20.974849792</text:p>
              </table:table-cell>
              <table:table-cell office:value-type="float" office:value="-0.0591499991715">
                <text:p>-0.0591499991715</text:p>
              </table:table-cell>
              <table:table-cell office:value-type="float" office:value="0.0333000011742">
                <text:p>0.03330000117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026469888">
                <text:p>21.026469888</text:p>
              </table:table-cell>
              <table:table-cell office:value-type="float" office:value="-0.0822699964046">
                <text:p>-0.0822699964046</text:p>
              </table:table-cell>
              <table:table-cell office:value-type="float" office:value="0.0208000000566">
                <text:p>0.02080000005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078479872">
                <text:p>21.078479872</text:p>
              </table:table-cell>
              <table:table-cell office:value-type="float" office:value="-0.100780002773">
                <text:p>-0.100780002773</text:p>
              </table:table-cell>
              <table:table-cell office:value-type="float" office:value="0.0122999995947">
                <text:p>0.01229999959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129779968">
                <text:p>21.129779968</text:p>
              </table:table-cell>
              <table:table-cell office:value-type="float" office:value="-0.0933699980378">
                <text:p>-0.0933699980378</text:p>
              </table:table-cell>
              <table:table-cell office:value-type="float" office:value="0.0174000002444">
                <text:p>0.01740000024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182189824">
                <text:p>21.182189824</text:p>
              </table:table-cell>
              <table:table-cell office:value-type="float" office:value="-0.0609499998391">
                <text:p>-0.0609499998391</text:p>
              </table:table-cell>
              <table:table-cell office:value-type="float" office:value="0.0392000004649">
                <text:p>0.03920000046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.284219904">
                <text:p>21.284219904</text:p>
              </table:table-cell>
              <table:table-cell office:value-type="float" office:value="-0.0299900006503">
                <text:p>-0.0299900006503</text:p>
              </table:table-cell>
              <table:table-cell office:value-type="float" office:value="0.0555999986827">
                <text:p>0.05559999868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336109824">
                <text:p>21.336109824</text:p>
              </table:table-cell>
              <table:table-cell office:value-type="float" office:value="-0.00946999993175">
                <text:p>-0.00946999993175</text:p>
              </table:table-cell>
              <table:table-cell office:value-type="float" office:value="0.0676999986172">
                <text:p>0.06769999861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38820992">
                <text:p>21.38820992</text:p>
              </table:table-cell>
              <table:table-cell office:value-type="float" office:value="0.00807000044733">
                <text:p>0.00807000044733</text:p>
              </table:table-cell>
              <table:table-cell office:value-type="float" office:value="0.0738999992609">
                <text:p>0.07389999926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43982976">
                <text:p>21.43982976</text:p>
              </table:table-cell>
              <table:table-cell office:value-type="float" office:value="0.0286200009286">
                <text:p>0.0286200009286</text:p>
              </table:table-cell>
              <table:table-cell office:value-type="float" office:value="0.0754000023007">
                <text:p>0.07540000230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491830016">
                <text:p>21.491830016</text:p>
              </table:table-cell>
              <table:table-cell office:value-type="float" office:value="0.0495800003409">
                <text:p>0.0495800003409</text:p>
              </table:table-cell>
              <table:table-cell office:value-type="float" office:value="0.0747999995947">
                <text:p>0.07479999959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543099904">
                <text:p>21.543099904</text:p>
              </table:table-cell>
              <table:table-cell office:value-type="float" office:value="0.0689800009131">
                <text:p>0.0689800009131</text:p>
              </table:table-cell>
              <table:table-cell office:value-type="float" office:value="0.0724999979138">
                <text:p>0.07249999791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59476992">
                <text:p>21.59476992</text:p>
              </table:table-cell>
              <table:table-cell office:value-type="float" office:value="0.0862200036645">
                <text:p>0.0862200036645</text:p>
              </table:table-cell>
              <table:table-cell office:value-type="float" office:value="0.0697999969125">
                <text:p>0.0697999969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64681984">
                <text:p>21.64681984</text:p>
              </table:table-cell>
              <table:table-cell office:value-type="float" office:value="0.0953700020909">
                <text:p>0.0953700020909</text:p>
              </table:table-cell>
              <table:table-cell office:value-type="float" office:value="0.0665000006557">
                <text:p>0.06650000065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698899968">
                <text:p>21.698899968</text:p>
              </table:table-cell>
              <table:table-cell office:value-type="float" office:value="0.0832900032401">
                <text:p>0.0832900032401</text:p>
              </table:table-cell>
              <table:table-cell office:value-type="float" office:value="0.0648000016809">
                <text:p>0.06480000168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751419904">
                <text:p>21.751419904</text:p>
              </table:table-cell>
              <table:table-cell office:value-type="float" office:value="0.0430399999022">
                <text:p>0.0430399999022</text:p>
              </table:table-cell>
              <table:table-cell office:value-type="float" office:value="0.0636999979615">
                <text:p>0.06369999796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803229952">
                <text:p>21.803229952</text:p>
              </table:table-cell>
              <table:table-cell office:value-type="float" office:value="0.0102099999785">
                <text:p>0.0102099999785</text:p>
              </table:table-cell>
              <table:table-cell office:value-type="float" office:value="0.0608999989927">
                <text:p>0.06089999899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854960128">
                <text:p>21.854960128</text:p>
              </table:table-cell>
              <table:table-cell office:value-type="float" office:value="-0.0240899994969">
                <text:p>-0.0240899994969</text:p>
              </table:table-cell>
              <table:table-cell office:value-type="float" office:value="0.0551999993622">
                <text:p>0.05519999936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.907030016">
                <text:p>21.907030016</text:p>
              </table:table-cell>
              <table:table-cell office:value-type="float" office:value="-0.0391299985349">
                <text:p>-0.0391299985349</text:p>
              </table:table-cell>
              <table:table-cell office:value-type="float" office:value="0.0535999983549">
                <text:p>0.05359999835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.95844992">
                <text:p>21.95844992</text:p>
              </table:table-cell>
              <table:table-cell office:value-type="float" office:value="-0.0335500016809">
                <text:p>-0.0335500016809</text:p>
              </table:table-cell>
              <table:table-cell office:value-type="float" office:value="0.0579999983311">
                <text:p>0.05799999833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012499968">
                <text:p>22.012499968</text:p>
              </table:table-cell>
              <table:table-cell office:value-type="float" office:value="-0.02285999991">
                <text:p>-0.02285999991</text:p>
              </table:table-cell>
              <table:table-cell office:value-type="float" office:value="0.0628999993205">
                <text:p>0.06289999932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064619776">
                <text:p>22.064619776</text:p>
              </table:table-cell>
              <table:table-cell office:value-type="float" office:value="-0.00958999991417">
                <text:p>-0.00958999991417</text:p>
              </table:table-cell>
              <table:table-cell office:value-type="float" office:value="0.0675000026822">
                <text:p>0.06750000268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116150016">
                <text:p>22.116150016</text:p>
              </table:table-cell>
              <table:table-cell office:value-type="float" office:value="-0.00173000001814">
                <text:p>-0.00173000001814</text:p>
              </table:table-cell>
              <table:table-cell office:value-type="float" office:value="0.0688999965787">
                <text:p>0.06889999657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168300032">
                <text:p>22.168300032</text:p>
              </table:table-cell>
              <table:table-cell office:value-type="float" office:value="0.00805000029504">
                <text:p>0.00805000029504</text:p>
              </table:table-cell>
              <table:table-cell office:value-type="float" office:value="0.0706999972463">
                <text:p>0.07069999724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220109824">
                <text:p>22.220109824</text:p>
              </table:table-cell>
              <table:table-cell office:value-type="float" office:value="0.0157299991697">
                <text:p>0.0157299991697</text:p>
              </table:table-cell>
              <table:table-cell office:value-type="float" office:value="0.0729999989271">
                <text:p>0.07299999892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271350016">
                <text:p>22.271350016</text:p>
              </table:table-cell>
              <table:table-cell office:value-type="float" office:value="0.0252000000328">
                <text:p>0.0252000000328</text:p>
              </table:table-cell>
              <table:table-cell office:value-type="float" office:value="0.0768000036478">
                <text:p>0.07680000364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323269888">
                <text:p>22.323269888</text:p>
              </table:table-cell>
              <table:table-cell office:value-type="float" office:value="0.0269200000912">
                <text:p>0.0269200000912</text:p>
              </table:table-cell>
              <table:table-cell office:value-type="float" office:value="0.0749000012875">
                <text:p>0.0749000012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374520064">
                <text:p>22.374520064</text:p>
              </table:table-cell>
              <table:table-cell office:value-type="float" office:value="0.0279099997133">
                <text:p>0.0279099997133</text:p>
              </table:table-cell>
              <table:table-cell office:value-type="float" office:value="0.0697000026703">
                <text:p>0.06970000267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425890048">
                <text:p>22.425890048</text:p>
              </table:table-cell>
              <table:table-cell office:value-type="float" office:value="0.0211999993771">
                <text:p>0.0211999993771</text:p>
              </table:table-cell>
              <table:table-cell office:value-type="float" office:value="0.0645999982953">
                <text:p>0.06459999829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477200128">
                <text:p>22.477200128</text:p>
              </table:table-cell>
              <table:table-cell office:value-type="float" office:value="0.00810000021011">
                <text:p>0.00810000021011</text:p>
              </table:table-cell>
              <table:table-cell office:value-type="float" office:value="0.062199998647">
                <text:p>0.0621999986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529139712">
                <text:p>22.529139712</text:p>
              </table:table-cell>
              <table:table-cell office:value-type="float" office:value="-0.00193999998737">
                <text:p>-0.00193999998737</text:p>
              </table:table-cell>
              <table:table-cell office:value-type="float" office:value="0.0619000010192">
                <text:p>0.06190000101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631209984">
                <text:p>22.631209984</text:p>
              </table:table-cell>
              <table:table-cell office:value-type="float" office:value="-0.00793999992311">
                <text:p>-0.00793999992311</text:p>
              </table:table-cell>
              <table:table-cell office:value-type="float" office:value="0.0630000010133">
                <text:p>0.06300000101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683280128">
                <text:p>22.683280128</text:p>
              </table:table-cell>
              <table:table-cell office:value-type="float" office:value="-0.00917000044137">
                <text:p>-0.00917000044137</text:p>
              </table:table-cell>
              <table:table-cell office:value-type="float" office:value="0.0636999979615">
                <text:p>0.06369999796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735219968">
                <text:p>22.735219968</text:p>
              </table:table-cell>
              <table:table-cell office:value-type="float" office:value="-0.0116400001571">
                <text:p>-0.0116400001571</text:p>
              </table:table-cell>
              <table:table-cell office:value-type="float" office:value="0.064099997282">
                <text:p>0.0640999972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837189888">
                <text:p>22.837189888</text:p>
              </table:table-cell>
              <table:table-cell office:value-type="float" office:value="-0.0103700002655">
                <text:p>-0.0103700002655</text:p>
              </table:table-cell>
              <table:table-cell office:value-type="float" office:value="0.0666000023484">
                <text:p>0.06660000234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.889159936">
                <text:p>22.889159936</text:p>
              </table:table-cell>
              <table:table-cell office:value-type="float" office:value="-0.0155400000513">
                <text:p>-0.0155400000513</text:p>
              </table:table-cell>
              <table:table-cell office:value-type="float" office:value="0.0671999976039">
                <text:p>0.06719999760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940790016">
                <text:p>22.940790016</text:p>
              </table:table-cell>
              <table:table-cell office:value-type="float" office:value="-0.00793000031263">
                <text:p>-0.00793000031263</text:p>
              </table:table-cell>
              <table:table-cell office:value-type="float" office:value="0.070000000298">
                <text:p>0.0700000002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.992829696">
                <text:p>22.992829696</text:p>
              </table:table-cell>
              <table:table-cell office:value-type="float" office:value="0.00841000024229">
                <text:p>0.00841000024229</text:p>
              </table:table-cell>
              <table:table-cell office:value-type="float" office:value="0.0749000012875">
                <text:p>0.0749000012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044909824">
                <text:p>23.044909824</text:p>
              </table:table-cell>
              <table:table-cell office:value-type="float" office:value="0.0229400005192">
                <text:p>0.0229400005192</text:p>
              </table:table-cell>
              <table:table-cell office:value-type="float" office:value="0.0788000002503">
                <text:p>0.07880000025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097029888">
                <text:p>23.097029888</text:p>
              </table:table-cell>
              <table:table-cell office:value-type="float" office:value="0.0288800001144">
                <text:p>0.0288800001144</text:p>
              </table:table-cell>
              <table:table-cell office:value-type="float" office:value="0.0800999999046">
                <text:p>0.08009999990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148549888">
                <text:p>23.148549888</text:p>
              </table:table-cell>
              <table:table-cell office:value-type="float" office:value="0.0292199999094">
                <text:p>0.0292199999094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20020992">
                <text:p>23.20020992</text:p>
              </table:table-cell>
              <table:table-cell office:value-type="float" office:value="0.0251299999654">
                <text:p>0.0251299999654</text:p>
              </table:table-cell>
              <table:table-cell office:value-type="float" office:value="0.0772999972105">
                <text:p>0.07729999721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252260096">
                <text:p>23.252260096</text:p>
              </table:table-cell>
              <table:table-cell office:value-type="float" office:value="0.0126499999315">
                <text:p>0.0126499999315</text:p>
              </table:table-cell>
              <table:table-cell office:value-type="float" office:value="0.0709000006318">
                <text:p>0.07090000063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30425984">
                <text:p>23.30425984</text:p>
              </table:table-cell>
              <table:table-cell office:value-type="float" office:value="-0.00176000001375">
                <text:p>-0.00176000001375</text:p>
              </table:table-cell>
              <table:table-cell office:value-type="float" office:value="0.0631000027061">
                <text:p>0.06310000270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35620992">
                <text:p>23.35620992</text:p>
              </table:table-cell>
              <table:table-cell office:value-type="float" office:value="-0.0269699990749">
                <text:p>-0.0269699990749</text:p>
              </table:table-cell>
              <table:table-cell office:value-type="float" office:value="0.0526000000536">
                <text:p>0.05260000005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407519744">
                <text:p>23.407519744</text:p>
              </table:table-cell>
              <table:table-cell office:value-type="float" office:value="-0.0449500009418">
                <text:p>-0.0449500009418</text:p>
              </table:table-cell>
              <table:table-cell office:value-type="float" office:value="0.0439000017941">
                <text:p>0.04390000179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510119936">
                <text:p>23.510119936</text:p>
              </table:table-cell>
              <table:table-cell office:value-type="float" office:value="-0.0821999981999">
                <text:p>-0.0821999981999</text:p>
              </table:table-cell>
              <table:table-cell office:value-type="float" office:value="0.023199999705">
                <text:p>0.0231999997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561449984">
                <text:p>23.561449984</text:p>
              </table:table-cell>
              <table:table-cell office:value-type="float" office:value="-0.115369997919">
                <text:p>-0.115369997919</text:p>
              </table:table-cell>
              <table:table-cell office:value-type="float" office:value="0.00930000003427">
                <text:p>0.009300000034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613339904">
                <text:p>23.613339904</text:p>
              </table:table-cell>
              <table:table-cell office:value-type="float" office:value="-0.12349999696">
                <text:p>-0.12349999696</text:p>
              </table:table-cell>
              <table:table-cell office:value-type="float" office:value="0.00860000029206">
                <text:p>0.008600000292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664819712">
                <text:p>23.664819712</text:p>
              </table:table-cell>
              <table:table-cell office:value-type="float" office:value="-0.102679997683">
                <text:p>-0.102679997683</text:p>
              </table:table-cell>
              <table:table-cell office:value-type="float" office:value="0.0218000002205">
                <text:p>0.02180000022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716979968">
                <text:p>23.716979968</text:p>
              </table:table-cell>
              <table:table-cell office:value-type="float" office:value="-0.0774099975824">
                <text:p>-0.0774099975824</text:p>
              </table:table-cell>
              <table:table-cell office:value-type="float" office:value="0.0359999984503">
                <text:p>0.03599999845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76894976">
                <text:p>23.76894976</text:p>
              </table:table-cell>
              <table:table-cell office:value-type="float" office:value="-0.052919998765">
                <text:p>-0.052919998765</text:p>
              </table:table-cell>
              <table:table-cell office:value-type="float" office:value="0.0472000017762">
                <text:p>0.04720000177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820109824">
                <text:p>23.820109824</text:p>
              </table:table-cell>
              <table:table-cell office:value-type="float" office:value="-0.0297599993646">
                <text:p>-0.0297599993646</text:p>
              </table:table-cell>
              <table:table-cell office:value-type="float" office:value="0.0540000014007">
                <text:p>0.05400000140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871350016">
                <text:p>23.871350016</text:p>
              </table:table-cell>
              <table:table-cell office:value-type="float" office:value="-0.0123399998993">
                <text:p>-0.0123399998993</text:p>
              </table:table-cell>
              <table:table-cell office:value-type="float" office:value="0.056099999696">
                <text:p>0.0560999996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924279808">
                <text:p>23.924279808</text:p>
              </table:table-cell>
              <table:table-cell office:value-type="float" office:value="0.0105600003153">
                <text:p>0.0105600003153</text:p>
              </table:table-cell>
              <table:table-cell office:value-type="float" office:value="0.0586000010371">
                <text:p>0.05860000103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980370176">
                <text:p>23.980370176</text:p>
              </table:table-cell>
              <table:table-cell office:value-type="float" office:value="0.0349100008607">
                <text:p>0.0349100008607</text:p>
              </table:table-cell>
              <table:table-cell office:value-type="float" office:value="0.0639000013471">
                <text:p>0.06390000134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033089792">
                <text:p>24.033089792</text:p>
              </table:table-cell>
              <table:table-cell office:value-type="float" office:value="0.0831800028682">
                <text:p>0.0831800028682</text:p>
              </table:table-cell>
              <table:table-cell office:value-type="float" office:value="0.0666999965906">
                <text:p>0.06669999659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134269952">
                <text:p>24.134269952</text:p>
              </table:table-cell>
              <table:table-cell office:value-type="float" office:value="0.0883399993181">
                <text:p>0.0883399993181</text:p>
              </table:table-cell>
              <table:table-cell office:value-type="float" office:value="0.0599000006914">
                <text:p>0.05990000069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185580032">
                <text:p>24.185580032</text:p>
              </table:table-cell>
              <table:table-cell office:value-type="float" office:value="0.074620001018">
                <text:p>0.074620001018</text:p>
              </table:table-cell>
              <table:table-cell office:value-type="float" office:value="0.0513000003994">
                <text:p>0.05130000039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236729856">
                <text:p>24.236729856</text:p>
              </table:table-cell>
              <table:table-cell office:value-type="float" office:value="0.032349999994">
                <text:p>0.032349999994</text:p>
              </table:table-cell>
              <table:table-cell office:value-type="float" office:value="0.040300000459">
                <text:p>0.0403000004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338770176">
                <text:p>24.338770176</text:p>
              </table:table-cell>
              <table:table-cell office:value-type="float" office:value="-0.0283100008965">
                <text:p>-0.0283100008965</text:p>
              </table:table-cell>
              <table:table-cell office:value-type="float" office:value="0.0184000004083">
                <text:p>0.01840000040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390470144">
                <text:p>24.390470144</text:p>
              </table:table-cell>
              <table:table-cell office:value-type="float" office:value="-0.0629099979997">
                <text:p>-0.0629099979997</text:p>
              </table:table-cell>
              <table:table-cell office:value-type="float" office:value="0.00810000021011">
                <text:p>0.008100000210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442809856">
                <text:p>24.442809856</text:p>
              </table:table-cell>
              <table:table-cell office:value-type="float" office:value="-0.0831900015473">
                <text:p>-0.0831900015473</text:p>
              </table:table-cell>
              <table:table-cell office:value-type="float" office:value="0.00219999998808">
                <text:p>0.002199999988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49476992">
                <text:p>24.49476992</text:p>
              </table:table-cell>
              <table:table-cell office:value-type="float" office:value="-0.086620002985">
                <text:p>-0.086620002985</text:p>
              </table:table-cell>
              <table:table-cell office:value-type="float" office:value="0.00209999992512">
                <text:p>0.002099999925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546010112">
                <text:p>24.546010112</text:p>
              </table:table-cell>
              <table:table-cell office:value-type="float" office:value="-0.0891100019217">
                <text:p>-0.0891100019217</text:p>
              </table:table-cell>
              <table:table-cell office:value-type="float" office:value="0.00319999991916">
                <text:p>0.003199999919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597179904">
                <text:p>24.597179904</text:p>
              </table:table-cell>
              <table:table-cell office:value-type="float" office:value="-0.0898199975491">
                <text:p>-0.0898199975491</text:p>
              </table:table-cell>
              <table:table-cell office:value-type="float" office:value="0.00850000046194">
                <text:p>0.008500000461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649139968">
                <text:p>24.649139968</text:p>
              </table:table-cell>
              <table:table-cell office:value-type="float" office:value="-0.0811600014567">
                <text:p>-0.0811600014567</text:p>
              </table:table-cell>
              <table:table-cell office:value-type="float" office:value="0.0166999995708">
                <text:p>0.01669999957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701149952">
                <text:p>24.701149952</text:p>
              </table:table-cell>
              <table:table-cell office:value-type="float" office:value="-0.0433899983764">
                <text:p>-0.0433899983764</text:p>
              </table:table-cell>
              <table:table-cell office:value-type="float" office:value="0.035300001502">
                <text:p>0.0353000015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75321984">
                <text:p>24.75321984</text:p>
              </table:table-cell>
              <table:table-cell office:value-type="float" office:value="-0.0088099995628">
                <text:p>-0.0088099995628</text:p>
              </table:table-cell>
              <table:table-cell office:value-type="float" office:value="0.0463000014424">
                <text:p>0.04630000144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805189888">
                <text:p>24.805189888</text:p>
              </table:table-cell>
              <table:table-cell office:value-type="float" office:value="0.0263899993151">
                <text:p>0.0263899993151</text:p>
              </table:table-cell>
              <table:table-cell office:value-type="float" office:value="0.055300001055">
                <text:p>0.0553000010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856440064">
                <text:p>24.856440064</text:p>
              </table:table-cell>
              <table:table-cell office:value-type="float" office:value="0.0894400030375">
                <text:p>0.0894400030375</text:p>
              </table:table-cell>
              <table:table-cell office:value-type="float" office:value="0.0646999999881">
                <text:p>0.06469999998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908489984">
                <text:p>24.908489984</text:p>
              </table:table-cell>
              <table:table-cell office:value-type="float" office:value="0.112539999187">
                <text:p>0.112539999187</text:p>
              </table:table-cell>
              <table:table-cell office:value-type="float" office:value="0.0663999989629">
                <text:p>0.06639999896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960479744">
                <text:p>24.960479744</text:p>
              </table:table-cell>
              <table:table-cell office:value-type="float" office:value="0.135609999299">
                <text:p>0.135609999299</text:p>
              </table:table-cell>
              <table:table-cell office:value-type="float" office:value="0.0724000036716">
                <text:p>0.07240000367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012449792">
                <text:p>25.012449792</text:p>
              </table:table-cell>
              <table:table-cell office:value-type="float" office:value="0.147389993072">
                <text:p>0.147389993072</text:p>
              </table:table-cell>
              <table:table-cell office:value-type="float" office:value="0.0784000009298">
                <text:p>0.07840000092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115399936">
                <text:p>25.115399936</text:p>
              </table:table-cell>
              <table:table-cell office:value-type="float" office:value="0.134529992938">
                <text:p>0.134529992938</text:p>
              </table:table-cell>
              <table:table-cell office:value-type="float" office:value="0.0798000022769">
                <text:p>0.07980000227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166939904">
                <text:p>25.166939904</text:p>
              </table:table-cell>
              <table:table-cell office:value-type="float" office:value="0.125839993358">
                <text:p>0.125839993358</text:p>
              </table:table-cell>
              <table:table-cell office:value-type="float" office:value="0.0802000015974">
                <text:p>0.08020000159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.218119936">
                <text:p>25.218119936</text:p>
              </table:table-cell>
              <table:table-cell office:value-type="float" office:value="0.110720001161">
                <text:p>0.110720001161</text:p>
              </table:table-cell>
              <table:table-cell office:value-type="float" office:value="0.0797000005841">
                <text:p>0.07970000058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269609984">
                <text:p>25.269609984</text:p>
              </table:table-cell>
              <table:table-cell office:value-type="float" office:value="0.0729999989271">
                <text:p>0.0729999989271</text:p>
              </table:table-cell>
              <table:table-cell office:value-type="float" office:value="0.0768000036478">
                <text:p>0.07680000364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320839936">
                <text:p>25.320839936</text:p>
              </table:table-cell>
              <table:table-cell office:value-type="float" office:value="0.0417499989271">
                <text:p>0.0417499989271</text:p>
              </table:table-cell>
              <table:table-cell office:value-type="float" office:value="0.070000000298">
                <text:p>0.0700000002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373069824">
                <text:p>25.373069824</text:p>
              </table:table-cell>
              <table:table-cell office:value-type="float" office:value="0.013209999539">
                <text:p>0.013209999539</text:p>
              </table:table-cell>
              <table:table-cell office:value-type="float" office:value="0.0627999976277">
                <text:p>0.06279999762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42489984">
                <text:p>25.42489984</text:p>
              </table:table-cell>
              <table:table-cell office:value-type="float" office:value="-0.0167100001127">
                <text:p>-0.0167100001127</text:p>
              </table:table-cell>
              <table:table-cell office:value-type="float" office:value="0.0551999993622">
                <text:p>0.05519999936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47609984">
                <text:p>25.47609984</text:p>
              </table:table-cell>
              <table:table-cell office:value-type="float" office:value="-0.0340000018477">
                <text:p>-0.0340000018477</text:p>
              </table:table-cell>
              <table:table-cell office:value-type="float" office:value="0.0471000000834">
                <text:p>0.04710000008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52736">
                <text:p>25.52736</text:p>
              </table:table-cell>
              <table:table-cell office:value-type="float" office:value="-0.0636800006032">
                <text:p>-0.0636800006032</text:p>
              </table:table-cell>
              <table:table-cell office:value-type="float" office:value="0.0362999998033">
                <text:p>0.03629999980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57892992">
                <text:p>25.57892992</text:p>
              </table:table-cell>
              <table:table-cell office:value-type="float" office:value="-0.0910900011659">
                <text:p>-0.0910900011659</text:p>
              </table:table-cell>
              <table:table-cell office:value-type="float" office:value="0.0267999991775">
                <text:p>0.02679999917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630530048">
                <text:p>25.630530048</text:p>
              </table:table-cell>
              <table:table-cell office:value-type="float" office:value="-0.113760001957">
                <text:p>-0.113760001957</text:p>
              </table:table-cell>
              <table:table-cell office:value-type="float" office:value="0.0211999993771">
                <text:p>0.02119999937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.68283008">
                <text:p>25.68283008</text:p>
              </table:table-cell>
              <table:table-cell office:value-type="float" office:value="-0.105060003698">
                <text:p>-0.105060003698</text:p>
              </table:table-cell>
              <table:table-cell office:value-type="float" office:value="0.0260000005364">
                <text:p>0.02600000053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734070016">
                <text:p>25.734070016</text:p>
              </table:table-cell>
              <table:table-cell office:value-type="float" office:value="-0.0895399972796">
                <text:p>-0.0895399972796</text:p>
              </table:table-cell>
              <table:table-cell office:value-type="float" office:value="0.0335000008345">
                <text:p>0.03350000083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785599744">
                <text:p>25.785599744</text:p>
              </table:table-cell>
              <table:table-cell office:value-type="float" office:value="-0.0684100016952">
                <text:p>-0.0684100016952</text:p>
              </table:table-cell>
              <table:table-cell office:value-type="float" office:value="0.0414999984205">
                <text:p>0.04149999842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836839936">
                <text:p>25.836839936</text:p>
              </table:table-cell>
              <table:table-cell office:value-type="float" office:value="-0.0420500002801">
                <text:p>-0.0420500002801</text:p>
              </table:table-cell>
              <table:table-cell office:value-type="float" office:value="0.0483000017703">
                <text:p>0.04830000177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.888549888">
                <text:p>25.888549888</text:p>
              </table:table-cell>
              <table:table-cell office:value-type="float" office:value="-0.0166800003499">
                <text:p>-0.0166800003499</text:p>
              </table:table-cell>
              <table:table-cell office:value-type="float" office:value="0.054200001061">
                <text:p>0.0542000010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94121984">
                <text:p>25.94121984</text:p>
              </table:table-cell>
              <table:table-cell office:value-type="float" office:value="0.00522999977693">
                <text:p>0.00522999977693</text:p>
              </table:table-cell>
              <table:table-cell office:value-type="float" office:value="0.0579000003636">
                <text:p>0.05790000036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.993399808">
                <text:p>25.993399808</text:p>
              </table:table-cell>
              <table:table-cell office:value-type="float" office:value="0.0261000003666">
                <text:p>0.0261000003666</text:p>
              </table:table-cell>
              <table:table-cell office:value-type="float" office:value="0.0606000013649">
                <text:p>0.06060000136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.045420032">
                <text:p>26.045420032</text:p>
              </table:table-cell>
              <table:table-cell office:value-type="float" office:value="0.0488400012255">
                <text:p>0.0488400012255</text:p>
              </table:table-cell>
              <table:table-cell office:value-type="float" office:value="0.0615999996662">
                <text:p>0.06159999966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.097549824">
                <text:p>26.097549824</text:p>
              </table:table-cell>
              <table:table-cell office:value-type="float" office:value="0.064209997654">
                <text:p>0.064209997654</text:p>
              </table:table-cell>
              <table:table-cell office:value-type="float" office:value="0.0601000003517">
                <text:p>0.06010000035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.149619968">
                <text:p>26.149619968</text:p>
              </table:table-cell>
              <table:table-cell office:value-type="float" office:value="0.0716599971056">
                <text:p>0.0716599971056</text:p>
              </table:table-cell>
              <table:table-cell office:value-type="float" office:value="0.0584000013769">
                <text:p>0.05840000137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.201540096">
                <text:p>26.201540096</text:p>
              </table:table-cell>
              <table:table-cell office:value-type="float" office:value="0.0649700015783">
                <text:p>0.0649700015783</text:p>
              </table:table-cell>
              <table:table-cell office:value-type="float" office:value="0.0597000010312">
                <text:p>0.05970000103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253459712">
                <text:p>26.253459712</text:p>
              </table:table-cell>
              <table:table-cell office:value-type="float" office:value="0.0435100011528">
                <text:p>0.0435100011528</text:p>
              </table:table-cell>
              <table:table-cell office:value-type="float" office:value="0.056099999696">
                <text:p>0.0560999996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305449984">
                <text:p>26.305449984</text:p>
              </table:table-cell>
              <table:table-cell office:value-type="float" office:value="0.00789000000805">
                <text:p>0.00789000000805</text:p>
              </table:table-cell>
              <table:table-cell office:value-type="float" office:value="0.0456000007689">
                <text:p>0.04560000076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357069824">
                <text:p>26.357069824</text:p>
              </table:table-cell>
              <table:table-cell office:value-type="float" office:value="-0.0280600003898">
                <text:p>-0.0280600003898</text:p>
              </table:table-cell>
              <table:table-cell office:value-type="float" office:value="0.0337000004947">
                <text:p>0.03370000049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459019776">
                <text:p>26.459019776</text:p>
              </table:table-cell>
              <table:table-cell office:value-type="float" office:value="-0.0655599981546">
                <text:p>-0.0655599981546</text:p>
              </table:table-cell>
              <table:table-cell office:value-type="float" office:value="0.016799999401">
                <text:p>0.0167999994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510530048">
                <text:p>26.510530048</text:p>
              </table:table-cell>
              <table:table-cell office:value-type="float" office:value="-0.0716700032353">
                <text:p>-0.0716700032353</text:p>
              </table:table-cell>
              <table:table-cell office:value-type="float" office:value="0.017100000754">
                <text:p>0.01710000075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562259968">
                <text:p>26.562259968</text:p>
              </table:table-cell>
              <table:table-cell office:value-type="float" office:value="-0.0603000000119">
                <text:p>-0.0603000000119</text:p>
              </table:table-cell>
              <table:table-cell office:value-type="float" office:value="0.0263000000268">
                <text:p>0.02630000002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.613779968">
                <text:p>26.613779968</text:p>
              </table:table-cell>
              <table:table-cell office:value-type="float" office:value="-0.0461000017822">
                <text:p>-0.0461000017822</text:p>
              </table:table-cell>
              <table:table-cell office:value-type="float" office:value="0.0353999994695">
                <text:p>0.03539999946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66576">
                <text:p>26.66576</text:p>
              </table:table-cell>
              <table:table-cell office:value-type="float" office:value="-0.0274500008672">
                <text:p>-0.0274500008672</text:p>
              </table:table-cell>
              <table:table-cell office:value-type="float" office:value="0.0445000007749">
                <text:p>0.04450000077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76841984">
                <text:p>26.76841984</text:p>
              </table:table-cell>
              <table:table-cell office:value-type="float" office:value="-0.0145399998873">
                <text:p>-0.0145399998873</text:p>
              </table:table-cell>
              <table:table-cell office:value-type="float" office:value="0.0494000017643">
                <text:p>0.04940000176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.82048">
                <text:p>26.82048</text:p>
              </table:table-cell>
              <table:table-cell office:value-type="float" office:value="-0.0130899995565">
                <text:p>-0.0130899995565</text:p>
              </table:table-cell>
              <table:table-cell office:value-type="float" office:value="0.0516000017524">
                <text:p>0.05160000175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.872519936">
                <text:p>26.872519936</text:p>
              </table:table-cell>
              <table:table-cell office:value-type="float" office:value="-0.0122800003737">
                <text:p>-0.0122800003737</text:p>
              </table:table-cell>
              <table:table-cell office:value-type="float" office:value="0.0485000014305">
                <text:p>0.04850000143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.924460032">
                <text:p>26.924460032</text:p>
              </table:table-cell>
              <table:table-cell office:value-type="float" office:value="-0.0108200004324">
                <text:p>-0.0108200004324</text:p>
              </table:table-cell>
              <table:table-cell office:value-type="float" office:value="0.0388999991119">
                <text:p>0.03889999911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.976449792">
                <text:p>26.976449792</text:p>
              </table:table-cell>
              <table:table-cell office:value-type="float" office:value="-0.010169999674">
                <text:p>-0.010169999674</text:p>
              </table:table-cell>
              <table:table-cell office:value-type="float" office:value="0.0274000000209">
                <text:p>0.02740000002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02836992">
                <text:p>27.02836992</text:p>
              </table:table-cell>
              <table:table-cell office:value-type="float" office:value="-0.00860999990255">
                <text:p>-0.00860999990255</text:p>
              </table:table-cell>
              <table:table-cell office:value-type="float" office:value="0.0119000002742">
                <text:p>0.01190000027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079799808">
                <text:p>27.079799808</text:p>
              </table:table-cell>
              <table:table-cell office:value-type="float" office:value="-0.0145800001919">
                <text:p>-0.0145800001919</text:p>
              </table:table-cell>
              <table:table-cell office:value-type="float" office:value="0.00879999995232">
                <text:p>0.008799999952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131799808">
                <text:p>27.131799808</text:p>
              </table:table-cell>
              <table:table-cell office:value-type="float" office:value="-0.0100100003183">
                <text:p>-0.0100100003183</text:p>
              </table:table-cell>
              <table:table-cell office:value-type="float" office:value="0.0206000003964">
                <text:p>0.02060000039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234919936">
                <text:p>27.234919936</text:p>
              </table:table-cell>
              <table:table-cell office:value-type="float" office:value="0.00161000003573">
                <text:p>0.00161000003573</text:p>
              </table:table-cell>
              <table:table-cell office:value-type="float" office:value="0.0364000014961">
                <text:p>0.03640000149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28691968">
                <text:p>27.28691968</text:p>
              </table:table-cell>
              <table:table-cell office:value-type="float" office:value="0.00112999998964">
                <text:p>0.00112999998964</text:p>
              </table:table-cell>
              <table:table-cell office:value-type="float" office:value="0.0452000014484">
                <text:p>0.04520000144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338800128">
                <text:p>27.338800128</text:p>
              </table:table-cell>
              <table:table-cell office:value-type="float" office:value="0.0142000000924">
                <text:p>0.0142000000924</text:p>
              </table:table-cell>
              <table:table-cell office:value-type="float" office:value="0.0575000010431">
                <text:p>0.05750000104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391990016">
                <text:p>27.391990016</text:p>
              </table:table-cell>
              <table:table-cell office:value-type="float" office:value="0.0092700002715">
                <text:p>0.0092700002715</text:p>
              </table:table-cell>
              <table:table-cell office:value-type="float" office:value="0.056899998337">
                <text:p>0.0568999983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444599808">
                <text:p>27.444599808</text:p>
              </table:table-cell>
              <table:table-cell office:value-type="float" office:value="0.00978999957442">
                <text:p>0.00978999957442</text:p>
              </table:table-cell>
              <table:table-cell office:value-type="float" office:value="0.0540999993682">
                <text:p>0.05409999936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496219904">
                <text:p>27.496219904</text:p>
              </table:table-cell>
              <table:table-cell office:value-type="float" office:value="0.0188900008798">
                <text:p>0.0188900008798</text:p>
              </table:table-cell>
              <table:table-cell office:value-type="float" office:value="0.049699999392">
                <text:p>0.0496999993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.548880128">
                <text:p>27.548880128</text:p>
              </table:table-cell>
              <table:table-cell office:value-type="float" office:value="0.0237600002438">
                <text:p>0.0237600002438</text:p>
              </table:table-cell>
              <table:table-cell office:value-type="float" office:value="0.0410000011325">
                <text:p>0.04100000113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.601209856">
                <text:p>27.601209856</text:p>
              </table:table-cell>
              <table:table-cell office:value-type="float" office:value="0.0319500006735">
                <text:p>0.0319500006735</text:p>
              </table:table-cell>
              <table:table-cell office:value-type="float" office:value="0.0302000008523">
                <text:p>0.03020000085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.654139904">
                <text:p>27.654139904</text:p>
              </table:table-cell>
              <table:table-cell office:value-type="float" office:value="0.0241999998689">
                <text:p>0.0241999998689</text:p>
              </table:table-cell>
              <table:table-cell office:value-type="float" office:value="0.0227000005543">
                <text:p>0.02270000055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.706220032">
                <text:p>27.706220032</text:p>
              </table:table-cell>
              <table:table-cell office:value-type="float" office:value="0.00435000006109">
                <text:p>0.00435000006109</text:p>
              </table:table-cell>
              <table:table-cell office:value-type="float" office:value="0.0230999998748">
                <text:p>0.02309999987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75824">
                <text:p>27.75824</text:p>
              </table:table-cell>
              <table:table-cell office:value-type="float" office:value="0.000569999974687">
                <text:p>0.000569999974687</text:p>
              </table:table-cell>
              <table:table-cell office:value-type="float" office:value="0.0366999991238">
                <text:p>0.03669999912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.80992">
                <text:p>27.80992</text:p>
              </table:table-cell>
              <table:table-cell office:value-type="float" office:value="0.000959999975748">
                <text:p>0.000959999975748</text:p>
              </table:table-cell>
              <table:table-cell office:value-type="float" office:value="0.0456999987364">
                <text:p>0.04569999873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861899776">
                <text:p>27.861899776</text:p>
              </table:table-cell>
              <table:table-cell office:value-type="float" office:value="-0.0107100000605">
                <text:p>-0.0107100000605</text:p>
              </table:table-cell>
              <table:table-cell office:value-type="float" office:value="0.0518999993801">
                <text:p>0.05189999938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.913900032">
                <text:p>27.913900032</text:p>
              </table:table-cell>
              <table:table-cell office:value-type="float" office:value="0.00133999995887">
                <text:p>0.00133999995887</text:p>
              </table:table-cell>
              <table:table-cell office:value-type="float" office:value="0.0575999990106">
                <text:p>0.05759999901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.965410048">
                <text:p>27.965410048</text:p>
              </table:table-cell>
              <table:table-cell office:value-type="float" office:value="0.019200000912">
                <text:p>0.019200000912</text:p>
              </table:table-cell>
              <table:table-cell office:value-type="float" office:value="0.064099997282">
                <text:p>0.0640999972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.017439744">
                <text:p>28.017439744</text:p>
              </table:table-cell>
              <table:table-cell office:value-type="float" office:value="0.0402900017798">
                <text:p>0.0402900017798</text:p>
              </table:table-cell>
              <table:table-cell office:value-type="float" office:value="0.0706999972463">
                <text:p>0.07069999724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.06955008">
                <text:p>28.06955008</text:p>
              </table:table-cell>
              <table:table-cell office:value-type="float" office:value="0.0649200007319">
                <text:p>0.0649200007319</text:p>
              </table:table-cell>
              <table:table-cell office:value-type="float" office:value="0.0747999995947">
                <text:p>0.07479999959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.122589952">
                <text:p>28.122589952</text:p>
              </table:table-cell>
              <table:table-cell office:value-type="float" office:value="0.0845799967647">
                <text:p>0.0845799967647</text:p>
              </table:table-cell>
              <table:table-cell office:value-type="float" office:value="0.0742999985814">
                <text:p>0.07429999858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.174500096">
                <text:p>28.174500096</text:p>
              </table:table-cell>
              <table:table-cell office:value-type="float" office:value="0.0924400016665">
                <text:p>0.0924400016665</text:p>
              </table:table-cell>
              <table:table-cell office:value-type="float" office:value="0.070799998939">
                <text:p>0.0707999989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.226799872">
                <text:p>28.226799872</text:p>
              </table:table-cell>
              <table:table-cell office:value-type="float" office:value="0.0795300006866">
                <text:p>0.0795300006866</text:p>
              </table:table-cell>
              <table:table-cell office:value-type="float" office:value="0.0644999966025">
                <text:p>0.06449999660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.32873984">
                <text:p>28.32873984</text:p>
              </table:table-cell>
              <table:table-cell office:value-type="float" office:value="0.0282199997455">
                <text:p>0.0282199997455</text:p>
              </table:table-cell>
              <table:table-cell office:value-type="float" office:value="0.0527999997139">
                <text:p>0.05279999971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.381879808">
                <text:p>28.381879808</text:p>
              </table:table-cell>
              <table:table-cell office:value-type="float" office:value="-0.000169999999343">
                <text:p>-0.000169999999343</text:p>
              </table:table-cell>
              <table:table-cell office:value-type="float" office:value="0.0456000007689">
                <text:p>0.04560000076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.43380992">
                <text:p>28.43380992</text:p>
              </table:table-cell>
              <table:table-cell office:value-type="float" office:value="-0.0230800006539">
                <text:p>-0.0230800006539</text:p>
              </table:table-cell>
              <table:table-cell office:value-type="float" office:value="0.0386999994516">
                <text:p>0.03869999945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.535350016">
                <text:p>28.535350016</text:p>
              </table:table-cell>
              <table:table-cell office:value-type="float" office:value="-0.046020001173">
                <text:p>-0.046020001173</text:p>
              </table:table-cell>
              <table:table-cell office:value-type="float" office:value="0.0289999991655">
                <text:p>0.02899999916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.587350016">
                <text:p>28.587350016</text:p>
              </table:table-cell>
              <table:table-cell office:value-type="float" office:value="-0.0675299987197">
                <text:p>-0.0675299987197</text:p>
              </table:table-cell>
              <table:table-cell office:value-type="float" office:value="0.0220999997109">
                <text:p>0.02209999971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.643440128">
                <text:p>28.643440128</text:p>
              </table:table-cell>
              <table:table-cell office:value-type="float" office:value="-0.0878600031137">
                <text:p>-0.0878600031137</text:p>
              </table:table-cell>
              <table:table-cell office:value-type="float" office:value="0.0156999994069">
                <text:p>0.01569999940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.695600128">
                <text:p>28.695600128</text:p>
              </table:table-cell>
              <table:table-cell office:value-type="float" office:value="-0.105420000851">
                <text:p>-0.105420000851</text:p>
              </table:table-cell>
              <table:table-cell office:value-type="float" office:value="0.00879999995232">
                <text:p>0.008799999952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.74697984">
                <text:p>28.74697984</text:p>
              </table:table-cell>
              <table:table-cell office:value-type="float" office:value="-0.11467000097">
                <text:p>-0.11467000097</text:p>
              </table:table-cell>
              <table:table-cell office:value-type="float" office:value="0.00270000007004">
                <text:p>0.002700000070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.8">
                <text:p>28.8</text:p>
              </table:table-cell>
              <table:table-cell office:value-type="float" office:value="-0.112870000303">
                <text:p>-0.112870000303</text:p>
              </table:table-cell>
              <table:table-cell office:value-type="float" office:value="0.000199999994948">
                <text:p>0.0001999999949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.852069888">
                <text:p>28.852069888</text:p>
              </table:table-cell>
              <table:table-cell office:value-type="float" office:value="-0.103160001338">
                <text:p>-0.10316000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.904150016">
                <text:p>28.904150016</text:p>
              </table:table-cell>
              <table:table-cell office:value-type="float" office:value="-0.0915900021791">
                <text:p>-0.091590002179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.956119808">
                <text:p>28.956119808</text:p>
              </table:table-cell>
              <table:table-cell office:value-type="float" office:value="-0.0792400017381">
                <text:p>-0.0792400017381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9.008029952">
                <text:p>29.008029952</text:p>
              </table:table-cell>
              <table:table-cell office:value-type="float" office:value="-0.0672200024128">
                <text:p>-0.067220002412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9.110149888">
                <text:p>29.110149888</text:p>
              </table:table-cell>
              <table:table-cell office:value-type="float" office:value="-0.0502800010145">
                <text:p>-0.0502800010145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9.16224">
                <text:p>29.16224</text:p>
              </table:table-cell>
              <table:table-cell office:value-type="float" office:value="-0.0382700003684">
                <text:p>-0.038270000368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9.214259968">
                <text:p>29.214259968</text:p>
              </table:table-cell>
              <table:table-cell office:value-type="float" office:value="-0.0273299999535">
                <text:p>-0.0273299999535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.31995008">
                <text:p>29.31995008</text:p>
              </table:table-cell>
              <table:table-cell office:value-type="float" office:value="-0.0139300003648">
                <text:p>-0.013930000364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.371929856">
                <text:p>29.371929856</text:p>
              </table:table-cell>
              <table:table-cell office:value-type="float" office:value="-0.00431999983266">
                <text:p>-0.00431999983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9.423929856">
                <text:p>29.423929856</text:p>
              </table:table-cell>
              <table:table-cell office:value-type="float" office:value="-0.000319999991916">
                <text:p>-0.00031999999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.47593984">
                <text:p>29.47593984</text:p>
              </table:table-cell>
              <table:table-cell office:value-type="float" office:value="0.000159999995958">
                <text:p>0.000159999995958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9.527170048">
                <text:p>29.527170048</text:p>
              </table:table-cell>
              <table:table-cell office:value-type="float" office:value="-0.000159999995958">
                <text:p>-0.00015999999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.579429888">
                <text:p>29.579429888</text:p>
              </table:table-cell>
              <table:table-cell office:value-type="float" office:value="-0.000159999995958">
                <text:p>-0.00015999999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.631519744">
                <text:p>29.631519744</text:p>
              </table:table-cell>
              <table:table-cell office:value-type="float" office:value="-0.000159999995958">
                <text:p>-0.00015999999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.682789888">
                <text:p>29.682789888</text:p>
              </table:table-cell>
              <table:table-cell office:value-type="float" office:value="-0.000169999999343">
                <text:p>-0.00016999999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.73406976">
                <text:p>29.73406976</text:p>
              </table:table-cell>
              <table:table-cell office:value-type="float" office:value="-0.000169999999343">
                <text:p>-0.00016999999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9.83561984">
                <text:p>29.83561984</text:p>
              </table:table-cell>
              <table:table-cell office:value-type="float" office:value="-0.000159999995958">
                <text:p>-0.00015999999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.886889728">
                <text:p>29.886889728</text:p>
              </table:table-cell>
              <table:table-cell office:value-type="float" office:value="-0.000180000002729">
                <text:p>-0.00018000000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.938099968">
                <text:p>29.9380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.989289984">
                <text:p>29.98928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.041030144">
                <text:p>30.041030144</text:p>
              </table:table-cell>
              <table:table-cell office:value-type="float" office:value="-0.000180000002729">
                <text:p>-0.00018000000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.093040128">
                <text:p>30.09304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.145090048">
                <text:p>30.14509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.197119744">
                <text:p>30.19711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.249179904">
                <text:p>30.24917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.300519936">
                <text:p>30.30051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.40171008">
                <text:p>30.4017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.452919808">
                <text:p>30.45291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.50416">
                <text:p>30.50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.555330048">
                <text:p>30.55533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.607819776">
                <text:p>30.607819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.709829888">
                <text:p>30.70982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.761869824">
                <text:p>30.76186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.814180096">
                <text:p>30.81418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.865499904">
                <text:p>30.8654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.917819904">
                <text:p>30.9178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.969720064">
                <text:p>30.96972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1.022040064">
                <text:p>31.0220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1.074840064">
                <text:p>31.07484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1.126969856">
                <text:p>31.12696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.180630016">
                <text:p>31.1806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1.232580096">
                <text:p>31.23258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.284539904">
                <text:p>31.284539904</text:p>
              </table:table-cell>
              <table:table-cell office:value-type="float" office:value="0.000190000006114">
                <text:p>0.000190000006114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1.335709952">
                <text:p>31.33570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.387230208">
                <text:p>31.387230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.4408">
                <text:p>31.4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.49328">
                <text:p>31.49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.545389824">
                <text:p>31.54538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.59748992">
                <text:p>31.5974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.649499904">
                <text:p>31.64949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.753299968">
                <text:p>31.7532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.805549824">
                <text:p>31.805549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1.856790016">
                <text:p>31.856790016</text:p>
              </table:table-cell>
              <table:table-cell office:value-type="float" office:value="-0.000169999999343">
                <text:p>-0.00016999999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1.95876992">
                <text:p>31.95876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2.011270144">
                <text:p>32.011270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2.063389952">
                <text:p>32.063389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2.115539968">
                <text:p>32.11553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.167849984">
                <text:p>32.16784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.220119808">
                <text:p>32.220119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2.32185984">
                <text:p>32.3218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.373200128">
                <text:p>32.3732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2.424499968">
                <text:p>32.424499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.526569728">
                <text:p>32.52656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.579289856">
                <text:p>32.579289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2.631369984">
                <text:p>32.63136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2.68308992">
                <text:p>32.6830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2.734459904">
                <text:p>32.73445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2.785829888">
                <text:p>32.785829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.838119936">
                <text:p>32.83811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2.890230016">
                <text:p>32.89023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2.941580032">
                <text:p>32.94158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.99353984">
                <text:p>32.99353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